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3.567cm"/>
    </style:style>
    <style:style style:name="co10" style:family="table-column">
      <style:table-column-properties fo:break-before="auto" style:column-width="2.731cm"/>
    </style:style>
    <style:style style:name="co11" style:family="table-column">
      <style:table-column-properties fo:break-before="auto" style:column-width="3.921cm"/>
    </style:style>
    <style:style style:name="co12" style:family="table-column">
      <style:table-column-properties fo:break-before="auto" style:column-width="3.207cm"/>
    </style:style>
    <style:style style:name="co13" style:family="table-column">
      <style:table-column-properties fo:break-before="auto" style:column-width="3.657cm"/>
    </style:style>
    <style:style style:name="co14" style:family="table-column">
      <style:table-column-properties fo:break-before="auto" style:column-width="3.276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466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afd095"/>
    </style:style>
    <style:style style:name="ce26" style:family="table-cell" style:parent-style-name="Default" style:data-style-name="N11">
      <style:table-cell-properties fo:background-color="#afd095"/>
    </style:style>
    <style:style style:name="ce27" style:family="table-cell" style:parent-style-name="Default" style:data-style-name="N11"/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 style:data-style-name="N11">
      <style:table-cell-properties fo:background-color="transparent"/>
    </style:style>
    <style:style style:name="ce8" style:family="table-cell" style:parent-style-name="Default" style:data-style-name="N107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9">
      <style:table-cell-properties fo:background-color="#afd095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107">
      <style:table-cell-properties fo:background-color="#afd095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number-columns-repeated="2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number-columns-repeated="2" table:default-cell-style-name="Default"/>
        <table:table-column table:style-name="co10" table:visibility="collapse" table:number-columns-repeated="2" table:default-cell-style-name="ce27"/>
        <table:table-column table:style-name="co10" table:visibility="collapse" table:default-cell-style-name="Default"/>
        <table:table-column table:style-name="co10" table:visibility="collapse" table:default-cell-style-name="ce28"/>
        <table:table-column table:style-name="co10" table:visibility="collapse" table:number-columns-repeated="2" table:default-cell-style-name="ce29"/>
        <table:table-column table:style-name="co11" table:visibility="collapse" table:default-cell-style-name="ce32"/>
        <table:table-column table:style-name="co12" table:visibility="collapse" table:default-cell-style-name="ce32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Promoted</text:p>
          </table:table-cell>
          <table:table-cell table:style-name="ce1" office:value-type="string" calcext:value-type="string">
            <text:p>Demoted</text:p>
          </table:table-cell>
          <table:table-cell table:style-name="ce1" office:value-type="string" calcext:value-type="string">
            <text:p>Writes DRAM</text:p>
          </table:table-cell>
          <table:table-cell table:style-name="ce1" office:value-type="string" calcext:value-type="string">
            <text:p>Writes PCM</text:p>
          </table:table-cell>
          <table:table-cell table:style-name="ce1" office:value-type="string" calcext:value-type="string">
            <text:p>Total writes</text:p>
          </table:table-cell>
          <table:table-cell table:style-name="ce1" office:value-type="string" calcext:value-type="string">
            <text:p>Reads on DRAM</text:p>
          </table:table-cell>
          <table:table-cell table:style-name="ce1" office:value-type="string" calcext:value-type="string">
            <text:p>Reads on PCM</text:p>
          </table:table-cell>
          <table:table-cell table:style-name="ce1" office:value-type="string" calcext:value-type="string">
            <text:p>Total reads</text:p>
          </table:table-cell>
          <table:table-cell table:style-name="ce1" office:value-type="string" calcext:value-type="string">
            <text:p>Pages on memory</text:p>
          </table:table-cell>
          <table:table-cell table:style-name="ce2" office:value-type="string" calcext:value-type="string">
            <text:p>Real PCM W</text:p>
          </table:table-cell>
          <table:table-cell table:style-name="ce2" office:value-type="string" calcext:value-type="string">
            <text:p>Real DRAM W</text:p>
          </table:table-cell>
          <table:table-cell table:style-name="ce2" office:value-type="string" calcext:value-type="string">
            <text:p>% PCM W</text:p>
          </table:table-cell>
          <table:table-cell table:style-name="ce2" office:value-type="string" calcext:value-type="string">
            <text:p>% DRAM W</text:p>
          </table:table-cell>
          <table:table-cell table:style-name="ce2" office:value-type="string" calcext:value-type="string">
            <text:p>Real PCM R</text:p>
          </table:table-cell>
          <table:table-cell table:style-name="ce2" office:value-type="string" calcext:value-type="string">
            <text:p>Real DRAM R</text:p>
          </table:table-cell>
          <table:table-cell table:style-name="ce2" office:value-type="string" calcext:value-type="string">
            <text:p>% PCM R</text:p>
          </table:table-cell>
          <table:table-cell table:style-name="ce2" office:value-type="string" calcext:value-type="string">
            <text:p>% DRAM R</text:p>
          </table:table-cell>
          <table:table-cell table:style-name="ce8" office:value-type="string" calcext:value-type="string">
            <text:p>PCM R/W</text:p>
          </table:table-cell>
          <table:table-cell table:style-name="ce8" office:value-type="string" calcext:value-type="string">
            <text:p>DRAM W/R</text:p>
          </table:table-cell>
          <table:table-cell table:style-name="ce1" office:value-type="string" calcext:value-type="string">
            <text:p>DESLOC</text:p>
          </table:table-cell>
          <table:table-cell table:style-name="ce1" office:value-type="string" calcext:value-type="string">
            <text:p>BUFFER_SIZE</text:p>
          </table:table-cell>
          <table:table-cell table:style-name="ce1" office:value-type="string" calcext:value-type="string">
            <text:p>TIME_TO_MIGRATE</text:p>
          </table:table-cell>
          <table:table-cell table:style-name="ce1" office:value-type="string" calcext:value-type="string">
            <text:p>COUNTERS_SIZE</text:p>
          </table:table-cell>
          <table:table-cell table:style-name="ce1" office:value-type="string" calcext:value-type="string">
            <text:p>PROMOTE_VALUE</text:p>
          </table:table-cell>
          <table:table-cell table:style-name="ce1" office:value-type="string" calcext:value-type="string">
            <text:p>DEMOTE_VALUE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2]+[.C2]" office:value-type="float" office:value="1264" calcext:value-type="float">
            <text:p>1264</text:p>
          </table:table-cell>
          <table:table-cell table:style-name="ce25" table:formula="of:=[.D2]+[.B2]" office:value-type="float" office:value="242214" calcext:value-type="float">
            <text:p>242214</text:p>
          </table:table-cell>
          <table:table-cell table:style-name="ce26" table:formula="of:=[.K2]/([.K2]+[.L2])" office:value-type="percentage" office:value="0.00519143413367943" calcext:value-type="percentage">
            <text:p>0,52%</text:p>
          </table:table-cell>
          <table:table-cell table:style-name="ce26" table:formula="of:=[.L2]/([.K2]+[.L2])" office:value-type="percentage" office:value="0.994808565866321" calcext:value-type="percentage">
            <text:p>99,48%</text:p>
          </table:table-cell>
          <table:table-cell table:style-name="ce25" table:formula="of:=[.H2]+[.B2]" office:value-type="float" office:value="0" calcext:value-type="float">
            <text:p>0</text:p>
          </table:table-cell>
          <table:table-cell table:style-name="ce25" table:formula="of:=[.G2]+[.C2]" office:value-type="float" office:value="412906" calcext:value-type="float">
            <text:p>412906</text:p>
          </table:table-cell>
          <table:table-cell table:style-name="ce26" table:formula="of:=[.O2]/([.O2]+[.P2])" office:value-type="percentage" office:value="0" calcext:value-type="percentage">
            <text:p>0,00%</text:p>
          </table:table-cell>
          <table:table-cell table:style-name="ce26" table:formula="of:=[.P2]/([.O2]+[.P2])" office:value-type="percentage" office:value="1" calcext:value-type="percentage">
            <text:p>100,00%</text:p>
          </table:table-cell>
          <table:table-cell table:style-name="ce31" table:formula="of:=[.H2]/[.E2]" office:value-type="string" office:string-value="" calcext:value-type="error">
            <text:p>#DIV/0!</text:p>
          </table:table-cell>
          <table:table-cell table:style-name="ce33" table:formula="of:=[.L2]/[.P2]" office:value-type="float" office:value="0.586608089976895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2528" calcext:value-type="float">
            <text:p>2528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3]+[.C3]" office:value-type="float" office:value="2528" calcext:value-type="float">
            <text:p>2528</text:p>
          </table:table-cell>
          <table:table-cell table:style-name="ce25" table:formula="of:=[.D3]+[.B3]" office:value-type="float" office:value="242214" calcext:value-type="float">
            <text:p>242214</text:p>
          </table:table-cell>
          <table:table-cell table:style-name="ce26" table:formula="of:=[.K3]/([.K3]+[.L3])" office:value-type="percentage" office:value="0.0103292446739832" calcext:value-type="percentage">
            <text:p>1,03%</text:p>
          </table:table-cell>
          <table:table-cell table:style-name="ce26" table:formula="of:=[.L3]/([.K3]+[.L3])" office:value-type="percentage" office:value="0.989670755326017" calcext:value-type="percentage">
            <text:p>98,97%</text:p>
          </table:table-cell>
          <table:table-cell table:style-name="ce25" table:formula="of:=[.H3]+[.B3]" office:value-type="float" office:value="0" calcext:value-type="float">
            <text:p>0</text:p>
          </table:table-cell>
          <table:table-cell table:style-name="ce25" table:formula="of:=[.G3]+[.C3]" office:value-type="float" office:value="414170" calcext:value-type="float">
            <text:p>414170</text:p>
          </table:table-cell>
          <table:table-cell table:style-name="ce26" table:formula="of:=[.O3]/([.O3]+[.P3])" office:value-type="percentage" office:value="0" calcext:value-type="percentage">
            <text:p>0,00%</text:p>
          </table:table-cell>
          <table:table-cell table:style-name="ce26" table:formula="of:=[.P3]/([.O3]+[.P3])" office:value-type="percentage" office:value="1" calcext:value-type="percentage">
            <text:p>100,00%</text:p>
          </table:table-cell>
          <table:table-cell table:style-name="ce31" table:formula="of:=[.H3]/[.E3]" office:value-type="string" office:string-value="" calcext:value-type="error">
            <text:p>#DIV/0!</text:p>
          </table:table-cell>
          <table:table-cell table:style-name="ce33" table:formula="of:=[.L3]/[.P3]" office:value-type="float" office:value="0.58481782842794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5056" calcext:value-type="float">
            <text:p>5056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4]+[.C4]" office:value-type="float" office:value="5056" calcext:value-type="float">
            <text:p>5056</text:p>
          </table:table-cell>
          <table:table-cell table:style-name="ce25" table:formula="of:=[.D4]+[.B4]" office:value-type="float" office:value="242214" calcext:value-type="float">
            <text:p>242214</text:p>
          </table:table-cell>
          <table:table-cell table:style-name="ce26" table:formula="of:=[.K4]/([.K4]+[.L4])" office:value-type="percentage" office:value="0.0204472843450479" calcext:value-type="percentage">
            <text:p>2,04%</text:p>
          </table:table-cell>
          <table:table-cell table:style-name="ce26" table:formula="of:=[.L4]/([.K4]+[.L4])" office:value-type="percentage" office:value="0.979552715654952" calcext:value-type="percentage">
            <text:p>97,96%</text:p>
          </table:table-cell>
          <table:table-cell table:style-name="ce25" table:formula="of:=[.H4]+[.B4]" office:value-type="float" office:value="0" calcext:value-type="float">
            <text:p>0</text:p>
          </table:table-cell>
          <table:table-cell table:style-name="ce25" table:formula="of:=[.G4]+[.C4]" office:value-type="float" office:value="416698" calcext:value-type="float">
            <text:p>416698</text:p>
          </table:table-cell>
          <table:table-cell table:style-name="ce26" table:formula="of:=[.O4]/([.O4]+[.P4])" office:value-type="percentage" office:value="0" calcext:value-type="percentage">
            <text:p>0,00%</text:p>
          </table:table-cell>
          <table:table-cell table:style-name="ce26" table:formula="of:=[.P4]/([.O4]+[.P4])" office:value-type="percentage" office:value="1" calcext:value-type="percentage">
            <text:p>100,00%</text:p>
          </table:table-cell>
          <table:table-cell table:style-name="ce31" table:formula="of:=[.H4]/[.E4]" office:value-type="string" office:string-value="" calcext:value-type="error">
            <text:p>#DIV/0!</text:p>
          </table:table-cell>
          <table:table-cell table:style-name="ce33" table:formula="of:=[.L4]/[.P4]" office:value-type="float" office:value="0.581269888504384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5]+[.C5]" office:value-type="float" office:value="1264" calcext:value-type="float">
            <text:p>1264</text:p>
          </table:table-cell>
          <table:table-cell table:style-name="ce25" table:formula="of:=[.D5]+[.B5]" office:value-type="float" office:value="242214" calcext:value-type="float">
            <text:p>242214</text:p>
          </table:table-cell>
          <table:table-cell table:style-name="ce26" table:formula="of:=[.K5]/([.K5]+[.L5])" office:value-type="percentage" office:value="0.00519143413367943" calcext:value-type="percentage">
            <text:p>0,52%</text:p>
          </table:table-cell>
          <table:table-cell table:style-name="ce26" table:formula="of:=[.L5]/([.K5]+[.L5])" office:value-type="percentage" office:value="0.994808565866321" calcext:value-type="percentage">
            <text:p>99,48%</text:p>
          </table:table-cell>
          <table:table-cell table:style-name="ce25" table:formula="of:=[.H5]+[.B5]" office:value-type="float" office:value="0" calcext:value-type="float">
            <text:p>0</text:p>
          </table:table-cell>
          <table:table-cell table:style-name="ce25" table:formula="of:=[.G5]+[.C5]" office:value-type="float" office:value="412906" calcext:value-type="float">
            <text:p>412906</text:p>
          </table:table-cell>
          <table:table-cell table:style-name="ce26" table:formula="of:=[.O5]/([.O5]+[.P5])" office:value-type="percentage" office:value="0" calcext:value-type="percentage">
            <text:p>0,00%</text:p>
          </table:table-cell>
          <table:table-cell table:style-name="ce26" table:formula="of:=[.P5]/([.O5]+[.P5])" office:value-type="percentage" office:value="1" calcext:value-type="percentage">
            <text:p>100,00%</text:p>
          </table:table-cell>
          <table:table-cell table:style-name="ce31" table:formula="of:=[.H5]/[.E5]" office:value-type="string" office:string-value="" calcext:value-type="error">
            <text:p>#DIV/0!</text:p>
          </table:table-cell>
          <table:table-cell table:style-name="ce33" table:formula="of:=[.L5]/[.P5]" office:value-type="float" office:value="0.586608089976895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2528" calcext:value-type="float">
            <text:p>2528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6]+[.C6]" office:value-type="float" office:value="2528" calcext:value-type="float">
            <text:p>2528</text:p>
          </table:table-cell>
          <table:table-cell table:style-name="ce25" table:formula="of:=[.D6]+[.B6]" office:value-type="float" office:value="242214" calcext:value-type="float">
            <text:p>242214</text:p>
          </table:table-cell>
          <table:table-cell table:style-name="ce26" table:formula="of:=[.K6]/([.K6]+[.L6])" office:value-type="percentage" office:value="0.0103292446739832" calcext:value-type="percentage">
            <text:p>1,03%</text:p>
          </table:table-cell>
          <table:table-cell table:style-name="ce26" table:formula="of:=[.L6]/([.K6]+[.L6])" office:value-type="percentage" office:value="0.989670755326017" calcext:value-type="percentage">
            <text:p>98,97%</text:p>
          </table:table-cell>
          <table:table-cell table:style-name="ce25" table:formula="of:=[.H6]+[.B6]" office:value-type="float" office:value="0" calcext:value-type="float">
            <text:p>0</text:p>
          </table:table-cell>
          <table:table-cell table:style-name="ce25" table:formula="of:=[.G6]+[.C6]" office:value-type="float" office:value="414170" calcext:value-type="float">
            <text:p>414170</text:p>
          </table:table-cell>
          <table:table-cell table:style-name="ce26" table:formula="of:=[.O6]/([.O6]+[.P6])" office:value-type="percentage" office:value="0" calcext:value-type="percentage">
            <text:p>0,00%</text:p>
          </table:table-cell>
          <table:table-cell table:style-name="ce26" table:formula="of:=[.P6]/([.O6]+[.P6])" office:value-type="percentage" office:value="1" calcext:value-type="percentage">
            <text:p>100,00%</text:p>
          </table:table-cell>
          <table:table-cell table:style-name="ce31" table:formula="of:=[.H6]/[.E6]" office:value-type="string" office:string-value="" calcext:value-type="error">
            <text:p>#DIV/0!</text:p>
          </table:table-cell>
          <table:table-cell table:style-name="ce33" table:formula="of:=[.L6]/[.P6]" office:value-type="float" office:value="0.58481782842794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5056" calcext:value-type="float">
            <text:p>5056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7]+[.C7]" office:value-type="float" office:value="5056" calcext:value-type="float">
            <text:p>5056</text:p>
          </table:table-cell>
          <table:table-cell table:style-name="ce25" table:formula="of:=[.D7]+[.B7]" office:value-type="float" office:value="242214" calcext:value-type="float">
            <text:p>242214</text:p>
          </table:table-cell>
          <table:table-cell table:style-name="ce26" table:formula="of:=[.K7]/([.K7]+[.L7])" office:value-type="percentage" office:value="0.0204472843450479" calcext:value-type="percentage">
            <text:p>2,04%</text:p>
          </table:table-cell>
          <table:table-cell table:style-name="ce26" table:formula="of:=[.L7]/([.K7]+[.L7])" office:value-type="percentage" office:value="0.979552715654952" calcext:value-type="percentage">
            <text:p>97,96%</text:p>
          </table:table-cell>
          <table:table-cell table:style-name="ce25" table:formula="of:=[.H7]+[.B7]" office:value-type="float" office:value="0" calcext:value-type="float">
            <text:p>0</text:p>
          </table:table-cell>
          <table:table-cell table:style-name="ce25" table:formula="of:=[.G7]+[.C7]" office:value-type="float" office:value="416698" calcext:value-type="float">
            <text:p>416698</text:p>
          </table:table-cell>
          <table:table-cell table:style-name="ce26" table:formula="of:=[.O7]/([.O7]+[.P7])" office:value-type="percentage" office:value="0" calcext:value-type="percentage">
            <text:p>0,00%</text:p>
          </table:table-cell>
          <table:table-cell table:style-name="ce26" table:formula="of:=[.P7]/([.O7]+[.P7])" office:value-type="percentage" office:value="1" calcext:value-type="percentage">
            <text:p>100,00%</text:p>
          </table:table-cell>
          <table:table-cell table:style-name="ce31" table:formula="of:=[.H7]/[.E7]" office:value-type="string" office:string-value="" calcext:value-type="error">
            <text:p>#DIV/0!</text:p>
          </table:table-cell>
          <table:table-cell table:style-name="ce33" table:formula="of:=[.L7]/[.P7]" office:value-type="float" office:value="0.581269888504384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8]+[.C8]" office:value-type="float" office:value="1264" calcext:value-type="float">
            <text:p>1264</text:p>
          </table:table-cell>
          <table:table-cell table:style-name="ce25" table:formula="of:=[.D8]+[.B8]" office:value-type="float" office:value="242214" calcext:value-type="float">
            <text:p>242214</text:p>
          </table:table-cell>
          <table:table-cell table:style-name="ce26" table:formula="of:=[.K8]/([.K8]+[.L8])" office:value-type="percentage" office:value="0.00519143413367943" calcext:value-type="percentage">
            <text:p>0,52%</text:p>
          </table:table-cell>
          <table:table-cell table:style-name="ce26" table:formula="of:=[.L8]/([.K8]+[.L8])" office:value-type="percentage" office:value="0.994808565866321" calcext:value-type="percentage">
            <text:p>99,48%</text:p>
          </table:table-cell>
          <table:table-cell table:style-name="ce25" table:formula="of:=[.H8]+[.B8]" office:value-type="float" office:value="0" calcext:value-type="float">
            <text:p>0</text:p>
          </table:table-cell>
          <table:table-cell table:style-name="ce25" table:formula="of:=[.G8]+[.C8]" office:value-type="float" office:value="412906" calcext:value-type="float">
            <text:p>412906</text:p>
          </table:table-cell>
          <table:table-cell table:style-name="ce26" table:formula="of:=[.O8]/([.O8]+[.P8])" office:value-type="percentage" office:value="0" calcext:value-type="percentage">
            <text:p>0,00%</text:p>
          </table:table-cell>
          <table:table-cell table:style-name="ce26" table:formula="of:=[.P8]/([.O8]+[.P8])" office:value-type="percentage" office:value="1" calcext:value-type="percentage">
            <text:p>100,00%</text:p>
          </table:table-cell>
          <table:table-cell table:style-name="ce31" table:formula="of:=[.H8]/[.E8]" office:value-type="string" office:string-value="" calcext:value-type="error">
            <text:p>#DIV/0!</text:p>
          </table:table-cell>
          <table:table-cell table:style-name="ce33" table:formula="of:=[.L8]/[.P8]" office:value-type="float" office:value="0.586608089976895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2528" calcext:value-type="float">
            <text:p>2528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9]+[.C9]" office:value-type="float" office:value="2528" calcext:value-type="float">
            <text:p>2528</text:p>
          </table:table-cell>
          <table:table-cell table:style-name="ce25" table:formula="of:=[.D9]+[.B9]" office:value-type="float" office:value="242214" calcext:value-type="float">
            <text:p>242214</text:p>
          </table:table-cell>
          <table:table-cell table:style-name="ce26" table:formula="of:=[.K9]/([.K9]+[.L9])" office:value-type="percentage" office:value="0.0103292446739832" calcext:value-type="percentage">
            <text:p>1,03%</text:p>
          </table:table-cell>
          <table:table-cell table:style-name="ce26" table:formula="of:=[.L9]/([.K9]+[.L9])" office:value-type="percentage" office:value="0.989670755326017" calcext:value-type="percentage">
            <text:p>98,97%</text:p>
          </table:table-cell>
          <table:table-cell table:style-name="ce25" table:formula="of:=[.H9]+[.B9]" office:value-type="float" office:value="0" calcext:value-type="float">
            <text:p>0</text:p>
          </table:table-cell>
          <table:table-cell table:style-name="ce25" table:formula="of:=[.G9]+[.C9]" office:value-type="float" office:value="414170" calcext:value-type="float">
            <text:p>414170</text:p>
          </table:table-cell>
          <table:table-cell table:style-name="ce26" table:formula="of:=[.O9]/([.O9]+[.P9])" office:value-type="percentage" office:value="0" calcext:value-type="percentage">
            <text:p>0,00%</text:p>
          </table:table-cell>
          <table:table-cell table:style-name="ce26" table:formula="of:=[.P9]/([.O9]+[.P9])" office:value-type="percentage" office:value="1" calcext:value-type="percentage">
            <text:p>100,00%</text:p>
          </table:table-cell>
          <table:table-cell table:style-name="ce31" table:formula="of:=[.H9]/[.E9]" office:value-type="string" office:string-value="" calcext:value-type="error">
            <text:p>#DIV/0!</text:p>
          </table:table-cell>
          <table:table-cell table:style-name="ce33" table:formula="of:=[.L9]/[.P9]" office:value-type="float" office:value="0.58481782842794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5056" calcext:value-type="float">
            <text:p>5056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0]+[.C10]" office:value-type="float" office:value="5056" calcext:value-type="float">
            <text:p>5056</text:p>
          </table:table-cell>
          <table:table-cell table:style-name="ce25" table:formula="of:=[.D10]+[.B10]" office:value-type="float" office:value="242214" calcext:value-type="float">
            <text:p>242214</text:p>
          </table:table-cell>
          <table:table-cell table:style-name="ce26" table:formula="of:=[.K10]/([.K10]+[.L10])" office:value-type="percentage" office:value="0.0204472843450479" calcext:value-type="percentage">
            <text:p>2,04%</text:p>
          </table:table-cell>
          <table:table-cell table:style-name="ce26" table:formula="of:=[.L10]/([.K10]+[.L10])" office:value-type="percentage" office:value="0.979552715654952" calcext:value-type="percentage">
            <text:p>97,96%</text:p>
          </table:table-cell>
          <table:table-cell table:style-name="ce25" table:formula="of:=[.H10]+[.B10]" office:value-type="float" office:value="0" calcext:value-type="float">
            <text:p>0</text:p>
          </table:table-cell>
          <table:table-cell table:style-name="ce25" table:formula="of:=[.G10]+[.C10]" office:value-type="float" office:value="416698" calcext:value-type="float">
            <text:p>416698</text:p>
          </table:table-cell>
          <table:table-cell table:style-name="ce26" table:formula="of:=[.O10]/([.O10]+[.P10])" office:value-type="percentage" office:value="0" calcext:value-type="percentage">
            <text:p>0,00%</text:p>
          </table:table-cell>
          <table:table-cell table:style-name="ce26" table:formula="of:=[.P10]/([.O10]+[.P10])" office:value-type="percentage" office:value="1" calcext:value-type="percentage">
            <text:p>100,00%</text:p>
          </table:table-cell>
          <table:table-cell table:style-name="ce31" table:formula="of:=[.H10]/[.E10]" office:value-type="string" office:string-value="" calcext:value-type="error">
            <text:p>#DIV/0!</text:p>
          </table:table-cell>
          <table:table-cell table:style-name="ce33" table:formula="of:=[.L10]/[.P10]" office:value-type="float" office:value="0.581269888504384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1]+[.C11]" office:value-type="float" office:value="1264" calcext:value-type="float">
            <text:p>1264</text:p>
          </table:table-cell>
          <table:table-cell table:style-name="ce25" table:formula="of:=[.D11]+[.B11]" office:value-type="float" office:value="242214" calcext:value-type="float">
            <text:p>242214</text:p>
          </table:table-cell>
          <table:table-cell table:style-name="ce26" table:formula="of:=[.K11]/([.K11]+[.L11])" office:value-type="percentage" office:value="0.00519143413367943" calcext:value-type="percentage">
            <text:p>0,52%</text:p>
          </table:table-cell>
          <table:table-cell table:style-name="ce26" table:formula="of:=[.L11]/([.K11]+[.L11])" office:value-type="percentage" office:value="0.994808565866321" calcext:value-type="percentage">
            <text:p>99,48%</text:p>
          </table:table-cell>
          <table:table-cell table:style-name="ce25" table:formula="of:=[.H11]+[.B11]" office:value-type="float" office:value="0" calcext:value-type="float">
            <text:p>0</text:p>
          </table:table-cell>
          <table:table-cell table:style-name="ce25" table:formula="of:=[.G11]+[.C11]" office:value-type="float" office:value="412906" calcext:value-type="float">
            <text:p>412906</text:p>
          </table:table-cell>
          <table:table-cell table:style-name="ce26" table:formula="of:=[.O11]/([.O11]+[.P11])" office:value-type="percentage" office:value="0" calcext:value-type="percentage">
            <text:p>0,00%</text:p>
          </table:table-cell>
          <table:table-cell table:style-name="ce26" table:formula="of:=[.P11]/([.O11]+[.P11])" office:value-type="percentage" office:value="1" calcext:value-type="percentage">
            <text:p>100,00%</text:p>
          </table:table-cell>
          <table:table-cell table:style-name="ce31" table:formula="of:=[.H11]/[.E11]" office:value-type="string" office:string-value="" calcext:value-type="error">
            <text:p>#DIV/0!</text:p>
          </table:table-cell>
          <table:table-cell table:style-name="ce33" table:formula="of:=[.L11]/[.P11]" office:value-type="float" office:value="0.586608089976895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2528" calcext:value-type="float">
            <text:p>2528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2]+[.C12]" office:value-type="float" office:value="2528" calcext:value-type="float">
            <text:p>2528</text:p>
          </table:table-cell>
          <table:table-cell table:style-name="ce25" table:formula="of:=[.D12]+[.B12]" office:value-type="float" office:value="242214" calcext:value-type="float">
            <text:p>242214</text:p>
          </table:table-cell>
          <table:table-cell table:style-name="ce26" table:formula="of:=[.K12]/([.K12]+[.L12])" office:value-type="percentage" office:value="0.0103292446739832" calcext:value-type="percentage">
            <text:p>1,03%</text:p>
          </table:table-cell>
          <table:table-cell table:style-name="ce26" table:formula="of:=[.L12]/([.K12]+[.L12])" office:value-type="percentage" office:value="0.989670755326017" calcext:value-type="percentage">
            <text:p>98,97%</text:p>
          </table:table-cell>
          <table:table-cell table:style-name="ce25" table:formula="of:=[.H12]+[.B12]" office:value-type="float" office:value="0" calcext:value-type="float">
            <text:p>0</text:p>
          </table:table-cell>
          <table:table-cell table:style-name="ce25" table:formula="of:=[.G12]+[.C12]" office:value-type="float" office:value="414170" calcext:value-type="float">
            <text:p>414170</text:p>
          </table:table-cell>
          <table:table-cell table:style-name="ce26" table:formula="of:=[.O12]/([.O12]+[.P12])" office:value-type="percentage" office:value="0" calcext:value-type="percentage">
            <text:p>0,00%</text:p>
          </table:table-cell>
          <table:table-cell table:style-name="ce26" table:formula="of:=[.P12]/([.O12]+[.P12])" office:value-type="percentage" office:value="1" calcext:value-type="percentage">
            <text:p>100,00%</text:p>
          </table:table-cell>
          <table:table-cell table:style-name="ce31" table:formula="of:=[.H12]/[.E12]" office:value-type="string" office:string-value="" calcext:value-type="error">
            <text:p>#DIV/0!</text:p>
          </table:table-cell>
          <table:table-cell table:style-name="ce33" table:formula="of:=[.L12]/[.P12]" office:value-type="float" office:value="0.58481782842794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5056" calcext:value-type="float">
            <text:p>5056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3]+[.C13]" office:value-type="float" office:value="5056" calcext:value-type="float">
            <text:p>5056</text:p>
          </table:table-cell>
          <table:table-cell table:style-name="ce25" table:formula="of:=[.D13]+[.B13]" office:value-type="float" office:value="242214" calcext:value-type="float">
            <text:p>242214</text:p>
          </table:table-cell>
          <table:table-cell table:style-name="ce26" table:formula="of:=[.K13]/([.K13]+[.L13])" office:value-type="percentage" office:value="0.0204472843450479" calcext:value-type="percentage">
            <text:p>2,04%</text:p>
          </table:table-cell>
          <table:table-cell table:style-name="ce26" table:formula="of:=[.L13]/([.K13]+[.L13])" office:value-type="percentage" office:value="0.979552715654952" calcext:value-type="percentage">
            <text:p>97,96%</text:p>
          </table:table-cell>
          <table:table-cell table:style-name="ce25" table:formula="of:=[.H13]+[.B13]" office:value-type="float" office:value="0" calcext:value-type="float">
            <text:p>0</text:p>
          </table:table-cell>
          <table:table-cell table:style-name="ce25" table:formula="of:=[.G13]+[.C13]" office:value-type="float" office:value="416698" calcext:value-type="float">
            <text:p>416698</text:p>
          </table:table-cell>
          <table:table-cell table:style-name="ce26" table:formula="of:=[.O13]/([.O13]+[.P13])" office:value-type="percentage" office:value="0" calcext:value-type="percentage">
            <text:p>0,00%</text:p>
          </table:table-cell>
          <table:table-cell table:style-name="ce26" table:formula="of:=[.P13]/([.O13]+[.P13])" office:value-type="percentage" office:value="1" calcext:value-type="percentage">
            <text:p>100,00%</text:p>
          </table:table-cell>
          <table:table-cell table:style-name="ce31" table:formula="of:=[.H13]/[.E13]" office:value-type="string" office:string-value="" calcext:value-type="error">
            <text:p>#DIV/0!</text:p>
          </table:table-cell>
          <table:table-cell table:style-name="ce33" table:formula="of:=[.L13]/[.P13]" office:value-type="float" office:value="0.581269888504384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4]+[.C14]" office:value-type="float" office:value="1264" calcext:value-type="float">
            <text:p>1264</text:p>
          </table:table-cell>
          <table:table-cell table:style-name="ce25" table:formula="of:=[.D14]+[.B14]" office:value-type="float" office:value="242214" calcext:value-type="float">
            <text:p>242214</text:p>
          </table:table-cell>
          <table:table-cell table:style-name="ce26" table:formula="of:=[.K14]/([.K14]+[.L14])" office:value-type="percentage" office:value="0.00519143413367943" calcext:value-type="percentage">
            <text:p>0,52%</text:p>
          </table:table-cell>
          <table:table-cell table:style-name="ce26" table:formula="of:=[.L14]/([.K14]+[.L14])" office:value-type="percentage" office:value="0.994808565866321" calcext:value-type="percentage">
            <text:p>99,48%</text:p>
          </table:table-cell>
          <table:table-cell table:style-name="ce25" table:formula="of:=[.H14]+[.B14]" office:value-type="float" office:value="0" calcext:value-type="float">
            <text:p>0</text:p>
          </table:table-cell>
          <table:table-cell table:style-name="ce25" table:formula="of:=[.G14]+[.C14]" office:value-type="float" office:value="412906" calcext:value-type="float">
            <text:p>412906</text:p>
          </table:table-cell>
          <table:table-cell table:style-name="ce26" table:formula="of:=[.O14]/([.O14]+[.P14])" office:value-type="percentage" office:value="0" calcext:value-type="percentage">
            <text:p>0,00%</text:p>
          </table:table-cell>
          <table:table-cell table:style-name="ce26" table:formula="of:=[.P14]/([.O14]+[.P14])" office:value-type="percentage" office:value="1" calcext:value-type="percentage">
            <text:p>100,00%</text:p>
          </table:table-cell>
          <table:table-cell table:style-name="ce31" table:formula="of:=[.H14]/[.E14]" office:value-type="string" office:string-value="" calcext:value-type="error">
            <text:p>#DIV/0!</text:p>
          </table:table-cell>
          <table:table-cell table:style-name="ce33" table:formula="of:=[.L14]/[.P14]" office:value-type="float" office:value="0.586608089976895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2528" calcext:value-type="float">
            <text:p>2528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5]+[.C15]" office:value-type="float" office:value="2528" calcext:value-type="float">
            <text:p>2528</text:p>
          </table:table-cell>
          <table:table-cell table:style-name="ce25" table:formula="of:=[.D15]+[.B15]" office:value-type="float" office:value="242214" calcext:value-type="float">
            <text:p>242214</text:p>
          </table:table-cell>
          <table:table-cell table:style-name="ce26" table:formula="of:=[.K15]/([.K15]+[.L15])" office:value-type="percentage" office:value="0.0103292446739832" calcext:value-type="percentage">
            <text:p>1,03%</text:p>
          </table:table-cell>
          <table:table-cell table:style-name="ce26" table:formula="of:=[.L15]/([.K15]+[.L15])" office:value-type="percentage" office:value="0.989670755326017" calcext:value-type="percentage">
            <text:p>98,97%</text:p>
          </table:table-cell>
          <table:table-cell table:style-name="ce25" table:formula="of:=[.H15]+[.B15]" office:value-type="float" office:value="0" calcext:value-type="float">
            <text:p>0</text:p>
          </table:table-cell>
          <table:table-cell table:style-name="ce25" table:formula="of:=[.G15]+[.C15]" office:value-type="float" office:value="414170" calcext:value-type="float">
            <text:p>414170</text:p>
          </table:table-cell>
          <table:table-cell table:style-name="ce26" table:formula="of:=[.O15]/([.O15]+[.P15])" office:value-type="percentage" office:value="0" calcext:value-type="percentage">
            <text:p>0,00%</text:p>
          </table:table-cell>
          <table:table-cell table:style-name="ce26" table:formula="of:=[.P15]/([.O15]+[.P15])" office:value-type="percentage" office:value="1" calcext:value-type="percentage">
            <text:p>100,00%</text:p>
          </table:table-cell>
          <table:table-cell table:style-name="ce31" table:formula="of:=[.H15]/[.E15]" office:value-type="string" office:string-value="" calcext:value-type="error">
            <text:p>#DIV/0!</text:p>
          </table:table-cell>
          <table:table-cell table:style-name="ce33" table:formula="of:=[.L15]/[.P15]" office:value-type="float" office:value="0.58481782842794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5056" calcext:value-type="float">
            <text:p>5056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6]+[.C16]" office:value-type="float" office:value="5056" calcext:value-type="float">
            <text:p>5056</text:p>
          </table:table-cell>
          <table:table-cell table:style-name="ce25" table:formula="of:=[.D16]+[.B16]" office:value-type="float" office:value="242214" calcext:value-type="float">
            <text:p>242214</text:p>
          </table:table-cell>
          <table:table-cell table:style-name="ce26" table:formula="of:=[.K16]/([.K16]+[.L16])" office:value-type="percentage" office:value="0.0204472843450479" calcext:value-type="percentage">
            <text:p>2,04%</text:p>
          </table:table-cell>
          <table:table-cell table:style-name="ce26" table:formula="of:=[.L16]/([.K16]+[.L16])" office:value-type="percentage" office:value="0.979552715654952" calcext:value-type="percentage">
            <text:p>97,96%</text:p>
          </table:table-cell>
          <table:table-cell table:style-name="ce25" table:formula="of:=[.H16]+[.B16]" office:value-type="float" office:value="0" calcext:value-type="float">
            <text:p>0</text:p>
          </table:table-cell>
          <table:table-cell table:style-name="ce25" table:formula="of:=[.G16]+[.C16]" office:value-type="float" office:value="416698" calcext:value-type="float">
            <text:p>416698</text:p>
          </table:table-cell>
          <table:table-cell table:style-name="ce26" table:formula="of:=[.O16]/([.O16]+[.P16])" office:value-type="percentage" office:value="0" calcext:value-type="percentage">
            <text:p>0,00%</text:p>
          </table:table-cell>
          <table:table-cell table:style-name="ce26" table:formula="of:=[.P16]/([.O16]+[.P16])" office:value-type="percentage" office:value="1" calcext:value-type="percentage">
            <text:p>100,00%</text:p>
          </table:table-cell>
          <table:table-cell table:style-name="ce31" table:formula="of:=[.H16]/[.E16]" office:value-type="string" office:string-value="" calcext:value-type="error">
            <text:p>#DIV/0!</text:p>
          </table:table-cell>
          <table:table-cell table:style-name="ce33" table:formula="of:=[.L16]/[.P16]" office:value-type="float" office:value="0.581269888504384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7]+[.C17]" office:value-type="float" office:value="1264" calcext:value-type="float">
            <text:p>1264</text:p>
          </table:table-cell>
          <table:table-cell table:style-name="ce25" table:formula="of:=[.D17]+[.B17]" office:value-type="float" office:value="242214" calcext:value-type="float">
            <text:p>242214</text:p>
          </table:table-cell>
          <table:table-cell table:style-name="ce26" table:formula="of:=[.K17]/([.K17]+[.L17])" office:value-type="percentage" office:value="0.00519143413367943" calcext:value-type="percentage">
            <text:p>0,52%</text:p>
          </table:table-cell>
          <table:table-cell table:style-name="ce26" table:formula="of:=[.L17]/([.K17]+[.L17])" office:value-type="percentage" office:value="0.994808565866321" calcext:value-type="percentage">
            <text:p>99,48%</text:p>
          </table:table-cell>
          <table:table-cell table:style-name="ce25" table:formula="of:=[.H17]+[.B17]" office:value-type="float" office:value="0" calcext:value-type="float">
            <text:p>0</text:p>
          </table:table-cell>
          <table:table-cell table:style-name="ce25" table:formula="of:=[.G17]+[.C17]" office:value-type="float" office:value="412906" calcext:value-type="float">
            <text:p>412906</text:p>
          </table:table-cell>
          <table:table-cell table:style-name="ce26" table:formula="of:=[.O17]/([.O17]+[.P17])" office:value-type="percentage" office:value="0" calcext:value-type="percentage">
            <text:p>0,00%</text:p>
          </table:table-cell>
          <table:table-cell table:style-name="ce26" table:formula="of:=[.P17]/([.O17]+[.P17])" office:value-type="percentage" office:value="1" calcext:value-type="percentage">
            <text:p>100,00%</text:p>
          </table:table-cell>
          <table:table-cell table:style-name="ce31" table:formula="of:=[.H17]/[.E17]" office:value-type="string" office:string-value="" calcext:value-type="error">
            <text:p>#DIV/0!</text:p>
          </table:table-cell>
          <table:table-cell table:style-name="ce33" table:formula="of:=[.L17]/[.P17]" office:value-type="float" office:value="0.586608089976895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2528" calcext:value-type="float">
            <text:p>2528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8]+[.C18]" office:value-type="float" office:value="2528" calcext:value-type="float">
            <text:p>2528</text:p>
          </table:table-cell>
          <table:table-cell table:style-name="ce25" table:formula="of:=[.D18]+[.B18]" office:value-type="float" office:value="242214" calcext:value-type="float">
            <text:p>242214</text:p>
          </table:table-cell>
          <table:table-cell table:style-name="ce26" table:formula="of:=[.K18]/([.K18]+[.L18])" office:value-type="percentage" office:value="0.0103292446739832" calcext:value-type="percentage">
            <text:p>1,03%</text:p>
          </table:table-cell>
          <table:table-cell table:style-name="ce26" table:formula="of:=[.L18]/([.K18]+[.L18])" office:value-type="percentage" office:value="0.989670755326017" calcext:value-type="percentage">
            <text:p>98,97%</text:p>
          </table:table-cell>
          <table:table-cell table:style-name="ce25" table:formula="of:=[.H18]+[.B18]" office:value-type="float" office:value="0" calcext:value-type="float">
            <text:p>0</text:p>
          </table:table-cell>
          <table:table-cell table:style-name="ce25" table:formula="of:=[.G18]+[.C18]" office:value-type="float" office:value="414170" calcext:value-type="float">
            <text:p>414170</text:p>
          </table:table-cell>
          <table:table-cell table:style-name="ce26" table:formula="of:=[.O18]/([.O18]+[.P18])" office:value-type="percentage" office:value="0" calcext:value-type="percentage">
            <text:p>0,00%</text:p>
          </table:table-cell>
          <table:table-cell table:style-name="ce26" table:formula="of:=[.P18]/([.O18]+[.P18])" office:value-type="percentage" office:value="1" calcext:value-type="percentage">
            <text:p>100,00%</text:p>
          </table:table-cell>
          <table:table-cell table:style-name="ce31" table:formula="of:=[.H18]/[.E18]" office:value-type="string" office:string-value="" calcext:value-type="error">
            <text:p>#DIV/0!</text:p>
          </table:table-cell>
          <table:table-cell table:style-name="ce33" table:formula="of:=[.L18]/[.P18]" office:value-type="float" office:value="0.58481782842794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5056" calcext:value-type="float">
            <text:p>5056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9]+[.C19]" office:value-type="float" office:value="5056" calcext:value-type="float">
            <text:p>5056</text:p>
          </table:table-cell>
          <table:table-cell table:style-name="ce25" table:formula="of:=[.D19]+[.B19]" office:value-type="float" office:value="242214" calcext:value-type="float">
            <text:p>242214</text:p>
          </table:table-cell>
          <table:table-cell table:style-name="ce26" table:formula="of:=[.K19]/([.K19]+[.L19])" office:value-type="percentage" office:value="0.0204472843450479" calcext:value-type="percentage">
            <text:p>2,04%</text:p>
          </table:table-cell>
          <table:table-cell table:style-name="ce26" table:formula="of:=[.L19]/([.K19]+[.L19])" office:value-type="percentage" office:value="0.979552715654952" calcext:value-type="percentage">
            <text:p>97,96%</text:p>
          </table:table-cell>
          <table:table-cell table:style-name="ce25" table:formula="of:=[.H19]+[.B19]" office:value-type="float" office:value="0" calcext:value-type="float">
            <text:p>0</text:p>
          </table:table-cell>
          <table:table-cell table:style-name="ce25" table:formula="of:=[.G19]+[.C19]" office:value-type="float" office:value="416698" calcext:value-type="float">
            <text:p>416698</text:p>
          </table:table-cell>
          <table:table-cell table:style-name="ce26" table:formula="of:=[.O19]/([.O19]+[.P19])" office:value-type="percentage" office:value="0" calcext:value-type="percentage">
            <text:p>0,00%</text:p>
          </table:table-cell>
          <table:table-cell table:style-name="ce26" table:formula="of:=[.P19]/([.O19]+[.P19])" office:value-type="percentage" office:value="1" calcext:value-type="percentage">
            <text:p>100,00%</text:p>
          </table:table-cell>
          <table:table-cell table:style-name="ce31" table:formula="of:=[.H19]/[.E19]" office:value-type="string" office:string-value="" calcext:value-type="error">
            <text:p>#DIV/0!</text:p>
          </table:table-cell>
          <table:table-cell table:style-name="ce33" table:formula="of:=[.L19]/[.P19]" office:value-type="float" office:value="0.581269888504384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20]+[.C20]" office:value-type="float" office:value="1264" calcext:value-type="float">
            <text:p>1264</text:p>
          </table:table-cell>
          <table:table-cell table:style-name="ce25" table:formula="of:=[.D20]+[.B20]" office:value-type="float" office:value="242214" calcext:value-type="float">
            <text:p>242214</text:p>
          </table:table-cell>
          <table:table-cell table:style-name="ce26" table:formula="of:=[.K20]/([.K20]+[.L20])" office:value-type="percentage" office:value="0.00519143413367943" calcext:value-type="percentage">
            <text:p>0,52%</text:p>
          </table:table-cell>
          <table:table-cell table:style-name="ce26" table:formula="of:=[.L20]/([.K20]+[.L20])" office:value-type="percentage" office:value="0.994808565866321" calcext:value-type="percentage">
            <text:p>99,48%</text:p>
          </table:table-cell>
          <table:table-cell table:style-name="ce25" table:formula="of:=[.H20]+[.B20]" office:value-type="float" office:value="0" calcext:value-type="float">
            <text:p>0</text:p>
          </table:table-cell>
          <table:table-cell table:style-name="ce25" table:formula="of:=[.G20]+[.C20]" office:value-type="float" office:value="412906" calcext:value-type="float">
            <text:p>412906</text:p>
          </table:table-cell>
          <table:table-cell table:style-name="ce26" table:formula="of:=[.O20]/([.O20]+[.P20])" office:value-type="percentage" office:value="0" calcext:value-type="percentage">
            <text:p>0,00%</text:p>
          </table:table-cell>
          <table:table-cell table:style-name="ce26" table:formula="of:=[.P20]/([.O20]+[.P20])" office:value-type="percentage" office:value="1" calcext:value-type="percentage">
            <text:p>100,00%</text:p>
          </table:table-cell>
          <table:table-cell table:style-name="ce31" table:formula="of:=[.H20]/[.E20]" office:value-type="string" office:string-value="" calcext:value-type="error">
            <text:p>#DIV/0!</text:p>
          </table:table-cell>
          <table:table-cell table:style-name="ce33" table:formula="of:=[.L20]/[.P20]" office:value-type="float" office:value="0.586608089976895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2528" calcext:value-type="float">
            <text:p>2528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21]+[.C21]" office:value-type="float" office:value="2528" calcext:value-type="float">
            <text:p>2528</text:p>
          </table:table-cell>
          <table:table-cell table:style-name="ce25" table:formula="of:=[.D21]+[.B21]" office:value-type="float" office:value="242214" calcext:value-type="float">
            <text:p>242214</text:p>
          </table:table-cell>
          <table:table-cell table:style-name="ce26" table:formula="of:=[.K21]/([.K21]+[.L21])" office:value-type="percentage" office:value="0.0103292446739832" calcext:value-type="percentage">
            <text:p>1,03%</text:p>
          </table:table-cell>
          <table:table-cell table:style-name="ce26" table:formula="of:=[.L21]/([.K21]+[.L21])" office:value-type="percentage" office:value="0.989670755326017" calcext:value-type="percentage">
            <text:p>98,97%</text:p>
          </table:table-cell>
          <table:table-cell table:style-name="ce25" table:formula="of:=[.H21]+[.B21]" office:value-type="float" office:value="0" calcext:value-type="float">
            <text:p>0</text:p>
          </table:table-cell>
          <table:table-cell table:style-name="ce25" table:formula="of:=[.G21]+[.C21]" office:value-type="float" office:value="414170" calcext:value-type="float">
            <text:p>414170</text:p>
          </table:table-cell>
          <table:table-cell table:style-name="ce26" table:formula="of:=[.O21]/([.O21]+[.P21])" office:value-type="percentage" office:value="0" calcext:value-type="percentage">
            <text:p>0,00%</text:p>
          </table:table-cell>
          <table:table-cell table:style-name="ce26" table:formula="of:=[.P21]/([.O21]+[.P21])" office:value-type="percentage" office:value="1" calcext:value-type="percentage">
            <text:p>100,00%</text:p>
          </table:table-cell>
          <table:table-cell table:style-name="ce31" table:formula="of:=[.H21]/[.E21]" office:value-type="string" office:string-value="" calcext:value-type="error">
            <text:p>#DIV/0!</text:p>
          </table:table-cell>
          <table:table-cell table:style-name="ce33" table:formula="of:=[.L21]/[.P21]" office:value-type="float" office:value="0.58481782842794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5056" calcext:value-type="float">
            <text:p>5056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22]+[.C22]" office:value-type="float" office:value="5056" calcext:value-type="float">
            <text:p>5056</text:p>
          </table:table-cell>
          <table:table-cell table:style-name="ce25" table:formula="of:=[.D22]+[.B22]" office:value-type="float" office:value="242214" calcext:value-type="float">
            <text:p>242214</text:p>
          </table:table-cell>
          <table:table-cell table:style-name="ce26" table:formula="of:=[.K22]/([.K22]+[.L22])" office:value-type="percentage" office:value="0.0204472843450479" calcext:value-type="percentage">
            <text:p>2,04%</text:p>
          </table:table-cell>
          <table:table-cell table:style-name="ce26" table:formula="of:=[.L22]/([.K22]+[.L22])" office:value-type="percentage" office:value="0.979552715654952" calcext:value-type="percentage">
            <text:p>97,96%</text:p>
          </table:table-cell>
          <table:table-cell table:style-name="ce25" table:formula="of:=[.H22]+[.B22]" office:value-type="float" office:value="0" calcext:value-type="float">
            <text:p>0</text:p>
          </table:table-cell>
          <table:table-cell table:style-name="ce25" table:formula="of:=[.G22]+[.C22]" office:value-type="float" office:value="416698" calcext:value-type="float">
            <text:p>416698</text:p>
          </table:table-cell>
          <table:table-cell table:style-name="ce26" table:formula="of:=[.O22]/([.O22]+[.P22])" office:value-type="percentage" office:value="0" calcext:value-type="percentage">
            <text:p>0,00%</text:p>
          </table:table-cell>
          <table:table-cell table:style-name="ce26" table:formula="of:=[.P22]/([.O22]+[.P22])" office:value-type="percentage" office:value="1" calcext:value-type="percentage">
            <text:p>100,00%</text:p>
          </table:table-cell>
          <table:table-cell table:style-name="ce31" table:formula="of:=[.H22]/[.E22]" office:value-type="string" office:string-value="" calcext:value-type="error">
            <text:p>#DIV/0!</text:p>
          </table:table-cell>
          <table:table-cell table:style-name="ce33" table:formula="of:=[.L22]/[.P22]" office:value-type="float" office:value="0.581269888504384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23]+[.C23]" office:value-type="float" office:value="1264" calcext:value-type="float">
            <text:p>1264</text:p>
          </table:table-cell>
          <table:table-cell table:style-name="ce25" table:formula="of:=[.D23]+[.B23]" office:value-type="float" office:value="242214" calcext:value-type="float">
            <text:p>242214</text:p>
          </table:table-cell>
          <table:table-cell table:style-name="ce26" table:formula="of:=[.K23]/([.K23]+[.L23])" office:value-type="percentage" office:value="0.00519143413367943" calcext:value-type="percentage">
            <text:p>0,52%</text:p>
          </table:table-cell>
          <table:table-cell table:style-name="ce26" table:formula="of:=[.L23]/([.K23]+[.L23])" office:value-type="percentage" office:value="0.994808565866321" calcext:value-type="percentage">
            <text:p>99,48%</text:p>
          </table:table-cell>
          <table:table-cell table:style-name="ce25" table:formula="of:=[.H23]+[.B23]" office:value-type="float" office:value="0" calcext:value-type="float">
            <text:p>0</text:p>
          </table:table-cell>
          <table:table-cell table:style-name="ce25" table:formula="of:=[.G23]+[.C23]" office:value-type="float" office:value="412906" calcext:value-type="float">
            <text:p>412906</text:p>
          </table:table-cell>
          <table:table-cell table:style-name="ce26" table:formula="of:=[.O23]/([.O23]+[.P23])" office:value-type="percentage" office:value="0" calcext:value-type="percentage">
            <text:p>0,00%</text:p>
          </table:table-cell>
          <table:table-cell table:style-name="ce26" table:formula="of:=[.P23]/([.O23]+[.P23])" office:value-type="percentage" office:value="1" calcext:value-type="percentage">
            <text:p>100,00%</text:p>
          </table:table-cell>
          <table:table-cell table:style-name="ce31" table:formula="of:=[.H23]/[.E23]" office:value-type="string" office:string-value="" calcext:value-type="error">
            <text:p>#DIV/0!</text:p>
          </table:table-cell>
          <table:table-cell table:style-name="ce33" table:formula="of:=[.L23]/[.P23]" office:value-type="float" office:value="0.586608089976895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2528" calcext:value-type="float">
            <text:p>2528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24]+[.C24]" office:value-type="float" office:value="2528" calcext:value-type="float">
            <text:p>2528</text:p>
          </table:table-cell>
          <table:table-cell table:style-name="ce25" table:formula="of:=[.D24]+[.B24]" office:value-type="float" office:value="242214" calcext:value-type="float">
            <text:p>242214</text:p>
          </table:table-cell>
          <table:table-cell table:style-name="ce26" table:formula="of:=[.K24]/([.K24]+[.L24])" office:value-type="percentage" office:value="0.0103292446739832" calcext:value-type="percentage">
            <text:p>1,03%</text:p>
          </table:table-cell>
          <table:table-cell table:style-name="ce26" table:formula="of:=[.L24]/([.K24]+[.L24])" office:value-type="percentage" office:value="0.989670755326017" calcext:value-type="percentage">
            <text:p>98,97%</text:p>
          </table:table-cell>
          <table:table-cell table:style-name="ce25" table:formula="of:=[.H24]+[.B24]" office:value-type="float" office:value="0" calcext:value-type="float">
            <text:p>0</text:p>
          </table:table-cell>
          <table:table-cell table:style-name="ce25" table:formula="of:=[.G24]+[.C24]" office:value-type="float" office:value="414170" calcext:value-type="float">
            <text:p>414170</text:p>
          </table:table-cell>
          <table:table-cell table:style-name="ce26" table:formula="of:=[.O24]/([.O24]+[.P24])" office:value-type="percentage" office:value="0" calcext:value-type="percentage">
            <text:p>0,00%</text:p>
          </table:table-cell>
          <table:table-cell table:style-name="ce26" table:formula="of:=[.P24]/([.O24]+[.P24])" office:value-type="percentage" office:value="1" calcext:value-type="percentage">
            <text:p>100,00%</text:p>
          </table:table-cell>
          <table:table-cell table:style-name="ce31" table:formula="of:=[.H24]/[.E24]" office:value-type="string" office:string-value="" calcext:value-type="error">
            <text:p>#DIV/0!</text:p>
          </table:table-cell>
          <table:table-cell table:style-name="ce33" table:formula="of:=[.L24]/[.P24]" office:value-type="float" office:value="0.58481782842794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5056" calcext:value-type="float">
            <text:p>5056</text:p>
          </table:table-cell>
          <table:table-cell office:value-type="float" office:value="242214" calcext:value-type="float">
            <text:p>242214</text:p>
          </table:table-cell>
          <table:table-cell office:value-type="float" office:value="0" calcext:value-type="float">
            <text:p>0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0" calcext:value-type="float">
            <text:p>0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25]+[.C25]" office:value-type="float" office:value="5056" calcext:value-type="float">
            <text:p>5056</text:p>
          </table:table-cell>
          <table:table-cell table:style-name="ce25" table:formula="of:=[.D25]+[.B25]" office:value-type="float" office:value="242214" calcext:value-type="float">
            <text:p>242214</text:p>
          </table:table-cell>
          <table:table-cell table:style-name="ce26" table:formula="of:=[.K25]/([.K25]+[.L25])" office:value-type="percentage" office:value="0.0204472843450479" calcext:value-type="percentage">
            <text:p>2,04%</text:p>
          </table:table-cell>
          <table:table-cell table:style-name="ce26" table:formula="of:=[.L25]/([.K25]+[.L25])" office:value-type="percentage" office:value="0.979552715654952" calcext:value-type="percentage">
            <text:p>97,96%</text:p>
          </table:table-cell>
          <table:table-cell table:style-name="ce25" table:formula="of:=[.H25]+[.B25]" office:value-type="float" office:value="0" calcext:value-type="float">
            <text:p>0</text:p>
          </table:table-cell>
          <table:table-cell table:style-name="ce25" table:formula="of:=[.G25]+[.C25]" office:value-type="float" office:value="416698" calcext:value-type="float">
            <text:p>416698</text:p>
          </table:table-cell>
          <table:table-cell table:style-name="ce26" table:formula="of:=[.O25]/([.O25]+[.P25])" office:value-type="percentage" office:value="0" calcext:value-type="percentage">
            <text:p>0,00%</text:p>
          </table:table-cell>
          <table:table-cell table:style-name="ce26" table:formula="of:=[.P25]/([.O25]+[.P25])" office:value-type="percentage" office:value="1" calcext:value-type="percentage">
            <text:p>100,00%</text:p>
          </table:table-cell>
          <table:table-cell table:style-name="ce31" table:formula="of:=[.H25]/[.E25]" office:value-type="string" office:string-value="" calcext:value-type="error">
            <text:p>#DIV/0!</text:p>
          </table:table-cell>
          <table:table-cell table:style-name="ce33" table:formula="of:=[.L25]/[.P25]" office:value-type="float" office:value="0.581269888504384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10216" calcext:value-type="float">
            <text:p>10216</text:p>
          </table:table-cell>
          <table:table-cell office:value-type="float" office:value="9" calcext:value-type="float">
            <text:p>9</text:p>
          </table:table-cell>
          <table:table-cell office:value-type="float" office:value="10225" calcext:value-type="float">
            <text:p>10225</text:p>
          </table:table-cell>
          <table:table-cell office:value-type="float" office:value="33769" calcext:value-type="float">
            <text:p>33769</text:p>
          </table:table-cell>
          <table:table-cell office:value-type="float" office:value="57" calcext:value-type="float">
            <text:p>57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26]+[.C26]" office:value-type="float" office:value="697" calcext:value-type="float">
            <text:p>697</text:p>
          </table:table-cell>
          <table:table-cell table:style-name="ce25" table:formula="of:=[.D26]+[.B26]" office:value-type="float" office:value="10216" calcext:value-type="float">
            <text:p>10216</text:p>
          </table:table-cell>
          <table:table-cell table:style-name="ce26" table:formula="of:=[.K26]/([.K26]+[.L26])" office:value-type="percentage" office:value="0.0638687803537066" calcext:value-type="percentage">
            <text:p>6,39%</text:p>
          </table:table-cell>
          <table:table-cell table:style-name="ce26" table:formula="of:=[.L26]/([.K26]+[.L26])" office:value-type="percentage" office:value="0.936131219646293" calcext:value-type="percentage">
            <text:p>93,61%</text:p>
          </table:table-cell>
          <table:table-cell table:style-name="ce25" table:formula="of:=[.H26]+[.B26]" office:value-type="float" office:value="57" calcext:value-type="float">
            <text:p>57</text:p>
          </table:table-cell>
          <table:table-cell table:style-name="ce25" table:formula="of:=[.G26]+[.C26]" office:value-type="float" office:value="34457" calcext:value-type="float">
            <text:p>34457</text:p>
          </table:table-cell>
          <table:table-cell table:style-name="ce26" table:formula="of:=[.O26]/([.O26]+[.P26])" office:value-type="percentage" office:value="0.00165150373761372" calcext:value-type="percentage">
            <text:p>0,17%</text:p>
          </table:table-cell>
          <table:table-cell table:style-name="ce26" table:formula="of:=[.P26]/([.O26]+[.P26])" office:value-type="percentage" office:value="0.998348496262386" calcext:value-type="percentage">
            <text:p>99,83%</text:p>
          </table:table-cell>
          <table:table-cell table:style-name="ce31" table:formula="of:=[.H26]/[.E26]" office:value-type="float" office:value="6.33333333333333" calcext:value-type="float">
            <text:p>6,3333</text:p>
          </table:table-cell>
          <table:table-cell table:style-name="ce33" table:formula="of:=[.L26]/[.P26]" office:value-type="float" office:value="0.29648547464956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10216" calcext:value-type="float">
            <text:p>10216</text:p>
          </table:table-cell>
          <table:table-cell office:value-type="float" office:value="9" calcext:value-type="float">
            <text:p>9</text:p>
          </table:table-cell>
          <table:table-cell office:value-type="float" office:value="10225" calcext:value-type="float">
            <text:p>10225</text:p>
          </table:table-cell>
          <table:table-cell office:value-type="float" office:value="33769" calcext:value-type="float">
            <text:p>33769</text:p>
          </table:table-cell>
          <table:table-cell office:value-type="float" office:value="57" calcext:value-type="float">
            <text:p>57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27]+[.C27]" office:value-type="float" office:value="697" calcext:value-type="float">
            <text:p>697</text:p>
          </table:table-cell>
          <table:table-cell table:style-name="ce25" table:formula="of:=[.D27]+[.B27]" office:value-type="float" office:value="10216" calcext:value-type="float">
            <text:p>10216</text:p>
          </table:table-cell>
          <table:table-cell table:style-name="ce26" table:formula="of:=[.K27]/([.K27]+[.L27])" office:value-type="percentage" office:value="0.0638687803537066" calcext:value-type="percentage">
            <text:p>6,39%</text:p>
          </table:table-cell>
          <table:table-cell table:style-name="ce26" table:formula="of:=[.L27]/([.K27]+[.L27])" office:value-type="percentage" office:value="0.936131219646293" calcext:value-type="percentage">
            <text:p>93,61%</text:p>
          </table:table-cell>
          <table:table-cell table:style-name="ce25" table:formula="of:=[.H27]+[.B27]" office:value-type="float" office:value="57" calcext:value-type="float">
            <text:p>57</text:p>
          </table:table-cell>
          <table:table-cell table:style-name="ce25" table:formula="of:=[.G27]+[.C27]" office:value-type="float" office:value="34457" calcext:value-type="float">
            <text:p>34457</text:p>
          </table:table-cell>
          <table:table-cell table:style-name="ce26" table:formula="of:=[.O27]/([.O27]+[.P27])" office:value-type="percentage" office:value="0.00165150373761372" calcext:value-type="percentage">
            <text:p>0,17%</text:p>
          </table:table-cell>
          <table:table-cell table:style-name="ce26" table:formula="of:=[.P27]/([.O27]+[.P27])" office:value-type="percentage" office:value="0.998348496262386" calcext:value-type="percentage">
            <text:p>99,83%</text:p>
          </table:table-cell>
          <table:table-cell table:style-name="ce31" table:formula="of:=[.H27]/[.E27]" office:value-type="float" office:value="6.33333333333333" calcext:value-type="float">
            <text:p>6,3333</text:p>
          </table:table-cell>
          <table:table-cell table:style-name="ce33" table:formula="of:=[.L27]/[.P27]" office:value-type="float" office:value="0.29648547464956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10216" calcext:value-type="float">
            <text:p>10216</text:p>
          </table:table-cell>
          <table:table-cell office:value-type="float" office:value="9" calcext:value-type="float">
            <text:p>9</text:p>
          </table:table-cell>
          <table:table-cell office:value-type="float" office:value="10225" calcext:value-type="float">
            <text:p>10225</text:p>
          </table:table-cell>
          <table:table-cell office:value-type="float" office:value="33769" calcext:value-type="float">
            <text:p>33769</text:p>
          </table:table-cell>
          <table:table-cell office:value-type="float" office:value="57" calcext:value-type="float">
            <text:p>57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28]+[.C28]" office:value-type="float" office:value="697" calcext:value-type="float">
            <text:p>697</text:p>
          </table:table-cell>
          <table:table-cell table:style-name="ce25" table:formula="of:=[.D28]+[.B28]" office:value-type="float" office:value="10216" calcext:value-type="float">
            <text:p>10216</text:p>
          </table:table-cell>
          <table:table-cell table:style-name="ce26" table:formula="of:=[.K28]/([.K28]+[.L28])" office:value-type="percentage" office:value="0.0638687803537066" calcext:value-type="percentage">
            <text:p>6,39%</text:p>
          </table:table-cell>
          <table:table-cell table:style-name="ce26" table:formula="of:=[.L28]/([.K28]+[.L28])" office:value-type="percentage" office:value="0.936131219646293" calcext:value-type="percentage">
            <text:p>93,61%</text:p>
          </table:table-cell>
          <table:table-cell table:style-name="ce25" table:formula="of:=[.H28]+[.B28]" office:value-type="float" office:value="57" calcext:value-type="float">
            <text:p>57</text:p>
          </table:table-cell>
          <table:table-cell table:style-name="ce25" table:formula="of:=[.G28]+[.C28]" office:value-type="float" office:value="34457" calcext:value-type="float">
            <text:p>34457</text:p>
          </table:table-cell>
          <table:table-cell table:style-name="ce26" table:formula="of:=[.O28]/([.O28]+[.P28])" office:value-type="percentage" office:value="0.00165150373761372" calcext:value-type="percentage">
            <text:p>0,17%</text:p>
          </table:table-cell>
          <table:table-cell table:style-name="ce26" table:formula="of:=[.P28]/([.O28]+[.P28])" office:value-type="percentage" office:value="0.998348496262386" calcext:value-type="percentage">
            <text:p>99,83%</text:p>
          </table:table-cell>
          <table:table-cell table:style-name="ce31" table:formula="of:=[.H28]/[.E28]" office:value-type="float" office:value="6.33333333333333" calcext:value-type="float">
            <text:p>6,3333</text:p>
          </table:table-cell>
          <table:table-cell table:style-name="ce33" table:formula="of:=[.L28]/[.P28]" office:value-type="float" office:value="0.29648547464956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10216" calcext:value-type="float">
            <text:p>10216</text:p>
          </table:table-cell>
          <table:table-cell office:value-type="float" office:value="9" calcext:value-type="float">
            <text:p>9</text:p>
          </table:table-cell>
          <table:table-cell office:value-type="float" office:value="10225" calcext:value-type="float">
            <text:p>10225</text:p>
          </table:table-cell>
          <table:table-cell office:value-type="float" office:value="33769" calcext:value-type="float">
            <text:p>33769</text:p>
          </table:table-cell>
          <table:table-cell office:value-type="float" office:value="57" calcext:value-type="float">
            <text:p>57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29]+[.C29]" office:value-type="float" office:value="697" calcext:value-type="float">
            <text:p>697</text:p>
          </table:table-cell>
          <table:table-cell table:style-name="ce25" table:formula="of:=[.D29]+[.B29]" office:value-type="float" office:value="10216" calcext:value-type="float">
            <text:p>10216</text:p>
          </table:table-cell>
          <table:table-cell table:style-name="ce26" table:formula="of:=[.K29]/([.K29]+[.L29])" office:value-type="percentage" office:value="0.0638687803537066" calcext:value-type="percentage">
            <text:p>6,39%</text:p>
          </table:table-cell>
          <table:table-cell table:style-name="ce26" table:formula="of:=[.L29]/([.K29]+[.L29])" office:value-type="percentage" office:value="0.936131219646293" calcext:value-type="percentage">
            <text:p>93,61%</text:p>
          </table:table-cell>
          <table:table-cell table:style-name="ce25" table:formula="of:=[.H29]+[.B29]" office:value-type="float" office:value="57" calcext:value-type="float">
            <text:p>57</text:p>
          </table:table-cell>
          <table:table-cell table:style-name="ce25" table:formula="of:=[.G29]+[.C29]" office:value-type="float" office:value="34457" calcext:value-type="float">
            <text:p>34457</text:p>
          </table:table-cell>
          <table:table-cell table:style-name="ce26" table:formula="of:=[.O29]/([.O29]+[.P29])" office:value-type="percentage" office:value="0.00165150373761372" calcext:value-type="percentage">
            <text:p>0,17%</text:p>
          </table:table-cell>
          <table:table-cell table:style-name="ce26" table:formula="of:=[.P29]/([.O29]+[.P29])" office:value-type="percentage" office:value="0.998348496262386" calcext:value-type="percentage">
            <text:p>99,83%</text:p>
          </table:table-cell>
          <table:table-cell table:style-name="ce31" table:formula="of:=[.H29]/[.E29]" office:value-type="float" office:value="6.33333333333333" calcext:value-type="float">
            <text:p>6,3333</text:p>
          </table:table-cell>
          <table:table-cell table:style-name="ce33" table:formula="of:=[.L29]/[.P29]" office:value-type="float" office:value="0.29648547464956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10216" calcext:value-type="float">
            <text:p>10216</text:p>
          </table:table-cell>
          <table:table-cell office:value-type="float" office:value="9" calcext:value-type="float">
            <text:p>9</text:p>
          </table:table-cell>
          <table:table-cell office:value-type="float" office:value="10225" calcext:value-type="float">
            <text:p>10225</text:p>
          </table:table-cell>
          <table:table-cell office:value-type="float" office:value="33769" calcext:value-type="float">
            <text:p>33769</text:p>
          </table:table-cell>
          <table:table-cell office:value-type="float" office:value="57" calcext:value-type="float">
            <text:p>57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30]+[.C30]" office:value-type="float" office:value="697" calcext:value-type="float">
            <text:p>697</text:p>
          </table:table-cell>
          <table:table-cell table:style-name="ce25" table:formula="of:=[.D30]+[.B30]" office:value-type="float" office:value="10216" calcext:value-type="float">
            <text:p>10216</text:p>
          </table:table-cell>
          <table:table-cell table:style-name="ce26" table:formula="of:=[.K30]/([.K30]+[.L30])" office:value-type="percentage" office:value="0.0638687803537066" calcext:value-type="percentage">
            <text:p>6,39%</text:p>
          </table:table-cell>
          <table:table-cell table:style-name="ce26" table:formula="of:=[.L30]/([.K30]+[.L30])" office:value-type="percentage" office:value="0.936131219646293" calcext:value-type="percentage">
            <text:p>93,61%</text:p>
          </table:table-cell>
          <table:table-cell table:style-name="ce25" table:formula="of:=[.H30]+[.B30]" office:value-type="float" office:value="57" calcext:value-type="float">
            <text:p>57</text:p>
          </table:table-cell>
          <table:table-cell table:style-name="ce25" table:formula="of:=[.G30]+[.C30]" office:value-type="float" office:value="34457" calcext:value-type="float">
            <text:p>34457</text:p>
          </table:table-cell>
          <table:table-cell table:style-name="ce26" table:formula="of:=[.O30]/([.O30]+[.P30])" office:value-type="percentage" office:value="0.00165150373761372" calcext:value-type="percentage">
            <text:p>0,17%</text:p>
          </table:table-cell>
          <table:table-cell table:style-name="ce26" table:formula="of:=[.P30]/([.O30]+[.P30])" office:value-type="percentage" office:value="0.998348496262386" calcext:value-type="percentage">
            <text:p>99,83%</text:p>
          </table:table-cell>
          <table:table-cell table:style-name="ce31" table:formula="of:=[.H30]/[.E30]" office:value-type="float" office:value="6.33333333333333" calcext:value-type="float">
            <text:p>6,3333</text:p>
          </table:table-cell>
          <table:table-cell table:style-name="ce33" table:formula="of:=[.L30]/[.P30]" office:value-type="float" office:value="0.29648547464956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10216" calcext:value-type="float">
            <text:p>10216</text:p>
          </table:table-cell>
          <table:table-cell office:value-type="float" office:value="9" calcext:value-type="float">
            <text:p>9</text:p>
          </table:table-cell>
          <table:table-cell office:value-type="float" office:value="10225" calcext:value-type="float">
            <text:p>10225</text:p>
          </table:table-cell>
          <table:table-cell office:value-type="float" office:value="33769" calcext:value-type="float">
            <text:p>33769</text:p>
          </table:table-cell>
          <table:table-cell office:value-type="float" office:value="57" calcext:value-type="float">
            <text:p>57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31]+[.C31]" office:value-type="float" office:value="697" calcext:value-type="float">
            <text:p>697</text:p>
          </table:table-cell>
          <table:table-cell table:style-name="ce25" table:formula="of:=[.D31]+[.B31]" office:value-type="float" office:value="10216" calcext:value-type="float">
            <text:p>10216</text:p>
          </table:table-cell>
          <table:table-cell table:style-name="ce26" table:formula="of:=[.K31]/([.K31]+[.L31])" office:value-type="percentage" office:value="0.0638687803537066" calcext:value-type="percentage">
            <text:p>6,39%</text:p>
          </table:table-cell>
          <table:table-cell table:style-name="ce26" table:formula="of:=[.L31]/([.K31]+[.L31])" office:value-type="percentage" office:value="0.936131219646293" calcext:value-type="percentage">
            <text:p>93,61%</text:p>
          </table:table-cell>
          <table:table-cell table:style-name="ce25" table:formula="of:=[.H31]+[.B31]" office:value-type="float" office:value="57" calcext:value-type="float">
            <text:p>57</text:p>
          </table:table-cell>
          <table:table-cell table:style-name="ce25" table:formula="of:=[.G31]+[.C31]" office:value-type="float" office:value="34457" calcext:value-type="float">
            <text:p>34457</text:p>
          </table:table-cell>
          <table:table-cell table:style-name="ce26" table:formula="of:=[.O31]/([.O31]+[.P31])" office:value-type="percentage" office:value="0.00165150373761372" calcext:value-type="percentage">
            <text:p>0,17%</text:p>
          </table:table-cell>
          <table:table-cell table:style-name="ce26" table:formula="of:=[.P31]/([.O31]+[.P31])" office:value-type="percentage" office:value="0.998348496262386" calcext:value-type="percentage">
            <text:p>99,83%</text:p>
          </table:table-cell>
          <table:table-cell table:style-name="ce31" table:formula="of:=[.H31]/[.E31]" office:value-type="float" office:value="6.33333333333333" calcext:value-type="float">
            <text:p>6,3333</text:p>
          </table:table-cell>
          <table:table-cell table:style-name="ce33" table:formula="of:=[.L31]/[.P31]" office:value-type="float" office:value="0.29648547464956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10216" calcext:value-type="float">
            <text:p>10216</text:p>
          </table:table-cell>
          <table:table-cell office:value-type="float" office:value="9" calcext:value-type="float">
            <text:p>9</text:p>
          </table:table-cell>
          <table:table-cell office:value-type="float" office:value="10225" calcext:value-type="float">
            <text:p>10225</text:p>
          </table:table-cell>
          <table:table-cell office:value-type="float" office:value="33769" calcext:value-type="float">
            <text:p>33769</text:p>
          </table:table-cell>
          <table:table-cell office:value-type="float" office:value="57" calcext:value-type="float">
            <text:p>57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32]+[.C32]" office:value-type="float" office:value="697" calcext:value-type="float">
            <text:p>697</text:p>
          </table:table-cell>
          <table:table-cell table:style-name="ce25" table:formula="of:=[.D32]+[.B32]" office:value-type="float" office:value="10216" calcext:value-type="float">
            <text:p>10216</text:p>
          </table:table-cell>
          <table:table-cell table:style-name="ce26" table:formula="of:=[.K32]/([.K32]+[.L32])" office:value-type="percentage" office:value="0.0638687803537066" calcext:value-type="percentage">
            <text:p>6,39%</text:p>
          </table:table-cell>
          <table:table-cell table:style-name="ce26" table:formula="of:=[.L32]/([.K32]+[.L32])" office:value-type="percentage" office:value="0.936131219646293" calcext:value-type="percentage">
            <text:p>93,61%</text:p>
          </table:table-cell>
          <table:table-cell table:style-name="ce25" table:formula="of:=[.H32]+[.B32]" office:value-type="float" office:value="57" calcext:value-type="float">
            <text:p>57</text:p>
          </table:table-cell>
          <table:table-cell table:style-name="ce25" table:formula="of:=[.G32]+[.C32]" office:value-type="float" office:value="34457" calcext:value-type="float">
            <text:p>34457</text:p>
          </table:table-cell>
          <table:table-cell table:style-name="ce26" table:formula="of:=[.O32]/([.O32]+[.P32])" office:value-type="percentage" office:value="0.00165150373761372" calcext:value-type="percentage">
            <text:p>0,17%</text:p>
          </table:table-cell>
          <table:table-cell table:style-name="ce26" table:formula="of:=[.P32]/([.O32]+[.P32])" office:value-type="percentage" office:value="0.998348496262386" calcext:value-type="percentage">
            <text:p>99,83%</text:p>
          </table:table-cell>
          <table:table-cell table:style-name="ce31" table:formula="of:=[.H32]/[.E32]" office:value-type="float" office:value="6.33333333333333" calcext:value-type="float">
            <text:p>6,3333</text:p>
          </table:table-cell>
          <table:table-cell table:style-name="ce33" table:formula="of:=[.L32]/[.P32]" office:value-type="float" office:value="0.29648547464956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10216" calcext:value-type="float">
            <text:p>10216</text:p>
          </table:table-cell>
          <table:table-cell office:value-type="float" office:value="9" calcext:value-type="float">
            <text:p>9</text:p>
          </table:table-cell>
          <table:table-cell office:value-type="float" office:value="10225" calcext:value-type="float">
            <text:p>10225</text:p>
          </table:table-cell>
          <table:table-cell office:value-type="float" office:value="33769" calcext:value-type="float">
            <text:p>33769</text:p>
          </table:table-cell>
          <table:table-cell office:value-type="float" office:value="57" calcext:value-type="float">
            <text:p>57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33]+[.C33]" office:value-type="float" office:value="697" calcext:value-type="float">
            <text:p>697</text:p>
          </table:table-cell>
          <table:table-cell table:style-name="ce25" table:formula="of:=[.D33]+[.B33]" office:value-type="float" office:value="10216" calcext:value-type="float">
            <text:p>10216</text:p>
          </table:table-cell>
          <table:table-cell table:style-name="ce26" table:formula="of:=[.K33]/([.K33]+[.L33])" office:value-type="percentage" office:value="0.0638687803537066" calcext:value-type="percentage">
            <text:p>6,39%</text:p>
          </table:table-cell>
          <table:table-cell table:style-name="ce26" table:formula="of:=[.L33]/([.K33]+[.L33])" office:value-type="percentage" office:value="0.936131219646293" calcext:value-type="percentage">
            <text:p>93,61%</text:p>
          </table:table-cell>
          <table:table-cell table:style-name="ce25" table:formula="of:=[.H33]+[.B33]" office:value-type="float" office:value="57" calcext:value-type="float">
            <text:p>57</text:p>
          </table:table-cell>
          <table:table-cell table:style-name="ce25" table:formula="of:=[.G33]+[.C33]" office:value-type="float" office:value="34457" calcext:value-type="float">
            <text:p>34457</text:p>
          </table:table-cell>
          <table:table-cell table:style-name="ce26" table:formula="of:=[.O33]/([.O33]+[.P33])" office:value-type="percentage" office:value="0.00165150373761372" calcext:value-type="percentage">
            <text:p>0,17%</text:p>
          </table:table-cell>
          <table:table-cell table:style-name="ce26" table:formula="of:=[.P33]/([.O33]+[.P33])" office:value-type="percentage" office:value="0.998348496262386" calcext:value-type="percentage">
            <text:p>99,83%</text:p>
          </table:table-cell>
          <table:table-cell table:style-name="ce31" table:formula="of:=[.H33]/[.E33]" office:value-type="float" office:value="6.33333333333333" calcext:value-type="float">
            <text:p>6,3333</text:p>
          </table:table-cell>
          <table:table-cell table:style-name="ce33" table:formula="of:=[.L33]/[.P33]" office:value-type="float" office:value="0.29648547464956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8683" calcext:value-type="float">
            <text:p>8683</text:p>
          </table:table-cell>
          <table:table-cell office:value-type="float" office:value="1542" calcext:value-type="float">
            <text:p>1542</text:p>
          </table:table-cell>
          <table:table-cell office:value-type="float" office:value="10225" calcext:value-type="float">
            <text:p>10225</text:p>
          </table:table-cell>
          <table:table-cell office:value-type="float" office:value="26601" calcext:value-type="float">
            <text:p>26601</text:p>
          </table:table-cell>
          <table:table-cell office:value-type="float" office:value="7225" calcext:value-type="float">
            <text:p>7225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34]+[.C34]" office:value-type="float" office:value="2091" calcext:value-type="float">
            <text:p>2091</text:p>
          </table:table-cell>
          <table:table-cell table:style-name="ce25" table:formula="of:=[.D34]+[.B34]" office:value-type="float" office:value="8683" calcext:value-type="float">
            <text:p>8683</text:p>
          </table:table-cell>
          <table:table-cell table:style-name="ce26" table:formula="of:=[.K34]/([.K34]+[.L34])" office:value-type="percentage" office:value="0.194078336736588" calcext:value-type="percentage">
            <text:p>19,41%</text:p>
          </table:table-cell>
          <table:table-cell table:style-name="ce26" table:formula="of:=[.L34]/([.K34]+[.L34])" office:value-type="percentage" office:value="0.805921663263412" calcext:value-type="percentage">
            <text:p>80,59%</text:p>
          </table:table-cell>
          <table:table-cell table:style-name="ce25" table:formula="of:=[.H34]+[.B34]" office:value-type="float" office:value="7225" calcext:value-type="float">
            <text:p>7225</text:p>
          </table:table-cell>
          <table:table-cell table:style-name="ce25" table:formula="of:=[.G34]+[.C34]" office:value-type="float" office:value="27150" calcext:value-type="float">
            <text:p>27150</text:p>
          </table:table-cell>
          <table:table-cell table:style-name="ce26" table:formula="of:=[.O34]/([.O34]+[.P34])" office:value-type="percentage" office:value="0.210181818181818" calcext:value-type="percentage">
            <text:p>21,02%</text:p>
          </table:table-cell>
          <table:table-cell table:style-name="ce26" table:formula="of:=[.P34]/([.O34]+[.P34])" office:value-type="percentage" office:value="0.789818181818182" calcext:value-type="percentage">
            <text:p>78,98%</text:p>
          </table:table-cell>
          <table:table-cell table:style-name="ce31" table:formula="of:=[.H34]/[.E34]" office:value-type="float" office:value="4.68547341115435" calcext:value-type="float">
            <text:p>4,6855</text:p>
          </table:table-cell>
          <table:table-cell table:style-name="ce33" table:formula="of:=[.L34]/[.P34]" office:value-type="float" office:value="0.319815837937385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8683" calcext:value-type="float">
            <text:p>8683</text:p>
          </table:table-cell>
          <table:table-cell office:value-type="float" office:value="1542" calcext:value-type="float">
            <text:p>1542</text:p>
          </table:table-cell>
          <table:table-cell office:value-type="float" office:value="10225" calcext:value-type="float">
            <text:p>10225</text:p>
          </table:table-cell>
          <table:table-cell office:value-type="float" office:value="26601" calcext:value-type="float">
            <text:p>26601</text:p>
          </table:table-cell>
          <table:table-cell office:value-type="float" office:value="7225" calcext:value-type="float">
            <text:p>7225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35]+[.C35]" office:value-type="float" office:value="2091" calcext:value-type="float">
            <text:p>2091</text:p>
          </table:table-cell>
          <table:table-cell table:style-name="ce25" table:formula="of:=[.D35]+[.B35]" office:value-type="float" office:value="8683" calcext:value-type="float">
            <text:p>8683</text:p>
          </table:table-cell>
          <table:table-cell table:style-name="ce26" table:formula="of:=[.K35]/([.K35]+[.L35])" office:value-type="percentage" office:value="0.194078336736588" calcext:value-type="percentage">
            <text:p>19,41%</text:p>
          </table:table-cell>
          <table:table-cell table:style-name="ce26" table:formula="of:=[.L35]/([.K35]+[.L35])" office:value-type="percentage" office:value="0.805921663263412" calcext:value-type="percentage">
            <text:p>80,59%</text:p>
          </table:table-cell>
          <table:table-cell table:style-name="ce25" table:formula="of:=[.H35]+[.B35]" office:value-type="float" office:value="7225" calcext:value-type="float">
            <text:p>7225</text:p>
          </table:table-cell>
          <table:table-cell table:style-name="ce25" table:formula="of:=[.G35]+[.C35]" office:value-type="float" office:value="27150" calcext:value-type="float">
            <text:p>27150</text:p>
          </table:table-cell>
          <table:table-cell table:style-name="ce26" table:formula="of:=[.O35]/([.O35]+[.P35])" office:value-type="percentage" office:value="0.210181818181818" calcext:value-type="percentage">
            <text:p>21,02%</text:p>
          </table:table-cell>
          <table:table-cell table:style-name="ce26" table:formula="of:=[.P35]/([.O35]+[.P35])" office:value-type="percentage" office:value="0.789818181818182" calcext:value-type="percentage">
            <text:p>78,98%</text:p>
          </table:table-cell>
          <table:table-cell table:style-name="ce31" table:formula="of:=[.H35]/[.E35]" office:value-type="float" office:value="4.68547341115435" calcext:value-type="float">
            <text:p>4,6855</text:p>
          </table:table-cell>
          <table:table-cell table:style-name="ce33" table:formula="of:=[.L35]/[.P35]" office:value-type="float" office:value="0.319815837937385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 office:value-type="float" office:value="10131" calcext:value-type="float">
            <text:p>10131</text:p>
          </table:table-cell>
          <table:table-cell office:value-type="float" office:value="94" calcext:value-type="float">
            <text:p>94</text:p>
          </table:table-cell>
          <table:table-cell office:value-type="float" office:value="10225" calcext:value-type="float">
            <text:p>10225</text:p>
          </table:table-cell>
          <table:table-cell office:value-type="float" office:value="33409" calcext:value-type="float">
            <text:p>33409</text:p>
          </table:table-cell>
          <table:table-cell office:value-type="float" office:value="417" calcext:value-type="float">
            <text:p>417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36]+[.C36]" office:value-type="float" office:value="1462" calcext:value-type="float">
            <text:p>1462</text:p>
          </table:table-cell>
          <table:table-cell table:style-name="ce25" table:formula="of:=[.D36]+[.B36]" office:value-type="float" office:value="10131" calcext:value-type="float">
            <text:p>10131</text:p>
          </table:table-cell>
          <table:table-cell table:style-name="ce26" table:formula="of:=[.K36]/([.K36]+[.L36])" office:value-type="percentage" office:value="0.126110583973087" calcext:value-type="percentage">
            <text:p>12,61%</text:p>
          </table:table-cell>
          <table:table-cell table:style-name="ce26" table:formula="of:=[.L36]/([.K36]+[.L36])" office:value-type="percentage" office:value="0.873889416026913" calcext:value-type="percentage">
            <text:p>87,39%</text:p>
          </table:table-cell>
          <table:table-cell table:style-name="ce25" table:formula="of:=[.H36]+[.B36]" office:value-type="float" office:value="417" calcext:value-type="float">
            <text:p>417</text:p>
          </table:table-cell>
          <table:table-cell table:style-name="ce25" table:formula="of:=[.G36]+[.C36]" office:value-type="float" office:value="34777" calcext:value-type="float">
            <text:p>34777</text:p>
          </table:table-cell>
          <table:table-cell table:style-name="ce26" table:formula="of:=[.O36]/([.O36]+[.P36])" office:value-type="percentage" office:value="0.0118486105586179" calcext:value-type="percentage">
            <text:p>1,18%</text:p>
          </table:table-cell>
          <table:table-cell table:style-name="ce26" table:formula="of:=[.P36]/([.O36]+[.P36])" office:value-type="percentage" office:value="0.988151389441382" calcext:value-type="percentage">
            <text:p>98,82%</text:p>
          </table:table-cell>
          <table:table-cell table:style-name="ce31" table:formula="of:=[.H36]/[.E36]" office:value-type="float" office:value="4.43617021276596" calcext:value-type="float">
            <text:p>4,4362</text:p>
          </table:table-cell>
          <table:table-cell table:style-name="ce33" table:formula="of:=[.L36]/[.P36]" office:value-type="float" office:value="0.291313224257411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 office:value-type="float" office:value="10131" calcext:value-type="float">
            <text:p>10131</text:p>
          </table:table-cell>
          <table:table-cell office:value-type="float" office:value="94" calcext:value-type="float">
            <text:p>94</text:p>
          </table:table-cell>
          <table:table-cell office:value-type="float" office:value="10225" calcext:value-type="float">
            <text:p>10225</text:p>
          </table:table-cell>
          <table:table-cell office:value-type="float" office:value="33409" calcext:value-type="float">
            <text:p>33409</text:p>
          </table:table-cell>
          <table:table-cell office:value-type="float" office:value="417" calcext:value-type="float">
            <text:p>417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37]+[.C37]" office:value-type="float" office:value="1462" calcext:value-type="float">
            <text:p>1462</text:p>
          </table:table-cell>
          <table:table-cell table:style-name="ce25" table:formula="of:=[.D37]+[.B37]" office:value-type="float" office:value="10131" calcext:value-type="float">
            <text:p>10131</text:p>
          </table:table-cell>
          <table:table-cell table:style-name="ce26" table:formula="of:=[.K37]/([.K37]+[.L37])" office:value-type="percentage" office:value="0.126110583973087" calcext:value-type="percentage">
            <text:p>12,61%</text:p>
          </table:table-cell>
          <table:table-cell table:style-name="ce26" table:formula="of:=[.L37]/([.K37]+[.L37])" office:value-type="percentage" office:value="0.873889416026913" calcext:value-type="percentage">
            <text:p>87,39%</text:p>
          </table:table-cell>
          <table:table-cell table:style-name="ce25" table:formula="of:=[.H37]+[.B37]" office:value-type="float" office:value="417" calcext:value-type="float">
            <text:p>417</text:p>
          </table:table-cell>
          <table:table-cell table:style-name="ce25" table:formula="of:=[.G37]+[.C37]" office:value-type="float" office:value="34777" calcext:value-type="float">
            <text:p>34777</text:p>
          </table:table-cell>
          <table:table-cell table:style-name="ce26" table:formula="of:=[.O37]/([.O37]+[.P37])" office:value-type="percentage" office:value="0.0118486105586179" calcext:value-type="percentage">
            <text:p>1,18%</text:p>
          </table:table-cell>
          <table:table-cell table:style-name="ce26" table:formula="of:=[.P37]/([.O37]+[.P37])" office:value-type="percentage" office:value="0.988151389441382" calcext:value-type="percentage">
            <text:p>98,82%</text:p>
          </table:table-cell>
          <table:table-cell table:style-name="ce31" table:formula="of:=[.H37]/[.E37]" office:value-type="float" office:value="4.43617021276596" calcext:value-type="float">
            <text:p>4,4362</text:p>
          </table:table-cell>
          <table:table-cell table:style-name="ce33" table:formula="of:=[.L37]/[.P37]" office:value-type="float" office:value="0.291313224257411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float" office:value="10131" calcext:value-type="float">
            <text:p>10131</text:p>
          </table:table-cell>
          <table:table-cell office:value-type="float" office:value="94" calcext:value-type="float">
            <text:p>94</text:p>
          </table:table-cell>
          <table:table-cell office:value-type="float" office:value="10225" calcext:value-type="float">
            <text:p>10225</text:p>
          </table:table-cell>
          <table:table-cell office:value-type="float" office:value="33409" calcext:value-type="float">
            <text:p>33409</text:p>
          </table:table-cell>
          <table:table-cell office:value-type="float" office:value="417" calcext:value-type="float">
            <text:p>417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38]+[.C38]" office:value-type="float" office:value="1469" calcext:value-type="float">
            <text:p>1469</text:p>
          </table:table-cell>
          <table:table-cell table:style-name="ce25" table:formula="of:=[.D38]+[.B38]" office:value-type="float" office:value="10131" calcext:value-type="float">
            <text:p>10131</text:p>
          </table:table-cell>
          <table:table-cell table:style-name="ce26" table:formula="of:=[.K38]/([.K38]+[.L38])" office:value-type="percentage" office:value="0.126637931034483" calcext:value-type="percentage">
            <text:p>12,66%</text:p>
          </table:table-cell>
          <table:table-cell table:style-name="ce26" table:formula="of:=[.L38]/([.K38]+[.L38])" office:value-type="percentage" office:value="0.873362068965517" calcext:value-type="percentage">
            <text:p>87,34%</text:p>
          </table:table-cell>
          <table:table-cell table:style-name="ce25" table:formula="of:=[.H38]+[.B38]" office:value-type="float" office:value="417" calcext:value-type="float">
            <text:p>417</text:p>
          </table:table-cell>
          <table:table-cell table:style-name="ce25" table:formula="of:=[.G38]+[.C38]" office:value-type="float" office:value="34784" calcext:value-type="float">
            <text:p>34784</text:p>
          </table:table-cell>
          <table:table-cell table:style-name="ce26" table:formula="of:=[.O38]/([.O38]+[.P38])" office:value-type="percentage" office:value="0.0118462543677736" calcext:value-type="percentage">
            <text:p>1,18%</text:p>
          </table:table-cell>
          <table:table-cell table:style-name="ce26" table:formula="of:=[.P38]/([.O38]+[.P38])" office:value-type="percentage" office:value="0.988153745632226" calcext:value-type="percentage">
            <text:p>98,82%</text:p>
          </table:table-cell>
          <table:table-cell table:style-name="ce31" table:formula="of:=[.H38]/[.E38]" office:value-type="float" office:value="4.43617021276596" calcext:value-type="float">
            <text:p>4,4362</text:p>
          </table:table-cell>
          <table:table-cell table:style-name="ce33" table:formula="of:=[.L38]/[.P38]" office:value-type="float" office:value="0.291254599816007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float" office:value="10131" calcext:value-type="float">
            <text:p>10131</text:p>
          </table:table-cell>
          <table:table-cell office:value-type="float" office:value="94" calcext:value-type="float">
            <text:p>94</text:p>
          </table:table-cell>
          <table:table-cell office:value-type="float" office:value="10225" calcext:value-type="float">
            <text:p>10225</text:p>
          </table:table-cell>
          <table:table-cell office:value-type="float" office:value="33409" calcext:value-type="float">
            <text:p>33409</text:p>
          </table:table-cell>
          <table:table-cell office:value-type="float" office:value="417" calcext:value-type="float">
            <text:p>417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39]+[.C39]" office:value-type="float" office:value="1469" calcext:value-type="float">
            <text:p>1469</text:p>
          </table:table-cell>
          <table:table-cell table:style-name="ce25" table:formula="of:=[.D39]+[.B39]" office:value-type="float" office:value="10131" calcext:value-type="float">
            <text:p>10131</text:p>
          </table:table-cell>
          <table:table-cell table:style-name="ce26" table:formula="of:=[.K39]/([.K39]+[.L39])" office:value-type="percentage" office:value="0.126637931034483" calcext:value-type="percentage">
            <text:p>12,66%</text:p>
          </table:table-cell>
          <table:table-cell table:style-name="ce26" table:formula="of:=[.L39]/([.K39]+[.L39])" office:value-type="percentage" office:value="0.873362068965517" calcext:value-type="percentage">
            <text:p>87,34%</text:p>
          </table:table-cell>
          <table:table-cell table:style-name="ce25" table:formula="of:=[.H39]+[.B39]" office:value-type="float" office:value="417" calcext:value-type="float">
            <text:p>417</text:p>
          </table:table-cell>
          <table:table-cell table:style-name="ce25" table:formula="of:=[.G39]+[.C39]" office:value-type="float" office:value="34784" calcext:value-type="float">
            <text:p>34784</text:p>
          </table:table-cell>
          <table:table-cell table:style-name="ce26" table:formula="of:=[.O39]/([.O39]+[.P39])" office:value-type="percentage" office:value="0.0118462543677736" calcext:value-type="percentage">
            <text:p>1,18%</text:p>
          </table:table-cell>
          <table:table-cell table:style-name="ce26" table:formula="of:=[.P39]/([.O39]+[.P39])" office:value-type="percentage" office:value="0.988153745632226" calcext:value-type="percentage">
            <text:p>98,82%</text:p>
          </table:table-cell>
          <table:table-cell table:style-name="ce31" table:formula="of:=[.H39]/[.E39]" office:value-type="float" office:value="4.43617021276596" calcext:value-type="float">
            <text:p>4,4362</text:p>
          </table:table-cell>
          <table:table-cell table:style-name="ce33" table:formula="of:=[.L39]/[.P39]" office:value-type="float" office:value="0.291254599816007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10131" calcext:value-type="float">
            <text:p>10131</text:p>
          </table:table-cell>
          <table:table-cell office:value-type="float" office:value="94" calcext:value-type="float">
            <text:p>94</text:p>
          </table:table-cell>
          <table:table-cell office:value-type="float" office:value="10225" calcext:value-type="float">
            <text:p>10225</text:p>
          </table:table-cell>
          <table:table-cell office:value-type="float" office:value="33409" calcext:value-type="float">
            <text:p>33409</text:p>
          </table:table-cell>
          <table:table-cell office:value-type="float" office:value="417" calcext:value-type="float">
            <text:p>417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40]+[.C40]" office:value-type="float" office:value="1470" calcext:value-type="float">
            <text:p>1470</text:p>
          </table:table-cell>
          <table:table-cell table:style-name="ce25" table:formula="of:=[.D40]+[.B40]" office:value-type="float" office:value="10131" calcext:value-type="float">
            <text:p>10131</text:p>
          </table:table-cell>
          <table:table-cell table:style-name="ce26" table:formula="of:=[.K40]/([.K40]+[.L40])" office:value-type="percentage" office:value="0.126713214378071" calcext:value-type="percentage">
            <text:p>12,67%</text:p>
          </table:table-cell>
          <table:table-cell table:style-name="ce26" table:formula="of:=[.L40]/([.K40]+[.L40])" office:value-type="percentage" office:value="0.873286785621929" calcext:value-type="percentage">
            <text:p>87,33%</text:p>
          </table:table-cell>
          <table:table-cell table:style-name="ce25" table:formula="of:=[.H40]+[.B40]" office:value-type="float" office:value="417" calcext:value-type="float">
            <text:p>417</text:p>
          </table:table-cell>
          <table:table-cell table:style-name="ce25" table:formula="of:=[.G40]+[.C40]" office:value-type="float" office:value="34785" calcext:value-type="float">
            <text:p>34785</text:p>
          </table:table-cell>
          <table:table-cell table:style-name="ce26" table:formula="of:=[.O40]/([.O40]+[.P40])" office:value-type="percentage" office:value="0.011845917845577" calcext:value-type="percentage">
            <text:p>1,18%</text:p>
          </table:table-cell>
          <table:table-cell table:style-name="ce26" table:formula="of:=[.P40]/([.O40]+[.P40])" office:value-type="percentage" office:value="0.988154082154423" calcext:value-type="percentage">
            <text:p>98,82%</text:p>
          </table:table-cell>
          <table:table-cell table:style-name="ce31" table:formula="of:=[.H40]/[.E40]" office:value-type="float" office:value="4.43617021276596" calcext:value-type="float">
            <text:p>4,4362</text:p>
          </table:table-cell>
          <table:table-cell table:style-name="ce33" table:formula="of:=[.L40]/[.P40]" office:value-type="float" office:value="0.291246226821906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10131" calcext:value-type="float">
            <text:p>10131</text:p>
          </table:table-cell>
          <table:table-cell office:value-type="float" office:value="94" calcext:value-type="float">
            <text:p>94</text:p>
          </table:table-cell>
          <table:table-cell office:value-type="float" office:value="10225" calcext:value-type="float">
            <text:p>10225</text:p>
          </table:table-cell>
          <table:table-cell office:value-type="float" office:value="33409" calcext:value-type="float">
            <text:p>33409</text:p>
          </table:table-cell>
          <table:table-cell office:value-type="float" office:value="417" calcext:value-type="float">
            <text:p>417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41]+[.C41]" office:value-type="float" office:value="1470" calcext:value-type="float">
            <text:p>1470</text:p>
          </table:table-cell>
          <table:table-cell table:style-name="ce25" table:formula="of:=[.D41]+[.B41]" office:value-type="float" office:value="10131" calcext:value-type="float">
            <text:p>10131</text:p>
          </table:table-cell>
          <table:table-cell table:style-name="ce26" table:formula="of:=[.K41]/([.K41]+[.L41])" office:value-type="percentage" office:value="0.126713214378071" calcext:value-type="percentage">
            <text:p>12,67%</text:p>
          </table:table-cell>
          <table:table-cell table:style-name="ce26" table:formula="of:=[.L41]/([.K41]+[.L41])" office:value-type="percentage" office:value="0.873286785621929" calcext:value-type="percentage">
            <text:p>87,33%</text:p>
          </table:table-cell>
          <table:table-cell table:style-name="ce25" table:formula="of:=[.H41]+[.B41]" office:value-type="float" office:value="417" calcext:value-type="float">
            <text:p>417</text:p>
          </table:table-cell>
          <table:table-cell table:style-name="ce25" table:formula="of:=[.G41]+[.C41]" office:value-type="float" office:value="34785" calcext:value-type="float">
            <text:p>34785</text:p>
          </table:table-cell>
          <table:table-cell table:style-name="ce26" table:formula="of:=[.O41]/([.O41]+[.P41])" office:value-type="percentage" office:value="0.011845917845577" calcext:value-type="percentage">
            <text:p>1,18%</text:p>
          </table:table-cell>
          <table:table-cell table:style-name="ce26" table:formula="of:=[.P41]/([.O41]+[.P41])" office:value-type="percentage" office:value="0.988154082154423" calcext:value-type="percentage">
            <text:p>98,82%</text:p>
          </table:table-cell>
          <table:table-cell table:style-name="ce31" table:formula="of:=[.H41]/[.E41]" office:value-type="float" office:value="4.43617021276596" calcext:value-type="float">
            <text:p>4,4362</text:p>
          </table:table-cell>
          <table:table-cell table:style-name="ce33" table:formula="of:=[.L41]/[.P41]" office:value-type="float" office:value="0.291246226821906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10131" calcext:value-type="float">
            <text:p>10131</text:p>
          </table:table-cell>
          <table:table-cell office:value-type="float" office:value="94" calcext:value-type="float">
            <text:p>94</text:p>
          </table:table-cell>
          <table:table-cell office:value-type="float" office:value="10225" calcext:value-type="float">
            <text:p>10225</text:p>
          </table:table-cell>
          <table:table-cell office:value-type="float" office:value="33409" calcext:value-type="float">
            <text:p>33409</text:p>
          </table:table-cell>
          <table:table-cell office:value-type="float" office:value="417" calcext:value-type="float">
            <text:p>417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42]+[.C42]" office:value-type="float" office:value="1470" calcext:value-type="float">
            <text:p>1470</text:p>
          </table:table-cell>
          <table:table-cell table:style-name="ce25" table:formula="of:=[.D42]+[.B42]" office:value-type="float" office:value="10131" calcext:value-type="float">
            <text:p>10131</text:p>
          </table:table-cell>
          <table:table-cell table:style-name="ce26" table:formula="of:=[.K42]/([.K42]+[.L42])" office:value-type="percentage" office:value="0.126713214378071" calcext:value-type="percentage">
            <text:p>12,67%</text:p>
          </table:table-cell>
          <table:table-cell table:style-name="ce26" table:formula="of:=[.L42]/([.K42]+[.L42])" office:value-type="percentage" office:value="0.873286785621929" calcext:value-type="percentage">
            <text:p>87,33%</text:p>
          </table:table-cell>
          <table:table-cell table:style-name="ce25" table:formula="of:=[.H42]+[.B42]" office:value-type="float" office:value="417" calcext:value-type="float">
            <text:p>417</text:p>
          </table:table-cell>
          <table:table-cell table:style-name="ce25" table:formula="of:=[.G42]+[.C42]" office:value-type="float" office:value="34785" calcext:value-type="float">
            <text:p>34785</text:p>
          </table:table-cell>
          <table:table-cell table:style-name="ce26" table:formula="of:=[.O42]/([.O42]+[.P42])" office:value-type="percentage" office:value="0.011845917845577" calcext:value-type="percentage">
            <text:p>1,18%</text:p>
          </table:table-cell>
          <table:table-cell table:style-name="ce26" table:formula="of:=[.P42]/([.O42]+[.P42])" office:value-type="percentage" office:value="0.988154082154423" calcext:value-type="percentage">
            <text:p>98,82%</text:p>
          </table:table-cell>
          <table:table-cell table:style-name="ce31" table:formula="of:=[.H42]/[.E42]" office:value-type="float" office:value="4.43617021276596" calcext:value-type="float">
            <text:p>4,4362</text:p>
          </table:table-cell>
          <table:table-cell table:style-name="ce33" table:formula="of:=[.L42]/[.P42]" office:value-type="float" office:value="0.291246226821906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10131" calcext:value-type="float">
            <text:p>10131</text:p>
          </table:table-cell>
          <table:table-cell office:value-type="float" office:value="94" calcext:value-type="float">
            <text:p>94</text:p>
          </table:table-cell>
          <table:table-cell office:value-type="float" office:value="10225" calcext:value-type="float">
            <text:p>10225</text:p>
          </table:table-cell>
          <table:table-cell office:value-type="float" office:value="33409" calcext:value-type="float">
            <text:p>33409</text:p>
          </table:table-cell>
          <table:table-cell office:value-type="float" office:value="417" calcext:value-type="float">
            <text:p>417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43]+[.C43]" office:value-type="float" office:value="1470" calcext:value-type="float">
            <text:p>1470</text:p>
          </table:table-cell>
          <table:table-cell table:style-name="ce25" table:formula="of:=[.D43]+[.B43]" office:value-type="float" office:value="10131" calcext:value-type="float">
            <text:p>10131</text:p>
          </table:table-cell>
          <table:table-cell table:style-name="ce26" table:formula="of:=[.K43]/([.K43]+[.L43])" office:value-type="percentage" office:value="0.126713214378071" calcext:value-type="percentage">
            <text:p>12,67%</text:p>
          </table:table-cell>
          <table:table-cell table:style-name="ce26" table:formula="of:=[.L43]/([.K43]+[.L43])" office:value-type="percentage" office:value="0.873286785621929" calcext:value-type="percentage">
            <text:p>87,33%</text:p>
          </table:table-cell>
          <table:table-cell table:style-name="ce25" table:formula="of:=[.H43]+[.B43]" office:value-type="float" office:value="417" calcext:value-type="float">
            <text:p>417</text:p>
          </table:table-cell>
          <table:table-cell table:style-name="ce25" table:formula="of:=[.G43]+[.C43]" office:value-type="float" office:value="34785" calcext:value-type="float">
            <text:p>34785</text:p>
          </table:table-cell>
          <table:table-cell table:style-name="ce26" table:formula="of:=[.O43]/([.O43]+[.P43])" office:value-type="percentage" office:value="0.011845917845577" calcext:value-type="percentage">
            <text:p>1,18%</text:p>
          </table:table-cell>
          <table:table-cell table:style-name="ce26" table:formula="of:=[.P43]/([.O43]+[.P43])" office:value-type="percentage" office:value="0.988154082154423" calcext:value-type="percentage">
            <text:p>98,82%</text:p>
          </table:table-cell>
          <table:table-cell table:style-name="ce31" table:formula="of:=[.H43]/[.E43]" office:value-type="float" office:value="4.43617021276596" calcext:value-type="float">
            <text:p>4,4362</text:p>
          </table:table-cell>
          <table:table-cell table:style-name="ce33" table:formula="of:=[.L43]/[.P43]" office:value-type="float" office:value="0.291246226821906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 office:value-type="float" office:value="9630" calcext:value-type="float">
            <text:p>9630</text:p>
          </table:table-cell>
          <table:table-cell office:value-type="float" office:value="595" calcext:value-type="float">
            <text:p>595</text:p>
          </table:table-cell>
          <table:table-cell office:value-type="float" office:value="10225" calcext:value-type="float">
            <text:p>10225</text:p>
          </table:table-cell>
          <table:table-cell office:value-type="float" office:value="31302" calcext:value-type="float">
            <text:p>31302</text:p>
          </table:table-cell>
          <table:table-cell office:value-type="float" office:value="2524" calcext:value-type="float">
            <text:p>2524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44]+[.C44]" office:value-type="float" office:value="3312" calcext:value-type="float">
            <text:p>3312</text:p>
          </table:table-cell>
          <table:table-cell table:style-name="ce25" table:formula="of:=[.D44]+[.B44]" office:value-type="float" office:value="9630" calcext:value-type="float">
            <text:p>9630</text:p>
          </table:table-cell>
          <table:table-cell table:style-name="ce26" table:formula="of:=[.K44]/([.K44]+[.L44])" office:value-type="percentage" office:value="0.255910987482615" calcext:value-type="percentage">
            <text:p>25,59%</text:p>
          </table:table-cell>
          <table:table-cell table:style-name="ce26" table:formula="of:=[.L44]/([.K44]+[.L44])" office:value-type="percentage" office:value="0.744089012517385" calcext:value-type="percentage">
            <text:p>74,41%</text:p>
          </table:table-cell>
          <table:table-cell table:style-name="ce25" table:formula="of:=[.H44]+[.B44]" office:value-type="float" office:value="2524" calcext:value-type="float">
            <text:p>2524</text:p>
          </table:table-cell>
          <table:table-cell table:style-name="ce25" table:formula="of:=[.G44]+[.C44]" office:value-type="float" office:value="34019" calcext:value-type="float">
            <text:p>34019</text:p>
          </table:table-cell>
          <table:table-cell table:style-name="ce26" table:formula="of:=[.O44]/([.O44]+[.P44])" office:value-type="percentage" office:value="0.0690693156007991" calcext:value-type="percentage">
            <text:p>6,91%</text:p>
          </table:table-cell>
          <table:table-cell table:style-name="ce26" table:formula="of:=[.P44]/([.O44]+[.P44])" office:value-type="percentage" office:value="0.930930684399201" calcext:value-type="percentage">
            <text:p>93,09%</text:p>
          </table:table-cell>
          <table:table-cell table:style-name="ce31" table:formula="of:=[.H44]/[.E44]" office:value-type="float" office:value="4.24201680672269" calcext:value-type="float">
            <text:p>4,2420</text:p>
          </table:table-cell>
          <table:table-cell table:style-name="ce33" table:formula="of:=[.L44]/[.P44]" office:value-type="float" office:value="0.28307710397131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 office:value-type="float" office:value="9630" calcext:value-type="float">
            <text:p>9630</text:p>
          </table:table-cell>
          <table:table-cell office:value-type="float" office:value="595" calcext:value-type="float">
            <text:p>595</text:p>
          </table:table-cell>
          <table:table-cell office:value-type="float" office:value="10225" calcext:value-type="float">
            <text:p>10225</text:p>
          </table:table-cell>
          <table:table-cell office:value-type="float" office:value="31302" calcext:value-type="float">
            <text:p>31302</text:p>
          </table:table-cell>
          <table:table-cell office:value-type="float" office:value="2524" calcext:value-type="float">
            <text:p>2524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45]+[.C45]" office:value-type="float" office:value="3312" calcext:value-type="float">
            <text:p>3312</text:p>
          </table:table-cell>
          <table:table-cell table:style-name="ce25" table:formula="of:=[.D45]+[.B45]" office:value-type="float" office:value="9630" calcext:value-type="float">
            <text:p>9630</text:p>
          </table:table-cell>
          <table:table-cell table:style-name="ce26" table:formula="of:=[.K45]/([.K45]+[.L45])" office:value-type="percentage" office:value="0.255910987482615" calcext:value-type="percentage">
            <text:p>25,59%</text:p>
          </table:table-cell>
          <table:table-cell table:style-name="ce26" table:formula="of:=[.L45]/([.K45]+[.L45])" office:value-type="percentage" office:value="0.744089012517385" calcext:value-type="percentage">
            <text:p>74,41%</text:p>
          </table:table-cell>
          <table:table-cell table:style-name="ce25" table:formula="of:=[.H45]+[.B45]" office:value-type="float" office:value="2524" calcext:value-type="float">
            <text:p>2524</text:p>
          </table:table-cell>
          <table:table-cell table:style-name="ce25" table:formula="of:=[.G45]+[.C45]" office:value-type="float" office:value="34019" calcext:value-type="float">
            <text:p>34019</text:p>
          </table:table-cell>
          <table:table-cell table:style-name="ce26" table:formula="of:=[.O45]/([.O45]+[.P45])" office:value-type="percentage" office:value="0.0690693156007991" calcext:value-type="percentage">
            <text:p>6,91%</text:p>
          </table:table-cell>
          <table:table-cell table:style-name="ce26" table:formula="of:=[.P45]/([.O45]+[.P45])" office:value-type="percentage" office:value="0.930930684399201" calcext:value-type="percentage">
            <text:p>93,09%</text:p>
          </table:table-cell>
          <table:table-cell table:style-name="ce31" table:formula="of:=[.H45]/[.E45]" office:value-type="float" office:value="4.24201680672269" calcext:value-type="float">
            <text:p>4,2420</text:p>
          </table:table-cell>
          <table:table-cell table:style-name="ce33" table:formula="of:=[.L45]/[.P45]" office:value-type="float" office:value="0.28307710397131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2745" calcext:value-type="float">
            <text:p>2745</text:p>
          </table:table-cell>
          <table:table-cell office:value-type="float" office:value="9607" calcext:value-type="float">
            <text:p>9607</text:p>
          </table:table-cell>
          <table:table-cell office:value-type="float" office:value="618" calcext:value-type="float">
            <text:p>618</text:p>
          </table:table-cell>
          <table:table-cell office:value-type="float" office:value="10225" calcext:value-type="float">
            <text:p>10225</text:p>
          </table:table-cell>
          <table:table-cell office:value-type="float" office:value="31270" calcext:value-type="float">
            <text:p>31270</text:p>
          </table:table-cell>
          <table:table-cell office:value-type="float" office:value="2556" calcext:value-type="float">
            <text:p>2556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46]+[.C46]" office:value-type="float" office:value="3363" calcext:value-type="float">
            <text:p>3363</text:p>
          </table:table-cell>
          <table:table-cell table:style-name="ce25" table:formula="of:=[.D46]+[.B46]" office:value-type="float" office:value="9607" calcext:value-type="float">
            <text:p>9607</text:p>
          </table:table-cell>
          <table:table-cell table:style-name="ce26" table:formula="of:=[.K46]/([.K46]+[.L46])" office:value-type="percentage" office:value="0.25929067077872" calcext:value-type="percentage">
            <text:p>25,93%</text:p>
          </table:table-cell>
          <table:table-cell table:style-name="ce26" table:formula="of:=[.L46]/([.K46]+[.L46])" office:value-type="percentage" office:value="0.74070932922128" calcext:value-type="percentage">
            <text:p>74,07%</text:p>
          </table:table-cell>
          <table:table-cell table:style-name="ce25" table:formula="of:=[.H46]+[.B46]" office:value-type="float" office:value="2556" calcext:value-type="float">
            <text:p>2556</text:p>
          </table:table-cell>
          <table:table-cell table:style-name="ce25" table:formula="of:=[.G46]+[.C46]" office:value-type="float" office:value="34015" calcext:value-type="float">
            <text:p>34015</text:p>
          </table:table-cell>
          <table:table-cell table:style-name="ce26" table:formula="of:=[.O46]/([.O46]+[.P46])" office:value-type="percentage" office:value="0.0698914440403599" calcext:value-type="percentage">
            <text:p>6,99%</text:p>
          </table:table-cell>
          <table:table-cell table:style-name="ce26" table:formula="of:=[.P46]/([.O46]+[.P46])" office:value-type="percentage" office:value="0.93010855595964" calcext:value-type="percentage">
            <text:p>93,01%</text:p>
          </table:table-cell>
          <table:table-cell table:style-name="ce31" table:formula="of:=[.H46]/[.E46]" office:value-type="float" office:value="4.13592233009709" calcext:value-type="float">
            <text:p>4,1359</text:p>
          </table:table-cell>
          <table:table-cell table:style-name="ce33" table:formula="of:=[.L46]/[.P46]" office:value-type="float" office:value="0.282434220196972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2745" calcext:value-type="float">
            <text:p>2745</text:p>
          </table:table-cell>
          <table:table-cell office:value-type="float" office:value="9607" calcext:value-type="float">
            <text:p>9607</text:p>
          </table:table-cell>
          <table:table-cell office:value-type="float" office:value="618" calcext:value-type="float">
            <text:p>618</text:p>
          </table:table-cell>
          <table:table-cell office:value-type="float" office:value="10225" calcext:value-type="float">
            <text:p>10225</text:p>
          </table:table-cell>
          <table:table-cell office:value-type="float" office:value="31270" calcext:value-type="float">
            <text:p>31270</text:p>
          </table:table-cell>
          <table:table-cell office:value-type="float" office:value="2556" calcext:value-type="float">
            <text:p>2556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47]+[.C47]" office:value-type="float" office:value="3363" calcext:value-type="float">
            <text:p>3363</text:p>
          </table:table-cell>
          <table:table-cell table:style-name="ce25" table:formula="of:=[.D47]+[.B47]" office:value-type="float" office:value="9607" calcext:value-type="float">
            <text:p>9607</text:p>
          </table:table-cell>
          <table:table-cell table:style-name="ce26" table:formula="of:=[.K47]/([.K47]+[.L47])" office:value-type="percentage" office:value="0.25929067077872" calcext:value-type="percentage">
            <text:p>25,93%</text:p>
          </table:table-cell>
          <table:table-cell table:style-name="ce26" table:formula="of:=[.L47]/([.K47]+[.L47])" office:value-type="percentage" office:value="0.74070932922128" calcext:value-type="percentage">
            <text:p>74,07%</text:p>
          </table:table-cell>
          <table:table-cell table:style-name="ce25" table:formula="of:=[.H47]+[.B47]" office:value-type="float" office:value="2556" calcext:value-type="float">
            <text:p>2556</text:p>
          </table:table-cell>
          <table:table-cell table:style-name="ce25" table:formula="of:=[.G47]+[.C47]" office:value-type="float" office:value="34015" calcext:value-type="float">
            <text:p>34015</text:p>
          </table:table-cell>
          <table:table-cell table:style-name="ce26" table:formula="of:=[.O47]/([.O47]+[.P47])" office:value-type="percentage" office:value="0.0698914440403599" calcext:value-type="percentage">
            <text:p>6,99%</text:p>
          </table:table-cell>
          <table:table-cell table:style-name="ce26" table:formula="of:=[.P47]/([.O47]+[.P47])" office:value-type="percentage" office:value="0.93010855595964" calcext:value-type="percentage">
            <text:p>93,01%</text:p>
          </table:table-cell>
          <table:table-cell table:style-name="ce31" table:formula="of:=[.H47]/[.E47]" office:value-type="float" office:value="4.13592233009709" calcext:value-type="float">
            <text:p>4,1359</text:p>
          </table:table-cell>
          <table:table-cell table:style-name="ce33" table:formula="of:=[.L47]/[.P47]" office:value-type="float" office:value="0.282434220196972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2746" calcext:value-type="float">
            <text:p>2746</text:p>
          </table:table-cell>
          <table:table-cell office:value-type="float" office:value="9607" calcext:value-type="float">
            <text:p>9607</text:p>
          </table:table-cell>
          <table:table-cell office:value-type="float" office:value="618" calcext:value-type="float">
            <text:p>618</text:p>
          </table:table-cell>
          <table:table-cell office:value-type="float" office:value="10225" calcext:value-type="float">
            <text:p>10225</text:p>
          </table:table-cell>
          <table:table-cell office:value-type="float" office:value="31270" calcext:value-type="float">
            <text:p>31270</text:p>
          </table:table-cell>
          <table:table-cell office:value-type="float" office:value="2556" calcext:value-type="float">
            <text:p>2556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48]+[.C48]" office:value-type="float" office:value="3364" calcext:value-type="float">
            <text:p>3364</text:p>
          </table:table-cell>
          <table:table-cell table:style-name="ce25" table:formula="of:=[.D48]+[.B48]" office:value-type="float" office:value="9607" calcext:value-type="float">
            <text:p>9607</text:p>
          </table:table-cell>
          <table:table-cell table:style-name="ce26" table:formula="of:=[.K48]/([.K48]+[.L48])" office:value-type="percentage" office:value="0.259347775807571" calcext:value-type="percentage">
            <text:p>25,93%</text:p>
          </table:table-cell>
          <table:table-cell table:style-name="ce26" table:formula="of:=[.L48]/([.K48]+[.L48])" office:value-type="percentage" office:value="0.740652224192429" calcext:value-type="percentage">
            <text:p>74,07%</text:p>
          </table:table-cell>
          <table:table-cell table:style-name="ce25" table:formula="of:=[.H48]+[.B48]" office:value-type="float" office:value="2556" calcext:value-type="float">
            <text:p>2556</text:p>
          </table:table-cell>
          <table:table-cell table:style-name="ce25" table:formula="of:=[.G48]+[.C48]" office:value-type="float" office:value="34016" calcext:value-type="float">
            <text:p>34016</text:p>
          </table:table-cell>
          <table:table-cell table:style-name="ce26" table:formula="of:=[.O48]/([.O48]+[.P48])" office:value-type="percentage" office:value="0.0698895329760472" calcext:value-type="percentage">
            <text:p>6,99%</text:p>
          </table:table-cell>
          <table:table-cell table:style-name="ce26" table:formula="of:=[.P48]/([.O48]+[.P48])" office:value-type="percentage" office:value="0.930110467023953" calcext:value-type="percentage">
            <text:p>93,01%</text:p>
          </table:table-cell>
          <table:table-cell table:style-name="ce31" table:formula="of:=[.H48]/[.E48]" office:value-type="float" office:value="4.13592233009709" calcext:value-type="float">
            <text:p>4,1359</text:p>
          </table:table-cell>
          <table:table-cell table:style-name="ce33" table:formula="of:=[.L48]/[.P48]" office:value-type="float" office:value="0.282425917215428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2746" calcext:value-type="float">
            <text:p>2746</text:p>
          </table:table-cell>
          <table:table-cell office:value-type="float" office:value="9607" calcext:value-type="float">
            <text:p>9607</text:p>
          </table:table-cell>
          <table:table-cell office:value-type="float" office:value="618" calcext:value-type="float">
            <text:p>618</text:p>
          </table:table-cell>
          <table:table-cell office:value-type="float" office:value="10225" calcext:value-type="float">
            <text:p>10225</text:p>
          </table:table-cell>
          <table:table-cell office:value-type="float" office:value="31270" calcext:value-type="float">
            <text:p>31270</text:p>
          </table:table-cell>
          <table:table-cell office:value-type="float" office:value="2556" calcext:value-type="float">
            <text:p>2556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49]+[.C49]" office:value-type="float" office:value="3364" calcext:value-type="float">
            <text:p>3364</text:p>
          </table:table-cell>
          <table:table-cell table:style-name="ce25" table:formula="of:=[.D49]+[.B49]" office:value-type="float" office:value="9607" calcext:value-type="float">
            <text:p>9607</text:p>
          </table:table-cell>
          <table:table-cell table:style-name="ce26" table:formula="of:=[.K49]/([.K49]+[.L49])" office:value-type="percentage" office:value="0.259347775807571" calcext:value-type="percentage">
            <text:p>25,93%</text:p>
          </table:table-cell>
          <table:table-cell table:style-name="ce26" table:formula="of:=[.L49]/([.K49]+[.L49])" office:value-type="percentage" office:value="0.740652224192429" calcext:value-type="percentage">
            <text:p>74,07%</text:p>
          </table:table-cell>
          <table:table-cell table:style-name="ce25" table:formula="of:=[.H49]+[.B49]" office:value-type="float" office:value="2556" calcext:value-type="float">
            <text:p>2556</text:p>
          </table:table-cell>
          <table:table-cell table:style-name="ce25" table:formula="of:=[.G49]+[.C49]" office:value-type="float" office:value="34016" calcext:value-type="float">
            <text:p>34016</text:p>
          </table:table-cell>
          <table:table-cell table:style-name="ce26" table:formula="of:=[.O49]/([.O49]+[.P49])" office:value-type="percentage" office:value="0.0698895329760472" calcext:value-type="percentage">
            <text:p>6,99%</text:p>
          </table:table-cell>
          <table:table-cell table:style-name="ce26" table:formula="of:=[.P49]/([.O49]+[.P49])" office:value-type="percentage" office:value="0.930110467023953" calcext:value-type="percentage">
            <text:p>93,01%</text:p>
          </table:table-cell>
          <table:table-cell table:style-name="ce31" table:formula="of:=[.H49]/[.E49]" office:value-type="float" office:value="4.13592233009709" calcext:value-type="float">
            <text:p>4,1359</text:p>
          </table:table-cell>
          <table:table-cell table:style-name="ce33" table:formula="of:=[.L49]/[.P49]" office:value-type="float" office:value="0.282425917215428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float" office:value="9597" calcext:value-type="float">
            <text:p>9597</text:p>
          </table:table-cell>
          <table:table-cell office:value-type="float" office:value="628" calcext:value-type="float">
            <text:p>628</text:p>
          </table:table-cell>
          <table:table-cell office:value-type="float" office:value="10225" calcext:value-type="float">
            <text:p>10225</text:p>
          </table:table-cell>
          <table:table-cell office:value-type="float" office:value="31258" calcext:value-type="float">
            <text:p>31258</text:p>
          </table:table-cell>
          <table:table-cell office:value-type="float" office:value="2568" calcext:value-type="float">
            <text:p>2568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50]+[.C50]" office:value-type="float" office:value="3379" calcext:value-type="float">
            <text:p>3379</text:p>
          </table:table-cell>
          <table:table-cell table:style-name="ce25" table:formula="of:=[.D50]+[.B50]" office:value-type="float" office:value="9597" calcext:value-type="float">
            <text:p>9597</text:p>
          </table:table-cell>
          <table:table-cell table:style-name="ce26" table:formula="of:=[.K50]/([.K50]+[.L50])" office:value-type="percentage" office:value="0.26040382244143" calcext:value-type="percentage">
            <text:p>26,04%</text:p>
          </table:table-cell>
          <table:table-cell table:style-name="ce26" table:formula="of:=[.L50]/([.K50]+[.L50])" office:value-type="percentage" office:value="0.73959617755857" calcext:value-type="percentage">
            <text:p>73,96%</text:p>
          </table:table-cell>
          <table:table-cell table:style-name="ce25" table:formula="of:=[.H50]+[.B50]" office:value-type="float" office:value="2568" calcext:value-type="float">
            <text:p>2568</text:p>
          </table:table-cell>
          <table:table-cell table:style-name="ce25" table:formula="of:=[.G50]+[.C50]" office:value-type="float" office:value="34009" calcext:value-type="float">
            <text:p>34009</text:p>
          </table:table-cell>
          <table:table-cell table:style-name="ce26" table:formula="of:=[.O50]/([.O50]+[.P50])" office:value-type="percentage" office:value="0.0702080542417366" calcext:value-type="percentage">
            <text:p>7,02%</text:p>
          </table:table-cell>
          <table:table-cell table:style-name="ce26" table:formula="of:=[.P50]/([.O50]+[.P50])" office:value-type="percentage" office:value="0.929791945758263" calcext:value-type="percentage">
            <text:p>92,98%</text:p>
          </table:table-cell>
          <table:table-cell table:style-name="ce31" table:formula="of:=[.H50]/[.E50]" office:value-type="float" office:value="4.08917197452229" calcext:value-type="float">
            <text:p>4,0892</text:p>
          </table:table-cell>
          <table:table-cell table:style-name="ce33" table:formula="of:=[.L50]/[.P50]" office:value-type="float" office:value="0.282190008527155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float" office:value="9597" calcext:value-type="float">
            <text:p>9597</text:p>
          </table:table-cell>
          <table:table-cell office:value-type="float" office:value="628" calcext:value-type="float">
            <text:p>628</text:p>
          </table:table-cell>
          <table:table-cell office:value-type="float" office:value="10225" calcext:value-type="float">
            <text:p>10225</text:p>
          </table:table-cell>
          <table:table-cell office:value-type="float" office:value="31258" calcext:value-type="float">
            <text:p>31258</text:p>
          </table:table-cell>
          <table:table-cell office:value-type="float" office:value="2568" calcext:value-type="float">
            <text:p>2568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51]+[.C51]" office:value-type="float" office:value="3379" calcext:value-type="float">
            <text:p>3379</text:p>
          </table:table-cell>
          <table:table-cell table:style-name="ce25" table:formula="of:=[.D51]+[.B51]" office:value-type="float" office:value="9597" calcext:value-type="float">
            <text:p>9597</text:p>
          </table:table-cell>
          <table:table-cell table:style-name="ce26" table:formula="of:=[.K51]/([.K51]+[.L51])" office:value-type="percentage" office:value="0.26040382244143" calcext:value-type="percentage">
            <text:p>26,04%</text:p>
          </table:table-cell>
          <table:table-cell table:style-name="ce26" table:formula="of:=[.L51]/([.K51]+[.L51])" office:value-type="percentage" office:value="0.73959617755857" calcext:value-type="percentage">
            <text:p>73,96%</text:p>
          </table:table-cell>
          <table:table-cell table:style-name="ce25" table:formula="of:=[.H51]+[.B51]" office:value-type="float" office:value="2568" calcext:value-type="float">
            <text:p>2568</text:p>
          </table:table-cell>
          <table:table-cell table:style-name="ce25" table:formula="of:=[.G51]+[.C51]" office:value-type="float" office:value="34009" calcext:value-type="float">
            <text:p>34009</text:p>
          </table:table-cell>
          <table:table-cell table:style-name="ce26" table:formula="of:=[.O51]/([.O51]+[.P51])" office:value-type="percentage" office:value="0.0702080542417366" calcext:value-type="percentage">
            <text:p>7,02%</text:p>
          </table:table-cell>
          <table:table-cell table:style-name="ce26" table:formula="of:=[.P51]/([.O51]+[.P51])" office:value-type="percentage" office:value="0.929791945758263" calcext:value-type="percentage">
            <text:p>92,98%</text:p>
          </table:table-cell>
          <table:table-cell table:style-name="ce31" table:formula="of:=[.H51]/[.E51]" office:value-type="float" office:value="4.08917197452229" calcext:value-type="float">
            <text:p>4,0892</text:p>
          </table:table-cell>
          <table:table-cell table:style-name="ce33" table:formula="of:=[.L51]/[.P51]" office:value-type="float" office:value="0.282190008527155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8233" calcext:value-type="float">
            <text:p>8233</text:p>
          </table:table-cell>
          <table:table-cell office:value-type="float" office:value="1992" calcext:value-type="float">
            <text:p>1992</text:p>
          </table:table-cell>
          <table:table-cell office:value-type="float" office:value="10225" calcext:value-type="float">
            <text:p>10225</text:p>
          </table:table-cell>
          <table:table-cell office:value-type="float" office:value="25804" calcext:value-type="float">
            <text:p>25804</text:p>
          </table:table-cell>
          <table:table-cell office:value-type="float" office:value="8022" calcext:value-type="float">
            <text:p>8022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52]+[.C52]" office:value-type="float" office:value="2541" calcext:value-type="float">
            <text:p>2541</text:p>
          </table:table-cell>
          <table:table-cell table:style-name="ce25" table:formula="of:=[.D52]+[.B52]" office:value-type="float" office:value="8233" calcext:value-type="float">
            <text:p>8233</text:p>
          </table:table-cell>
          <table:table-cell table:style-name="ce26" table:formula="of:=[.K52]/([.K52]+[.L52])" office:value-type="percentage" office:value="0.23584555411175" calcext:value-type="percentage">
            <text:p>23,58%</text:p>
          </table:table-cell>
          <table:table-cell table:style-name="ce26" table:formula="of:=[.L52]/([.K52]+[.L52])" office:value-type="percentage" office:value="0.76415444588825" calcext:value-type="percentage">
            <text:p>76,42%</text:p>
          </table:table-cell>
          <table:table-cell table:style-name="ce25" table:formula="of:=[.H52]+[.B52]" office:value-type="float" office:value="8022" calcext:value-type="float">
            <text:p>8022</text:p>
          </table:table-cell>
          <table:table-cell table:style-name="ce25" table:formula="of:=[.G52]+[.C52]" office:value-type="float" office:value="26353" calcext:value-type="float">
            <text:p>26353</text:p>
          </table:table-cell>
          <table:table-cell table:style-name="ce26" table:formula="of:=[.O52]/([.O52]+[.P52])" office:value-type="percentage" office:value="0.233367272727273" calcext:value-type="percentage">
            <text:p>23,34%</text:p>
          </table:table-cell>
          <table:table-cell table:style-name="ce26" table:formula="of:=[.P52]/([.O52]+[.P52])" office:value-type="percentage" office:value="0.766632727272727" calcext:value-type="percentage">
            <text:p>76,66%</text:p>
          </table:table-cell>
          <table:table-cell table:style-name="ce31" table:formula="of:=[.H52]/[.E52]" office:value-type="float" office:value="4.02710843373494" calcext:value-type="float">
            <text:p>4,0271</text:p>
          </table:table-cell>
          <table:table-cell table:style-name="ce33" table:formula="of:=[.L52]/[.P52]" office:value-type="float" office:value="0.312412249079801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8233" calcext:value-type="float">
            <text:p>8233</text:p>
          </table:table-cell>
          <table:table-cell office:value-type="float" office:value="1992" calcext:value-type="float">
            <text:p>1992</text:p>
          </table:table-cell>
          <table:table-cell office:value-type="float" office:value="10225" calcext:value-type="float">
            <text:p>10225</text:p>
          </table:table-cell>
          <table:table-cell office:value-type="float" office:value="25804" calcext:value-type="float">
            <text:p>25804</text:p>
          </table:table-cell>
          <table:table-cell office:value-type="float" office:value="8022" calcext:value-type="float">
            <text:p>8022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53]+[.C53]" office:value-type="float" office:value="2541" calcext:value-type="float">
            <text:p>2541</text:p>
          </table:table-cell>
          <table:table-cell table:style-name="ce25" table:formula="of:=[.D53]+[.B53]" office:value-type="float" office:value="8233" calcext:value-type="float">
            <text:p>8233</text:p>
          </table:table-cell>
          <table:table-cell table:style-name="ce26" table:formula="of:=[.K53]/([.K53]+[.L53])" office:value-type="percentage" office:value="0.23584555411175" calcext:value-type="percentage">
            <text:p>23,58%</text:p>
          </table:table-cell>
          <table:table-cell table:style-name="ce26" table:formula="of:=[.L53]/([.K53]+[.L53])" office:value-type="percentage" office:value="0.76415444588825" calcext:value-type="percentage">
            <text:p>76,42%</text:p>
          </table:table-cell>
          <table:table-cell table:style-name="ce25" table:formula="of:=[.H53]+[.B53]" office:value-type="float" office:value="8022" calcext:value-type="float">
            <text:p>8022</text:p>
          </table:table-cell>
          <table:table-cell table:style-name="ce25" table:formula="of:=[.G53]+[.C53]" office:value-type="float" office:value="26353" calcext:value-type="float">
            <text:p>26353</text:p>
          </table:table-cell>
          <table:table-cell table:style-name="ce26" table:formula="of:=[.O53]/([.O53]+[.P53])" office:value-type="percentage" office:value="0.233367272727273" calcext:value-type="percentage">
            <text:p>23,34%</text:p>
          </table:table-cell>
          <table:table-cell table:style-name="ce26" table:formula="of:=[.P53]/([.O53]+[.P53])" office:value-type="percentage" office:value="0.766632727272727" calcext:value-type="percentage">
            <text:p>76,66%</text:p>
          </table:table-cell>
          <table:table-cell table:style-name="ce31" table:formula="of:=[.H53]/[.E53]" office:value-type="float" office:value="4.02710843373494" calcext:value-type="float">
            <text:p>4,0271</text:p>
          </table:table-cell>
          <table:table-cell table:style-name="ce33" table:formula="of:=[.L53]/[.P53]" office:value-type="float" office:value="0.312412249079801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dijkstra2020-01-191729</text:p>
          </table:table-cell>
          <table:table-cell office:value-type="float" office:value="37" calcext:value-type="float">
            <text:p>37</text:p>
          </table:table-cell>
          <table:table-cell office:value-type="float" office:value="2991" calcext:value-type="float">
            <text:p>2991</text:p>
          </table:table-cell>
          <table:table-cell office:value-type="float" office:value="4993" calcext:value-type="float">
            <text:p>4993</text:p>
          </table:table-cell>
          <table:table-cell office:value-type="float" office:value="5232" calcext:value-type="float">
            <text:p>5232</text:p>
          </table:table-cell>
          <table:table-cell office:value-type="float" office:value="10225" calcext:value-type="float">
            <text:p>10225</text:p>
          </table:table-cell>
          <table:table-cell office:value-type="float" office:value="13225" calcext:value-type="float">
            <text:p>13225</text:p>
          </table:table-cell>
          <table:table-cell office:value-type="float" office:value="20601" calcext:value-type="float">
            <text:p>20601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54]+[.C54]" office:value-type="float" office:value="8223" calcext:value-type="float">
            <text:p>8223</text:p>
          </table:table-cell>
          <table:table-cell table:style-name="ce25" table:formula="of:=[.D54]+[.B54]" office:value-type="float" office:value="5030" calcext:value-type="float">
            <text:p>5030</text:p>
          </table:table-cell>
          <table:table-cell table:style-name="ce26" table:formula="of:=[.K54]/([.K54]+[.L54])" office:value-type="percentage" office:value="0.620463291330265" calcext:value-type="percentage">
            <text:p>62,05%</text:p>
          </table:table-cell>
          <table:table-cell table:style-name="ce26" table:formula="of:=[.L54]/([.K54]+[.L54])" office:value-type="percentage" office:value="0.379536708669735" calcext:value-type="percentage">
            <text:p>37,95%</text:p>
          </table:table-cell>
          <table:table-cell table:style-name="ce25" table:formula="of:=[.H54]+[.B54]" office:value-type="float" office:value="20638" calcext:value-type="float">
            <text:p>20638</text:p>
          </table:table-cell>
          <table:table-cell table:style-name="ce25" table:formula="of:=[.G54]+[.C54]" office:value-type="float" office:value="16216" calcext:value-type="float">
            <text:p>16216</text:p>
          </table:table-cell>
          <table:table-cell table:style-name="ce26" table:formula="of:=[.O54]/([.O54]+[.P54])" office:value-type="percentage" office:value="0.559993487816791" calcext:value-type="percentage">
            <text:p>56,00%</text:p>
          </table:table-cell>
          <table:table-cell table:style-name="ce26" table:formula="of:=[.P54]/([.O54]+[.P54])" office:value-type="percentage" office:value="0.440006512183209" calcext:value-type="percentage">
            <text:p>44,00%</text:p>
          </table:table-cell>
          <table:table-cell table:style-name="ce31" table:formula="of:=[.H54]/[.E54]" office:value-type="float" office:value="3.9375" calcext:value-type="float">
            <text:p>3,9375</text:p>
          </table:table-cell>
          <table:table-cell table:style-name="ce33" table:formula="of:=[.L54]/[.P54]" office:value-type="float" office:value="0.310187469166256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dijkstra2020-01-191729</text:p>
          </table:table-cell>
          <table:table-cell office:value-type="float" office:value="35" calcext:value-type="float">
            <text:p>35</text:p>
          </table:table-cell>
          <table:table-cell office:value-type="float" office:value="3011" calcext:value-type="float">
            <text:p>3011</text:p>
          </table:table-cell>
          <table:table-cell office:value-type="float" office:value="4718" calcext:value-type="float">
            <text:p>4718</text:p>
          </table:table-cell>
          <table:table-cell office:value-type="float" office:value="5507" calcext:value-type="float">
            <text:p>5507</text:p>
          </table:table-cell>
          <table:table-cell office:value-type="float" office:value="10225" calcext:value-type="float">
            <text:p>10225</text:p>
          </table:table-cell>
          <table:table-cell office:value-type="float" office:value="12940" calcext:value-type="float">
            <text:p>12940</text:p>
          </table:table-cell>
          <table:table-cell office:value-type="float" office:value="20886" calcext:value-type="float">
            <text:p>20886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55]+[.C55]" office:value-type="float" office:value="8518" calcext:value-type="float">
            <text:p>8518</text:p>
          </table:table-cell>
          <table:table-cell table:style-name="ce25" table:formula="of:=[.D55]+[.B55]" office:value-type="float" office:value="4753" calcext:value-type="float">
            <text:p>4753</text:p>
          </table:table-cell>
          <table:table-cell table:style-name="ce26" table:formula="of:=[.K55]/([.K55]+[.L55])" office:value-type="percentage" office:value="0.641850651797152" calcext:value-type="percentage">
            <text:p>64,19%</text:p>
          </table:table-cell>
          <table:table-cell table:style-name="ce26" table:formula="of:=[.L55]/([.K55]+[.L55])" office:value-type="percentage" office:value="0.358149348202848" calcext:value-type="percentage">
            <text:p>35,81%</text:p>
          </table:table-cell>
          <table:table-cell table:style-name="ce25" table:formula="of:=[.H55]+[.B55]" office:value-type="float" office:value="20921" calcext:value-type="float">
            <text:p>20921</text:p>
          </table:table-cell>
          <table:table-cell table:style-name="ce25" table:formula="of:=[.G55]+[.C55]" office:value-type="float" office:value="15951" calcext:value-type="float">
            <text:p>15951</text:p>
          </table:table-cell>
          <table:table-cell table:style-name="ce26" table:formula="of:=[.O55]/([.O55]+[.P55])" office:value-type="percentage" office:value="0.567395313517032" calcext:value-type="percentage">
            <text:p>56,74%</text:p>
          </table:table-cell>
          <table:table-cell table:style-name="ce26" table:formula="of:=[.P55]/([.O55]+[.P55])" office:value-type="percentage" office:value="0.432604686482968" calcext:value-type="percentage">
            <text:p>43,26%</text:p>
          </table:table-cell>
          <table:table-cell table:style-name="ce31" table:formula="of:=[.H55]/[.E55]" office:value-type="float" office:value="3.79262756491738" calcext:value-type="float">
            <text:p>3,7926</text:p>
          </table:table-cell>
          <table:table-cell table:style-name="ce33" table:formula="of:=[.L55]/[.P55]" office:value-type="float" office:value="0.297975048586296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0216" calcext:value-type="float">
            <text:p>10216</text:p>
          </table:table-cell>
          <table:table-cell office:value-type="float" office:value="9" calcext:value-type="float">
            <text:p>9</text:p>
          </table:table-cell>
          <table:table-cell office:value-type="float" office:value="10225" calcext:value-type="float">
            <text:p>10225</text:p>
          </table:table-cell>
          <table:table-cell office:value-type="float" office:value="33792" calcext:value-type="float">
            <text:p>33792</text:p>
          </table:table-cell>
          <table:table-cell office:value-type="float" office:value="34" calcext:value-type="float">
            <text:p>34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56]+[.C56]" office:value-type="float" office:value="168" calcext:value-type="float">
            <text:p>168</text:p>
          </table:table-cell>
          <table:table-cell table:style-name="ce25" table:formula="of:=[.D56]+[.B56]" office:value-type="float" office:value="10216" calcext:value-type="float">
            <text:p>10216</text:p>
          </table:table-cell>
          <table:table-cell table:style-name="ce26" table:formula="of:=[.K56]/([.K56]+[.L56])" office:value-type="percentage" office:value="0.0161787365177196" calcext:value-type="percentage">
            <text:p>1,62%</text:p>
          </table:table-cell>
          <table:table-cell table:style-name="ce26" table:formula="of:=[.L56]/([.K56]+[.L56])" office:value-type="percentage" office:value="0.98382126348228" calcext:value-type="percentage">
            <text:p>98,38%</text:p>
          </table:table-cell>
          <table:table-cell table:style-name="ce25" table:formula="of:=[.H56]+[.B56]" office:value-type="float" office:value="34" calcext:value-type="float">
            <text:p>34</text:p>
          </table:table-cell>
          <table:table-cell table:style-name="ce25" table:formula="of:=[.G56]+[.C56]" office:value-type="float" office:value="33951" calcext:value-type="float">
            <text:p>33951</text:p>
          </table:table-cell>
          <table:table-cell table:style-name="ce26" table:formula="of:=[.O56]/([.O56]+[.P56])" office:value-type="percentage" office:value="0.00100044137119317" calcext:value-type="percentage">
            <text:p>0,10%</text:p>
          </table:table-cell>
          <table:table-cell table:style-name="ce26" table:formula="of:=[.P56]/([.O56]+[.P56])" office:value-type="percentage" office:value="0.998999558628807" calcext:value-type="percentage">
            <text:p>99,90%</text:p>
          </table:table-cell>
          <table:table-cell table:style-name="ce31" table:formula="of:=[.H56]/[.E56]" office:value-type="float" office:value="3.77777777777778" calcext:value-type="float">
            <text:p>3,7778</text:p>
          </table:table-cell>
          <table:table-cell table:style-name="ce33" table:formula="of:=[.L56]/[.P56]" office:value-type="float" office:value="0.300904244352155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0216" calcext:value-type="float">
            <text:p>10216</text:p>
          </table:table-cell>
          <table:table-cell office:value-type="float" office:value="9" calcext:value-type="float">
            <text:p>9</text:p>
          </table:table-cell>
          <table:table-cell office:value-type="float" office:value="10225" calcext:value-type="float">
            <text:p>10225</text:p>
          </table:table-cell>
          <table:table-cell office:value-type="float" office:value="33792" calcext:value-type="float">
            <text:p>33792</text:p>
          </table:table-cell>
          <table:table-cell office:value-type="float" office:value="34" calcext:value-type="float">
            <text:p>34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57]+[.C57]" office:value-type="float" office:value="168" calcext:value-type="float">
            <text:p>168</text:p>
          </table:table-cell>
          <table:table-cell table:style-name="ce25" table:formula="of:=[.D57]+[.B57]" office:value-type="float" office:value="10216" calcext:value-type="float">
            <text:p>10216</text:p>
          </table:table-cell>
          <table:table-cell table:style-name="ce26" table:formula="of:=[.K57]/([.K57]+[.L57])" office:value-type="percentage" office:value="0.0161787365177196" calcext:value-type="percentage">
            <text:p>1,62%</text:p>
          </table:table-cell>
          <table:table-cell table:style-name="ce26" table:formula="of:=[.L57]/([.K57]+[.L57])" office:value-type="percentage" office:value="0.98382126348228" calcext:value-type="percentage">
            <text:p>98,38%</text:p>
          </table:table-cell>
          <table:table-cell table:style-name="ce25" table:formula="of:=[.H57]+[.B57]" office:value-type="float" office:value="34" calcext:value-type="float">
            <text:p>34</text:p>
          </table:table-cell>
          <table:table-cell table:style-name="ce25" table:formula="of:=[.G57]+[.C57]" office:value-type="float" office:value="33951" calcext:value-type="float">
            <text:p>33951</text:p>
          </table:table-cell>
          <table:table-cell table:style-name="ce26" table:formula="of:=[.O57]/([.O57]+[.P57])" office:value-type="percentage" office:value="0.00100044137119317" calcext:value-type="percentage">
            <text:p>0,10%</text:p>
          </table:table-cell>
          <table:table-cell table:style-name="ce26" table:formula="of:=[.P57]/([.O57]+[.P57])" office:value-type="percentage" office:value="0.998999558628807" calcext:value-type="percentage">
            <text:p>99,90%</text:p>
          </table:table-cell>
          <table:table-cell table:style-name="ce31" table:formula="of:=[.H57]/[.E57]" office:value-type="float" office:value="3.77777777777778" calcext:value-type="float">
            <text:p>3,7778</text:p>
          </table:table-cell>
          <table:table-cell table:style-name="ce33" table:formula="of:=[.L57]/[.P57]" office:value-type="float" office:value="0.300904244352155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0216" calcext:value-type="float">
            <text:p>10216</text:p>
          </table:table-cell>
          <table:table-cell office:value-type="float" office:value="9" calcext:value-type="float">
            <text:p>9</text:p>
          </table:table-cell>
          <table:table-cell office:value-type="float" office:value="10225" calcext:value-type="float">
            <text:p>10225</text:p>
          </table:table-cell>
          <table:table-cell office:value-type="float" office:value="33792" calcext:value-type="float">
            <text:p>33792</text:p>
          </table:table-cell>
          <table:table-cell office:value-type="float" office:value="34" calcext:value-type="float">
            <text:p>34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58]+[.C58]" office:value-type="float" office:value="169" calcext:value-type="float">
            <text:p>169</text:p>
          </table:table-cell>
          <table:table-cell table:style-name="ce25" table:formula="of:=[.D58]+[.B58]" office:value-type="float" office:value="10216" calcext:value-type="float">
            <text:p>10216</text:p>
          </table:table-cell>
          <table:table-cell table:style-name="ce26" table:formula="of:=[.K58]/([.K58]+[.L58])" office:value-type="percentage" office:value="0.0162734713529129" calcext:value-type="percentage">
            <text:p>1,63%</text:p>
          </table:table-cell>
          <table:table-cell table:style-name="ce26" table:formula="of:=[.L58]/([.K58]+[.L58])" office:value-type="percentage" office:value="0.983726528647087" calcext:value-type="percentage">
            <text:p>98,37%</text:p>
          </table:table-cell>
          <table:table-cell table:style-name="ce25" table:formula="of:=[.H58]+[.B58]" office:value-type="float" office:value="34" calcext:value-type="float">
            <text:p>34</text:p>
          </table:table-cell>
          <table:table-cell table:style-name="ce25" table:formula="of:=[.G58]+[.C58]" office:value-type="float" office:value="33952" calcext:value-type="float">
            <text:p>33952</text:p>
          </table:table-cell>
          <table:table-cell table:style-name="ce26" table:formula="of:=[.O58]/([.O58]+[.P58])" office:value-type="percentage" office:value="0.0010004119343259" calcext:value-type="percentage">
            <text:p>0,10%</text:p>
          </table:table-cell>
          <table:table-cell table:style-name="ce26" table:formula="of:=[.P58]/([.O58]+[.P58])" office:value-type="percentage" office:value="0.998999588065674" calcext:value-type="percentage">
            <text:p>99,90%</text:p>
          </table:table-cell>
          <table:table-cell table:style-name="ce31" table:formula="of:=[.H58]/[.E58]" office:value-type="float" office:value="3.77777777777778" calcext:value-type="float">
            <text:p>3,7778</text:p>
          </table:table-cell>
          <table:table-cell table:style-name="ce33" table:formula="of:=[.L58]/[.P58]" office:value-type="float" office:value="0.30089538171536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0216" calcext:value-type="float">
            <text:p>10216</text:p>
          </table:table-cell>
          <table:table-cell office:value-type="float" office:value="9" calcext:value-type="float">
            <text:p>9</text:p>
          </table:table-cell>
          <table:table-cell office:value-type="float" office:value="10225" calcext:value-type="float">
            <text:p>10225</text:p>
          </table:table-cell>
          <table:table-cell office:value-type="float" office:value="33792" calcext:value-type="float">
            <text:p>33792</text:p>
          </table:table-cell>
          <table:table-cell office:value-type="float" office:value="34" calcext:value-type="float">
            <text:p>34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59]+[.C59]" office:value-type="float" office:value="169" calcext:value-type="float">
            <text:p>169</text:p>
          </table:table-cell>
          <table:table-cell table:style-name="ce25" table:formula="of:=[.D59]+[.B59]" office:value-type="float" office:value="10216" calcext:value-type="float">
            <text:p>10216</text:p>
          </table:table-cell>
          <table:table-cell table:style-name="ce26" table:formula="of:=[.K59]/([.K59]+[.L59])" office:value-type="percentage" office:value="0.0162734713529129" calcext:value-type="percentage">
            <text:p>1,63%</text:p>
          </table:table-cell>
          <table:table-cell table:style-name="ce26" table:formula="of:=[.L59]/([.K59]+[.L59])" office:value-type="percentage" office:value="0.983726528647087" calcext:value-type="percentage">
            <text:p>98,37%</text:p>
          </table:table-cell>
          <table:table-cell table:style-name="ce25" table:formula="of:=[.H59]+[.B59]" office:value-type="float" office:value="34" calcext:value-type="float">
            <text:p>34</text:p>
          </table:table-cell>
          <table:table-cell table:style-name="ce25" table:formula="of:=[.G59]+[.C59]" office:value-type="float" office:value="33952" calcext:value-type="float">
            <text:p>33952</text:p>
          </table:table-cell>
          <table:table-cell table:style-name="ce26" table:formula="of:=[.O59]/([.O59]+[.P59])" office:value-type="percentage" office:value="0.0010004119343259" calcext:value-type="percentage">
            <text:p>0,10%</text:p>
          </table:table-cell>
          <table:table-cell table:style-name="ce26" table:formula="of:=[.P59]/([.O59]+[.P59])" office:value-type="percentage" office:value="0.998999588065674" calcext:value-type="percentage">
            <text:p>99,90%</text:p>
          </table:table-cell>
          <table:table-cell table:style-name="ce31" table:formula="of:=[.H59]/[.E59]" office:value-type="float" office:value="3.77777777777778" calcext:value-type="float">
            <text:p>3,7778</text:p>
          </table:table-cell>
          <table:table-cell table:style-name="ce33" table:formula="of:=[.L59]/[.P59]" office:value-type="float" office:value="0.30089538171536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0216" calcext:value-type="float">
            <text:p>10216</text:p>
          </table:table-cell>
          <table:table-cell office:value-type="float" office:value="9" calcext:value-type="float">
            <text:p>9</text:p>
          </table:table-cell>
          <table:table-cell office:value-type="float" office:value="10225" calcext:value-type="float">
            <text:p>10225</text:p>
          </table:table-cell>
          <table:table-cell office:value-type="float" office:value="33792" calcext:value-type="float">
            <text:p>33792</text:p>
          </table:table-cell>
          <table:table-cell office:value-type="float" office:value="34" calcext:value-type="float">
            <text:p>34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60]+[.C60]" office:value-type="float" office:value="169" calcext:value-type="float">
            <text:p>169</text:p>
          </table:table-cell>
          <table:table-cell table:style-name="ce25" table:formula="of:=[.D60]+[.B60]" office:value-type="float" office:value="10216" calcext:value-type="float">
            <text:p>10216</text:p>
          </table:table-cell>
          <table:table-cell table:style-name="ce26" table:formula="of:=[.K60]/([.K60]+[.L60])" office:value-type="percentage" office:value="0.0162734713529129" calcext:value-type="percentage">
            <text:p>1,63%</text:p>
          </table:table-cell>
          <table:table-cell table:style-name="ce26" table:formula="of:=[.L60]/([.K60]+[.L60])" office:value-type="percentage" office:value="0.983726528647087" calcext:value-type="percentage">
            <text:p>98,37%</text:p>
          </table:table-cell>
          <table:table-cell table:style-name="ce25" table:formula="of:=[.H60]+[.B60]" office:value-type="float" office:value="34" calcext:value-type="float">
            <text:p>34</text:p>
          </table:table-cell>
          <table:table-cell table:style-name="ce25" table:formula="of:=[.G60]+[.C60]" office:value-type="float" office:value="33952" calcext:value-type="float">
            <text:p>33952</text:p>
          </table:table-cell>
          <table:table-cell table:style-name="ce26" table:formula="of:=[.O60]/([.O60]+[.P60])" office:value-type="percentage" office:value="0.0010004119343259" calcext:value-type="percentage">
            <text:p>0,10%</text:p>
          </table:table-cell>
          <table:table-cell table:style-name="ce26" table:formula="of:=[.P60]/([.O60]+[.P60])" office:value-type="percentage" office:value="0.998999588065674" calcext:value-type="percentage">
            <text:p>99,90%</text:p>
          </table:table-cell>
          <table:table-cell table:style-name="ce31" table:formula="of:=[.H60]/[.E60]" office:value-type="float" office:value="3.77777777777778" calcext:value-type="float">
            <text:p>3,7778</text:p>
          </table:table-cell>
          <table:table-cell table:style-name="ce33" table:formula="of:=[.L60]/[.P60]" office:value-type="float" office:value="0.30089538171536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0216" calcext:value-type="float">
            <text:p>10216</text:p>
          </table:table-cell>
          <table:table-cell office:value-type="float" office:value="9" calcext:value-type="float">
            <text:p>9</text:p>
          </table:table-cell>
          <table:table-cell office:value-type="float" office:value="10225" calcext:value-type="float">
            <text:p>10225</text:p>
          </table:table-cell>
          <table:table-cell office:value-type="float" office:value="33792" calcext:value-type="float">
            <text:p>33792</text:p>
          </table:table-cell>
          <table:table-cell office:value-type="float" office:value="34" calcext:value-type="float">
            <text:p>34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61]+[.C61]" office:value-type="float" office:value="169" calcext:value-type="float">
            <text:p>169</text:p>
          </table:table-cell>
          <table:table-cell table:style-name="ce25" table:formula="of:=[.D61]+[.B61]" office:value-type="float" office:value="10216" calcext:value-type="float">
            <text:p>10216</text:p>
          </table:table-cell>
          <table:table-cell table:style-name="ce26" table:formula="of:=[.K61]/([.K61]+[.L61])" office:value-type="percentage" office:value="0.0162734713529129" calcext:value-type="percentage">
            <text:p>1,63%</text:p>
          </table:table-cell>
          <table:table-cell table:style-name="ce26" table:formula="of:=[.L61]/([.K61]+[.L61])" office:value-type="percentage" office:value="0.983726528647087" calcext:value-type="percentage">
            <text:p>98,37%</text:p>
          </table:table-cell>
          <table:table-cell table:style-name="ce25" table:formula="of:=[.H61]+[.B61]" office:value-type="float" office:value="34" calcext:value-type="float">
            <text:p>34</text:p>
          </table:table-cell>
          <table:table-cell table:style-name="ce25" table:formula="of:=[.G61]+[.C61]" office:value-type="float" office:value="33952" calcext:value-type="float">
            <text:p>33952</text:p>
          </table:table-cell>
          <table:table-cell table:style-name="ce26" table:formula="of:=[.O61]/([.O61]+[.P61])" office:value-type="percentage" office:value="0.0010004119343259" calcext:value-type="percentage">
            <text:p>0,10%</text:p>
          </table:table-cell>
          <table:table-cell table:style-name="ce26" table:formula="of:=[.P61]/([.O61]+[.P61])" office:value-type="percentage" office:value="0.998999588065674" calcext:value-type="percentage">
            <text:p>99,90%</text:p>
          </table:table-cell>
          <table:table-cell table:style-name="ce31" table:formula="of:=[.H61]/[.E61]" office:value-type="float" office:value="3.77777777777778" calcext:value-type="float">
            <text:p>3,7778</text:p>
          </table:table-cell>
          <table:table-cell table:style-name="ce33" table:formula="of:=[.L61]/[.P61]" office:value-type="float" office:value="0.30089538171536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0216" calcext:value-type="float">
            <text:p>10216</text:p>
          </table:table-cell>
          <table:table-cell office:value-type="float" office:value="9" calcext:value-type="float">
            <text:p>9</text:p>
          </table:table-cell>
          <table:table-cell office:value-type="float" office:value="10225" calcext:value-type="float">
            <text:p>10225</text:p>
          </table:table-cell>
          <table:table-cell office:value-type="float" office:value="33792" calcext:value-type="float">
            <text:p>33792</text:p>
          </table:table-cell>
          <table:table-cell office:value-type="float" office:value="34" calcext:value-type="float">
            <text:p>34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62]+[.C62]" office:value-type="float" office:value="169" calcext:value-type="float">
            <text:p>169</text:p>
          </table:table-cell>
          <table:table-cell table:style-name="ce25" table:formula="of:=[.D62]+[.B62]" office:value-type="float" office:value="10216" calcext:value-type="float">
            <text:p>10216</text:p>
          </table:table-cell>
          <table:table-cell table:style-name="ce26" table:formula="of:=[.K62]/([.K62]+[.L62])" office:value-type="percentage" office:value="0.0162734713529129" calcext:value-type="percentage">
            <text:p>1,63%</text:p>
          </table:table-cell>
          <table:table-cell table:style-name="ce26" table:formula="of:=[.L62]/([.K62]+[.L62])" office:value-type="percentage" office:value="0.983726528647087" calcext:value-type="percentage">
            <text:p>98,37%</text:p>
          </table:table-cell>
          <table:table-cell table:style-name="ce25" table:formula="of:=[.H62]+[.B62]" office:value-type="float" office:value="34" calcext:value-type="float">
            <text:p>34</text:p>
          </table:table-cell>
          <table:table-cell table:style-name="ce25" table:formula="of:=[.G62]+[.C62]" office:value-type="float" office:value="33952" calcext:value-type="float">
            <text:p>33952</text:p>
          </table:table-cell>
          <table:table-cell table:style-name="ce26" table:formula="of:=[.O62]/([.O62]+[.P62])" office:value-type="percentage" office:value="0.0010004119343259" calcext:value-type="percentage">
            <text:p>0,10%</text:p>
          </table:table-cell>
          <table:table-cell table:style-name="ce26" table:formula="of:=[.P62]/([.O62]+[.P62])" office:value-type="percentage" office:value="0.998999588065674" calcext:value-type="percentage">
            <text:p>99,90%</text:p>
          </table:table-cell>
          <table:table-cell table:style-name="ce31" table:formula="of:=[.H62]/[.E62]" office:value-type="float" office:value="3.77777777777778" calcext:value-type="float">
            <text:p>3,7778</text:p>
          </table:table-cell>
          <table:table-cell table:style-name="ce33" table:formula="of:=[.L62]/[.P62]" office:value-type="float" office:value="0.30089538171536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0216" calcext:value-type="float">
            <text:p>10216</text:p>
          </table:table-cell>
          <table:table-cell office:value-type="float" office:value="9" calcext:value-type="float">
            <text:p>9</text:p>
          </table:table-cell>
          <table:table-cell office:value-type="float" office:value="10225" calcext:value-type="float">
            <text:p>10225</text:p>
          </table:table-cell>
          <table:table-cell office:value-type="float" office:value="33792" calcext:value-type="float">
            <text:p>33792</text:p>
          </table:table-cell>
          <table:table-cell office:value-type="float" office:value="34" calcext:value-type="float">
            <text:p>34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63]+[.C63]" office:value-type="float" office:value="169" calcext:value-type="float">
            <text:p>169</text:p>
          </table:table-cell>
          <table:table-cell table:style-name="ce25" table:formula="of:=[.D63]+[.B63]" office:value-type="float" office:value="10216" calcext:value-type="float">
            <text:p>10216</text:p>
          </table:table-cell>
          <table:table-cell table:style-name="ce26" table:formula="of:=[.K63]/([.K63]+[.L63])" office:value-type="percentage" office:value="0.0162734713529129" calcext:value-type="percentage">
            <text:p>1,63%</text:p>
          </table:table-cell>
          <table:table-cell table:style-name="ce26" table:formula="of:=[.L63]/([.K63]+[.L63])" office:value-type="percentage" office:value="0.983726528647087" calcext:value-type="percentage">
            <text:p>98,37%</text:p>
          </table:table-cell>
          <table:table-cell table:style-name="ce25" table:formula="of:=[.H63]+[.B63]" office:value-type="float" office:value="34" calcext:value-type="float">
            <text:p>34</text:p>
          </table:table-cell>
          <table:table-cell table:style-name="ce25" table:formula="of:=[.G63]+[.C63]" office:value-type="float" office:value="33952" calcext:value-type="float">
            <text:p>33952</text:p>
          </table:table-cell>
          <table:table-cell table:style-name="ce26" table:formula="of:=[.O63]/([.O63]+[.P63])" office:value-type="percentage" office:value="0.0010004119343259" calcext:value-type="percentage">
            <text:p>0,10%</text:p>
          </table:table-cell>
          <table:table-cell table:style-name="ce26" table:formula="of:=[.P63]/([.O63]+[.P63])" office:value-type="percentage" office:value="0.998999588065674" calcext:value-type="percentage">
            <text:p>99,90%</text:p>
          </table:table-cell>
          <table:table-cell table:style-name="ce31" table:formula="of:=[.H63]/[.E63]" office:value-type="float" office:value="3.77777777777778" calcext:value-type="float">
            <text:p>3,7778</text:p>
          </table:table-cell>
          <table:table-cell table:style-name="ce33" table:formula="of:=[.L63]/[.P63]" office:value-type="float" office:value="0.30089538171536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8" calcext:value-type="float">
            <text:p>8</text:p>
          </table:table-cell>
          <table:table-cell office:value-type="float" office:value="2972" calcext:value-type="float">
            <text:p>2972</text:p>
          </table:table-cell>
          <table:table-cell office:value-type="float" office:value="4292" calcext:value-type="float">
            <text:p>4292</text:p>
          </table:table-cell>
          <table:table-cell office:value-type="float" office:value="5933" calcext:value-type="float">
            <text:p>5933</text:p>
          </table:table-cell>
          <table:table-cell office:value-type="float" office:value="10225" calcext:value-type="float">
            <text:p>10225</text:p>
          </table:table-cell>
          <table:table-cell office:value-type="float" office:value="12116" calcext:value-type="float">
            <text:p>12116</text:p>
          </table:table-cell>
          <table:table-cell office:value-type="float" office:value="21710" calcext:value-type="float">
            <text:p>21710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64]+[.C64]" office:value-type="float" office:value="8905" calcext:value-type="float">
            <text:p>8905</text:p>
          </table:table-cell>
          <table:table-cell table:style-name="ce25" table:formula="of:=[.D64]+[.B64]" office:value-type="float" office:value="4300" calcext:value-type="float">
            <text:p>4300</text:p>
          </table:table-cell>
          <table:table-cell table:style-name="ce26" table:formula="of:=[.K64]/([.K64]+[.L64])" office:value-type="percentage" office:value="0.674365770541461" calcext:value-type="percentage">
            <text:p>67,44%</text:p>
          </table:table-cell>
          <table:table-cell table:style-name="ce26" table:formula="of:=[.L64]/([.K64]+[.L64])" office:value-type="percentage" office:value="0.325634229458538" calcext:value-type="percentage">
            <text:p>32,56%</text:p>
          </table:table-cell>
          <table:table-cell table:style-name="ce25" table:formula="of:=[.H64]+[.B64]" office:value-type="float" office:value="21718" calcext:value-type="float">
            <text:p>21718</text:p>
          </table:table-cell>
          <table:table-cell table:style-name="ce25" table:formula="of:=[.G64]+[.C64]" office:value-type="float" office:value="15088" calcext:value-type="float">
            <text:p>15088</text:p>
          </table:table-cell>
          <table:table-cell table:style-name="ce26" table:formula="of:=[.O64]/([.O64]+[.P64])" office:value-type="percentage" office:value="0.590066836928762" calcext:value-type="percentage">
            <text:p>59,01%</text:p>
          </table:table-cell>
          <table:table-cell table:style-name="ce26" table:formula="of:=[.P64]/([.O64]+[.P64])" office:value-type="percentage" office:value="0.409933163071238" calcext:value-type="percentage">
            <text:p>40,99%</text:p>
          </table:table-cell>
          <table:table-cell table:style-name="ce31" table:formula="of:=[.H64]/[.E64]" office:value-type="float" office:value="3.65919433676049" calcext:value-type="float">
            <text:p>3,6592</text:p>
          </table:table-cell>
          <table:table-cell table:style-name="ce33" table:formula="of:=[.L64]/[.P64]" office:value-type="float" office:value="0.284994697773065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48" calcext:value-type="float">
            <text:p>48</text:p>
          </table:table-cell>
          <table:table-cell office:value-type="float" office:value="3037" calcext:value-type="float">
            <text:p>3037</text:p>
          </table:table-cell>
          <table:table-cell office:value-type="float" office:value="4291" calcext:value-type="float">
            <text:p>4291</text:p>
          </table:table-cell>
          <table:table-cell office:value-type="float" office:value="5934" calcext:value-type="float">
            <text:p>5934</text:p>
          </table:table-cell>
          <table:table-cell office:value-type="float" office:value="10225" calcext:value-type="float">
            <text:p>10225</text:p>
          </table:table-cell>
          <table:table-cell office:value-type="float" office:value="12245" calcext:value-type="float">
            <text:p>12245</text:p>
          </table:table-cell>
          <table:table-cell office:value-type="float" office:value="21581" calcext:value-type="float">
            <text:p>21581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65]+[.C65]" office:value-type="float" office:value="8971" calcext:value-type="float">
            <text:p>8971</text:p>
          </table:table-cell>
          <table:table-cell table:style-name="ce25" table:formula="of:=[.D65]+[.B65]" office:value-type="float" office:value="4339" calcext:value-type="float">
            <text:p>4339</text:p>
          </table:table-cell>
          <table:table-cell table:style-name="ce26" table:formula="of:=[.K65]/([.K65]+[.L65])" office:value-type="percentage" office:value="0.674004507888805" calcext:value-type="percentage">
            <text:p>67,40%</text:p>
          </table:table-cell>
          <table:table-cell table:style-name="ce26" table:formula="of:=[.L65]/([.K65]+[.L65])" office:value-type="percentage" office:value="0.325995492111195" calcext:value-type="percentage">
            <text:p>32,60%</text:p>
          </table:table-cell>
          <table:table-cell table:style-name="ce25" table:formula="of:=[.H65]+[.B65]" office:value-type="float" office:value="21629" calcext:value-type="float">
            <text:p>21629</text:p>
          </table:table-cell>
          <table:table-cell table:style-name="ce25" table:formula="of:=[.G65]+[.C65]" office:value-type="float" office:value="15282" calcext:value-type="float">
            <text:p>15282</text:p>
          </table:table-cell>
          <table:table-cell table:style-name="ce26" table:formula="of:=[.O65]/([.O65]+[.P65])" office:value-type="percentage" office:value="0.585977080003251" calcext:value-type="percentage">
            <text:p>58,60%</text:p>
          </table:table-cell>
          <table:table-cell table:style-name="ce26" table:formula="of:=[.P65]/([.O65]+[.P65])" office:value-type="percentage" office:value="0.414022919996749" calcext:value-type="percentage">
            <text:p>41,40%</text:p>
          </table:table-cell>
          <table:table-cell table:style-name="ce31" table:formula="of:=[.H65]/[.E65]" office:value-type="float" office:value="3.63683855746545" calcext:value-type="float">
            <text:p>3,6368</text:p>
          </table:table-cell>
          <table:table-cell table:style-name="ce33" table:formula="of:=[.L65]/[.P65]" office:value-type="float" office:value="0.283928805130219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42" calcext:value-type="float">
            <text:p>42</text:p>
          </table:table-cell>
          <table:table-cell office:value-type="float" office:value="3034" calcext:value-type="float">
            <text:p>3034</text:p>
          </table:table-cell>
          <table:table-cell office:value-type="float" office:value="4166" calcext:value-type="float">
            <text:p>4166</text:p>
          </table:table-cell>
          <table:table-cell office:value-type="float" office:value="6059" calcext:value-type="float">
            <text:p>6059</text:p>
          </table:table-cell>
          <table:table-cell office:value-type="float" office:value="10225" calcext:value-type="float">
            <text:p>10225</text:p>
          </table:table-cell>
          <table:table-cell office:value-type="float" office:value="12104" calcext:value-type="float">
            <text:p>12104</text:p>
          </table:table-cell>
          <table:table-cell office:value-type="float" office:value="21722" calcext:value-type="float">
            <text:p>21722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66]+[.C66]" office:value-type="float" office:value="9093" calcext:value-type="float">
            <text:p>9093</text:p>
          </table:table-cell>
          <table:table-cell table:style-name="ce25" table:formula="of:=[.D66]+[.B66]" office:value-type="float" office:value="4208" calcext:value-type="float">
            <text:p>4208</text:p>
          </table:table-cell>
          <table:table-cell table:style-name="ce26" table:formula="of:=[.K66]/([.K66]+[.L66])" office:value-type="percentage" office:value="0.683632809563191" calcext:value-type="percentage">
            <text:p>68,36%</text:p>
          </table:table-cell>
          <table:table-cell table:style-name="ce26" table:formula="of:=[.L66]/([.K66]+[.L66])" office:value-type="percentage" office:value="0.316367190436809" calcext:value-type="percentage">
            <text:p>31,64%</text:p>
          </table:table-cell>
          <table:table-cell table:style-name="ce25" table:formula="of:=[.H66]+[.B66]" office:value-type="float" office:value="21764" calcext:value-type="float">
            <text:p>21764</text:p>
          </table:table-cell>
          <table:table-cell table:style-name="ce25" table:formula="of:=[.G66]+[.C66]" office:value-type="float" office:value="15138" calcext:value-type="float">
            <text:p>15138</text:p>
          </table:table-cell>
          <table:table-cell table:style-name="ce26" table:formula="of:=[.O66]/([.O66]+[.P66])" office:value-type="percentage" office:value="0.589778331797735" calcext:value-type="percentage">
            <text:p>58,98%</text:p>
          </table:table-cell>
          <table:table-cell table:style-name="ce26" table:formula="of:=[.P66]/([.O66]+[.P66])" office:value-type="percentage" office:value="0.410221668202265" calcext:value-type="percentage">
            <text:p>41,02%</text:p>
          </table:table-cell>
          <table:table-cell table:style-name="ce31" table:formula="of:=[.H66]/[.E66]" office:value-type="float" office:value="3.58508004621225" calcext:value-type="float">
            <text:p>3,5851</text:p>
          </table:table-cell>
          <table:table-cell table:style-name="ce33" table:formula="of:=[.L66]/[.P66]" office:value-type="float" office:value="0.27797595455146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2" calcext:value-type="float">
            <text:p>2</text:p>
          </table:table-cell>
          <table:table-cell office:value-type="float" office:value="2993" calcext:value-type="float">
            <text:p>2993</text:p>
          </table:table-cell>
          <table:table-cell office:value-type="float" office:value="3943" calcext:value-type="float">
            <text:p>3943</text:p>
          </table:table-cell>
          <table:table-cell office:value-type="float" office:value="6282" calcext:value-type="float">
            <text:p>6282</text:p>
          </table:table-cell>
          <table:table-cell office:value-type="float" office:value="10225" calcext:value-type="float">
            <text:p>10225</text:p>
          </table:table-cell>
          <table:table-cell office:value-type="float" office:value="11677" calcext:value-type="float">
            <text:p>11677</text:p>
          </table:table-cell>
          <table:table-cell office:value-type="float" office:value="22149" calcext:value-type="float">
            <text:p>22149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67]+[.C67]" office:value-type="float" office:value="9275" calcext:value-type="float">
            <text:p>9275</text:p>
          </table:table-cell>
          <table:table-cell table:style-name="ce25" table:formula="of:=[.D67]+[.B67]" office:value-type="float" office:value="3945" calcext:value-type="float">
            <text:p>3945</text:p>
          </table:table-cell>
          <table:table-cell table:style-name="ce26" table:formula="of:=[.K67]/([.K67]+[.L67])" office:value-type="percentage" office:value="0.701588502269289" calcext:value-type="percentage">
            <text:p>70,16%</text:p>
          </table:table-cell>
          <table:table-cell table:style-name="ce26" table:formula="of:=[.L67]/([.K67]+[.L67])" office:value-type="percentage" office:value="0.298411497730711" calcext:value-type="percentage">
            <text:p>29,84%</text:p>
          </table:table-cell>
          <table:table-cell table:style-name="ce25" table:formula="of:=[.H67]+[.B67]" office:value-type="float" office:value="22151" calcext:value-type="float">
            <text:p>22151</text:p>
          </table:table-cell>
          <table:table-cell table:style-name="ce25" table:formula="of:=[.G67]+[.C67]" office:value-type="float" office:value="14670" calcext:value-type="float">
            <text:p>14670</text:p>
          </table:table-cell>
          <table:table-cell table:style-name="ce26" table:formula="of:=[.O67]/([.O67]+[.P67])" office:value-type="percentage" office:value="0.601586051438038" calcext:value-type="percentage">
            <text:p>60,16%</text:p>
          </table:table-cell>
          <table:table-cell table:style-name="ce26" table:formula="of:=[.P67]/([.O67]+[.P67])" office:value-type="percentage" office:value="0.398413948561962" calcext:value-type="percentage">
            <text:p>39,84%</text:p>
          </table:table-cell>
          <table:table-cell table:style-name="ce31" table:formula="of:=[.H67]/[.E67]" office:value-type="float" office:value="3.52578796561605" calcext:value-type="float">
            <text:p>3,5258</text:p>
          </table:table-cell>
          <table:table-cell table:style-name="ce33" table:formula="of:=[.L67]/[.P67]" office:value-type="float" office:value="0.26891615541922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10" calcext:value-type="float">
            <text:p>10</text:p>
          </table:table-cell>
          <table:table-cell office:value-type="float" office:value="3005" calcext:value-type="float">
            <text:p>3005</text:p>
          </table:table-cell>
          <table:table-cell office:value-type="float" office:value="3866" calcext:value-type="float">
            <text:p>3866</text:p>
          </table:table-cell>
          <table:table-cell office:value-type="float" office:value="6359" calcext:value-type="float">
            <text:p>6359</text:p>
          </table:table-cell>
          <table:table-cell office:value-type="float" office:value="10225" calcext:value-type="float">
            <text:p>10225</text:p>
          </table:table-cell>
          <table:table-cell office:value-type="float" office:value="11608" calcext:value-type="float">
            <text:p>11608</text:p>
          </table:table-cell>
          <table:table-cell office:value-type="float" office:value="22218" calcext:value-type="float">
            <text:p>22218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68]+[.C68]" office:value-type="float" office:value="9364" calcext:value-type="float">
            <text:p>9364</text:p>
          </table:table-cell>
          <table:table-cell table:style-name="ce25" table:formula="of:=[.D68]+[.B68]" office:value-type="float" office:value="3876" calcext:value-type="float">
            <text:p>3876</text:p>
          </table:table-cell>
          <table:table-cell table:style-name="ce26" table:formula="of:=[.K68]/([.K68]+[.L68])" office:value-type="percentage" office:value="0.707250755287009" calcext:value-type="percentage">
            <text:p>70,73%</text:p>
          </table:table-cell>
          <table:table-cell table:style-name="ce26" table:formula="of:=[.L68]/([.K68]+[.L68])" office:value-type="percentage" office:value="0.292749244712991" calcext:value-type="percentage">
            <text:p>29,27%</text:p>
          </table:table-cell>
          <table:table-cell table:style-name="ce25" table:formula="of:=[.H68]+[.B68]" office:value-type="float" office:value="22228" calcext:value-type="float">
            <text:p>22228</text:p>
          </table:table-cell>
          <table:table-cell table:style-name="ce25" table:formula="of:=[.G68]+[.C68]" office:value-type="float" office:value="14613" calcext:value-type="float">
            <text:p>14613</text:p>
          </table:table-cell>
          <table:table-cell table:style-name="ce26" table:formula="of:=[.O68]/([.O68]+[.P68])" office:value-type="percentage" office:value="0.6033495290573" calcext:value-type="percentage">
            <text:p>60,33%</text:p>
          </table:table-cell>
          <table:table-cell table:style-name="ce26" table:formula="of:=[.P68]/([.O68]+[.P68])" office:value-type="percentage" office:value="0.3966504709427" calcext:value-type="percentage">
            <text:p>39,67%</text:p>
          </table:table-cell>
          <table:table-cell table:style-name="ce31" table:formula="of:=[.H68]/[.E68]" office:value-type="float" office:value="3.49394558892908" calcext:value-type="float">
            <text:p>3,4939</text:p>
          </table:table-cell>
          <table:table-cell table:style-name="ce33" table:formula="of:=[.L68]/[.P68]" office:value-type="float" office:value="0.265243276534592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2" calcext:value-type="float">
            <text:p>2</text:p>
          </table:table-cell>
          <table:table-cell office:value-type="float" office:value="3002" calcext:value-type="float">
            <text:p>3002</text:p>
          </table:table-cell>
          <table:table-cell office:value-type="float" office:value="3756" calcext:value-type="float">
            <text:p>3756</text:p>
          </table:table-cell>
          <table:table-cell office:value-type="float" office:value="6469" calcext:value-type="float">
            <text:p>6469</text:p>
          </table:table-cell>
          <table:table-cell office:value-type="float" office:value="10225" calcext:value-type="float">
            <text:p>10225</text:p>
          </table:table-cell>
          <table:table-cell office:value-type="float" office:value="11473" calcext:value-type="float">
            <text:p>11473</text:p>
          </table:table-cell>
          <table:table-cell office:value-type="float" office:value="22353" calcext:value-type="float">
            <text:p>22353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69]+[.C69]" office:value-type="float" office:value="9471" calcext:value-type="float">
            <text:p>9471</text:p>
          </table:table-cell>
          <table:table-cell table:style-name="ce25" table:formula="of:=[.D69]+[.B69]" office:value-type="float" office:value="3758" calcext:value-type="float">
            <text:p>3758</text:p>
          </table:table-cell>
          <table:table-cell table:style-name="ce26" table:formula="of:=[.K69]/([.K69]+[.L69])" office:value-type="percentage" office:value="0.715927129790612" calcext:value-type="percentage">
            <text:p>71,59%</text:p>
          </table:table-cell>
          <table:table-cell table:style-name="ce26" table:formula="of:=[.L69]/([.K69]+[.L69])" office:value-type="percentage" office:value="0.284072870209388" calcext:value-type="percentage">
            <text:p>28,41%</text:p>
          </table:table-cell>
          <table:table-cell table:style-name="ce25" table:formula="of:=[.H69]+[.B69]" office:value-type="float" office:value="22355" calcext:value-type="float">
            <text:p>22355</text:p>
          </table:table-cell>
          <table:table-cell table:style-name="ce25" table:formula="of:=[.G69]+[.C69]" office:value-type="float" office:value="14475" calcext:value-type="float">
            <text:p>14475</text:p>
          </table:table-cell>
          <table:table-cell table:style-name="ce26" table:formula="of:=[.O69]/([.O69]+[.P69])" office:value-type="percentage" office:value="0.606978007059462" calcext:value-type="percentage">
            <text:p>60,70%</text:p>
          </table:table-cell>
          <table:table-cell table:style-name="ce26" table:formula="of:=[.P69]/([.O69]+[.P69])" office:value-type="percentage" office:value="0.393021992940538" calcext:value-type="percentage">
            <text:p>39,30%</text:p>
          </table:table-cell>
          <table:table-cell table:style-name="ce31" table:formula="of:=[.H69]/[.E69]" office:value-type="float" office:value="3.45540268975112" calcext:value-type="float">
            <text:p>3,4554</text:p>
          </table:table-cell>
          <table:table-cell table:style-name="ce33" table:formula="of:=[.L69]/[.P69]" office:value-type="float" office:value="0.259620034542314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float" office:value="7418" calcext:value-type="float">
            <text:p>7418</text:p>
          </table:table-cell>
          <table:table-cell office:value-type="float" office:value="2807" calcext:value-type="float">
            <text:p>2807</text:p>
          </table:table-cell>
          <table:table-cell office:value-type="float" office:value="10225" calcext:value-type="float">
            <text:p>10225</text:p>
          </table:table-cell>
          <table:table-cell office:value-type="float" office:value="24557" calcext:value-type="float">
            <text:p>24557</text:p>
          </table:table-cell>
          <table:table-cell office:value-type="float" office:value="9269" calcext:value-type="float">
            <text:p>9269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70]+[.C70]" office:value-type="float" office:value="3387" calcext:value-type="float">
            <text:p>3387</text:p>
          </table:table-cell>
          <table:table-cell table:style-name="ce25" table:formula="of:=[.D70]+[.B70]" office:value-type="float" office:value="7419" calcext:value-type="float">
            <text:p>7419</text:p>
          </table:table-cell>
          <table:table-cell table:style-name="ce26" table:formula="of:=[.K70]/([.K70]+[.L70])" office:value-type="percentage" office:value="0.313436979455858" calcext:value-type="percentage">
            <text:p>31,34%</text:p>
          </table:table-cell>
          <table:table-cell table:style-name="ce26" table:formula="of:=[.L70]/([.K70]+[.L70])" office:value-type="percentage" office:value="0.686563020544142" calcext:value-type="percentage">
            <text:p>68,66%</text:p>
          </table:table-cell>
          <table:table-cell table:style-name="ce25" table:formula="of:=[.H70]+[.B70]" office:value-type="float" office:value="9270" calcext:value-type="float">
            <text:p>9270</text:p>
          </table:table-cell>
          <table:table-cell table:style-name="ce25" table:formula="of:=[.G70]+[.C70]" office:value-type="float" office:value="25137" calcext:value-type="float">
            <text:p>25137</text:p>
          </table:table-cell>
          <table:table-cell table:style-name="ce26" table:formula="of:=[.O70]/([.O70]+[.P70])" office:value-type="percentage" office:value="0.269421919958148" calcext:value-type="percentage">
            <text:p>26,94%</text:p>
          </table:table-cell>
          <table:table-cell table:style-name="ce26" table:formula="of:=[.P70]/([.O70]+[.P70])" office:value-type="percentage" office:value="0.730578080041852" calcext:value-type="percentage">
            <text:p>73,06%</text:p>
          </table:table-cell>
          <table:table-cell table:style-name="ce31" table:formula="of:=[.H70]/[.E70]" office:value-type="float" office:value="3.3021018881368" calcext:value-type="float">
            <text:p>3,3021</text:p>
          </table:table-cell>
          <table:table-cell table:style-name="ce33" table:formula="of:=[.L70]/[.P70]" office:value-type="float" office:value="0.295142618450889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7347" calcext:value-type="float">
            <text:p>7347</text:p>
          </table:table-cell>
          <table:table-cell office:value-type="float" office:value="2878" calcext:value-type="float">
            <text:p>2878</text:p>
          </table:table-cell>
          <table:table-cell office:value-type="float" office:value="10225" calcext:value-type="float">
            <text:p>10225</text:p>
          </table:table-cell>
          <table:table-cell office:value-type="float" office:value="24453" calcext:value-type="float">
            <text:p>24453</text:p>
          </table:table-cell>
          <table:table-cell office:value-type="float" office:value="9373" calcext:value-type="float">
            <text:p>9373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71]+[.C71]" office:value-type="float" office:value="3457" calcext:value-type="float">
            <text:p>3457</text:p>
          </table:table-cell>
          <table:table-cell table:style-name="ce25" table:formula="of:=[.D71]+[.B71]" office:value-type="float" office:value="7347" calcext:value-type="float">
            <text:p>7347</text:p>
          </table:table-cell>
          <table:table-cell table:style-name="ce26" table:formula="of:=[.K71]/([.K71]+[.L71])" office:value-type="percentage" office:value="0.319974083672714" calcext:value-type="percentage">
            <text:p>32,00%</text:p>
          </table:table-cell>
          <table:table-cell table:style-name="ce26" table:formula="of:=[.L71]/([.K71]+[.L71])" office:value-type="percentage" office:value="0.680025916327286" calcext:value-type="percentage">
            <text:p>68,00%</text:p>
          </table:table-cell>
          <table:table-cell table:style-name="ce25" table:formula="of:=[.H71]+[.B71]" office:value-type="float" office:value="9373" calcext:value-type="float">
            <text:p>9373</text:p>
          </table:table-cell>
          <table:table-cell table:style-name="ce25" table:formula="of:=[.G71]+[.C71]" office:value-type="float" office:value="25032" calcext:value-type="float">
            <text:p>25032</text:p>
          </table:table-cell>
          <table:table-cell table:style-name="ce26" table:formula="of:=[.O71]/([.O71]+[.P71])" office:value-type="percentage" office:value="0.272431332655137" calcext:value-type="percentage">
            <text:p>27,24%</text:p>
          </table:table-cell>
          <table:table-cell table:style-name="ce26" table:formula="of:=[.P71]/([.O71]+[.P71])" office:value-type="percentage" office:value="0.727568667344863" calcext:value-type="percentage">
            <text:p>72,76%</text:p>
          </table:table-cell>
          <table:table-cell table:style-name="ce31" table:formula="of:=[.H71]/[.E71]" office:value-type="float" office:value="3.25677553856845" calcext:value-type="float">
            <text:p>3,2568</text:p>
          </table:table-cell>
          <table:table-cell table:style-name="ce33" table:formula="of:=[.L71]/[.P71]" office:value-type="float" office:value="0.293504314477469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1" calcext:value-type="float">
            <text:p>1</text:p>
          </table:table-cell>
          <table:table-cell office:value-type="float" office:value="579" calcext:value-type="float">
            <text:p>579</text:p>
          </table:table-cell>
          <table:table-cell office:value-type="float" office:value="7293" calcext:value-type="float">
            <text:p>7293</text:p>
          </table:table-cell>
          <table:table-cell office:value-type="float" office:value="2932" calcext:value-type="float">
            <text:p>2932</text:p>
          </table:table-cell>
          <table:table-cell office:value-type="float" office:value="10225" calcext:value-type="float">
            <text:p>10225</text:p>
          </table:table-cell>
          <table:table-cell office:value-type="float" office:value="24360" calcext:value-type="float">
            <text:p>24360</text:p>
          </table:table-cell>
          <table:table-cell office:value-type="float" office:value="9466" calcext:value-type="float">
            <text:p>9466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72]+[.C72]" office:value-type="float" office:value="3511" calcext:value-type="float">
            <text:p>3511</text:p>
          </table:table-cell>
          <table:table-cell table:style-name="ce25" table:formula="of:=[.D72]+[.B72]" office:value-type="float" office:value="7294" calcext:value-type="float">
            <text:p>7294</text:p>
          </table:table-cell>
          <table:table-cell table:style-name="ce26" table:formula="of:=[.K72]/([.K72]+[.L72])" office:value-type="percentage" office:value="0.32494215640907" calcext:value-type="percentage">
            <text:p>32,49%</text:p>
          </table:table-cell>
          <table:table-cell table:style-name="ce26" table:formula="of:=[.L72]/([.K72]+[.L72])" office:value-type="percentage" office:value="0.67505784359093" calcext:value-type="percentage">
            <text:p>67,51%</text:p>
          </table:table-cell>
          <table:table-cell table:style-name="ce25" table:formula="of:=[.H72]+[.B72]" office:value-type="float" office:value="9467" calcext:value-type="float">
            <text:p>9467</text:p>
          </table:table-cell>
          <table:table-cell table:style-name="ce25" table:formula="of:=[.G72]+[.C72]" office:value-type="float" office:value="24939" calcext:value-type="float">
            <text:p>24939</text:p>
          </table:table-cell>
          <table:table-cell table:style-name="ce26" table:formula="of:=[.O72]/([.O72]+[.P72])" office:value-type="percentage" office:value="0.275155496134395" calcext:value-type="percentage">
            <text:p>27,52%</text:p>
          </table:table-cell>
          <table:table-cell table:style-name="ce26" table:formula="of:=[.P72]/([.O72]+[.P72])" office:value-type="percentage" office:value="0.724844503865605" calcext:value-type="percentage">
            <text:p>72,48%</text:p>
          </table:table-cell>
          <table:table-cell table:style-name="ce31" table:formula="of:=[.H72]/[.E72]" office:value-type="float" office:value="3.22851296043656" calcext:value-type="float">
            <text:p>3,2285</text:p>
          </table:table-cell>
          <table:table-cell table:style-name="ce33" table:formula="of:=[.L72]/[.P72]" office:value-type="float" office:value="0.292473635671037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7260" calcext:value-type="float">
            <text:p>7260</text:p>
          </table:table-cell>
          <table:table-cell office:value-type="float" office:value="2965" calcext:value-type="float">
            <text:p>2965</text:p>
          </table:table-cell>
          <table:table-cell office:value-type="float" office:value="10225" calcext:value-type="float">
            <text:p>10225</text:p>
          </table:table-cell>
          <table:table-cell office:value-type="float" office:value="24320" calcext:value-type="float">
            <text:p>24320</text:p>
          </table:table-cell>
          <table:table-cell office:value-type="float" office:value="9506" calcext:value-type="float">
            <text:p>9506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73]+[.C73]" office:value-type="float" office:value="3544" calcext:value-type="float">
            <text:p>3544</text:p>
          </table:table-cell>
          <table:table-cell table:style-name="ce25" table:formula="of:=[.D73]+[.B73]" office:value-type="float" office:value="7260" calcext:value-type="float">
            <text:p>7260</text:p>
          </table:table-cell>
          <table:table-cell table:style-name="ce26" table:formula="of:=[.K73]/([.K73]+[.L73])" office:value-type="percentage" office:value="0.32802665679378" calcext:value-type="percentage">
            <text:p>32,80%</text:p>
          </table:table-cell>
          <table:table-cell table:style-name="ce26" table:formula="of:=[.L73]/([.K73]+[.L73])" office:value-type="percentage" office:value="0.67197334320622" calcext:value-type="percentage">
            <text:p>67,20%</text:p>
          </table:table-cell>
          <table:table-cell table:style-name="ce25" table:formula="of:=[.H73]+[.B73]" office:value-type="float" office:value="9506" calcext:value-type="float">
            <text:p>9506</text:p>
          </table:table-cell>
          <table:table-cell table:style-name="ce25" table:formula="of:=[.G73]+[.C73]" office:value-type="float" office:value="24899" calcext:value-type="float">
            <text:p>24899</text:p>
          </table:table-cell>
          <table:table-cell table:style-name="ce26" table:formula="of:=[.O73]/([.O73]+[.P73])" office:value-type="percentage" office:value="0.276297049847406" calcext:value-type="percentage">
            <text:p>27,63%</text:p>
          </table:table-cell>
          <table:table-cell table:style-name="ce26" table:formula="of:=[.P73]/([.O73]+[.P73])" office:value-type="percentage" office:value="0.723702950152594" calcext:value-type="percentage">
            <text:p>72,37%</text:p>
          </table:table-cell>
          <table:table-cell table:style-name="ce31" table:formula="of:=[.H73]/[.E73]" office:value-type="float" office:value="3.20607082630691" calcext:value-type="float">
            <text:p>3,2061</text:p>
          </table:table-cell>
          <table:table-cell table:style-name="ce33" table:formula="of:=[.L73]/[.P73]" office:value-type="float" office:value="0.291577975019077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10129" calcext:value-type="float">
            <text:p>10129</text:p>
          </table:table-cell>
          <table:table-cell office:value-type="float" office:value="96" calcext:value-type="float">
            <text:p>96</text:p>
          </table:table-cell>
          <table:table-cell office:value-type="float" office:value="10225" calcext:value-type="float">
            <text:p>10225</text:p>
          </table:table-cell>
          <table:table-cell office:value-type="float" office:value="33522" calcext:value-type="float">
            <text:p>33522</text:p>
          </table:table-cell>
          <table:table-cell office:value-type="float" office:value="304" calcext:value-type="float">
            <text:p>304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74]+[.C74]" office:value-type="float" office:value="413" calcext:value-type="float">
            <text:p>413</text:p>
          </table:table-cell>
          <table:table-cell table:style-name="ce25" table:formula="of:=[.D74]+[.B74]" office:value-type="float" office:value="10129" calcext:value-type="float">
            <text:p>10129</text:p>
          </table:table-cell>
          <table:table-cell table:style-name="ce26" table:formula="of:=[.K74]/([.K74]+[.L74])" office:value-type="percentage" office:value="0.0391766268260292" calcext:value-type="percentage">
            <text:p>3,92%</text:p>
          </table:table-cell>
          <table:table-cell table:style-name="ce26" table:formula="of:=[.L74]/([.K74]+[.L74])" office:value-type="percentage" office:value="0.960823373173971" calcext:value-type="percentage">
            <text:p>96,08%</text:p>
          </table:table-cell>
          <table:table-cell table:style-name="ce25" table:formula="of:=[.H74]+[.B74]" office:value-type="float" office:value="304" calcext:value-type="float">
            <text:p>304</text:p>
          </table:table-cell>
          <table:table-cell table:style-name="ce25" table:formula="of:=[.G74]+[.C74]" office:value-type="float" office:value="33839" calcext:value-type="float">
            <text:p>33839</text:p>
          </table:table-cell>
          <table:table-cell table:style-name="ce26" table:formula="of:=[.O74]/([.O74]+[.P74])" office:value-type="percentage" office:value="0.00890372843628269" calcext:value-type="percentage">
            <text:p>0,89%</text:p>
          </table:table-cell>
          <table:table-cell table:style-name="ce26" table:formula="of:=[.P74]/([.O74]+[.P74])" office:value-type="percentage" office:value="0.991096271563717" calcext:value-type="percentage">
            <text:p>99,11%</text:p>
          </table:table-cell>
          <table:table-cell table:style-name="ce31" table:formula="of:=[.H74]/[.E74]" office:value-type="float" office:value="3.16666666666667" calcext:value-type="float">
            <text:p>3,1667</text:p>
          </table:table-cell>
          <table:table-cell table:style-name="ce33" table:formula="of:=[.L74]/[.P74]" office:value-type="float" office:value="0.299329176394101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10129" calcext:value-type="float">
            <text:p>10129</text:p>
          </table:table-cell>
          <table:table-cell office:value-type="float" office:value="96" calcext:value-type="float">
            <text:p>96</text:p>
          </table:table-cell>
          <table:table-cell office:value-type="float" office:value="10225" calcext:value-type="float">
            <text:p>10225</text:p>
          </table:table-cell>
          <table:table-cell office:value-type="float" office:value="33522" calcext:value-type="float">
            <text:p>33522</text:p>
          </table:table-cell>
          <table:table-cell office:value-type="float" office:value="304" calcext:value-type="float">
            <text:p>304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75]+[.C75]" office:value-type="float" office:value="413" calcext:value-type="float">
            <text:p>413</text:p>
          </table:table-cell>
          <table:table-cell table:style-name="ce25" table:formula="of:=[.D75]+[.B75]" office:value-type="float" office:value="10129" calcext:value-type="float">
            <text:p>10129</text:p>
          </table:table-cell>
          <table:table-cell table:style-name="ce26" table:formula="of:=[.K75]/([.K75]+[.L75])" office:value-type="percentage" office:value="0.0391766268260292" calcext:value-type="percentage">
            <text:p>3,92%</text:p>
          </table:table-cell>
          <table:table-cell table:style-name="ce26" table:formula="of:=[.L75]/([.K75]+[.L75])" office:value-type="percentage" office:value="0.960823373173971" calcext:value-type="percentage">
            <text:p>96,08%</text:p>
          </table:table-cell>
          <table:table-cell table:style-name="ce25" table:formula="of:=[.H75]+[.B75]" office:value-type="float" office:value="304" calcext:value-type="float">
            <text:p>304</text:p>
          </table:table-cell>
          <table:table-cell table:style-name="ce25" table:formula="of:=[.G75]+[.C75]" office:value-type="float" office:value="33839" calcext:value-type="float">
            <text:p>33839</text:p>
          </table:table-cell>
          <table:table-cell table:style-name="ce26" table:formula="of:=[.O75]/([.O75]+[.P75])" office:value-type="percentage" office:value="0.00890372843628269" calcext:value-type="percentage">
            <text:p>0,89%</text:p>
          </table:table-cell>
          <table:table-cell table:style-name="ce26" table:formula="of:=[.P75]/([.O75]+[.P75])" office:value-type="percentage" office:value="0.991096271563717" calcext:value-type="percentage">
            <text:p>99,11%</text:p>
          </table:table-cell>
          <table:table-cell table:style-name="ce31" table:formula="of:=[.H75]/[.E75]" office:value-type="float" office:value="3.16666666666667" calcext:value-type="float">
            <text:p>3,1667</text:p>
          </table:table-cell>
          <table:table-cell table:style-name="ce33" table:formula="of:=[.L75]/[.P75]" office:value-type="float" office:value="0.299329176394101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0129" calcext:value-type="float">
            <text:p>10129</text:p>
          </table:table-cell>
          <table:table-cell office:value-type="float" office:value="96" calcext:value-type="float">
            <text:p>96</text:p>
          </table:table-cell>
          <table:table-cell office:value-type="float" office:value="10225" calcext:value-type="float">
            <text:p>10225</text:p>
          </table:table-cell>
          <table:table-cell office:value-type="float" office:value="33522" calcext:value-type="float">
            <text:p>33522</text:p>
          </table:table-cell>
          <table:table-cell office:value-type="float" office:value="304" calcext:value-type="float">
            <text:p>304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76]+[.C76]" office:value-type="float" office:value="416" calcext:value-type="float">
            <text:p>416</text:p>
          </table:table-cell>
          <table:table-cell table:style-name="ce25" table:formula="of:=[.D76]+[.B76]" office:value-type="float" office:value="10129" calcext:value-type="float">
            <text:p>10129</text:p>
          </table:table-cell>
          <table:table-cell table:style-name="ce26" table:formula="of:=[.K76]/([.K76]+[.L76])" office:value-type="percentage" office:value="0.0394499762920816" calcext:value-type="percentage">
            <text:p>3,94%</text:p>
          </table:table-cell>
          <table:table-cell table:style-name="ce26" table:formula="of:=[.L76]/([.K76]+[.L76])" office:value-type="percentage" office:value="0.960550023707918" calcext:value-type="percentage">
            <text:p>96,06%</text:p>
          </table:table-cell>
          <table:table-cell table:style-name="ce25" table:formula="of:=[.H76]+[.B76]" office:value-type="float" office:value="304" calcext:value-type="float">
            <text:p>304</text:p>
          </table:table-cell>
          <table:table-cell table:style-name="ce25" table:formula="of:=[.G76]+[.C76]" office:value-type="float" office:value="33842" calcext:value-type="float">
            <text:p>33842</text:p>
          </table:table-cell>
          <table:table-cell table:style-name="ce26" table:formula="of:=[.O76]/([.O76]+[.P76])" office:value-type="percentage" office:value="0.00890294617231887" calcext:value-type="percentage">
            <text:p>0,89%</text:p>
          </table:table-cell>
          <table:table-cell table:style-name="ce26" table:formula="of:=[.P76]/([.O76]+[.P76])" office:value-type="percentage" office:value="0.991097053827681" calcext:value-type="percentage">
            <text:p>99,11%</text:p>
          </table:table-cell>
          <table:table-cell table:style-name="ce31" table:formula="of:=[.H76]/[.E76]" office:value-type="float" office:value="3.16666666666667" calcext:value-type="float">
            <text:p>3,1667</text:p>
          </table:table-cell>
          <table:table-cell table:style-name="ce33" table:formula="of:=[.L76]/[.P76]" office:value-type="float" office:value="0.29930264168784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0129" calcext:value-type="float">
            <text:p>10129</text:p>
          </table:table-cell>
          <table:table-cell office:value-type="float" office:value="96" calcext:value-type="float">
            <text:p>96</text:p>
          </table:table-cell>
          <table:table-cell office:value-type="float" office:value="10225" calcext:value-type="float">
            <text:p>10225</text:p>
          </table:table-cell>
          <table:table-cell office:value-type="float" office:value="33522" calcext:value-type="float">
            <text:p>33522</text:p>
          </table:table-cell>
          <table:table-cell office:value-type="float" office:value="304" calcext:value-type="float">
            <text:p>304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77]+[.C77]" office:value-type="float" office:value="416" calcext:value-type="float">
            <text:p>416</text:p>
          </table:table-cell>
          <table:table-cell table:style-name="ce25" table:formula="of:=[.D77]+[.B77]" office:value-type="float" office:value="10129" calcext:value-type="float">
            <text:p>10129</text:p>
          </table:table-cell>
          <table:table-cell table:style-name="ce26" table:formula="of:=[.K77]/([.K77]+[.L77])" office:value-type="percentage" office:value="0.0394499762920816" calcext:value-type="percentage">
            <text:p>3,94%</text:p>
          </table:table-cell>
          <table:table-cell table:style-name="ce26" table:formula="of:=[.L77]/([.K77]+[.L77])" office:value-type="percentage" office:value="0.960550023707918" calcext:value-type="percentage">
            <text:p>96,06%</text:p>
          </table:table-cell>
          <table:table-cell table:style-name="ce25" table:formula="of:=[.H77]+[.B77]" office:value-type="float" office:value="304" calcext:value-type="float">
            <text:p>304</text:p>
          </table:table-cell>
          <table:table-cell table:style-name="ce25" table:formula="of:=[.G77]+[.C77]" office:value-type="float" office:value="33842" calcext:value-type="float">
            <text:p>33842</text:p>
          </table:table-cell>
          <table:table-cell table:style-name="ce26" table:formula="of:=[.O77]/([.O77]+[.P77])" office:value-type="percentage" office:value="0.00890294617231887" calcext:value-type="percentage">
            <text:p>0,89%</text:p>
          </table:table-cell>
          <table:table-cell table:style-name="ce26" table:formula="of:=[.P77]/([.O77]+[.P77])" office:value-type="percentage" office:value="0.991097053827681" calcext:value-type="percentage">
            <text:p>99,11%</text:p>
          </table:table-cell>
          <table:table-cell table:style-name="ce31" table:formula="of:=[.H77]/[.E77]" office:value-type="float" office:value="3.16666666666667" calcext:value-type="float">
            <text:p>3,1667</text:p>
          </table:table-cell>
          <table:table-cell table:style-name="ce33" table:formula="of:=[.L77]/[.P77]" office:value-type="float" office:value="0.29930264168784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0129" calcext:value-type="float">
            <text:p>10129</text:p>
          </table:table-cell>
          <table:table-cell office:value-type="float" office:value="96" calcext:value-type="float">
            <text:p>96</text:p>
          </table:table-cell>
          <table:table-cell office:value-type="float" office:value="10225" calcext:value-type="float">
            <text:p>10225</text:p>
          </table:table-cell>
          <table:table-cell office:value-type="float" office:value="33522" calcext:value-type="float">
            <text:p>33522</text:p>
          </table:table-cell>
          <table:table-cell office:value-type="float" office:value="304" calcext:value-type="float">
            <text:p>304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78]+[.C78]" office:value-type="float" office:value="416" calcext:value-type="float">
            <text:p>416</text:p>
          </table:table-cell>
          <table:table-cell table:style-name="ce25" table:formula="of:=[.D78]+[.B78]" office:value-type="float" office:value="10129" calcext:value-type="float">
            <text:p>10129</text:p>
          </table:table-cell>
          <table:table-cell table:style-name="ce26" table:formula="of:=[.K78]/([.K78]+[.L78])" office:value-type="percentage" office:value="0.0394499762920816" calcext:value-type="percentage">
            <text:p>3,94%</text:p>
          </table:table-cell>
          <table:table-cell table:style-name="ce26" table:formula="of:=[.L78]/([.K78]+[.L78])" office:value-type="percentage" office:value="0.960550023707918" calcext:value-type="percentage">
            <text:p>96,06%</text:p>
          </table:table-cell>
          <table:table-cell table:style-name="ce25" table:formula="of:=[.H78]+[.B78]" office:value-type="float" office:value="304" calcext:value-type="float">
            <text:p>304</text:p>
          </table:table-cell>
          <table:table-cell table:style-name="ce25" table:formula="of:=[.G78]+[.C78]" office:value-type="float" office:value="33842" calcext:value-type="float">
            <text:p>33842</text:p>
          </table:table-cell>
          <table:table-cell table:style-name="ce26" table:formula="of:=[.O78]/([.O78]+[.P78])" office:value-type="percentage" office:value="0.00890294617231887" calcext:value-type="percentage">
            <text:p>0,89%</text:p>
          </table:table-cell>
          <table:table-cell table:style-name="ce26" table:formula="of:=[.P78]/([.O78]+[.P78])" office:value-type="percentage" office:value="0.991097053827681" calcext:value-type="percentage">
            <text:p>99,11%</text:p>
          </table:table-cell>
          <table:table-cell table:style-name="ce31" table:formula="of:=[.H78]/[.E78]" office:value-type="float" office:value="3.16666666666667" calcext:value-type="float">
            <text:p>3,1667</text:p>
          </table:table-cell>
          <table:table-cell table:style-name="ce33" table:formula="of:=[.L78]/[.P78]" office:value-type="float" office:value="0.29930264168784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0129" calcext:value-type="float">
            <text:p>10129</text:p>
          </table:table-cell>
          <table:table-cell office:value-type="float" office:value="96" calcext:value-type="float">
            <text:p>96</text:p>
          </table:table-cell>
          <table:table-cell office:value-type="float" office:value="10225" calcext:value-type="float">
            <text:p>10225</text:p>
          </table:table-cell>
          <table:table-cell office:value-type="float" office:value="33522" calcext:value-type="float">
            <text:p>33522</text:p>
          </table:table-cell>
          <table:table-cell office:value-type="float" office:value="304" calcext:value-type="float">
            <text:p>304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79]+[.C79]" office:value-type="float" office:value="416" calcext:value-type="float">
            <text:p>416</text:p>
          </table:table-cell>
          <table:table-cell table:style-name="ce25" table:formula="of:=[.D79]+[.B79]" office:value-type="float" office:value="10129" calcext:value-type="float">
            <text:p>10129</text:p>
          </table:table-cell>
          <table:table-cell table:style-name="ce26" table:formula="of:=[.K79]/([.K79]+[.L79])" office:value-type="percentage" office:value="0.0394499762920816" calcext:value-type="percentage">
            <text:p>3,94%</text:p>
          </table:table-cell>
          <table:table-cell table:style-name="ce26" table:formula="of:=[.L79]/([.K79]+[.L79])" office:value-type="percentage" office:value="0.960550023707918" calcext:value-type="percentage">
            <text:p>96,06%</text:p>
          </table:table-cell>
          <table:table-cell table:style-name="ce25" table:formula="of:=[.H79]+[.B79]" office:value-type="float" office:value="304" calcext:value-type="float">
            <text:p>304</text:p>
          </table:table-cell>
          <table:table-cell table:style-name="ce25" table:formula="of:=[.G79]+[.C79]" office:value-type="float" office:value="33842" calcext:value-type="float">
            <text:p>33842</text:p>
          </table:table-cell>
          <table:table-cell table:style-name="ce26" table:formula="of:=[.O79]/([.O79]+[.P79])" office:value-type="percentage" office:value="0.00890294617231887" calcext:value-type="percentage">
            <text:p>0,89%</text:p>
          </table:table-cell>
          <table:table-cell table:style-name="ce26" table:formula="of:=[.P79]/([.O79]+[.P79])" office:value-type="percentage" office:value="0.991097053827681" calcext:value-type="percentage">
            <text:p>99,11%</text:p>
          </table:table-cell>
          <table:table-cell table:style-name="ce31" table:formula="of:=[.H79]/[.E79]" office:value-type="float" office:value="3.16666666666667" calcext:value-type="float">
            <text:p>3,1667</text:p>
          </table:table-cell>
          <table:table-cell table:style-name="ce33" table:formula="of:=[.L79]/[.P79]" office:value-type="float" office:value="0.29930264168784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0129" calcext:value-type="float">
            <text:p>10129</text:p>
          </table:table-cell>
          <table:table-cell office:value-type="float" office:value="96" calcext:value-type="float">
            <text:p>96</text:p>
          </table:table-cell>
          <table:table-cell office:value-type="float" office:value="10225" calcext:value-type="float">
            <text:p>10225</text:p>
          </table:table-cell>
          <table:table-cell office:value-type="float" office:value="33522" calcext:value-type="float">
            <text:p>33522</text:p>
          </table:table-cell>
          <table:table-cell office:value-type="float" office:value="304" calcext:value-type="float">
            <text:p>304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80]+[.C80]" office:value-type="float" office:value="416" calcext:value-type="float">
            <text:p>416</text:p>
          </table:table-cell>
          <table:table-cell table:style-name="ce25" table:formula="of:=[.D80]+[.B80]" office:value-type="float" office:value="10129" calcext:value-type="float">
            <text:p>10129</text:p>
          </table:table-cell>
          <table:table-cell table:style-name="ce26" table:formula="of:=[.K80]/([.K80]+[.L80])" office:value-type="percentage" office:value="0.0394499762920816" calcext:value-type="percentage">
            <text:p>3,94%</text:p>
          </table:table-cell>
          <table:table-cell table:style-name="ce26" table:formula="of:=[.L80]/([.K80]+[.L80])" office:value-type="percentage" office:value="0.960550023707918" calcext:value-type="percentage">
            <text:p>96,06%</text:p>
          </table:table-cell>
          <table:table-cell table:style-name="ce25" table:formula="of:=[.H80]+[.B80]" office:value-type="float" office:value="304" calcext:value-type="float">
            <text:p>304</text:p>
          </table:table-cell>
          <table:table-cell table:style-name="ce25" table:formula="of:=[.G80]+[.C80]" office:value-type="float" office:value="33842" calcext:value-type="float">
            <text:p>33842</text:p>
          </table:table-cell>
          <table:table-cell table:style-name="ce26" table:formula="of:=[.O80]/([.O80]+[.P80])" office:value-type="percentage" office:value="0.00890294617231887" calcext:value-type="percentage">
            <text:p>0,89%</text:p>
          </table:table-cell>
          <table:table-cell table:style-name="ce26" table:formula="of:=[.P80]/([.O80]+[.P80])" office:value-type="percentage" office:value="0.991097053827681" calcext:value-type="percentage">
            <text:p>99,11%</text:p>
          </table:table-cell>
          <table:table-cell table:style-name="ce31" table:formula="of:=[.H80]/[.E80]" office:value-type="float" office:value="3.16666666666667" calcext:value-type="float">
            <text:p>3,1667</text:p>
          </table:table-cell>
          <table:table-cell table:style-name="ce33" table:formula="of:=[.L80]/[.P80]" office:value-type="float" office:value="0.29930264168784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0129" calcext:value-type="float">
            <text:p>10129</text:p>
          </table:table-cell>
          <table:table-cell office:value-type="float" office:value="96" calcext:value-type="float">
            <text:p>96</text:p>
          </table:table-cell>
          <table:table-cell office:value-type="float" office:value="10225" calcext:value-type="float">
            <text:p>10225</text:p>
          </table:table-cell>
          <table:table-cell office:value-type="float" office:value="33522" calcext:value-type="float">
            <text:p>33522</text:p>
          </table:table-cell>
          <table:table-cell office:value-type="float" office:value="304" calcext:value-type="float">
            <text:p>304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81]+[.C81]" office:value-type="float" office:value="416" calcext:value-type="float">
            <text:p>416</text:p>
          </table:table-cell>
          <table:table-cell table:style-name="ce25" table:formula="of:=[.D81]+[.B81]" office:value-type="float" office:value="10129" calcext:value-type="float">
            <text:p>10129</text:p>
          </table:table-cell>
          <table:table-cell table:style-name="ce26" table:formula="of:=[.K81]/([.K81]+[.L81])" office:value-type="percentage" office:value="0.0394499762920816" calcext:value-type="percentage">
            <text:p>3,94%</text:p>
          </table:table-cell>
          <table:table-cell table:style-name="ce26" table:formula="of:=[.L81]/([.K81]+[.L81])" office:value-type="percentage" office:value="0.960550023707918" calcext:value-type="percentage">
            <text:p>96,06%</text:p>
          </table:table-cell>
          <table:table-cell table:style-name="ce25" table:formula="of:=[.H81]+[.B81]" office:value-type="float" office:value="304" calcext:value-type="float">
            <text:p>304</text:p>
          </table:table-cell>
          <table:table-cell table:style-name="ce25" table:formula="of:=[.G81]+[.C81]" office:value-type="float" office:value="33842" calcext:value-type="float">
            <text:p>33842</text:p>
          </table:table-cell>
          <table:table-cell table:style-name="ce26" table:formula="of:=[.O81]/([.O81]+[.P81])" office:value-type="percentage" office:value="0.00890294617231887" calcext:value-type="percentage">
            <text:p>0,89%</text:p>
          </table:table-cell>
          <table:table-cell table:style-name="ce26" table:formula="of:=[.P81]/([.O81]+[.P81])" office:value-type="percentage" office:value="0.991097053827681" calcext:value-type="percentage">
            <text:p>99,11%</text:p>
          </table:table-cell>
          <table:table-cell table:style-name="ce31" table:formula="of:=[.H81]/[.E81]" office:value-type="float" office:value="3.16666666666667" calcext:value-type="float">
            <text:p>3,1667</text:p>
          </table:table-cell>
          <table:table-cell table:style-name="ce33" table:formula="of:=[.L81]/[.P81]" office:value-type="float" office:value="0.29930264168784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81664" calcext:value-type="float">
            <text:p>81664</text:p>
          </table:table-cell>
          <table:table-cell office:value-type="float" office:value="242082" calcext:value-type="float">
            <text:p>242082</text:p>
          </table:table-cell>
          <table:table-cell office:value-type="float" office:value="132" calcext:value-type="float">
            <text:p>132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241" calcext:value-type="float">
            <text:p>411241</text:p>
          </table:table-cell>
          <table:table-cell office:value-type="float" office:value="401" calcext:value-type="float">
            <text:p>401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82]+[.C82]" office:value-type="float" office:value="81796" calcext:value-type="float">
            <text:p>81796</text:p>
          </table:table-cell>
          <table:table-cell table:style-name="ce25" table:formula="of:=[.D82]+[.B82]" office:value-type="float" office:value="242082" calcext:value-type="float">
            <text:p>242082</text:p>
          </table:table-cell>
          <table:table-cell table:style-name="ce26" table:formula="of:=[.K82]/([.K82]+[.L82])" office:value-type="percentage" office:value="0.252551886821581" calcext:value-type="percentage">
            <text:p>25,26%</text:p>
          </table:table-cell>
          <table:table-cell table:style-name="ce26" table:formula="of:=[.L82]/([.K82]+[.L82])" office:value-type="percentage" office:value="0.747448113178419" calcext:value-type="percentage">
            <text:p>74,74%</text:p>
          </table:table-cell>
          <table:table-cell table:style-name="ce25" table:formula="of:=[.H82]+[.B82]" office:value-type="float" office:value="401" calcext:value-type="float">
            <text:p>401</text:p>
          </table:table-cell>
          <table:table-cell table:style-name="ce25" table:formula="of:=[.G82]+[.C82]" office:value-type="float" office:value="492905" calcext:value-type="float">
            <text:p>492905</text:p>
          </table:table-cell>
          <table:table-cell table:style-name="ce26" table:formula="of:=[.O82]/([.O82]+[.P82])" office:value-type="percentage" office:value="0.000812882875943127" calcext:value-type="percentage">
            <text:p>0,08%</text:p>
          </table:table-cell>
          <table:table-cell table:style-name="ce26" table:formula="of:=[.P82]/([.O82]+[.P82])" office:value-type="percentage" office:value="0.999187117124057" calcext:value-type="percentage">
            <text:p>99,92%</text:p>
          </table:table-cell>
          <table:table-cell table:style-name="ce31" table:formula="of:=[.H82]/[.E82]" office:value-type="float" office:value="3.03787878787879" calcext:value-type="float">
            <text:p>3,0379</text:p>
          </table:table-cell>
          <table:table-cell table:style-name="ce33" table:formula="of:=[.L82]/[.P82]" office:value-type="float" office:value="0.491133179821669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81664" calcext:value-type="float">
            <text:p>81664</text:p>
          </table:table-cell>
          <table:table-cell office:value-type="float" office:value="242082" calcext:value-type="float">
            <text:p>242082</text:p>
          </table:table-cell>
          <table:table-cell office:value-type="float" office:value="132" calcext:value-type="float">
            <text:p>132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241" calcext:value-type="float">
            <text:p>411241</text:p>
          </table:table-cell>
          <table:table-cell office:value-type="float" office:value="401" calcext:value-type="float">
            <text:p>401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83]+[.C83]" office:value-type="float" office:value="81796" calcext:value-type="float">
            <text:p>81796</text:p>
          </table:table-cell>
          <table:table-cell table:style-name="ce25" table:formula="of:=[.D83]+[.B83]" office:value-type="float" office:value="242082" calcext:value-type="float">
            <text:p>242082</text:p>
          </table:table-cell>
          <table:table-cell table:style-name="ce26" table:formula="of:=[.K83]/([.K83]+[.L83])" office:value-type="percentage" office:value="0.252551886821581" calcext:value-type="percentage">
            <text:p>25,26%</text:p>
          </table:table-cell>
          <table:table-cell table:style-name="ce26" table:formula="of:=[.L83]/([.K83]+[.L83])" office:value-type="percentage" office:value="0.747448113178419" calcext:value-type="percentage">
            <text:p>74,74%</text:p>
          </table:table-cell>
          <table:table-cell table:style-name="ce25" table:formula="of:=[.H83]+[.B83]" office:value-type="float" office:value="401" calcext:value-type="float">
            <text:p>401</text:p>
          </table:table-cell>
          <table:table-cell table:style-name="ce25" table:formula="of:=[.G83]+[.C83]" office:value-type="float" office:value="492905" calcext:value-type="float">
            <text:p>492905</text:p>
          </table:table-cell>
          <table:table-cell table:style-name="ce26" table:formula="of:=[.O83]/([.O83]+[.P83])" office:value-type="percentage" office:value="0.000812882875943127" calcext:value-type="percentage">
            <text:p>0,08%</text:p>
          </table:table-cell>
          <table:table-cell table:style-name="ce26" table:formula="of:=[.P83]/([.O83]+[.P83])" office:value-type="percentage" office:value="0.999187117124057" calcext:value-type="percentage">
            <text:p>99,92%</text:p>
          </table:table-cell>
          <table:table-cell table:style-name="ce31" table:formula="of:=[.H83]/[.E83]" office:value-type="float" office:value="3.03787878787879" calcext:value-type="float">
            <text:p>3,0379</text:p>
          </table:table-cell>
          <table:table-cell table:style-name="ce33" table:formula="of:=[.L83]/[.P83]" office:value-type="float" office:value="0.491133179821669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81664" calcext:value-type="float">
            <text:p>81664</text:p>
          </table:table-cell>
          <table:table-cell office:value-type="float" office:value="242082" calcext:value-type="float">
            <text:p>242082</text:p>
          </table:table-cell>
          <table:table-cell office:value-type="float" office:value="132" calcext:value-type="float">
            <text:p>132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241" calcext:value-type="float">
            <text:p>411241</text:p>
          </table:table-cell>
          <table:table-cell office:value-type="float" office:value="401" calcext:value-type="float">
            <text:p>401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84]+[.C84]" office:value-type="float" office:value="81796" calcext:value-type="float">
            <text:p>81796</text:p>
          </table:table-cell>
          <table:table-cell table:style-name="ce25" table:formula="of:=[.D84]+[.B84]" office:value-type="float" office:value="242082" calcext:value-type="float">
            <text:p>242082</text:p>
          </table:table-cell>
          <table:table-cell table:style-name="ce26" table:formula="of:=[.K84]/([.K84]+[.L84])" office:value-type="percentage" office:value="0.252551886821581" calcext:value-type="percentage">
            <text:p>25,26%</text:p>
          </table:table-cell>
          <table:table-cell table:style-name="ce26" table:formula="of:=[.L84]/([.K84]+[.L84])" office:value-type="percentage" office:value="0.747448113178419" calcext:value-type="percentage">
            <text:p>74,74%</text:p>
          </table:table-cell>
          <table:table-cell table:style-name="ce25" table:formula="of:=[.H84]+[.B84]" office:value-type="float" office:value="401" calcext:value-type="float">
            <text:p>401</text:p>
          </table:table-cell>
          <table:table-cell table:style-name="ce25" table:formula="of:=[.G84]+[.C84]" office:value-type="float" office:value="492905" calcext:value-type="float">
            <text:p>492905</text:p>
          </table:table-cell>
          <table:table-cell table:style-name="ce26" table:formula="of:=[.O84]/([.O84]+[.P84])" office:value-type="percentage" office:value="0.000812882875943127" calcext:value-type="percentage">
            <text:p>0,08%</text:p>
          </table:table-cell>
          <table:table-cell table:style-name="ce26" table:formula="of:=[.P84]/([.O84]+[.P84])" office:value-type="percentage" office:value="0.999187117124057" calcext:value-type="percentage">
            <text:p>99,92%</text:p>
          </table:table-cell>
          <table:table-cell table:style-name="ce31" table:formula="of:=[.H84]/[.E84]" office:value-type="float" office:value="3.03787878787879" calcext:value-type="float">
            <text:p>3,0379</text:p>
          </table:table-cell>
          <table:table-cell table:style-name="ce33" table:formula="of:=[.L84]/[.P84]" office:value-type="float" office:value="0.491133179821669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81664" calcext:value-type="float">
            <text:p>81664</text:p>
          </table:table-cell>
          <table:table-cell office:value-type="float" office:value="242082" calcext:value-type="float">
            <text:p>242082</text:p>
          </table:table-cell>
          <table:table-cell office:value-type="float" office:value="132" calcext:value-type="float">
            <text:p>132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241" calcext:value-type="float">
            <text:p>411241</text:p>
          </table:table-cell>
          <table:table-cell office:value-type="float" office:value="401" calcext:value-type="float">
            <text:p>401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85]+[.C85]" office:value-type="float" office:value="81796" calcext:value-type="float">
            <text:p>81796</text:p>
          </table:table-cell>
          <table:table-cell table:style-name="ce25" table:formula="of:=[.D85]+[.B85]" office:value-type="float" office:value="242082" calcext:value-type="float">
            <text:p>242082</text:p>
          </table:table-cell>
          <table:table-cell table:style-name="ce26" table:formula="of:=[.K85]/([.K85]+[.L85])" office:value-type="percentage" office:value="0.252551886821581" calcext:value-type="percentage">
            <text:p>25,26%</text:p>
          </table:table-cell>
          <table:table-cell table:style-name="ce26" table:formula="of:=[.L85]/([.K85]+[.L85])" office:value-type="percentage" office:value="0.747448113178419" calcext:value-type="percentage">
            <text:p>74,74%</text:p>
          </table:table-cell>
          <table:table-cell table:style-name="ce25" table:formula="of:=[.H85]+[.B85]" office:value-type="float" office:value="401" calcext:value-type="float">
            <text:p>401</text:p>
          </table:table-cell>
          <table:table-cell table:style-name="ce25" table:formula="of:=[.G85]+[.C85]" office:value-type="float" office:value="492905" calcext:value-type="float">
            <text:p>492905</text:p>
          </table:table-cell>
          <table:table-cell table:style-name="ce26" table:formula="of:=[.O85]/([.O85]+[.P85])" office:value-type="percentage" office:value="0.000812882875943127" calcext:value-type="percentage">
            <text:p>0,08%</text:p>
          </table:table-cell>
          <table:table-cell table:style-name="ce26" table:formula="of:=[.P85]/([.O85]+[.P85])" office:value-type="percentage" office:value="0.999187117124057" calcext:value-type="percentage">
            <text:p>99,92%</text:p>
          </table:table-cell>
          <table:table-cell table:style-name="ce31" table:formula="of:=[.H85]/[.E85]" office:value-type="float" office:value="3.03787878787879" calcext:value-type="float">
            <text:p>3,0379</text:p>
          </table:table-cell>
          <table:table-cell table:style-name="ce33" table:formula="of:=[.L85]/[.P85]" office:value-type="float" office:value="0.491133179821669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81664" calcext:value-type="float">
            <text:p>81664</text:p>
          </table:table-cell>
          <table:table-cell office:value-type="float" office:value="242082" calcext:value-type="float">
            <text:p>242082</text:p>
          </table:table-cell>
          <table:table-cell office:value-type="float" office:value="132" calcext:value-type="float">
            <text:p>132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241" calcext:value-type="float">
            <text:p>411241</text:p>
          </table:table-cell>
          <table:table-cell office:value-type="float" office:value="401" calcext:value-type="float">
            <text:p>401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86]+[.C86]" office:value-type="float" office:value="81796" calcext:value-type="float">
            <text:p>81796</text:p>
          </table:table-cell>
          <table:table-cell table:style-name="ce25" table:formula="of:=[.D86]+[.B86]" office:value-type="float" office:value="242082" calcext:value-type="float">
            <text:p>242082</text:p>
          </table:table-cell>
          <table:table-cell table:style-name="ce26" table:formula="of:=[.K86]/([.K86]+[.L86])" office:value-type="percentage" office:value="0.252551886821581" calcext:value-type="percentage">
            <text:p>25,26%</text:p>
          </table:table-cell>
          <table:table-cell table:style-name="ce26" table:formula="of:=[.L86]/([.K86]+[.L86])" office:value-type="percentage" office:value="0.747448113178419" calcext:value-type="percentage">
            <text:p>74,74%</text:p>
          </table:table-cell>
          <table:table-cell table:style-name="ce25" table:formula="of:=[.H86]+[.B86]" office:value-type="float" office:value="401" calcext:value-type="float">
            <text:p>401</text:p>
          </table:table-cell>
          <table:table-cell table:style-name="ce25" table:formula="of:=[.G86]+[.C86]" office:value-type="float" office:value="492905" calcext:value-type="float">
            <text:p>492905</text:p>
          </table:table-cell>
          <table:table-cell table:style-name="ce26" table:formula="of:=[.O86]/([.O86]+[.P86])" office:value-type="percentage" office:value="0.000812882875943127" calcext:value-type="percentage">
            <text:p>0,08%</text:p>
          </table:table-cell>
          <table:table-cell table:style-name="ce26" table:formula="of:=[.P86]/([.O86]+[.P86])" office:value-type="percentage" office:value="0.999187117124057" calcext:value-type="percentage">
            <text:p>99,92%</text:p>
          </table:table-cell>
          <table:table-cell table:style-name="ce31" table:formula="of:=[.H86]/[.E86]" office:value-type="float" office:value="3.03787878787879" calcext:value-type="float">
            <text:p>3,0379</text:p>
          </table:table-cell>
          <table:table-cell table:style-name="ce33" table:formula="of:=[.L86]/[.P86]" office:value-type="float" office:value="0.491133179821669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81664" calcext:value-type="float">
            <text:p>81664</text:p>
          </table:table-cell>
          <table:table-cell office:value-type="float" office:value="242082" calcext:value-type="float">
            <text:p>242082</text:p>
          </table:table-cell>
          <table:table-cell office:value-type="float" office:value="132" calcext:value-type="float">
            <text:p>132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241" calcext:value-type="float">
            <text:p>411241</text:p>
          </table:table-cell>
          <table:table-cell office:value-type="float" office:value="401" calcext:value-type="float">
            <text:p>401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87]+[.C87]" office:value-type="float" office:value="81796" calcext:value-type="float">
            <text:p>81796</text:p>
          </table:table-cell>
          <table:table-cell table:style-name="ce25" table:formula="of:=[.D87]+[.B87]" office:value-type="float" office:value="242082" calcext:value-type="float">
            <text:p>242082</text:p>
          </table:table-cell>
          <table:table-cell table:style-name="ce26" table:formula="of:=[.K87]/([.K87]+[.L87])" office:value-type="percentage" office:value="0.252551886821581" calcext:value-type="percentage">
            <text:p>25,26%</text:p>
          </table:table-cell>
          <table:table-cell table:style-name="ce26" table:formula="of:=[.L87]/([.K87]+[.L87])" office:value-type="percentage" office:value="0.747448113178419" calcext:value-type="percentage">
            <text:p>74,74%</text:p>
          </table:table-cell>
          <table:table-cell table:style-name="ce25" table:formula="of:=[.H87]+[.B87]" office:value-type="float" office:value="401" calcext:value-type="float">
            <text:p>401</text:p>
          </table:table-cell>
          <table:table-cell table:style-name="ce25" table:formula="of:=[.G87]+[.C87]" office:value-type="float" office:value="492905" calcext:value-type="float">
            <text:p>492905</text:p>
          </table:table-cell>
          <table:table-cell table:style-name="ce26" table:formula="of:=[.O87]/([.O87]+[.P87])" office:value-type="percentage" office:value="0.000812882875943127" calcext:value-type="percentage">
            <text:p>0,08%</text:p>
          </table:table-cell>
          <table:table-cell table:style-name="ce26" table:formula="of:=[.P87]/([.O87]+[.P87])" office:value-type="percentage" office:value="0.999187117124057" calcext:value-type="percentage">
            <text:p>99,92%</text:p>
          </table:table-cell>
          <table:table-cell table:style-name="ce31" table:formula="of:=[.H87]/[.E87]" office:value-type="float" office:value="3.03787878787879" calcext:value-type="float">
            <text:p>3,0379</text:p>
          </table:table-cell>
          <table:table-cell table:style-name="ce33" table:formula="of:=[.L87]/[.P87]" office:value-type="float" office:value="0.491133179821669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81664" calcext:value-type="float">
            <text:p>81664</text:p>
          </table:table-cell>
          <table:table-cell office:value-type="float" office:value="242082" calcext:value-type="float">
            <text:p>242082</text:p>
          </table:table-cell>
          <table:table-cell office:value-type="float" office:value="132" calcext:value-type="float">
            <text:p>132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241" calcext:value-type="float">
            <text:p>411241</text:p>
          </table:table-cell>
          <table:table-cell office:value-type="float" office:value="401" calcext:value-type="float">
            <text:p>401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88]+[.C88]" office:value-type="float" office:value="81796" calcext:value-type="float">
            <text:p>81796</text:p>
          </table:table-cell>
          <table:table-cell table:style-name="ce25" table:formula="of:=[.D88]+[.B88]" office:value-type="float" office:value="242082" calcext:value-type="float">
            <text:p>242082</text:p>
          </table:table-cell>
          <table:table-cell table:style-name="ce26" table:formula="of:=[.K88]/([.K88]+[.L88])" office:value-type="percentage" office:value="0.252551886821581" calcext:value-type="percentage">
            <text:p>25,26%</text:p>
          </table:table-cell>
          <table:table-cell table:style-name="ce26" table:formula="of:=[.L88]/([.K88]+[.L88])" office:value-type="percentage" office:value="0.747448113178419" calcext:value-type="percentage">
            <text:p>74,74%</text:p>
          </table:table-cell>
          <table:table-cell table:style-name="ce25" table:formula="of:=[.H88]+[.B88]" office:value-type="float" office:value="401" calcext:value-type="float">
            <text:p>401</text:p>
          </table:table-cell>
          <table:table-cell table:style-name="ce25" table:formula="of:=[.G88]+[.C88]" office:value-type="float" office:value="492905" calcext:value-type="float">
            <text:p>492905</text:p>
          </table:table-cell>
          <table:table-cell table:style-name="ce26" table:formula="of:=[.O88]/([.O88]+[.P88])" office:value-type="percentage" office:value="0.000812882875943127" calcext:value-type="percentage">
            <text:p>0,08%</text:p>
          </table:table-cell>
          <table:table-cell table:style-name="ce26" table:formula="of:=[.P88]/([.O88]+[.P88])" office:value-type="percentage" office:value="0.999187117124057" calcext:value-type="percentage">
            <text:p>99,92%</text:p>
          </table:table-cell>
          <table:table-cell table:style-name="ce31" table:formula="of:=[.H88]/[.E88]" office:value-type="float" office:value="3.03787878787879" calcext:value-type="float">
            <text:p>3,0379</text:p>
          </table:table-cell>
          <table:table-cell table:style-name="ce33" table:formula="of:=[.L88]/[.P88]" office:value-type="float" office:value="0.491133179821669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81664" calcext:value-type="float">
            <text:p>81664</text:p>
          </table:table-cell>
          <table:table-cell office:value-type="float" office:value="242082" calcext:value-type="float">
            <text:p>242082</text:p>
          </table:table-cell>
          <table:table-cell office:value-type="float" office:value="132" calcext:value-type="float">
            <text:p>132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241" calcext:value-type="float">
            <text:p>411241</text:p>
          </table:table-cell>
          <table:table-cell office:value-type="float" office:value="401" calcext:value-type="float">
            <text:p>401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89]+[.C89]" office:value-type="float" office:value="81796" calcext:value-type="float">
            <text:p>81796</text:p>
          </table:table-cell>
          <table:table-cell table:style-name="ce25" table:formula="of:=[.D89]+[.B89]" office:value-type="float" office:value="242082" calcext:value-type="float">
            <text:p>242082</text:p>
          </table:table-cell>
          <table:table-cell table:style-name="ce26" table:formula="of:=[.K89]/([.K89]+[.L89])" office:value-type="percentage" office:value="0.252551886821581" calcext:value-type="percentage">
            <text:p>25,26%</text:p>
          </table:table-cell>
          <table:table-cell table:style-name="ce26" table:formula="of:=[.L89]/([.K89]+[.L89])" office:value-type="percentage" office:value="0.747448113178419" calcext:value-type="percentage">
            <text:p>74,74%</text:p>
          </table:table-cell>
          <table:table-cell table:style-name="ce25" table:formula="of:=[.H89]+[.B89]" office:value-type="float" office:value="401" calcext:value-type="float">
            <text:p>401</text:p>
          </table:table-cell>
          <table:table-cell table:style-name="ce25" table:formula="of:=[.G89]+[.C89]" office:value-type="float" office:value="492905" calcext:value-type="float">
            <text:p>492905</text:p>
          </table:table-cell>
          <table:table-cell table:style-name="ce26" table:formula="of:=[.O89]/([.O89]+[.P89])" office:value-type="percentage" office:value="0.000812882875943127" calcext:value-type="percentage">
            <text:p>0,08%</text:p>
          </table:table-cell>
          <table:table-cell table:style-name="ce26" table:formula="of:=[.P89]/([.O89]+[.P89])" office:value-type="percentage" office:value="0.999187117124057" calcext:value-type="percentage">
            <text:p>99,92%</text:p>
          </table:table-cell>
          <table:table-cell table:style-name="ce31" table:formula="of:=[.H89]/[.E89]" office:value-type="float" office:value="3.03787878787879" calcext:value-type="float">
            <text:p>3,0379</text:p>
          </table:table-cell>
          <table:table-cell table:style-name="ce33" table:formula="of:=[.L89]/[.P89]" office:value-type="float" office:value="0.491133179821669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224" calcext:value-type="float">
            <text:p>10224</text:p>
          </table:table-cell>
          <table:table-cell office:value-type="float" office:value="1" calcext:value-type="float">
            <text:p>1</text:p>
          </table:table-cell>
          <table:table-cell office:value-type="float" office:value="10225" calcext:value-type="float">
            <text:p>10225</text:p>
          </table:table-cell>
          <table:table-cell office:value-type="float" office:value="33823" calcext:value-type="float">
            <text:p>33823</text:p>
          </table:table-cell>
          <table:table-cell office:value-type="float" office:value="3" calcext:value-type="float">
            <text:p>3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90]+[.C90]" office:value-type="float" office:value="81" calcext:value-type="float">
            <text:p>81</text:p>
          </table:table-cell>
          <table:table-cell table:style-name="ce25" table:formula="of:=[.D90]+[.B90]" office:value-type="float" office:value="10224" calcext:value-type="float">
            <text:p>10224</text:p>
          </table:table-cell>
          <table:table-cell table:style-name="ce26" table:formula="of:=[.K90]/([.K90]+[.L90])" office:value-type="percentage" office:value="0.00786026200873363" calcext:value-type="percentage">
            <text:p>0,79%</text:p>
          </table:table-cell>
          <table:table-cell table:style-name="ce26" table:formula="of:=[.L90]/([.K90]+[.L90])" office:value-type="percentage" office:value="0.992139737991266" calcext:value-type="percentage">
            <text:p>99,21%</text:p>
          </table:table-cell>
          <table:table-cell table:style-name="ce25" table:formula="of:=[.H90]+[.B90]" office:value-type="float" office:value="3" calcext:value-type="float">
            <text:p>3</text:p>
          </table:table-cell>
          <table:table-cell table:style-name="ce25" table:formula="of:=[.G90]+[.C90]" office:value-type="float" office:value="33903" calcext:value-type="float">
            <text:p>33903</text:p>
          </table:table-cell>
          <table:table-cell table:style-name="ce26" table:formula="of:=[.O90]/([.O90]+[.P90])" office:value-type="percentage" office:value="0.0000884799150592815" calcext:value-type="percentage">
            <text:p>0,01%</text:p>
          </table:table-cell>
          <table:table-cell table:style-name="ce26" table:formula="of:=[.P90]/([.O90]+[.P90])" office:value-type="percentage" office:value="0.999911520084941" calcext:value-type="percentage">
            <text:p>99,99%</text:p>
          </table:table-cell>
          <table:table-cell table:style-name="ce31" table:formula="of:=[.H90]/[.E90]" office:value-type="float" office:value="3" calcext:value-type="float">
            <text:p>3,0000</text:p>
          </table:table-cell>
          <table:table-cell table:style-name="ce33" table:formula="of:=[.L90]/[.P90]" office:value-type="float" office:value="0.301566233076719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224" calcext:value-type="float">
            <text:p>10224</text:p>
          </table:table-cell>
          <table:table-cell office:value-type="float" office:value="1" calcext:value-type="float">
            <text:p>1</text:p>
          </table:table-cell>
          <table:table-cell office:value-type="float" office:value="10225" calcext:value-type="float">
            <text:p>10225</text:p>
          </table:table-cell>
          <table:table-cell office:value-type="float" office:value="33823" calcext:value-type="float">
            <text:p>33823</text:p>
          </table:table-cell>
          <table:table-cell office:value-type="float" office:value="3" calcext:value-type="float">
            <text:p>3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91]+[.C91]" office:value-type="float" office:value="81" calcext:value-type="float">
            <text:p>81</text:p>
          </table:table-cell>
          <table:table-cell table:style-name="ce25" table:formula="of:=[.D91]+[.B91]" office:value-type="float" office:value="10224" calcext:value-type="float">
            <text:p>10224</text:p>
          </table:table-cell>
          <table:table-cell table:style-name="ce26" table:formula="of:=[.K91]/([.K91]+[.L91])" office:value-type="percentage" office:value="0.00786026200873363" calcext:value-type="percentage">
            <text:p>0,79%</text:p>
          </table:table-cell>
          <table:table-cell table:style-name="ce26" table:formula="of:=[.L91]/([.K91]+[.L91])" office:value-type="percentage" office:value="0.992139737991266" calcext:value-type="percentage">
            <text:p>99,21%</text:p>
          </table:table-cell>
          <table:table-cell table:style-name="ce25" table:formula="of:=[.H91]+[.B91]" office:value-type="float" office:value="3" calcext:value-type="float">
            <text:p>3</text:p>
          </table:table-cell>
          <table:table-cell table:style-name="ce25" table:formula="of:=[.G91]+[.C91]" office:value-type="float" office:value="33903" calcext:value-type="float">
            <text:p>33903</text:p>
          </table:table-cell>
          <table:table-cell table:style-name="ce26" table:formula="of:=[.O91]/([.O91]+[.P91])" office:value-type="percentage" office:value="0.0000884799150592815" calcext:value-type="percentage">
            <text:p>0,01%</text:p>
          </table:table-cell>
          <table:table-cell table:style-name="ce26" table:formula="of:=[.P91]/([.O91]+[.P91])" office:value-type="percentage" office:value="0.999911520084941" calcext:value-type="percentage">
            <text:p>99,99%</text:p>
          </table:table-cell>
          <table:table-cell table:style-name="ce31" table:formula="of:=[.H91]/[.E91]" office:value-type="float" office:value="3" calcext:value-type="float">
            <text:p>3,0000</text:p>
          </table:table-cell>
          <table:table-cell table:style-name="ce33" table:formula="of:=[.L91]/[.P91]" office:value-type="float" office:value="0.301566233076719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224" calcext:value-type="float">
            <text:p>10224</text:p>
          </table:table-cell>
          <table:table-cell office:value-type="float" office:value="1" calcext:value-type="float">
            <text:p>1</text:p>
          </table:table-cell>
          <table:table-cell office:value-type="float" office:value="10225" calcext:value-type="float">
            <text:p>10225</text:p>
          </table:table-cell>
          <table:table-cell office:value-type="float" office:value="33823" calcext:value-type="float">
            <text:p>33823</text:p>
          </table:table-cell>
          <table:table-cell office:value-type="float" office:value="3" calcext:value-type="float">
            <text:p>3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92]+[.C92]" office:value-type="float" office:value="81" calcext:value-type="float">
            <text:p>81</text:p>
          </table:table-cell>
          <table:table-cell table:style-name="ce25" table:formula="of:=[.D92]+[.B92]" office:value-type="float" office:value="10224" calcext:value-type="float">
            <text:p>10224</text:p>
          </table:table-cell>
          <table:table-cell table:style-name="ce26" table:formula="of:=[.K92]/([.K92]+[.L92])" office:value-type="percentage" office:value="0.00786026200873363" calcext:value-type="percentage">
            <text:p>0,79%</text:p>
          </table:table-cell>
          <table:table-cell table:style-name="ce26" table:formula="of:=[.L92]/([.K92]+[.L92])" office:value-type="percentage" office:value="0.992139737991266" calcext:value-type="percentage">
            <text:p>99,21%</text:p>
          </table:table-cell>
          <table:table-cell table:style-name="ce25" table:formula="of:=[.H92]+[.B92]" office:value-type="float" office:value="3" calcext:value-type="float">
            <text:p>3</text:p>
          </table:table-cell>
          <table:table-cell table:style-name="ce25" table:formula="of:=[.G92]+[.C92]" office:value-type="float" office:value="33903" calcext:value-type="float">
            <text:p>33903</text:p>
          </table:table-cell>
          <table:table-cell table:style-name="ce26" table:formula="of:=[.O92]/([.O92]+[.P92])" office:value-type="percentage" office:value="0.0000884799150592815" calcext:value-type="percentage">
            <text:p>0,01%</text:p>
          </table:table-cell>
          <table:table-cell table:style-name="ce26" table:formula="of:=[.P92]/([.O92]+[.P92])" office:value-type="percentage" office:value="0.999911520084941" calcext:value-type="percentage">
            <text:p>99,99%</text:p>
          </table:table-cell>
          <table:table-cell table:style-name="ce31" table:formula="of:=[.H92]/[.E92]" office:value-type="float" office:value="3" calcext:value-type="float">
            <text:p>3,0000</text:p>
          </table:table-cell>
          <table:table-cell table:style-name="ce33" table:formula="of:=[.L92]/[.P92]" office:value-type="float" office:value="0.301566233076719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224" calcext:value-type="float">
            <text:p>10224</text:p>
          </table:table-cell>
          <table:table-cell office:value-type="float" office:value="1" calcext:value-type="float">
            <text:p>1</text:p>
          </table:table-cell>
          <table:table-cell office:value-type="float" office:value="10225" calcext:value-type="float">
            <text:p>10225</text:p>
          </table:table-cell>
          <table:table-cell office:value-type="float" office:value="33823" calcext:value-type="float">
            <text:p>33823</text:p>
          </table:table-cell>
          <table:table-cell office:value-type="float" office:value="3" calcext:value-type="float">
            <text:p>3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93]+[.C93]" office:value-type="float" office:value="81" calcext:value-type="float">
            <text:p>81</text:p>
          </table:table-cell>
          <table:table-cell table:style-name="ce25" table:formula="of:=[.D93]+[.B93]" office:value-type="float" office:value="10224" calcext:value-type="float">
            <text:p>10224</text:p>
          </table:table-cell>
          <table:table-cell table:style-name="ce26" table:formula="of:=[.K93]/([.K93]+[.L93])" office:value-type="percentage" office:value="0.00786026200873363" calcext:value-type="percentage">
            <text:p>0,79%</text:p>
          </table:table-cell>
          <table:table-cell table:style-name="ce26" table:formula="of:=[.L93]/([.K93]+[.L93])" office:value-type="percentage" office:value="0.992139737991266" calcext:value-type="percentage">
            <text:p>99,21%</text:p>
          </table:table-cell>
          <table:table-cell table:style-name="ce25" table:formula="of:=[.H93]+[.B93]" office:value-type="float" office:value="3" calcext:value-type="float">
            <text:p>3</text:p>
          </table:table-cell>
          <table:table-cell table:style-name="ce25" table:formula="of:=[.G93]+[.C93]" office:value-type="float" office:value="33903" calcext:value-type="float">
            <text:p>33903</text:p>
          </table:table-cell>
          <table:table-cell table:style-name="ce26" table:formula="of:=[.O93]/([.O93]+[.P93])" office:value-type="percentage" office:value="0.0000884799150592815" calcext:value-type="percentage">
            <text:p>0,01%</text:p>
          </table:table-cell>
          <table:table-cell table:style-name="ce26" table:formula="of:=[.P93]/([.O93]+[.P93])" office:value-type="percentage" office:value="0.999911520084941" calcext:value-type="percentage">
            <text:p>99,99%</text:p>
          </table:table-cell>
          <table:table-cell table:style-name="ce31" table:formula="of:=[.H93]/[.E93]" office:value-type="float" office:value="3" calcext:value-type="float">
            <text:p>3,0000</text:p>
          </table:table-cell>
          <table:table-cell table:style-name="ce33" table:formula="of:=[.L93]/[.P93]" office:value-type="float" office:value="0.301566233076719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224" calcext:value-type="float">
            <text:p>10224</text:p>
          </table:table-cell>
          <table:table-cell office:value-type="float" office:value="1" calcext:value-type="float">
            <text:p>1</text:p>
          </table:table-cell>
          <table:table-cell office:value-type="float" office:value="10225" calcext:value-type="float">
            <text:p>10225</text:p>
          </table:table-cell>
          <table:table-cell office:value-type="float" office:value="33823" calcext:value-type="float">
            <text:p>33823</text:p>
          </table:table-cell>
          <table:table-cell office:value-type="float" office:value="3" calcext:value-type="float">
            <text:p>3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94]+[.C94]" office:value-type="float" office:value="81" calcext:value-type="float">
            <text:p>81</text:p>
          </table:table-cell>
          <table:table-cell table:style-name="ce25" table:formula="of:=[.D94]+[.B94]" office:value-type="float" office:value="10224" calcext:value-type="float">
            <text:p>10224</text:p>
          </table:table-cell>
          <table:table-cell table:style-name="ce26" table:formula="of:=[.K94]/([.K94]+[.L94])" office:value-type="percentage" office:value="0.00786026200873363" calcext:value-type="percentage">
            <text:p>0,79%</text:p>
          </table:table-cell>
          <table:table-cell table:style-name="ce26" table:formula="of:=[.L94]/([.K94]+[.L94])" office:value-type="percentage" office:value="0.992139737991266" calcext:value-type="percentage">
            <text:p>99,21%</text:p>
          </table:table-cell>
          <table:table-cell table:style-name="ce25" table:formula="of:=[.H94]+[.B94]" office:value-type="float" office:value="3" calcext:value-type="float">
            <text:p>3</text:p>
          </table:table-cell>
          <table:table-cell table:style-name="ce25" table:formula="of:=[.G94]+[.C94]" office:value-type="float" office:value="33903" calcext:value-type="float">
            <text:p>33903</text:p>
          </table:table-cell>
          <table:table-cell table:style-name="ce26" table:formula="of:=[.O94]/([.O94]+[.P94])" office:value-type="percentage" office:value="0.0000884799150592815" calcext:value-type="percentage">
            <text:p>0,01%</text:p>
          </table:table-cell>
          <table:table-cell table:style-name="ce26" table:formula="of:=[.P94]/([.O94]+[.P94])" office:value-type="percentage" office:value="0.999911520084941" calcext:value-type="percentage">
            <text:p>99,99%</text:p>
          </table:table-cell>
          <table:table-cell table:style-name="ce31" table:formula="of:=[.H94]/[.E94]" office:value-type="float" office:value="3" calcext:value-type="float">
            <text:p>3,0000</text:p>
          </table:table-cell>
          <table:table-cell table:style-name="ce33" table:formula="of:=[.L94]/[.P94]" office:value-type="float" office:value="0.301566233076719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224" calcext:value-type="float">
            <text:p>10224</text:p>
          </table:table-cell>
          <table:table-cell office:value-type="float" office:value="1" calcext:value-type="float">
            <text:p>1</text:p>
          </table:table-cell>
          <table:table-cell office:value-type="float" office:value="10225" calcext:value-type="float">
            <text:p>10225</text:p>
          </table:table-cell>
          <table:table-cell office:value-type="float" office:value="33823" calcext:value-type="float">
            <text:p>33823</text:p>
          </table:table-cell>
          <table:table-cell office:value-type="float" office:value="3" calcext:value-type="float">
            <text:p>3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95]+[.C95]" office:value-type="float" office:value="81" calcext:value-type="float">
            <text:p>81</text:p>
          </table:table-cell>
          <table:table-cell table:style-name="ce25" table:formula="of:=[.D95]+[.B95]" office:value-type="float" office:value="10224" calcext:value-type="float">
            <text:p>10224</text:p>
          </table:table-cell>
          <table:table-cell table:style-name="ce26" table:formula="of:=[.K95]/([.K95]+[.L95])" office:value-type="percentage" office:value="0.00786026200873363" calcext:value-type="percentage">
            <text:p>0,79%</text:p>
          </table:table-cell>
          <table:table-cell table:style-name="ce26" table:formula="of:=[.L95]/([.K95]+[.L95])" office:value-type="percentage" office:value="0.992139737991266" calcext:value-type="percentage">
            <text:p>99,21%</text:p>
          </table:table-cell>
          <table:table-cell table:style-name="ce25" table:formula="of:=[.H95]+[.B95]" office:value-type="float" office:value="3" calcext:value-type="float">
            <text:p>3</text:p>
          </table:table-cell>
          <table:table-cell table:style-name="ce25" table:formula="of:=[.G95]+[.C95]" office:value-type="float" office:value="33903" calcext:value-type="float">
            <text:p>33903</text:p>
          </table:table-cell>
          <table:table-cell table:style-name="ce26" table:formula="of:=[.O95]/([.O95]+[.P95])" office:value-type="percentage" office:value="0.0000884799150592815" calcext:value-type="percentage">
            <text:p>0,01%</text:p>
          </table:table-cell>
          <table:table-cell table:style-name="ce26" table:formula="of:=[.P95]/([.O95]+[.P95])" office:value-type="percentage" office:value="0.999911520084941" calcext:value-type="percentage">
            <text:p>99,99%</text:p>
          </table:table-cell>
          <table:table-cell table:style-name="ce31" table:formula="of:=[.H95]/[.E95]" office:value-type="float" office:value="3" calcext:value-type="float">
            <text:p>3,0000</text:p>
          </table:table-cell>
          <table:table-cell table:style-name="ce33" table:formula="of:=[.L95]/[.P95]" office:value-type="float" office:value="0.301566233076719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224" calcext:value-type="float">
            <text:p>10224</text:p>
          </table:table-cell>
          <table:table-cell office:value-type="float" office:value="1" calcext:value-type="float">
            <text:p>1</text:p>
          </table:table-cell>
          <table:table-cell office:value-type="float" office:value="10225" calcext:value-type="float">
            <text:p>10225</text:p>
          </table:table-cell>
          <table:table-cell office:value-type="float" office:value="33823" calcext:value-type="float">
            <text:p>33823</text:p>
          </table:table-cell>
          <table:table-cell office:value-type="float" office:value="3" calcext:value-type="float">
            <text:p>3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96]+[.C96]" office:value-type="float" office:value="81" calcext:value-type="float">
            <text:p>81</text:p>
          </table:table-cell>
          <table:table-cell table:style-name="ce25" table:formula="of:=[.D96]+[.B96]" office:value-type="float" office:value="10224" calcext:value-type="float">
            <text:p>10224</text:p>
          </table:table-cell>
          <table:table-cell table:style-name="ce26" table:formula="of:=[.K96]/([.K96]+[.L96])" office:value-type="percentage" office:value="0.00786026200873363" calcext:value-type="percentage">
            <text:p>0,79%</text:p>
          </table:table-cell>
          <table:table-cell table:style-name="ce26" table:formula="of:=[.L96]/([.K96]+[.L96])" office:value-type="percentage" office:value="0.992139737991266" calcext:value-type="percentage">
            <text:p>99,21%</text:p>
          </table:table-cell>
          <table:table-cell table:style-name="ce25" table:formula="of:=[.H96]+[.B96]" office:value-type="float" office:value="3" calcext:value-type="float">
            <text:p>3</text:p>
          </table:table-cell>
          <table:table-cell table:style-name="ce25" table:formula="of:=[.G96]+[.C96]" office:value-type="float" office:value="33903" calcext:value-type="float">
            <text:p>33903</text:p>
          </table:table-cell>
          <table:table-cell table:style-name="ce26" table:formula="of:=[.O96]/([.O96]+[.P96])" office:value-type="percentage" office:value="0.0000884799150592815" calcext:value-type="percentage">
            <text:p>0,01%</text:p>
          </table:table-cell>
          <table:table-cell table:style-name="ce26" table:formula="of:=[.P96]/([.O96]+[.P96])" office:value-type="percentage" office:value="0.999911520084941" calcext:value-type="percentage">
            <text:p>99,99%</text:p>
          </table:table-cell>
          <table:table-cell table:style-name="ce31" table:formula="of:=[.H96]/[.E96]" office:value-type="float" office:value="3" calcext:value-type="float">
            <text:p>3,0000</text:p>
          </table:table-cell>
          <table:table-cell table:style-name="ce33" table:formula="of:=[.L96]/[.P96]" office:value-type="float" office:value="0.301566233076719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dijkstra2020-01-19172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224" calcext:value-type="float">
            <text:p>10224</text:p>
          </table:table-cell>
          <table:table-cell office:value-type="float" office:value="1" calcext:value-type="float">
            <text:p>1</text:p>
          </table:table-cell>
          <table:table-cell office:value-type="float" office:value="10225" calcext:value-type="float">
            <text:p>10225</text:p>
          </table:table-cell>
          <table:table-cell office:value-type="float" office:value="33823" calcext:value-type="float">
            <text:p>33823</text:p>
          </table:table-cell>
          <table:table-cell office:value-type="float" office:value="3" calcext:value-type="float">
            <text:p>3</text:p>
          </table:table-cell>
          <table:table-cell office:value-type="float" office:value="33826" calcext:value-type="float">
            <text:p>33826</text:p>
          </table:table-cell>
          <table:table-cell office:value-type="float" office:value="1844" calcext:value-type="float">
            <text:p>1844</text:p>
          </table:table-cell>
          <table:table-cell table:style-name="ce25" table:formula="of:=[.E97]+[.C97]" office:value-type="float" office:value="81" calcext:value-type="float">
            <text:p>81</text:p>
          </table:table-cell>
          <table:table-cell table:style-name="ce25" table:formula="of:=[.D97]+[.B97]" office:value-type="float" office:value="10224" calcext:value-type="float">
            <text:p>10224</text:p>
          </table:table-cell>
          <table:table-cell table:style-name="ce26" table:formula="of:=[.K97]/([.K97]+[.L97])" office:value-type="percentage" office:value="0.00786026200873363" calcext:value-type="percentage">
            <text:p>0,79%</text:p>
          </table:table-cell>
          <table:table-cell table:style-name="ce26" table:formula="of:=[.L97]/([.K97]+[.L97])" office:value-type="percentage" office:value="0.992139737991266" calcext:value-type="percentage">
            <text:p>99,21%</text:p>
          </table:table-cell>
          <table:table-cell table:style-name="ce25" table:formula="of:=[.H97]+[.B97]" office:value-type="float" office:value="3" calcext:value-type="float">
            <text:p>3</text:p>
          </table:table-cell>
          <table:table-cell table:style-name="ce25" table:formula="of:=[.G97]+[.C97]" office:value-type="float" office:value="33903" calcext:value-type="float">
            <text:p>33903</text:p>
          </table:table-cell>
          <table:table-cell table:style-name="ce26" table:formula="of:=[.O97]/([.O97]+[.P97])" office:value-type="percentage" office:value="0.0000884799150592815" calcext:value-type="percentage">
            <text:p>0,01%</text:p>
          </table:table-cell>
          <table:table-cell table:style-name="ce26" table:formula="of:=[.P97]/([.O97]+[.P97])" office:value-type="percentage" office:value="0.999911520084941" calcext:value-type="percentage">
            <text:p>99,99%</text:p>
          </table:table-cell>
          <table:table-cell table:style-name="ce31" table:formula="of:=[.H97]/[.E97]" office:value-type="float" office:value="3" calcext:value-type="float">
            <text:p>3,0000</text:p>
          </table:table-cell>
          <table:table-cell table:style-name="ce33" table:formula="of:=[.L97]/[.P97]" office:value-type="float" office:value="0.301566233076719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0208" calcext:value-type="float">
            <text:p>10208</text:p>
          </table:table-cell>
          <table:table-cell office:value-type="float" office:value="242212" calcext:value-type="float">
            <text:p>242212</text:p>
          </table:table-cell>
          <table:table-cell office:value-type="float" office:value="2" calcext:value-type="float">
            <text:p>2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36" calcext:value-type="float">
            <text:p>411636</text:p>
          </table:table-cell>
          <table:table-cell office:value-type="float" office:value="6" calcext:value-type="float">
            <text:p>6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98]+[.C98]" office:value-type="float" office:value="10210" calcext:value-type="float">
            <text:p>10210</text:p>
          </table:table-cell>
          <table:table-cell table:style-name="ce25" table:formula="of:=[.D98]+[.B98]" office:value-type="float" office:value="242212" calcext:value-type="float">
            <text:p>242212</text:p>
          </table:table-cell>
          <table:table-cell table:style-name="ce26" table:formula="of:=[.K98]/([.K98]+[.L98])" office:value-type="percentage" office:value="0.0404481384348432" calcext:value-type="percentage">
            <text:p>4,04%</text:p>
          </table:table-cell>
          <table:table-cell table:style-name="ce26" table:formula="of:=[.L98]/([.K98]+[.L98])" office:value-type="percentage" office:value="0.959551861565157" calcext:value-type="percentage">
            <text:p>95,96%</text:p>
          </table:table-cell>
          <table:table-cell table:style-name="ce25" table:formula="of:=[.H98]+[.B98]" office:value-type="float" office:value="6" calcext:value-type="float">
            <text:p>6</text:p>
          </table:table-cell>
          <table:table-cell table:style-name="ce25" table:formula="of:=[.G98]+[.C98]" office:value-type="float" office:value="421844" calcext:value-type="float">
            <text:p>421844</text:p>
          </table:table-cell>
          <table:table-cell table:style-name="ce26" table:formula="of:=[.O98]/([.O98]+[.P98])" office:value-type="percentage" office:value="0.0000142230650705227" calcext:value-type="percentage">
            <text:p>0,00%</text:p>
          </table:table-cell>
          <table:table-cell table:style-name="ce26" table:formula="of:=[.P98]/([.O98]+[.P98])" office:value-type="percentage" office:value="0.999985776934929" calcext:value-type="percentage">
            <text:p>100,00%</text:p>
          </table:table-cell>
          <table:table-cell table:style-name="ce31" table:formula="of:=[.H98]/[.E98]" office:value-type="float" office:value="3" calcext:value-type="float">
            <text:p>3,0000</text:p>
          </table:table-cell>
          <table:table-cell table:style-name="ce33" table:formula="of:=[.L98]/[.P98]" office:value-type="float" office:value="0.574174339329231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0208" calcext:value-type="float">
            <text:p>10208</text:p>
          </table:table-cell>
          <table:table-cell office:value-type="float" office:value="242212" calcext:value-type="float">
            <text:p>242212</text:p>
          </table:table-cell>
          <table:table-cell office:value-type="float" office:value="2" calcext:value-type="float">
            <text:p>2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36" calcext:value-type="float">
            <text:p>411636</text:p>
          </table:table-cell>
          <table:table-cell office:value-type="float" office:value="6" calcext:value-type="float">
            <text:p>6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99]+[.C99]" office:value-type="float" office:value="10210" calcext:value-type="float">
            <text:p>10210</text:p>
          </table:table-cell>
          <table:table-cell table:style-name="ce25" table:formula="of:=[.D99]+[.B99]" office:value-type="float" office:value="242212" calcext:value-type="float">
            <text:p>242212</text:p>
          </table:table-cell>
          <table:table-cell table:style-name="ce26" table:formula="of:=[.K99]/([.K99]+[.L99])" office:value-type="percentage" office:value="0.0404481384348432" calcext:value-type="percentage">
            <text:p>4,04%</text:p>
          </table:table-cell>
          <table:table-cell table:style-name="ce26" table:formula="of:=[.L99]/([.K99]+[.L99])" office:value-type="percentage" office:value="0.959551861565157" calcext:value-type="percentage">
            <text:p>95,96%</text:p>
          </table:table-cell>
          <table:table-cell table:style-name="ce25" table:formula="of:=[.H99]+[.B99]" office:value-type="float" office:value="6" calcext:value-type="float">
            <text:p>6</text:p>
          </table:table-cell>
          <table:table-cell table:style-name="ce25" table:formula="of:=[.G99]+[.C99]" office:value-type="float" office:value="421844" calcext:value-type="float">
            <text:p>421844</text:p>
          </table:table-cell>
          <table:table-cell table:style-name="ce26" table:formula="of:=[.O99]/([.O99]+[.P99])" office:value-type="percentage" office:value="0.0000142230650705227" calcext:value-type="percentage">
            <text:p>0,00%</text:p>
          </table:table-cell>
          <table:table-cell table:style-name="ce26" table:formula="of:=[.P99]/([.O99]+[.P99])" office:value-type="percentage" office:value="0.999985776934929" calcext:value-type="percentage">
            <text:p>100,00%</text:p>
          </table:table-cell>
          <table:table-cell table:style-name="ce31" table:formula="of:=[.H99]/[.E99]" office:value-type="float" office:value="3" calcext:value-type="float">
            <text:p>3,0000</text:p>
          </table:table-cell>
          <table:table-cell table:style-name="ce33" table:formula="of:=[.L99]/[.P99]" office:value-type="float" office:value="0.574174339329231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0208" calcext:value-type="float">
            <text:p>10208</text:p>
          </table:table-cell>
          <table:table-cell office:value-type="float" office:value="242212" calcext:value-type="float">
            <text:p>242212</text:p>
          </table:table-cell>
          <table:table-cell office:value-type="float" office:value="2" calcext:value-type="float">
            <text:p>2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36" calcext:value-type="float">
            <text:p>411636</text:p>
          </table:table-cell>
          <table:table-cell office:value-type="float" office:value="6" calcext:value-type="float">
            <text:p>6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00]+[.C100]" office:value-type="float" office:value="10210" calcext:value-type="float">
            <text:p>10210</text:p>
          </table:table-cell>
          <table:table-cell table:style-name="ce25" table:formula="of:=[.D100]+[.B100]" office:value-type="float" office:value="242212" calcext:value-type="float">
            <text:p>242212</text:p>
          </table:table-cell>
          <table:table-cell table:style-name="ce26" table:formula="of:=[.K100]/([.K100]+[.L100])" office:value-type="percentage" office:value="0.0404481384348432" calcext:value-type="percentage">
            <text:p>4,04%</text:p>
          </table:table-cell>
          <table:table-cell table:style-name="ce26" table:formula="of:=[.L100]/([.K100]+[.L100])" office:value-type="percentage" office:value="0.959551861565157" calcext:value-type="percentage">
            <text:p>95,96%</text:p>
          </table:table-cell>
          <table:table-cell table:style-name="ce25" table:formula="of:=[.H100]+[.B100]" office:value-type="float" office:value="6" calcext:value-type="float">
            <text:p>6</text:p>
          </table:table-cell>
          <table:table-cell table:style-name="ce25" table:formula="of:=[.G100]+[.C100]" office:value-type="float" office:value="421844" calcext:value-type="float">
            <text:p>421844</text:p>
          </table:table-cell>
          <table:table-cell table:style-name="ce26" table:formula="of:=[.O100]/([.O100]+[.P100])" office:value-type="percentage" office:value="0.0000142230650705227" calcext:value-type="percentage">
            <text:p>0,00%</text:p>
          </table:table-cell>
          <table:table-cell table:style-name="ce26" table:formula="of:=[.P100]/([.O100]+[.P100])" office:value-type="percentage" office:value="0.999985776934929" calcext:value-type="percentage">
            <text:p>100,00%</text:p>
          </table:table-cell>
          <table:table-cell table:style-name="ce31" table:formula="of:=[.H100]/[.E100]" office:value-type="float" office:value="3" calcext:value-type="float">
            <text:p>3,0000</text:p>
          </table:table-cell>
          <table:table-cell table:style-name="ce33" table:formula="of:=[.L100]/[.P100]" office:value-type="float" office:value="0.574174339329231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0208" calcext:value-type="float">
            <text:p>10208</text:p>
          </table:table-cell>
          <table:table-cell office:value-type="float" office:value="242212" calcext:value-type="float">
            <text:p>242212</text:p>
          </table:table-cell>
          <table:table-cell office:value-type="float" office:value="2" calcext:value-type="float">
            <text:p>2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36" calcext:value-type="float">
            <text:p>411636</text:p>
          </table:table-cell>
          <table:table-cell office:value-type="float" office:value="6" calcext:value-type="float">
            <text:p>6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01]+[.C101]" office:value-type="float" office:value="10210" calcext:value-type="float">
            <text:p>10210</text:p>
          </table:table-cell>
          <table:table-cell table:style-name="ce25" table:formula="of:=[.D101]+[.B101]" office:value-type="float" office:value="242212" calcext:value-type="float">
            <text:p>242212</text:p>
          </table:table-cell>
          <table:table-cell table:style-name="ce26" table:formula="of:=[.K101]/([.K101]+[.L101])" office:value-type="percentage" office:value="0.0404481384348432" calcext:value-type="percentage">
            <text:p>4,04%</text:p>
          </table:table-cell>
          <table:table-cell table:style-name="ce26" table:formula="of:=[.L101]/([.K101]+[.L101])" office:value-type="percentage" office:value="0.959551861565157" calcext:value-type="percentage">
            <text:p>95,96%</text:p>
          </table:table-cell>
          <table:table-cell table:style-name="ce25" table:formula="of:=[.H101]+[.B101]" office:value-type="float" office:value="6" calcext:value-type="float">
            <text:p>6</text:p>
          </table:table-cell>
          <table:table-cell table:style-name="ce25" table:formula="of:=[.G101]+[.C101]" office:value-type="float" office:value="421844" calcext:value-type="float">
            <text:p>421844</text:p>
          </table:table-cell>
          <table:table-cell table:style-name="ce26" table:formula="of:=[.O101]/([.O101]+[.P101])" office:value-type="percentage" office:value="0.0000142230650705227" calcext:value-type="percentage">
            <text:p>0,00%</text:p>
          </table:table-cell>
          <table:table-cell table:style-name="ce26" table:formula="of:=[.P101]/([.O101]+[.P101])" office:value-type="percentage" office:value="0.999985776934929" calcext:value-type="percentage">
            <text:p>100,00%</text:p>
          </table:table-cell>
          <table:table-cell table:style-name="ce31" table:formula="of:=[.H101]/[.E101]" office:value-type="float" office:value="3" calcext:value-type="float">
            <text:p>3,0000</text:p>
          </table:table-cell>
          <table:table-cell table:style-name="ce33" table:formula="of:=[.L101]/[.P101]" office:value-type="float" office:value="0.574174339329231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0208" calcext:value-type="float">
            <text:p>10208</text:p>
          </table:table-cell>
          <table:table-cell office:value-type="float" office:value="242212" calcext:value-type="float">
            <text:p>242212</text:p>
          </table:table-cell>
          <table:table-cell office:value-type="float" office:value="2" calcext:value-type="float">
            <text:p>2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36" calcext:value-type="float">
            <text:p>411636</text:p>
          </table:table-cell>
          <table:table-cell office:value-type="float" office:value="6" calcext:value-type="float">
            <text:p>6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02]+[.C102]" office:value-type="float" office:value="10210" calcext:value-type="float">
            <text:p>10210</text:p>
          </table:table-cell>
          <table:table-cell table:style-name="ce25" table:formula="of:=[.D102]+[.B102]" office:value-type="float" office:value="242212" calcext:value-type="float">
            <text:p>242212</text:p>
          </table:table-cell>
          <table:table-cell table:style-name="ce26" table:formula="of:=[.K102]/([.K102]+[.L102])" office:value-type="percentage" office:value="0.0404481384348432" calcext:value-type="percentage">
            <text:p>4,04%</text:p>
          </table:table-cell>
          <table:table-cell table:style-name="ce26" table:formula="of:=[.L102]/([.K102]+[.L102])" office:value-type="percentage" office:value="0.959551861565157" calcext:value-type="percentage">
            <text:p>95,96%</text:p>
          </table:table-cell>
          <table:table-cell table:style-name="ce25" table:formula="of:=[.H102]+[.B102]" office:value-type="float" office:value="6" calcext:value-type="float">
            <text:p>6</text:p>
          </table:table-cell>
          <table:table-cell table:style-name="ce25" table:formula="of:=[.G102]+[.C102]" office:value-type="float" office:value="421844" calcext:value-type="float">
            <text:p>421844</text:p>
          </table:table-cell>
          <table:table-cell table:style-name="ce26" table:formula="of:=[.O102]/([.O102]+[.P102])" office:value-type="percentage" office:value="0.0000142230650705227" calcext:value-type="percentage">
            <text:p>0,00%</text:p>
          </table:table-cell>
          <table:table-cell table:style-name="ce26" table:formula="of:=[.P102]/([.O102]+[.P102])" office:value-type="percentage" office:value="0.999985776934929" calcext:value-type="percentage">
            <text:p>100,00%</text:p>
          </table:table-cell>
          <table:table-cell table:style-name="ce31" table:formula="of:=[.H102]/[.E102]" office:value-type="float" office:value="3" calcext:value-type="float">
            <text:p>3,0000</text:p>
          </table:table-cell>
          <table:table-cell table:style-name="ce33" table:formula="of:=[.L102]/[.P102]" office:value-type="float" office:value="0.574174339329231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0208" calcext:value-type="float">
            <text:p>10208</text:p>
          </table:table-cell>
          <table:table-cell office:value-type="float" office:value="242212" calcext:value-type="float">
            <text:p>242212</text:p>
          </table:table-cell>
          <table:table-cell office:value-type="float" office:value="2" calcext:value-type="float">
            <text:p>2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36" calcext:value-type="float">
            <text:p>411636</text:p>
          </table:table-cell>
          <table:table-cell office:value-type="float" office:value="6" calcext:value-type="float">
            <text:p>6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03]+[.C103]" office:value-type="float" office:value="10210" calcext:value-type="float">
            <text:p>10210</text:p>
          </table:table-cell>
          <table:table-cell table:style-name="ce25" table:formula="of:=[.D103]+[.B103]" office:value-type="float" office:value="242212" calcext:value-type="float">
            <text:p>242212</text:p>
          </table:table-cell>
          <table:table-cell table:style-name="ce26" table:formula="of:=[.K103]/([.K103]+[.L103])" office:value-type="percentage" office:value="0.0404481384348432" calcext:value-type="percentage">
            <text:p>4,04%</text:p>
          </table:table-cell>
          <table:table-cell table:style-name="ce26" table:formula="of:=[.L103]/([.K103]+[.L103])" office:value-type="percentage" office:value="0.959551861565157" calcext:value-type="percentage">
            <text:p>95,96%</text:p>
          </table:table-cell>
          <table:table-cell table:style-name="ce25" table:formula="of:=[.H103]+[.B103]" office:value-type="float" office:value="6" calcext:value-type="float">
            <text:p>6</text:p>
          </table:table-cell>
          <table:table-cell table:style-name="ce25" table:formula="of:=[.G103]+[.C103]" office:value-type="float" office:value="421844" calcext:value-type="float">
            <text:p>421844</text:p>
          </table:table-cell>
          <table:table-cell table:style-name="ce26" table:formula="of:=[.O103]/([.O103]+[.P103])" office:value-type="percentage" office:value="0.0000142230650705227" calcext:value-type="percentage">
            <text:p>0,00%</text:p>
          </table:table-cell>
          <table:table-cell table:style-name="ce26" table:formula="of:=[.P103]/([.O103]+[.P103])" office:value-type="percentage" office:value="0.999985776934929" calcext:value-type="percentage">
            <text:p>100,00%</text:p>
          </table:table-cell>
          <table:table-cell table:style-name="ce31" table:formula="of:=[.H103]/[.E103]" office:value-type="float" office:value="3" calcext:value-type="float">
            <text:p>3,0000</text:p>
          </table:table-cell>
          <table:table-cell table:style-name="ce33" table:formula="of:=[.L103]/[.P103]" office:value-type="float" office:value="0.574174339329231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0208" calcext:value-type="float">
            <text:p>10208</text:p>
          </table:table-cell>
          <table:table-cell office:value-type="float" office:value="242212" calcext:value-type="float">
            <text:p>242212</text:p>
          </table:table-cell>
          <table:table-cell office:value-type="float" office:value="2" calcext:value-type="float">
            <text:p>2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36" calcext:value-type="float">
            <text:p>411636</text:p>
          </table:table-cell>
          <table:table-cell office:value-type="float" office:value="6" calcext:value-type="float">
            <text:p>6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04]+[.C104]" office:value-type="float" office:value="10210" calcext:value-type="float">
            <text:p>10210</text:p>
          </table:table-cell>
          <table:table-cell table:style-name="ce25" table:formula="of:=[.D104]+[.B104]" office:value-type="float" office:value="242212" calcext:value-type="float">
            <text:p>242212</text:p>
          </table:table-cell>
          <table:table-cell table:style-name="ce26" table:formula="of:=[.K104]/([.K104]+[.L104])" office:value-type="percentage" office:value="0.0404481384348432" calcext:value-type="percentage">
            <text:p>4,04%</text:p>
          </table:table-cell>
          <table:table-cell table:style-name="ce26" table:formula="of:=[.L104]/([.K104]+[.L104])" office:value-type="percentage" office:value="0.959551861565157" calcext:value-type="percentage">
            <text:p>95,96%</text:p>
          </table:table-cell>
          <table:table-cell table:style-name="ce25" table:formula="of:=[.H104]+[.B104]" office:value-type="float" office:value="6" calcext:value-type="float">
            <text:p>6</text:p>
          </table:table-cell>
          <table:table-cell table:style-name="ce25" table:formula="of:=[.G104]+[.C104]" office:value-type="float" office:value="421844" calcext:value-type="float">
            <text:p>421844</text:p>
          </table:table-cell>
          <table:table-cell table:style-name="ce26" table:formula="of:=[.O104]/([.O104]+[.P104])" office:value-type="percentage" office:value="0.0000142230650705227" calcext:value-type="percentage">
            <text:p>0,00%</text:p>
          </table:table-cell>
          <table:table-cell table:style-name="ce26" table:formula="of:=[.P104]/([.O104]+[.P104])" office:value-type="percentage" office:value="0.999985776934929" calcext:value-type="percentage">
            <text:p>100,00%</text:p>
          </table:table-cell>
          <table:table-cell table:style-name="ce31" table:formula="of:=[.H104]/[.E104]" office:value-type="float" office:value="3" calcext:value-type="float">
            <text:p>3,0000</text:p>
          </table:table-cell>
          <table:table-cell table:style-name="ce33" table:formula="of:=[.L104]/[.P104]" office:value-type="float" office:value="0.574174339329231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0208" calcext:value-type="float">
            <text:p>10208</text:p>
          </table:table-cell>
          <table:table-cell office:value-type="float" office:value="242212" calcext:value-type="float">
            <text:p>242212</text:p>
          </table:table-cell>
          <table:table-cell office:value-type="float" office:value="2" calcext:value-type="float">
            <text:p>2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36" calcext:value-type="float">
            <text:p>411636</text:p>
          </table:table-cell>
          <table:table-cell office:value-type="float" office:value="6" calcext:value-type="float">
            <text:p>6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05]+[.C105]" office:value-type="float" office:value="10210" calcext:value-type="float">
            <text:p>10210</text:p>
          </table:table-cell>
          <table:table-cell table:style-name="ce25" table:formula="of:=[.D105]+[.B105]" office:value-type="float" office:value="242212" calcext:value-type="float">
            <text:p>242212</text:p>
          </table:table-cell>
          <table:table-cell table:style-name="ce26" table:formula="of:=[.K105]/([.K105]+[.L105])" office:value-type="percentage" office:value="0.0404481384348432" calcext:value-type="percentage">
            <text:p>4,04%</text:p>
          </table:table-cell>
          <table:table-cell table:style-name="ce26" table:formula="of:=[.L105]/([.K105]+[.L105])" office:value-type="percentage" office:value="0.959551861565157" calcext:value-type="percentage">
            <text:p>95,96%</text:p>
          </table:table-cell>
          <table:table-cell table:style-name="ce25" table:formula="of:=[.H105]+[.B105]" office:value-type="float" office:value="6" calcext:value-type="float">
            <text:p>6</text:p>
          </table:table-cell>
          <table:table-cell table:style-name="ce25" table:formula="of:=[.G105]+[.C105]" office:value-type="float" office:value="421844" calcext:value-type="float">
            <text:p>421844</text:p>
          </table:table-cell>
          <table:table-cell table:style-name="ce26" table:formula="of:=[.O105]/([.O105]+[.P105])" office:value-type="percentage" office:value="0.0000142230650705227" calcext:value-type="percentage">
            <text:p>0,00%</text:p>
          </table:table-cell>
          <table:table-cell table:style-name="ce26" table:formula="of:=[.P105]/([.O105]+[.P105])" office:value-type="percentage" office:value="0.999985776934929" calcext:value-type="percentage">
            <text:p>100,00%</text:p>
          </table:table-cell>
          <table:table-cell table:style-name="ce31" table:formula="of:=[.H105]/[.E105]" office:value-type="float" office:value="3" calcext:value-type="float">
            <text:p>3,0000</text:p>
          </table:table-cell>
          <table:table-cell table:style-name="ce33" table:formula="of:=[.L105]/[.P105]" office:value-type="float" office:value="0.574174339329231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20416" calcext:value-type="float">
            <text:p>20416</text:p>
          </table:table-cell>
          <table:table-cell office:value-type="float" office:value="242207" calcext:value-type="float">
            <text:p>242207</text:p>
          </table:table-cell>
          <table:table-cell office:value-type="float" office:value="7" calcext:value-type="float">
            <text:p>7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28" calcext:value-type="float">
            <text:p>411628</text:p>
          </table:table-cell>
          <table:table-cell office:value-type="float" office:value="14" calcext:value-type="float">
            <text:p>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06]+[.C106]" office:value-type="float" office:value="20423" calcext:value-type="float">
            <text:p>20423</text:p>
          </table:table-cell>
          <table:table-cell table:style-name="ce25" table:formula="of:=[.D106]+[.B106]" office:value-type="float" office:value="242207" calcext:value-type="float">
            <text:p>242207</text:p>
          </table:table-cell>
          <table:table-cell table:style-name="ce26" table:formula="of:=[.K106]/([.K106]+[.L106])" office:value-type="percentage" office:value="0.0777633933670944" calcext:value-type="percentage">
            <text:p>7,78%</text:p>
          </table:table-cell>
          <table:table-cell table:style-name="ce26" table:formula="of:=[.L106]/([.K106]+[.L106])" office:value-type="percentage" office:value="0.922236606632906" calcext:value-type="percentage">
            <text:p>92,22%</text:p>
          </table:table-cell>
          <table:table-cell table:style-name="ce25" table:formula="of:=[.H106]+[.B106]" office:value-type="float" office:value="14" calcext:value-type="float">
            <text:p>14</text:p>
          </table:table-cell>
          <table:table-cell table:style-name="ce25" table:formula="of:=[.G106]+[.C106]" office:value-type="float" office:value="432044" calcext:value-type="float">
            <text:p>432044</text:p>
          </table:table-cell>
          <table:table-cell table:style-name="ce26" table:formula="of:=[.O106]/([.O106]+[.P106])" office:value-type="percentage" office:value="0.0000324030569969773" calcext:value-type="percentage">
            <text:p>0,00%</text:p>
          </table:table-cell>
          <table:table-cell table:style-name="ce26" table:formula="of:=[.P106]/([.O106]+[.P106])" office:value-type="percentage" office:value="0.999967596943003" calcext:value-type="percentage">
            <text:p>100,00%</text:p>
          </table:table-cell>
          <table:table-cell table:style-name="ce31" table:formula="of:=[.H106]/[.E106]" office:value-type="float" office:value="2" calcext:value-type="float">
            <text:p>2,0000</text:p>
          </table:table-cell>
          <table:table-cell table:style-name="ce33" table:formula="of:=[.L106]/[.P106]" office:value-type="float" office:value="0.56060725296497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20416" calcext:value-type="float">
            <text:p>20416</text:p>
          </table:table-cell>
          <table:table-cell office:value-type="float" office:value="242207" calcext:value-type="float">
            <text:p>242207</text:p>
          </table:table-cell>
          <table:table-cell office:value-type="float" office:value="7" calcext:value-type="float">
            <text:p>7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28" calcext:value-type="float">
            <text:p>411628</text:p>
          </table:table-cell>
          <table:table-cell office:value-type="float" office:value="14" calcext:value-type="float">
            <text:p>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07]+[.C107]" office:value-type="float" office:value="20423" calcext:value-type="float">
            <text:p>20423</text:p>
          </table:table-cell>
          <table:table-cell table:style-name="ce25" table:formula="of:=[.D107]+[.B107]" office:value-type="float" office:value="242207" calcext:value-type="float">
            <text:p>242207</text:p>
          </table:table-cell>
          <table:table-cell table:style-name="ce26" table:formula="of:=[.K107]/([.K107]+[.L107])" office:value-type="percentage" office:value="0.0777633933670944" calcext:value-type="percentage">
            <text:p>7,78%</text:p>
          </table:table-cell>
          <table:table-cell table:style-name="ce26" table:formula="of:=[.L107]/([.K107]+[.L107])" office:value-type="percentage" office:value="0.922236606632906" calcext:value-type="percentage">
            <text:p>92,22%</text:p>
          </table:table-cell>
          <table:table-cell table:style-name="ce25" table:formula="of:=[.H107]+[.B107]" office:value-type="float" office:value="14" calcext:value-type="float">
            <text:p>14</text:p>
          </table:table-cell>
          <table:table-cell table:style-name="ce25" table:formula="of:=[.G107]+[.C107]" office:value-type="float" office:value="432044" calcext:value-type="float">
            <text:p>432044</text:p>
          </table:table-cell>
          <table:table-cell table:style-name="ce26" table:formula="of:=[.O107]/([.O107]+[.P107])" office:value-type="percentage" office:value="0.0000324030569969773" calcext:value-type="percentage">
            <text:p>0,00%</text:p>
          </table:table-cell>
          <table:table-cell table:style-name="ce26" table:formula="of:=[.P107]/([.O107]+[.P107])" office:value-type="percentage" office:value="0.999967596943003" calcext:value-type="percentage">
            <text:p>100,00%</text:p>
          </table:table-cell>
          <table:table-cell table:style-name="ce31" table:formula="of:=[.H107]/[.E107]" office:value-type="float" office:value="2" calcext:value-type="float">
            <text:p>2,0000</text:p>
          </table:table-cell>
          <table:table-cell table:style-name="ce33" table:formula="of:=[.L107]/[.P107]" office:value-type="float" office:value="0.56060725296497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20416" calcext:value-type="float">
            <text:p>20416</text:p>
          </table:table-cell>
          <table:table-cell office:value-type="float" office:value="242207" calcext:value-type="float">
            <text:p>242207</text:p>
          </table:table-cell>
          <table:table-cell office:value-type="float" office:value="7" calcext:value-type="float">
            <text:p>7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28" calcext:value-type="float">
            <text:p>411628</text:p>
          </table:table-cell>
          <table:table-cell office:value-type="float" office:value="14" calcext:value-type="float">
            <text:p>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08]+[.C108]" office:value-type="float" office:value="20423" calcext:value-type="float">
            <text:p>20423</text:p>
          </table:table-cell>
          <table:table-cell table:style-name="ce25" table:formula="of:=[.D108]+[.B108]" office:value-type="float" office:value="242207" calcext:value-type="float">
            <text:p>242207</text:p>
          </table:table-cell>
          <table:table-cell table:style-name="ce26" table:formula="of:=[.K108]/([.K108]+[.L108])" office:value-type="percentage" office:value="0.0777633933670944" calcext:value-type="percentage">
            <text:p>7,78%</text:p>
          </table:table-cell>
          <table:table-cell table:style-name="ce26" table:formula="of:=[.L108]/([.K108]+[.L108])" office:value-type="percentage" office:value="0.922236606632906" calcext:value-type="percentage">
            <text:p>92,22%</text:p>
          </table:table-cell>
          <table:table-cell table:style-name="ce25" table:formula="of:=[.H108]+[.B108]" office:value-type="float" office:value="14" calcext:value-type="float">
            <text:p>14</text:p>
          </table:table-cell>
          <table:table-cell table:style-name="ce25" table:formula="of:=[.G108]+[.C108]" office:value-type="float" office:value="432044" calcext:value-type="float">
            <text:p>432044</text:p>
          </table:table-cell>
          <table:table-cell table:style-name="ce26" table:formula="of:=[.O108]/([.O108]+[.P108])" office:value-type="percentage" office:value="0.0000324030569969773" calcext:value-type="percentage">
            <text:p>0,00%</text:p>
          </table:table-cell>
          <table:table-cell table:style-name="ce26" table:formula="of:=[.P108]/([.O108]+[.P108])" office:value-type="percentage" office:value="0.999967596943003" calcext:value-type="percentage">
            <text:p>100,00%</text:p>
          </table:table-cell>
          <table:table-cell table:style-name="ce31" table:formula="of:=[.H108]/[.E108]" office:value-type="float" office:value="2" calcext:value-type="float">
            <text:p>2,0000</text:p>
          </table:table-cell>
          <table:table-cell table:style-name="ce33" table:formula="of:=[.L108]/[.P108]" office:value-type="float" office:value="0.56060725296497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20416" calcext:value-type="float">
            <text:p>20416</text:p>
          </table:table-cell>
          <table:table-cell office:value-type="float" office:value="242207" calcext:value-type="float">
            <text:p>242207</text:p>
          </table:table-cell>
          <table:table-cell office:value-type="float" office:value="7" calcext:value-type="float">
            <text:p>7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28" calcext:value-type="float">
            <text:p>411628</text:p>
          </table:table-cell>
          <table:table-cell office:value-type="float" office:value="14" calcext:value-type="float">
            <text:p>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09]+[.C109]" office:value-type="float" office:value="20423" calcext:value-type="float">
            <text:p>20423</text:p>
          </table:table-cell>
          <table:table-cell table:style-name="ce25" table:formula="of:=[.D109]+[.B109]" office:value-type="float" office:value="242207" calcext:value-type="float">
            <text:p>242207</text:p>
          </table:table-cell>
          <table:table-cell table:style-name="ce26" table:formula="of:=[.K109]/([.K109]+[.L109])" office:value-type="percentage" office:value="0.0777633933670944" calcext:value-type="percentage">
            <text:p>7,78%</text:p>
          </table:table-cell>
          <table:table-cell table:style-name="ce26" table:formula="of:=[.L109]/([.K109]+[.L109])" office:value-type="percentage" office:value="0.922236606632906" calcext:value-type="percentage">
            <text:p>92,22%</text:p>
          </table:table-cell>
          <table:table-cell table:style-name="ce25" table:formula="of:=[.H109]+[.B109]" office:value-type="float" office:value="14" calcext:value-type="float">
            <text:p>14</text:p>
          </table:table-cell>
          <table:table-cell table:style-name="ce25" table:formula="of:=[.G109]+[.C109]" office:value-type="float" office:value="432044" calcext:value-type="float">
            <text:p>432044</text:p>
          </table:table-cell>
          <table:table-cell table:style-name="ce26" table:formula="of:=[.O109]/([.O109]+[.P109])" office:value-type="percentage" office:value="0.0000324030569969773" calcext:value-type="percentage">
            <text:p>0,00%</text:p>
          </table:table-cell>
          <table:table-cell table:style-name="ce26" table:formula="of:=[.P109]/([.O109]+[.P109])" office:value-type="percentage" office:value="0.999967596943003" calcext:value-type="percentage">
            <text:p>100,00%</text:p>
          </table:table-cell>
          <table:table-cell table:style-name="ce31" table:formula="of:=[.H109]/[.E109]" office:value-type="float" office:value="2" calcext:value-type="float">
            <text:p>2,0000</text:p>
          </table:table-cell>
          <table:table-cell table:style-name="ce33" table:formula="of:=[.L109]/[.P109]" office:value-type="float" office:value="0.56060725296497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20416" calcext:value-type="float">
            <text:p>20416</text:p>
          </table:table-cell>
          <table:table-cell office:value-type="float" office:value="242207" calcext:value-type="float">
            <text:p>242207</text:p>
          </table:table-cell>
          <table:table-cell office:value-type="float" office:value="7" calcext:value-type="float">
            <text:p>7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28" calcext:value-type="float">
            <text:p>411628</text:p>
          </table:table-cell>
          <table:table-cell office:value-type="float" office:value="14" calcext:value-type="float">
            <text:p>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10]+[.C110]" office:value-type="float" office:value="20423" calcext:value-type="float">
            <text:p>20423</text:p>
          </table:table-cell>
          <table:table-cell table:style-name="ce25" table:formula="of:=[.D110]+[.B110]" office:value-type="float" office:value="242207" calcext:value-type="float">
            <text:p>242207</text:p>
          </table:table-cell>
          <table:table-cell table:style-name="ce26" table:formula="of:=[.K110]/([.K110]+[.L110])" office:value-type="percentage" office:value="0.0777633933670944" calcext:value-type="percentage">
            <text:p>7,78%</text:p>
          </table:table-cell>
          <table:table-cell table:style-name="ce26" table:formula="of:=[.L110]/([.K110]+[.L110])" office:value-type="percentage" office:value="0.922236606632906" calcext:value-type="percentage">
            <text:p>92,22%</text:p>
          </table:table-cell>
          <table:table-cell table:style-name="ce25" table:formula="of:=[.H110]+[.B110]" office:value-type="float" office:value="14" calcext:value-type="float">
            <text:p>14</text:p>
          </table:table-cell>
          <table:table-cell table:style-name="ce25" table:formula="of:=[.G110]+[.C110]" office:value-type="float" office:value="432044" calcext:value-type="float">
            <text:p>432044</text:p>
          </table:table-cell>
          <table:table-cell table:style-name="ce26" table:formula="of:=[.O110]/([.O110]+[.P110])" office:value-type="percentage" office:value="0.0000324030569969773" calcext:value-type="percentage">
            <text:p>0,00%</text:p>
          </table:table-cell>
          <table:table-cell table:style-name="ce26" table:formula="of:=[.P110]/([.O110]+[.P110])" office:value-type="percentage" office:value="0.999967596943003" calcext:value-type="percentage">
            <text:p>100,00%</text:p>
          </table:table-cell>
          <table:table-cell table:style-name="ce31" table:formula="of:=[.H110]/[.E110]" office:value-type="float" office:value="2" calcext:value-type="float">
            <text:p>2,0000</text:p>
          </table:table-cell>
          <table:table-cell table:style-name="ce33" table:formula="of:=[.L110]/[.P110]" office:value-type="float" office:value="0.56060725296497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20416" calcext:value-type="float">
            <text:p>20416</text:p>
          </table:table-cell>
          <table:table-cell office:value-type="float" office:value="242207" calcext:value-type="float">
            <text:p>242207</text:p>
          </table:table-cell>
          <table:table-cell office:value-type="float" office:value="7" calcext:value-type="float">
            <text:p>7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28" calcext:value-type="float">
            <text:p>411628</text:p>
          </table:table-cell>
          <table:table-cell office:value-type="float" office:value="14" calcext:value-type="float">
            <text:p>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11]+[.C111]" office:value-type="float" office:value="20423" calcext:value-type="float">
            <text:p>20423</text:p>
          </table:table-cell>
          <table:table-cell table:style-name="ce25" table:formula="of:=[.D111]+[.B111]" office:value-type="float" office:value="242207" calcext:value-type="float">
            <text:p>242207</text:p>
          </table:table-cell>
          <table:table-cell table:style-name="ce26" table:formula="of:=[.K111]/([.K111]+[.L111])" office:value-type="percentage" office:value="0.0777633933670944" calcext:value-type="percentage">
            <text:p>7,78%</text:p>
          </table:table-cell>
          <table:table-cell table:style-name="ce26" table:formula="of:=[.L111]/([.K111]+[.L111])" office:value-type="percentage" office:value="0.922236606632906" calcext:value-type="percentage">
            <text:p>92,22%</text:p>
          </table:table-cell>
          <table:table-cell table:style-name="ce25" table:formula="of:=[.H111]+[.B111]" office:value-type="float" office:value="14" calcext:value-type="float">
            <text:p>14</text:p>
          </table:table-cell>
          <table:table-cell table:style-name="ce25" table:formula="of:=[.G111]+[.C111]" office:value-type="float" office:value="432044" calcext:value-type="float">
            <text:p>432044</text:p>
          </table:table-cell>
          <table:table-cell table:style-name="ce26" table:formula="of:=[.O111]/([.O111]+[.P111])" office:value-type="percentage" office:value="0.0000324030569969773" calcext:value-type="percentage">
            <text:p>0,00%</text:p>
          </table:table-cell>
          <table:table-cell table:style-name="ce26" table:formula="of:=[.P111]/([.O111]+[.P111])" office:value-type="percentage" office:value="0.999967596943003" calcext:value-type="percentage">
            <text:p>100,00%</text:p>
          </table:table-cell>
          <table:table-cell table:style-name="ce31" table:formula="of:=[.H111]/[.E111]" office:value-type="float" office:value="2" calcext:value-type="float">
            <text:p>2,0000</text:p>
          </table:table-cell>
          <table:table-cell table:style-name="ce33" table:formula="of:=[.L111]/[.P111]" office:value-type="float" office:value="0.56060725296497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20416" calcext:value-type="float">
            <text:p>20416</text:p>
          </table:table-cell>
          <table:table-cell office:value-type="float" office:value="242207" calcext:value-type="float">
            <text:p>242207</text:p>
          </table:table-cell>
          <table:table-cell office:value-type="float" office:value="7" calcext:value-type="float">
            <text:p>7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28" calcext:value-type="float">
            <text:p>411628</text:p>
          </table:table-cell>
          <table:table-cell office:value-type="float" office:value="14" calcext:value-type="float">
            <text:p>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12]+[.C112]" office:value-type="float" office:value="20423" calcext:value-type="float">
            <text:p>20423</text:p>
          </table:table-cell>
          <table:table-cell table:style-name="ce25" table:formula="of:=[.D112]+[.B112]" office:value-type="float" office:value="242207" calcext:value-type="float">
            <text:p>242207</text:p>
          </table:table-cell>
          <table:table-cell table:style-name="ce26" table:formula="of:=[.K112]/([.K112]+[.L112])" office:value-type="percentage" office:value="0.0777633933670944" calcext:value-type="percentage">
            <text:p>7,78%</text:p>
          </table:table-cell>
          <table:table-cell table:style-name="ce26" table:formula="of:=[.L112]/([.K112]+[.L112])" office:value-type="percentage" office:value="0.922236606632906" calcext:value-type="percentage">
            <text:p>92,22%</text:p>
          </table:table-cell>
          <table:table-cell table:style-name="ce25" table:formula="of:=[.H112]+[.B112]" office:value-type="float" office:value="14" calcext:value-type="float">
            <text:p>14</text:p>
          </table:table-cell>
          <table:table-cell table:style-name="ce25" table:formula="of:=[.G112]+[.C112]" office:value-type="float" office:value="432044" calcext:value-type="float">
            <text:p>432044</text:p>
          </table:table-cell>
          <table:table-cell table:style-name="ce26" table:formula="of:=[.O112]/([.O112]+[.P112])" office:value-type="percentage" office:value="0.0000324030569969773" calcext:value-type="percentage">
            <text:p>0,00%</text:p>
          </table:table-cell>
          <table:table-cell table:style-name="ce26" table:formula="of:=[.P112]/([.O112]+[.P112])" office:value-type="percentage" office:value="0.999967596943003" calcext:value-type="percentage">
            <text:p>100,00%</text:p>
          </table:table-cell>
          <table:table-cell table:style-name="ce31" table:formula="of:=[.H112]/[.E112]" office:value-type="float" office:value="2" calcext:value-type="float">
            <text:p>2,0000</text:p>
          </table:table-cell>
          <table:table-cell table:style-name="ce33" table:formula="of:=[.L112]/[.P112]" office:value-type="float" office:value="0.56060725296497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20416" calcext:value-type="float">
            <text:p>20416</text:p>
          </table:table-cell>
          <table:table-cell office:value-type="float" office:value="242207" calcext:value-type="float">
            <text:p>242207</text:p>
          </table:table-cell>
          <table:table-cell office:value-type="float" office:value="7" calcext:value-type="float">
            <text:p>7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28" calcext:value-type="float">
            <text:p>411628</text:p>
          </table:table-cell>
          <table:table-cell office:value-type="float" office:value="14" calcext:value-type="float">
            <text:p>14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13]+[.C113]" office:value-type="float" office:value="20423" calcext:value-type="float">
            <text:p>20423</text:p>
          </table:table-cell>
          <table:table-cell table:style-name="ce25" table:formula="of:=[.D113]+[.B113]" office:value-type="float" office:value="242207" calcext:value-type="float">
            <text:p>242207</text:p>
          </table:table-cell>
          <table:table-cell table:style-name="ce26" table:formula="of:=[.K113]/([.K113]+[.L113])" office:value-type="percentage" office:value="0.0777633933670944" calcext:value-type="percentage">
            <text:p>7,78%</text:p>
          </table:table-cell>
          <table:table-cell table:style-name="ce26" table:formula="of:=[.L113]/([.K113]+[.L113])" office:value-type="percentage" office:value="0.922236606632906" calcext:value-type="percentage">
            <text:p>92,22%</text:p>
          </table:table-cell>
          <table:table-cell table:style-name="ce25" table:formula="of:=[.H113]+[.B113]" office:value-type="float" office:value="14" calcext:value-type="float">
            <text:p>14</text:p>
          </table:table-cell>
          <table:table-cell table:style-name="ce25" table:formula="of:=[.G113]+[.C113]" office:value-type="float" office:value="432044" calcext:value-type="float">
            <text:p>432044</text:p>
          </table:table-cell>
          <table:table-cell table:style-name="ce26" table:formula="of:=[.O113]/([.O113]+[.P113])" office:value-type="percentage" office:value="0.0000324030569969773" calcext:value-type="percentage">
            <text:p>0,00%</text:p>
          </table:table-cell>
          <table:table-cell table:style-name="ce26" table:formula="of:=[.P113]/([.O113]+[.P113])" office:value-type="percentage" office:value="0.999967596943003" calcext:value-type="percentage">
            <text:p>100,00%</text:p>
          </table:table-cell>
          <table:table-cell table:style-name="ce31" table:formula="of:=[.H113]/[.E113]" office:value-type="float" office:value="2" calcext:value-type="float">
            <text:p>2,0000</text:p>
          </table:table-cell>
          <table:table-cell table:style-name="ce33" table:formula="of:=[.L113]/[.P113]" office:value-type="float" office:value="0.56060725296497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0112" calcext:value-type="float">
            <text:p>10112</text:p>
          </table:table-cell>
          <table:table-cell office:value-type="float" office:value="242175" calcext:value-type="float">
            <text:p>242175</text:p>
          </table:table-cell>
          <table:table-cell office:value-type="float" office:value="39" calcext:value-type="float">
            <text:p>39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567" calcext:value-type="float">
            <text:p>411567</text:p>
          </table:table-cell>
          <table:table-cell office:value-type="float" office:value="75" calcext:value-type="float">
            <text:p>75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14]+[.C114]" office:value-type="float" office:value="10151" calcext:value-type="float">
            <text:p>10151</text:p>
          </table:table-cell>
          <table:table-cell table:style-name="ce25" table:formula="of:=[.D114]+[.B114]" office:value-type="float" office:value="242175" calcext:value-type="float">
            <text:p>242175</text:p>
          </table:table-cell>
          <table:table-cell table:style-name="ce26" table:formula="of:=[.K114]/([.K114]+[.L114])" office:value-type="percentage" office:value="0.0402297028447326" calcext:value-type="percentage">
            <text:p>4,02%</text:p>
          </table:table-cell>
          <table:table-cell table:style-name="ce26" table:formula="of:=[.L114]/([.K114]+[.L114])" office:value-type="percentage" office:value="0.959770297155267" calcext:value-type="percentage">
            <text:p>95,98%</text:p>
          </table:table-cell>
          <table:table-cell table:style-name="ce25" table:formula="of:=[.H114]+[.B114]" office:value-type="float" office:value="75" calcext:value-type="float">
            <text:p>75</text:p>
          </table:table-cell>
          <table:table-cell table:style-name="ce25" table:formula="of:=[.G114]+[.C114]" office:value-type="float" office:value="421679" calcext:value-type="float">
            <text:p>421679</text:p>
          </table:table-cell>
          <table:table-cell table:style-name="ce26" table:formula="of:=[.O114]/([.O114]+[.P114])" office:value-type="percentage" office:value="0.000177828781706872" calcext:value-type="percentage">
            <text:p>0,02%</text:p>
          </table:table-cell>
          <table:table-cell table:style-name="ce26" table:formula="of:=[.P114]/([.O114]+[.P114])" office:value-type="percentage" office:value="0.999822171218293" calcext:value-type="percentage">
            <text:p>99,98%</text:p>
          </table:table-cell>
          <table:table-cell table:style-name="ce31" table:formula="of:=[.H114]/[.E114]" office:value-type="float" office:value="1.92307692307692" calcext:value-type="float">
            <text:p>1,9231</text:p>
          </table:table-cell>
          <table:table-cell table:style-name="ce33" table:formula="of:=[.L114]/[.P114]" office:value-type="float" office:value="0.574311265204101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0112" calcext:value-type="float">
            <text:p>10112</text:p>
          </table:table-cell>
          <table:table-cell office:value-type="float" office:value="242175" calcext:value-type="float">
            <text:p>242175</text:p>
          </table:table-cell>
          <table:table-cell office:value-type="float" office:value="39" calcext:value-type="float">
            <text:p>39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567" calcext:value-type="float">
            <text:p>411567</text:p>
          </table:table-cell>
          <table:table-cell office:value-type="float" office:value="75" calcext:value-type="float">
            <text:p>75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15]+[.C115]" office:value-type="float" office:value="10151" calcext:value-type="float">
            <text:p>10151</text:p>
          </table:table-cell>
          <table:table-cell table:style-name="ce25" table:formula="of:=[.D115]+[.B115]" office:value-type="float" office:value="242175" calcext:value-type="float">
            <text:p>242175</text:p>
          </table:table-cell>
          <table:table-cell table:style-name="ce26" table:formula="of:=[.K115]/([.K115]+[.L115])" office:value-type="percentage" office:value="0.0402297028447326" calcext:value-type="percentage">
            <text:p>4,02%</text:p>
          </table:table-cell>
          <table:table-cell table:style-name="ce26" table:formula="of:=[.L115]/([.K115]+[.L115])" office:value-type="percentage" office:value="0.959770297155267" calcext:value-type="percentage">
            <text:p>95,98%</text:p>
          </table:table-cell>
          <table:table-cell table:style-name="ce25" table:formula="of:=[.H115]+[.B115]" office:value-type="float" office:value="75" calcext:value-type="float">
            <text:p>75</text:p>
          </table:table-cell>
          <table:table-cell table:style-name="ce25" table:formula="of:=[.G115]+[.C115]" office:value-type="float" office:value="421679" calcext:value-type="float">
            <text:p>421679</text:p>
          </table:table-cell>
          <table:table-cell table:style-name="ce26" table:formula="of:=[.O115]/([.O115]+[.P115])" office:value-type="percentage" office:value="0.000177828781706872" calcext:value-type="percentage">
            <text:p>0,02%</text:p>
          </table:table-cell>
          <table:table-cell table:style-name="ce26" table:formula="of:=[.P115]/([.O115]+[.P115])" office:value-type="percentage" office:value="0.999822171218293" calcext:value-type="percentage">
            <text:p>99,98%</text:p>
          </table:table-cell>
          <table:table-cell table:style-name="ce31" table:formula="of:=[.H115]/[.E115]" office:value-type="float" office:value="1.92307692307692" calcext:value-type="float">
            <text:p>1,9231</text:p>
          </table:table-cell>
          <table:table-cell table:style-name="ce33" table:formula="of:=[.L115]/[.P115]" office:value-type="float" office:value="0.574311265204101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0112" calcext:value-type="float">
            <text:p>10112</text:p>
          </table:table-cell>
          <table:table-cell office:value-type="float" office:value="242175" calcext:value-type="float">
            <text:p>242175</text:p>
          </table:table-cell>
          <table:table-cell office:value-type="float" office:value="39" calcext:value-type="float">
            <text:p>39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567" calcext:value-type="float">
            <text:p>411567</text:p>
          </table:table-cell>
          <table:table-cell office:value-type="float" office:value="75" calcext:value-type="float">
            <text:p>75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16]+[.C116]" office:value-type="float" office:value="10151" calcext:value-type="float">
            <text:p>10151</text:p>
          </table:table-cell>
          <table:table-cell table:style-name="ce25" table:formula="of:=[.D116]+[.B116]" office:value-type="float" office:value="242175" calcext:value-type="float">
            <text:p>242175</text:p>
          </table:table-cell>
          <table:table-cell table:style-name="ce26" table:formula="of:=[.K116]/([.K116]+[.L116])" office:value-type="percentage" office:value="0.0402297028447326" calcext:value-type="percentage">
            <text:p>4,02%</text:p>
          </table:table-cell>
          <table:table-cell table:style-name="ce26" table:formula="of:=[.L116]/([.K116]+[.L116])" office:value-type="percentage" office:value="0.959770297155267" calcext:value-type="percentage">
            <text:p>95,98%</text:p>
          </table:table-cell>
          <table:table-cell table:style-name="ce25" table:formula="of:=[.H116]+[.B116]" office:value-type="float" office:value="75" calcext:value-type="float">
            <text:p>75</text:p>
          </table:table-cell>
          <table:table-cell table:style-name="ce25" table:formula="of:=[.G116]+[.C116]" office:value-type="float" office:value="421679" calcext:value-type="float">
            <text:p>421679</text:p>
          </table:table-cell>
          <table:table-cell table:style-name="ce26" table:formula="of:=[.O116]/([.O116]+[.P116])" office:value-type="percentage" office:value="0.000177828781706872" calcext:value-type="percentage">
            <text:p>0,02%</text:p>
          </table:table-cell>
          <table:table-cell table:style-name="ce26" table:formula="of:=[.P116]/([.O116]+[.P116])" office:value-type="percentage" office:value="0.999822171218293" calcext:value-type="percentage">
            <text:p>99,98%</text:p>
          </table:table-cell>
          <table:table-cell table:style-name="ce31" table:formula="of:=[.H116]/[.E116]" office:value-type="float" office:value="1.92307692307692" calcext:value-type="float">
            <text:p>1,9231</text:p>
          </table:table-cell>
          <table:table-cell table:style-name="ce33" table:formula="of:=[.L116]/[.P116]" office:value-type="float" office:value="0.574311265204101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0112" calcext:value-type="float">
            <text:p>10112</text:p>
          </table:table-cell>
          <table:table-cell office:value-type="float" office:value="242175" calcext:value-type="float">
            <text:p>242175</text:p>
          </table:table-cell>
          <table:table-cell office:value-type="float" office:value="39" calcext:value-type="float">
            <text:p>39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567" calcext:value-type="float">
            <text:p>411567</text:p>
          </table:table-cell>
          <table:table-cell office:value-type="float" office:value="75" calcext:value-type="float">
            <text:p>75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17]+[.C117]" office:value-type="float" office:value="10151" calcext:value-type="float">
            <text:p>10151</text:p>
          </table:table-cell>
          <table:table-cell table:style-name="ce25" table:formula="of:=[.D117]+[.B117]" office:value-type="float" office:value="242175" calcext:value-type="float">
            <text:p>242175</text:p>
          </table:table-cell>
          <table:table-cell table:style-name="ce26" table:formula="of:=[.K117]/([.K117]+[.L117])" office:value-type="percentage" office:value="0.0402297028447326" calcext:value-type="percentage">
            <text:p>4,02%</text:p>
          </table:table-cell>
          <table:table-cell table:style-name="ce26" table:formula="of:=[.L117]/([.K117]+[.L117])" office:value-type="percentage" office:value="0.959770297155267" calcext:value-type="percentage">
            <text:p>95,98%</text:p>
          </table:table-cell>
          <table:table-cell table:style-name="ce25" table:formula="of:=[.H117]+[.B117]" office:value-type="float" office:value="75" calcext:value-type="float">
            <text:p>75</text:p>
          </table:table-cell>
          <table:table-cell table:style-name="ce25" table:formula="of:=[.G117]+[.C117]" office:value-type="float" office:value="421679" calcext:value-type="float">
            <text:p>421679</text:p>
          </table:table-cell>
          <table:table-cell table:style-name="ce26" table:formula="of:=[.O117]/([.O117]+[.P117])" office:value-type="percentage" office:value="0.000177828781706872" calcext:value-type="percentage">
            <text:p>0,02%</text:p>
          </table:table-cell>
          <table:table-cell table:style-name="ce26" table:formula="of:=[.P117]/([.O117]+[.P117])" office:value-type="percentage" office:value="0.999822171218293" calcext:value-type="percentage">
            <text:p>99,98%</text:p>
          </table:table-cell>
          <table:table-cell table:style-name="ce31" table:formula="of:=[.H117]/[.E117]" office:value-type="float" office:value="1.92307692307692" calcext:value-type="float">
            <text:p>1,9231</text:p>
          </table:table-cell>
          <table:table-cell table:style-name="ce33" table:formula="of:=[.L117]/[.P117]" office:value-type="float" office:value="0.574311265204101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0112" calcext:value-type="float">
            <text:p>10112</text:p>
          </table:table-cell>
          <table:table-cell office:value-type="float" office:value="242175" calcext:value-type="float">
            <text:p>242175</text:p>
          </table:table-cell>
          <table:table-cell office:value-type="float" office:value="39" calcext:value-type="float">
            <text:p>39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567" calcext:value-type="float">
            <text:p>411567</text:p>
          </table:table-cell>
          <table:table-cell office:value-type="float" office:value="75" calcext:value-type="float">
            <text:p>75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18]+[.C118]" office:value-type="float" office:value="10151" calcext:value-type="float">
            <text:p>10151</text:p>
          </table:table-cell>
          <table:table-cell table:style-name="ce25" table:formula="of:=[.D118]+[.B118]" office:value-type="float" office:value="242175" calcext:value-type="float">
            <text:p>242175</text:p>
          </table:table-cell>
          <table:table-cell table:style-name="ce26" table:formula="of:=[.K118]/([.K118]+[.L118])" office:value-type="percentage" office:value="0.0402297028447326" calcext:value-type="percentage">
            <text:p>4,02%</text:p>
          </table:table-cell>
          <table:table-cell table:style-name="ce26" table:formula="of:=[.L118]/([.K118]+[.L118])" office:value-type="percentage" office:value="0.959770297155267" calcext:value-type="percentage">
            <text:p>95,98%</text:p>
          </table:table-cell>
          <table:table-cell table:style-name="ce25" table:formula="of:=[.H118]+[.B118]" office:value-type="float" office:value="75" calcext:value-type="float">
            <text:p>75</text:p>
          </table:table-cell>
          <table:table-cell table:style-name="ce25" table:formula="of:=[.G118]+[.C118]" office:value-type="float" office:value="421679" calcext:value-type="float">
            <text:p>421679</text:p>
          </table:table-cell>
          <table:table-cell table:style-name="ce26" table:formula="of:=[.O118]/([.O118]+[.P118])" office:value-type="percentage" office:value="0.000177828781706872" calcext:value-type="percentage">
            <text:p>0,02%</text:p>
          </table:table-cell>
          <table:table-cell table:style-name="ce26" table:formula="of:=[.P118]/([.O118]+[.P118])" office:value-type="percentage" office:value="0.999822171218293" calcext:value-type="percentage">
            <text:p>99,98%</text:p>
          </table:table-cell>
          <table:table-cell table:style-name="ce31" table:formula="of:=[.H118]/[.E118]" office:value-type="float" office:value="1.92307692307692" calcext:value-type="float">
            <text:p>1,9231</text:p>
          </table:table-cell>
          <table:table-cell table:style-name="ce33" table:formula="of:=[.L118]/[.P118]" office:value-type="float" office:value="0.574311265204101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0112" calcext:value-type="float">
            <text:p>10112</text:p>
          </table:table-cell>
          <table:table-cell office:value-type="float" office:value="242175" calcext:value-type="float">
            <text:p>242175</text:p>
          </table:table-cell>
          <table:table-cell office:value-type="float" office:value="39" calcext:value-type="float">
            <text:p>39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567" calcext:value-type="float">
            <text:p>411567</text:p>
          </table:table-cell>
          <table:table-cell office:value-type="float" office:value="75" calcext:value-type="float">
            <text:p>75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19]+[.C119]" office:value-type="float" office:value="10151" calcext:value-type="float">
            <text:p>10151</text:p>
          </table:table-cell>
          <table:table-cell table:style-name="ce25" table:formula="of:=[.D119]+[.B119]" office:value-type="float" office:value="242175" calcext:value-type="float">
            <text:p>242175</text:p>
          </table:table-cell>
          <table:table-cell table:style-name="ce26" table:formula="of:=[.K119]/([.K119]+[.L119])" office:value-type="percentage" office:value="0.0402297028447326" calcext:value-type="percentage">
            <text:p>4,02%</text:p>
          </table:table-cell>
          <table:table-cell table:style-name="ce26" table:formula="of:=[.L119]/([.K119]+[.L119])" office:value-type="percentage" office:value="0.959770297155267" calcext:value-type="percentage">
            <text:p>95,98%</text:p>
          </table:table-cell>
          <table:table-cell table:style-name="ce25" table:formula="of:=[.H119]+[.B119]" office:value-type="float" office:value="75" calcext:value-type="float">
            <text:p>75</text:p>
          </table:table-cell>
          <table:table-cell table:style-name="ce25" table:formula="of:=[.G119]+[.C119]" office:value-type="float" office:value="421679" calcext:value-type="float">
            <text:p>421679</text:p>
          </table:table-cell>
          <table:table-cell table:style-name="ce26" table:formula="of:=[.O119]/([.O119]+[.P119])" office:value-type="percentage" office:value="0.000177828781706872" calcext:value-type="percentage">
            <text:p>0,02%</text:p>
          </table:table-cell>
          <table:table-cell table:style-name="ce26" table:formula="of:=[.P119]/([.O119]+[.P119])" office:value-type="percentage" office:value="0.999822171218293" calcext:value-type="percentage">
            <text:p>99,98%</text:p>
          </table:table-cell>
          <table:table-cell table:style-name="ce31" table:formula="of:=[.H119]/[.E119]" office:value-type="float" office:value="1.92307692307692" calcext:value-type="float">
            <text:p>1,9231</text:p>
          </table:table-cell>
          <table:table-cell table:style-name="ce33" table:formula="of:=[.L119]/[.P119]" office:value-type="float" office:value="0.574311265204101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0112" calcext:value-type="float">
            <text:p>10112</text:p>
          </table:table-cell>
          <table:table-cell office:value-type="float" office:value="242175" calcext:value-type="float">
            <text:p>242175</text:p>
          </table:table-cell>
          <table:table-cell office:value-type="float" office:value="39" calcext:value-type="float">
            <text:p>39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567" calcext:value-type="float">
            <text:p>411567</text:p>
          </table:table-cell>
          <table:table-cell office:value-type="float" office:value="75" calcext:value-type="float">
            <text:p>75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20]+[.C120]" office:value-type="float" office:value="10151" calcext:value-type="float">
            <text:p>10151</text:p>
          </table:table-cell>
          <table:table-cell table:style-name="ce25" table:formula="of:=[.D120]+[.B120]" office:value-type="float" office:value="242175" calcext:value-type="float">
            <text:p>242175</text:p>
          </table:table-cell>
          <table:table-cell table:style-name="ce26" table:formula="of:=[.K120]/([.K120]+[.L120])" office:value-type="percentage" office:value="0.0402297028447326" calcext:value-type="percentage">
            <text:p>4,02%</text:p>
          </table:table-cell>
          <table:table-cell table:style-name="ce26" table:formula="of:=[.L120]/([.K120]+[.L120])" office:value-type="percentage" office:value="0.959770297155267" calcext:value-type="percentage">
            <text:p>95,98%</text:p>
          </table:table-cell>
          <table:table-cell table:style-name="ce25" table:formula="of:=[.H120]+[.B120]" office:value-type="float" office:value="75" calcext:value-type="float">
            <text:p>75</text:p>
          </table:table-cell>
          <table:table-cell table:style-name="ce25" table:formula="of:=[.G120]+[.C120]" office:value-type="float" office:value="421679" calcext:value-type="float">
            <text:p>421679</text:p>
          </table:table-cell>
          <table:table-cell table:style-name="ce26" table:formula="of:=[.O120]/([.O120]+[.P120])" office:value-type="percentage" office:value="0.000177828781706872" calcext:value-type="percentage">
            <text:p>0,02%</text:p>
          </table:table-cell>
          <table:table-cell table:style-name="ce26" table:formula="of:=[.P120]/([.O120]+[.P120])" office:value-type="percentage" office:value="0.999822171218293" calcext:value-type="percentage">
            <text:p>99,98%</text:p>
          </table:table-cell>
          <table:table-cell table:style-name="ce31" table:formula="of:=[.H120]/[.E120]" office:value-type="float" office:value="1.92307692307692" calcext:value-type="float">
            <text:p>1,9231</text:p>
          </table:table-cell>
          <table:table-cell table:style-name="ce33" table:formula="of:=[.L120]/[.P120]" office:value-type="float" office:value="0.574311265204101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10112" calcext:value-type="float">
            <text:p>10112</text:p>
          </table:table-cell>
          <table:table-cell office:value-type="float" office:value="242175" calcext:value-type="float">
            <text:p>242175</text:p>
          </table:table-cell>
          <table:table-cell office:value-type="float" office:value="39" calcext:value-type="float">
            <text:p>39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567" calcext:value-type="float">
            <text:p>411567</text:p>
          </table:table-cell>
          <table:table-cell office:value-type="float" office:value="75" calcext:value-type="float">
            <text:p>75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121]+[.C121]" office:value-type="float" office:value="10151" calcext:value-type="float">
            <text:p>10151</text:p>
          </table:table-cell>
          <table:table-cell table:style-name="ce25" table:formula="of:=[.D121]+[.B121]" office:value-type="float" office:value="242175" calcext:value-type="float">
            <text:p>242175</text:p>
          </table:table-cell>
          <table:table-cell table:style-name="ce26" table:formula="of:=[.K121]/([.K121]+[.L121])" office:value-type="percentage" office:value="0.0402297028447326" calcext:value-type="percentage">
            <text:p>4,02%</text:p>
          </table:table-cell>
          <table:table-cell table:style-name="ce26" table:formula="of:=[.L121]/([.K121]+[.L121])" office:value-type="percentage" office:value="0.959770297155267" calcext:value-type="percentage">
            <text:p>95,98%</text:p>
          </table:table-cell>
          <table:table-cell table:style-name="ce25" table:formula="of:=[.H121]+[.B121]" office:value-type="float" office:value="75" calcext:value-type="float">
            <text:p>75</text:p>
          </table:table-cell>
          <table:table-cell table:style-name="ce25" table:formula="of:=[.G121]+[.C121]" office:value-type="float" office:value="421679" calcext:value-type="float">
            <text:p>421679</text:p>
          </table:table-cell>
          <table:table-cell table:style-name="ce26" table:formula="of:=[.O121]/([.O121]+[.P121])" office:value-type="percentage" office:value="0.000177828781706872" calcext:value-type="percentage">
            <text:p>0,02%</text:p>
          </table:table-cell>
          <table:table-cell table:style-name="ce26" table:formula="of:=[.P121]/([.O121]+[.P121])" office:value-type="percentage" office:value="0.999822171218293" calcext:value-type="percentage">
            <text:p>99,98%</text:p>
          </table:table-cell>
          <table:table-cell table:style-name="ce31" table:formula="of:=[.H121]/[.E121]" office:value-type="float" office:value="1.92307692307692" calcext:value-type="float">
            <text:p>1,9231</text:p>
          </table:table-cell>
          <table:table-cell table:style-name="ce33" table:formula="of:=[.L121]/[.P121]" office:value-type="float" office:value="0.574311265204101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basicmath2020-01-191653</text:p>
          </table:table-cell>
          <table:table-cell office:value-type="float" office:value="1907" calcext:value-type="float">
            <text:p>1907</text:p>
          </table:table-cell>
          <table:table-cell office:value-type="float" office:value="211272" calcext:value-type="float">
            <text:p>211272</text:p>
          </table:table-cell>
          <table:table-cell office:value-type="float" office:value="8704744" calcext:value-type="float">
            <text:p>8704744</text:p>
          </table:table-cell>
          <table:table-cell office:value-type="float" office:value="107872" calcext:value-type="float">
            <text:p>107872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8653852" calcext:value-type="float">
            <text:p>8653852</text:p>
          </table:table-cell>
          <table:table-cell office:value-type="float" office:value="160011" calcext:value-type="float">
            <text:p>160011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122]+[.C122]" office:value-type="float" office:value="319144" calcext:value-type="float">
            <text:p>319144</text:p>
          </table:table-cell>
          <table:table-cell table:style-name="ce25" table:formula="of:=[.D122]+[.B122]" office:value-type="float" office:value="8706651" calcext:value-type="float">
            <text:p>8706651</text:p>
          </table:table-cell>
          <table:table-cell table:style-name="ce26" table:formula="of:=[.K122]/([.K122]+[.L122])" office:value-type="percentage" office:value="0.0353591013312401" calcext:value-type="percentage">
            <text:p>3,54%</text:p>
          </table:table-cell>
          <table:table-cell table:style-name="ce26" table:formula="of:=[.L122]/([.K122]+[.L122])" office:value-type="percentage" office:value="0.96464089866876" calcext:value-type="percentage">
            <text:p>96,46%</text:p>
          </table:table-cell>
          <table:table-cell table:style-name="ce25" table:formula="of:=[.H122]+[.B122]" office:value-type="float" office:value="161918" calcext:value-type="float">
            <text:p>161918</text:p>
          </table:table-cell>
          <table:table-cell table:style-name="ce25" table:formula="of:=[.G122]+[.C122]" office:value-type="float" office:value="8865124" calcext:value-type="float">
            <text:p>8865124</text:p>
          </table:table-cell>
          <table:table-cell table:style-name="ce26" table:formula="of:=[.O122]/([.O122]+[.P122])" office:value-type="percentage" office:value="0.017936994200315" calcext:value-type="percentage">
            <text:p>1,79%</text:p>
          </table:table-cell>
          <table:table-cell table:style-name="ce26" table:formula="of:=[.P122]/([.O122]+[.P122])" office:value-type="percentage" office:value="0.982063005799685" calcext:value-type="percentage">
            <text:p>98,21%</text:p>
          </table:table-cell>
          <table:table-cell table:style-name="ce31" table:formula="of:=[.H122]/[.E122]" office:value-type="float" office:value="1.48334136754672" calcext:value-type="float">
            <text:p>1,4833</text:p>
          </table:table-cell>
          <table:table-cell table:style-name="ce33" table:formula="of:=[.L122]/[.P122]" office:value-type="float" office:value="0.982123995107119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basicmath2020-01-191653</text:p>
          </table:table-cell>
          <table:table-cell office:value-type="float" office:value="1917" calcext:value-type="float">
            <text:p>1917</text:p>
          </table:table-cell>
          <table:table-cell office:value-type="float" office:value="211483" calcext:value-type="float">
            <text:p>211483</text:p>
          </table:table-cell>
          <table:table-cell office:value-type="float" office:value="8687218" calcext:value-type="float">
            <text:p>8687218</text:p>
          </table:table-cell>
          <table:table-cell office:value-type="float" office:value="125398" calcext:value-type="float">
            <text:p>125398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8636118" calcext:value-type="float">
            <text:p>8636118</text:p>
          </table:table-cell>
          <table:table-cell office:value-type="float" office:value="177745" calcext:value-type="float">
            <text:p>177745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123]+[.C123]" office:value-type="float" office:value="336881" calcext:value-type="float">
            <text:p>336881</text:p>
          </table:table-cell>
          <table:table-cell table:style-name="ce25" table:formula="of:=[.D123]+[.B123]" office:value-type="float" office:value="8689135" calcext:value-type="float">
            <text:p>8689135</text:p>
          </table:table-cell>
          <table:table-cell table:style-name="ce26" table:formula="of:=[.K123]/([.K123]+[.L123])" office:value-type="percentage" office:value="0.0373233329078965" calcext:value-type="percentage">
            <text:p>3,73%</text:p>
          </table:table-cell>
          <table:table-cell table:style-name="ce26" table:formula="of:=[.L123]/([.K123]+[.L123])" office:value-type="percentage" office:value="0.962676667092103" calcext:value-type="percentage">
            <text:p>96,27%</text:p>
          </table:table-cell>
          <table:table-cell table:style-name="ce25" table:formula="of:=[.H123]+[.B123]" office:value-type="float" office:value="179662" calcext:value-type="float">
            <text:p>179662</text:p>
          </table:table-cell>
          <table:table-cell table:style-name="ce25" table:formula="of:=[.G123]+[.C123]" office:value-type="float" office:value="8847601" calcext:value-type="float">
            <text:p>8847601</text:p>
          </table:table-cell>
          <table:table-cell table:style-name="ce26" table:formula="of:=[.O123]/([.O123]+[.P123])" office:value-type="percentage" office:value="0.0199021563900376" calcext:value-type="percentage">
            <text:p>1,99%</text:p>
          </table:table-cell>
          <table:table-cell table:style-name="ce26" table:formula="of:=[.P123]/([.O123]+[.P123])" office:value-type="percentage" office:value="0.980097843609962" calcext:value-type="percentage">
            <text:p>98,01%</text:p>
          </table:table-cell>
          <table:table-cell table:style-name="ce31" table:formula="of:=[.H123]/[.E123]" office:value-type="float" office:value="1.41744684923205" calcext:value-type="float">
            <text:p>1,4174</text:p>
          </table:table-cell>
          <table:table-cell table:style-name="ce33" table:formula="of:=[.L123]/[.P123]" office:value-type="float" office:value="0.982089382195241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2535" calcext:value-type="float">
            <text:p>2535</text:p>
          </table:table-cell>
          <table:table-cell office:value-type="float" office:value="462746" calcext:value-type="float">
            <text:p>462746</text:p>
          </table:table-cell>
          <table:table-cell office:value-type="float" office:value="199" calcext:value-type="float">
            <text:p>199</text:p>
          </table:table-cell>
          <table:table-cell office:value-type="float" office:value="462945" calcext:value-type="float">
            <text:p>462945</text:p>
          </table:table-cell>
          <table:table-cell office:value-type="float" office:value="852236" calcext:value-type="float">
            <text:p>852236</text:p>
          </table:table-cell>
          <table:table-cell office:value-type="float" office:value="259" calcext:value-type="float">
            <text:p>259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24]+[.C124]" office:value-type="float" office:value="2734" calcext:value-type="float">
            <text:p>2734</text:p>
          </table:table-cell>
          <table:table-cell table:style-name="ce25" table:formula="of:=[.D124]+[.B124]" office:value-type="float" office:value="462746" calcext:value-type="float">
            <text:p>462746</text:p>
          </table:table-cell>
          <table:table-cell table:style-name="ce26" table:formula="of:=[.K124]/([.K124]+[.L124])" office:value-type="percentage" office:value="0.00587350691759044" calcext:value-type="percentage">
            <text:p>0,59%</text:p>
          </table:table-cell>
          <table:table-cell table:style-name="ce26" table:formula="of:=[.L124]/([.K124]+[.L124])" office:value-type="percentage" office:value="0.99412649308241" calcext:value-type="percentage">
            <text:p>99,41%</text:p>
          </table:table-cell>
          <table:table-cell table:style-name="ce25" table:formula="of:=[.H124]+[.B124]" office:value-type="float" office:value="259" calcext:value-type="float">
            <text:p>259</text:p>
          </table:table-cell>
          <table:table-cell table:style-name="ce25" table:formula="of:=[.G124]+[.C124]" office:value-type="float" office:value="854771" calcext:value-type="float">
            <text:p>854771</text:p>
          </table:table-cell>
          <table:table-cell table:style-name="ce26" table:formula="of:=[.O124]/([.O124]+[.P124])" office:value-type="percentage" office:value="0.000302913348069658" calcext:value-type="percentage">
            <text:p>0,03%</text:p>
          </table:table-cell>
          <table:table-cell table:style-name="ce26" table:formula="of:=[.P124]/([.O124]+[.P124])" office:value-type="percentage" office:value="0.99969708665193" calcext:value-type="percentage">
            <text:p>99,97%</text:p>
          </table:table-cell>
          <table:table-cell table:style-name="ce31" table:formula="of:=[.H124]/[.E124]" office:value-type="float" office:value="1.30150753768844" calcext:value-type="float">
            <text:p>1,3015</text:p>
          </table:table-cell>
          <table:table-cell table:style-name="ce33" table:formula="of:=[.L124]/[.P124]" office:value-type="float" office:value="0.541368389896241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2535" calcext:value-type="float">
            <text:p>2535</text:p>
          </table:table-cell>
          <table:table-cell office:value-type="float" office:value="462746" calcext:value-type="float">
            <text:p>462746</text:p>
          </table:table-cell>
          <table:table-cell office:value-type="float" office:value="199" calcext:value-type="float">
            <text:p>199</text:p>
          </table:table-cell>
          <table:table-cell office:value-type="float" office:value="462945" calcext:value-type="float">
            <text:p>462945</text:p>
          </table:table-cell>
          <table:table-cell office:value-type="float" office:value="852236" calcext:value-type="float">
            <text:p>852236</text:p>
          </table:table-cell>
          <table:table-cell office:value-type="float" office:value="259" calcext:value-type="float">
            <text:p>259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25]+[.C125]" office:value-type="float" office:value="2734" calcext:value-type="float">
            <text:p>2734</text:p>
          </table:table-cell>
          <table:table-cell table:style-name="ce25" table:formula="of:=[.D125]+[.B125]" office:value-type="float" office:value="462746" calcext:value-type="float">
            <text:p>462746</text:p>
          </table:table-cell>
          <table:table-cell table:style-name="ce26" table:formula="of:=[.K125]/([.K125]+[.L125])" office:value-type="percentage" office:value="0.00587350691759044" calcext:value-type="percentage">
            <text:p>0,59%</text:p>
          </table:table-cell>
          <table:table-cell table:style-name="ce26" table:formula="of:=[.L125]/([.K125]+[.L125])" office:value-type="percentage" office:value="0.99412649308241" calcext:value-type="percentage">
            <text:p>99,41%</text:p>
          </table:table-cell>
          <table:table-cell table:style-name="ce25" table:formula="of:=[.H125]+[.B125]" office:value-type="float" office:value="259" calcext:value-type="float">
            <text:p>259</text:p>
          </table:table-cell>
          <table:table-cell table:style-name="ce25" table:formula="of:=[.G125]+[.C125]" office:value-type="float" office:value="854771" calcext:value-type="float">
            <text:p>854771</text:p>
          </table:table-cell>
          <table:table-cell table:style-name="ce26" table:formula="of:=[.O125]/([.O125]+[.P125])" office:value-type="percentage" office:value="0.000302913348069658" calcext:value-type="percentage">
            <text:p>0,03%</text:p>
          </table:table-cell>
          <table:table-cell table:style-name="ce26" table:formula="of:=[.P125]/([.O125]+[.P125])" office:value-type="percentage" office:value="0.99969708665193" calcext:value-type="percentage">
            <text:p>99,97%</text:p>
          </table:table-cell>
          <table:table-cell table:style-name="ce31" table:formula="of:=[.H125]/[.E125]" office:value-type="float" office:value="1.30150753768844" calcext:value-type="float">
            <text:p>1,3015</text:p>
          </table:table-cell>
          <table:table-cell table:style-name="ce33" table:formula="of:=[.L125]/[.P125]" office:value-type="float" office:value="0.541368389896241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 office:value-type="float" office:value="462719" calcext:value-type="float">
            <text:p>462719</text:p>
          </table:table-cell>
          <table:table-cell office:value-type="float" office:value="226" calcext:value-type="float">
            <text:p>226</text:p>
          </table:table-cell>
          <table:table-cell office:value-type="float" office:value="462945" calcext:value-type="float">
            <text:p>462945</text:p>
          </table:table-cell>
          <table:table-cell office:value-type="float" office:value="852209" calcext:value-type="float">
            <text:p>852209</text:p>
          </table:table-cell>
          <table:table-cell office:value-type="float" office:value="286" calcext:value-type="float">
            <text:p>28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26]+[.C126]" office:value-type="float" office:value="2770" calcext:value-type="float">
            <text:p>2770</text:p>
          </table:table-cell>
          <table:table-cell table:style-name="ce25" table:formula="of:=[.D126]+[.B126]" office:value-type="float" office:value="462719" calcext:value-type="float">
            <text:p>462719</text:p>
          </table:table-cell>
          <table:table-cell table:style-name="ce26" table:formula="of:=[.K126]/([.K126]+[.L126])" office:value-type="percentage" office:value="0.00595073138140751" calcext:value-type="percentage">
            <text:p>0,60%</text:p>
          </table:table-cell>
          <table:table-cell table:style-name="ce26" table:formula="of:=[.L126]/([.K126]+[.L126])" office:value-type="percentage" office:value="0.994049268618592" calcext:value-type="percentage">
            <text:p>99,40%</text:p>
          </table:table-cell>
          <table:table-cell table:style-name="ce25" table:formula="of:=[.H126]+[.B126]" office:value-type="float" office:value="286" calcext:value-type="float">
            <text:p>286</text:p>
          </table:table-cell>
          <table:table-cell table:style-name="ce25" table:formula="of:=[.G126]+[.C126]" office:value-type="float" office:value="854753" calcext:value-type="float">
            <text:p>854753</text:p>
          </table:table-cell>
          <table:table-cell table:style-name="ce26" table:formula="of:=[.O126]/([.O126]+[.P126])" office:value-type="percentage" office:value="0.000334487666644445" calcext:value-type="percentage">
            <text:p>0,03%</text:p>
          </table:table-cell>
          <table:table-cell table:style-name="ce26" table:formula="of:=[.P126]/([.O126]+[.P126])" office:value-type="percentage" office:value="0.999665512333356" calcext:value-type="percentage">
            <text:p>99,97%</text:p>
          </table:table-cell>
          <table:table-cell table:style-name="ce31" table:formula="of:=[.H126]/[.E126]" office:value-type="float" office:value="1.26548672566372" calcext:value-type="float">
            <text:p>1,2655</text:p>
          </table:table-cell>
          <table:table-cell table:style-name="ce33" table:formula="of:=[.L126]/[.P126]" office:value-type="float" office:value="0.54134820234617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 office:value-type="float" office:value="462719" calcext:value-type="float">
            <text:p>462719</text:p>
          </table:table-cell>
          <table:table-cell office:value-type="float" office:value="226" calcext:value-type="float">
            <text:p>226</text:p>
          </table:table-cell>
          <table:table-cell office:value-type="float" office:value="462945" calcext:value-type="float">
            <text:p>462945</text:p>
          </table:table-cell>
          <table:table-cell office:value-type="float" office:value="852209" calcext:value-type="float">
            <text:p>852209</text:p>
          </table:table-cell>
          <table:table-cell office:value-type="float" office:value="286" calcext:value-type="float">
            <text:p>28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27]+[.C127]" office:value-type="float" office:value="2770" calcext:value-type="float">
            <text:p>2770</text:p>
          </table:table-cell>
          <table:table-cell table:style-name="ce25" table:formula="of:=[.D127]+[.B127]" office:value-type="float" office:value="462719" calcext:value-type="float">
            <text:p>462719</text:p>
          </table:table-cell>
          <table:table-cell table:style-name="ce26" table:formula="of:=[.K127]/([.K127]+[.L127])" office:value-type="percentage" office:value="0.00595073138140751" calcext:value-type="percentage">
            <text:p>0,60%</text:p>
          </table:table-cell>
          <table:table-cell table:style-name="ce26" table:formula="of:=[.L127]/([.K127]+[.L127])" office:value-type="percentage" office:value="0.994049268618592" calcext:value-type="percentage">
            <text:p>99,40%</text:p>
          </table:table-cell>
          <table:table-cell table:style-name="ce25" table:formula="of:=[.H127]+[.B127]" office:value-type="float" office:value="286" calcext:value-type="float">
            <text:p>286</text:p>
          </table:table-cell>
          <table:table-cell table:style-name="ce25" table:formula="of:=[.G127]+[.C127]" office:value-type="float" office:value="854753" calcext:value-type="float">
            <text:p>854753</text:p>
          </table:table-cell>
          <table:table-cell table:style-name="ce26" table:formula="of:=[.O127]/([.O127]+[.P127])" office:value-type="percentage" office:value="0.000334487666644445" calcext:value-type="percentage">
            <text:p>0,03%</text:p>
          </table:table-cell>
          <table:table-cell table:style-name="ce26" table:formula="of:=[.P127]/([.O127]+[.P127])" office:value-type="percentage" office:value="0.999665512333356" calcext:value-type="percentage">
            <text:p>99,97%</text:p>
          </table:table-cell>
          <table:table-cell table:style-name="ce31" table:formula="of:=[.H127]/[.E127]" office:value-type="float" office:value="1.26548672566372" calcext:value-type="float">
            <text:p>1,2655</text:p>
          </table:table-cell>
          <table:table-cell table:style-name="ce33" table:formula="of:=[.L127]/[.P127]" office:value-type="float" office:value="0.54134820234617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Typeset2020-01-191847</text:p>
          </table:table-cell>
          <table:table-cell office:value-type="float" office:value="5" calcext:value-type="float">
            <text:p>5</text:p>
          </table:table-cell>
          <table:table-cell office:value-type="float" office:value="20265" calcext:value-type="float">
            <text:p>20265</text:p>
          </table:table-cell>
          <table:table-cell office:value-type="float" office:value="460477" calcext:value-type="float">
            <text:p>460477</text:p>
          </table:table-cell>
          <table:table-cell office:value-type="float" office:value="2468" calcext:value-type="float">
            <text:p>2468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9402" calcext:value-type="float">
            <text:p>849402</text:p>
          </table:table-cell>
          <table:table-cell office:value-type="float" office:value="3093" calcext:value-type="float">
            <text:p>3093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28]+[.C128]" office:value-type="float" office:value="22733" calcext:value-type="float">
            <text:p>22733</text:p>
          </table:table-cell>
          <table:table-cell table:style-name="ce25" table:formula="of:=[.D128]+[.B128]" office:value-type="float" office:value="460482" calcext:value-type="float">
            <text:p>460482</text:p>
          </table:table-cell>
          <table:table-cell table:style-name="ce26" table:formula="of:=[.K128]/([.K128]+[.L128])" office:value-type="percentage" office:value="0.0470453110934056" calcext:value-type="percentage">
            <text:p>4,70%</text:p>
          </table:table-cell>
          <table:table-cell table:style-name="ce26" table:formula="of:=[.L128]/([.K128]+[.L128])" office:value-type="percentage" office:value="0.952954688906594" calcext:value-type="percentage">
            <text:p>95,30%</text:p>
          </table:table-cell>
          <table:table-cell table:style-name="ce25" table:formula="of:=[.H128]+[.B128]" office:value-type="float" office:value="3098" calcext:value-type="float">
            <text:p>3098</text:p>
          </table:table-cell>
          <table:table-cell table:style-name="ce25" table:formula="of:=[.G128]+[.C128]" office:value-type="float" office:value="869667" calcext:value-type="float">
            <text:p>869667</text:p>
          </table:table-cell>
          <table:table-cell table:style-name="ce26" table:formula="of:=[.O128]/([.O128]+[.P128])" office:value-type="percentage" office:value="0.0035496382187645" calcext:value-type="percentage">
            <text:p>0,35%</text:p>
          </table:table-cell>
          <table:table-cell table:style-name="ce26" table:formula="of:=[.P128]/([.O128]+[.P128])" office:value-type="percentage" office:value="0.996450361781236" calcext:value-type="percentage">
            <text:p>99,65%</text:p>
          </table:table-cell>
          <table:table-cell table:style-name="ce31" table:formula="of:=[.H128]/[.E128]" office:value-type="float" office:value="1.2532414910859" calcext:value-type="float">
            <text:p>1,2532</text:p>
          </table:table-cell>
          <table:table-cell table:style-name="ce33" table:formula="of:=[.L128]/[.P128]" office:value-type="float" office:value="0.529492322923602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1" calcext:value-type="float">
            <text:p>1</text:p>
          </table:table-cell>
          <table:table-cell office:value-type="float" office:value="20265" calcext:value-type="float">
            <text:p>20265</text:p>
          </table:table-cell>
          <table:table-cell office:value-type="float" office:value="460442" calcext:value-type="float">
            <text:p>460442</text:p>
          </table:table-cell>
          <table:table-cell office:value-type="float" office:value="2503" calcext:value-type="float">
            <text:p>2503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9367" calcext:value-type="float">
            <text:p>849367</text:p>
          </table:table-cell>
          <table:table-cell office:value-type="float" office:value="3128" calcext:value-type="float">
            <text:p>312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29]+[.C129]" office:value-type="float" office:value="22768" calcext:value-type="float">
            <text:p>22768</text:p>
          </table:table-cell>
          <table:table-cell table:style-name="ce25" table:formula="of:=[.D129]+[.B129]" office:value-type="float" office:value="460443" calcext:value-type="float">
            <text:p>460443</text:p>
          </table:table-cell>
          <table:table-cell table:style-name="ce26" table:formula="of:=[.K129]/([.K129]+[.L129])" office:value-type="percentage" office:value="0.0471181326584039" calcext:value-type="percentage">
            <text:p>4,71%</text:p>
          </table:table-cell>
          <table:table-cell table:style-name="ce26" table:formula="of:=[.L129]/([.K129]+[.L129])" office:value-type="percentage" office:value="0.952881867341596" calcext:value-type="percentage">
            <text:p>95,29%</text:p>
          </table:table-cell>
          <table:table-cell table:style-name="ce25" table:formula="of:=[.H129]+[.B129]" office:value-type="float" office:value="3129" calcext:value-type="float">
            <text:p>3129</text:p>
          </table:table-cell>
          <table:table-cell table:style-name="ce25" table:formula="of:=[.G129]+[.C129]" office:value-type="float" office:value="869632" calcext:value-type="float">
            <text:p>869632</text:p>
          </table:table-cell>
          <table:table-cell table:style-name="ce26" table:formula="of:=[.O129]/([.O129]+[.P129])" office:value-type="percentage" office:value="0.00358517394796514" calcext:value-type="percentage">
            <text:p>0,36%</text:p>
          </table:table-cell>
          <table:table-cell table:style-name="ce26" table:formula="of:=[.P129]/([.O129]+[.P129])" office:value-type="percentage" office:value="0.996414826052035" calcext:value-type="percentage">
            <text:p>99,64%</text:p>
          </table:table-cell>
          <table:table-cell table:style-name="ce31" table:formula="of:=[.H129]/[.E129]" office:value-type="float" office:value="1.24970035956852" calcext:value-type="float">
            <text:p>1,2497</text:p>
          </table:table-cell>
          <table:table-cell table:style-name="ce33" table:formula="of:=[.L129]/[.P129]" office:value-type="float" office:value="0.529468786797174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Typeset2020-01-191847</text:p>
          </table:table-cell>
          <table:table-cell office:value-type="float" office:value="5" calcext:value-type="float">
            <text:p>5</text:p>
          </table:table-cell>
          <table:table-cell office:value-type="float" office:value="20220" calcext:value-type="float">
            <text:p>20220</text:p>
          </table:table-cell>
          <table:table-cell office:value-type="float" office:value="460156" calcext:value-type="float">
            <text:p>460156</text:p>
          </table:table-cell>
          <table:table-cell office:value-type="float" office:value="2789" calcext:value-type="float">
            <text:p>2789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9083" calcext:value-type="float">
            <text:p>849083</text:p>
          </table:table-cell>
          <table:table-cell office:value-type="float" office:value="3412" calcext:value-type="float">
            <text:p>3412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30]+[.C130]" office:value-type="float" office:value="23009" calcext:value-type="float">
            <text:p>23009</text:p>
          </table:table-cell>
          <table:table-cell table:style-name="ce25" table:formula="of:=[.D130]+[.B130]" office:value-type="float" office:value="460161" calcext:value-type="float">
            <text:p>460161</text:p>
          </table:table-cell>
          <table:table-cell table:style-name="ce26" table:formula="of:=[.K130]/([.K130]+[.L130])" office:value-type="percentage" office:value="0.047620920173024" calcext:value-type="percentage">
            <text:p>4,76%</text:p>
          </table:table-cell>
          <table:table-cell table:style-name="ce26" table:formula="of:=[.L130]/([.K130]+[.L130])" office:value-type="percentage" office:value="0.952379079826976" calcext:value-type="percentage">
            <text:p>95,24%</text:p>
          </table:table-cell>
          <table:table-cell table:style-name="ce25" table:formula="of:=[.H130]+[.B130]" office:value-type="float" office:value="3417" calcext:value-type="float">
            <text:p>3417</text:p>
          </table:table-cell>
          <table:table-cell table:style-name="ce25" table:formula="of:=[.G130]+[.C130]" office:value-type="float" office:value="869303" calcext:value-type="float">
            <text:p>869303</text:p>
          </table:table-cell>
          <table:table-cell table:style-name="ce26" table:formula="of:=[.O130]/([.O130]+[.P130])" office:value-type="percentage" office:value="0.00391534512787607" calcext:value-type="percentage">
            <text:p>0,39%</text:p>
          </table:table-cell>
          <table:table-cell table:style-name="ce26" table:formula="of:=[.P130]/([.O130]+[.P130])" office:value-type="percentage" office:value="0.996084654872124" calcext:value-type="percentage">
            <text:p>99,61%</text:p>
          </table:table-cell>
          <table:table-cell table:style-name="ce31" table:formula="of:=[.H130]/[.E130]" office:value-type="float" office:value="1.2233775546791" calcext:value-type="float">
            <text:p>1,2234</text:p>
          </table:table-cell>
          <table:table-cell table:style-name="ce33" table:formula="of:=[.L130]/[.P130]" office:value-type="float" office:value="0.52934477391657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20220" calcext:value-type="float">
            <text:p>20220</text:p>
          </table:table-cell>
          <table:table-cell office:value-type="float" office:value="460080" calcext:value-type="float">
            <text:p>460080</text:p>
          </table:table-cell>
          <table:table-cell office:value-type="float" office:value="2865" calcext:value-type="float">
            <text:p>2865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9007" calcext:value-type="float">
            <text:p>849007</text:p>
          </table:table-cell>
          <table:table-cell office:value-type="float" office:value="3488" calcext:value-type="float">
            <text:p>348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31]+[.C131]" office:value-type="float" office:value="23085" calcext:value-type="float">
            <text:p>23085</text:p>
          </table:table-cell>
          <table:table-cell table:style-name="ce25" table:formula="of:=[.D131]+[.B131]" office:value-type="float" office:value="460080" calcext:value-type="float">
            <text:p>460080</text:p>
          </table:table-cell>
          <table:table-cell table:style-name="ce26" table:formula="of:=[.K131]/([.K131]+[.L131])" office:value-type="percentage" office:value="0.0477787091366303" calcext:value-type="percentage">
            <text:p>4,78%</text:p>
          </table:table-cell>
          <table:table-cell table:style-name="ce26" table:formula="of:=[.L131]/([.K131]+[.L131])" office:value-type="percentage" office:value="0.95222129086337" calcext:value-type="percentage">
            <text:p>95,22%</text:p>
          </table:table-cell>
          <table:table-cell table:style-name="ce25" table:formula="of:=[.H131]+[.B131]" office:value-type="float" office:value="3488" calcext:value-type="float">
            <text:p>3488</text:p>
          </table:table-cell>
          <table:table-cell table:style-name="ce25" table:formula="of:=[.G131]+[.C131]" office:value-type="float" office:value="869227" calcext:value-type="float">
            <text:p>869227</text:p>
          </table:table-cell>
          <table:table-cell table:style-name="ce26" table:formula="of:=[.O131]/([.O131]+[.P131])" office:value-type="percentage" office:value="0.00399672287058203" calcext:value-type="percentage">
            <text:p>0,40%</text:p>
          </table:table-cell>
          <table:table-cell table:style-name="ce26" table:formula="of:=[.P131]/([.O131]+[.P131])" office:value-type="percentage" office:value="0.996003277129418" calcext:value-type="percentage">
            <text:p>99,60%</text:p>
          </table:table-cell>
          <table:table-cell table:style-name="ce31" table:formula="of:=[.H131]/[.E131]" office:value-type="float" office:value="1.2174520069808" calcext:value-type="float">
            <text:p>1,2175</text:p>
          </table:table-cell>
          <table:table-cell table:style-name="ce33" table:formula="of:=[.L131]/[.P131]" office:value-type="float" office:value="0.52929787040669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1551" calcext:value-type="float">
            <text:p>1551</text:p>
          </table:table-cell>
          <table:table-cell office:value-type="float" office:value="211138" calcext:value-type="float">
            <text:p>211138</text:p>
          </table:table-cell>
          <table:table-cell office:value-type="float" office:value="8529257" calcext:value-type="float">
            <text:p>8529257</text:p>
          </table:table-cell>
          <table:table-cell office:value-type="float" office:value="283359" calcext:value-type="float">
            <text:p>283359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8478113" calcext:value-type="float">
            <text:p>8478113</text:p>
          </table:table-cell>
          <table:table-cell office:value-type="float" office:value="335750" calcext:value-type="float">
            <text:p>335750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132]+[.C132]" office:value-type="float" office:value="494497" calcext:value-type="float">
            <text:p>494497</text:p>
          </table:table-cell>
          <table:table-cell table:style-name="ce25" table:formula="of:=[.D132]+[.B132]" office:value-type="float" office:value="8530808" calcext:value-type="float">
            <text:p>8530808</text:p>
          </table:table-cell>
          <table:table-cell table:style-name="ce26" table:formula="of:=[.K132]/([.K132]+[.L132])" office:value-type="percentage" office:value="0.0547900597265134" calcext:value-type="percentage">
            <text:p>5,48%</text:p>
          </table:table-cell>
          <table:table-cell table:style-name="ce26" table:formula="of:=[.L132]/([.K132]+[.L132])" office:value-type="percentage" office:value="0.945209940273486" calcext:value-type="percentage">
            <text:p>94,52%</text:p>
          </table:table-cell>
          <table:table-cell table:style-name="ce25" table:formula="of:=[.H132]+[.B132]" office:value-type="float" office:value="337301" calcext:value-type="float">
            <text:p>337301</text:p>
          </table:table-cell>
          <table:table-cell table:style-name="ce25" table:formula="of:=[.G132]+[.C132]" office:value-type="float" office:value="8689251" calcext:value-type="float">
            <text:p>8689251</text:p>
          </table:table-cell>
          <table:table-cell table:style-name="ce26" table:formula="of:=[.O132]/([.O132]+[.P132])" office:value-type="percentage" office:value="0.0373676460291815" calcext:value-type="percentage">
            <text:p>3,74%</text:p>
          </table:table-cell>
          <table:table-cell table:style-name="ce26" table:formula="of:=[.P132]/([.O132]+[.P132])" office:value-type="percentage" office:value="0.962632353970819" calcext:value-type="percentage">
            <text:p>96,26%</text:p>
          </table:table-cell>
          <table:table-cell table:style-name="ce31" table:formula="of:=[.H132]/[.E132]" office:value-type="float" office:value="1.18489266266468" calcext:value-type="float">
            <text:p>1,1849</text:p>
          </table:table-cell>
          <table:table-cell table:style-name="ce33" table:formula="of:=[.L132]/[.P132]" office:value-type="float" office:value="0.981765632043544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1772" calcext:value-type="float">
            <text:p>1772</text:p>
          </table:table-cell>
          <table:table-cell office:value-type="float" office:value="211400" calcext:value-type="float">
            <text:p>211400</text:p>
          </table:table-cell>
          <table:table-cell office:value-type="float" office:value="8495095" calcext:value-type="float">
            <text:p>8495095</text:p>
          </table:table-cell>
          <table:table-cell office:value-type="float" office:value="317521" calcext:value-type="float">
            <text:p>317521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8443901" calcext:value-type="float">
            <text:p>8443901</text:p>
          </table:table-cell>
          <table:table-cell office:value-type="float" office:value="369962" calcext:value-type="float">
            <text:p>369962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133]+[.C133]" office:value-type="float" office:value="528921" calcext:value-type="float">
            <text:p>528921</text:p>
          </table:table-cell>
          <table:table-cell table:style-name="ce25" table:formula="of:=[.D133]+[.B133]" office:value-type="float" office:value="8496867" calcext:value-type="float">
            <text:p>8496867</text:p>
          </table:table-cell>
          <table:table-cell table:style-name="ce26" table:formula="of:=[.K133]/([.K133]+[.L133])" office:value-type="percentage" office:value="0.0586010883481863" calcext:value-type="percentage">
            <text:p>5,86%</text:p>
          </table:table-cell>
          <table:table-cell table:style-name="ce26" table:formula="of:=[.L133]/([.K133]+[.L133])" office:value-type="percentage" office:value="0.941398911651814" calcext:value-type="percentage">
            <text:p>94,14%</text:p>
          </table:table-cell>
          <table:table-cell table:style-name="ce25" table:formula="of:=[.H133]+[.B133]" office:value-type="float" office:value="371734" calcext:value-type="float">
            <text:p>371734</text:p>
          </table:table-cell>
          <table:table-cell table:style-name="ce25" table:formula="of:=[.G133]+[.C133]" office:value-type="float" office:value="8655301" calcext:value-type="float">
            <text:p>8655301</text:p>
          </table:table-cell>
          <table:table-cell table:style-name="ce26" table:formula="of:=[.O133]/([.O133]+[.P133])" office:value-type="percentage" office:value="0.0411800774008298" calcext:value-type="percentage">
            <text:p>4,12%</text:p>
          </table:table-cell>
          <table:table-cell table:style-name="ce26" table:formula="of:=[.P133]/([.O133]+[.P133])" office:value-type="percentage" office:value="0.95881992259917" calcext:value-type="percentage">
            <text:p>95,88%</text:p>
          </table:table-cell>
          <table:table-cell table:style-name="ce31" table:formula="of:=[.H133]/[.E133]" office:value-type="float" office:value="1.16515758012856" calcext:value-type="float">
            <text:p>1,1652</text:p>
          </table:table-cell>
          <table:table-cell table:style-name="ce33" table:formula="of:=[.L133]/[.P133]" office:value-type="float" office:value="0.9816951484414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basicmath2020-01-191653</text:p>
          </table:table-cell>
          <table:table-cell office:value-type="float" office:value="144" calcext:value-type="float">
            <text:p>144</text:p>
          </table:table-cell>
          <table:table-cell office:value-type="float" office:value="26471" calcext:value-type="float">
            <text:p>26471</text:p>
          </table:table-cell>
          <table:table-cell office:value-type="float" office:value="8721890" calcext:value-type="float">
            <text:p>8721890</text:p>
          </table:table-cell>
          <table:table-cell office:value-type="float" office:value="90726" calcext:value-type="float">
            <text:p>90726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8716589" calcext:value-type="float">
            <text:p>8716589</text:p>
          </table:table-cell>
          <table:table-cell office:value-type="float" office:value="97274" calcext:value-type="float">
            <text:p>97274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134]+[.C134]" office:value-type="float" office:value="117197" calcext:value-type="float">
            <text:p>117197</text:p>
          </table:table-cell>
          <table:table-cell table:style-name="ce25" table:formula="of:=[.D134]+[.B134]" office:value-type="float" office:value="8722034" calcext:value-type="float">
            <text:p>8722034</text:p>
          </table:table-cell>
          <table:table-cell table:style-name="ce26" table:formula="of:=[.K134]/([.K134]+[.L134])" office:value-type="percentage" office:value="0.0132587325752659" calcext:value-type="percentage">
            <text:p>1,33%</text:p>
          </table:table-cell>
          <table:table-cell table:style-name="ce26" table:formula="of:=[.L134]/([.K134]+[.L134])" office:value-type="percentage" office:value="0.986741267424734" calcext:value-type="percentage">
            <text:p>98,67%</text:p>
          </table:table-cell>
          <table:table-cell table:style-name="ce25" table:formula="of:=[.H134]+[.B134]" office:value-type="float" office:value="97418" calcext:value-type="float">
            <text:p>97418</text:p>
          </table:table-cell>
          <table:table-cell table:style-name="ce25" table:formula="of:=[.G134]+[.C134]" office:value-type="float" office:value="8743060" calcext:value-type="float">
            <text:p>8743060</text:p>
          </table:table-cell>
          <table:table-cell table:style-name="ce26" table:formula="of:=[.O134]/([.O134]+[.P134])" office:value-type="percentage" office:value="0.0110195398936573" calcext:value-type="percentage">
            <text:p>1,10%</text:p>
          </table:table-cell>
          <table:table-cell table:style-name="ce26" table:formula="of:=[.P134]/([.O134]+[.P134])" office:value-type="percentage" office:value="0.988980460106343" calcext:value-type="percentage">
            <text:p>98,90%</text:p>
          </table:table-cell>
          <table:table-cell table:style-name="ce31" table:formula="of:=[.H134]/[.E134]" office:value-type="float" office:value="1.07217335714128" calcext:value-type="float">
            <text:p>1,0722</text:p>
          </table:table-cell>
          <table:table-cell table:style-name="ce33" table:formula="of:=[.L134]/[.P134]" office:value-type="float" office:value="0.997595121158954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basicmath2020-01-191653</text:p>
          </table:table-cell>
          <table:table-cell office:value-type="float" office:value="163" calcext:value-type="float">
            <text:p>163</text:p>
          </table:table-cell>
          <table:table-cell office:value-type="float" office:value="26484" calcext:value-type="float">
            <text:p>26484</text:p>
          </table:table-cell>
          <table:table-cell office:value-type="float" office:value="8722124" calcext:value-type="float">
            <text:p>8722124</text:p>
          </table:table-cell>
          <table:table-cell office:value-type="float" office:value="90492" calcext:value-type="float">
            <text:p>90492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8716864" calcext:value-type="float">
            <text:p>8716864</text:p>
          </table:table-cell>
          <table:table-cell office:value-type="float" office:value="96999" calcext:value-type="float">
            <text:p>96999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135]+[.C135]" office:value-type="float" office:value="116976" calcext:value-type="float">
            <text:p>116976</text:p>
          </table:table-cell>
          <table:table-cell table:style-name="ce25" table:formula="of:=[.D135]+[.B135]" office:value-type="float" office:value="8722287" calcext:value-type="float">
            <text:p>8722287</text:p>
          </table:table-cell>
          <table:table-cell table:style-name="ce26" table:formula="of:=[.K135]/([.K135]+[.L135])" office:value-type="percentage" office:value="0.0132336824914023" calcext:value-type="percentage">
            <text:p>1,32%</text:p>
          </table:table-cell>
          <table:table-cell table:style-name="ce26" table:formula="of:=[.L135]/([.K135]+[.L135])" office:value-type="percentage" office:value="0.986766317508598" calcext:value-type="percentage">
            <text:p>98,68%</text:p>
          </table:table-cell>
          <table:table-cell table:style-name="ce25" table:formula="of:=[.H135]+[.B135]" office:value-type="float" office:value="97162" calcext:value-type="float">
            <text:p>97162</text:p>
          </table:table-cell>
          <table:table-cell table:style-name="ce25" table:formula="of:=[.G135]+[.C135]" office:value-type="float" office:value="8743348" calcext:value-type="float">
            <text:p>8743348</text:p>
          </table:table-cell>
          <table:table-cell table:style-name="ce26" table:formula="of:=[.O135]/([.O135]+[.P135])" office:value-type="percentage" office:value="0.0109905424008343" calcext:value-type="percentage">
            <text:p>1,10%</text:p>
          </table:table-cell>
          <table:table-cell table:style-name="ce26" table:formula="of:=[.P135]/([.O135]+[.P135])" office:value-type="percentage" office:value="0.989009457599166" calcext:value-type="percentage">
            <text:p>98,90%</text:p>
          </table:table-cell>
          <table:table-cell table:style-name="ce31" table:formula="of:=[.H135]/[.E135]" office:value-type="float" office:value="1.07190690889802" calcext:value-type="float">
            <text:p>1,0719</text:p>
          </table:table-cell>
          <table:table-cell table:style-name="ce33" table:formula="of:=[.L135]/[.P135]" office:value-type="float" office:value="0.997591197330817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14368" calcext:value-type="float">
            <text:p>14368</text:p>
          </table:table-cell>
          <table:table-cell office:value-type="float" office:value="225311" calcext:value-type="float">
            <text:p>225311</text:p>
          </table:table-cell>
          <table:table-cell office:value-type="float" office:value="7950741" calcext:value-type="float">
            <text:p>7950741</text:p>
          </table:table-cell>
          <table:table-cell office:value-type="float" office:value="861875" calcext:value-type="float">
            <text:p>861875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7898743" calcext:value-type="float">
            <text:p>7898743</text:p>
          </table:table-cell>
          <table:table-cell office:value-type="float" office:value="915120" calcext:value-type="float">
            <text:p>915120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136]+[.C136]" office:value-type="float" office:value="1087186" calcext:value-type="float">
            <text:p>1087186</text:p>
          </table:table-cell>
          <table:table-cell table:style-name="ce25" table:formula="of:=[.D136]+[.B136]" office:value-type="float" office:value="7965109" calcext:value-type="float">
            <text:p>7965109</text:p>
          </table:table-cell>
          <table:table-cell table:style-name="ce26" table:formula="of:=[.K136]/([.K136]+[.L136])" office:value-type="percentage" office:value="0.120100593274965" calcext:value-type="percentage">
            <text:p>12,01%</text:p>
          </table:table-cell>
          <table:table-cell table:style-name="ce26" table:formula="of:=[.L136]/([.K136]+[.L136])" office:value-type="percentage" office:value="0.879899406725035" calcext:value-type="percentage">
            <text:p>87,99%</text:p>
          </table:table-cell>
          <table:table-cell table:style-name="ce25" table:formula="of:=[.H136]+[.B136]" office:value-type="float" office:value="929488" calcext:value-type="float">
            <text:p>929488</text:p>
          </table:table-cell>
          <table:table-cell table:style-name="ce25" table:formula="of:=[.G136]+[.C136]" office:value-type="float" office:value="8124054" calcext:value-type="float">
            <text:p>8124054</text:p>
          </table:table-cell>
          <table:table-cell table:style-name="ce26" table:formula="of:=[.O136]/([.O136]+[.P136])" office:value-type="percentage" office:value="0.102665674936947" calcext:value-type="percentage">
            <text:p>10,27%</text:p>
          </table:table-cell>
          <table:table-cell table:style-name="ce26" table:formula="of:=[.P136]/([.O136]+[.P136])" office:value-type="percentage" office:value="0.897334325063053" calcext:value-type="percentage">
            <text:p>89,73%</text:p>
          </table:table-cell>
          <table:table-cell table:style-name="ce31" table:formula="of:=[.H136]/[.E136]" office:value-type="float" office:value="1.06177810007252" calcext:value-type="float">
            <text:p>1,0618</text:p>
          </table:table-cell>
          <table:table-cell table:style-name="ce33" table:formula="of:=[.L136]/[.P136]" office:value-type="float" office:value="0.980435260523871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Typeset2020-01-191847</text:p>
          </table:table-cell>
          <table:table-cell office:value-type="float" office:value="177" calcext:value-type="float">
            <text:p>177</text:p>
          </table:table-cell>
          <table:table-cell office:value-type="float" office:value="147411" calcext:value-type="float">
            <text:p>147411</text:p>
          </table:table-cell>
          <table:table-cell office:value-type="float" office:value="380819" calcext:value-type="float">
            <text:p>380819</text:p>
          </table:table-cell>
          <table:table-cell office:value-type="float" office:value="82126" calcext:value-type="float">
            <text:p>82126</text:p>
          </table:table-cell>
          <table:table-cell office:value-type="float" office:value="462945" calcext:value-type="float">
            <text:p>462945</text:p>
          </table:table-cell>
          <table:table-cell office:value-type="float" office:value="765353" calcext:value-type="float">
            <text:p>765353</text:p>
          </table:table-cell>
          <table:table-cell office:value-type="float" office:value="87142" calcext:value-type="float">
            <text:p>87142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37]+[.C137]" office:value-type="float" office:value="229537" calcext:value-type="float">
            <text:p>229537</text:p>
          </table:table-cell>
          <table:table-cell table:style-name="ce25" table:formula="of:=[.D137]+[.B137]" office:value-type="float" office:value="380996" calcext:value-type="float">
            <text:p>380996</text:p>
          </table:table-cell>
          <table:table-cell table:style-name="ce26" table:formula="of:=[.K137]/([.K137]+[.L137])" office:value-type="percentage" office:value="0.375961659730105" calcext:value-type="percentage">
            <text:p>37,60%</text:p>
          </table:table-cell>
          <table:table-cell table:style-name="ce26" table:formula="of:=[.L137]/([.K137]+[.L137])" office:value-type="percentage" office:value="0.624038340269895" calcext:value-type="percentage">
            <text:p>62,40%</text:p>
          </table:table-cell>
          <table:table-cell table:style-name="ce25" table:formula="of:=[.H137]+[.B137]" office:value-type="float" office:value="87319" calcext:value-type="float">
            <text:p>87319</text:p>
          </table:table-cell>
          <table:table-cell table:style-name="ce25" table:formula="of:=[.G137]+[.C137]" office:value-type="float" office:value="912764" calcext:value-type="float">
            <text:p>912764</text:p>
          </table:table-cell>
          <table:table-cell table:style-name="ce26" table:formula="of:=[.O137]/([.O137]+[.P137])" office:value-type="percentage" office:value="0.0873117531244907" calcext:value-type="percentage">
            <text:p>8,73%</text:p>
          </table:table-cell>
          <table:table-cell table:style-name="ce26" table:formula="of:=[.P137]/([.O137]+[.P137])" office:value-type="percentage" office:value="0.912688246875509" calcext:value-type="percentage">
            <text:p>91,27%</text:p>
          </table:table-cell>
          <table:table-cell table:style-name="ce31" table:formula="of:=[.H137]/[.E137]" office:value-type="float" office:value="1.06107688186445" calcext:value-type="float">
            <text:p>1,0611</text:p>
          </table:table-cell>
          <table:table-cell table:style-name="ce33" table:formula="of:=[.L137]/[.P137]" office:value-type="float" office:value="0.417409100271264" calcext:value-type="float">
            <text:p>0,4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14447" calcext:value-type="float">
            <text:p>14447</text:p>
          </table:table-cell>
          <table:table-cell office:value-type="float" office:value="225615" calcext:value-type="float">
            <text:p>225615</text:p>
          </table:table-cell>
          <table:table-cell office:value-type="float" office:value="7914180" calcext:value-type="float">
            <text:p>7914180</text:p>
          </table:table-cell>
          <table:table-cell office:value-type="float" office:value="898436" calcext:value-type="float">
            <text:p>898436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7862226" calcext:value-type="float">
            <text:p>7862226</text:p>
          </table:table-cell>
          <table:table-cell office:value-type="float" office:value="951637" calcext:value-type="float">
            <text:p>951637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138]+[.C138]" office:value-type="float" office:value="1124051" calcext:value-type="float">
            <text:p>1124051</text:p>
          </table:table-cell>
          <table:table-cell table:style-name="ce25" table:formula="of:=[.D138]+[.B138]" office:value-type="float" office:value="7928627" calcext:value-type="float">
            <text:p>7928627</text:p>
          </table:table-cell>
          <table:table-cell table:style-name="ce26" table:formula="of:=[.K138]/([.K138]+[.L138])" office:value-type="percentage" office:value="0.12416778769774" calcext:value-type="percentage">
            <text:p>12,42%</text:p>
          </table:table-cell>
          <table:table-cell table:style-name="ce26" table:formula="of:=[.L138]/([.K138]+[.L138])" office:value-type="percentage" office:value="0.87583221230226" calcext:value-type="percentage">
            <text:p>87,58%</text:p>
          </table:table-cell>
          <table:table-cell table:style-name="ce25" table:formula="of:=[.H138]+[.B138]" office:value-type="float" office:value="966084" calcext:value-type="float">
            <text:p>966084</text:p>
          </table:table-cell>
          <table:table-cell table:style-name="ce25" table:formula="of:=[.G138]+[.C138]" office:value-type="float" office:value="8087841" calcext:value-type="float">
            <text:p>8087841</text:p>
          </table:table-cell>
          <table:table-cell table:style-name="ce26" table:formula="of:=[.O138]/([.O138]+[.P138])" office:value-type="percentage" office:value="0.106703335846056" calcext:value-type="percentage">
            <text:p>10,67%</text:p>
          </table:table-cell>
          <table:table-cell table:style-name="ce26" table:formula="of:=[.P138]/([.O138]+[.P138])" office:value-type="percentage" office:value="0.893296664153944" calcext:value-type="percentage">
            <text:p>89,33%</text:p>
          </table:table-cell>
          <table:table-cell table:style-name="ce31" table:formula="of:=[.H138]/[.E138]" office:value-type="float" office:value="1.05921512495047" calcext:value-type="float">
            <text:p>1,0592</text:p>
          </table:table-cell>
          <table:table-cell table:style-name="ce33" table:formula="of:=[.L138]/[.P138]" office:value-type="float" office:value="0.980314400344913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6" calcext:value-type="float">
            <text:p>6</text:p>
          </table:table-cell>
          <table:table-cell office:value-type="float" office:value="147386" calcext:value-type="float">
            <text:p>147386</text:p>
          </table:table-cell>
          <table:table-cell office:value-type="float" office:value="377009" calcext:value-type="float">
            <text:p>377009</text:p>
          </table:table-cell>
          <table:table-cell office:value-type="float" office:value="85936" calcext:value-type="float">
            <text:p>85936</text:p>
          </table:table-cell>
          <table:table-cell office:value-type="float" office:value="462945" calcext:value-type="float">
            <text:p>462945</text:p>
          </table:table-cell>
          <table:table-cell office:value-type="float" office:value="761522" calcext:value-type="float">
            <text:p>761522</text:p>
          </table:table-cell>
          <table:table-cell office:value-type="float" office:value="90973" calcext:value-type="float">
            <text:p>90973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39]+[.C139]" office:value-type="float" office:value="233322" calcext:value-type="float">
            <text:p>233322</text:p>
          </table:table-cell>
          <table:table-cell table:style-name="ce25" table:formula="of:=[.D139]+[.B139]" office:value-type="float" office:value="377015" calcext:value-type="float">
            <text:p>377015</text:p>
          </table:table-cell>
          <table:table-cell table:style-name="ce26" table:formula="of:=[.K139]/([.K139]+[.L139])" office:value-type="percentage" office:value="0.382283885787688" calcext:value-type="percentage">
            <text:p>38,23%</text:p>
          </table:table-cell>
          <table:table-cell table:style-name="ce26" table:formula="of:=[.L139]/([.K139]+[.L139])" office:value-type="percentage" office:value="0.617716114212312" calcext:value-type="percentage">
            <text:p>61,77%</text:p>
          </table:table-cell>
          <table:table-cell table:style-name="ce25" table:formula="of:=[.H139]+[.B139]" office:value-type="float" office:value="90979" calcext:value-type="float">
            <text:p>90979</text:p>
          </table:table-cell>
          <table:table-cell table:style-name="ce25" table:formula="of:=[.G139]+[.C139]" office:value-type="float" office:value="908908" calcext:value-type="float">
            <text:p>908908</text:p>
          </table:table-cell>
          <table:table-cell table:style-name="ce26" table:formula="of:=[.O139]/([.O139]+[.P139])" office:value-type="percentage" office:value="0.0909892817888421" calcext:value-type="percentage">
            <text:p>9,10%</text:p>
          </table:table-cell>
          <table:table-cell table:style-name="ce26" table:formula="of:=[.P139]/([.O139]+[.P139])" office:value-type="percentage" office:value="0.909010718211158" calcext:value-type="percentage">
            <text:p>90,90%</text:p>
          </table:table-cell>
          <table:table-cell table:style-name="ce31" table:formula="of:=[.H139]/[.E139]" office:value-type="float" office:value="1.05861338670639" calcext:value-type="float">
            <text:p>1,0586</text:p>
          </table:table-cell>
          <table:table-cell table:style-name="ce33" table:formula="of:=[.L139]/[.P139]" office:value-type="float" office:value="0.4147999577515" calcext:value-type="float">
            <text:p>0,4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Typeset2020-01-191847</text:p>
          </table:table-cell>
          <table:table-cell office:value-type="float" office:value="239" calcext:value-type="float">
            <text:p>239</text:p>
          </table:table-cell>
          <table:table-cell office:value-type="float" office:value="74883" calcext:value-type="float">
            <text:p>74883</text:p>
          </table:table-cell>
          <table:table-cell office:value-type="float" office:value="412236" calcext:value-type="float">
            <text:p>412236</text:p>
          </table:table-cell>
          <table:table-cell office:value-type="float" office:value="50709" calcext:value-type="float">
            <text:p>50709</text:p>
          </table:table-cell>
          <table:table-cell office:value-type="float" office:value="462945" calcext:value-type="float">
            <text:p>462945</text:p>
          </table:table-cell>
          <table:table-cell office:value-type="float" office:value="798968" calcext:value-type="float">
            <text:p>798968</text:p>
          </table:table-cell>
          <table:table-cell office:value-type="float" office:value="53527" calcext:value-type="float">
            <text:p>53527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40]+[.C140]" office:value-type="float" office:value="125592" calcext:value-type="float">
            <text:p>125592</text:p>
          </table:table-cell>
          <table:table-cell table:style-name="ce25" table:formula="of:=[.D140]+[.B140]" office:value-type="float" office:value="412475" calcext:value-type="float">
            <text:p>412475</text:p>
          </table:table-cell>
          <table:table-cell table:style-name="ce26" table:formula="of:=[.K140]/([.K140]+[.L140])" office:value-type="percentage" office:value="0.233413310981718" calcext:value-type="percentage">
            <text:p>23,34%</text:p>
          </table:table-cell>
          <table:table-cell table:style-name="ce26" table:formula="of:=[.L140]/([.K140]+[.L140])" office:value-type="percentage" office:value="0.766586689018282" calcext:value-type="percentage">
            <text:p>76,66%</text:p>
          </table:table-cell>
          <table:table-cell table:style-name="ce25" table:formula="of:=[.H140]+[.B140]" office:value-type="float" office:value="53766" calcext:value-type="float">
            <text:p>53766</text:p>
          </table:table-cell>
          <table:table-cell table:style-name="ce25" table:formula="of:=[.G140]+[.C140]" office:value-type="float" office:value="873851" calcext:value-type="float">
            <text:p>873851</text:p>
          </table:table-cell>
          <table:table-cell table:style-name="ce26" table:formula="of:=[.O140]/([.O140]+[.P140])" office:value-type="percentage" office:value="0.0579614215780866" calcext:value-type="percentage">
            <text:p>5,80%</text:p>
          </table:table-cell>
          <table:table-cell table:style-name="ce26" table:formula="of:=[.P140]/([.O140]+[.P140])" office:value-type="percentage" office:value="0.942038578421913" calcext:value-type="percentage">
            <text:p>94,20%</text:p>
          </table:table-cell>
          <table:table-cell table:style-name="ce31" table:formula="of:=[.H140]/[.E140]" office:value-type="float" office:value="1.05557198919324" calcext:value-type="float">
            <text:p>1,0556</text:p>
          </table:table-cell>
          <table:table-cell table:style-name="ce33" table:formula="of:=[.L140]/[.P140]" office:value-type="float" office:value="0.47201982946749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Typeset2020-01-191847</text:p>
          </table:table-cell>
          <table:table-cell office:value-type="float" office:value="45" calcext:value-type="float">
            <text:p>45</text:p>
          </table:table-cell>
          <table:table-cell office:value-type="float" office:value="39280" calcext:value-type="float">
            <text:p>39280</text:p>
          </table:table-cell>
          <table:table-cell office:value-type="float" office:value="441286" calcext:value-type="float">
            <text:p>441286</text:p>
          </table:table-cell>
          <table:table-cell office:value-type="float" office:value="21659" calcext:value-type="float">
            <text:p>21659</text:p>
          </table:table-cell>
          <table:table-cell office:value-type="float" office:value="462945" calcext:value-type="float">
            <text:p>462945</text:p>
          </table:table-cell>
          <table:table-cell office:value-type="float" office:value="829724" calcext:value-type="float">
            <text:p>829724</text:p>
          </table:table-cell>
          <table:table-cell office:value-type="float" office:value="22771" calcext:value-type="float">
            <text:p>22771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41]+[.C141]" office:value-type="float" office:value="60939" calcext:value-type="float">
            <text:p>60939</text:p>
          </table:table-cell>
          <table:table-cell table:style-name="ce25" table:formula="of:=[.D141]+[.B141]" office:value-type="float" office:value="441331" calcext:value-type="float">
            <text:p>441331</text:p>
          </table:table-cell>
          <table:table-cell table:style-name="ce26" table:formula="of:=[.K141]/([.K141]+[.L141])" office:value-type="percentage" office:value="0.121327174627193" calcext:value-type="percentage">
            <text:p>12,13%</text:p>
          </table:table-cell>
          <table:table-cell table:style-name="ce26" table:formula="of:=[.L141]/([.K141]+[.L141])" office:value-type="percentage" office:value="0.878672825372807" calcext:value-type="percentage">
            <text:p>87,87%</text:p>
          </table:table-cell>
          <table:table-cell table:style-name="ce25" table:formula="of:=[.H141]+[.B141]" office:value-type="float" office:value="22816" calcext:value-type="float">
            <text:p>22816</text:p>
          </table:table-cell>
          <table:table-cell table:style-name="ce25" table:formula="of:=[.G141]+[.C141]" office:value-type="float" office:value="869004" calcext:value-type="float">
            <text:p>869004</text:p>
          </table:table-cell>
          <table:table-cell table:style-name="ce26" table:formula="of:=[.O141]/([.O141]+[.P141])" office:value-type="percentage" office:value="0.0255836379538472" calcext:value-type="percentage">
            <text:p>2,56%</text:p>
          </table:table-cell>
          <table:table-cell table:style-name="ce26" table:formula="of:=[.P141]/([.O141]+[.P141])" office:value-type="percentage" office:value="0.974416362046153" calcext:value-type="percentage">
            <text:p>97,44%</text:p>
          </table:table-cell>
          <table:table-cell table:style-name="ce31" table:formula="of:=[.H141]/[.E141]" office:value-type="float" office:value="1.05134124382474" calcext:value-type="float">
            <text:p>1,0513</text:p>
          </table:table-cell>
          <table:table-cell table:style-name="ce33" table:formula="of:=[.L141]/[.P141]" office:value-type="float" office:value="0.507858421825446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8" calcext:value-type="float">
            <text:p>8</text:p>
          </table:table-cell>
          <table:table-cell office:value-type="float" office:value="20287" calcext:value-type="float">
            <text:p>20287</text:p>
          </table:table-cell>
          <table:table-cell office:value-type="float" office:value="450819" calcext:value-type="float">
            <text:p>450819</text:p>
          </table:table-cell>
          <table:table-cell office:value-type="float" office:value="12126" calcext:value-type="float">
            <text:p>12126</text:p>
          </table:table-cell>
          <table:table-cell office:value-type="float" office:value="462945" calcext:value-type="float">
            <text:p>462945</text:p>
          </table:table-cell>
          <table:table-cell office:value-type="float" office:value="839747" calcext:value-type="float">
            <text:p>839747</text:p>
          </table:table-cell>
          <table:table-cell office:value-type="float" office:value="12748" calcext:value-type="float">
            <text:p>1274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42]+[.C142]" office:value-type="float" office:value="32413" calcext:value-type="float">
            <text:p>32413</text:p>
          </table:table-cell>
          <table:table-cell table:style-name="ce25" table:formula="of:=[.D142]+[.B142]" office:value-type="float" office:value="450827" calcext:value-type="float">
            <text:p>450827</text:p>
          </table:table-cell>
          <table:table-cell table:style-name="ce26" table:formula="of:=[.K142]/([.K142]+[.L142])" office:value-type="percentage" office:value="0.0670743315950666" calcext:value-type="percentage">
            <text:p>6,71%</text:p>
          </table:table-cell>
          <table:table-cell table:style-name="ce26" table:formula="of:=[.L142]/([.K142]+[.L142])" office:value-type="percentage" office:value="0.932925668404933" calcext:value-type="percentage">
            <text:p>93,29%</text:p>
          </table:table-cell>
          <table:table-cell table:style-name="ce25" table:formula="of:=[.H142]+[.B142]" office:value-type="float" office:value="12756" calcext:value-type="float">
            <text:p>12756</text:p>
          </table:table-cell>
          <table:table-cell table:style-name="ce25" table:formula="of:=[.G142]+[.C142]" office:value-type="float" office:value="860034" calcext:value-type="float">
            <text:p>860034</text:p>
          </table:table-cell>
          <table:table-cell table:style-name="ce26" table:formula="of:=[.O142]/([.O142]+[.P142])" office:value-type="percentage" office:value="0.0146151995325336" calcext:value-type="percentage">
            <text:p>1,46%</text:p>
          </table:table-cell>
          <table:table-cell table:style-name="ce26" table:formula="of:=[.P142]/([.O142]+[.P142])" office:value-type="percentage" office:value="0.985384800467466" calcext:value-type="percentage">
            <text:p>98,54%</text:p>
          </table:table-cell>
          <table:table-cell table:style-name="ce31" table:formula="of:=[.H142]/[.E142]" office:value-type="float" office:value="1.05129473857826" calcext:value-type="float">
            <text:p>1,0513</text:p>
          </table:table-cell>
          <table:table-cell table:style-name="ce33" table:formula="of:=[.L142]/[.P142]" office:value-type="float" office:value="0.52419671780418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2" calcext:value-type="float">
            <text:p>2</text:p>
          </table:table-cell>
          <table:table-cell office:value-type="float" office:value="20287" calcext:value-type="float">
            <text:p>20287</text:p>
          </table:table-cell>
          <table:table-cell office:value-type="float" office:value="450732" calcext:value-type="float">
            <text:p>450732</text:p>
          </table:table-cell>
          <table:table-cell office:value-type="float" office:value="12213" calcext:value-type="float">
            <text:p>12213</text:p>
          </table:table-cell>
          <table:table-cell office:value-type="float" office:value="462945" calcext:value-type="float">
            <text:p>462945</text:p>
          </table:table-cell>
          <table:table-cell office:value-type="float" office:value="839660" calcext:value-type="float">
            <text:p>839660</text:p>
          </table:table-cell>
          <table:table-cell office:value-type="float" office:value="12835" calcext:value-type="float">
            <text:p>12835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43]+[.C143]" office:value-type="float" office:value="32500" calcext:value-type="float">
            <text:p>32500</text:p>
          </table:table-cell>
          <table:table-cell table:style-name="ce25" table:formula="of:=[.D143]+[.B143]" office:value-type="float" office:value="450734" calcext:value-type="float">
            <text:p>450734</text:p>
          </table:table-cell>
          <table:table-cell table:style-name="ce26" table:formula="of:=[.K143]/([.K143]+[.L143])" office:value-type="percentage" office:value="0.0672552014138078" calcext:value-type="percentage">
            <text:p>6,73%</text:p>
          </table:table-cell>
          <table:table-cell table:style-name="ce26" table:formula="of:=[.L143]/([.K143]+[.L143])" office:value-type="percentage" office:value="0.932744798586192" calcext:value-type="percentage">
            <text:p>93,27%</text:p>
          </table:table-cell>
          <table:table-cell table:style-name="ce25" table:formula="of:=[.H143]+[.B143]" office:value-type="float" office:value="12837" calcext:value-type="float">
            <text:p>12837</text:p>
          </table:table-cell>
          <table:table-cell table:style-name="ce25" table:formula="of:=[.G143]+[.C143]" office:value-type="float" office:value="859947" calcext:value-type="float">
            <text:p>859947</text:p>
          </table:table-cell>
          <table:table-cell table:style-name="ce26" table:formula="of:=[.O143]/([.O143]+[.P143])" office:value-type="percentage" office:value="0.0147081064730793" calcext:value-type="percentage">
            <text:p>1,47%</text:p>
          </table:table-cell>
          <table:table-cell table:style-name="ce26" table:formula="of:=[.P143]/([.O143]+[.P143])" office:value-type="percentage" office:value="0.985291893526921" calcext:value-type="percentage">
            <text:p>98,53%</text:p>
          </table:table-cell>
          <table:table-cell table:style-name="ce31" table:formula="of:=[.H143]/[.E143]" office:value-type="float" office:value="1.05092933759109" calcext:value-type="float">
            <text:p>1,0509</text:p>
          </table:table-cell>
          <table:table-cell table:style-name="ce33" table:formula="of:=[.L143]/[.P143]" office:value-type="float" office:value="0.5241416040756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Typeset2020-01-191847</text:p>
          </table:table-cell>
          <table:table-cell office:value-type="float" office:value="134" calcext:value-type="float">
            <text:p>134</text:p>
          </table:table-cell>
          <table:table-cell office:value-type="float" office:value="148754" calcext:value-type="float">
            <text:p>148754</text:p>
          </table:table-cell>
          <table:table-cell office:value-type="float" office:value="361736" calcext:value-type="float">
            <text:p>361736</text:p>
          </table:table-cell>
          <table:table-cell office:value-type="float" office:value="101209" calcext:value-type="float">
            <text:p>101209</text:p>
          </table:table-cell>
          <table:table-cell office:value-type="float" office:value="462945" calcext:value-type="float">
            <text:p>462945</text:p>
          </table:table-cell>
          <table:table-cell office:value-type="float" office:value="746218" calcext:value-type="float">
            <text:p>746218</text:p>
          </table:table-cell>
          <table:table-cell office:value-type="float" office:value="106277" calcext:value-type="float">
            <text:p>106277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44]+[.C144]" office:value-type="float" office:value="249963" calcext:value-type="float">
            <text:p>249963</text:p>
          </table:table-cell>
          <table:table-cell table:style-name="ce25" table:formula="of:=[.D144]+[.B144]" office:value-type="float" office:value="361870" calcext:value-type="float">
            <text:p>361870</text:p>
          </table:table-cell>
          <table:table-cell table:style-name="ce26" table:formula="of:=[.K144]/([.K144]+[.L144])" office:value-type="percentage" office:value="0.408547757312862" calcext:value-type="percentage">
            <text:p>40,85%</text:p>
          </table:table-cell>
          <table:table-cell table:style-name="ce26" table:formula="of:=[.L144]/([.K144]+[.L144])" office:value-type="percentage" office:value="0.591452242687138" calcext:value-type="percentage">
            <text:p>59,15%</text:p>
          </table:table-cell>
          <table:table-cell table:style-name="ce25" table:formula="of:=[.H144]+[.B144]" office:value-type="float" office:value="106411" calcext:value-type="float">
            <text:p>106411</text:p>
          </table:table-cell>
          <table:table-cell table:style-name="ce25" table:formula="of:=[.G144]+[.C144]" office:value-type="float" office:value="894972" calcext:value-type="float">
            <text:p>894972</text:p>
          </table:table-cell>
          <table:table-cell table:style-name="ce26" table:formula="of:=[.O144]/([.O144]+[.P144])" office:value-type="percentage" office:value="0.106264036837054" calcext:value-type="percentage">
            <text:p>10,63%</text:p>
          </table:table-cell>
          <table:table-cell table:style-name="ce26" table:formula="of:=[.P144]/([.O144]+[.P144])" office:value-type="percentage" office:value="0.893735963162946" calcext:value-type="percentage">
            <text:p>89,37%</text:p>
          </table:table-cell>
          <table:table-cell table:style-name="ce31" table:formula="of:=[.H144]/[.E144]" office:value-type="float" office:value="1.05007459810886" calcext:value-type="float">
            <text:p>1,0501</text:p>
          </table:table-cell>
          <table:table-cell table:style-name="ce33" table:formula="of:=[.L144]/[.P144]" office:value-type="float" office:value="0.404336671985269" calcext:value-type="float">
            <text:p>0,4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23" calcext:value-type="float">
            <text:p>23</text:p>
          </table:table-cell>
          <table:table-cell office:value-type="float" office:value="148750" calcext:value-type="float">
            <text:p>148750</text:p>
          </table:table-cell>
          <table:table-cell office:value-type="float" office:value="361491" calcext:value-type="float">
            <text:p>361491</text:p>
          </table:table-cell>
          <table:table-cell office:value-type="float" office:value="101454" calcext:value-type="float">
            <text:p>101454</text:p>
          </table:table-cell>
          <table:table-cell office:value-type="float" office:value="462945" calcext:value-type="float">
            <text:p>462945</text:p>
          </table:table-cell>
          <table:table-cell office:value-type="float" office:value="745976" calcext:value-type="float">
            <text:p>745976</text:p>
          </table:table-cell>
          <table:table-cell office:value-type="float" office:value="106519" calcext:value-type="float">
            <text:p>106519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45]+[.C145]" office:value-type="float" office:value="250204" calcext:value-type="float">
            <text:p>250204</text:p>
          </table:table-cell>
          <table:table-cell table:style-name="ce25" table:formula="of:=[.D145]+[.B145]" office:value-type="float" office:value="361514" calcext:value-type="float">
            <text:p>361514</text:p>
          </table:table-cell>
          <table:table-cell table:style-name="ce26" table:formula="of:=[.K145]/([.K145]+[.L145])" office:value-type="percentage" office:value="0.409018534684283" calcext:value-type="percentage">
            <text:p>40,90%</text:p>
          </table:table-cell>
          <table:table-cell table:style-name="ce26" table:formula="of:=[.L145]/([.K145]+[.L145])" office:value-type="percentage" office:value="0.590981465315717" calcext:value-type="percentage">
            <text:p>59,10%</text:p>
          </table:table-cell>
          <table:table-cell table:style-name="ce25" table:formula="of:=[.H145]+[.B145]" office:value-type="float" office:value="106542" calcext:value-type="float">
            <text:p>106542</text:p>
          </table:table-cell>
          <table:table-cell table:style-name="ce25" table:formula="of:=[.G145]+[.C145]" office:value-type="float" office:value="894726" calcext:value-type="float">
            <text:p>894726</text:p>
          </table:table-cell>
          <table:table-cell table:style-name="ce26" table:formula="of:=[.O145]/([.O145]+[.P145])" office:value-type="percentage" office:value="0.10640707582785" calcext:value-type="percentage">
            <text:p>10,64%</text:p>
          </table:table-cell>
          <table:table-cell table:style-name="ce26" table:formula="of:=[.P145]/([.O145]+[.P145])" office:value-type="percentage" office:value="0.89359292417215" calcext:value-type="percentage">
            <text:p>89,36%</text:p>
          </table:table-cell>
          <table:table-cell table:style-name="ce31" table:formula="of:=[.H145]/[.E145]" office:value-type="float" office:value="1.04992410353461" calcext:value-type="float">
            <text:p>1,0499</text:p>
          </table:table-cell>
          <table:table-cell table:style-name="ce33" table:formula="of:=[.L145]/[.P145]" office:value-type="float" office:value="0.404049954958278" calcext:value-type="float">
            <text:p>0,4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9" calcext:value-type="float">
            <text:p>9</text:p>
          </table:table-cell>
          <table:table-cell office:value-type="float" office:value="20316" calcext:value-type="float">
            <text:p>20316</text:p>
          </table:table-cell>
          <table:table-cell office:value-type="float" office:value="450299" calcext:value-type="float">
            <text:p>450299</text:p>
          </table:table-cell>
          <table:table-cell office:value-type="float" office:value="12646" calcext:value-type="float">
            <text:p>12646</text:p>
          </table:table-cell>
          <table:table-cell office:value-type="float" office:value="462945" calcext:value-type="float">
            <text:p>462945</text:p>
          </table:table-cell>
          <table:table-cell office:value-type="float" office:value="839223" calcext:value-type="float">
            <text:p>839223</text:p>
          </table:table-cell>
          <table:table-cell office:value-type="float" office:value="13272" calcext:value-type="float">
            <text:p>13272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46]+[.C146]" office:value-type="float" office:value="32962" calcext:value-type="float">
            <text:p>32962</text:p>
          </table:table-cell>
          <table:table-cell table:style-name="ce25" table:formula="of:=[.D146]+[.B146]" office:value-type="float" office:value="450308" calcext:value-type="float">
            <text:p>450308</text:p>
          </table:table-cell>
          <table:table-cell table:style-name="ce26" table:formula="of:=[.K146]/([.K146]+[.L146])" office:value-type="percentage" office:value="0.0682061787406626" calcext:value-type="percentage">
            <text:p>6,82%</text:p>
          </table:table-cell>
          <table:table-cell table:style-name="ce26" table:formula="of:=[.L146]/([.K146]+[.L146])" office:value-type="percentage" office:value="0.931793821259337" calcext:value-type="percentage">
            <text:p>93,18%</text:p>
          </table:table-cell>
          <table:table-cell table:style-name="ce25" table:formula="of:=[.H146]+[.B146]" office:value-type="float" office:value="13281" calcext:value-type="float">
            <text:p>13281</text:p>
          </table:table-cell>
          <table:table-cell table:style-name="ce25" table:formula="of:=[.G146]+[.C146]" office:value-type="float" office:value="859539" calcext:value-type="float">
            <text:p>859539</text:p>
          </table:table-cell>
          <table:table-cell table:style-name="ce26" table:formula="of:=[.O146]/([.O146]+[.P146])" office:value-type="percentage" office:value="0.0152161957791985" calcext:value-type="percentage">
            <text:p>1,52%</text:p>
          </table:table-cell>
          <table:table-cell table:style-name="ce26" table:formula="of:=[.P146]/([.O146]+[.P146])" office:value-type="percentage" office:value="0.984783804220802" calcext:value-type="percentage">
            <text:p>98,48%</text:p>
          </table:table-cell>
          <table:table-cell table:style-name="ce31" table:formula="of:=[.H146]/[.E146]" office:value-type="float" office:value="1.04950181875692" calcext:value-type="float">
            <text:p>1,0495</text:p>
          </table:table-cell>
          <table:table-cell table:style-name="ce33" table:formula="of:=[.L146]/[.P146]" office:value-type="float" office:value="0.523894785460578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3" calcext:value-type="float">
            <text:p>3</text:p>
          </table:table-cell>
          <table:table-cell office:value-type="float" office:value="20316" calcext:value-type="float">
            <text:p>20316</text:p>
          </table:table-cell>
          <table:table-cell office:value-type="float" office:value="450104" calcext:value-type="float">
            <text:p>450104</text:p>
          </table:table-cell>
          <table:table-cell office:value-type="float" office:value="12841" calcext:value-type="float">
            <text:p>12841</text:p>
          </table:table-cell>
          <table:table-cell office:value-type="float" office:value="462945" calcext:value-type="float">
            <text:p>462945</text:p>
          </table:table-cell>
          <table:table-cell office:value-type="float" office:value="839028" calcext:value-type="float">
            <text:p>839028</text:p>
          </table:table-cell>
          <table:table-cell office:value-type="float" office:value="13467" calcext:value-type="float">
            <text:p>13467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47]+[.C147]" office:value-type="float" office:value="33157" calcext:value-type="float">
            <text:p>33157</text:p>
          </table:table-cell>
          <table:table-cell table:style-name="ce25" table:formula="of:=[.D147]+[.B147]" office:value-type="float" office:value="450107" calcext:value-type="float">
            <text:p>450107</text:p>
          </table:table-cell>
          <table:table-cell table:style-name="ce26" table:formula="of:=[.K147]/([.K147]+[.L147])" office:value-type="percentage" office:value="0.0686105317176533" calcext:value-type="percentage">
            <text:p>6,86%</text:p>
          </table:table-cell>
          <table:table-cell table:style-name="ce26" table:formula="of:=[.L147]/([.K147]+[.L147])" office:value-type="percentage" office:value="0.931389468282347" calcext:value-type="percentage">
            <text:p>93,14%</text:p>
          </table:table-cell>
          <table:table-cell table:style-name="ce25" table:formula="of:=[.H147]+[.B147]" office:value-type="float" office:value="13470" calcext:value-type="float">
            <text:p>13470</text:p>
          </table:table-cell>
          <table:table-cell table:style-name="ce25" table:formula="of:=[.G147]+[.C147]" office:value-type="float" office:value="859344" calcext:value-type="float">
            <text:p>859344</text:p>
          </table:table-cell>
          <table:table-cell table:style-name="ce26" table:formula="of:=[.O147]/([.O147]+[.P147])" office:value-type="percentage" office:value="0.0154328413613897" calcext:value-type="percentage">
            <text:p>1,54%</text:p>
          </table:table-cell>
          <table:table-cell table:style-name="ce26" table:formula="of:=[.P147]/([.O147]+[.P147])" office:value-type="percentage" office:value="0.98456715863861" calcext:value-type="percentage">
            <text:p>98,46%</text:p>
          </table:table-cell>
          <table:table-cell table:style-name="ce31" table:formula="of:=[.H147]/[.E147]" office:value-type="float" office:value="1.04875009734444" calcext:value-type="float">
            <text:p>1,0488</text:p>
          </table:table-cell>
          <table:table-cell table:style-name="ce33" table:formula="of:=[.L147]/[.P147]" office:value-type="float" office:value="0.52377976689195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44" calcext:value-type="float">
            <text:p>44</text:p>
          </table:table-cell>
          <table:table-cell office:value-type="float" office:value="74767" calcext:value-type="float">
            <text:p>74767</text:p>
          </table:table-cell>
          <table:table-cell office:value-type="float" office:value="404759" calcext:value-type="float">
            <text:p>404759</text:p>
          </table:table-cell>
          <table:table-cell office:value-type="float" office:value="58186" calcext:value-type="float">
            <text:p>58186</text:p>
          </table:table-cell>
          <table:table-cell office:value-type="float" office:value="462945" calcext:value-type="float">
            <text:p>462945</text:p>
          </table:table-cell>
          <table:table-cell office:value-type="float" office:value="791487" calcext:value-type="float">
            <text:p>791487</text:p>
          </table:table-cell>
          <table:table-cell office:value-type="float" office:value="61008" calcext:value-type="float">
            <text:p>6100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48]+[.C148]" office:value-type="float" office:value="132953" calcext:value-type="float">
            <text:p>132953</text:p>
          </table:table-cell>
          <table:table-cell table:style-name="ce25" table:formula="of:=[.D148]+[.B148]" office:value-type="float" office:value="404803" calcext:value-type="float">
            <text:p>404803</text:p>
          </table:table-cell>
          <table:table-cell table:style-name="ce26" table:formula="of:=[.K148]/([.K148]+[.L148])" office:value-type="percentage" office:value="0.247236664955854" calcext:value-type="percentage">
            <text:p>24,72%</text:p>
          </table:table-cell>
          <table:table-cell table:style-name="ce26" table:formula="of:=[.L148]/([.K148]+[.L148])" office:value-type="percentage" office:value="0.752763335044146" calcext:value-type="percentage">
            <text:p>75,28%</text:p>
          </table:table-cell>
          <table:table-cell table:style-name="ce25" table:formula="of:=[.H148]+[.B148]" office:value-type="float" office:value="61052" calcext:value-type="float">
            <text:p>61052</text:p>
          </table:table-cell>
          <table:table-cell table:style-name="ce25" table:formula="of:=[.G148]+[.C148]" office:value-type="float" office:value="866254" calcext:value-type="float">
            <text:p>866254</text:p>
          </table:table-cell>
          <table:table-cell table:style-name="ce26" table:formula="of:=[.O148]/([.O148]+[.P148])" office:value-type="percentage" office:value="0.0658380297334429" calcext:value-type="percentage">
            <text:p>6,58%</text:p>
          </table:table-cell>
          <table:table-cell table:style-name="ce26" table:formula="of:=[.P148]/([.O148]+[.P148])" office:value-type="percentage" office:value="0.934161970266557" calcext:value-type="percentage">
            <text:p>93,42%</text:p>
          </table:table-cell>
          <table:table-cell table:style-name="ce31" table:formula="of:=[.H148]/[.E148]" office:value-type="float" office:value="1.04849963908844" calcext:value-type="float">
            <text:p>1,0485</text:p>
          </table:table-cell>
          <table:table-cell table:style-name="ce33" table:formula="of:=[.L148]/[.P148]" office:value-type="float" office:value="0.46730289268505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3" calcext:value-type="float">
            <text:p>3</text:p>
          </table:table-cell>
          <table:table-cell office:value-type="float" office:value="39275" calcext:value-type="float">
            <text:p>39275</text:p>
          </table:table-cell>
          <table:table-cell office:value-type="float" office:value="439986" calcext:value-type="float">
            <text:p>439986</text:p>
          </table:table-cell>
          <table:table-cell office:value-type="float" office:value="22959" calcext:value-type="float">
            <text:p>22959</text:p>
          </table:table-cell>
          <table:table-cell office:value-type="float" office:value="462945" calcext:value-type="float">
            <text:p>462945</text:p>
          </table:table-cell>
          <table:table-cell office:value-type="float" office:value="828427" calcext:value-type="float">
            <text:p>828427</text:p>
          </table:table-cell>
          <table:table-cell office:value-type="float" office:value="24068" calcext:value-type="float">
            <text:p>2406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49]+[.C149]" office:value-type="float" office:value="62234" calcext:value-type="float">
            <text:p>62234</text:p>
          </table:table-cell>
          <table:table-cell table:style-name="ce25" table:formula="of:=[.D149]+[.B149]" office:value-type="float" office:value="439989" calcext:value-type="float">
            <text:p>439989</text:p>
          </table:table-cell>
          <table:table-cell table:style-name="ce26" table:formula="of:=[.K149]/([.K149]+[.L149])" office:value-type="percentage" office:value="0.123917064730209" calcext:value-type="percentage">
            <text:p>12,39%</text:p>
          </table:table-cell>
          <table:table-cell table:style-name="ce26" table:formula="of:=[.L149]/([.K149]+[.L149])" office:value-type="percentage" office:value="0.87608293526979" calcext:value-type="percentage">
            <text:p>87,61%</text:p>
          </table:table-cell>
          <table:table-cell table:style-name="ce25" table:formula="of:=[.H149]+[.B149]" office:value-type="float" office:value="24071" calcext:value-type="float">
            <text:p>24071</text:p>
          </table:table-cell>
          <table:table-cell table:style-name="ce25" table:formula="of:=[.G149]+[.C149]" office:value-type="float" office:value="867702" calcext:value-type="float">
            <text:p>867702</text:p>
          </table:table-cell>
          <table:table-cell table:style-name="ce26" table:formula="of:=[.O149]/([.O149]+[.P149])" office:value-type="percentage" office:value="0.0269922951244319" calcext:value-type="percentage">
            <text:p>2,70%</text:p>
          </table:table-cell>
          <table:table-cell table:style-name="ce26" table:formula="of:=[.P149]/([.O149]+[.P149])" office:value-type="percentage" office:value="0.973007704875568" calcext:value-type="percentage">
            <text:p>97,30%</text:p>
          </table:table-cell>
          <table:table-cell table:style-name="ce31" table:formula="of:=[.H149]/[.E149]" office:value-type="float" office:value="1.04830349753909" calcext:value-type="float">
            <text:p>1,0483</text:p>
          </table:table-cell>
          <table:table-cell table:style-name="ce33" table:formula="of:=[.L149]/[.P149]" office:value-type="float" office:value="0.507073857153723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241" calcext:value-type="float">
            <text:p>241</text:p>
          </table:table-cell>
          <table:table-cell office:value-type="float" office:value="148938" calcext:value-type="float">
            <text:p>148938</text:p>
          </table:table-cell>
          <table:table-cell office:value-type="float" office:value="358158" calcext:value-type="float">
            <text:p>358158</text:p>
          </table:table-cell>
          <table:table-cell office:value-type="float" office:value="104787" calcext:value-type="float">
            <text:p>104787</text:p>
          </table:table-cell>
          <table:table-cell office:value-type="float" office:value="462945" calcext:value-type="float">
            <text:p>462945</text:p>
          </table:table-cell>
          <table:table-cell office:value-type="float" office:value="742673" calcext:value-type="float">
            <text:p>742673</text:p>
          </table:table-cell>
          <table:table-cell office:value-type="float" office:value="109822" calcext:value-type="float">
            <text:p>109822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50]+[.C150]" office:value-type="float" office:value="253725" calcext:value-type="float">
            <text:p>253725</text:p>
          </table:table-cell>
          <table:table-cell table:style-name="ce25" table:formula="of:=[.D150]+[.B150]" office:value-type="float" office:value="358399" calcext:value-type="float">
            <text:p>358399</text:p>
          </table:table-cell>
          <table:table-cell table:style-name="ce26" table:formula="of:=[.K150]/([.K150]+[.L150])" office:value-type="percentage" office:value="0.414499349804941" calcext:value-type="percentage">
            <text:p>41,45%</text:p>
          </table:table-cell>
          <table:table-cell table:style-name="ce26" table:formula="of:=[.L150]/([.K150]+[.L150])" office:value-type="percentage" office:value="0.585500650195058" calcext:value-type="percentage">
            <text:p>58,55%</text:p>
          </table:table-cell>
          <table:table-cell table:style-name="ce25" table:formula="of:=[.H150]+[.B150]" office:value-type="float" office:value="110063" calcext:value-type="float">
            <text:p>110063</text:p>
          </table:table-cell>
          <table:table-cell table:style-name="ce25" table:formula="of:=[.G150]+[.C150]" office:value-type="float" office:value="891611" calcext:value-type="float">
            <text:p>891611</text:p>
          </table:table-cell>
          <table:table-cell table:style-name="ce26" table:formula="of:=[.O150]/([.O150]+[.P150])" office:value-type="percentage" office:value="0.10987906244946" calcext:value-type="percentage">
            <text:p>10,99%</text:p>
          </table:table-cell>
          <table:table-cell table:style-name="ce26" table:formula="of:=[.P150]/([.O150]+[.P150])" office:value-type="percentage" office:value="0.89012093755054" calcext:value-type="percentage">
            <text:p>89,01%</text:p>
          </table:table-cell>
          <table:table-cell table:style-name="ce31" table:formula="of:=[.H150]/[.E150]" office:value-type="float" office:value="1.04804985351236" calcext:value-type="float">
            <text:p>1,0480</text:p>
          </table:table-cell>
          <table:table-cell table:style-name="ce33" table:formula="of:=[.L150]/[.P150]" office:value-type="float" office:value="0.401967898556658" calcext:value-type="float">
            <text:p>0,4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23" calcext:value-type="float">
            <text:p>23</text:p>
          </table:table-cell>
          <table:table-cell office:value-type="float" office:value="148881" calcext:value-type="float">
            <text:p>148881</text:p>
          </table:table-cell>
          <table:table-cell office:value-type="float" office:value="356749" calcext:value-type="float">
            <text:p>356749</text:p>
          </table:table-cell>
          <table:table-cell office:value-type="float" office:value="106196" calcext:value-type="float">
            <text:p>106196</text:p>
          </table:table-cell>
          <table:table-cell office:value-type="float" office:value="462945" calcext:value-type="float">
            <text:p>462945</text:p>
          </table:table-cell>
          <table:table-cell office:value-type="float" office:value="741245" calcext:value-type="float">
            <text:p>741245</text:p>
          </table:table-cell>
          <table:table-cell office:value-type="float" office:value="111250" calcext:value-type="float">
            <text:p>111250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51]+[.C151]" office:value-type="float" office:value="255077" calcext:value-type="float">
            <text:p>255077</text:p>
          </table:table-cell>
          <table:table-cell table:style-name="ce25" table:formula="of:=[.D151]+[.B151]" office:value-type="float" office:value="356772" calcext:value-type="float">
            <text:p>356772</text:p>
          </table:table-cell>
          <table:table-cell table:style-name="ce26" table:formula="of:=[.K151]/([.K151]+[.L151])" office:value-type="percentage" office:value="0.416895345093316" calcext:value-type="percentage">
            <text:p>41,69%</text:p>
          </table:table-cell>
          <table:table-cell table:style-name="ce26" table:formula="of:=[.L151]/([.K151]+[.L151])" office:value-type="percentage" office:value="0.583104654906685" calcext:value-type="percentage">
            <text:p>58,31%</text:p>
          </table:table-cell>
          <table:table-cell table:style-name="ce25" table:formula="of:=[.H151]+[.B151]" office:value-type="float" office:value="111273" calcext:value-type="float">
            <text:p>111273</text:p>
          </table:table-cell>
          <table:table-cell table:style-name="ce25" table:formula="of:=[.G151]+[.C151]" office:value-type="float" office:value="890126" calcext:value-type="float">
            <text:p>890126</text:p>
          </table:table-cell>
          <table:table-cell table:style-name="ce26" table:formula="of:=[.O151]/([.O151]+[.P151])" office:value-type="percentage" office:value="0.111117546552373" calcext:value-type="percentage">
            <text:p>11,11%</text:p>
          </table:table-cell>
          <table:table-cell table:style-name="ce26" table:formula="of:=[.P151]/([.O151]+[.P151])" office:value-type="percentage" office:value="0.888882453447627" calcext:value-type="percentage">
            <text:p>88,89%</text:p>
          </table:table-cell>
          <table:table-cell table:style-name="ce31" table:formula="of:=[.H151]/[.E151]" office:value-type="float" office:value="1.04759124637463" calcext:value-type="float">
            <text:p>1,0476</text:p>
          </table:table-cell>
          <table:table-cell table:style-name="ce33" table:formula="of:=[.L151]/[.P151]" office:value-type="float" office:value="0.400810671747595" calcext:value-type="float">
            <text:p>0,4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144" calcext:value-type="float">
            <text:p>144</text:p>
          </table:table-cell>
          <table:table-cell office:value-type="float" office:value="149105" calcext:value-type="float">
            <text:p>149105</text:p>
          </table:table-cell>
          <table:table-cell office:value-type="float" office:value="356629" calcext:value-type="float">
            <text:p>356629</text:p>
          </table:table-cell>
          <table:table-cell office:value-type="float" office:value="106316" calcext:value-type="float">
            <text:p>106316</text:p>
          </table:table-cell>
          <table:table-cell office:value-type="float" office:value="462945" calcext:value-type="float">
            <text:p>462945</text:p>
          </table:table-cell>
          <table:table-cell office:value-type="float" office:value="741122" calcext:value-type="float">
            <text:p>741122</text:p>
          </table:table-cell>
          <table:table-cell office:value-type="float" office:value="111373" calcext:value-type="float">
            <text:p>111373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52]+[.C152]" office:value-type="float" office:value="255421" calcext:value-type="float">
            <text:p>255421</text:p>
          </table:table-cell>
          <table:table-cell table:style-name="ce25" table:formula="of:=[.D152]+[.B152]" office:value-type="float" office:value="356773" calcext:value-type="float">
            <text:p>356773</text:p>
          </table:table-cell>
          <table:table-cell table:style-name="ce26" table:formula="of:=[.K152]/([.K152]+[.L152])" office:value-type="percentage" office:value="0.417222318415404" calcext:value-type="percentage">
            <text:p>41,72%</text:p>
          </table:table-cell>
          <table:table-cell table:style-name="ce26" table:formula="of:=[.L152]/([.K152]+[.L152])" office:value-type="percentage" office:value="0.582777681584596" calcext:value-type="percentage">
            <text:p>58,28%</text:p>
          </table:table-cell>
          <table:table-cell table:style-name="ce25" table:formula="of:=[.H152]+[.B152]" office:value-type="float" office:value="111517" calcext:value-type="float">
            <text:p>111517</text:p>
          </table:table-cell>
          <table:table-cell table:style-name="ce25" table:formula="of:=[.G152]+[.C152]" office:value-type="float" office:value="890227" calcext:value-type="float">
            <text:p>890227</text:p>
          </table:table-cell>
          <table:table-cell table:style-name="ce26" table:formula="of:=[.O152]/([.O152]+[.P152])" office:value-type="percentage" office:value="0.111322852944465" calcext:value-type="percentage">
            <text:p>11,13%</text:p>
          </table:table-cell>
          <table:table-cell table:style-name="ce26" table:formula="of:=[.P152]/([.O152]+[.P152])" office:value-type="percentage" office:value="0.888677147055535" calcext:value-type="percentage">
            <text:p>88,87%</text:p>
          </table:table-cell>
          <table:table-cell table:style-name="ce31" table:formula="of:=[.H152]/[.E152]" office:value-type="float" office:value="1.04756574739456" calcext:value-type="float">
            <text:p>1,0476</text:p>
          </table:table-cell>
          <table:table-cell table:style-name="ce33" table:formula="of:=[.L152]/[.P152]" office:value-type="float" office:value="0.400766321398924" calcext:value-type="float">
            <text:p>0,4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24" calcext:value-type="float">
            <text:p>24</text:p>
          </table:table-cell>
          <table:table-cell office:value-type="float" office:value="149095" calcext:value-type="float">
            <text:p>149095</text:p>
          </table:table-cell>
          <table:table-cell office:value-type="float" office:value="356332" calcext:value-type="float">
            <text:p>356332</text:p>
          </table:table-cell>
          <table:table-cell office:value-type="float" office:value="106613" calcext:value-type="float">
            <text:p>106613</text:p>
          </table:table-cell>
          <table:table-cell office:value-type="float" office:value="462945" calcext:value-type="float">
            <text:p>462945</text:p>
          </table:table-cell>
          <table:table-cell office:value-type="float" office:value="740831" calcext:value-type="float">
            <text:p>740831</text:p>
          </table:table-cell>
          <table:table-cell office:value-type="float" office:value="111664" calcext:value-type="float">
            <text:p>111664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53]+[.C153]" office:value-type="float" office:value="255708" calcext:value-type="float">
            <text:p>255708</text:p>
          </table:table-cell>
          <table:table-cell table:style-name="ce25" table:formula="of:=[.D153]+[.B153]" office:value-type="float" office:value="356356" calcext:value-type="float">
            <text:p>356356</text:p>
          </table:table-cell>
          <table:table-cell table:style-name="ce26" table:formula="of:=[.K153]/([.K153]+[.L153])" office:value-type="percentage" office:value="0.41777984001673" calcext:value-type="percentage">
            <text:p>41,78%</text:p>
          </table:table-cell>
          <table:table-cell table:style-name="ce26" table:formula="of:=[.L153]/([.K153]+[.L153])" office:value-type="percentage" office:value="0.58222015998327" calcext:value-type="percentage">
            <text:p>58,22%</text:p>
          </table:table-cell>
          <table:table-cell table:style-name="ce25" table:formula="of:=[.H153]+[.B153]" office:value-type="float" office:value="111688" calcext:value-type="float">
            <text:p>111688</text:p>
          </table:table-cell>
          <table:table-cell table:style-name="ce25" table:formula="of:=[.G153]+[.C153]" office:value-type="float" office:value="889926" calcext:value-type="float">
            <text:p>889926</text:p>
          </table:table-cell>
          <table:table-cell table:style-name="ce26" table:formula="of:=[.O153]/([.O153]+[.P153])" office:value-type="percentage" office:value="0.111508026045962" calcext:value-type="percentage">
            <text:p>11,15%</text:p>
          </table:table-cell>
          <table:table-cell table:style-name="ce26" table:formula="of:=[.P153]/([.O153]+[.P153])" office:value-type="percentage" office:value="0.888491973954038" calcext:value-type="percentage">
            <text:p>88,85%</text:p>
          </table:table-cell>
          <table:table-cell table:style-name="ce31" table:formula="of:=[.H153]/[.E153]" office:value-type="float" office:value="1.04737696153377" calcext:value-type="float">
            <text:p>1,0474</text:p>
          </table:table-cell>
          <table:table-cell table:style-name="ce33" table:formula="of:=[.L153]/[.P153]" office:value-type="float" office:value="0.400433294453696" calcext:value-type="float">
            <text:p>0,4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80" calcext:value-type="float">
            <text:p>80</text:p>
          </table:table-cell>
          <table:table-cell office:value-type="float" office:value="26468" calcext:value-type="float">
            <text:p>26468</text:p>
          </table:table-cell>
          <table:table-cell office:value-type="float" office:value="8670596" calcext:value-type="float">
            <text:p>8670596</text:p>
          </table:table-cell>
          <table:table-cell office:value-type="float" office:value="142020" calcext:value-type="float">
            <text:p>14202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8665270" calcext:value-type="float">
            <text:p>8665270</text:p>
          </table:table-cell>
          <table:table-cell office:value-type="float" office:value="148593" calcext:value-type="float">
            <text:p>148593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154]+[.C154]" office:value-type="float" office:value="168488" calcext:value-type="float">
            <text:p>168488</text:p>
          </table:table-cell>
          <table:table-cell table:style-name="ce25" table:formula="of:=[.D154]+[.B154]" office:value-type="float" office:value="8670676" calcext:value-type="float">
            <text:p>8670676</text:p>
          </table:table-cell>
          <table:table-cell table:style-name="ce26" table:formula="of:=[.K154]/([.K154]+[.L154])" office:value-type="percentage" office:value="0.0190615311583765" calcext:value-type="percentage">
            <text:p>1,91%</text:p>
          </table:table-cell>
          <table:table-cell table:style-name="ce26" table:formula="of:=[.L154]/([.K154]+[.L154])" office:value-type="percentage" office:value="0.980938468841623" calcext:value-type="percentage">
            <text:p>98,09%</text:p>
          </table:table-cell>
          <table:table-cell table:style-name="ce25" table:formula="of:=[.H154]+[.B154]" office:value-type="float" office:value="148673" calcext:value-type="float">
            <text:p>148673</text:p>
          </table:table-cell>
          <table:table-cell table:style-name="ce25" table:formula="of:=[.G154]+[.C154]" office:value-type="float" office:value="8691738" calcext:value-type="float">
            <text:p>8691738</text:p>
          </table:table-cell>
          <table:table-cell table:style-name="ce26" table:formula="of:=[.O154]/([.O154]+[.P154])" office:value-type="percentage" office:value="0.0168174307732978" calcext:value-type="percentage">
            <text:p>1,68%</text:p>
          </table:table-cell>
          <table:table-cell table:style-name="ce26" table:formula="of:=[.P154]/([.O154]+[.P154])" office:value-type="percentage" office:value="0.983182569226702" calcext:value-type="percentage">
            <text:p>98,32%</text:p>
          </table:table-cell>
          <table:table-cell table:style-name="ce31" table:formula="of:=[.H154]/[.E154]" office:value-type="float" office:value="1.04628221377271" calcext:value-type="float">
            <text:p>1,0463</text:p>
          </table:table-cell>
          <table:table-cell table:style-name="ce33" table:formula="of:=[.L154]/[.P154]" office:value-type="float" office:value="0.997576779235637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Typeset2020-01-191847</text:p>
          </table:table-cell>
          <table:table-cell office:value-type="float" office:value="276" calcext:value-type="float">
            <text:p>276</text:p>
          </table:table-cell>
          <table:table-cell office:value-type="float" office:value="75519" calcext:value-type="float">
            <text:p>75519</text:p>
          </table:table-cell>
          <table:table-cell office:value-type="float" office:value="400761" calcext:value-type="float">
            <text:p>400761</text:p>
          </table:table-cell>
          <table:table-cell office:value-type="float" office:value="62184" calcext:value-type="float">
            <text:p>62184</text:p>
          </table:table-cell>
          <table:table-cell office:value-type="float" office:value="462945" calcext:value-type="float">
            <text:p>462945</text:p>
          </table:table-cell>
          <table:table-cell office:value-type="float" office:value="787465" calcext:value-type="float">
            <text:p>787465</text:p>
          </table:table-cell>
          <table:table-cell office:value-type="float" office:value="65030" calcext:value-type="float">
            <text:p>65030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55]+[.C155]" office:value-type="float" office:value="137703" calcext:value-type="float">
            <text:p>137703</text:p>
          </table:table-cell>
          <table:table-cell table:style-name="ce25" table:formula="of:=[.D155]+[.B155]" office:value-type="float" office:value="401037" calcext:value-type="float">
            <text:p>401037</text:p>
          </table:table-cell>
          <table:table-cell table:style-name="ce26" table:formula="of:=[.K155]/([.K155]+[.L155])" office:value-type="percentage" office:value="0.25560196012919" calcext:value-type="percentage">
            <text:p>25,56%</text:p>
          </table:table-cell>
          <table:table-cell table:style-name="ce26" table:formula="of:=[.L155]/([.K155]+[.L155])" office:value-type="percentage" office:value="0.74439803987081" calcext:value-type="percentage">
            <text:p>74,44%</text:p>
          </table:table-cell>
          <table:table-cell table:style-name="ce25" table:formula="of:=[.H155]+[.B155]" office:value-type="float" office:value="65306" calcext:value-type="float">
            <text:p>65306</text:p>
          </table:table-cell>
          <table:table-cell table:style-name="ce25" table:formula="of:=[.G155]+[.C155]" office:value-type="float" office:value="862984" calcext:value-type="float">
            <text:p>862984</text:p>
          </table:table-cell>
          <table:table-cell table:style-name="ce26" table:formula="of:=[.O155]/([.O155]+[.P155])" office:value-type="percentage" office:value="0.0703508601837788" calcext:value-type="percentage">
            <text:p>7,04%</text:p>
          </table:table-cell>
          <table:table-cell table:style-name="ce26" table:formula="of:=[.P155]/([.O155]+[.P155])" office:value-type="percentage" office:value="0.929649139816221" calcext:value-type="percentage">
            <text:p>92,96%</text:p>
          </table:table-cell>
          <table:table-cell table:style-name="ce31" table:formula="of:=[.H155]/[.E155]" office:value-type="float" office:value="1.04576739997427" calcext:value-type="float">
            <text:p>1,0458</text:p>
          </table:table-cell>
          <table:table-cell table:style-name="ce33" table:formula="of:=[.L155]/[.P155]" office:value-type="float" office:value="0.464709658579997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8785" calcext:value-type="float">
            <text:p>8785</text:p>
          </table:table-cell>
          <table:table-cell office:value-type="float" office:value="220598" calcext:value-type="float">
            <text:p>220598</text:p>
          </table:table-cell>
          <table:table-cell office:value-type="float" office:value="7457898" calcext:value-type="float">
            <text:p>7457898</text:p>
          </table:table-cell>
          <table:table-cell office:value-type="float" office:value="1354718" calcext:value-type="float">
            <text:p>1354718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7404137" calcext:value-type="float">
            <text:p>7404137</text:p>
          </table:table-cell>
          <table:table-cell office:value-type="float" office:value="1409726" calcext:value-type="float">
            <text:p>1409726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156]+[.C156]" office:value-type="float" office:value="1575316" calcext:value-type="float">
            <text:p>1575316</text:p>
          </table:table-cell>
          <table:table-cell table:style-name="ce25" table:formula="of:=[.D156]+[.B156]" office:value-type="float" office:value="7466683" calcext:value-type="float">
            <text:p>7466683</text:p>
          </table:table-cell>
          <table:table-cell table:style-name="ce26" table:formula="of:=[.K156]/([.K156]+[.L156])" office:value-type="percentage" office:value="0.174222094030313" calcext:value-type="percentage">
            <text:p>17,42%</text:p>
          </table:table-cell>
          <table:table-cell table:style-name="ce26" table:formula="of:=[.L156]/([.K156]+[.L156])" office:value-type="percentage" office:value="0.825777905969687" calcext:value-type="percentage">
            <text:p>82,58%</text:p>
          </table:table-cell>
          <table:table-cell table:style-name="ce25" table:formula="of:=[.H156]+[.B156]" office:value-type="float" office:value="1418511" calcext:value-type="float">
            <text:p>1418511</text:p>
          </table:table-cell>
          <table:table-cell table:style-name="ce25" table:formula="of:=[.G156]+[.C156]" office:value-type="float" office:value="7624735" calcext:value-type="float">
            <text:p>7624735</text:p>
          </table:table-cell>
          <table:table-cell table:style-name="ce26" table:formula="of:=[.O156]/([.O156]+[.P156])" office:value-type="percentage" office:value="0.156858610282193" calcext:value-type="percentage">
            <text:p>15,69%</text:p>
          </table:table-cell>
          <table:table-cell table:style-name="ce26" table:formula="of:=[.P156]/([.O156]+[.P156])" office:value-type="percentage" office:value="0.843141389717807" calcext:value-type="percentage">
            <text:p>84,31%</text:p>
          </table:table-cell>
          <table:table-cell table:style-name="ce31" table:formula="of:=[.H156]/[.E156]" office:value-type="float" office:value="1.04060476054795" calcext:value-type="float">
            <text:p>1,0406</text:p>
          </table:table-cell>
          <table:table-cell table:style-name="ce33" table:formula="of:=[.L156]/[.P156]" office:value-type="float" office:value="0.979271148439913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29" calcext:value-type="float">
            <text:p>29</text:p>
          </table:table-cell>
          <table:table-cell office:value-type="float" office:value="75427" calcext:value-type="float">
            <text:p>75427</text:p>
          </table:table-cell>
          <table:table-cell office:value-type="float" office:value="392657" calcext:value-type="float">
            <text:p>392657</text:p>
          </table:table-cell>
          <table:table-cell office:value-type="float" office:value="70288" calcext:value-type="float">
            <text:p>70288</text:p>
          </table:table-cell>
          <table:table-cell office:value-type="float" office:value="462945" calcext:value-type="float">
            <text:p>462945</text:p>
          </table:table-cell>
          <table:table-cell office:value-type="float" office:value="779387" calcext:value-type="float">
            <text:p>779387</text:p>
          </table:table-cell>
          <table:table-cell office:value-type="float" office:value="73108" calcext:value-type="float">
            <text:p>7310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57]+[.C157]" office:value-type="float" office:value="145715" calcext:value-type="float">
            <text:p>145715</text:p>
          </table:table-cell>
          <table:table-cell table:style-name="ce25" table:formula="of:=[.D157]+[.B157]" office:value-type="float" office:value="392686" calcext:value-type="float">
            <text:p>392686</text:p>
          </table:table-cell>
          <table:table-cell table:style-name="ce26" table:formula="of:=[.K157]/([.K157]+[.L157])" office:value-type="percentage" office:value="0.270643999546806" calcext:value-type="percentage">
            <text:p>27,06%</text:p>
          </table:table-cell>
          <table:table-cell table:style-name="ce26" table:formula="of:=[.L157]/([.K157]+[.L157])" office:value-type="percentage" office:value="0.729356000453194" calcext:value-type="percentage">
            <text:p>72,94%</text:p>
          </table:table-cell>
          <table:table-cell table:style-name="ce25" table:formula="of:=[.H157]+[.B157]" office:value-type="float" office:value="73137" calcext:value-type="float">
            <text:p>73137</text:p>
          </table:table-cell>
          <table:table-cell table:style-name="ce25" table:formula="of:=[.G157]+[.C157]" office:value-type="float" office:value="854814" calcext:value-type="float">
            <text:p>854814</text:p>
          </table:table-cell>
          <table:table-cell table:style-name="ce26" table:formula="of:=[.O157]/([.O157]+[.P157])" office:value-type="percentage" office:value="0.0788155840125179" calcext:value-type="percentage">
            <text:p>7,88%</text:p>
          </table:table-cell>
          <table:table-cell table:style-name="ce26" table:formula="of:=[.P157]/([.O157]+[.P157])" office:value-type="percentage" office:value="0.921184415987482" calcext:value-type="percentage">
            <text:p>92,12%</text:p>
          </table:table-cell>
          <table:table-cell table:style-name="ce31" table:formula="of:=[.H157]/[.E157]" office:value-type="float" office:value="1.04012064648304" calcext:value-type="float">
            <text:p>1,0401</text:p>
          </table:table-cell>
          <table:table-cell table:style-name="ce33" table:formula="of:=[.L157]/[.P157]" office:value-type="float" office:value="0.45938180703638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107" calcext:value-type="float">
            <text:p>107</text:p>
          </table:table-cell>
          <table:table-cell office:value-type="float" office:value="26467" calcext:value-type="float">
            <text:p>26467</text:p>
          </table:table-cell>
          <table:table-cell office:value-type="float" office:value="8644776" calcext:value-type="float">
            <text:p>8644776</text:p>
          </table:table-cell>
          <table:table-cell office:value-type="float" office:value="167840" calcext:value-type="float">
            <text:p>16784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8639491" calcext:value-type="float">
            <text:p>8639491</text:p>
          </table:table-cell>
          <table:table-cell office:value-type="float" office:value="174372" calcext:value-type="float">
            <text:p>174372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158]+[.C158]" office:value-type="float" office:value="194307" calcext:value-type="float">
            <text:p>194307</text:p>
          </table:table-cell>
          <table:table-cell table:style-name="ce25" table:formula="of:=[.D158]+[.B158]" office:value-type="float" office:value="8644883" calcext:value-type="float">
            <text:p>8644883</text:p>
          </table:table-cell>
          <table:table-cell table:style-name="ce26" table:formula="of:=[.K158]/([.K158]+[.L158])" office:value-type="percentage" office:value="0.021982444092728" calcext:value-type="percentage">
            <text:p>2,20%</text:p>
          </table:table-cell>
          <table:table-cell table:style-name="ce26" table:formula="of:=[.L158]/([.K158]+[.L158])" office:value-type="percentage" office:value="0.978017555907272" calcext:value-type="percentage">
            <text:p>97,80%</text:p>
          </table:table-cell>
          <table:table-cell table:style-name="ce25" table:formula="of:=[.H158]+[.B158]" office:value-type="float" office:value="174479" calcext:value-type="float">
            <text:p>174479</text:p>
          </table:table-cell>
          <table:table-cell table:style-name="ce25" table:formula="of:=[.G158]+[.C158]" office:value-type="float" office:value="8665958" calcext:value-type="float">
            <text:p>8665958</text:p>
          </table:table-cell>
          <table:table-cell table:style-name="ce26" table:formula="of:=[.O158]/([.O158]+[.P158])" office:value-type="percentage" office:value="0.0197364677786856" calcext:value-type="percentage">
            <text:p>1,97%</text:p>
          </table:table-cell>
          <table:table-cell table:style-name="ce26" table:formula="of:=[.P158]/([.O158]+[.P158])" office:value-type="percentage" office:value="0.980263532221314" calcext:value-type="percentage">
            <text:p>98,03%</text:p>
          </table:table-cell>
          <table:table-cell table:style-name="ce31" table:formula="of:=[.H158]/[.E158]" office:value-type="float" office:value="1.0389180171592" calcext:value-type="float">
            <text:p>1,0389</text:p>
          </table:table-cell>
          <table:table-cell table:style-name="ce33" table:formula="of:=[.L158]/[.P158]" office:value-type="float" office:value="0.997568070373754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Typeset2020-01-191847</text:p>
          </table:table-cell>
          <table:table-cell office:value-type="float" office:value="49" calcext:value-type="float">
            <text:p>49</text:p>
          </table:table-cell>
          <table:table-cell office:value-type="float" office:value="39494" calcext:value-type="float">
            <text:p>39494</text:p>
          </table:table-cell>
          <table:table-cell office:value-type="float" office:value="434472" calcext:value-type="float">
            <text:p>434472</text:p>
          </table:table-cell>
          <table:table-cell office:value-type="float" office:value="28473" calcext:value-type="float">
            <text:p>28473</text:p>
          </table:table-cell>
          <table:table-cell office:value-type="float" office:value="462945" calcext:value-type="float">
            <text:p>462945</text:p>
          </table:table-cell>
          <table:table-cell office:value-type="float" office:value="822914" calcext:value-type="float">
            <text:p>822914</text:p>
          </table:table-cell>
          <table:table-cell office:value-type="float" office:value="29581" calcext:value-type="float">
            <text:p>29581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59]+[.C159]" office:value-type="float" office:value="67967" calcext:value-type="float">
            <text:p>67967</text:p>
          </table:table-cell>
          <table:table-cell table:style-name="ce25" table:formula="of:=[.D159]+[.B159]" office:value-type="float" office:value="434521" calcext:value-type="float">
            <text:p>434521</text:p>
          </table:table-cell>
          <table:table-cell table:style-name="ce26" table:formula="of:=[.K159]/([.K159]+[.L159])" office:value-type="percentage" office:value="0.135260941554823" calcext:value-type="percentage">
            <text:p>13,53%</text:p>
          </table:table-cell>
          <table:table-cell table:style-name="ce26" table:formula="of:=[.L159]/([.K159]+[.L159])" office:value-type="percentage" office:value="0.864739058445177" calcext:value-type="percentage">
            <text:p>86,47%</text:p>
          </table:table-cell>
          <table:table-cell table:style-name="ce25" table:formula="of:=[.H159]+[.B159]" office:value-type="float" office:value="29630" calcext:value-type="float">
            <text:p>29630</text:p>
          </table:table-cell>
          <table:table-cell table:style-name="ce25" table:formula="of:=[.G159]+[.C159]" office:value-type="float" office:value="862408" calcext:value-type="float">
            <text:p>862408</text:p>
          </table:table-cell>
          <table:table-cell table:style-name="ce26" table:formula="of:=[.O159]/([.O159]+[.P159])" office:value-type="percentage" office:value="0.0332160737547055" calcext:value-type="percentage">
            <text:p>3,32%</text:p>
          </table:table-cell>
          <table:table-cell table:style-name="ce26" table:formula="of:=[.P159]/([.O159]+[.P159])" office:value-type="percentage" office:value="0.966783926245295" calcext:value-type="percentage">
            <text:p>96,68%</text:p>
          </table:table-cell>
          <table:table-cell table:style-name="ce31" table:formula="of:=[.H159]/[.E159]" office:value-type="float" office:value="1.03891405893302" calcext:value-type="float">
            <text:p>1,0389</text:p>
          </table:table-cell>
          <table:table-cell table:style-name="ce33" table:formula="of:=[.L159]/[.P159]" office:value-type="float" office:value="0.503846207363568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418" calcext:value-type="float">
            <text:p>418</text:p>
          </table:table-cell>
          <table:table-cell office:value-type="float" office:value="75779" calcext:value-type="float">
            <text:p>75779</text:p>
          </table:table-cell>
          <table:table-cell office:value-type="float" office:value="388216" calcext:value-type="float">
            <text:p>388216</text:p>
          </table:table-cell>
          <table:table-cell office:value-type="float" office:value="74729" calcext:value-type="float">
            <text:p>74729</text:p>
          </table:table-cell>
          <table:table-cell office:value-type="float" office:value="462945" calcext:value-type="float">
            <text:p>462945</text:p>
          </table:table-cell>
          <table:table-cell office:value-type="float" office:value="774950" calcext:value-type="float">
            <text:p>774950</text:p>
          </table:table-cell>
          <table:table-cell office:value-type="float" office:value="77545" calcext:value-type="float">
            <text:p>77545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60]+[.C160]" office:value-type="float" office:value="150508" calcext:value-type="float">
            <text:p>150508</text:p>
          </table:table-cell>
          <table:table-cell table:style-name="ce25" table:formula="of:=[.D160]+[.B160]" office:value-type="float" office:value="388634" calcext:value-type="float">
            <text:p>388634</text:p>
          </table:table-cell>
          <table:table-cell table:style-name="ce26" table:formula="of:=[.K160]/([.K160]+[.L160])" office:value-type="percentage" office:value="0.279162076039337" calcext:value-type="percentage">
            <text:p>27,92%</text:p>
          </table:table-cell>
          <table:table-cell table:style-name="ce26" table:formula="of:=[.L160]/([.K160]+[.L160])" office:value-type="percentage" office:value="0.720837923960663" calcext:value-type="percentage">
            <text:p>72,08%</text:p>
          </table:table-cell>
          <table:table-cell table:style-name="ce25" table:formula="of:=[.H160]+[.B160]" office:value-type="float" office:value="77963" calcext:value-type="float">
            <text:p>77963</text:p>
          </table:table-cell>
          <table:table-cell table:style-name="ce25" table:formula="of:=[.G160]+[.C160]" office:value-type="float" office:value="850729" calcext:value-type="float">
            <text:p>850729</text:p>
          </table:table-cell>
          <table:table-cell table:style-name="ce26" table:formula="of:=[.O160]/([.O160]+[.P160])" office:value-type="percentage" office:value="0.083949253358487" calcext:value-type="percentage">
            <text:p>8,39%</text:p>
          </table:table-cell>
          <table:table-cell table:style-name="ce26" table:formula="of:=[.P160]/([.O160]+[.P160])" office:value-type="percentage" office:value="0.916050746641513" calcext:value-type="percentage">
            <text:p>91,61%</text:p>
          </table:table-cell>
          <table:table-cell table:style-name="ce31" table:formula="of:=[.H160]/[.E160]" office:value-type="float" office:value="1.03768282728258" calcext:value-type="float">
            <text:p>1,0377</text:p>
          </table:table-cell>
          <table:table-cell table:style-name="ce33" table:formula="of:=[.L160]/[.P160]" office:value-type="float" office:value="0.456824676248253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402" calcext:value-type="float">
            <text:p>402</text:p>
          </table:table-cell>
          <table:table-cell office:value-type="float" office:value="75936" calcext:value-type="float">
            <text:p>75936</text:p>
          </table:table-cell>
          <table:table-cell office:value-type="float" office:value="386131" calcext:value-type="float">
            <text:p>386131</text:p>
          </table:table-cell>
          <table:table-cell office:value-type="float" office:value="76814" calcext:value-type="float">
            <text:p>76814</text:p>
          </table:table-cell>
          <table:table-cell office:value-type="float" office:value="462945" calcext:value-type="float">
            <text:p>462945</text:p>
          </table:table-cell>
          <table:table-cell office:value-type="float" office:value="772836" calcext:value-type="float">
            <text:p>772836</text:p>
          </table:table-cell>
          <table:table-cell office:value-type="float" office:value="79659" calcext:value-type="float">
            <text:p>79659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61]+[.C161]" office:value-type="float" office:value="152750" calcext:value-type="float">
            <text:p>152750</text:p>
          </table:table-cell>
          <table:table-cell table:style-name="ce25" table:formula="of:=[.D161]+[.B161]" office:value-type="float" office:value="386533" calcext:value-type="float">
            <text:p>386533</text:p>
          </table:table-cell>
          <table:table-cell table:style-name="ce26" table:formula="of:=[.K161]/([.K161]+[.L161])" office:value-type="percentage" office:value="0.283246458723898" calcext:value-type="percentage">
            <text:p>28,32%</text:p>
          </table:table-cell>
          <table:table-cell table:style-name="ce26" table:formula="of:=[.L161]/([.K161]+[.L161])" office:value-type="percentage" office:value="0.716753541276102" calcext:value-type="percentage">
            <text:p>71,68%</text:p>
          </table:table-cell>
          <table:table-cell table:style-name="ce25" table:formula="of:=[.H161]+[.B161]" office:value-type="float" office:value="80061" calcext:value-type="float">
            <text:p>80061</text:p>
          </table:table-cell>
          <table:table-cell table:style-name="ce25" table:formula="of:=[.G161]+[.C161]" office:value-type="float" office:value="848772" calcext:value-type="float">
            <text:p>848772</text:p>
          </table:table-cell>
          <table:table-cell table:style-name="ce26" table:formula="of:=[.O161]/([.O161]+[.P161])" office:value-type="percentage" office:value="0.0861952579204227" calcext:value-type="percentage">
            <text:p>8,62%</text:p>
          </table:table-cell>
          <table:table-cell table:style-name="ce26" table:formula="of:=[.P161]/([.O161]+[.P161])" office:value-type="percentage" office:value="0.913804742079577" calcext:value-type="percentage">
            <text:p>91,38%</text:p>
          </table:table-cell>
          <table:table-cell table:style-name="ce31" table:formula="of:=[.H161]/[.E161]" office:value-type="float" office:value="1.03703751920223" calcext:value-type="float">
            <text:p>1,0370</text:p>
          </table:table-cell>
          <table:table-cell table:style-name="ce33" table:formula="of:=[.L161]/[.P161]" office:value-type="float" office:value="0.455402628738931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7242" calcext:value-type="float">
            <text:p>7242</text:p>
          </table:table-cell>
          <table:table-cell office:value-type="float" office:value="219397" calcext:value-type="float">
            <text:p>219397</text:p>
          </table:table-cell>
          <table:table-cell office:value-type="float" office:value="7333409" calcext:value-type="float">
            <text:p>7333409</text:p>
          </table:table-cell>
          <table:table-cell office:value-type="float" office:value="1479207" calcext:value-type="float">
            <text:p>1479207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7279992" calcext:value-type="float">
            <text:p>7279992</text:p>
          </table:table-cell>
          <table:table-cell office:value-type="float" office:value="1533871" calcext:value-type="float">
            <text:p>1533871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162]+[.C162]" office:value-type="float" office:value="1698604" calcext:value-type="float">
            <text:p>1698604</text:p>
          </table:table-cell>
          <table:table-cell table:style-name="ce25" table:formula="of:=[.D162]+[.B162]" office:value-type="float" office:value="7340651" calcext:value-type="float">
            <text:p>7340651</text:p>
          </table:table-cell>
          <table:table-cell table:style-name="ce26" table:formula="of:=[.K162]/([.K162]+[.L162])" office:value-type="percentage" office:value="0.187914158854906" calcext:value-type="percentage">
            <text:p>18,79%</text:p>
          </table:table-cell>
          <table:table-cell table:style-name="ce26" table:formula="of:=[.L162]/([.K162]+[.L162])" office:value-type="percentage" office:value="0.812085841145094" calcext:value-type="percentage">
            <text:p>81,21%</text:p>
          </table:table-cell>
          <table:table-cell table:style-name="ce25" table:formula="of:=[.H162]+[.B162]" office:value-type="float" office:value="1541113" calcext:value-type="float">
            <text:p>1541113</text:p>
          </table:table-cell>
          <table:table-cell table:style-name="ce25" table:formula="of:=[.G162]+[.C162]" office:value-type="float" office:value="7499389" calcext:value-type="float">
            <text:p>7499389</text:p>
          </table:table-cell>
          <table:table-cell table:style-name="ce26" table:formula="of:=[.O162]/([.O162]+[.P162])" office:value-type="percentage" office:value="0.170467635536168" calcext:value-type="percentage">
            <text:p>17,05%</text:p>
          </table:table-cell>
          <table:table-cell table:style-name="ce26" table:formula="of:=[.P162]/([.O162]+[.P162])" office:value-type="percentage" office:value="0.829532364463832" calcext:value-type="percentage">
            <text:p>82,95%</text:p>
          </table:table-cell>
          <table:table-cell table:style-name="ce31" table:formula="of:=[.H162]/[.E162]" office:value-type="float" office:value="1.03695493598935" calcext:value-type="float">
            <text:p>1,0370</text:p>
          </table:table-cell>
          <table:table-cell table:style-name="ce33" table:formula="of:=[.L162]/[.P162]" office:value-type="float" office:value="0.978833208945422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9" calcext:value-type="float">
            <text:p>9</text:p>
          </table:table-cell>
          <table:table-cell office:value-type="float" office:value="39486" calcext:value-type="float">
            <text:p>39486</text:p>
          </table:table-cell>
          <table:table-cell office:value-type="float" office:value="432942" calcext:value-type="float">
            <text:p>432942</text:p>
          </table:table-cell>
          <table:table-cell office:value-type="float" office:value="30003" calcext:value-type="float">
            <text:p>30003</text:p>
          </table:table-cell>
          <table:table-cell office:value-type="float" office:value="462945" calcext:value-type="float">
            <text:p>462945</text:p>
          </table:table-cell>
          <table:table-cell office:value-type="float" office:value="821390" calcext:value-type="float">
            <text:p>821390</text:p>
          </table:table-cell>
          <table:table-cell office:value-type="float" office:value="31105" calcext:value-type="float">
            <text:p>31105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63]+[.C163]" office:value-type="float" office:value="69489" calcext:value-type="float">
            <text:p>69489</text:p>
          </table:table-cell>
          <table:table-cell table:style-name="ce25" table:formula="of:=[.D163]+[.B163]" office:value-type="float" office:value="432951" calcext:value-type="float">
            <text:p>432951</text:p>
          </table:table-cell>
          <table:table-cell table:style-name="ce26" table:formula="of:=[.K163]/([.K163]+[.L163])" office:value-type="percentage" office:value="0.138303080964891" calcext:value-type="percentage">
            <text:p>13,83%</text:p>
          </table:table-cell>
          <table:table-cell table:style-name="ce26" table:formula="of:=[.L163]/([.K163]+[.L163])" office:value-type="percentage" office:value="0.861696919035109" calcext:value-type="percentage">
            <text:p>86,17%</text:p>
          </table:table-cell>
          <table:table-cell table:style-name="ce25" table:formula="of:=[.H163]+[.B163]" office:value-type="float" office:value="31114" calcext:value-type="float">
            <text:p>31114</text:p>
          </table:table-cell>
          <table:table-cell table:style-name="ce25" table:formula="of:=[.G163]+[.C163]" office:value-type="float" office:value="860876" calcext:value-type="float">
            <text:p>860876</text:p>
          </table:table-cell>
          <table:table-cell table:style-name="ce26" table:formula="of:=[.O163]/([.O163]+[.P163])" office:value-type="percentage" office:value="0.0348815569681274" calcext:value-type="percentage">
            <text:p>3,49%</text:p>
          </table:table-cell>
          <table:table-cell table:style-name="ce26" table:formula="of:=[.P163]/([.O163]+[.P163])" office:value-type="percentage" office:value="0.965118443031873" calcext:value-type="percentage">
            <text:p>96,51%</text:p>
          </table:table-cell>
          <table:table-cell table:style-name="ce31" table:formula="of:=[.H163]/[.E163]" office:value-type="float" office:value="1.0367296603673" calcext:value-type="float">
            <text:p>1,0367</text:p>
          </table:table-cell>
          <table:table-cell table:style-name="ce33" table:formula="of:=[.L163]/[.P163]" office:value-type="float" office:value="0.50291911959446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82" calcext:value-type="float">
            <text:p>82</text:p>
          </table:table-cell>
          <table:table-cell office:value-type="float" office:value="75554" calcext:value-type="float">
            <text:p>75554</text:p>
          </table:table-cell>
          <table:table-cell office:value-type="float" office:value="383995" calcext:value-type="float">
            <text:p>383995</text:p>
          </table:table-cell>
          <table:table-cell office:value-type="float" office:value="78950" calcext:value-type="float">
            <text:p>78950</text:p>
          </table:table-cell>
          <table:table-cell office:value-type="float" office:value="462945" calcext:value-type="float">
            <text:p>462945</text:p>
          </table:table-cell>
          <table:table-cell office:value-type="float" office:value="770728" calcext:value-type="float">
            <text:p>770728</text:p>
          </table:table-cell>
          <table:table-cell office:value-type="float" office:value="81767" calcext:value-type="float">
            <text:p>81767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64]+[.C164]" office:value-type="float" office:value="154504" calcext:value-type="float">
            <text:p>154504</text:p>
          </table:table-cell>
          <table:table-cell table:style-name="ce25" table:formula="of:=[.D164]+[.B164]" office:value-type="float" office:value="384077" calcext:value-type="float">
            <text:p>384077</text:p>
          </table:table-cell>
          <table:table-cell table:style-name="ce26" table:formula="of:=[.K164]/([.K164]+[.L164])" office:value-type="percentage" office:value="0.286872355318884" calcext:value-type="percentage">
            <text:p>28,69%</text:p>
          </table:table-cell>
          <table:table-cell table:style-name="ce26" table:formula="of:=[.L164]/([.K164]+[.L164])" office:value-type="percentage" office:value="0.713127644681116" calcext:value-type="percentage">
            <text:p>71,31%</text:p>
          </table:table-cell>
          <table:table-cell table:style-name="ce25" table:formula="of:=[.H164]+[.B164]" office:value-type="float" office:value="81849" calcext:value-type="float">
            <text:p>81849</text:p>
          </table:table-cell>
          <table:table-cell table:style-name="ce25" table:formula="of:=[.G164]+[.C164]" office:value-type="float" office:value="846282" calcext:value-type="float">
            <text:p>846282</text:p>
          </table:table-cell>
          <table:table-cell table:style-name="ce26" table:formula="of:=[.O164]/([.O164]+[.P164])" office:value-type="percentage" office:value="0.0881869046503134" calcext:value-type="percentage">
            <text:p>8,82%</text:p>
          </table:table-cell>
          <table:table-cell table:style-name="ce26" table:formula="of:=[.P164]/([.O164]+[.P164])" office:value-type="percentage" office:value="0.911813095349686" calcext:value-type="percentage">
            <text:p>91,18%</text:p>
          </table:table-cell>
          <table:table-cell table:style-name="ce31" table:formula="of:=[.H164]/[.E164]" office:value-type="float" office:value="1.03568081063965" calcext:value-type="float">
            <text:p>1,0357</text:p>
          </table:table-cell>
          <table:table-cell table:style-name="ce33" table:formula="of:=[.L164]/[.P164]" office:value-type="float" office:value="0.453840445619782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42" calcext:value-type="float">
            <text:p>42</text:p>
          </table:table-cell>
          <table:table-cell office:value-type="float" office:value="75727" calcext:value-type="float">
            <text:p>75727</text:p>
          </table:table-cell>
          <table:table-cell office:value-type="float" office:value="382175" calcext:value-type="float">
            <text:p>382175</text:p>
          </table:table-cell>
          <table:table-cell office:value-type="float" office:value="80770" calcext:value-type="float">
            <text:p>80770</text:p>
          </table:table-cell>
          <table:table-cell office:value-type="float" office:value="462945" calcext:value-type="float">
            <text:p>462945</text:p>
          </table:table-cell>
          <table:table-cell office:value-type="float" office:value="768917" calcext:value-type="float">
            <text:p>768917</text:p>
          </table:table-cell>
          <table:table-cell office:value-type="float" office:value="83578" calcext:value-type="float">
            <text:p>8357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65]+[.C165]" office:value-type="float" office:value="156497" calcext:value-type="float">
            <text:p>156497</text:p>
          </table:table-cell>
          <table:table-cell table:style-name="ce25" table:formula="of:=[.D165]+[.B165]" office:value-type="float" office:value="382217" calcext:value-type="float">
            <text:p>382217</text:p>
          </table:table-cell>
          <table:table-cell table:style-name="ce26" table:formula="of:=[.K165]/([.K165]+[.L165])" office:value-type="percentage" office:value="0.290501082206885" calcext:value-type="percentage">
            <text:p>29,05%</text:p>
          </table:table-cell>
          <table:table-cell table:style-name="ce26" table:formula="of:=[.L165]/([.K165]+[.L165])" office:value-type="percentage" office:value="0.709498917793115" calcext:value-type="percentage">
            <text:p>70,95%</text:p>
          </table:table-cell>
          <table:table-cell table:style-name="ce25" table:formula="of:=[.H165]+[.B165]" office:value-type="float" office:value="83620" calcext:value-type="float">
            <text:p>83620</text:p>
          </table:table-cell>
          <table:table-cell table:style-name="ce25" table:formula="of:=[.G165]+[.C165]" office:value-type="float" office:value="844644" calcext:value-type="float">
            <text:p>844644</text:p>
          </table:table-cell>
          <table:table-cell table:style-name="ce26" table:formula="of:=[.O165]/([.O165]+[.P165])" office:value-type="percentage" office:value="0.0900821318073307" calcext:value-type="percentage">
            <text:p>9,01%</text:p>
          </table:table-cell>
          <table:table-cell table:style-name="ce26" table:formula="of:=[.P165]/([.O165]+[.P165])" office:value-type="percentage" office:value="0.909917868192669" calcext:value-type="percentage">
            <text:p>90,99%</text:p>
          </table:table-cell>
          <table:table-cell table:style-name="ce31" table:formula="of:=[.H165]/[.E165]" office:value-type="float" office:value="1.03476538318683" calcext:value-type="float">
            <text:p>1,0348</text:p>
          </table:table-cell>
          <table:table-cell table:style-name="ce33" table:formula="of:=[.L165]/[.P165]" office:value-type="float" office:value="0.452518457480311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68" calcext:value-type="float">
            <text:p>68</text:p>
          </table:table-cell>
          <table:table-cell office:value-type="float" office:value="39624" calcext:value-type="float">
            <text:p>39624</text:p>
          </table:table-cell>
          <table:table-cell office:value-type="float" office:value="427377" calcext:value-type="float">
            <text:p>427377</text:p>
          </table:table-cell>
          <table:table-cell office:value-type="float" office:value="35568" calcext:value-type="float">
            <text:p>35568</text:p>
          </table:table-cell>
          <table:table-cell office:value-type="float" office:value="462945" calcext:value-type="float">
            <text:p>462945</text:p>
          </table:table-cell>
          <table:table-cell office:value-type="float" office:value="815830" calcext:value-type="float">
            <text:p>815830</text:p>
          </table:table-cell>
          <table:table-cell office:value-type="float" office:value="36665" calcext:value-type="float">
            <text:p>36665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66]+[.C166]" office:value-type="float" office:value="75192" calcext:value-type="float">
            <text:p>75192</text:p>
          </table:table-cell>
          <table:table-cell table:style-name="ce25" table:formula="of:=[.D166]+[.B166]" office:value-type="float" office:value="427445" calcext:value-type="float">
            <text:p>427445</text:p>
          </table:table-cell>
          <table:table-cell table:style-name="ce26" table:formula="of:=[.K166]/([.K166]+[.L166])" office:value-type="percentage" office:value="0.149595035781289" calcext:value-type="percentage">
            <text:p>14,96%</text:p>
          </table:table-cell>
          <table:table-cell table:style-name="ce26" table:formula="of:=[.L166]/([.K166]+[.L166])" office:value-type="percentage" office:value="0.85040496421871" calcext:value-type="percentage">
            <text:p>85,04%</text:p>
          </table:table-cell>
          <table:table-cell table:style-name="ce25" table:formula="of:=[.H166]+[.B166]" office:value-type="float" office:value="36733" calcext:value-type="float">
            <text:p>36733</text:p>
          </table:table-cell>
          <table:table-cell table:style-name="ce25" table:formula="of:=[.G166]+[.C166]" office:value-type="float" office:value="855454" calcext:value-type="float">
            <text:p>855454</text:p>
          </table:table-cell>
          <table:table-cell table:style-name="ce26" table:formula="of:=[.O166]/([.O166]+[.P166])" office:value-type="percentage" office:value="0.0411718619527072" calcext:value-type="percentage">
            <text:p>4,12%</text:p>
          </table:table-cell>
          <table:table-cell table:style-name="ce26" table:formula="of:=[.P166]/([.O166]+[.P166])" office:value-type="percentage" office:value="0.958828138047293" calcext:value-type="percentage">
            <text:p>95,88%</text:p>
          </table:table-cell>
          <table:table-cell table:style-name="ce31" table:formula="of:=[.H166]/[.E166]" office:value-type="float" office:value="1.03084233018444" calcext:value-type="float">
            <text:p>1,0308</text:p>
          </table:table-cell>
          <table:table-cell table:style-name="ce33" table:formula="of:=[.L166]/[.P166]" office:value-type="float" office:value="0.499670350480564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70" calcext:value-type="float">
            <text:p>70</text:p>
          </table:table-cell>
          <table:table-cell office:value-type="float" office:value="39692" calcext:value-type="float">
            <text:p>39692</text:p>
          </table:table-cell>
          <table:table-cell office:value-type="float" office:value="427134" calcext:value-type="float">
            <text:p>427134</text:p>
          </table:table-cell>
          <table:table-cell office:value-type="float" office:value="35811" calcext:value-type="float">
            <text:p>35811</text:p>
          </table:table-cell>
          <table:table-cell office:value-type="float" office:value="462945" calcext:value-type="float">
            <text:p>462945</text:p>
          </table:table-cell>
          <table:table-cell office:value-type="float" office:value="815587" calcext:value-type="float">
            <text:p>815587</text:p>
          </table:table-cell>
          <table:table-cell office:value-type="float" office:value="36908" calcext:value-type="float">
            <text:p>3690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67]+[.C167]" office:value-type="float" office:value="75503" calcext:value-type="float">
            <text:p>75503</text:p>
          </table:table-cell>
          <table:table-cell table:style-name="ce25" table:formula="of:=[.D167]+[.B167]" office:value-type="float" office:value="427204" calcext:value-type="float">
            <text:p>427204</text:p>
          </table:table-cell>
          <table:table-cell table:style-name="ce26" table:formula="of:=[.K167]/([.K167]+[.L167])" office:value-type="percentage" office:value="0.150192855878275" calcext:value-type="percentage">
            <text:p>15,02%</text:p>
          </table:table-cell>
          <table:table-cell table:style-name="ce26" table:formula="of:=[.L167]/([.K167]+[.L167])" office:value-type="percentage" office:value="0.849807144121725" calcext:value-type="percentage">
            <text:p>84,98%</text:p>
          </table:table-cell>
          <table:table-cell table:style-name="ce25" table:formula="of:=[.H167]+[.B167]" office:value-type="float" office:value="36978" calcext:value-type="float">
            <text:p>36978</text:p>
          </table:table-cell>
          <table:table-cell table:style-name="ce25" table:formula="of:=[.G167]+[.C167]" office:value-type="float" office:value="855279" calcext:value-type="float">
            <text:p>855279</text:p>
          </table:table-cell>
          <table:table-cell table:style-name="ce26" table:formula="of:=[.O167]/([.O167]+[.P167])" office:value-type="percentage" office:value="0.0414432164723841" calcext:value-type="percentage">
            <text:p>4,14%</text:p>
          </table:table-cell>
          <table:table-cell table:style-name="ce26" table:formula="of:=[.P167]/([.O167]+[.P167])" office:value-type="percentage" office:value="0.958556783527616" calcext:value-type="percentage">
            <text:p>95,86%</text:p>
          </table:table-cell>
          <table:table-cell table:style-name="ce31" table:formula="of:=[.H167]/[.E167]" office:value-type="float" office:value="1.03063304571221" calcext:value-type="float">
            <text:p>1,0306</text:p>
          </table:table-cell>
          <table:table-cell table:style-name="ce33" table:formula="of:=[.L167]/[.P167]" office:value-type="float" office:value="0.499490809431776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5" calcext:value-type="float">
            <text:p>5</text:p>
          </table:table-cell>
          <table:table-cell office:value-type="float" office:value="39588" calcext:value-type="float">
            <text:p>39588</text:p>
          </table:table-cell>
          <table:table-cell office:value-type="float" office:value="425566" calcext:value-type="float">
            <text:p>425566</text:p>
          </table:table-cell>
          <table:table-cell office:value-type="float" office:value="37379" calcext:value-type="float">
            <text:p>37379</text:p>
          </table:table-cell>
          <table:table-cell office:value-type="float" office:value="462945" calcext:value-type="float">
            <text:p>462945</text:p>
          </table:table-cell>
          <table:table-cell office:value-type="float" office:value="814022" calcext:value-type="float">
            <text:p>814022</text:p>
          </table:table-cell>
          <table:table-cell office:value-type="float" office:value="38473" calcext:value-type="float">
            <text:p>38473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68]+[.C168]" office:value-type="float" office:value="76967" calcext:value-type="float">
            <text:p>76967</text:p>
          </table:table-cell>
          <table:table-cell table:style-name="ce25" table:formula="of:=[.D168]+[.B168]" office:value-type="float" office:value="425571" calcext:value-type="float">
            <text:p>425571</text:p>
          </table:table-cell>
          <table:table-cell table:style-name="ce26" table:formula="of:=[.K168]/([.K168]+[.L168])" office:value-type="percentage" office:value="0.153156577214061" calcext:value-type="percentage">
            <text:p>15,32%</text:p>
          </table:table-cell>
          <table:table-cell table:style-name="ce26" table:formula="of:=[.L168]/([.K168]+[.L168])" office:value-type="percentage" office:value="0.846843422785939" calcext:value-type="percentage">
            <text:p>84,68%</text:p>
          </table:table-cell>
          <table:table-cell table:style-name="ce25" table:formula="of:=[.H168]+[.B168]" office:value-type="float" office:value="38478" calcext:value-type="float">
            <text:p>38478</text:p>
          </table:table-cell>
          <table:table-cell table:style-name="ce25" table:formula="of:=[.G168]+[.C168]" office:value-type="float" office:value="853610" calcext:value-type="float">
            <text:p>853610</text:p>
          </table:table-cell>
          <table:table-cell table:style-name="ce26" table:formula="of:=[.O168]/([.O168]+[.P168])" office:value-type="percentage" office:value="0.0431325160746474" calcext:value-type="percentage">
            <text:p>4,31%</text:p>
          </table:table-cell>
          <table:table-cell table:style-name="ce26" table:formula="of:=[.P168]/([.O168]+[.P168])" office:value-type="percentage" office:value="0.956867483925353" calcext:value-type="percentage">
            <text:p>95,69%</text:p>
          </table:table-cell>
          <table:table-cell table:style-name="ce31" table:formula="of:=[.H168]/[.E168]" office:value-type="float" office:value="1.02926777067337" calcext:value-type="float">
            <text:p>1,0293</text:p>
          </table:table-cell>
          <table:table-cell table:style-name="ce33" table:formula="of:=[.L168]/[.P168]" office:value-type="float" office:value="0.498554374948747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11" calcext:value-type="float">
            <text:p>11</text:p>
          </table:table-cell>
          <table:table-cell office:value-type="float" office:value="39656" calcext:value-type="float">
            <text:p>39656</text:p>
          </table:table-cell>
          <table:table-cell office:value-type="float" office:value="425615" calcext:value-type="float">
            <text:p>425615</text:p>
          </table:table-cell>
          <table:table-cell office:value-type="float" office:value="37330" calcext:value-type="float">
            <text:p>37330</text:p>
          </table:table-cell>
          <table:table-cell office:value-type="float" office:value="462945" calcext:value-type="float">
            <text:p>462945</text:p>
          </table:table-cell>
          <table:table-cell office:value-type="float" office:value="814074" calcext:value-type="float">
            <text:p>814074</text:p>
          </table:table-cell>
          <table:table-cell office:value-type="float" office:value="38421" calcext:value-type="float">
            <text:p>38421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69]+[.C169]" office:value-type="float" office:value="76986" calcext:value-type="float">
            <text:p>76986</text:p>
          </table:table-cell>
          <table:table-cell table:style-name="ce25" table:formula="of:=[.D169]+[.B169]" office:value-type="float" office:value="425626" calcext:value-type="float">
            <text:p>425626</text:p>
          </table:table-cell>
          <table:table-cell table:style-name="ce26" table:formula="of:=[.K169]/([.K169]+[.L169])" office:value-type="percentage" office:value="0.153171830358209" calcext:value-type="percentage">
            <text:p>15,32%</text:p>
          </table:table-cell>
          <table:table-cell table:style-name="ce26" table:formula="of:=[.L169]/([.K169]+[.L169])" office:value-type="percentage" office:value="0.846828169641791" calcext:value-type="percentage">
            <text:p>84,68%</text:p>
          </table:table-cell>
          <table:table-cell table:style-name="ce25" table:formula="of:=[.H169]+[.B169]" office:value-type="float" office:value="38432" calcext:value-type="float">
            <text:p>38432</text:p>
          </table:table-cell>
          <table:table-cell table:style-name="ce25" table:formula="of:=[.G169]+[.C169]" office:value-type="float" office:value="853730" calcext:value-type="float">
            <text:p>853730</text:p>
          </table:table-cell>
          <table:table-cell table:style-name="ce26" table:formula="of:=[.O169]/([.O169]+[.P169])" office:value-type="percentage" office:value="0.0430773783236677" calcext:value-type="percentage">
            <text:p>4,31%</text:p>
          </table:table-cell>
          <table:table-cell table:style-name="ce26" table:formula="of:=[.P169]/([.O169]+[.P169])" office:value-type="percentage" office:value="0.956922621676332" calcext:value-type="percentage">
            <text:p>95,69%</text:p>
          </table:table-cell>
          <table:table-cell table:style-name="ce31" table:formula="of:=[.H169]/[.E169]" office:value-type="float" office:value="1.02922582373426" calcext:value-type="float">
            <text:p>1,0292</text:p>
          </table:table-cell>
          <table:table-cell table:style-name="ce33" table:formula="of:=[.L169]/[.P169]" office:value-type="float" office:value="0.498548721492744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19552" calcext:value-type="float">
            <text:p>19552</text:p>
          </table:table-cell>
          <table:table-cell office:value-type="float" office:value="430627" calcext:value-type="float">
            <text:p>430627</text:p>
          </table:table-cell>
          <table:table-cell office:value-type="float" office:value="32318" calcext:value-type="float">
            <text:p>32318</text:p>
          </table:table-cell>
          <table:table-cell office:value-type="float" office:value="462945" calcext:value-type="float">
            <text:p>462945</text:p>
          </table:table-cell>
          <table:table-cell office:value-type="float" office:value="819409" calcext:value-type="float">
            <text:p>819409</text:p>
          </table:table-cell>
          <table:table-cell office:value-type="float" office:value="33086" calcext:value-type="float">
            <text:p>3308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70]+[.C170]" office:value-type="float" office:value="51870" calcext:value-type="float">
            <text:p>51870</text:p>
          </table:table-cell>
          <table:table-cell table:style-name="ce25" table:formula="of:=[.D170]+[.B170]" office:value-type="float" office:value="430627" calcext:value-type="float">
            <text:p>430627</text:p>
          </table:table-cell>
          <table:table-cell table:style-name="ce26" table:formula="of:=[.K170]/([.K170]+[.L170])" office:value-type="percentage" office:value="0.107503259087621" calcext:value-type="percentage">
            <text:p>10,75%</text:p>
          </table:table-cell>
          <table:table-cell table:style-name="ce26" table:formula="of:=[.L170]/([.K170]+[.L170])" office:value-type="percentage" office:value="0.892496740912379" calcext:value-type="percentage">
            <text:p>89,25%</text:p>
          </table:table-cell>
          <table:table-cell table:style-name="ce25" table:formula="of:=[.H170]+[.B170]" office:value-type="float" office:value="33086" calcext:value-type="float">
            <text:p>33086</text:p>
          </table:table-cell>
          <table:table-cell table:style-name="ce25" table:formula="of:=[.G170]+[.C170]" office:value-type="float" office:value="838961" calcext:value-type="float">
            <text:p>838961</text:p>
          </table:table-cell>
          <table:table-cell table:style-name="ce26" table:formula="of:=[.O170]/([.O170]+[.P170])" office:value-type="percentage" office:value="0.0379406155860865" calcext:value-type="percentage">
            <text:p>3,79%</text:p>
          </table:table-cell>
          <table:table-cell table:style-name="ce26" table:formula="of:=[.P170]/([.O170]+[.P170])" office:value-type="percentage" office:value="0.962059384413914" calcext:value-type="percentage">
            <text:p>96,21%</text:p>
          </table:table-cell>
          <table:table-cell table:style-name="ce31" table:formula="of:=[.H170]/[.E170]" office:value-type="float" office:value="1.0237638467727" calcext:value-type="float">
            <text:p>1,0238</text:p>
          </table:table-cell>
          <table:table-cell table:style-name="ce33" table:formula="of:=[.L170]/[.P170]" office:value-type="float" office:value="0.513286076468394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19552" calcext:value-type="float">
            <text:p>19552</text:p>
          </table:table-cell>
          <table:table-cell office:value-type="float" office:value="430627" calcext:value-type="float">
            <text:p>430627</text:p>
          </table:table-cell>
          <table:table-cell office:value-type="float" office:value="32318" calcext:value-type="float">
            <text:p>32318</text:p>
          </table:table-cell>
          <table:table-cell office:value-type="float" office:value="462945" calcext:value-type="float">
            <text:p>462945</text:p>
          </table:table-cell>
          <table:table-cell office:value-type="float" office:value="819409" calcext:value-type="float">
            <text:p>819409</text:p>
          </table:table-cell>
          <table:table-cell office:value-type="float" office:value="33086" calcext:value-type="float">
            <text:p>3308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71]+[.C171]" office:value-type="float" office:value="51870" calcext:value-type="float">
            <text:p>51870</text:p>
          </table:table-cell>
          <table:table-cell table:style-name="ce25" table:formula="of:=[.D171]+[.B171]" office:value-type="float" office:value="430627" calcext:value-type="float">
            <text:p>430627</text:p>
          </table:table-cell>
          <table:table-cell table:style-name="ce26" table:formula="of:=[.K171]/([.K171]+[.L171])" office:value-type="percentage" office:value="0.107503259087621" calcext:value-type="percentage">
            <text:p>10,75%</text:p>
          </table:table-cell>
          <table:table-cell table:style-name="ce26" table:formula="of:=[.L171]/([.K171]+[.L171])" office:value-type="percentage" office:value="0.892496740912379" calcext:value-type="percentage">
            <text:p>89,25%</text:p>
          </table:table-cell>
          <table:table-cell table:style-name="ce25" table:formula="of:=[.H171]+[.B171]" office:value-type="float" office:value="33086" calcext:value-type="float">
            <text:p>33086</text:p>
          </table:table-cell>
          <table:table-cell table:style-name="ce25" table:formula="of:=[.G171]+[.C171]" office:value-type="float" office:value="838961" calcext:value-type="float">
            <text:p>838961</text:p>
          </table:table-cell>
          <table:table-cell table:style-name="ce26" table:formula="of:=[.O171]/([.O171]+[.P171])" office:value-type="percentage" office:value="0.0379406155860865" calcext:value-type="percentage">
            <text:p>3,79%</text:p>
          </table:table-cell>
          <table:table-cell table:style-name="ce26" table:formula="of:=[.P171]/([.O171]+[.P171])" office:value-type="percentage" office:value="0.962059384413914" calcext:value-type="percentage">
            <text:p>96,21%</text:p>
          </table:table-cell>
          <table:table-cell table:style-name="ce31" table:formula="of:=[.H171]/[.E171]" office:value-type="float" office:value="1.0237638467727" calcext:value-type="float">
            <text:p>1,0238</text:p>
          </table:table-cell>
          <table:table-cell table:style-name="ce33" table:formula="of:=[.L171]/[.P171]" office:value-type="float" office:value="0.513286076468394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19252" calcext:value-type="float">
            <text:p>19252</text:p>
          </table:table-cell>
          <table:table-cell office:value-type="float" office:value="429223" calcext:value-type="float">
            <text:p>429223</text:p>
          </table:table-cell>
          <table:table-cell office:value-type="float" office:value="33722" calcext:value-type="float">
            <text:p>33722</text:p>
          </table:table-cell>
          <table:table-cell office:value-type="float" office:value="462945" calcext:value-type="float">
            <text:p>462945</text:p>
          </table:table-cell>
          <table:table-cell office:value-type="float" office:value="817999" calcext:value-type="float">
            <text:p>817999</text:p>
          </table:table-cell>
          <table:table-cell office:value-type="float" office:value="34496" calcext:value-type="float">
            <text:p>3449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72]+[.C172]" office:value-type="float" office:value="52974" calcext:value-type="float">
            <text:p>52974</text:p>
          </table:table-cell>
          <table:table-cell table:style-name="ce25" table:formula="of:=[.D172]+[.B172]" office:value-type="float" office:value="429223" calcext:value-type="float">
            <text:p>429223</text:p>
          </table:table-cell>
          <table:table-cell table:style-name="ce26" table:formula="of:=[.K172]/([.K172]+[.L172])" office:value-type="percentage" office:value="0.109859663166714" calcext:value-type="percentage">
            <text:p>10,99%</text:p>
          </table:table-cell>
          <table:table-cell table:style-name="ce26" table:formula="of:=[.L172]/([.K172]+[.L172])" office:value-type="percentage" office:value="0.890140336833286" calcext:value-type="percentage">
            <text:p>89,01%</text:p>
          </table:table-cell>
          <table:table-cell table:style-name="ce25" table:formula="of:=[.H172]+[.B172]" office:value-type="float" office:value="34496" calcext:value-type="float">
            <text:p>34496</text:p>
          </table:table-cell>
          <table:table-cell table:style-name="ce25" table:formula="of:=[.G172]+[.C172]" office:value-type="float" office:value="837251" calcext:value-type="float">
            <text:p>837251</text:p>
          </table:table-cell>
          <table:table-cell table:style-name="ce26" table:formula="of:=[.O172]/([.O172]+[.P172])" office:value-type="percentage" office:value="0.039571114096177" calcext:value-type="percentage">
            <text:p>3,96%</text:p>
          </table:table-cell>
          <table:table-cell table:style-name="ce26" table:formula="of:=[.P172]/([.O172]+[.P172])" office:value-type="percentage" office:value="0.960428885903823" calcext:value-type="percentage">
            <text:p>96,04%</text:p>
          </table:table-cell>
          <table:table-cell table:style-name="ce31" table:formula="of:=[.H172]/[.E172]" office:value-type="float" office:value="1.02295237530396" calcext:value-type="float">
            <text:p>1,0230</text:p>
          </table:table-cell>
          <table:table-cell table:style-name="ce33" table:formula="of:=[.L172]/[.P172]" office:value-type="float" office:value="0.5126574945864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19252" calcext:value-type="float">
            <text:p>19252</text:p>
          </table:table-cell>
          <table:table-cell office:value-type="float" office:value="429223" calcext:value-type="float">
            <text:p>429223</text:p>
          </table:table-cell>
          <table:table-cell office:value-type="float" office:value="33722" calcext:value-type="float">
            <text:p>33722</text:p>
          </table:table-cell>
          <table:table-cell office:value-type="float" office:value="462945" calcext:value-type="float">
            <text:p>462945</text:p>
          </table:table-cell>
          <table:table-cell office:value-type="float" office:value="817999" calcext:value-type="float">
            <text:p>817999</text:p>
          </table:table-cell>
          <table:table-cell office:value-type="float" office:value="34496" calcext:value-type="float">
            <text:p>3449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73]+[.C173]" office:value-type="float" office:value="52974" calcext:value-type="float">
            <text:p>52974</text:p>
          </table:table-cell>
          <table:table-cell table:style-name="ce25" table:formula="of:=[.D173]+[.B173]" office:value-type="float" office:value="429223" calcext:value-type="float">
            <text:p>429223</text:p>
          </table:table-cell>
          <table:table-cell table:style-name="ce26" table:formula="of:=[.K173]/([.K173]+[.L173])" office:value-type="percentage" office:value="0.109859663166714" calcext:value-type="percentage">
            <text:p>10,99%</text:p>
          </table:table-cell>
          <table:table-cell table:style-name="ce26" table:formula="of:=[.L173]/([.K173]+[.L173])" office:value-type="percentage" office:value="0.890140336833286" calcext:value-type="percentage">
            <text:p>89,01%</text:p>
          </table:table-cell>
          <table:table-cell table:style-name="ce25" table:formula="of:=[.H173]+[.B173]" office:value-type="float" office:value="34496" calcext:value-type="float">
            <text:p>34496</text:p>
          </table:table-cell>
          <table:table-cell table:style-name="ce25" table:formula="of:=[.G173]+[.C173]" office:value-type="float" office:value="837251" calcext:value-type="float">
            <text:p>837251</text:p>
          </table:table-cell>
          <table:table-cell table:style-name="ce26" table:formula="of:=[.O173]/([.O173]+[.P173])" office:value-type="percentage" office:value="0.039571114096177" calcext:value-type="percentage">
            <text:p>3,96%</text:p>
          </table:table-cell>
          <table:table-cell table:style-name="ce26" table:formula="of:=[.P173]/([.O173]+[.P173])" office:value-type="percentage" office:value="0.960428885903823" calcext:value-type="percentage">
            <text:p>96,04%</text:p>
          </table:table-cell>
          <table:table-cell table:style-name="ce31" table:formula="of:=[.H173]/[.E173]" office:value-type="float" office:value="1.02295237530396" calcext:value-type="float">
            <text:p>1,0230</text:p>
          </table:table-cell>
          <table:table-cell table:style-name="ce33" table:formula="of:=[.L173]/[.P173]" office:value-type="float" office:value="0.5126574945864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Typeset2020-01-191847</text:p>
          </table:table-cell>
          <table:table-cell office:value-type="float" office:value="10" calcext:value-type="float">
            <text:p>10</text:p>
          </table:table-cell>
          <table:table-cell office:value-type="float" office:value="9708" calcext:value-type="float">
            <text:p>9708</text:p>
          </table:table-cell>
          <table:table-cell office:value-type="float" office:value="443457" calcext:value-type="float">
            <text:p>443457</text:p>
          </table:table-cell>
          <table:table-cell office:value-type="float" office:value="19488" calcext:value-type="float">
            <text:p>19488</text:p>
          </table:table-cell>
          <table:table-cell office:value-type="float" office:value="462945" calcext:value-type="float">
            <text:p>462945</text:p>
          </table:table-cell>
          <table:table-cell office:value-type="float" office:value="832595" calcext:value-type="float">
            <text:p>832595</text:p>
          </table:table-cell>
          <table:table-cell office:value-type="float" office:value="19900" calcext:value-type="float">
            <text:p>19900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74]+[.C174]" office:value-type="float" office:value="29196" calcext:value-type="float">
            <text:p>29196</text:p>
          </table:table-cell>
          <table:table-cell table:style-name="ce25" table:formula="of:=[.D174]+[.B174]" office:value-type="float" office:value="443467" calcext:value-type="float">
            <text:p>443467</text:p>
          </table:table-cell>
          <table:table-cell table:style-name="ce26" table:formula="of:=[.K174]/([.K174]+[.L174])" office:value-type="percentage" office:value="0.0617691674618068" calcext:value-type="percentage">
            <text:p>6,18%</text:p>
          </table:table-cell>
          <table:table-cell table:style-name="ce26" table:formula="of:=[.L174]/([.K174]+[.L174])" office:value-type="percentage" office:value="0.938230832538193" calcext:value-type="percentage">
            <text:p>93,82%</text:p>
          </table:table-cell>
          <table:table-cell table:style-name="ce25" table:formula="of:=[.H174]+[.B174]" office:value-type="float" office:value="19910" calcext:value-type="float">
            <text:p>19910</text:p>
          </table:table-cell>
          <table:table-cell table:style-name="ce25" table:formula="of:=[.G174]+[.C174]" office:value-type="float" office:value="842303" calcext:value-type="float">
            <text:p>842303</text:p>
          </table:table-cell>
          <table:table-cell table:style-name="ce26" table:formula="of:=[.O174]/([.O174]+[.P174])" office:value-type="percentage" office:value="0.0230917418317747" calcext:value-type="percentage">
            <text:p>2,31%</text:p>
          </table:table-cell>
          <table:table-cell table:style-name="ce26" table:formula="of:=[.P174]/([.O174]+[.P174])" office:value-type="percentage" office:value="0.976908258168225" calcext:value-type="percentage">
            <text:p>97,69%</text:p>
          </table:table-cell>
          <table:table-cell table:style-name="ce31" table:formula="of:=[.H174]/[.E174]" office:value-type="float" office:value="1.02114121510673" calcext:value-type="float">
            <text:p>1,0211</text:p>
          </table:table-cell>
          <table:table-cell table:style-name="ce33" table:formula="of:=[.L174]/[.P174]" office:value-type="float" office:value="0.526493435260233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9708" calcext:value-type="float">
            <text:p>9708</text:p>
          </table:table-cell>
          <table:table-cell office:value-type="float" office:value="443067" calcext:value-type="float">
            <text:p>443067</text:p>
          </table:table-cell>
          <table:table-cell office:value-type="float" office:value="19878" calcext:value-type="float">
            <text:p>19878</text:p>
          </table:table-cell>
          <table:table-cell office:value-type="float" office:value="462945" calcext:value-type="float">
            <text:p>462945</text:p>
          </table:table-cell>
          <table:table-cell office:value-type="float" office:value="832205" calcext:value-type="float">
            <text:p>832205</text:p>
          </table:table-cell>
          <table:table-cell office:value-type="float" office:value="20290" calcext:value-type="float">
            <text:p>20290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75]+[.C175]" office:value-type="float" office:value="29586" calcext:value-type="float">
            <text:p>29586</text:p>
          </table:table-cell>
          <table:table-cell table:style-name="ce25" table:formula="of:=[.D175]+[.B175]" office:value-type="float" office:value="443067" calcext:value-type="float">
            <text:p>443067</text:p>
          </table:table-cell>
          <table:table-cell table:style-name="ce26" table:formula="of:=[.K175]/([.K175]+[.L175])" office:value-type="percentage" office:value="0.0625956039631611" calcext:value-type="percentage">
            <text:p>6,26%</text:p>
          </table:table-cell>
          <table:table-cell table:style-name="ce26" table:formula="of:=[.L175]/([.K175]+[.L175])" office:value-type="percentage" office:value="0.937404396036839" calcext:value-type="percentage">
            <text:p>93,74%</text:p>
          </table:table-cell>
          <table:table-cell table:style-name="ce25" table:formula="of:=[.H175]+[.B175]" office:value-type="float" office:value="20290" calcext:value-type="float">
            <text:p>20290</text:p>
          </table:table-cell>
          <table:table-cell table:style-name="ce25" table:formula="of:=[.G175]+[.C175]" office:value-type="float" office:value="841913" calcext:value-type="float">
            <text:p>841913</text:p>
          </table:table-cell>
          <table:table-cell table:style-name="ce26" table:formula="of:=[.O175]/([.O175]+[.P175])" office:value-type="percentage" office:value="0.0235327411294092" calcext:value-type="percentage">
            <text:p>2,35%</text:p>
          </table:table-cell>
          <table:table-cell table:style-name="ce26" table:formula="of:=[.P175]/([.O175]+[.P175])" office:value-type="percentage" office:value="0.976467258870591" calcext:value-type="percentage">
            <text:p>97,65%</text:p>
          </table:table-cell>
          <table:table-cell table:style-name="ce31" table:formula="of:=[.H175]/[.E175]" office:value-type="float" office:value="1.02072643123051" calcext:value-type="float">
            <text:p>1,0207</text:p>
          </table:table-cell>
          <table:table-cell table:style-name="ce33" table:formula="of:=[.L175]/[.P175]" office:value-type="float" office:value="0.526262214741903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Typeset2020-01-191847</text:p>
          </table:table-cell>
          <table:table-cell office:value-type="float" office:value="21" calcext:value-type="float">
            <text:p>21</text:p>
          </table:table-cell>
          <table:table-cell office:value-type="float" office:value="9824" calcext:value-type="float">
            <text:p>9824</text:p>
          </table:table-cell>
          <table:table-cell office:value-type="float" office:value="442377" calcext:value-type="float">
            <text:p>442377</text:p>
          </table:table-cell>
          <table:table-cell office:value-type="float" office:value="20568" calcext:value-type="float">
            <text:p>20568</text:p>
          </table:table-cell>
          <table:table-cell office:value-type="float" office:value="462945" calcext:value-type="float">
            <text:p>462945</text:p>
          </table:table-cell>
          <table:table-cell office:value-type="float" office:value="831508" calcext:value-type="float">
            <text:p>831508</text:p>
          </table:table-cell>
          <table:table-cell office:value-type="float" office:value="20987" calcext:value-type="float">
            <text:p>20987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76]+[.C176]" office:value-type="float" office:value="30392" calcext:value-type="float">
            <text:p>30392</text:p>
          </table:table-cell>
          <table:table-cell table:style-name="ce25" table:formula="of:=[.D176]+[.B176]" office:value-type="float" office:value="442398" calcext:value-type="float">
            <text:p>442398</text:p>
          </table:table-cell>
          <table:table-cell table:style-name="ce26" table:formula="of:=[.K176]/([.K176]+[.L176])" office:value-type="percentage" office:value="0.0642822394720701" calcext:value-type="percentage">
            <text:p>6,43%</text:p>
          </table:table-cell>
          <table:table-cell table:style-name="ce26" table:formula="of:=[.L176]/([.K176]+[.L176])" office:value-type="percentage" office:value="0.93571776052793" calcext:value-type="percentage">
            <text:p>93,57%</text:p>
          </table:table-cell>
          <table:table-cell table:style-name="ce25" table:formula="of:=[.H176]+[.B176]" office:value-type="float" office:value="21008" calcext:value-type="float">
            <text:p>21008</text:p>
          </table:table-cell>
          <table:table-cell table:style-name="ce25" table:formula="of:=[.G176]+[.C176]" office:value-type="float" office:value="841332" calcext:value-type="float">
            <text:p>841332</text:p>
          </table:table-cell>
          <table:table-cell table:style-name="ce26" table:formula="of:=[.O176]/([.O176]+[.P176])" office:value-type="percentage" office:value="0.0243616207064499" calcext:value-type="percentage">
            <text:p>2,44%</text:p>
          </table:table-cell>
          <table:table-cell table:style-name="ce26" table:formula="of:=[.P176]/([.O176]+[.P176])" office:value-type="percentage" office:value="0.97563837929355" calcext:value-type="percentage">
            <text:p>97,56%</text:p>
          </table:table-cell>
          <table:table-cell table:style-name="ce31" table:formula="of:=[.H176]/[.E176]" office:value-type="float" office:value="1.02037145079736" calcext:value-type="float">
            <text:p>1,0204</text:p>
          </table:table-cell>
          <table:table-cell table:style-name="ce33" table:formula="of:=[.L176]/[.P176]" office:value-type="float" office:value="0.525830468828001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9821" calcext:value-type="float">
            <text:p>9821</text:p>
          </table:table-cell>
          <table:table-cell office:value-type="float" office:value="440705" calcext:value-type="float">
            <text:p>440705</text:p>
          </table:table-cell>
          <table:table-cell office:value-type="float" office:value="22240" calcext:value-type="float">
            <text:p>22240</text:p>
          </table:table-cell>
          <table:table-cell office:value-type="float" office:value="462945" calcext:value-type="float">
            <text:p>462945</text:p>
          </table:table-cell>
          <table:table-cell office:value-type="float" office:value="829836" calcext:value-type="float">
            <text:p>829836</text:p>
          </table:table-cell>
          <table:table-cell office:value-type="float" office:value="22659" calcext:value-type="float">
            <text:p>22659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77]+[.C177]" office:value-type="float" office:value="32061" calcext:value-type="float">
            <text:p>32061</text:p>
          </table:table-cell>
          <table:table-cell table:style-name="ce25" table:formula="of:=[.D177]+[.B177]" office:value-type="float" office:value="440705" calcext:value-type="float">
            <text:p>440705</text:p>
          </table:table-cell>
          <table:table-cell table:style-name="ce26" table:formula="of:=[.K177]/([.K177]+[.L177])" office:value-type="percentage" office:value="0.0678157904756264" calcext:value-type="percentage">
            <text:p>6,78%</text:p>
          </table:table-cell>
          <table:table-cell table:style-name="ce26" table:formula="of:=[.L177]/([.K177]+[.L177])" office:value-type="percentage" office:value="0.932184209524374" calcext:value-type="percentage">
            <text:p>93,22%</text:p>
          </table:table-cell>
          <table:table-cell table:style-name="ce25" table:formula="of:=[.H177]+[.B177]" office:value-type="float" office:value="22659" calcext:value-type="float">
            <text:p>22659</text:p>
          </table:table-cell>
          <table:table-cell table:style-name="ce25" table:formula="of:=[.G177]+[.C177]" office:value-type="float" office:value="839657" calcext:value-type="float">
            <text:p>839657</text:p>
          </table:table-cell>
          <table:table-cell table:style-name="ce26" table:formula="of:=[.O177]/([.O177]+[.P177])" office:value-type="percentage" office:value="0.026276910088645" calcext:value-type="percentage">
            <text:p>2,63%</text:p>
          </table:table-cell>
          <table:table-cell table:style-name="ce26" table:formula="of:=[.P177]/([.O177]+[.P177])" office:value-type="percentage" office:value="0.973723089911355" calcext:value-type="percentage">
            <text:p>97,37%</text:p>
          </table:table-cell>
          <table:table-cell table:style-name="ce31" table:formula="of:=[.H177]/[.E177]" office:value-type="float" office:value="1.01883992805755" calcext:value-type="float">
            <text:p>1,0188</text:p>
          </table:table-cell>
          <table:table-cell table:style-name="ce33" table:formula="of:=[.L177]/[.P177]" office:value-type="float" office:value="0.524863128634669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Typeset2020-01-191847</text:p>
          </table:table-cell>
          <table:table-cell office:value-type="float" office:value="1" calcext:value-type="float">
            <text:p>1</text:p>
          </table:table-cell>
          <table:table-cell office:value-type="float" office:value="5049" calcext:value-type="float">
            <text:p>5049</text:p>
          </table:table-cell>
          <table:table-cell office:value-type="float" office:value="455720" calcext:value-type="float">
            <text:p>455720</text:p>
          </table:table-cell>
          <table:table-cell office:value-type="float" office:value="7225" calcext:value-type="float">
            <text:p>7225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5149" calcext:value-type="float">
            <text:p>845149</text:p>
          </table:table-cell>
          <table:table-cell office:value-type="float" office:value="7346" calcext:value-type="float">
            <text:p>734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78]+[.C178]" office:value-type="float" office:value="12274" calcext:value-type="float">
            <text:p>12274</text:p>
          </table:table-cell>
          <table:table-cell table:style-name="ce25" table:formula="of:=[.D178]+[.B178]" office:value-type="float" office:value="455721" calcext:value-type="float">
            <text:p>455721</text:p>
          </table:table-cell>
          <table:table-cell table:style-name="ce26" table:formula="of:=[.K178]/([.K178]+[.L178])" office:value-type="percentage" office:value="0.0262267759270932" calcext:value-type="percentage">
            <text:p>2,62%</text:p>
          </table:table-cell>
          <table:table-cell table:style-name="ce26" table:formula="of:=[.L178]/([.K178]+[.L178])" office:value-type="percentage" office:value="0.973773224072907" calcext:value-type="percentage">
            <text:p>97,38%</text:p>
          </table:table-cell>
          <table:table-cell table:style-name="ce25" table:formula="of:=[.H178]+[.B178]" office:value-type="float" office:value="7347" calcext:value-type="float">
            <text:p>7347</text:p>
          </table:table-cell>
          <table:table-cell table:style-name="ce25" table:formula="of:=[.G178]+[.C178]" office:value-type="float" office:value="850198" calcext:value-type="float">
            <text:p>850198</text:p>
          </table:table-cell>
          <table:table-cell table:style-name="ce26" table:formula="of:=[.O178]/([.O178]+[.P178])" office:value-type="percentage" office:value="0.00856748042376785" calcext:value-type="percentage">
            <text:p>0,86%</text:p>
          </table:table-cell>
          <table:table-cell table:style-name="ce26" table:formula="of:=[.P178]/([.O178]+[.P178])" office:value-type="percentage" office:value="0.991432519576232" calcext:value-type="percentage">
            <text:p>99,14%</text:p>
          </table:table-cell>
          <table:table-cell table:style-name="ce31" table:formula="of:=[.H178]/[.E178]" office:value-type="float" office:value="1.01674740484429" calcext:value-type="float">
            <text:p>1,0167</text:p>
          </table:table-cell>
          <table:table-cell table:style-name="ce33" table:formula="of:=[.L178]/[.P178]" office:value-type="float" office:value="0.536017492395889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5049" calcext:value-type="float">
            <text:p>5049</text:p>
          </table:table-cell>
          <table:table-cell office:value-type="float" office:value="455720" calcext:value-type="float">
            <text:p>455720</text:p>
          </table:table-cell>
          <table:table-cell office:value-type="float" office:value="7225" calcext:value-type="float">
            <text:p>7225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5149" calcext:value-type="float">
            <text:p>845149</text:p>
          </table:table-cell>
          <table:table-cell office:value-type="float" office:value="7346" calcext:value-type="float">
            <text:p>734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79]+[.C179]" office:value-type="float" office:value="12274" calcext:value-type="float">
            <text:p>12274</text:p>
          </table:table-cell>
          <table:table-cell table:style-name="ce25" table:formula="of:=[.D179]+[.B179]" office:value-type="float" office:value="455720" calcext:value-type="float">
            <text:p>455720</text:p>
          </table:table-cell>
          <table:table-cell table:style-name="ce26" table:formula="of:=[.K179]/([.K179]+[.L179])" office:value-type="percentage" office:value="0.0262268319679312" calcext:value-type="percentage">
            <text:p>2,62%</text:p>
          </table:table-cell>
          <table:table-cell table:style-name="ce26" table:formula="of:=[.L179]/([.K179]+[.L179])" office:value-type="percentage" office:value="0.973773168032069" calcext:value-type="percentage">
            <text:p>97,38%</text:p>
          </table:table-cell>
          <table:table-cell table:style-name="ce25" table:formula="of:=[.H179]+[.B179]" office:value-type="float" office:value="7346" calcext:value-type="float">
            <text:p>7346</text:p>
          </table:table-cell>
          <table:table-cell table:style-name="ce25" table:formula="of:=[.G179]+[.C179]" office:value-type="float" office:value="850198" calcext:value-type="float">
            <text:p>850198</text:p>
          </table:table-cell>
          <table:table-cell table:style-name="ce26" table:formula="of:=[.O179]/([.O179]+[.P179])" office:value-type="percentage" office:value="0.00856632429356395" calcext:value-type="percentage">
            <text:p>0,86%</text:p>
          </table:table-cell>
          <table:table-cell table:style-name="ce26" table:formula="of:=[.P179]/([.O179]+[.P179])" office:value-type="percentage" office:value="0.991433675706436" calcext:value-type="percentage">
            <text:p>99,14%</text:p>
          </table:table-cell>
          <table:table-cell table:style-name="ce31" table:formula="of:=[.H179]/[.E179]" office:value-type="float" office:value="1.01674740484429" calcext:value-type="float">
            <text:p>1,0167</text:p>
          </table:table-cell>
          <table:table-cell table:style-name="ce33" table:formula="of:=[.L179]/[.P179]" office:value-type="float" office:value="0.53601631619928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5030" calcext:value-type="float">
            <text:p>5030</text:p>
          </table:table-cell>
          <table:table-cell office:value-type="float" office:value="455392" calcext:value-type="float">
            <text:p>455392</text:p>
          </table:table-cell>
          <table:table-cell office:value-type="float" office:value="7553" calcext:value-type="float">
            <text:p>7553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4824" calcext:value-type="float">
            <text:p>844824</text:p>
          </table:table-cell>
          <table:table-cell office:value-type="float" office:value="7671" calcext:value-type="float">
            <text:p>7671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80]+[.C180]" office:value-type="float" office:value="12583" calcext:value-type="float">
            <text:p>12583</text:p>
          </table:table-cell>
          <table:table-cell table:style-name="ce25" table:formula="of:=[.D180]+[.B180]" office:value-type="float" office:value="455392" calcext:value-type="float">
            <text:p>455392</text:p>
          </table:table-cell>
          <table:table-cell table:style-name="ce26" table:formula="of:=[.K180]/([.K180]+[.L180])" office:value-type="percentage" office:value="0.0268881884716064" calcext:value-type="percentage">
            <text:p>2,69%</text:p>
          </table:table-cell>
          <table:table-cell table:style-name="ce26" table:formula="of:=[.L180]/([.K180]+[.L180])" office:value-type="percentage" office:value="0.973111811528394" calcext:value-type="percentage">
            <text:p>97,31%</text:p>
          </table:table-cell>
          <table:table-cell table:style-name="ce25" table:formula="of:=[.H180]+[.B180]" office:value-type="float" office:value="7671" calcext:value-type="float">
            <text:p>7671</text:p>
          </table:table-cell>
          <table:table-cell table:style-name="ce25" table:formula="of:=[.G180]+[.C180]" office:value-type="float" office:value="849854" calcext:value-type="float">
            <text:p>849854</text:p>
          </table:table-cell>
          <table:table-cell table:style-name="ce26" table:formula="of:=[.O180]/([.O180]+[.P180])" office:value-type="percentage" office:value="0.00894551179265911" calcext:value-type="percentage">
            <text:p>0,89%</text:p>
          </table:table-cell>
          <table:table-cell table:style-name="ce26" table:formula="of:=[.P180]/([.O180]+[.P180])" office:value-type="percentage" office:value="0.991054488207341" calcext:value-type="percentage">
            <text:p>99,11%</text:p>
          </table:table-cell>
          <table:table-cell table:style-name="ce31" table:formula="of:=[.H180]/[.E180]" office:value-type="float" office:value="1.01562293128558" calcext:value-type="float">
            <text:p>1,0156</text:p>
          </table:table-cell>
          <table:table-cell table:style-name="ce33" table:formula="of:=[.L180]/[.P180]" office:value-type="float" office:value="0.535847333777331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5030" calcext:value-type="float">
            <text:p>5030</text:p>
          </table:table-cell>
          <table:table-cell office:value-type="float" office:value="455392" calcext:value-type="float">
            <text:p>455392</text:p>
          </table:table-cell>
          <table:table-cell office:value-type="float" office:value="7553" calcext:value-type="float">
            <text:p>7553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4824" calcext:value-type="float">
            <text:p>844824</text:p>
          </table:table-cell>
          <table:table-cell office:value-type="float" office:value="7671" calcext:value-type="float">
            <text:p>7671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81]+[.C181]" office:value-type="float" office:value="12583" calcext:value-type="float">
            <text:p>12583</text:p>
          </table:table-cell>
          <table:table-cell table:style-name="ce25" table:formula="of:=[.D181]+[.B181]" office:value-type="float" office:value="455392" calcext:value-type="float">
            <text:p>455392</text:p>
          </table:table-cell>
          <table:table-cell table:style-name="ce26" table:formula="of:=[.K181]/([.K181]+[.L181])" office:value-type="percentage" office:value="0.0268881884716064" calcext:value-type="percentage">
            <text:p>2,69%</text:p>
          </table:table-cell>
          <table:table-cell table:style-name="ce26" table:formula="of:=[.L181]/([.K181]+[.L181])" office:value-type="percentage" office:value="0.973111811528394" calcext:value-type="percentage">
            <text:p>97,31%</text:p>
          </table:table-cell>
          <table:table-cell table:style-name="ce25" table:formula="of:=[.H181]+[.B181]" office:value-type="float" office:value="7671" calcext:value-type="float">
            <text:p>7671</text:p>
          </table:table-cell>
          <table:table-cell table:style-name="ce25" table:formula="of:=[.G181]+[.C181]" office:value-type="float" office:value="849854" calcext:value-type="float">
            <text:p>849854</text:p>
          </table:table-cell>
          <table:table-cell table:style-name="ce26" table:formula="of:=[.O181]/([.O181]+[.P181])" office:value-type="percentage" office:value="0.00894551179265911" calcext:value-type="percentage">
            <text:p>0,89%</text:p>
          </table:table-cell>
          <table:table-cell table:style-name="ce26" table:formula="of:=[.P181]/([.O181]+[.P181])" office:value-type="percentage" office:value="0.991054488207341" calcext:value-type="percentage">
            <text:p>99,11%</text:p>
          </table:table-cell>
          <table:table-cell table:style-name="ce31" table:formula="of:=[.H181]/[.E181]" office:value-type="float" office:value="1.01562293128558" calcext:value-type="float">
            <text:p>1,0156</text:p>
          </table:table-cell>
          <table:table-cell table:style-name="ce33" table:formula="of:=[.L181]/[.P181]" office:value-type="float" office:value="0.535847333777331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19654" calcext:value-type="float">
            <text:p>19654</text:p>
          </table:table-cell>
          <table:table-cell office:value-type="float" office:value="410836" calcext:value-type="float">
            <text:p>410836</text:p>
          </table:table-cell>
          <table:table-cell office:value-type="float" office:value="52109" calcext:value-type="float">
            <text:p>52109</text:p>
          </table:table-cell>
          <table:table-cell office:value-type="float" office:value="462945" calcext:value-type="float">
            <text:p>462945</text:p>
          </table:table-cell>
          <table:table-cell office:value-type="float" office:value="799617" calcext:value-type="float">
            <text:p>799617</text:p>
          </table:table-cell>
          <table:table-cell office:value-type="float" office:value="52878" calcext:value-type="float">
            <text:p>5287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82]+[.C182]" office:value-type="float" office:value="71763" calcext:value-type="float">
            <text:p>71763</text:p>
          </table:table-cell>
          <table:table-cell table:style-name="ce25" table:formula="of:=[.D182]+[.B182]" office:value-type="float" office:value="410836" calcext:value-type="float">
            <text:p>410836</text:p>
          </table:table-cell>
          <table:table-cell table:style-name="ce26" table:formula="of:=[.K182]/([.K182]+[.L182])" office:value-type="percentage" office:value="0.148701095526514" calcext:value-type="percentage">
            <text:p>14,87%</text:p>
          </table:table-cell>
          <table:table-cell table:style-name="ce26" table:formula="of:=[.L182]/([.K182]+[.L182])" office:value-type="percentage" office:value="0.851298904473486" calcext:value-type="percentage">
            <text:p>85,13%</text:p>
          </table:table-cell>
          <table:table-cell table:style-name="ce25" table:formula="of:=[.H182]+[.B182]" office:value-type="float" office:value="52878" calcext:value-type="float">
            <text:p>52878</text:p>
          </table:table-cell>
          <table:table-cell table:style-name="ce25" table:formula="of:=[.G182]+[.C182]" office:value-type="float" office:value="819271" calcext:value-type="float">
            <text:p>819271</text:p>
          </table:table-cell>
          <table:table-cell table:style-name="ce26" table:formula="of:=[.O182]/([.O182]+[.P182])" office:value-type="percentage" office:value="0.0606295483913873" calcext:value-type="percentage">
            <text:p>6,06%</text:p>
          </table:table-cell>
          <table:table-cell table:style-name="ce26" table:formula="of:=[.P182]/([.O182]+[.P182])" office:value-type="percentage" office:value="0.939370451608613" calcext:value-type="percentage">
            <text:p>93,94%</text:p>
          </table:table-cell>
          <table:table-cell table:style-name="ce31" table:formula="of:=[.H182]/[.E182]" office:value-type="float" office:value="1.01475752749045" calcext:value-type="float">
            <text:p>1,0148</text:p>
          </table:table-cell>
          <table:table-cell table:style-name="ce33" table:formula="of:=[.L182]/[.P182]" office:value-type="float" office:value="0.501465327101777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19654" calcext:value-type="float">
            <text:p>19654</text:p>
          </table:table-cell>
          <table:table-cell office:value-type="float" office:value="410836" calcext:value-type="float">
            <text:p>410836</text:p>
          </table:table-cell>
          <table:table-cell office:value-type="float" office:value="52109" calcext:value-type="float">
            <text:p>52109</text:p>
          </table:table-cell>
          <table:table-cell office:value-type="float" office:value="462945" calcext:value-type="float">
            <text:p>462945</text:p>
          </table:table-cell>
          <table:table-cell office:value-type="float" office:value="799617" calcext:value-type="float">
            <text:p>799617</text:p>
          </table:table-cell>
          <table:table-cell office:value-type="float" office:value="52878" calcext:value-type="float">
            <text:p>5287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83]+[.C183]" office:value-type="float" office:value="71763" calcext:value-type="float">
            <text:p>71763</text:p>
          </table:table-cell>
          <table:table-cell table:style-name="ce25" table:formula="of:=[.D183]+[.B183]" office:value-type="float" office:value="410836" calcext:value-type="float">
            <text:p>410836</text:p>
          </table:table-cell>
          <table:table-cell table:style-name="ce26" table:formula="of:=[.K183]/([.K183]+[.L183])" office:value-type="percentage" office:value="0.148701095526514" calcext:value-type="percentage">
            <text:p>14,87%</text:p>
          </table:table-cell>
          <table:table-cell table:style-name="ce26" table:formula="of:=[.L183]/([.K183]+[.L183])" office:value-type="percentage" office:value="0.851298904473486" calcext:value-type="percentage">
            <text:p>85,13%</text:p>
          </table:table-cell>
          <table:table-cell table:style-name="ce25" table:formula="of:=[.H183]+[.B183]" office:value-type="float" office:value="52878" calcext:value-type="float">
            <text:p>52878</text:p>
          </table:table-cell>
          <table:table-cell table:style-name="ce25" table:formula="of:=[.G183]+[.C183]" office:value-type="float" office:value="819271" calcext:value-type="float">
            <text:p>819271</text:p>
          </table:table-cell>
          <table:table-cell table:style-name="ce26" table:formula="of:=[.O183]/([.O183]+[.P183])" office:value-type="percentage" office:value="0.0606295483913873" calcext:value-type="percentage">
            <text:p>6,06%</text:p>
          </table:table-cell>
          <table:table-cell table:style-name="ce26" table:formula="of:=[.P183]/([.O183]+[.P183])" office:value-type="percentage" office:value="0.939370451608613" calcext:value-type="percentage">
            <text:p>93,94%</text:p>
          </table:table-cell>
          <table:table-cell table:style-name="ce31" table:formula="of:=[.H183]/[.E183]" office:value-type="float" office:value="1.01475752749045" calcext:value-type="float">
            <text:p>1,0148</text:p>
          </table:table-cell>
          <table:table-cell table:style-name="ce33" table:formula="of:=[.L183]/[.P183]" office:value-type="float" office:value="0.501465327101777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19742" calcext:value-type="float">
            <text:p>19742</text:p>
          </table:table-cell>
          <table:table-cell office:value-type="float" office:value="410456" calcext:value-type="float">
            <text:p>410456</text:p>
          </table:table-cell>
          <table:table-cell office:value-type="float" office:value="52489" calcext:value-type="float">
            <text:p>52489</text:p>
          </table:table-cell>
          <table:table-cell office:value-type="float" office:value="462945" calcext:value-type="float">
            <text:p>462945</text:p>
          </table:table-cell>
          <table:table-cell office:value-type="float" office:value="799239" calcext:value-type="float">
            <text:p>799239</text:p>
          </table:table-cell>
          <table:table-cell office:value-type="float" office:value="53256" calcext:value-type="float">
            <text:p>5325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84]+[.C184]" office:value-type="float" office:value="72231" calcext:value-type="float">
            <text:p>72231</text:p>
          </table:table-cell>
          <table:table-cell table:style-name="ce25" table:formula="of:=[.D184]+[.B184]" office:value-type="float" office:value="410456" calcext:value-type="float">
            <text:p>410456</text:p>
          </table:table-cell>
          <table:table-cell table:style-name="ce26" table:formula="of:=[.K184]/([.K184]+[.L184])" office:value-type="percentage" office:value="0.149643557833544" calcext:value-type="percentage">
            <text:p>14,96%</text:p>
          </table:table-cell>
          <table:table-cell table:style-name="ce26" table:formula="of:=[.L184]/([.K184]+[.L184])" office:value-type="percentage" office:value="0.850356442166456" calcext:value-type="percentage">
            <text:p>85,04%</text:p>
          </table:table-cell>
          <table:table-cell table:style-name="ce25" table:formula="of:=[.H184]+[.B184]" office:value-type="float" office:value="53256" calcext:value-type="float">
            <text:p>53256</text:p>
          </table:table-cell>
          <table:table-cell table:style-name="ce25" table:formula="of:=[.G184]+[.C184]" office:value-type="float" office:value="818981" calcext:value-type="float">
            <text:p>818981</text:p>
          </table:table-cell>
          <table:table-cell table:style-name="ce26" table:formula="of:=[.O184]/([.O184]+[.P184])" office:value-type="percentage" office:value="0.061056799929377" calcext:value-type="percentage">
            <text:p>6,11%</text:p>
          </table:table-cell>
          <table:table-cell table:style-name="ce26" table:formula="of:=[.P184]/([.O184]+[.P184])" office:value-type="percentage" office:value="0.938943200070623" calcext:value-type="percentage">
            <text:p>93,89%</text:p>
          </table:table-cell>
          <table:table-cell table:style-name="ce31" table:formula="of:=[.H184]/[.E184]" office:value-type="float" office:value="1.0146125854941" calcext:value-type="float">
            <text:p>1,0146</text:p>
          </table:table-cell>
          <table:table-cell table:style-name="ce33" table:formula="of:=[.L184]/[.P184]" office:value-type="float" office:value="0.501178904028299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19742" calcext:value-type="float">
            <text:p>19742</text:p>
          </table:table-cell>
          <table:table-cell office:value-type="float" office:value="410456" calcext:value-type="float">
            <text:p>410456</text:p>
          </table:table-cell>
          <table:table-cell office:value-type="float" office:value="52489" calcext:value-type="float">
            <text:p>52489</text:p>
          </table:table-cell>
          <table:table-cell office:value-type="float" office:value="462945" calcext:value-type="float">
            <text:p>462945</text:p>
          </table:table-cell>
          <table:table-cell office:value-type="float" office:value="799239" calcext:value-type="float">
            <text:p>799239</text:p>
          </table:table-cell>
          <table:table-cell office:value-type="float" office:value="53256" calcext:value-type="float">
            <text:p>5325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85]+[.C185]" office:value-type="float" office:value="72231" calcext:value-type="float">
            <text:p>72231</text:p>
          </table:table-cell>
          <table:table-cell table:style-name="ce25" table:formula="of:=[.D185]+[.B185]" office:value-type="float" office:value="410456" calcext:value-type="float">
            <text:p>410456</text:p>
          </table:table-cell>
          <table:table-cell table:style-name="ce26" table:formula="of:=[.K185]/([.K185]+[.L185])" office:value-type="percentage" office:value="0.149643557833544" calcext:value-type="percentage">
            <text:p>14,96%</text:p>
          </table:table-cell>
          <table:table-cell table:style-name="ce26" table:formula="of:=[.L185]/([.K185]+[.L185])" office:value-type="percentage" office:value="0.850356442166456" calcext:value-type="percentage">
            <text:p>85,04%</text:p>
          </table:table-cell>
          <table:table-cell table:style-name="ce25" table:formula="of:=[.H185]+[.B185]" office:value-type="float" office:value="53256" calcext:value-type="float">
            <text:p>53256</text:p>
          </table:table-cell>
          <table:table-cell table:style-name="ce25" table:formula="of:=[.G185]+[.C185]" office:value-type="float" office:value="818981" calcext:value-type="float">
            <text:p>818981</text:p>
          </table:table-cell>
          <table:table-cell table:style-name="ce26" table:formula="of:=[.O185]/([.O185]+[.P185])" office:value-type="percentage" office:value="0.061056799929377" calcext:value-type="percentage">
            <text:p>6,11%</text:p>
          </table:table-cell>
          <table:table-cell table:style-name="ce26" table:formula="of:=[.P185]/([.O185]+[.P185])" office:value-type="percentage" office:value="0.938943200070623" calcext:value-type="percentage">
            <text:p>93,89%</text:p>
          </table:table-cell>
          <table:table-cell table:style-name="ce31" table:formula="of:=[.H185]/[.E185]" office:value-type="float" office:value="1.0146125854941" calcext:value-type="float">
            <text:p>1,0146</text:p>
          </table:table-cell>
          <table:table-cell table:style-name="ce33" table:formula="of:=[.L185]/[.P185]" office:value-type="float" office:value="0.501178904028299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28" calcext:value-type="float">
            <text:p>28</text:p>
          </table:table-cell>
          <table:table-cell office:value-type="float" office:value="9923" calcext:value-type="float">
            <text:p>9923</text:p>
          </table:table-cell>
          <table:table-cell office:value-type="float" office:value="421006" calcext:value-type="float">
            <text:p>421006</text:p>
          </table:table-cell>
          <table:table-cell office:value-type="float" office:value="41939" calcext:value-type="float">
            <text:p>41939</text:p>
          </table:table-cell>
          <table:table-cell office:value-type="float" office:value="462945" calcext:value-type="float">
            <text:p>462945</text:p>
          </table:table-cell>
          <table:table-cell office:value-type="float" office:value="810142" calcext:value-type="float">
            <text:p>810142</text:p>
          </table:table-cell>
          <table:table-cell office:value-type="float" office:value="42353" calcext:value-type="float">
            <text:p>42353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86]+[.C186]" office:value-type="float" office:value="51862" calcext:value-type="float">
            <text:p>51862</text:p>
          </table:table-cell>
          <table:table-cell table:style-name="ce25" table:formula="of:=[.D186]+[.B186]" office:value-type="float" office:value="421034" calcext:value-type="float">
            <text:p>421034</text:p>
          </table:table-cell>
          <table:table-cell table:style-name="ce26" table:formula="of:=[.K186]/([.K186]+[.L186])" office:value-type="percentage" office:value="0.109668933549871" calcext:value-type="percentage">
            <text:p>10,97%</text:p>
          </table:table-cell>
          <table:table-cell table:style-name="ce26" table:formula="of:=[.L186]/([.K186]+[.L186])" office:value-type="percentage" office:value="0.890331066450129" calcext:value-type="percentage">
            <text:p>89,03%</text:p>
          </table:table-cell>
          <table:table-cell table:style-name="ce25" table:formula="of:=[.H186]+[.B186]" office:value-type="float" office:value="42381" calcext:value-type="float">
            <text:p>42381</text:p>
          </table:table-cell>
          <table:table-cell table:style-name="ce25" table:formula="of:=[.G186]+[.C186]" office:value-type="float" office:value="820065" calcext:value-type="float">
            <text:p>820065</text:p>
          </table:table-cell>
          <table:table-cell table:style-name="ce26" table:formula="of:=[.O186]/([.O186]+[.P186])" office:value-type="percentage" office:value="0.0491404679249484" calcext:value-type="percentage">
            <text:p>4,91%</text:p>
          </table:table-cell>
          <table:table-cell table:style-name="ce26" table:formula="of:=[.P186]/([.O186]+[.P186])" office:value-type="percentage" office:value="0.950859532075052" calcext:value-type="percentage">
            <text:p>95,09%</text:p>
          </table:table-cell>
          <table:table-cell table:style-name="ce31" table:formula="of:=[.H186]/[.E186]" office:value-type="float" office:value="1.00987148000668" calcext:value-type="float">
            <text:p>1,0099</text:p>
          </table:table-cell>
          <table:table-cell table:style-name="ce33" table:formula="of:=[.L186]/[.P186]" office:value-type="float" office:value="0.513415399998781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5" calcext:value-type="float">
            <text:p>5</text:p>
          </table:table-cell>
          <table:table-cell office:value-type="float" office:value="9913" calcext:value-type="float">
            <text:p>9913</text:p>
          </table:table-cell>
          <table:table-cell office:value-type="float" office:value="419717" calcext:value-type="float">
            <text:p>419717</text:p>
          </table:table-cell>
          <table:table-cell office:value-type="float" office:value="43228" calcext:value-type="float">
            <text:p>43228</text:p>
          </table:table-cell>
          <table:table-cell office:value-type="float" office:value="462945" calcext:value-type="float">
            <text:p>462945</text:p>
          </table:table-cell>
          <table:table-cell office:value-type="float" office:value="808852" calcext:value-type="float">
            <text:p>808852</text:p>
          </table:table-cell>
          <table:table-cell office:value-type="float" office:value="43643" calcext:value-type="float">
            <text:p>43643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87]+[.C187]" office:value-type="float" office:value="53141" calcext:value-type="float">
            <text:p>53141</text:p>
          </table:table-cell>
          <table:table-cell table:style-name="ce25" table:formula="of:=[.D187]+[.B187]" office:value-type="float" office:value="419722" calcext:value-type="float">
            <text:p>419722</text:p>
          </table:table-cell>
          <table:table-cell table:style-name="ce26" table:formula="of:=[.K187]/([.K187]+[.L187])" office:value-type="percentage" office:value="0.112381387420881" calcext:value-type="percentage">
            <text:p>11,24%</text:p>
          </table:table-cell>
          <table:table-cell table:style-name="ce26" table:formula="of:=[.L187]/([.K187]+[.L187])" office:value-type="percentage" office:value="0.887618612579119" calcext:value-type="percentage">
            <text:p>88,76%</text:p>
          </table:table-cell>
          <table:table-cell table:style-name="ce25" table:formula="of:=[.H187]+[.B187]" office:value-type="float" office:value="43648" calcext:value-type="float">
            <text:p>43648</text:p>
          </table:table-cell>
          <table:table-cell table:style-name="ce25" table:formula="of:=[.G187]+[.C187]" office:value-type="float" office:value="818765" calcext:value-type="float">
            <text:p>818765</text:p>
          </table:table-cell>
          <table:table-cell table:style-name="ce26" table:formula="of:=[.O187]/([.O187]+[.P187])" office:value-type="percentage" office:value="0.0506114819697755" calcext:value-type="percentage">
            <text:p>5,06%</text:p>
          </table:table-cell>
          <table:table-cell table:style-name="ce26" table:formula="of:=[.P187]/([.O187]+[.P187])" office:value-type="percentage" office:value="0.949388518030225" calcext:value-type="percentage">
            <text:p>94,94%</text:p>
          </table:table-cell>
          <table:table-cell table:style-name="ce31" table:formula="of:=[.H187]/[.E187]" office:value-type="float" office:value="1.00960025909133" calcext:value-type="float">
            <text:p>1,0096</text:p>
          </table:table-cell>
          <table:table-cell table:style-name="ce33" table:formula="of:=[.L187]/[.P187]" office:value-type="float" office:value="0.512628165590859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1028" calcext:value-type="float">
            <text:p>1028</text:p>
          </table:table-cell>
          <table:table-cell office:value-type="float" office:value="28504" calcext:value-type="float">
            <text:p>28504</text:p>
          </table:table-cell>
          <table:table-cell office:value-type="float" office:value="8090622" calcext:value-type="float">
            <text:p>8090622</text:p>
          </table:table-cell>
          <table:table-cell office:value-type="float" office:value="721994" calcext:value-type="float">
            <text:p>721994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8084984" calcext:value-type="float">
            <text:p>8084984</text:p>
          </table:table-cell>
          <table:table-cell office:value-type="float" office:value="728879" calcext:value-type="float">
            <text:p>728879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188]+[.C188]" office:value-type="float" office:value="750498" calcext:value-type="float">
            <text:p>750498</text:p>
          </table:table-cell>
          <table:table-cell table:style-name="ce25" table:formula="of:=[.D188]+[.B188]" office:value-type="float" office:value="8091650" calcext:value-type="float">
            <text:p>8091650</text:p>
          </table:table-cell>
          <table:table-cell table:style-name="ce26" table:formula="of:=[.K188]/([.K188]+[.L188])" office:value-type="percentage" office:value="0.0848773397595245" calcext:value-type="percentage">
            <text:p>8,49%</text:p>
          </table:table-cell>
          <table:table-cell table:style-name="ce26" table:formula="of:=[.L188]/([.K188]+[.L188])" office:value-type="percentage" office:value="0.915122660240476" calcext:value-type="percentage">
            <text:p>91,51%</text:p>
          </table:table-cell>
          <table:table-cell table:style-name="ce25" table:formula="of:=[.H188]+[.B188]" office:value-type="float" office:value="729907" calcext:value-type="float">
            <text:p>729907</text:p>
          </table:table-cell>
          <table:table-cell table:style-name="ce25" table:formula="of:=[.G188]+[.C188]" office:value-type="float" office:value="8113488" calcext:value-type="float">
            <text:p>8113488</text:p>
          </table:table-cell>
          <table:table-cell table:style-name="ce26" table:formula="of:=[.O188]/([.O188]+[.P188])" office:value-type="percentage" office:value="0.0825369668549239" calcext:value-type="percentage">
            <text:p>8,25%</text:p>
          </table:table-cell>
          <table:table-cell table:style-name="ce26" table:formula="of:=[.P188]/([.O188]+[.P188])" office:value-type="percentage" office:value="0.917463033145076" calcext:value-type="percentage">
            <text:p>91,75%</text:p>
          </table:table-cell>
          <table:table-cell table:style-name="ce31" table:formula="of:=[.H188]/[.E188]" office:value-type="float" office:value="1.00953609032762" calcext:value-type="float">
            <text:p>1,0095</text:p>
          </table:table-cell>
          <table:table-cell table:style-name="ce33" table:formula="of:=[.L188]/[.P188]" office:value-type="float" office:value="0.997308432575484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27" calcext:value-type="float">
            <text:p>27</text:p>
          </table:table-cell>
          <table:table-cell office:value-type="float" office:value="9939" calcext:value-type="float">
            <text:p>9939</text:p>
          </table:table-cell>
          <table:table-cell office:value-type="float" office:value="419050" calcext:value-type="float">
            <text:p>419050</text:p>
          </table:table-cell>
          <table:table-cell office:value-type="float" office:value="43895" calcext:value-type="float">
            <text:p>43895</text:p>
          </table:table-cell>
          <table:table-cell office:value-type="float" office:value="462945" calcext:value-type="float">
            <text:p>462945</text:p>
          </table:table-cell>
          <table:table-cell office:value-type="float" office:value="808189" calcext:value-type="float">
            <text:p>808189</text:p>
          </table:table-cell>
          <table:table-cell office:value-type="float" office:value="44306" calcext:value-type="float">
            <text:p>44306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89]+[.C189]" office:value-type="float" office:value="53834" calcext:value-type="float">
            <text:p>53834</text:p>
          </table:table-cell>
          <table:table-cell table:style-name="ce25" table:formula="of:=[.D189]+[.B189]" office:value-type="float" office:value="419077" calcext:value-type="float">
            <text:p>419077</text:p>
          </table:table-cell>
          <table:table-cell table:style-name="ce26" table:formula="of:=[.K189]/([.K189]+[.L189])" office:value-type="percentage" office:value="0.113835372829137" calcext:value-type="percentage">
            <text:p>11,38%</text:p>
          </table:table-cell>
          <table:table-cell table:style-name="ce26" table:formula="of:=[.L189]/([.K189]+[.L189])" office:value-type="percentage" office:value="0.886164627170863" calcext:value-type="percentage">
            <text:p>88,62%</text:p>
          </table:table-cell>
          <table:table-cell table:style-name="ce25" table:formula="of:=[.H189]+[.B189]" office:value-type="float" office:value="44333" calcext:value-type="float">
            <text:p>44333</text:p>
          </table:table-cell>
          <table:table-cell table:style-name="ce25" table:formula="of:=[.G189]+[.C189]" office:value-type="float" office:value="818128" calcext:value-type="float">
            <text:p>818128</text:p>
          </table:table-cell>
          <table:table-cell table:style-name="ce26" table:formula="of:=[.O189]/([.O189]+[.P189])" office:value-type="percentage" office:value="0.05140290401537" calcext:value-type="percentage">
            <text:p>5,14%</text:p>
          </table:table-cell>
          <table:table-cell table:style-name="ce26" table:formula="of:=[.P189]/([.O189]+[.P189])" office:value-type="percentage" office:value="0.94859709598463" calcext:value-type="percentage">
            <text:p>94,86%</text:p>
          </table:table-cell>
          <table:table-cell table:style-name="ce31" table:formula="of:=[.H189]/[.E189]" office:value-type="float" office:value="1.00936325321791" calcext:value-type="float">
            <text:p>1,0094</text:p>
          </table:table-cell>
          <table:table-cell table:style-name="ce33" table:formula="of:=[.L189]/[.P189]" office:value-type="float" office:value="0.512238916159819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975" calcext:value-type="float">
            <text:p>975</text:p>
          </table:table-cell>
          <table:table-cell office:value-type="float" office:value="28522" calcext:value-type="float">
            <text:p>28522</text:p>
          </table:table-cell>
          <table:table-cell office:value-type="float" office:value="8062678" calcext:value-type="float">
            <text:p>8062678</text:p>
          </table:table-cell>
          <table:table-cell office:value-type="float" office:value="749938" calcext:value-type="float">
            <text:p>749938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8056991" calcext:value-type="float">
            <text:p>8056991</text:p>
          </table:table-cell>
          <table:table-cell office:value-type="float" office:value="756872" calcext:value-type="float">
            <text:p>756872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190]+[.C190]" office:value-type="float" office:value="778460" calcext:value-type="float">
            <text:p>778460</text:p>
          </table:table-cell>
          <table:table-cell table:style-name="ce25" table:formula="of:=[.D190]+[.B190]" office:value-type="float" office:value="8063653" calcext:value-type="float">
            <text:p>8063653</text:p>
          </table:table-cell>
          <table:table-cell table:style-name="ce26" table:formula="of:=[.K190]/([.K190]+[.L190])" office:value-type="percentage" office:value="0.0880400420125823" calcext:value-type="percentage">
            <text:p>8,80%</text:p>
          </table:table-cell>
          <table:table-cell table:style-name="ce26" table:formula="of:=[.L190]/([.K190]+[.L190])" office:value-type="percentage" office:value="0.911959957987418" calcext:value-type="percentage">
            <text:p>91,20%</text:p>
          </table:table-cell>
          <table:table-cell table:style-name="ce25" table:formula="of:=[.H190]+[.B190]" office:value-type="float" office:value="757847" calcext:value-type="float">
            <text:p>757847</text:p>
          </table:table-cell>
          <table:table-cell table:style-name="ce25" table:formula="of:=[.G190]+[.C190]" office:value-type="float" office:value="8085513" calcext:value-type="float">
            <text:p>8085513</text:p>
          </table:table-cell>
          <table:table-cell table:style-name="ce26" table:formula="of:=[.O190]/([.O190]+[.P190])" office:value-type="percentage" office:value="0.0856967261312442" calcext:value-type="percentage">
            <text:p>8,57%</text:p>
          </table:table-cell>
          <table:table-cell table:style-name="ce26" table:formula="of:=[.P190]/([.O190]+[.P190])" office:value-type="percentage" office:value="0.914303273868756" calcext:value-type="percentage">
            <text:p>91,43%</text:p>
          </table:table-cell>
          <table:table-cell table:style-name="ce31" table:formula="of:=[.H190]/[.E190]" office:value-type="float" office:value="1.00924609767741" calcext:value-type="float">
            <text:p>1,0092</text:p>
          </table:table-cell>
          <table:table-cell table:style-name="ce33" table:formula="of:=[.L190]/[.P190]" office:value-type="float" office:value="0.997296399127674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1" calcext:value-type="float">
            <text:p>1</text:p>
          </table:table-cell>
          <table:table-cell office:value-type="float" office:value="9933" calcext:value-type="float">
            <text:p>9933</text:p>
          </table:table-cell>
          <table:table-cell office:value-type="float" office:value="417506" calcext:value-type="float">
            <text:p>417506</text:p>
          </table:table-cell>
          <table:table-cell office:value-type="float" office:value="45439" calcext:value-type="float">
            <text:p>45439</text:p>
          </table:table-cell>
          <table:table-cell office:value-type="float" office:value="462945" calcext:value-type="float">
            <text:p>462945</text:p>
          </table:table-cell>
          <table:table-cell office:value-type="float" office:value="806644" calcext:value-type="float">
            <text:p>806644</text:p>
          </table:table-cell>
          <table:table-cell office:value-type="float" office:value="45851" calcext:value-type="float">
            <text:p>45851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91]+[.C191]" office:value-type="float" office:value="55372" calcext:value-type="float">
            <text:p>55372</text:p>
          </table:table-cell>
          <table:table-cell table:style-name="ce25" table:formula="of:=[.D191]+[.B191]" office:value-type="float" office:value="417507" calcext:value-type="float">
            <text:p>417507</text:p>
          </table:table-cell>
          <table:table-cell table:style-name="ce26" table:formula="of:=[.K191]/([.K191]+[.L191])" office:value-type="percentage" office:value="0.117095493773249" calcext:value-type="percentage">
            <text:p>11,71%</text:p>
          </table:table-cell>
          <table:table-cell table:style-name="ce26" table:formula="of:=[.L191]/([.K191]+[.L191])" office:value-type="percentage" office:value="0.882904506226751" calcext:value-type="percentage">
            <text:p>88,29%</text:p>
          </table:table-cell>
          <table:table-cell table:style-name="ce25" table:formula="of:=[.H191]+[.B191]" office:value-type="float" office:value="45852" calcext:value-type="float">
            <text:p>45852</text:p>
          </table:table-cell>
          <table:table-cell table:style-name="ce25" table:formula="of:=[.G191]+[.C191]" office:value-type="float" office:value="816577" calcext:value-type="float">
            <text:p>816577</text:p>
          </table:table-cell>
          <table:table-cell table:style-name="ce26" table:formula="of:=[.O191]/([.O191]+[.P191])" office:value-type="percentage" office:value="0.0531661157034376" calcext:value-type="percentage">
            <text:p>5,32%</text:p>
          </table:table-cell>
          <table:table-cell table:style-name="ce26" table:formula="of:=[.P191]/([.O191]+[.P191])" office:value-type="percentage" office:value="0.946833884296562" calcext:value-type="percentage">
            <text:p>94,68%</text:p>
          </table:table-cell>
          <table:table-cell table:style-name="ce31" table:formula="of:=[.H191]/[.E191]" office:value-type="float" office:value="1.00906710094852" calcext:value-type="float">
            <text:p>1,0091</text:p>
          </table:table-cell>
          <table:table-cell table:style-name="ce33" table:formula="of:=[.L191]/[.P191]" office:value-type="float" office:value="0.511289198691611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2551" calcext:value-type="float">
            <text:p>2551</text:p>
          </table:table-cell>
          <table:table-cell office:value-type="float" office:value="455786" calcext:value-type="float">
            <text:p>455786</text:p>
          </table:table-cell>
          <table:table-cell office:value-type="float" office:value="7159" calcext:value-type="float">
            <text:p>7159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5275" calcext:value-type="float">
            <text:p>845275</text:p>
          </table:table-cell>
          <table:table-cell office:value-type="float" office:value="7220" calcext:value-type="float">
            <text:p>7220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92]+[.C192]" office:value-type="float" office:value="9710" calcext:value-type="float">
            <text:p>9710</text:p>
          </table:table-cell>
          <table:table-cell table:style-name="ce25" table:formula="of:=[.D192]+[.B192]" office:value-type="float" office:value="455786" calcext:value-type="float">
            <text:p>455786</text:p>
          </table:table-cell>
          <table:table-cell table:style-name="ce26" table:formula="of:=[.K192]/([.K192]+[.L192])" office:value-type="percentage" office:value="0.0208594703284239" calcext:value-type="percentage">
            <text:p>2,09%</text:p>
          </table:table-cell>
          <table:table-cell table:style-name="ce26" table:formula="of:=[.L192]/([.K192]+[.L192])" office:value-type="percentage" office:value="0.979140529671576" calcext:value-type="percentage">
            <text:p>97,91%</text:p>
          </table:table-cell>
          <table:table-cell table:style-name="ce25" table:formula="of:=[.H192]+[.B192]" office:value-type="float" office:value="7220" calcext:value-type="float">
            <text:p>7220</text:p>
          </table:table-cell>
          <table:table-cell table:style-name="ce25" table:formula="of:=[.G192]+[.C192]" office:value-type="float" office:value="847826" calcext:value-type="float">
            <text:p>847826</text:p>
          </table:table-cell>
          <table:table-cell table:style-name="ce26" table:formula="of:=[.O192]/([.O192]+[.P192])" office:value-type="percentage" office:value="0.00844399014789848" calcext:value-type="percentage">
            <text:p>0,84%</text:p>
          </table:table-cell>
          <table:table-cell table:style-name="ce26" table:formula="of:=[.P192]/([.O192]+[.P192])" office:value-type="percentage" office:value="0.991556009852101" calcext:value-type="percentage">
            <text:p>99,16%</text:p>
          </table:table-cell>
          <table:table-cell table:style-name="ce31" table:formula="of:=[.H192]/[.E192]" office:value-type="float" office:value="1.00852074312055" calcext:value-type="float">
            <text:p>1,0085</text:p>
          </table:table-cell>
          <table:table-cell table:style-name="ce33" table:formula="of:=[.L192]/[.P192]" office:value-type="float" office:value="0.537593798727569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2551" calcext:value-type="float">
            <text:p>2551</text:p>
          </table:table-cell>
          <table:table-cell office:value-type="float" office:value="455786" calcext:value-type="float">
            <text:p>455786</text:p>
          </table:table-cell>
          <table:table-cell office:value-type="float" office:value="7159" calcext:value-type="float">
            <text:p>7159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5275" calcext:value-type="float">
            <text:p>845275</text:p>
          </table:table-cell>
          <table:table-cell office:value-type="float" office:value="7220" calcext:value-type="float">
            <text:p>7220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93]+[.C193]" office:value-type="float" office:value="9710" calcext:value-type="float">
            <text:p>9710</text:p>
          </table:table-cell>
          <table:table-cell table:style-name="ce25" table:formula="of:=[.D193]+[.B193]" office:value-type="float" office:value="455786" calcext:value-type="float">
            <text:p>455786</text:p>
          </table:table-cell>
          <table:table-cell table:style-name="ce26" table:formula="of:=[.K193]/([.K193]+[.L193])" office:value-type="percentage" office:value="0.0208594703284239" calcext:value-type="percentage">
            <text:p>2,09%</text:p>
          </table:table-cell>
          <table:table-cell table:style-name="ce26" table:formula="of:=[.L193]/([.K193]+[.L193])" office:value-type="percentage" office:value="0.979140529671576" calcext:value-type="percentage">
            <text:p>97,91%</text:p>
          </table:table-cell>
          <table:table-cell table:style-name="ce25" table:formula="of:=[.H193]+[.B193]" office:value-type="float" office:value="7220" calcext:value-type="float">
            <text:p>7220</text:p>
          </table:table-cell>
          <table:table-cell table:style-name="ce25" table:formula="of:=[.G193]+[.C193]" office:value-type="float" office:value="847826" calcext:value-type="float">
            <text:p>847826</text:p>
          </table:table-cell>
          <table:table-cell table:style-name="ce26" table:formula="of:=[.O193]/([.O193]+[.P193])" office:value-type="percentage" office:value="0.00844399014789848" calcext:value-type="percentage">
            <text:p>0,84%</text:p>
          </table:table-cell>
          <table:table-cell table:style-name="ce26" table:formula="of:=[.P193]/([.O193]+[.P193])" office:value-type="percentage" office:value="0.991556009852101" calcext:value-type="percentage">
            <text:p>99,16%</text:p>
          </table:table-cell>
          <table:table-cell table:style-name="ce31" table:formula="of:=[.H193]/[.E193]" office:value-type="float" office:value="1.00852074312055" calcext:value-type="float">
            <text:p>1,0085</text:p>
          </table:table-cell>
          <table:table-cell table:style-name="ce33" table:formula="of:=[.L193]/[.P193]" office:value-type="float" office:value="0.537593798727569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2554" calcext:value-type="float">
            <text:p>2554</text:p>
          </table:table-cell>
          <table:table-cell office:value-type="float" office:value="455783" calcext:value-type="float">
            <text:p>455783</text:p>
          </table:table-cell>
          <table:table-cell office:value-type="float" office:value="7162" calcext:value-type="float">
            <text:p>7162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5272" calcext:value-type="float">
            <text:p>845272</text:p>
          </table:table-cell>
          <table:table-cell office:value-type="float" office:value="7223" calcext:value-type="float">
            <text:p>7223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94]+[.C194]" office:value-type="float" office:value="9716" calcext:value-type="float">
            <text:p>9716</text:p>
          </table:table-cell>
          <table:table-cell table:style-name="ce25" table:formula="of:=[.D194]+[.B194]" office:value-type="float" office:value="455783" calcext:value-type="float">
            <text:p>455783</text:p>
          </table:table-cell>
          <table:table-cell table:style-name="ce26" table:formula="of:=[.K194]/([.K194]+[.L194])" office:value-type="percentage" office:value="0.0208722252894206" calcext:value-type="percentage">
            <text:p>2,09%</text:p>
          </table:table-cell>
          <table:table-cell table:style-name="ce26" table:formula="of:=[.L194]/([.K194]+[.L194])" office:value-type="percentage" office:value="0.979127774710579" calcext:value-type="percentage">
            <text:p>97,91%</text:p>
          </table:table-cell>
          <table:table-cell table:style-name="ce25" table:formula="of:=[.H194]+[.B194]" office:value-type="float" office:value="7223" calcext:value-type="float">
            <text:p>7223</text:p>
          </table:table-cell>
          <table:table-cell table:style-name="ce25" table:formula="of:=[.G194]+[.C194]" office:value-type="float" office:value="847826" calcext:value-type="float">
            <text:p>847826</text:p>
          </table:table-cell>
          <table:table-cell table:style-name="ce26" table:formula="of:=[.O194]/([.O194]+[.P194])" office:value-type="percentage" office:value="0.00844746909241459" calcext:value-type="percentage">
            <text:p>0,84%</text:p>
          </table:table-cell>
          <table:table-cell table:style-name="ce26" table:formula="of:=[.P194]/([.O194]+[.P194])" office:value-type="percentage" office:value="0.991552530907585" calcext:value-type="percentage">
            <text:p>99,16%</text:p>
          </table:table-cell>
          <table:table-cell table:style-name="ce31" table:formula="of:=[.H194]/[.E194]" office:value-type="float" office:value="1.00851717397375" calcext:value-type="float">
            <text:p>1,0085</text:p>
          </table:table-cell>
          <table:table-cell table:style-name="ce33" table:formula="of:=[.L194]/[.P194]" office:value-type="float" office:value="0.537590260265668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2554" calcext:value-type="float">
            <text:p>2554</text:p>
          </table:table-cell>
          <table:table-cell office:value-type="float" office:value="455783" calcext:value-type="float">
            <text:p>455783</text:p>
          </table:table-cell>
          <table:table-cell office:value-type="float" office:value="7162" calcext:value-type="float">
            <text:p>7162</text:p>
          </table:table-cell>
          <table:table-cell office:value-type="float" office:value="462945" calcext:value-type="float">
            <text:p>462945</text:p>
          </table:table-cell>
          <table:table-cell office:value-type="float" office:value="845272" calcext:value-type="float">
            <text:p>845272</text:p>
          </table:table-cell>
          <table:table-cell office:value-type="float" office:value="7223" calcext:value-type="float">
            <text:p>7223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95]+[.C195]" office:value-type="float" office:value="9716" calcext:value-type="float">
            <text:p>9716</text:p>
          </table:table-cell>
          <table:table-cell table:style-name="ce25" table:formula="of:=[.D195]+[.B195]" office:value-type="float" office:value="455783" calcext:value-type="float">
            <text:p>455783</text:p>
          </table:table-cell>
          <table:table-cell table:style-name="ce26" table:formula="of:=[.K195]/([.K195]+[.L195])" office:value-type="percentage" office:value="0.0208722252894206" calcext:value-type="percentage">
            <text:p>2,09%</text:p>
          </table:table-cell>
          <table:table-cell table:style-name="ce26" table:formula="of:=[.L195]/([.K195]+[.L195])" office:value-type="percentage" office:value="0.979127774710579" calcext:value-type="percentage">
            <text:p>97,91%</text:p>
          </table:table-cell>
          <table:table-cell table:style-name="ce25" table:formula="of:=[.H195]+[.B195]" office:value-type="float" office:value="7223" calcext:value-type="float">
            <text:p>7223</text:p>
          </table:table-cell>
          <table:table-cell table:style-name="ce25" table:formula="of:=[.G195]+[.C195]" office:value-type="float" office:value="847826" calcext:value-type="float">
            <text:p>847826</text:p>
          </table:table-cell>
          <table:table-cell table:style-name="ce26" table:formula="of:=[.O195]/([.O195]+[.P195])" office:value-type="percentage" office:value="0.00844746909241459" calcext:value-type="percentage">
            <text:p>0,84%</text:p>
          </table:table-cell>
          <table:table-cell table:style-name="ce26" table:formula="of:=[.P195]/([.O195]+[.P195])" office:value-type="percentage" office:value="0.991552530907585" calcext:value-type="percentage">
            <text:p>99,16%</text:p>
          </table:table-cell>
          <table:table-cell table:style-name="ce31" table:formula="of:=[.H195]/[.E195]" office:value-type="float" office:value="1.00851717397375" calcext:value-type="float">
            <text:p>1,0085</text:p>
          </table:table-cell>
          <table:table-cell table:style-name="ce33" table:formula="of:=[.L195]/[.P195]" office:value-type="float" office:value="0.537590260265668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483" calcext:value-type="float">
            <text:p>483</text:p>
          </table:table-cell>
          <table:table-cell office:value-type="float" office:value="28248" calcext:value-type="float">
            <text:p>28248</text:p>
          </table:table-cell>
          <table:table-cell office:value-type="float" office:value="7950911" calcext:value-type="float">
            <text:p>7950911</text:p>
          </table:table-cell>
          <table:table-cell office:value-type="float" office:value="861705" calcext:value-type="float">
            <text:p>861705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7945133" calcext:value-type="float">
            <text:p>7945133</text:p>
          </table:table-cell>
          <table:table-cell office:value-type="float" office:value="868730" calcext:value-type="float">
            <text:p>868730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196]+[.C196]" office:value-type="float" office:value="889953" calcext:value-type="float">
            <text:p>889953</text:p>
          </table:table-cell>
          <table:table-cell table:style-name="ce25" table:formula="of:=[.D196]+[.B196]" office:value-type="float" office:value="7951394" calcext:value-type="float">
            <text:p>7951394</text:p>
          </table:table-cell>
          <table:table-cell table:style-name="ce26" table:formula="of:=[.K196]/([.K196]+[.L196])" office:value-type="percentage" office:value="0.100658078457954" calcext:value-type="percentage">
            <text:p>10,07%</text:p>
          </table:table-cell>
          <table:table-cell table:style-name="ce26" table:formula="of:=[.L196]/([.K196]+[.L196])" office:value-type="percentage" office:value="0.899341921542046" calcext:value-type="percentage">
            <text:p>89,93%</text:p>
          </table:table-cell>
          <table:table-cell table:style-name="ce25" table:formula="of:=[.H196]+[.B196]" office:value-type="float" office:value="869213" calcext:value-type="float">
            <text:p>869213</text:p>
          </table:table-cell>
          <table:table-cell table:style-name="ce25" table:formula="of:=[.G196]+[.C196]" office:value-type="float" office:value="7973381" calcext:value-type="float">
            <text:p>7973381</text:p>
          </table:table-cell>
          <table:table-cell table:style-name="ce26" table:formula="of:=[.O196]/([.O196]+[.P196])" office:value-type="percentage" office:value="0.0982984178624508" calcext:value-type="percentage">
            <text:p>9,83%</text:p>
          </table:table-cell>
          <table:table-cell table:style-name="ce26" table:formula="of:=[.P196]/([.O196]+[.P196])" office:value-type="percentage" office:value="0.901701582137549" calcext:value-type="percentage">
            <text:p>90,17%</text:p>
          </table:table-cell>
          <table:table-cell table:style-name="ce31" table:formula="of:=[.H196]/[.E196]" office:value-type="float" office:value="1.008152441961" calcext:value-type="float">
            <text:p>1,0082</text:p>
          </table:table-cell>
          <table:table-cell table:style-name="ce33" table:formula="of:=[.L196]/[.P196]" office:value-type="float" office:value="0.997242449595724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432" calcext:value-type="float">
            <text:p>432</text:p>
          </table:table-cell>
          <table:table-cell office:value-type="float" office:value="28238" calcext:value-type="float">
            <text:p>28238</text:p>
          </table:table-cell>
          <table:table-cell office:value-type="float" office:value="7907090" calcext:value-type="float">
            <text:p>7907090</text:p>
          </table:table-cell>
          <table:table-cell office:value-type="float" office:value="905526" calcext:value-type="float">
            <text:p>905526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7901296" calcext:value-type="float">
            <text:p>7901296</text:p>
          </table:table-cell>
          <table:table-cell office:value-type="float" office:value="912567" calcext:value-type="float">
            <text:p>912567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197]+[.C197]" office:value-type="float" office:value="933764" calcext:value-type="float">
            <text:p>933764</text:p>
          </table:table-cell>
          <table:table-cell table:style-name="ce25" table:formula="of:=[.D197]+[.B197]" office:value-type="float" office:value="7907522" calcext:value-type="float">
            <text:p>7907522</text:p>
          </table:table-cell>
          <table:table-cell table:style-name="ce26" table:formula="of:=[.K197]/([.K197]+[.L197])" office:value-type="percentage" office:value="0.105614047549191" calcext:value-type="percentage">
            <text:p>10,56%</text:p>
          </table:table-cell>
          <table:table-cell table:style-name="ce26" table:formula="of:=[.L197]/([.K197]+[.L197])" office:value-type="percentage" office:value="0.894385952450809" calcext:value-type="percentage">
            <text:p>89,44%</text:p>
          </table:table-cell>
          <table:table-cell table:style-name="ce25" table:formula="of:=[.H197]+[.B197]" office:value-type="float" office:value="912999" calcext:value-type="float">
            <text:p>912999</text:p>
          </table:table-cell>
          <table:table-cell table:style-name="ce25" table:formula="of:=[.G197]+[.C197]" office:value-type="float" office:value="7929534" calcext:value-type="float">
            <text:p>7929534</text:p>
          </table:table-cell>
          <table:table-cell table:style-name="ce26" table:formula="of:=[.O197]/([.O197]+[.P197])" office:value-type="percentage" office:value="0.10325084452611" calcext:value-type="percentage">
            <text:p>10,33%</text:p>
          </table:table-cell>
          <table:table-cell table:style-name="ce26" table:formula="of:=[.P197]/([.O197]+[.P197])" office:value-type="percentage" office:value="0.89674915547389" calcext:value-type="percentage">
            <text:p>89,67%</text:p>
          </table:table-cell>
          <table:table-cell table:style-name="ce31" table:formula="of:=[.H197]/[.E197]" office:value-type="float" office:value="1.00777559120334" calcext:value-type="float">
            <text:p>1,0078</text:p>
          </table:table-cell>
          <table:table-cell table:style-name="ce33" table:formula="of:=[.L197]/[.P197]" office:value-type="float" office:value="0.997224048727201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1" calcext:value-type="float">
            <text:p>1</text:p>
          </table:table-cell>
          <table:table-cell office:value-type="float" office:value="5102" calcext:value-type="float">
            <text:p>5102</text:p>
          </table:table-cell>
          <table:table-cell office:value-type="float" office:value="446436" calcext:value-type="float">
            <text:p>446436</text:p>
          </table:table-cell>
          <table:table-cell office:value-type="float" office:value="16509" calcext:value-type="float">
            <text:p>16509</text:p>
          </table:table-cell>
          <table:table-cell office:value-type="float" office:value="462945" calcext:value-type="float">
            <text:p>462945</text:p>
          </table:table-cell>
          <table:table-cell office:value-type="float" office:value="835872" calcext:value-type="float">
            <text:p>835872</text:p>
          </table:table-cell>
          <table:table-cell office:value-type="float" office:value="16623" calcext:value-type="float">
            <text:p>16623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98]+[.C198]" office:value-type="float" office:value="21611" calcext:value-type="float">
            <text:p>21611</text:p>
          </table:table-cell>
          <table:table-cell table:style-name="ce25" table:formula="of:=[.D198]+[.B198]" office:value-type="float" office:value="446437" calcext:value-type="float">
            <text:p>446437</text:p>
          </table:table-cell>
          <table:table-cell table:style-name="ce26" table:formula="of:=[.K198]/([.K198]+[.L198])" office:value-type="percentage" office:value="0.046172614774553" calcext:value-type="percentage">
            <text:p>4,62%</text:p>
          </table:table-cell>
          <table:table-cell table:style-name="ce26" table:formula="of:=[.L198]/([.K198]+[.L198])" office:value-type="percentage" office:value="0.953827385225447" calcext:value-type="percentage">
            <text:p>95,38%</text:p>
          </table:table-cell>
          <table:table-cell table:style-name="ce25" table:formula="of:=[.H198]+[.B198]" office:value-type="float" office:value="16624" calcext:value-type="float">
            <text:p>16624</text:p>
          </table:table-cell>
          <table:table-cell table:style-name="ce25" table:formula="of:=[.G198]+[.C198]" office:value-type="float" office:value="840974" calcext:value-type="float">
            <text:p>840974</text:p>
          </table:table-cell>
          <table:table-cell table:style-name="ce26" table:formula="of:=[.O198]/([.O198]+[.P198])" office:value-type="percentage" office:value="0.019384373564304" calcext:value-type="percentage">
            <text:p>1,94%</text:p>
          </table:table-cell>
          <table:table-cell table:style-name="ce26" table:formula="of:=[.P198]/([.O198]+[.P198])" office:value-type="percentage" office:value="0.980615626435696" calcext:value-type="percentage">
            <text:p>98,06%</text:p>
          </table:table-cell>
          <table:table-cell table:style-name="ce31" table:formula="of:=[.H198]/[.E198]" office:value-type="float" office:value="1.00690532436853" calcext:value-type="float">
            <text:p>1,0069</text:p>
          </table:table-cell>
          <table:table-cell table:style-name="ce33" table:formula="of:=[.L198]/[.P198]" office:value-type="float" office:value="0.530857077626657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0" calcext:value-type="float">
            <text:p>0</text:p>
          </table:table-cell>
          <table:table-cell office:value-type="float" office:value="5102" calcext:value-type="float">
            <text:p>5102</text:p>
          </table:table-cell>
          <table:table-cell office:value-type="float" office:value="446436" calcext:value-type="float">
            <text:p>446436</text:p>
          </table:table-cell>
          <table:table-cell office:value-type="float" office:value="16509" calcext:value-type="float">
            <text:p>16509</text:p>
          </table:table-cell>
          <table:table-cell office:value-type="float" office:value="462945" calcext:value-type="float">
            <text:p>462945</text:p>
          </table:table-cell>
          <table:table-cell office:value-type="float" office:value="835872" calcext:value-type="float">
            <text:p>835872</text:p>
          </table:table-cell>
          <table:table-cell office:value-type="float" office:value="16623" calcext:value-type="float">
            <text:p>16623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199]+[.C199]" office:value-type="float" office:value="21611" calcext:value-type="float">
            <text:p>21611</text:p>
          </table:table-cell>
          <table:table-cell table:style-name="ce25" table:formula="of:=[.D199]+[.B199]" office:value-type="float" office:value="446436" calcext:value-type="float">
            <text:p>446436</text:p>
          </table:table-cell>
          <table:table-cell table:style-name="ce26" table:formula="of:=[.K199]/([.K199]+[.L199])" office:value-type="percentage" office:value="0.0461727134240792" calcext:value-type="percentage">
            <text:p>4,62%</text:p>
          </table:table-cell>
          <table:table-cell table:style-name="ce26" table:formula="of:=[.L199]/([.K199]+[.L199])" office:value-type="percentage" office:value="0.953827286575921" calcext:value-type="percentage">
            <text:p>95,38%</text:p>
          </table:table-cell>
          <table:table-cell table:style-name="ce25" table:formula="of:=[.H199]+[.B199]" office:value-type="float" office:value="16623" calcext:value-type="float">
            <text:p>16623</text:p>
          </table:table-cell>
          <table:table-cell table:style-name="ce25" table:formula="of:=[.G199]+[.C199]" office:value-type="float" office:value="840974" calcext:value-type="float">
            <text:p>840974</text:p>
          </table:table-cell>
          <table:table-cell table:style-name="ce26" table:formula="of:=[.O199]/([.O199]+[.P199])" office:value-type="percentage" office:value="0.0193832301185755" calcext:value-type="percentage">
            <text:p>1,94%</text:p>
          </table:table-cell>
          <table:table-cell table:style-name="ce26" table:formula="of:=[.P199]/([.O199]+[.P199])" office:value-type="percentage" office:value="0.980616769881424" calcext:value-type="percentage">
            <text:p>98,06%</text:p>
          </table:table-cell>
          <table:table-cell table:style-name="ce31" table:formula="of:=[.H199]/[.E199]" office:value-type="float" office:value="1.00690532436853" calcext:value-type="float">
            <text:p>1,0069</text:p>
          </table:table-cell>
          <table:table-cell table:style-name="ce33" table:formula="of:=[.L199]/[.P199]" office:value-type="float" office:value="0.530855888529253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1" calcext:value-type="float">
            <text:p>1</text:p>
          </table:table-cell>
          <table:table-cell office:value-type="float" office:value="5104" calcext:value-type="float">
            <text:p>5104</text:p>
          </table:table-cell>
          <table:table-cell office:value-type="float" office:value="446340" calcext:value-type="float">
            <text:p>446340</text:p>
          </table:table-cell>
          <table:table-cell office:value-type="float" office:value="16605" calcext:value-type="float">
            <text:p>16605</text:p>
          </table:table-cell>
          <table:table-cell office:value-type="float" office:value="462945" calcext:value-type="float">
            <text:p>462945</text:p>
          </table:table-cell>
          <table:table-cell office:value-type="float" office:value="835777" calcext:value-type="float">
            <text:p>835777</text:p>
          </table:table-cell>
          <table:table-cell office:value-type="float" office:value="16718" calcext:value-type="float">
            <text:p>1671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200]+[.C200]" office:value-type="float" office:value="21709" calcext:value-type="float">
            <text:p>21709</text:p>
          </table:table-cell>
          <table:table-cell table:style-name="ce25" table:formula="of:=[.D200]+[.B200]" office:value-type="float" office:value="446341" calcext:value-type="float">
            <text:p>446341</text:p>
          </table:table-cell>
          <table:table-cell table:style-name="ce26" table:formula="of:=[.K200]/([.K200]+[.L200])" office:value-type="percentage" office:value="0.0463817968165794" calcext:value-type="percentage">
            <text:p>4,64%</text:p>
          </table:table-cell>
          <table:table-cell table:style-name="ce26" table:formula="of:=[.L200]/([.K200]+[.L200])" office:value-type="percentage" office:value="0.953618203183421" calcext:value-type="percentage">
            <text:p>95,36%</text:p>
          </table:table-cell>
          <table:table-cell table:style-name="ce25" table:formula="of:=[.H200]+[.B200]" office:value-type="float" office:value="16719" calcext:value-type="float">
            <text:p>16719</text:p>
          </table:table-cell>
          <table:table-cell table:style-name="ce25" table:formula="of:=[.G200]+[.C200]" office:value-type="float" office:value="840881" calcext:value-type="float">
            <text:p>840881</text:p>
          </table:table-cell>
          <table:table-cell table:style-name="ce26" table:formula="of:=[.O200]/([.O200]+[.P200])" office:value-type="percentage" office:value="0.0194951026119403" calcext:value-type="percentage">
            <text:p>1,95%</text:p>
          </table:table-cell>
          <table:table-cell table:style-name="ce26" table:formula="of:=[.P200]/([.O200]+[.P200])" office:value-type="percentage" office:value="0.98050489738806" calcext:value-type="percentage">
            <text:p>98,05%</text:p>
          </table:table-cell>
          <table:table-cell table:style-name="ce31" table:formula="of:=[.H200]/[.E200]" office:value-type="float" office:value="1.0068051791629" calcext:value-type="float">
            <text:p>1,0068</text:p>
          </table:table-cell>
          <table:table-cell table:style-name="ce33" table:formula="of:=[.L200]/[.P200]" office:value-type="float" office:value="0.530801623535316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Typeset2020-01-191847</text:p>
          </table:table-cell>
          <table:table-cell office:value-type="float" office:value="1" calcext:value-type="float">
            <text:p>1</text:p>
          </table:table-cell>
          <table:table-cell office:value-type="float" office:value="5104" calcext:value-type="float">
            <text:p>5104</text:p>
          </table:table-cell>
          <table:table-cell office:value-type="float" office:value="446340" calcext:value-type="float">
            <text:p>446340</text:p>
          </table:table-cell>
          <table:table-cell office:value-type="float" office:value="16605" calcext:value-type="float">
            <text:p>16605</text:p>
          </table:table-cell>
          <table:table-cell office:value-type="float" office:value="462945" calcext:value-type="float">
            <text:p>462945</text:p>
          </table:table-cell>
          <table:table-cell office:value-type="float" office:value="835777" calcext:value-type="float">
            <text:p>835777</text:p>
          </table:table-cell>
          <table:table-cell office:value-type="float" office:value="16718" calcext:value-type="float">
            <text:p>16718</text:p>
          </table:table-cell>
          <table:table-cell office:value-type="float" office:value="852495" calcext:value-type="float">
            <text:p>852495</text:p>
          </table:table-cell>
          <table:table-cell office:value-type="float" office:value="99223" calcext:value-type="float">
            <text:p>99223</text:p>
          </table:table-cell>
          <table:table-cell table:style-name="ce25" table:formula="of:=[.E201]+[.C201]" office:value-type="float" office:value="21709" calcext:value-type="float">
            <text:p>21709</text:p>
          </table:table-cell>
          <table:table-cell table:style-name="ce25" table:formula="of:=[.D201]+[.B201]" office:value-type="float" office:value="446341" calcext:value-type="float">
            <text:p>446341</text:p>
          </table:table-cell>
          <table:table-cell table:style-name="ce26" table:formula="of:=[.K201]/([.K201]+[.L201])" office:value-type="percentage" office:value="0.0463817968165794" calcext:value-type="percentage">
            <text:p>4,64%</text:p>
          </table:table-cell>
          <table:table-cell table:style-name="ce26" table:formula="of:=[.L201]/([.K201]+[.L201])" office:value-type="percentage" office:value="0.953618203183421" calcext:value-type="percentage">
            <text:p>95,36%</text:p>
          </table:table-cell>
          <table:table-cell table:style-name="ce25" table:formula="of:=[.H201]+[.B201]" office:value-type="float" office:value="16719" calcext:value-type="float">
            <text:p>16719</text:p>
          </table:table-cell>
          <table:table-cell table:style-name="ce25" table:formula="of:=[.G201]+[.C201]" office:value-type="float" office:value="840881" calcext:value-type="float">
            <text:p>840881</text:p>
          </table:table-cell>
          <table:table-cell table:style-name="ce26" table:formula="of:=[.O201]/([.O201]+[.P201])" office:value-type="percentage" office:value="0.0194951026119403" calcext:value-type="percentage">
            <text:p>1,95%</text:p>
          </table:table-cell>
          <table:table-cell table:style-name="ce26" table:formula="of:=[.P201]/([.O201]+[.P201])" office:value-type="percentage" office:value="0.98050489738806" calcext:value-type="percentage">
            <text:p>98,05%</text:p>
          </table:table-cell>
          <table:table-cell table:style-name="ce31" table:formula="of:=[.H201]/[.E201]" office:value-type="float" office:value="1.0068051791629" calcext:value-type="float">
            <text:p>1,0068</text:p>
          </table:table-cell>
          <table:table-cell table:style-name="ce33" table:formula="of:=[.L201]/[.P201]" office:value-type="float" office:value="0.530801623535316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59858" calcext:value-type="float">
            <text:p>59858</text:p>
          </table:table-cell>
          <table:table-cell office:value-type="float" office:value="67970" calcext:value-type="float">
            <text:p>67970</text:p>
          </table:table-cell>
          <table:table-cell office:value-type="float" office:value="2388087" calcext:value-type="float">
            <text:p>2388087</text:p>
          </table:table-cell>
          <table:table-cell office:value-type="float" office:value="6424529" calcext:value-type="float">
            <text:p>6424529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2372678" calcext:value-type="float">
            <text:p>2372678</text:p>
          </table:table-cell>
          <table:table-cell office:value-type="float" office:value="6441185" calcext:value-type="float">
            <text:p>6441185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02]+[.C202]" office:value-type="float" office:value="6492499" calcext:value-type="float">
            <text:p>6492499</text:p>
          </table:table-cell>
          <table:table-cell table:style-name="ce25" table:formula="of:=[.D202]+[.B202]" office:value-type="float" office:value="2447945" calcext:value-type="float">
            <text:p>2447945</text:p>
          </table:table-cell>
          <table:table-cell table:style-name="ce26" table:formula="of:=[.K202]/([.K202]+[.L202])" office:value-type="percentage" office:value="0.726194247176091" calcext:value-type="percentage">
            <text:p>72,62%</text:p>
          </table:table-cell>
          <table:table-cell table:style-name="ce26" table:formula="of:=[.L202]/([.K202]+[.L202])" office:value-type="percentage" office:value="0.273805752823909" calcext:value-type="percentage">
            <text:p>27,38%</text:p>
          </table:table-cell>
          <table:table-cell table:style-name="ce25" table:formula="of:=[.H202]+[.B202]" office:value-type="float" office:value="6501043" calcext:value-type="float">
            <text:p>6501043</text:p>
          </table:table-cell>
          <table:table-cell table:style-name="ce25" table:formula="of:=[.G202]+[.C202]" office:value-type="float" office:value="2440648" calcext:value-type="float">
            <text:p>2440648</text:p>
          </table:table-cell>
          <table:table-cell table:style-name="ce26" table:formula="of:=[.O202]/([.O202]+[.P202])" office:value-type="percentage" office:value="0.727048496755256" calcext:value-type="percentage">
            <text:p>72,70%</text:p>
          </table:table-cell>
          <table:table-cell table:style-name="ce26" table:formula="of:=[.P202]/([.O202]+[.P202])" office:value-type="percentage" office:value="0.272951503244744" calcext:value-type="percentage">
            <text:p>27,30%</text:p>
          </table:table-cell>
          <table:table-cell table:style-name="ce31" table:formula="of:=[.H202]/[.E202]" office:value-type="float" office:value="1.00259256359493" calcext:value-type="float">
            <text:p>1,0026</text:p>
          </table:table-cell>
          <table:table-cell table:style-name="ce33" table:formula="of:=[.L202]/[.P202]" office:value-type="float" office:value="1.00298977976341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63858" calcext:value-type="float">
            <text:p>63858</text:p>
          </table:table-cell>
          <table:table-cell office:value-type="float" office:value="71905" calcext:value-type="float">
            <text:p>71905</text:p>
          </table:table-cell>
          <table:table-cell office:value-type="float" office:value="2549726" calcext:value-type="float">
            <text:p>2549726</text:p>
          </table:table-cell>
          <table:table-cell office:value-type="float" office:value="6262890" calcext:value-type="float">
            <text:p>626289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2539129" calcext:value-type="float">
            <text:p>2539129</text:p>
          </table:table-cell>
          <table:table-cell office:value-type="float" office:value="6274734" calcext:value-type="float">
            <text:p>6274734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03]+[.C203]" office:value-type="float" office:value="6334795" calcext:value-type="float">
            <text:p>6334795</text:p>
          </table:table-cell>
          <table:table-cell table:style-name="ce25" table:formula="of:=[.D203]+[.B203]" office:value-type="float" office:value="2613584" calcext:value-type="float">
            <text:p>2613584</text:p>
          </table:table-cell>
          <table:table-cell table:style-name="ce26" table:formula="of:=[.K203]/([.K203]+[.L203])" office:value-type="percentage" office:value="0.707926541779243" calcext:value-type="percentage">
            <text:p>70,79%</text:p>
          </table:table-cell>
          <table:table-cell table:style-name="ce26" table:formula="of:=[.L203]/([.K203]+[.L203])" office:value-type="percentage" office:value="0.292073458220757" calcext:value-type="percentage">
            <text:p>29,21%</text:p>
          </table:table-cell>
          <table:table-cell table:style-name="ce25" table:formula="of:=[.H203]+[.B203]" office:value-type="float" office:value="6338592" calcext:value-type="float">
            <text:p>6338592</text:p>
          </table:table-cell>
          <table:table-cell table:style-name="ce25" table:formula="of:=[.G203]+[.C203]" office:value-type="float" office:value="2611034" calcext:value-type="float">
            <text:p>2611034</text:p>
          </table:table-cell>
          <table:table-cell table:style-name="ce26" table:formula="of:=[.O203]/([.O203]+[.P203])" office:value-type="percentage" office:value="0.708252166068169" calcext:value-type="percentage">
            <text:p>70,83%</text:p>
          </table:table-cell>
          <table:table-cell table:style-name="ce26" table:formula="of:=[.P203]/([.O203]+[.P203])" office:value-type="percentage" office:value="0.291747833931831" calcext:value-type="percentage">
            <text:p>29,17%</text:p>
          </table:table-cell>
          <table:table-cell table:style-name="ce31" table:formula="of:=[.H203]/[.E203]" office:value-type="float" office:value="1.00189113971345" calcext:value-type="float">
            <text:p>1,0019</text:p>
          </table:table-cell>
          <table:table-cell table:style-name="ce33" table:formula="of:=[.L203]/[.P203]" office:value-type="float" office:value="1.00097662458628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basicmath2020-01-191653</text:p>
          </table:table-cell>
          <table:table-cell office:value-type="float" office:value="7043" calcext:value-type="float">
            <text:p>7043</text:p>
          </table:table-cell>
          <table:table-cell office:value-type="float" office:value="14873" calcext:value-type="float">
            <text:p>14873</text:p>
          </table:table-cell>
          <table:table-cell office:value-type="float" office:value="7306976" calcext:value-type="float">
            <text:p>7306976</text:p>
          </table:table-cell>
          <table:table-cell office:value-type="float" office:value="1505640" calcext:value-type="float">
            <text:p>150564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7306327" calcext:value-type="float">
            <text:p>7306327</text:p>
          </table:table-cell>
          <table:table-cell office:value-type="float" office:value="1507536" calcext:value-type="float">
            <text:p>1507536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04]+[.C204]" office:value-type="float" office:value="1520513" calcext:value-type="float">
            <text:p>1520513</text:p>
          </table:table-cell>
          <table:table-cell table:style-name="ce25" table:formula="of:=[.D204]+[.B204]" office:value-type="float" office:value="7314019" calcext:value-type="float">
            <text:p>7314019</text:p>
          </table:table-cell>
          <table:table-cell table:style-name="ce26" table:formula="of:=[.K204]/([.K204]+[.L204])" office:value-type="percentage" office:value="0.172110192141474" calcext:value-type="percentage">
            <text:p>17,21%</text:p>
          </table:table-cell>
          <table:table-cell table:style-name="ce26" table:formula="of:=[.L204]/([.K204]+[.L204])" office:value-type="percentage" office:value="0.827889807858526" calcext:value-type="percentage">
            <text:p>82,79%</text:p>
          </table:table-cell>
          <table:table-cell table:style-name="ce25" table:formula="of:=[.H204]+[.B204]" office:value-type="float" office:value="1514579" calcext:value-type="float">
            <text:p>1514579</text:p>
          </table:table-cell>
          <table:table-cell table:style-name="ce25" table:formula="of:=[.G204]+[.C204]" office:value-type="float" office:value="7321200" calcext:value-type="float">
            <text:p>7321200</text:p>
          </table:table-cell>
          <table:table-cell table:style-name="ce26" table:formula="of:=[.O204]/([.O204]+[.P204])" office:value-type="percentage" office:value="0.171414314459427" calcext:value-type="percentage">
            <text:p>17,14%</text:p>
          </table:table-cell>
          <table:table-cell table:style-name="ce26" table:formula="of:=[.P204]/([.O204]+[.P204])" office:value-type="percentage" office:value="0.828585685540573" calcext:value-type="percentage">
            <text:p>82,86%</text:p>
          </table:table-cell>
          <table:table-cell table:style-name="ce31" table:formula="of:=[.H204]/[.E204]" office:value-type="float" office:value="1.00125926516299" calcext:value-type="float">
            <text:p>1,0013</text:p>
          </table:table-cell>
          <table:table-cell table:style-name="ce33" table:formula="of:=[.L204]/[.P204]" office:value-type="float" office:value="0.999019149866142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12929" calcext:value-type="float">
            <text:p>12929</text:p>
          </table:table-cell>
          <table:table-cell office:value-type="float" office:value="21234" calcext:value-type="float">
            <text:p>21234</text:p>
          </table:table-cell>
          <table:table-cell office:value-type="float" office:value="707549" calcext:value-type="float">
            <text:p>707549</text:p>
          </table:table-cell>
          <table:table-cell office:value-type="float" office:value="8105067" calcext:value-type="float">
            <text:p>8105067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704597" calcext:value-type="float">
            <text:p>704597</text:p>
          </table:table-cell>
          <table:table-cell office:value-type="float" office:value="8109266" calcext:value-type="float">
            <text:p>8109266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05]+[.C205]" office:value-type="float" office:value="8126301" calcext:value-type="float">
            <text:p>8126301</text:p>
          </table:table-cell>
          <table:table-cell table:style-name="ce25" table:formula="of:=[.D205]+[.B205]" office:value-type="float" office:value="720478" calcext:value-type="float">
            <text:p>720478</text:p>
          </table:table-cell>
          <table:table-cell table:style-name="ce26" table:formula="of:=[.K205]/([.K205]+[.L205])" office:value-type="percentage" office:value="0.918560416169546" calcext:value-type="percentage">
            <text:p>91,86%</text:p>
          </table:table-cell>
          <table:table-cell table:style-name="ce26" table:formula="of:=[.L205]/([.K205]+[.L205])" office:value-type="percentage" office:value="0.081439583830454" calcext:value-type="percentage">
            <text:p>8,14%</text:p>
          </table:table-cell>
          <table:table-cell table:style-name="ce25" table:formula="of:=[.H205]+[.B205]" office:value-type="float" office:value="8122195" calcext:value-type="float">
            <text:p>8122195</text:p>
          </table:table-cell>
          <table:table-cell table:style-name="ce25" table:formula="of:=[.G205]+[.C205]" office:value-type="float" office:value="725831" calcext:value-type="float">
            <text:p>725831</text:p>
          </table:table-cell>
          <table:table-cell table:style-name="ce26" table:formula="of:=[.O205]/([.O205]+[.P205])" office:value-type="percentage" office:value="0.91796690018768" calcext:value-type="percentage">
            <text:p>91,80%</text:p>
          </table:table-cell>
          <table:table-cell table:style-name="ce26" table:formula="of:=[.P205]/([.O205]+[.P205])" office:value-type="percentage" office:value="0.0820330998123197" calcext:value-type="percentage">
            <text:p>8,20%</text:p>
          </table:table-cell>
          <table:table-cell table:style-name="ce31" table:formula="of:=[.H205]/[.E205]" office:value-type="float" office:value="1.00051807097955" calcext:value-type="float">
            <text:p>1,0005</text:p>
          </table:table-cell>
          <table:table-cell table:style-name="ce33" table:formula="of:=[.L205]/[.P205]" office:value-type="float" office:value="0.992625004994276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basicmath2020-01-191653</text:p>
          </table:table-cell>
          <table:table-cell office:value-type="float" office:value="11198" calcext:value-type="float">
            <text:p>11198</text:p>
          </table:table-cell>
          <table:table-cell office:value-type="float" office:value="18893" calcext:value-type="float">
            <text:p>18893</text:p>
          </table:table-cell>
          <table:table-cell office:value-type="float" office:value="6960821" calcext:value-type="float">
            <text:p>6960821</text:p>
          </table:table-cell>
          <table:table-cell office:value-type="float" office:value="1851795" calcext:value-type="float">
            <text:p>1851795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6961186" calcext:value-type="float">
            <text:p>6961186</text:p>
          </table:table-cell>
          <table:table-cell office:value-type="float" office:value="1852677" calcext:value-type="float">
            <text:p>1852677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06]+[.C206]" office:value-type="float" office:value="1870688" calcext:value-type="float">
            <text:p>1870688</text:p>
          </table:table-cell>
          <table:table-cell table:style-name="ce25" table:formula="of:=[.D206]+[.B206]" office:value-type="float" office:value="6972019" calcext:value-type="float">
            <text:p>6972019</text:p>
          </table:table-cell>
          <table:table-cell table:style-name="ce26" table:formula="of:=[.K206]/([.K206]+[.L206])" office:value-type="percentage" office:value="0.211551507926249" calcext:value-type="percentage">
            <text:p>21,16%</text:p>
          </table:table-cell>
          <table:table-cell table:style-name="ce26" table:formula="of:=[.L206]/([.K206]+[.L206])" office:value-type="percentage" office:value="0.788448492073751" calcext:value-type="percentage">
            <text:p>78,84%</text:p>
          </table:table-cell>
          <table:table-cell table:style-name="ce25" table:formula="of:=[.H206]+[.B206]" office:value-type="float" office:value="1863875" calcext:value-type="float">
            <text:p>1863875</text:p>
          </table:table-cell>
          <table:table-cell table:style-name="ce25" table:formula="of:=[.G206]+[.C206]" office:value-type="float" office:value="6980079" calcext:value-type="float">
            <text:p>6980079</text:p>
          </table:table-cell>
          <table:table-cell table:style-name="ce26" table:formula="of:=[.O206]/([.O206]+[.P206])" office:value-type="percentage" office:value="0.210751322315788" calcext:value-type="percentage">
            <text:p>21,08%</text:p>
          </table:table-cell>
          <table:table-cell table:style-name="ce26" table:formula="of:=[.P206]/([.O206]+[.P206])" office:value-type="percentage" office:value="0.789248677684212" calcext:value-type="percentage">
            <text:p>78,92%</text:p>
          </table:table-cell>
          <table:table-cell table:style-name="ce31" table:formula="of:=[.H206]/[.E206]" office:value-type="float" office:value="1.00047629462225" calcext:value-type="float">
            <text:p>1,0005</text:p>
          </table:table-cell>
          <table:table-cell table:style-name="ce33" table:formula="of:=[.L206]/[.P206]" office:value-type="float" office:value="0.998845285275424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13424" calcext:value-type="float">
            <text:p>13424</text:p>
          </table:table-cell>
          <table:table-cell office:value-type="float" office:value="21639" calcext:value-type="float">
            <text:p>21639</text:p>
          </table:table-cell>
          <table:table-cell office:value-type="float" office:value="766267" calcext:value-type="float">
            <text:p>766267</text:p>
          </table:table-cell>
          <table:table-cell office:value-type="float" office:value="8046349" calcext:value-type="float">
            <text:p>8046349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763725" calcext:value-type="float">
            <text:p>763725</text:p>
          </table:table-cell>
          <table:table-cell office:value-type="float" office:value="8050138" calcext:value-type="float">
            <text:p>8050138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07]+[.C207]" office:value-type="float" office:value="8067988" calcext:value-type="float">
            <text:p>8067988</text:p>
          </table:table-cell>
          <table:table-cell table:style-name="ce25" table:formula="of:=[.D207]+[.B207]" office:value-type="float" office:value="779691" calcext:value-type="float">
            <text:p>779691</text:p>
          </table:table-cell>
          <table:table-cell table:style-name="ce26" table:formula="of:=[.K207]/([.K207]+[.L207])" office:value-type="percentage" office:value="0.911876210698874" calcext:value-type="percentage">
            <text:p>91,19%</text:p>
          </table:table-cell>
          <table:table-cell table:style-name="ce26" table:formula="of:=[.L207]/([.K207]+[.L207])" office:value-type="percentage" office:value="0.0881237893011263" calcext:value-type="percentage">
            <text:p>8,81%</text:p>
          </table:table-cell>
          <table:table-cell table:style-name="ce25" table:formula="of:=[.H207]+[.B207]" office:value-type="float" office:value="8063562" calcext:value-type="float">
            <text:p>8063562</text:p>
          </table:table-cell>
          <table:table-cell table:style-name="ce25" table:formula="of:=[.G207]+[.C207]" office:value-type="float" office:value="785364" calcext:value-type="float">
            <text:p>785364</text:p>
          </table:table-cell>
          <table:table-cell table:style-name="ce26" table:formula="of:=[.O207]/([.O207]+[.P207])" office:value-type="percentage" office:value="0.911247534446553" calcext:value-type="percentage">
            <text:p>91,12%</text:p>
          </table:table-cell>
          <table:table-cell table:style-name="ce26" table:formula="of:=[.P207]/([.O207]+[.P207])" office:value-type="percentage" office:value="0.0887524655534468" calcext:value-type="percentage">
            <text:p>8,88%</text:p>
          </table:table-cell>
          <table:table-cell table:style-name="ce31" table:formula="of:=[.H207]/[.E207]" office:value-type="float" office:value="1.00047089680052" calcext:value-type="float">
            <text:p>1,0005</text:p>
          </table:table-cell>
          <table:table-cell table:style-name="ce33" table:formula="of:=[.L207]/[.P207]" office:value-type="float" office:value="0.992776597857809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2562" calcext:value-type="float">
            <text:p>2562</text:p>
          </table:table-cell>
          <table:table-cell office:value-type="float" office:value="10598" calcext:value-type="float">
            <text:p>10598</text:p>
          </table:table-cell>
          <table:table-cell office:value-type="float" office:value="3623539" calcext:value-type="float">
            <text:p>3623539</text:p>
          </table:table-cell>
          <table:table-cell office:value-type="float" office:value="5189077" calcext:value-type="float">
            <text:p>5189077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3622943" calcext:value-type="float">
            <text:p>3622943</text:p>
          </table:table-cell>
          <table:table-cell office:value-type="float" office:value="5190920" calcext:value-type="float">
            <text:p>5190920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08]+[.C208]" office:value-type="float" office:value="5199675" calcext:value-type="float">
            <text:p>5199675</text:p>
          </table:table-cell>
          <table:table-cell table:style-name="ce25" table:formula="of:=[.D208]+[.B208]" office:value-type="float" office:value="3626101" calcext:value-type="float">
            <text:p>3626101</text:p>
          </table:table-cell>
          <table:table-cell table:style-name="ce26" table:formula="of:=[.K208]/([.K208]+[.L208])" office:value-type="percentage" office:value="0.589146495446973" calcext:value-type="percentage">
            <text:p>58,91%</text:p>
          </table:table-cell>
          <table:table-cell table:style-name="ce26" table:formula="of:=[.L208]/([.K208]+[.L208])" office:value-type="percentage" office:value="0.410853504553027" calcext:value-type="percentage">
            <text:p>41,09%</text:p>
          </table:table-cell>
          <table:table-cell table:style-name="ce25" table:formula="of:=[.H208]+[.B208]" office:value-type="float" office:value="5193482" calcext:value-type="float">
            <text:p>5193482</text:p>
          </table:table-cell>
          <table:table-cell table:style-name="ce25" table:formula="of:=[.G208]+[.C208]" office:value-type="float" office:value="3633541" calcext:value-type="float">
            <text:p>3633541</text:p>
          </table:table-cell>
          <table:table-cell table:style-name="ce26" table:formula="of:=[.O208]/([.O208]+[.P208])" office:value-type="percentage" office:value="0.588361670746751" calcext:value-type="percentage">
            <text:p>58,84%</text:p>
          </table:table-cell>
          <table:table-cell table:style-name="ce26" table:formula="of:=[.P208]/([.O208]+[.P208])" office:value-type="percentage" office:value="0.411638329253249" calcext:value-type="percentage">
            <text:p>41,16%</text:p>
          </table:table-cell>
          <table:table-cell table:style-name="ce31" table:formula="of:=[.H208]/[.E208]" office:value-type="float" office:value="1.00035516913702" calcext:value-type="float">
            <text:p>1,0004</text:p>
          </table:table-cell>
          <table:table-cell table:style-name="ce33" table:formula="of:=[.L208]/[.P208]" office:value-type="float" office:value="0.997952410609926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4274" calcext:value-type="float">
            <text:p>4274</text:p>
          </table:table-cell>
          <table:table-cell office:value-type="float" office:value="12142" calcext:value-type="float">
            <text:p>12142</text:p>
          </table:table-cell>
          <table:table-cell office:value-type="float" office:value="3300384" calcext:value-type="float">
            <text:p>3300384</text:p>
          </table:table-cell>
          <table:table-cell office:value-type="float" office:value="5512232" calcext:value-type="float">
            <text:p>5512232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3299737" calcext:value-type="float">
            <text:p>3299737</text:p>
          </table:table-cell>
          <table:table-cell office:value-type="float" office:value="5514126" calcext:value-type="float">
            <text:p>5514126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09]+[.C209]" office:value-type="float" office:value="5524374" calcext:value-type="float">
            <text:p>5524374</text:p>
          </table:table-cell>
          <table:table-cell table:style-name="ce25" table:formula="of:=[.D209]+[.B209]" office:value-type="float" office:value="3304658" calcext:value-type="float">
            <text:p>3304658</text:p>
          </table:table-cell>
          <table:table-cell table:style-name="ce26" table:formula="of:=[.K209]/([.K209]+[.L209])" office:value-type="percentage" office:value="0.625705513356391" calcext:value-type="percentage">
            <text:p>62,57%</text:p>
          </table:table-cell>
          <table:table-cell table:style-name="ce26" table:formula="of:=[.L209]/([.K209]+[.L209])" office:value-type="percentage" office:value="0.374294486643609" calcext:value-type="percentage">
            <text:p>37,43%</text:p>
          </table:table-cell>
          <table:table-cell table:style-name="ce25" table:formula="of:=[.H209]+[.B209]" office:value-type="float" office:value="5518400" calcext:value-type="float">
            <text:p>5518400</text:p>
          </table:table-cell>
          <table:table-cell table:style-name="ce25" table:formula="of:=[.G209]+[.C209]" office:value-type="float" office:value="3311879" calcext:value-type="float">
            <text:p>3311879</text:p>
          </table:table-cell>
          <table:table-cell table:style-name="ce26" table:formula="of:=[.O209]/([.O209]+[.P209])" office:value-type="percentage" office:value="0.624940616259124" calcext:value-type="percentage">
            <text:p>62,49%</text:p>
          </table:table-cell>
          <table:table-cell table:style-name="ce26" table:formula="of:=[.P209]/([.O209]+[.P209])" office:value-type="percentage" office:value="0.375059383740876" calcext:value-type="percentage">
            <text:p>37,51%</text:p>
          </table:table-cell>
          <table:table-cell table:style-name="ce31" table:formula="of:=[.H209]/[.E209]" office:value-type="float" office:value="1.00034359947114" calcext:value-type="float">
            <text:p>1,0003</text:p>
          </table:table-cell>
          <table:table-cell table:style-name="ce33" table:formula="of:=[.L209]/[.P209]" office:value-type="float" office:value="0.997819666720916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basicmath2020-01-191653</text:p>
          </table:table-cell>
          <table:table-cell office:value-type="float" office:value="1387" calcext:value-type="float">
            <text:p>1387</text:p>
          </table:table-cell>
          <table:table-cell office:value-type="float" office:value="2911" calcext:value-type="float">
            <text:p>2911</text:p>
          </table:table-cell>
          <table:table-cell office:value-type="float" office:value="7134090" calcext:value-type="float">
            <text:p>7134090</text:p>
          </table:table-cell>
          <table:table-cell office:value-type="float" office:value="1678526" calcext:value-type="float">
            <text:p>1678526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7134950" calcext:value-type="float">
            <text:p>7134950</text:p>
          </table:table-cell>
          <table:table-cell office:value-type="float" office:value="1678913" calcext:value-type="float">
            <text:p>1678913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10]+[.C210]" office:value-type="float" office:value="1681437" calcext:value-type="float">
            <text:p>1681437</text:p>
          </table:table-cell>
          <table:table-cell table:style-name="ce25" table:formula="of:=[.D210]+[.B210]" office:value-type="float" office:value="7135477" calcext:value-type="float">
            <text:p>7135477</text:p>
          </table:table-cell>
          <table:table-cell table:style-name="ce26" table:formula="of:=[.K210]/([.K210]+[.L210])" office:value-type="percentage" office:value="0.190705841068655" calcext:value-type="percentage">
            <text:p>19,07%</text:p>
          </table:table-cell>
          <table:table-cell table:style-name="ce26" table:formula="of:=[.L210]/([.K210]+[.L210])" office:value-type="percentage" office:value="0.809294158931345" calcext:value-type="percentage">
            <text:p>80,93%</text:p>
          </table:table-cell>
          <table:table-cell table:style-name="ce25" table:formula="of:=[.H210]+[.B210]" office:value-type="float" office:value="1680300" calcext:value-type="float">
            <text:p>1680300</text:p>
          </table:table-cell>
          <table:table-cell table:style-name="ce25" table:formula="of:=[.G210]+[.C210]" office:value-type="float" office:value="7137861" calcext:value-type="float">
            <text:p>7137861</text:p>
          </table:table-cell>
          <table:table-cell table:style-name="ce26" table:formula="of:=[.O210]/([.O210]+[.P210])" office:value-type="percentage" office:value="0.190549934391082" calcext:value-type="percentage">
            <text:p>19,05%</text:p>
          </table:table-cell>
          <table:table-cell table:style-name="ce26" table:formula="of:=[.P210]/([.O210]+[.P210])" office:value-type="percentage" office:value="0.809450065608918" calcext:value-type="percentage">
            <text:p>80,95%</text:p>
          </table:table-cell>
          <table:table-cell table:style-name="ce31" table:formula="of:=[.H210]/[.E210]" office:value-type="float" office:value="1.00023055943131" calcext:value-type="float">
            <text:p>1,0002</text:p>
          </table:table-cell>
          <table:table-cell table:style-name="ce33" table:formula="of:=[.L210]/[.P210]" office:value-type="float" office:value="0.999666006384826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7526" calcext:value-type="float">
            <text:p>7526</text:p>
          </table:table-cell>
          <table:table-cell office:value-type="float" office:value="9267" calcext:value-type="float">
            <text:p>9267</text:p>
          </table:table-cell>
          <table:table-cell office:value-type="float" office:value="2382951" calcext:value-type="float">
            <text:p>2382951</text:p>
          </table:table-cell>
          <table:table-cell office:value-type="float" office:value="6429665" calcext:value-type="float">
            <text:p>6429665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2383025" calcext:value-type="float">
            <text:p>2383025</text:p>
          </table:table-cell>
          <table:table-cell office:value-type="float" office:value="6430838" calcext:value-type="float">
            <text:p>6430838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11]+[.C211]" office:value-type="float" office:value="6438932" calcext:value-type="float">
            <text:p>6438932</text:p>
          </table:table-cell>
          <table:table-cell table:style-name="ce25" table:formula="of:=[.D211]+[.B211]" office:value-type="float" office:value="2390477" calcext:value-type="float">
            <text:p>2390477</text:p>
          </table:table-cell>
          <table:table-cell table:style-name="ce26" table:formula="of:=[.K211]/([.K211]+[.L211])" office:value-type="percentage" office:value="0.729259682046669" calcext:value-type="percentage">
            <text:p>72,93%</text:p>
          </table:table-cell>
          <table:table-cell table:style-name="ce26" table:formula="of:=[.L211]/([.K211]+[.L211])" office:value-type="percentage" office:value="0.270740317953331" calcext:value-type="percentage">
            <text:p>27,07%</text:p>
          </table:table-cell>
          <table:table-cell table:style-name="ce25" table:formula="of:=[.H211]+[.B211]" office:value-type="float" office:value="6438364" calcext:value-type="float">
            <text:p>6438364</text:p>
          </table:table-cell>
          <table:table-cell table:style-name="ce25" table:formula="of:=[.G211]+[.C211]" office:value-type="float" office:value="2392292" calcext:value-type="float">
            <text:p>2392292</text:p>
          </table:table-cell>
          <table:table-cell table:style-name="ce26" table:formula="of:=[.O211]/([.O211]+[.P211])" office:value-type="percentage" office:value="0.729092379999855" calcext:value-type="percentage">
            <text:p>72,91%</text:p>
          </table:table-cell>
          <table:table-cell table:style-name="ce26" table:formula="of:=[.P211]/([.O211]+[.P211])" office:value-type="percentage" office:value="0.270907620000145" calcext:value-type="percentage">
            <text:p>27,09%</text:p>
          </table:table-cell>
          <table:table-cell table:style-name="ce31" table:formula="of:=[.H211]/[.E211]" office:value-type="float" office:value="1.00018243563234" calcext:value-type="float">
            <text:p>1,0002</text:p>
          </table:table-cell>
          <table:table-cell table:style-name="ce33" table:formula="of:=[.L211]/[.P211]" office:value-type="float" office:value="0.99924131335138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7921" calcext:value-type="float">
            <text:p>7921</text:p>
          </table:table-cell>
          <table:table-cell office:value-type="float" office:value="9636" calcext:value-type="float">
            <text:p>9636</text:p>
          </table:table-cell>
          <table:table-cell office:value-type="float" office:value="2537153" calcext:value-type="float">
            <text:p>2537153</text:p>
          </table:table-cell>
          <table:table-cell office:value-type="float" office:value="6275463" calcext:value-type="float">
            <text:p>6275463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2537738" calcext:value-type="float">
            <text:p>2537738</text:p>
          </table:table-cell>
          <table:table-cell office:value-type="float" office:value="6276125" calcext:value-type="float">
            <text:p>6276125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12]+[.C212]" office:value-type="float" office:value="6285099" calcext:value-type="float">
            <text:p>6285099</text:p>
          </table:table-cell>
          <table:table-cell table:style-name="ce25" table:formula="of:=[.D212]+[.B212]" office:value-type="float" office:value="2545074" calcext:value-type="float">
            <text:p>2545074</text:p>
          </table:table-cell>
          <table:table-cell table:style-name="ce26" table:formula="of:=[.K212]/([.K212]+[.L212])" office:value-type="percentage" office:value="0.711775295908698" calcext:value-type="percentage">
            <text:p>71,18%</text:p>
          </table:table-cell>
          <table:table-cell table:style-name="ce26" table:formula="of:=[.L212]/([.K212]+[.L212])" office:value-type="percentage" office:value="0.288224704091302" calcext:value-type="percentage">
            <text:p>28,82%</text:p>
          </table:table-cell>
          <table:table-cell table:style-name="ce25" table:formula="of:=[.H212]+[.B212]" office:value-type="float" office:value="6284046" calcext:value-type="float">
            <text:p>6284046</text:p>
          </table:table-cell>
          <table:table-cell table:style-name="ce25" table:formula="of:=[.G212]+[.C212]" office:value-type="float" office:value="2547374" calcext:value-type="float">
            <text:p>2547374</text:p>
          </table:table-cell>
          <table:table-cell table:style-name="ce26" table:formula="of:=[.O212]/([.O212]+[.P212])" office:value-type="percentage" office:value="0.711555559581585" calcext:value-type="percentage">
            <text:p>71,16%</text:p>
          </table:table-cell>
          <table:table-cell table:style-name="ce26" table:formula="of:=[.P212]/([.O212]+[.P212])" office:value-type="percentage" office:value="0.288444440418415" calcext:value-type="percentage">
            <text:p>28,84%</text:p>
          </table:table-cell>
          <table:table-cell table:style-name="ce31" table:formula="of:=[.H212]/[.E212]" office:value-type="float" office:value="1.00010549022439" calcext:value-type="float">
            <text:p>1,0001</text:p>
          </table:table-cell>
          <table:table-cell table:style-name="ce33" table:formula="of:=[.L212]/[.P212]" office:value-type="float" office:value="0.999097109415422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basicmath2020-01-191653</text:p>
          </table:table-cell>
          <table:table-cell office:value-type="float" office:value="1895" calcext:value-type="float">
            <text:p>1895</text:p>
          </table:table-cell>
          <table:table-cell office:value-type="float" office:value="3385" calcext:value-type="float">
            <text:p>3385</text:p>
          </table:table-cell>
          <table:table-cell office:value-type="float" office:value="6737897" calcext:value-type="float">
            <text:p>6737897</text:p>
          </table:table-cell>
          <table:table-cell office:value-type="float" office:value="2074719" calcext:value-type="float">
            <text:p>2074719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6738929" calcext:value-type="float">
            <text:p>6738929</text:p>
          </table:table-cell>
          <table:table-cell office:value-type="float" office:value="2074934" calcext:value-type="float">
            <text:p>2074934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13]+[.C213]" office:value-type="float" office:value="2078104" calcext:value-type="float">
            <text:p>2078104</text:p>
          </table:table-cell>
          <table:table-cell table:style-name="ce25" table:formula="of:=[.D213]+[.B213]" office:value-type="float" office:value="6739792" calcext:value-type="float">
            <text:p>6739792</text:p>
          </table:table-cell>
          <table:table-cell table:style-name="ce26" table:formula="of:=[.K213]/([.K213]+[.L213])" office:value-type="percentage" office:value="0.235668916938916" calcext:value-type="percentage">
            <text:p>23,57%</text:p>
          </table:table-cell>
          <table:table-cell table:style-name="ce26" table:formula="of:=[.L213]/([.K213]+[.L213])" office:value-type="percentage" office:value="0.764331083061084" calcext:value-type="percentage">
            <text:p>76,43%</text:p>
          </table:table-cell>
          <table:table-cell table:style-name="ce25" table:formula="of:=[.H213]+[.B213]" office:value-type="float" office:value="2076829" calcext:value-type="float">
            <text:p>2076829</text:p>
          </table:table-cell>
          <table:table-cell table:style-name="ce25" table:formula="of:=[.G213]+[.C213]" office:value-type="float" office:value="6742314" calcext:value-type="float">
            <text:p>6742314</text:p>
          </table:table-cell>
          <table:table-cell table:style-name="ce26" table:formula="of:=[.O213]/([.O213]+[.P213])" office:value-type="percentage" office:value="0.23549102220023" calcext:value-type="percentage">
            <text:p>23,55%</text:p>
          </table:table-cell>
          <table:table-cell table:style-name="ce26" table:formula="of:=[.P213]/([.O213]+[.P213])" office:value-type="percentage" office:value="0.76450897779977" calcext:value-type="percentage">
            <text:p>76,45%</text:p>
          </table:table-cell>
          <table:table-cell table:style-name="ce31" table:formula="of:=[.H213]/[.E213]" office:value-type="float" office:value="1.00010362849138" calcext:value-type="float">
            <text:p>1,0001</text:p>
          </table:table-cell>
          <table:table-cell table:style-name="ce33" table:formula="of:=[.L213]/[.P213]" office:value-type="float" office:value="0.999625944445779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1826" calcext:value-type="float">
            <text:p>1826</text:p>
          </table:table-cell>
          <table:table-cell office:value-type="float" office:value="3644" calcext:value-type="float">
            <text:p>3644</text:p>
          </table:table-cell>
          <table:table-cell office:value-type="float" office:value="780968" calcext:value-type="float">
            <text:p>780968</text:p>
          </table:table-cell>
          <table:table-cell office:value-type="float" office:value="8031648" calcext:value-type="float">
            <text:p>8031648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781629" calcext:value-type="float">
            <text:p>781629</text:p>
          </table:table-cell>
          <table:table-cell office:value-type="float" office:value="8032234" calcext:value-type="float">
            <text:p>8032234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14]+[.C214]" office:value-type="float" office:value="8035292" calcext:value-type="float">
            <text:p>8035292</text:p>
          </table:table-cell>
          <table:table-cell table:style-name="ce25" table:formula="of:=[.D214]+[.B214]" office:value-type="float" office:value="782794" calcext:value-type="float">
            <text:p>782794</text:p>
          </table:table-cell>
          <table:table-cell table:style-name="ce26" table:formula="of:=[.K214]/([.K214]+[.L214])" office:value-type="percentage" office:value="0.911228581803353" calcext:value-type="percentage">
            <text:p>91,12%</text:p>
          </table:table-cell>
          <table:table-cell table:style-name="ce26" table:formula="of:=[.L214]/([.K214]+[.L214])" office:value-type="percentage" office:value="0.0887714181966472" calcext:value-type="percentage">
            <text:p>8,88%</text:p>
          </table:table-cell>
          <table:table-cell table:style-name="ce25" table:formula="of:=[.H214]+[.B214]" office:value-type="float" office:value="8034060" calcext:value-type="float">
            <text:p>8034060</text:p>
          </table:table-cell>
          <table:table-cell table:style-name="ce25" table:formula="of:=[.G214]+[.C214]" office:value-type="float" office:value="785273" calcext:value-type="float">
            <text:p>785273</text:p>
          </table:table-cell>
          <table:table-cell table:style-name="ce26" table:formula="of:=[.O214]/([.O214]+[.P214])" office:value-type="percentage" office:value="0.91096004652506" calcext:value-type="percentage">
            <text:p>91,10%</text:p>
          </table:table-cell>
          <table:table-cell table:style-name="ce26" table:formula="of:=[.P214]/([.O214]+[.P214])" office:value-type="percentage" office:value="0.0890399534749397" calcext:value-type="percentage">
            <text:p>8,90%</text:p>
          </table:table-cell>
          <table:table-cell table:style-name="ce31" table:formula="of:=[.H214]/[.E214]" office:value-type="float" office:value="1.00007296136484" calcext:value-type="float">
            <text:p>1,0001</text:p>
          </table:table-cell>
          <table:table-cell table:style-name="ce33" table:formula="of:=[.L214]/[.P214]" office:value-type="float" office:value="0.996843136081337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1890" calcext:value-type="float">
            <text:p>1890</text:p>
          </table:table-cell>
          <table:table-cell office:value-type="float" office:value="3675" calcext:value-type="float">
            <text:p>3675</text:p>
          </table:table-cell>
          <table:table-cell office:value-type="float" office:value="801469" calcext:value-type="float">
            <text:p>801469</text:p>
          </table:table-cell>
          <table:table-cell office:value-type="float" office:value="8011147" calcext:value-type="float">
            <text:p>8011147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802173" calcext:value-type="float">
            <text:p>802173</text:p>
          </table:table-cell>
          <table:table-cell office:value-type="float" office:value="8011690" calcext:value-type="float">
            <text:p>8011690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15]+[.C215]" office:value-type="float" office:value="8014822" calcext:value-type="float">
            <text:p>8014822</text:p>
          </table:table-cell>
          <table:table-cell table:style-name="ce25" table:formula="of:=[.D215]+[.B215]" office:value-type="float" office:value="803359" calcext:value-type="float">
            <text:p>803359</text:p>
          </table:table-cell>
          <table:table-cell table:style-name="ce26" table:formula="of:=[.K215]/([.K215]+[.L215])" office:value-type="percentage" office:value="0.908897424536874" calcext:value-type="percentage">
            <text:p>90,89%</text:p>
          </table:table-cell>
          <table:table-cell table:style-name="ce26" table:formula="of:=[.L215]/([.K215]+[.L215])" office:value-type="percentage" office:value="0.0911025754631256" calcext:value-type="percentage">
            <text:p>9,11%</text:p>
          </table:table-cell>
          <table:table-cell table:style-name="ce25" table:formula="of:=[.H215]+[.B215]" office:value-type="float" office:value="8013580" calcext:value-type="float">
            <text:p>8013580</text:p>
          </table:table-cell>
          <table:table-cell table:style-name="ce25" table:formula="of:=[.G215]+[.C215]" office:value-type="float" office:value="805848" calcext:value-type="float">
            <text:p>805848</text:p>
          </table:table-cell>
          <table:table-cell table:style-name="ce26" table:formula="of:=[.O215]/([.O215]+[.P215])" office:value-type="percentage" office:value="0.908628087898671" calcext:value-type="percentage">
            <text:p>90,86%</text:p>
          </table:table-cell>
          <table:table-cell table:style-name="ce26" table:formula="of:=[.P215]/([.O215]+[.P215])" office:value-type="percentage" office:value="0.091371912101329" calcext:value-type="percentage">
            <text:p>9,14%</text:p>
          </table:table-cell>
          <table:table-cell table:style-name="ce31" table:formula="of:=[.H215]/[.E215]" office:value-type="float" office:value="1.00006778055627" calcext:value-type="float">
            <text:p>1,0001</text:p>
          </table:table-cell>
          <table:table-cell table:style-name="ce33" table:formula="of:=[.L215]/[.P215]" office:value-type="float" office:value="0.996911328190924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421" calcext:value-type="float">
            <text:p>421</text:p>
          </table:table-cell>
          <table:table-cell office:value-type="float" office:value="2027" calcext:value-type="float">
            <text:p>2027</text:p>
          </table:table-cell>
          <table:table-cell office:value-type="float" office:value="4037522" calcext:value-type="float">
            <text:p>4037522</text:p>
          </table:table-cell>
          <table:table-cell office:value-type="float" office:value="4775094" calcext:value-type="float">
            <text:p>4775094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4038447" calcext:value-type="float">
            <text:p>4038447</text:p>
          </table:table-cell>
          <table:table-cell office:value-type="float" office:value="4775416" calcext:value-type="float">
            <text:p>4775416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16]+[.C216]" office:value-type="float" office:value="4777121" calcext:value-type="float">
            <text:p>4777121</text:p>
          </table:table-cell>
          <table:table-cell table:style-name="ce25" table:formula="of:=[.D216]+[.B216]" office:value-type="float" office:value="4037943" calcext:value-type="float">
            <text:p>4037943</text:p>
          </table:table-cell>
          <table:table-cell table:style-name="ce26" table:formula="of:=[.K216]/([.K216]+[.L216])" office:value-type="percentage" office:value="0.541926978635663" calcext:value-type="percentage">
            <text:p>54,19%</text:p>
          </table:table-cell>
          <table:table-cell table:style-name="ce26" table:formula="of:=[.L216]/([.K216]+[.L216])" office:value-type="percentage" office:value="0.458073021364337" calcext:value-type="percentage">
            <text:p>45,81%</text:p>
          </table:table-cell>
          <table:table-cell table:style-name="ce25" table:formula="of:=[.H216]+[.B216]" office:value-type="float" office:value="4775837" calcext:value-type="float">
            <text:p>4775837</text:p>
          </table:table-cell>
          <table:table-cell table:style-name="ce25" table:formula="of:=[.G216]+[.C216]" office:value-type="float" office:value="4040474" calcext:value-type="float">
            <text:p>4040474</text:p>
          </table:table-cell>
          <table:table-cell table:style-name="ce26" table:formula="of:=[.O216]/([.O216]+[.P216])" office:value-type="percentage" office:value="0.541704688049231" calcext:value-type="percentage">
            <text:p>54,17%</text:p>
          </table:table-cell>
          <table:table-cell table:style-name="ce26" table:formula="of:=[.P216]/([.O216]+[.P216])" office:value-type="percentage" office:value="0.458295311950769" calcext:value-type="percentage">
            <text:p>45,83%</text:p>
          </table:table-cell>
          <table:table-cell table:style-name="ce31" table:formula="of:=[.H216]/[.E216]" office:value-type="float" office:value="1.00006743322749" calcext:value-type="float">
            <text:p>1,0001</text:p>
          </table:table-cell>
          <table:table-cell table:style-name="ce33" table:formula="of:=[.L216]/[.P216]" office:value-type="float" office:value="0.999373588346318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597" calcext:value-type="float">
            <text:p>597</text:p>
          </table:table-cell>
          <table:table-cell office:value-type="float" office:value="2152" calcext:value-type="float">
            <text:p>2152</text:p>
          </table:table-cell>
          <table:table-cell office:value-type="float" office:value="3671958" calcext:value-type="float">
            <text:p>3671958</text:p>
          </table:table-cell>
          <table:table-cell office:value-type="float" office:value="5140658" calcext:value-type="float">
            <text:p>5140658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3672913" calcext:value-type="float">
            <text:p>3672913</text:p>
          </table:table-cell>
          <table:table-cell office:value-type="float" office:value="5140950" calcext:value-type="float">
            <text:p>5140950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17]+[.C217]" office:value-type="float" office:value="5142810" calcext:value-type="float">
            <text:p>5142810</text:p>
          </table:table-cell>
          <table:table-cell table:style-name="ce25" table:formula="of:=[.D217]+[.B217]" office:value-type="float" office:value="3672555" calcext:value-type="float">
            <text:p>3672555</text:p>
          </table:table-cell>
          <table:table-cell table:style-name="ce26" table:formula="of:=[.K217]/([.K217]+[.L217])" office:value-type="percentage" office:value="0.583391612258823" calcext:value-type="percentage">
            <text:p>58,34%</text:p>
          </table:table-cell>
          <table:table-cell table:style-name="ce26" table:formula="of:=[.L217]/([.K217]+[.L217])" office:value-type="percentage" office:value="0.416608387741177" calcext:value-type="percentage">
            <text:p>41,66%</text:p>
          </table:table-cell>
          <table:table-cell table:style-name="ce25" table:formula="of:=[.H217]+[.B217]" office:value-type="float" office:value="5141547" calcext:value-type="float">
            <text:p>5141547</text:p>
          </table:table-cell>
          <table:table-cell table:style-name="ce25" table:formula="of:=[.G217]+[.C217]" office:value-type="float" office:value="3675065" calcext:value-type="float">
            <text:p>3675065</text:p>
          </table:table-cell>
          <table:table-cell table:style-name="ce26" table:formula="of:=[.O217]/([.O217]+[.P217])" office:value-type="percentage" office:value="0.583165846472545" calcext:value-type="percentage">
            <text:p>58,32%</text:p>
          </table:table-cell>
          <table:table-cell table:style-name="ce26" table:formula="of:=[.P217]/([.O217]+[.P217])" office:value-type="percentage" office:value="0.416834153527455" calcext:value-type="percentage">
            <text:p>41,68%</text:p>
          </table:table-cell>
          <table:table-cell table:style-name="ce31" table:formula="of:=[.H217]/[.E217]" office:value-type="float" office:value="1.00005680206697" calcext:value-type="float">
            <text:p>1,0001</text:p>
          </table:table-cell>
          <table:table-cell table:style-name="ce33" table:formula="of:=[.L217]/[.P217]" office:value-type="float" office:value="0.999317018882659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basicmath2020-01-191653</text:p>
          </table:table-cell>
          <table:table-cell office:value-type="float" office:value="865" calcext:value-type="float">
            <text:p>865</text:p>
          </table:table-cell>
          <table:table-cell office:value-type="float" office:value="2089" calcext:value-type="float">
            <text:p>2089</text:p>
          </table:table-cell>
          <table:table-cell office:value-type="float" office:value="475578" calcext:value-type="float">
            <text:p>475578</text:p>
          </table:table-cell>
          <table:table-cell office:value-type="float" office:value="8337038" calcext:value-type="float">
            <text:p>8337038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476763" calcext:value-type="float">
            <text:p>476763</text:p>
          </table:table-cell>
          <table:table-cell office:value-type="float" office:value="8337100" calcext:value-type="float">
            <text:p>8337100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18]+[.C218]" office:value-type="float" office:value="8339127" calcext:value-type="float">
            <text:p>8339127</text:p>
          </table:table-cell>
          <table:table-cell table:style-name="ce25" table:formula="of:=[.D218]+[.B218]" office:value-type="float" office:value="476443" calcext:value-type="float">
            <text:p>476443</text:p>
          </table:table-cell>
          <table:table-cell table:style-name="ce26" table:formula="of:=[.K218]/([.K218]+[.L218])" office:value-type="percentage" office:value="0.945954373908891" calcext:value-type="percentage">
            <text:p>94,60%</text:p>
          </table:table-cell>
          <table:table-cell table:style-name="ce26" table:formula="of:=[.L218]/([.K218]+[.L218])" office:value-type="percentage" office:value="0.0540456260911093" calcext:value-type="percentage">
            <text:p>5,40%</text:p>
          </table:table-cell>
          <table:table-cell table:style-name="ce25" table:formula="of:=[.H218]+[.B218]" office:value-type="float" office:value="8337965" calcext:value-type="float">
            <text:p>8337965</text:p>
          </table:table-cell>
          <table:table-cell table:style-name="ce25" table:formula="of:=[.G218]+[.C218]" office:value-type="float" office:value="478852" calcext:value-type="float">
            <text:p>478852</text:p>
          </table:table-cell>
          <table:table-cell table:style-name="ce26" table:formula="of:=[.O218]/([.O218]+[.P218])" office:value-type="percentage" office:value="0.945688789956738" calcext:value-type="percentage">
            <text:p>94,57%</text:p>
          </table:table-cell>
          <table:table-cell table:style-name="ce26" table:formula="of:=[.P218]/([.O218]+[.P218])" office:value-type="percentage" office:value="0.0543112100432616" calcext:value-type="percentage">
            <text:p>5,43%</text:p>
          </table:table-cell>
          <table:table-cell table:style-name="ce31" table:formula="of:=[.H218]/[.E218]" office:value-type="float" office:value="1.00000743669394" calcext:value-type="float">
            <text:p>1,0000</text:p>
          </table:table-cell>
          <table:table-cell table:style-name="ce33" table:formula="of:=[.L218]/[.P218]" office:value-type="float" office:value="0.994969218046495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1901" calcext:value-type="float">
            <text:p>1901</text:p>
          </table:table-cell>
          <table:table-cell office:value-type="float" office:value="3158" calcext:value-type="float">
            <text:p>3158</text:p>
          </table:table-cell>
          <table:table-cell office:value-type="float" office:value="52240" calcext:value-type="float">
            <text:p>52240</text:p>
          </table:table-cell>
          <table:table-cell office:value-type="float" office:value="8760376" calcext:value-type="float">
            <text:p>8760376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53440" calcext:value-type="float">
            <text:p>53440</text:p>
          </table:table-cell>
          <table:table-cell office:value-type="float" office:value="8760423" calcext:value-type="float">
            <text:p>8760423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19]+[.C219]" office:value-type="float" office:value="8763534" calcext:value-type="float">
            <text:p>8763534</text:p>
          </table:table-cell>
          <table:table-cell table:style-name="ce25" table:formula="of:=[.D219]+[.B219]" office:value-type="float" office:value="54141" calcext:value-type="float">
            <text:p>54141</text:p>
          </table:table-cell>
          <table:table-cell table:style-name="ce26" table:formula="of:=[.K219]/([.K219]+[.L219])" office:value-type="percentage" office:value="0.99385994607422" calcext:value-type="percentage">
            <text:p>99,39%</text:p>
          </table:table-cell>
          <table:table-cell table:style-name="ce26" table:formula="of:=[.L219]/([.K219]+[.L219])" office:value-type="percentage" office:value="0.00614005392577976" calcext:value-type="percentage">
            <text:p>0,61%</text:p>
          </table:table-cell>
          <table:table-cell table:style-name="ce25" table:formula="of:=[.H219]+[.B219]" office:value-type="float" office:value="8762324" calcext:value-type="float">
            <text:p>8762324</text:p>
          </table:table-cell>
          <table:table-cell table:style-name="ce25" table:formula="of:=[.G219]+[.C219]" office:value-type="float" office:value="56598" calcext:value-type="float">
            <text:p>56598</text:p>
          </table:table-cell>
          <table:table-cell table:style-name="ce26" table:formula="of:=[.O219]/([.O219]+[.P219])" office:value-type="percentage" office:value="0.993582208800577" calcext:value-type="percentage">
            <text:p>99,36%</text:p>
          </table:table-cell>
          <table:table-cell table:style-name="ce26" table:formula="of:=[.P219]/([.O219]+[.P219])" office:value-type="percentage" office:value="0.00641779119942324" calcext:value-type="percentage">
            <text:p>0,64%</text:p>
          </table:table-cell>
          <table:table-cell table:style-name="ce31" table:formula="of:=[.H219]/[.E219]" office:value-type="float" office:value="1.00000536506652" calcext:value-type="float">
            <text:p>1,0000</text:p>
          </table:table-cell>
          <table:table-cell table:style-name="ce33" table:formula="of:=[.L219]/[.P219]" office:value-type="float" office:value="0.956588572034348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318" calcext:value-type="float">
            <text:p>318</text:p>
          </table:table-cell>
          <table:table-cell office:value-type="float" office:value="1275" calcext:value-type="float">
            <text:p>1275</text:p>
          </table:table-cell>
          <table:table-cell office:value-type="float" office:value="70138" calcext:value-type="float">
            <text:p>70138</text:p>
          </table:table-cell>
          <table:table-cell office:value-type="float" office:value="8742478" calcext:value-type="float">
            <text:p>8742478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71358" calcext:value-type="float">
            <text:p>71358</text:p>
          </table:table-cell>
          <table:table-cell office:value-type="float" office:value="8742505" calcext:value-type="float">
            <text:p>8742505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20]+[.C220]" office:value-type="float" office:value="8743753" calcext:value-type="float">
            <text:p>8743753</text:p>
          </table:table-cell>
          <table:table-cell table:style-name="ce25" table:formula="of:=[.D220]+[.B220]" office:value-type="float" office:value="70456" calcext:value-type="float">
            <text:p>70456</text:p>
          </table:table-cell>
          <table:table-cell table:style-name="ce26" table:formula="of:=[.K220]/([.K220]+[.L220])" office:value-type="percentage" office:value="0.992006543071534" calcext:value-type="percentage">
            <text:p>99,20%</text:p>
          </table:table-cell>
          <table:table-cell table:style-name="ce26" table:formula="of:=[.L220]/([.K220]+[.L220])" office:value-type="percentage" office:value="0.0079934569284663" calcext:value-type="percentage">
            <text:p>0,80%</text:p>
          </table:table-cell>
          <table:table-cell table:style-name="ce25" table:formula="of:=[.H220]+[.B220]" office:value-type="float" office:value="8742823" calcext:value-type="float">
            <text:p>8742823</text:p>
          </table:table-cell>
          <table:table-cell table:style-name="ce25" table:formula="of:=[.G220]+[.C220]" office:value-type="float" office:value="72633" calcext:value-type="float">
            <text:p>72633</text:p>
          </table:table-cell>
          <table:table-cell table:style-name="ce26" table:formula="of:=[.O220]/([.O220]+[.P220])" office:value-type="percentage" office:value="0.991760721169727" calcext:value-type="percentage">
            <text:p>99,18%</text:p>
          </table:table-cell>
          <table:table-cell table:style-name="ce26" table:formula="of:=[.P220]/([.O220]+[.P220])" office:value-type="percentage" office:value="0.00823927883027265" calcext:value-type="percentage">
            <text:p>0,82%</text:p>
          </table:table-cell>
          <table:table-cell table:style-name="ce31" table:formula="of:=[.H220]/[.E220]" office:value-type="float" office:value="1.00000308836922" calcext:value-type="float">
            <text:p>1,0000</text:p>
          </table:table-cell>
          <table:table-cell table:style-name="ce33" table:formula="of:=[.L220]/[.P220]" office:value-type="float" office:value="0.970027398014677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basicmath2020-01-191653</text:p>
          </table:table-cell>
          <table:table-cell office:value-type="float" office:value="221" calcext:value-type="float">
            <text:p>221</text:p>
          </table:table-cell>
          <table:table-cell office:value-type="float" office:value="1162" calcext:value-type="float">
            <text:p>1162</text:p>
          </table:table-cell>
          <table:table-cell office:value-type="float" office:value="556083" calcext:value-type="float">
            <text:p>556083</text:p>
          </table:table-cell>
          <table:table-cell office:value-type="float" office:value="8256533" calcext:value-type="float">
            <text:p>8256533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557310" calcext:value-type="float">
            <text:p>557310</text:p>
          </table:table-cell>
          <table:table-cell office:value-type="float" office:value="8256553" calcext:value-type="float">
            <text:p>8256553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21]+[.C221]" office:value-type="float" office:value="8257695" calcext:value-type="float">
            <text:p>8257695</text:p>
          </table:table-cell>
          <table:table-cell table:style-name="ce25" table:formula="of:=[.D221]+[.B221]" office:value-type="float" office:value="556304" calcext:value-type="float">
            <text:p>556304</text:p>
          </table:table-cell>
          <table:table-cell table:style-name="ce26" table:formula="of:=[.K221]/([.K221]+[.L221])" office:value-type="percentage" office:value="0.936884040944411" calcext:value-type="percentage">
            <text:p>93,69%</text:p>
          </table:table-cell>
          <table:table-cell table:style-name="ce26" table:formula="of:=[.L221]/([.K221]+[.L221])" office:value-type="percentage" office:value="0.0631159590555887" calcext:value-type="percentage">
            <text:p>6,31%</text:p>
          </table:table-cell>
          <table:table-cell table:style-name="ce25" table:formula="of:=[.H221]+[.B221]" office:value-type="float" office:value="8256774" calcext:value-type="float">
            <text:p>8256774</text:p>
          </table:table-cell>
          <table:table-cell table:style-name="ce25" table:formula="of:=[.G221]+[.C221]" office:value-type="float" office:value="558472" calcext:value-type="float">
            <text:p>558472</text:p>
          </table:table-cell>
          <table:table-cell table:style-name="ce26" table:formula="of:=[.O221]/([.O221]+[.P221])" office:value-type="percentage" office:value="0.936647031744775" calcext:value-type="percentage">
            <text:p>93,66%</text:p>
          </table:table-cell>
          <table:table-cell table:style-name="ce26" table:formula="of:=[.P221]/([.O221]+[.P221])" office:value-type="percentage" office:value="0.0633529682552251" calcext:value-type="percentage">
            <text:p>6,34%</text:p>
          </table:table-cell>
          <table:table-cell table:style-name="ce31" table:formula="of:=[.H221]/[.E221]" office:value-type="float" office:value="1.00000242232424" calcext:value-type="float">
            <text:p>1,0000</text:p>
          </table:table-cell>
          <table:table-cell table:style-name="ce33" table:formula="of:=[.L221]/[.P221]" office:value-type="float" office:value="0.996117979057142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office:value-type="float" office:value="1546" calcext:value-type="float">
            <text:p>1546</text:p>
          </table:table-cell>
          <table:table-cell office:value-type="float" office:value="8811070" calcext:value-type="float">
            <text:p>881107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2772" calcext:value-type="float">
            <text:p>2772</text:p>
          </table:table-cell>
          <table:table-cell office:value-type="float" office:value="8811091" calcext:value-type="float">
            <text:p>8811091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22]+[.C222]" office:value-type="float" office:value="8812375" calcext:value-type="float">
            <text:p>8812375</text:p>
          </table:table-cell>
          <table:table-cell table:style-name="ce25" table:formula="of:=[.D222]+[.B222]" office:value-type="float" office:value="1546" calcext:value-type="float">
            <text:p>1546</text:p>
          </table:table-cell>
          <table:table-cell table:style-name="ce26" table:formula="of:=[.K222]/([.K222]+[.L222])" office:value-type="percentage" office:value="0.999824595659525" calcext:value-type="percentage">
            <text:p>99,98%</text:p>
          </table:table-cell>
          <table:table-cell table:style-name="ce26" table:formula="of:=[.L222]/([.K222]+[.L222])" office:value-type="percentage" office:value="0.000175404340474574" calcext:value-type="percentage">
            <text:p>0,02%</text:p>
          </table:table-cell>
          <table:table-cell table:style-name="ce25" table:formula="of:=[.H222]+[.B222]" office:value-type="float" office:value="8811091" calcext:value-type="float">
            <text:p>8811091</text:p>
          </table:table-cell>
          <table:table-cell table:style-name="ce25" table:formula="of:=[.G222]+[.C222]" office:value-type="float" office:value="4077" calcext:value-type="float">
            <text:p>4077</text:p>
          </table:table-cell>
          <table:table-cell table:style-name="ce26" table:formula="of:=[.O222]/([.O222]+[.P222])" office:value-type="percentage" office:value="0.999537501724301" calcext:value-type="percentage">
            <text:p>99,95%</text:p>
          </table:table-cell>
          <table:table-cell table:style-name="ce26" table:formula="of:=[.P222]/([.O222]+[.P222])" office:value-type="percentage" office:value="0.00046249827569934" calcext:value-type="percentage">
            <text:p>0,05%</text:p>
          </table:table-cell>
          <table:table-cell table:style-name="ce31" table:formula="of:=[.H222]/[.E222]" office:value-type="float" office:value="1.00000238336547" calcext:value-type="float">
            <text:p>1,0000</text:p>
          </table:table-cell>
          <table:table-cell table:style-name="ce33" table:formula="of:=[.L222]/[.P222]" office:value-type="float" office:value="0.379200392445426" calcext:value-type="float">
            <text:p>0,4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office:value-type="float" office:value="1546" calcext:value-type="float">
            <text:p>1546</text:p>
          </table:table-cell>
          <table:table-cell office:value-type="float" office:value="8811070" calcext:value-type="float">
            <text:p>881107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2772" calcext:value-type="float">
            <text:p>2772</text:p>
          </table:table-cell>
          <table:table-cell office:value-type="float" office:value="8811091" calcext:value-type="float">
            <text:p>8811091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23]+[.C223]" office:value-type="float" office:value="8812375" calcext:value-type="float">
            <text:p>8812375</text:p>
          </table:table-cell>
          <table:table-cell table:style-name="ce25" table:formula="of:=[.D223]+[.B223]" office:value-type="float" office:value="1546" calcext:value-type="float">
            <text:p>1546</text:p>
          </table:table-cell>
          <table:table-cell table:style-name="ce26" table:formula="of:=[.K223]/([.K223]+[.L223])" office:value-type="percentage" office:value="0.999824595659525" calcext:value-type="percentage">
            <text:p>99,98%</text:p>
          </table:table-cell>
          <table:table-cell table:style-name="ce26" table:formula="of:=[.L223]/([.K223]+[.L223])" office:value-type="percentage" office:value="0.000175404340474574" calcext:value-type="percentage">
            <text:p>0,02%</text:p>
          </table:table-cell>
          <table:table-cell table:style-name="ce25" table:formula="of:=[.H223]+[.B223]" office:value-type="float" office:value="8811091" calcext:value-type="float">
            <text:p>8811091</text:p>
          </table:table-cell>
          <table:table-cell table:style-name="ce25" table:formula="of:=[.G223]+[.C223]" office:value-type="float" office:value="4077" calcext:value-type="float">
            <text:p>4077</text:p>
          </table:table-cell>
          <table:table-cell table:style-name="ce26" table:formula="of:=[.O223]/([.O223]+[.P223])" office:value-type="percentage" office:value="0.999537501724301" calcext:value-type="percentage">
            <text:p>99,95%</text:p>
          </table:table-cell>
          <table:table-cell table:style-name="ce26" table:formula="of:=[.P223]/([.O223]+[.P223])" office:value-type="percentage" office:value="0.00046249827569934" calcext:value-type="percentage">
            <text:p>0,05%</text:p>
          </table:table-cell>
          <table:table-cell table:style-name="ce31" table:formula="of:=[.H223]/[.E223]" office:value-type="float" office:value="1.00000238336547" calcext:value-type="float">
            <text:p>1,0000</text:p>
          </table:table-cell>
          <table:table-cell table:style-name="ce33" table:formula="of:=[.L223]/[.P223]" office:value-type="float" office:value="0.379200392445426" calcext:value-type="float">
            <text:p>0,4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basicmath2020-01-191653</text:p>
          </table:table-cell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office:value-type="float" office:value="7146" calcext:value-type="float">
            <text:p>7146</text:p>
          </table:table-cell>
          <table:table-cell office:value-type="float" office:value="8805470" calcext:value-type="float">
            <text:p>880547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8373" calcext:value-type="float">
            <text:p>8373</text:p>
          </table:table-cell>
          <table:table-cell office:value-type="float" office:value="8805490" calcext:value-type="float">
            <text:p>8805490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24]+[.C224]" office:value-type="float" office:value="8806775" calcext:value-type="float">
            <text:p>8806775</text:p>
          </table:table-cell>
          <table:table-cell table:style-name="ce25" table:formula="of:=[.D224]+[.B224]" office:value-type="float" office:value="7146" calcext:value-type="float">
            <text:p>7146</text:p>
          </table:table-cell>
          <table:table-cell table:style-name="ce26" table:formula="of:=[.K224]/([.K224]+[.L224])" office:value-type="percentage" office:value="0.999189237117056" calcext:value-type="percentage">
            <text:p>99,92%</text:p>
          </table:table-cell>
          <table:table-cell table:style-name="ce26" table:formula="of:=[.L224]/([.K224]+[.L224])" office:value-type="percentage" office:value="0.000810762882943925" calcext:value-type="percentage">
            <text:p>0,08%</text:p>
          </table:table-cell>
          <table:table-cell table:style-name="ce25" table:formula="of:=[.H224]+[.B224]" office:value-type="float" office:value="8805490" calcext:value-type="float">
            <text:p>8805490</text:p>
          </table:table-cell>
          <table:table-cell table:style-name="ce25" table:formula="of:=[.G224]+[.C224]" office:value-type="float" office:value="9678" calcext:value-type="float">
            <text:p>9678</text:p>
          </table:table-cell>
          <table:table-cell table:style-name="ce26" table:formula="of:=[.O224]/([.O224]+[.P224])" office:value-type="percentage" office:value="0.998902119619274" calcext:value-type="percentage">
            <text:p>99,89%</text:p>
          </table:table-cell>
          <table:table-cell table:style-name="ce26" table:formula="of:=[.P224]/([.O224]+[.P224])" office:value-type="percentage" office:value="0.00109788038072559" calcext:value-type="percentage">
            <text:p>0,11%</text:p>
          </table:table-cell>
          <table:table-cell table:style-name="ce31" table:formula="of:=[.H224]/[.E224]" office:value-type="float" office:value="1.00000227131544" calcext:value-type="float">
            <text:p>1,0000</text:p>
          </table:table-cell>
          <table:table-cell table:style-name="ce33" table:formula="of:=[.L224]/[.P224]" office:value-type="float" office:value="0.738375697458152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office:value-type="float" office:value="7146" calcext:value-type="float">
            <text:p>7146</text:p>
          </table:table-cell>
          <table:table-cell office:value-type="float" office:value="8805470" calcext:value-type="float">
            <text:p>880547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8373" calcext:value-type="float">
            <text:p>8373</text:p>
          </table:table-cell>
          <table:table-cell office:value-type="float" office:value="8805490" calcext:value-type="float">
            <text:p>8805490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25]+[.C225]" office:value-type="float" office:value="8806775" calcext:value-type="float">
            <text:p>8806775</text:p>
          </table:table-cell>
          <table:table-cell table:style-name="ce25" table:formula="of:=[.D225]+[.B225]" office:value-type="float" office:value="7146" calcext:value-type="float">
            <text:p>7146</text:p>
          </table:table-cell>
          <table:table-cell table:style-name="ce26" table:formula="of:=[.K225]/([.K225]+[.L225])" office:value-type="percentage" office:value="0.999189237117056" calcext:value-type="percentage">
            <text:p>99,92%</text:p>
          </table:table-cell>
          <table:table-cell table:style-name="ce26" table:formula="of:=[.L225]/([.K225]+[.L225])" office:value-type="percentage" office:value="0.000810762882943925" calcext:value-type="percentage">
            <text:p>0,08%</text:p>
          </table:table-cell>
          <table:table-cell table:style-name="ce25" table:formula="of:=[.H225]+[.B225]" office:value-type="float" office:value="8805490" calcext:value-type="float">
            <text:p>8805490</text:p>
          </table:table-cell>
          <table:table-cell table:style-name="ce25" table:formula="of:=[.G225]+[.C225]" office:value-type="float" office:value="9678" calcext:value-type="float">
            <text:p>9678</text:p>
          </table:table-cell>
          <table:table-cell table:style-name="ce26" table:formula="of:=[.O225]/([.O225]+[.P225])" office:value-type="percentage" office:value="0.998902119619274" calcext:value-type="percentage">
            <text:p>99,89%</text:p>
          </table:table-cell>
          <table:table-cell table:style-name="ce26" table:formula="of:=[.P225]/([.O225]+[.P225])" office:value-type="percentage" office:value="0.00109788038072559" calcext:value-type="percentage">
            <text:p>0,11%</text:p>
          </table:table-cell>
          <table:table-cell table:style-name="ce31" table:formula="of:=[.H225]/[.E225]" office:value-type="float" office:value="1.00000227131544" calcext:value-type="float">
            <text:p>1,0000</text:p>
          </table:table-cell>
          <table:table-cell table:style-name="ce33" table:formula="of:=[.L225]/[.P225]" office:value-type="float" office:value="0.738375697458152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office:value-type="float" office:value="1602" calcext:value-type="float">
            <text:p>1602</text:p>
          </table:table-cell>
          <table:table-cell office:value-type="float" office:value="8811014" calcext:value-type="float">
            <text:p>8811014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2832" calcext:value-type="float">
            <text:p>2832</text:p>
          </table:table-cell>
          <table:table-cell office:value-type="float" office:value="8811031" calcext:value-type="float">
            <text:p>8811031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26]+[.C226]" office:value-type="float" office:value="8812319" calcext:value-type="float">
            <text:p>8812319</text:p>
          </table:table-cell>
          <table:table-cell table:style-name="ce25" table:formula="of:=[.D226]+[.B226]" office:value-type="float" office:value="1602" calcext:value-type="float">
            <text:p>1602</text:p>
          </table:table-cell>
          <table:table-cell table:style-name="ce26" table:formula="of:=[.K226]/([.K226]+[.L226])" office:value-type="percentage" office:value="0.999818242074101" calcext:value-type="percentage">
            <text:p>99,98%</text:p>
          </table:table-cell>
          <table:table-cell table:style-name="ce26" table:formula="of:=[.L226]/([.K226]+[.L226])" office:value-type="percentage" office:value="0.000181757925899268" calcext:value-type="percentage">
            <text:p>0,02%</text:p>
          </table:table-cell>
          <table:table-cell table:style-name="ce25" table:formula="of:=[.H226]+[.B226]" office:value-type="float" office:value="8811031" calcext:value-type="float">
            <text:p>8811031</text:p>
          </table:table-cell>
          <table:table-cell table:style-name="ce25" table:formula="of:=[.G226]+[.C226]" office:value-type="float" office:value="4137" calcext:value-type="float">
            <text:p>4137</text:p>
          </table:table-cell>
          <table:table-cell table:style-name="ce26" table:formula="of:=[.O226]/([.O226]+[.P226])" office:value-type="percentage" office:value="0.999530695274327" calcext:value-type="percentage">
            <text:p>99,95%</text:p>
          </table:table-cell>
          <table:table-cell table:style-name="ce26" table:formula="of:=[.P226]/([.O226]+[.P226])" office:value-type="percentage" office:value="0.00046930472567284" calcext:value-type="percentage">
            <text:p>0,05%</text:p>
          </table:table-cell>
          <table:table-cell table:style-name="ce31" table:formula="of:=[.H226]/[.E226]" office:value-type="float" office:value="1.00000192940336" calcext:value-type="float">
            <text:p>1,0000</text:p>
          </table:table-cell>
          <table:table-cell table:style-name="ce33" table:formula="of:=[.L226]/[.P226]" office:value-type="float" office:value="0.38723712835388" calcext:value-type="float">
            <text:p>0,4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office:value-type="float" office:value="6246" calcext:value-type="float">
            <text:p>6246</text:p>
          </table:table-cell>
          <table:table-cell office:value-type="float" office:value="8806370" calcext:value-type="float">
            <text:p>880637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7477" calcext:value-type="float">
            <text:p>7477</text:p>
          </table:table-cell>
          <table:table-cell office:value-type="float" office:value="8806386" calcext:value-type="float">
            <text:p>8806386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27]+[.C227]" office:value-type="float" office:value="8807675" calcext:value-type="float">
            <text:p>8807675</text:p>
          </table:table-cell>
          <table:table-cell table:style-name="ce25" table:formula="of:=[.D227]+[.B227]" office:value-type="float" office:value="6246" calcext:value-type="float">
            <text:p>6246</text:p>
          </table:table-cell>
          <table:table-cell table:style-name="ce26" table:formula="of:=[.K227]/([.K227]+[.L227])" office:value-type="percentage" office:value="0.999291348311382" calcext:value-type="percentage">
            <text:p>99,93%</text:p>
          </table:table-cell>
          <table:table-cell table:style-name="ce26" table:formula="of:=[.L227]/([.K227]+[.L227])" office:value-type="percentage" office:value="0.000708651688618493" calcext:value-type="percentage">
            <text:p>0,07%</text:p>
          </table:table-cell>
          <table:table-cell table:style-name="ce25" table:formula="of:=[.H227]+[.B227]" office:value-type="float" office:value="8806386" calcext:value-type="float">
            <text:p>8806386</text:p>
          </table:table-cell>
          <table:table-cell table:style-name="ce25" table:formula="of:=[.G227]+[.C227]" office:value-type="float" office:value="8782" calcext:value-type="float">
            <text:p>8782</text:p>
          </table:table-cell>
          <table:table-cell table:style-name="ce26" table:formula="of:=[.O227]/([.O227]+[.P227])" office:value-type="percentage" office:value="0.999003762605545" calcext:value-type="percentage">
            <text:p>99,90%</text:p>
          </table:table-cell>
          <table:table-cell table:style-name="ce26" table:formula="of:=[.P227]/([.O227]+[.P227])" office:value-type="percentage" office:value="0.000996237394454649" calcext:value-type="percentage">
            <text:p>0,10%</text:p>
          </table:table-cell>
          <table:table-cell table:style-name="ce31" table:formula="of:=[.H227]/[.E227]" office:value-type="float" office:value="1.00000181686665" calcext:value-type="float">
            <text:p>1,0000</text:p>
          </table:table-cell>
          <table:table-cell table:style-name="ce33" table:formula="of:=[.L227]/[.P227]" office:value-type="float" office:value="0.711227510817581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float" office:value="10349" calcext:value-type="float">
            <text:p>10349</text:p>
          </table:table-cell>
          <table:table-cell office:value-type="float" office:value="8802267" calcext:value-type="float">
            <text:p>8802267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11584" calcext:value-type="float">
            <text:p>11584</text:p>
          </table:table-cell>
          <table:table-cell office:value-type="float" office:value="8802279" calcext:value-type="float">
            <text:p>8802279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28]+[.C228]" office:value-type="float" office:value="8803399" calcext:value-type="float">
            <text:p>8803399</text:p>
          </table:table-cell>
          <table:table-cell table:style-name="ce25" table:formula="of:=[.D228]+[.B228]" office:value-type="float" office:value="10349" calcext:value-type="float">
            <text:p>10349</text:p>
          </table:table-cell>
          <table:table-cell table:style-name="ce26" table:formula="of:=[.K228]/([.K228]+[.L228])" office:value-type="percentage" office:value="0.998825811675124" calcext:value-type="percentage">
            <text:p>99,88%</text:p>
          </table:table-cell>
          <table:table-cell table:style-name="ce26" table:formula="of:=[.L228]/([.K228]+[.L228])" office:value-type="percentage" office:value="0.00117418832487609" calcext:value-type="percentage">
            <text:p>0,12%</text:p>
          </table:table-cell>
          <table:table-cell table:style-name="ce25" table:formula="of:=[.H228]+[.B228]" office:value-type="float" office:value="8802279" calcext:value-type="float">
            <text:p>8802279</text:p>
          </table:table-cell>
          <table:table-cell table:style-name="ce25" table:formula="of:=[.G228]+[.C228]" office:value-type="float" office:value="12716" calcext:value-type="float">
            <text:p>12716</text:p>
          </table:table-cell>
          <table:table-cell table:style-name="ce26" table:formula="of:=[.O228]/([.O228]+[.P228])" office:value-type="percentage" office:value="0.998557458058683" calcext:value-type="percentage">
            <text:p>99,86%</text:p>
          </table:table-cell>
          <table:table-cell table:style-name="ce26" table:formula="of:=[.P228]/([.O228]+[.P228])" office:value-type="percentage" office:value="0.00144254194131704" calcext:value-type="percentage">
            <text:p>0,14%</text:p>
          </table:table-cell>
          <table:table-cell table:style-name="ce31" table:formula="of:=[.H228]/[.E228]" office:value-type="float" office:value="1.00000136328516" calcext:value-type="float">
            <text:p>1,0000</text:p>
          </table:table-cell>
          <table:table-cell table:style-name="ce33" table:formula="of:=[.L228]/[.P228]" office:value-type="float" office:value="0.813856558666247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float" office:value="10349" calcext:value-type="float">
            <text:p>10349</text:p>
          </table:table-cell>
          <table:table-cell office:value-type="float" office:value="8802267" calcext:value-type="float">
            <text:p>8802267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11584" calcext:value-type="float">
            <text:p>11584</text:p>
          </table:table-cell>
          <table:table-cell office:value-type="float" office:value="8802279" calcext:value-type="float">
            <text:p>8802279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29]+[.C229]" office:value-type="float" office:value="8803399" calcext:value-type="float">
            <text:p>8803399</text:p>
          </table:table-cell>
          <table:table-cell table:style-name="ce25" table:formula="of:=[.D229]+[.B229]" office:value-type="float" office:value="10349" calcext:value-type="float">
            <text:p>10349</text:p>
          </table:table-cell>
          <table:table-cell table:style-name="ce26" table:formula="of:=[.K229]/([.K229]+[.L229])" office:value-type="percentage" office:value="0.998825811675124" calcext:value-type="percentage">
            <text:p>99,88%</text:p>
          </table:table-cell>
          <table:table-cell table:style-name="ce26" table:formula="of:=[.L229]/([.K229]+[.L229])" office:value-type="percentage" office:value="0.00117418832487609" calcext:value-type="percentage">
            <text:p>0,12%</text:p>
          </table:table-cell>
          <table:table-cell table:style-name="ce25" table:formula="of:=[.H229]+[.B229]" office:value-type="float" office:value="8802279" calcext:value-type="float">
            <text:p>8802279</text:p>
          </table:table-cell>
          <table:table-cell table:style-name="ce25" table:formula="of:=[.G229]+[.C229]" office:value-type="float" office:value="12716" calcext:value-type="float">
            <text:p>12716</text:p>
          </table:table-cell>
          <table:table-cell table:style-name="ce26" table:formula="of:=[.O229]/([.O229]+[.P229])" office:value-type="percentage" office:value="0.998557458058683" calcext:value-type="percentage">
            <text:p>99,86%</text:p>
          </table:table-cell>
          <table:table-cell table:style-name="ce26" table:formula="of:=[.P229]/([.O229]+[.P229])" office:value-type="percentage" office:value="0.00144254194131704" calcext:value-type="percentage">
            <text:p>0,14%</text:p>
          </table:table-cell>
          <table:table-cell table:style-name="ce31" table:formula="of:=[.H229]/[.E229]" office:value-type="float" office:value="1.00000136328516" calcext:value-type="float">
            <text:p>1,0000</text:p>
          </table:table-cell>
          <table:table-cell table:style-name="ce33" table:formula="of:=[.L229]/[.P229]" office:value-type="float" office:value="0.813856558666247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11" calcext:value-type="float">
            <text:p>11</text:p>
          </table:table-cell>
          <table:table-cell office:value-type="float" office:value="1278" calcext:value-type="float">
            <text:p>1278</text:p>
          </table:table-cell>
          <table:table-cell office:value-type="float" office:value="3873" calcext:value-type="float">
            <text:p>3873</text:p>
          </table:table-cell>
          <table:table-cell office:value-type="float" office:value="8808743" calcext:value-type="float">
            <text:p>8808743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5109" calcext:value-type="float">
            <text:p>5109</text:p>
          </table:table-cell>
          <table:table-cell office:value-type="float" office:value="8808754" calcext:value-type="float">
            <text:p>8808754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30]+[.C230]" office:value-type="float" office:value="8810021" calcext:value-type="float">
            <text:p>8810021</text:p>
          </table:table-cell>
          <table:table-cell table:style-name="ce25" table:formula="of:=[.D230]+[.B230]" office:value-type="float" office:value="3884" calcext:value-type="float">
            <text:p>3884</text:p>
          </table:table-cell>
          <table:table-cell table:style-name="ce26" table:formula="of:=[.K230]/([.K230]+[.L230])" office:value-type="percentage" office:value="0.999559332668097" calcext:value-type="percentage">
            <text:p>99,96%</text:p>
          </table:table-cell>
          <table:table-cell table:style-name="ce26" table:formula="of:=[.L230]/([.K230]+[.L230])" office:value-type="percentage" office:value="0.000440667331903396" calcext:value-type="percentage">
            <text:p>0,04%</text:p>
          </table:table-cell>
          <table:table-cell table:style-name="ce25" table:formula="of:=[.H230]+[.B230]" office:value-type="float" office:value="8808765" calcext:value-type="float">
            <text:p>8808765</text:p>
          </table:table-cell>
          <table:table-cell table:style-name="ce25" table:formula="of:=[.G230]+[.C230]" office:value-type="float" office:value="6387" calcext:value-type="float">
            <text:p>6387</text:p>
          </table:table-cell>
          <table:table-cell table:style-name="ce26" table:formula="of:=[.O230]/([.O230]+[.P230])" office:value-type="percentage" office:value="0.999275452085228" calcext:value-type="percentage">
            <text:p>99,93%</text:p>
          </table:table-cell>
          <table:table-cell table:style-name="ce26" table:formula="of:=[.P230]/([.O230]+[.P230])" office:value-type="percentage" office:value="0.000724547914772201" calcext:value-type="percentage">
            <text:p>0,07%</text:p>
          </table:table-cell>
          <table:table-cell table:style-name="ce31" table:formula="of:=[.H230]/[.E230]" office:value-type="float" office:value="1.00000124875933" calcext:value-type="float">
            <text:p>1,0000</text:p>
          </table:table-cell>
          <table:table-cell table:style-name="ce33" table:formula="of:=[.L230]/[.P230]" office:value-type="float" office:value="0.608110223892281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float" office:value="11581" calcext:value-type="float">
            <text:p>11581</text:p>
          </table:table-cell>
          <table:table-cell office:value-type="float" office:value="8801035" calcext:value-type="float">
            <text:p>8801035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12818" calcext:value-type="float">
            <text:p>12818</text:p>
          </table:table-cell>
          <table:table-cell office:value-type="float" office:value="8801045" calcext:value-type="float">
            <text:p>8801045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31]+[.C231]" office:value-type="float" office:value="8802167" calcext:value-type="float">
            <text:p>8802167</text:p>
          </table:table-cell>
          <table:table-cell table:style-name="ce25" table:formula="of:=[.D231]+[.B231]" office:value-type="float" office:value="11581" calcext:value-type="float">
            <text:p>11581</text:p>
          </table:table-cell>
          <table:table-cell table:style-name="ce26" table:formula="of:=[.K231]/([.K231]+[.L231])" office:value-type="percentage" office:value="0.998686030052141" calcext:value-type="percentage">
            <text:p>99,87%</text:p>
          </table:table-cell>
          <table:table-cell table:style-name="ce26" table:formula="of:=[.L231]/([.K231]+[.L231])" office:value-type="percentage" office:value="0.00131396994785873" calcext:value-type="percentage">
            <text:p>0,13%</text:p>
          </table:table-cell>
          <table:table-cell table:style-name="ce25" table:formula="of:=[.H231]+[.B231]" office:value-type="float" office:value="8801045" calcext:value-type="float">
            <text:p>8801045</text:p>
          </table:table-cell>
          <table:table-cell table:style-name="ce25" table:formula="of:=[.G231]+[.C231]" office:value-type="float" office:value="13950" calcext:value-type="float">
            <text:p>13950</text:p>
          </table:table-cell>
          <table:table-cell table:style-name="ce26" table:formula="of:=[.O231]/([.O231]+[.P231])" office:value-type="percentage" office:value="0.998417469323579" calcext:value-type="percentage">
            <text:p>99,84%</text:p>
          </table:table-cell>
          <table:table-cell table:style-name="ce26" table:formula="of:=[.P231]/([.O231]+[.P231])" office:value-type="percentage" office:value="0.00158253067642126" calcext:value-type="percentage">
            <text:p>0,16%</text:p>
          </table:table-cell>
          <table:table-cell table:style-name="ce31" table:formula="of:=[.H231]/[.E231]" office:value-type="float" office:value="1.00000113623" calcext:value-type="float">
            <text:p>1,0000</text:p>
          </table:table-cell>
          <table:table-cell table:style-name="ce33" table:formula="of:=[.L231]/[.P231]" office:value-type="float" office:value="0.830179211469534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basicmath2020-01-191653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float" office:value="60498" calcext:value-type="float">
            <text:p>60498</text:p>
          </table:table-cell>
          <table:table-cell office:value-type="float" office:value="8752118" calcext:value-type="float">
            <text:p>8752118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61738" calcext:value-type="float">
            <text:p>61738</text:p>
          </table:table-cell>
          <table:table-cell office:value-type="float" office:value="8752125" calcext:value-type="float">
            <text:p>8752125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32]+[.C232]" office:value-type="float" office:value="8753250" calcext:value-type="float">
            <text:p>8753250</text:p>
          </table:table-cell>
          <table:table-cell table:style-name="ce25" table:formula="of:=[.D232]+[.B232]" office:value-type="float" office:value="60498" calcext:value-type="float">
            <text:p>60498</text:p>
          </table:table-cell>
          <table:table-cell table:style-name="ce26" table:formula="of:=[.K232]/([.K232]+[.L232])" office:value-type="percentage" office:value="0.993135950789607" calcext:value-type="percentage">
            <text:p>99,31%</text:p>
          </table:table-cell>
          <table:table-cell table:style-name="ce26" table:formula="of:=[.L232]/([.K232]+[.L232])" office:value-type="percentage" office:value="0.00686404921039267" calcext:value-type="percentage">
            <text:p>0,69%</text:p>
          </table:table-cell>
          <table:table-cell table:style-name="ce25" table:formula="of:=[.H232]+[.B232]" office:value-type="float" office:value="8752125" calcext:value-type="float">
            <text:p>8752125</text:p>
          </table:table-cell>
          <table:table-cell table:style-name="ce25" table:formula="of:=[.G232]+[.C232]" office:value-type="float" office:value="62870" calcext:value-type="float">
            <text:p>62870</text:p>
          </table:table-cell>
          <table:table-cell table:style-name="ce26" table:formula="of:=[.O232]/([.O232]+[.P232])" office:value-type="percentage" office:value="0.992867834865476" calcext:value-type="percentage">
            <text:p>99,29%</text:p>
          </table:table-cell>
          <table:table-cell table:style-name="ce26" table:formula="of:=[.P232]/([.O232]+[.P232])" office:value-type="percentage" office:value="0.00713216513452362" calcext:value-type="percentage">
            <text:p>0,71%</text:p>
          </table:table-cell>
          <table:table-cell table:style-name="ce31" table:formula="of:=[.H232]/[.E232]" office:value-type="float" office:value="1.0000007998064" calcext:value-type="float">
            <text:p>1,0000</text:p>
          </table:table-cell>
          <table:table-cell table:style-name="ce33" table:formula="of:=[.L232]/[.P232]" office:value-type="float" office:value="0.962271353586766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float" office:value="60498" calcext:value-type="float">
            <text:p>60498</text:p>
          </table:table-cell>
          <table:table-cell office:value-type="float" office:value="8752118" calcext:value-type="float">
            <text:p>8752118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61738" calcext:value-type="float">
            <text:p>61738</text:p>
          </table:table-cell>
          <table:table-cell office:value-type="float" office:value="8752125" calcext:value-type="float">
            <text:p>8752125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33]+[.C233]" office:value-type="float" office:value="8753250" calcext:value-type="float">
            <text:p>8753250</text:p>
          </table:table-cell>
          <table:table-cell table:style-name="ce25" table:formula="of:=[.D233]+[.B233]" office:value-type="float" office:value="60498" calcext:value-type="float">
            <text:p>60498</text:p>
          </table:table-cell>
          <table:table-cell table:style-name="ce26" table:formula="of:=[.K233]/([.K233]+[.L233])" office:value-type="percentage" office:value="0.993135950789607" calcext:value-type="percentage">
            <text:p>99,31%</text:p>
          </table:table-cell>
          <table:table-cell table:style-name="ce26" table:formula="of:=[.L233]/([.K233]+[.L233])" office:value-type="percentage" office:value="0.00686404921039267" calcext:value-type="percentage">
            <text:p>0,69%</text:p>
          </table:table-cell>
          <table:table-cell table:style-name="ce25" table:formula="of:=[.H233]+[.B233]" office:value-type="float" office:value="8752125" calcext:value-type="float">
            <text:p>8752125</text:p>
          </table:table-cell>
          <table:table-cell table:style-name="ce25" table:formula="of:=[.G233]+[.C233]" office:value-type="float" office:value="62870" calcext:value-type="float">
            <text:p>62870</text:p>
          </table:table-cell>
          <table:table-cell table:style-name="ce26" table:formula="of:=[.O233]/([.O233]+[.P233])" office:value-type="percentage" office:value="0.992867834865476" calcext:value-type="percentage">
            <text:p>99,29%</text:p>
          </table:table-cell>
          <table:table-cell table:style-name="ce26" table:formula="of:=[.P233]/([.O233]+[.P233])" office:value-type="percentage" office:value="0.00713216513452362" calcext:value-type="percentage">
            <text:p>0,71%</text:p>
          </table:table-cell>
          <table:table-cell table:style-name="ce31" table:formula="of:=[.H233]/[.E233]" office:value-type="float" office:value="1.0000007998064" calcext:value-type="float">
            <text:p>1,0000</text:p>
          </table:table-cell>
          <table:table-cell table:style-name="ce33" table:formula="of:=[.L233]/[.P233]" office:value-type="float" office:value="0.962271353586766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4" calcext:value-type="float">
            <text:p>4</text:p>
          </table:table-cell>
          <table:table-cell office:value-type="float" office:value="1273" calcext:value-type="float">
            <text:p>1273</text:p>
          </table:table-cell>
          <table:table-cell office:value-type="float" office:value="4009" calcext:value-type="float">
            <text:p>4009</text:p>
          </table:table-cell>
          <table:table-cell office:value-type="float" office:value="8808607" calcext:value-type="float">
            <text:p>8808607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5249" calcext:value-type="float">
            <text:p>5249</text:p>
          </table:table-cell>
          <table:table-cell office:value-type="float" office:value="8808614" calcext:value-type="float">
            <text:p>8808614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34]+[.C234]" office:value-type="float" office:value="8809880" calcext:value-type="float">
            <text:p>8809880</text:p>
          </table:table-cell>
          <table:table-cell table:style-name="ce25" table:formula="of:=[.D234]+[.B234]" office:value-type="float" office:value="4013" calcext:value-type="float">
            <text:p>4013</text:p>
          </table:table-cell>
          <table:table-cell table:style-name="ce26" table:formula="of:=[.K234]/([.K234]+[.L234])" office:value-type="percentage" office:value="0.999544696083785" calcext:value-type="percentage">
            <text:p>99,95%</text:p>
          </table:table-cell>
          <table:table-cell table:style-name="ce26" table:formula="of:=[.L234]/([.K234]+[.L234])" office:value-type="percentage" office:value="0.000455303916215003" calcext:value-type="percentage">
            <text:p>0,05%</text:p>
          </table:table-cell>
          <table:table-cell table:style-name="ce25" table:formula="of:=[.H234]+[.B234]" office:value-type="float" office:value="8808618" calcext:value-type="float">
            <text:p>8808618</text:p>
          </table:table-cell>
          <table:table-cell table:style-name="ce25" table:formula="of:=[.G234]+[.C234]" office:value-type="float" office:value="6522" calcext:value-type="float">
            <text:p>6522</text:p>
          </table:table-cell>
          <table:table-cell table:style-name="ce26" table:formula="of:=[.O234]/([.O234]+[.P234])" office:value-type="percentage" office:value="0.99926013653782" calcext:value-type="percentage">
            <text:p>99,93%</text:p>
          </table:table-cell>
          <table:table-cell table:style-name="ce26" table:formula="of:=[.P234]/([.O234]+[.P234])" office:value-type="percentage" office:value="0.000739863462179841" calcext:value-type="percentage">
            <text:p>0,07%</text:p>
          </table:table-cell>
          <table:table-cell table:style-name="ce31" table:formula="of:=[.H234]/[.E234]" office:value-type="float" office:value="1.0000007946773" calcext:value-type="float">
            <text:p>1,0000</text:p>
          </table:table-cell>
          <table:table-cell table:style-name="ce33" table:formula="of:=[.L234]/[.P234]" office:value-type="float" office:value="0.615302054584483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6" calcext:value-type="float">
            <text:p>6</text:p>
          </table:table-cell>
          <table:table-cell office:value-type="float" office:value="971" calcext:value-type="float">
            <text:p>971</text:p>
          </table:table-cell>
          <table:table-cell office:value-type="float" office:value="22217" calcext:value-type="float">
            <text:p>22217</text:p>
          </table:table-cell>
          <table:table-cell office:value-type="float" office:value="8790399" calcext:value-type="float">
            <text:p>8790399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23459" calcext:value-type="float">
            <text:p>23459</text:p>
          </table:table-cell>
          <table:table-cell office:value-type="float" office:value="8790404" calcext:value-type="float">
            <text:p>8790404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35]+[.C235]" office:value-type="float" office:value="8791370" calcext:value-type="float">
            <text:p>8791370</text:p>
          </table:table-cell>
          <table:table-cell table:style-name="ce25" table:formula="of:=[.D235]+[.B235]" office:value-type="float" office:value="22223" calcext:value-type="float">
            <text:p>22223</text:p>
          </table:table-cell>
          <table:table-cell table:style-name="ce26" table:formula="of:=[.K235]/([.K235]+[.L235])" office:value-type="percentage" office:value="0.997478553865603" calcext:value-type="percentage">
            <text:p>99,75%</text:p>
          </table:table-cell>
          <table:table-cell table:style-name="ce26" table:formula="of:=[.L235]/([.K235]+[.L235])" office:value-type="percentage" office:value="0.00252144613439717" calcext:value-type="percentage">
            <text:p>0,25%</text:p>
          </table:table-cell>
          <table:table-cell table:style-name="ce25" table:formula="of:=[.H235]+[.B235]" office:value-type="float" office:value="8790410" calcext:value-type="float">
            <text:p>8790410</text:p>
          </table:table-cell>
          <table:table-cell table:style-name="ce25" table:formula="of:=[.G235]+[.C235]" office:value-type="float" office:value="24430" calcext:value-type="float">
            <text:p>24430</text:p>
          </table:table-cell>
          <table:table-cell table:style-name="ce26" table:formula="of:=[.O235]/([.O235]+[.P235])" office:value-type="percentage" office:value="0.997228537330229" calcext:value-type="percentage">
            <text:p>99,72%</text:p>
          </table:table-cell>
          <table:table-cell table:style-name="ce26" table:formula="of:=[.P235]/([.O235]+[.P235])" office:value-type="percentage" office:value="0.00277146266977052" calcext:value-type="percentage">
            <text:p>0,28%</text:p>
          </table:table-cell>
          <table:table-cell table:style-name="ce31" table:formula="of:=[.H235]/[.E235]" office:value-type="float" office:value="1.00000056880239" calcext:value-type="float">
            <text:p>1,0000</text:p>
          </table:table-cell>
          <table:table-cell table:style-name="ce33" table:formula="of:=[.L235]/[.P235]" office:value-type="float" office:value="0.909660253786328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1" calcext:value-type="float">
            <text:p>1</text:p>
          </table:table-cell>
          <table:table-cell office:value-type="float" office:value="967" calcext:value-type="float">
            <text:p>967</text:p>
          </table:table-cell>
          <table:table-cell office:value-type="float" office:value="23332" calcext:value-type="float">
            <text:p>23332</text:p>
          </table:table-cell>
          <table:table-cell office:value-type="float" office:value="8789284" calcext:value-type="float">
            <text:p>8789284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24575" calcext:value-type="float">
            <text:p>24575</text:p>
          </table:table-cell>
          <table:table-cell office:value-type="float" office:value="8789288" calcext:value-type="float">
            <text:p>8789288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36]+[.C236]" office:value-type="float" office:value="8790251" calcext:value-type="float">
            <text:p>8790251</text:p>
          </table:table-cell>
          <table:table-cell table:style-name="ce25" table:formula="of:=[.D236]+[.B236]" office:value-type="float" office:value="23333" calcext:value-type="float">
            <text:p>23333</text:p>
          </table:table-cell>
          <table:table-cell table:style-name="ce26" table:formula="of:=[.K236]/([.K236]+[.L236])" office:value-type="percentage" office:value="0.997352609335771" calcext:value-type="percentage">
            <text:p>99,74%</text:p>
          </table:table-cell>
          <table:table-cell table:style-name="ce26" table:formula="of:=[.L236]/([.K236]+[.L236])" office:value-type="percentage" office:value="0.00264739066422922" calcext:value-type="percentage">
            <text:p>0,26%</text:p>
          </table:table-cell>
          <table:table-cell table:style-name="ce25" table:formula="of:=[.H236]+[.B236]" office:value-type="float" office:value="8789289" calcext:value-type="float">
            <text:p>8789289</text:p>
          </table:table-cell>
          <table:table-cell table:style-name="ce25" table:formula="of:=[.G236]+[.C236]" office:value-type="float" office:value="25542" calcext:value-type="float">
            <text:p>25542</text:p>
          </table:table-cell>
          <table:table-cell table:style-name="ce26" table:formula="of:=[.O236]/([.O236]+[.P236])" office:value-type="percentage" office:value="0.997102383471674" calcext:value-type="percentage">
            <text:p>99,71%</text:p>
          </table:table-cell>
          <table:table-cell table:style-name="ce26" table:formula="of:=[.P236]/([.O236]+[.P236])" office:value-type="percentage" office:value="0.00289761652832595" calcext:value-type="percentage">
            <text:p>0,29%</text:p>
          </table:table-cell>
          <table:table-cell table:style-name="ce31" table:formula="of:=[.H236]/[.E236]" office:value-type="float" office:value="1.00000045509964" calcext:value-type="float">
            <text:p>1,0000</text:p>
          </table:table-cell>
          <table:table-cell table:style-name="ce33" table:formula="of:=[.L236]/[.P236]" office:value-type="float" office:value="0.913514994910344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office:value-type="float" office:value="88824" calcext:value-type="float">
            <text:p>88824</text:p>
          </table:table-cell>
          <table:table-cell office:value-type="float" office:value="8723792" calcext:value-type="float">
            <text:p>8723792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90068" calcext:value-type="float">
            <text:p>90068</text:p>
          </table:table-cell>
          <table:table-cell office:value-type="float" office:value="8723795" calcext:value-type="float">
            <text:p>8723795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37]+[.C237]" office:value-type="float" office:value="8724924" calcext:value-type="float">
            <text:p>8724924</text:p>
          </table:table-cell>
          <table:table-cell table:style-name="ce25" table:formula="of:=[.D237]+[.B237]" office:value-type="float" office:value="88824" calcext:value-type="float">
            <text:p>88824</text:p>
          </table:table-cell>
          <table:table-cell table:style-name="ce26" table:formula="of:=[.K237]/([.K237]+[.L237])" office:value-type="percentage" office:value="0.989922108052102" calcext:value-type="percentage">
            <text:p>98,99%</text:p>
          </table:table-cell>
          <table:table-cell table:style-name="ce26" table:formula="of:=[.L237]/([.K237]+[.L237])" office:value-type="percentage" office:value="0.0100778919478978" calcext:value-type="percentage">
            <text:p>1,01%</text:p>
          </table:table-cell>
          <table:table-cell table:style-name="ce25" table:formula="of:=[.H237]+[.B237]" office:value-type="float" office:value="8723795" calcext:value-type="float">
            <text:p>8723795</text:p>
          </table:table-cell>
          <table:table-cell table:style-name="ce25" table:formula="of:=[.G237]+[.C237]" office:value-type="float" office:value="91200" calcext:value-type="float">
            <text:p>91200</text:p>
          </table:table-cell>
          <table:table-cell table:style-name="ce26" table:formula="of:=[.O237]/([.O237]+[.P237])" office:value-type="percentage" office:value="0.98965399299716" calcext:value-type="percentage">
            <text:p>98,97%</text:p>
          </table:table-cell>
          <table:table-cell table:style-name="ce26" table:formula="of:=[.P237]/([.O237]+[.P237])" office:value-type="percentage" office:value="0.01034600700284" calcext:value-type="percentage">
            <text:p>1,03%</text:p>
          </table:table-cell>
          <table:table-cell table:style-name="ce31" table:formula="of:=[.H237]/[.E237]" office:value-type="float" office:value="1.00000034388715" calcext:value-type="float">
            <text:p>1,0000</text:p>
          </table:table-cell>
          <table:table-cell table:style-name="ce33" table:formula="of:=[.L237]/[.P237]" office:value-type="float" office:value="0.973947368421053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10" calcext:value-type="float">
            <text:p>10</text:p>
          </table:table-cell>
          <table:table-cell office:value-type="float" office:value="1273" calcext:value-type="float">
            <text:p>1273</text:p>
          </table:table-cell>
          <table:table-cell office:value-type="float" office:value="30784" calcext:value-type="float">
            <text:p>30784</text:p>
          </table:table-cell>
          <table:table-cell office:value-type="float" office:value="8781832" calcext:value-type="float">
            <text:p>8781832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32030" calcext:value-type="float">
            <text:p>32030</text:p>
          </table:table-cell>
          <table:table-cell office:value-type="float" office:value="8781833" calcext:value-type="float">
            <text:p>8781833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38]+[.C238]" office:value-type="float" office:value="8783105" calcext:value-type="float">
            <text:p>8783105</text:p>
          </table:table-cell>
          <table:table-cell table:style-name="ce25" table:formula="of:=[.D238]+[.B238]" office:value-type="float" office:value="30794" calcext:value-type="float">
            <text:p>30794</text:p>
          </table:table-cell>
          <table:table-cell table:style-name="ce26" table:formula="of:=[.K238]/([.K238]+[.L238])" office:value-type="percentage" office:value="0.99650620003701" calcext:value-type="percentage">
            <text:p>99,65%</text:p>
          </table:table-cell>
          <table:table-cell table:style-name="ce26" table:formula="of:=[.L238]/([.K238]+[.L238])" office:value-type="percentage" office:value="0.00349379996299027" calcext:value-type="percentage">
            <text:p>0,35%</text:p>
          </table:table-cell>
          <table:table-cell table:style-name="ce25" table:formula="of:=[.H238]+[.B238]" office:value-type="float" office:value="8781843" calcext:value-type="float">
            <text:p>8781843</text:p>
          </table:table-cell>
          <table:table-cell table:style-name="ce25" table:formula="of:=[.G238]+[.C238]" office:value-type="float" office:value="33303" calcext:value-type="float">
            <text:p>33303</text:p>
          </table:table-cell>
          <table:table-cell table:style-name="ce26" table:formula="of:=[.O238]/([.O238]+[.P238])" office:value-type="percentage" office:value="0.996222070513636" calcext:value-type="percentage">
            <text:p>99,62%</text:p>
          </table:table-cell>
          <table:table-cell table:style-name="ce26" table:formula="of:=[.P238]/([.O238]+[.P238])" office:value-type="percentage" office:value="0.00377792948636358" calcext:value-type="percentage">
            <text:p>0,38%</text:p>
          </table:table-cell>
          <table:table-cell table:style-name="ce31" table:formula="of:=[.H238]/[.E238]" office:value-type="float" office:value="1.00000011387146" calcext:value-type="float">
            <text:p>1,0000</text:p>
          </table:table-cell>
          <table:table-cell table:style-name="ce33" table:formula="of:=[.L238]/[.P238]" office:value-type="float" office:value="0.92466144191214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6" calcext:value-type="float">
            <text:p>6</text:p>
          </table:table-cell>
          <table:table-cell office:value-type="float" office:value="961" calcext:value-type="float">
            <text:p>961</text:p>
          </table:table-cell>
          <table:table-cell office:value-type="float" office:value="204188" calcext:value-type="float">
            <text:p>204188</text:p>
          </table:table-cell>
          <table:table-cell office:value-type="float" office:value="8608428" calcext:value-type="float">
            <text:p>8608428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205437" calcext:value-type="float">
            <text:p>205437</text:p>
          </table:table-cell>
          <table:table-cell office:value-type="float" office:value="8608426" calcext:value-type="float">
            <text:p>8608426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39]+[.C239]" office:value-type="float" office:value="8609389" calcext:value-type="float">
            <text:p>8609389</text:p>
          </table:table-cell>
          <table:table-cell table:style-name="ce25" table:formula="of:=[.D239]+[.B239]" office:value-type="float" office:value="204194" calcext:value-type="float">
            <text:p>204194</text:p>
          </table:table-cell>
          <table:table-cell table:style-name="ce26" table:formula="of:=[.K239]/([.K239]+[.L239])" office:value-type="percentage" office:value="0.976831896857385" calcext:value-type="percentage">
            <text:p>97,68%</text:p>
          </table:table-cell>
          <table:table-cell table:style-name="ce26" table:formula="of:=[.L239]/([.K239]+[.L239])" office:value-type="percentage" office:value="0.0231681031426152" calcext:value-type="percentage">
            <text:p>2,32%</text:p>
          </table:table-cell>
          <table:table-cell table:style-name="ce25" table:formula="of:=[.H239]+[.B239]" office:value-type="float" office:value="8608432" calcext:value-type="float">
            <text:p>8608432</text:p>
          </table:table-cell>
          <table:table-cell table:style-name="ce25" table:formula="of:=[.G239]+[.C239]" office:value-type="float" office:value="206398" calcext:value-type="float">
            <text:p>206398</text:p>
          </table:table-cell>
          <table:table-cell table:style-name="ce26" table:formula="of:=[.O239]/([.O239]+[.P239])" office:value-type="percentage" office:value="0.976585141176858" calcext:value-type="percentage">
            <text:p>97,66%</text:p>
          </table:table-cell>
          <table:table-cell table:style-name="ce26" table:formula="of:=[.P239]/([.O239]+[.P239])" office:value-type="percentage" office:value="0.0234148588231424" calcext:value-type="percentage">
            <text:p>2,34%</text:p>
          </table:table-cell>
          <table:table-cell table:style-name="ce31" table:formula="of:=[.H239]/[.E239]" office:value-type="float" office:value="0.999999767669544" calcext:value-type="float">
            <text:p>1,0000</text:p>
          </table:table-cell>
          <table:table-cell table:style-name="ce33" table:formula="of:=[.L239]/[.P239]" office:value-type="float" office:value="0.989321601953507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127387" calcext:value-type="float">
            <text:p>127387</text:p>
          </table:table-cell>
          <table:table-cell office:value-type="float" office:value="8685229" calcext:value-type="float">
            <text:p>8685229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128637" calcext:value-type="float">
            <text:p>128637</text:p>
          </table:table-cell>
          <table:table-cell office:value-type="float" office:value="8685226" calcext:value-type="float">
            <text:p>8685226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40]+[.C240]" office:value-type="float" office:value="8686187" calcext:value-type="float">
            <text:p>8686187</text:p>
          </table:table-cell>
          <table:table-cell table:style-name="ce25" table:formula="of:=[.D240]+[.B240]" office:value-type="float" office:value="127388" calcext:value-type="float">
            <text:p>127388</text:p>
          </table:table-cell>
          <table:table-cell table:style-name="ce26" table:formula="of:=[.K240]/([.K240]+[.L240])" office:value-type="percentage" office:value="0.985546387249215" calcext:value-type="percentage">
            <text:p>98,55%</text:p>
          </table:table-cell>
          <table:table-cell table:style-name="ce26" table:formula="of:=[.L240]/([.K240]+[.L240])" office:value-type="percentage" office:value="0.014453612750785" calcext:value-type="percentage">
            <text:p>1,45%</text:p>
          </table:table-cell>
          <table:table-cell table:style-name="ce25" table:formula="of:=[.H240]+[.B240]" office:value-type="float" office:value="8685227" calcext:value-type="float">
            <text:p>8685227</text:p>
          </table:table-cell>
          <table:table-cell table:style-name="ce25" table:formula="of:=[.G240]+[.C240]" office:value-type="float" office:value="129595" calcext:value-type="float">
            <text:p>129595</text:p>
          </table:table-cell>
          <table:table-cell table:style-name="ce26" table:formula="of:=[.O240]/([.O240]+[.P240])" office:value-type="percentage" office:value="0.985298058202423" calcext:value-type="percentage">
            <text:p>98,53%</text:p>
          </table:table-cell>
          <table:table-cell table:style-name="ce26" table:formula="of:=[.P240]/([.O240]+[.P240])" office:value-type="percentage" office:value="0.0147019417975769" calcext:value-type="percentage">
            <text:p>1,47%</text:p>
          </table:table-cell>
          <table:table-cell table:style-name="ce31" table:formula="of:=[.H240]/[.E240]" office:value-type="float" office:value="0.999999654585964" calcext:value-type="float">
            <text:p>1,0000</text:p>
          </table:table-cell>
          <table:table-cell table:style-name="ce33" table:formula="of:=[.L240]/[.P240]" office:value-type="float" office:value="0.982970021991589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4" calcext:value-type="float">
            <text:p>4</text:p>
          </table:table-cell>
          <table:table-cell office:value-type="float" office:value="1268" calcext:value-type="float">
            <text:p>1268</text:p>
          </table:table-cell>
          <table:table-cell office:value-type="float" office:value="37770" calcext:value-type="float">
            <text:p>37770</text:p>
          </table:table-cell>
          <table:table-cell office:value-type="float" office:value="8774846" calcext:value-type="float">
            <text:p>8774846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39021" calcext:value-type="float">
            <text:p>39021</text:p>
          </table:table-cell>
          <table:table-cell office:value-type="float" office:value="8774842" calcext:value-type="float">
            <text:p>8774842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41]+[.C241]" office:value-type="float" office:value="8776114" calcext:value-type="float">
            <text:p>8776114</text:p>
          </table:table-cell>
          <table:table-cell table:style-name="ce25" table:formula="of:=[.D241]+[.B241]" office:value-type="float" office:value="37774" calcext:value-type="float">
            <text:p>37774</text:p>
          </table:table-cell>
          <table:table-cell table:style-name="ce26" table:formula="of:=[.K241]/([.K241]+[.L241])" office:value-type="percentage" office:value="0.995714263671152" calcext:value-type="percentage">
            <text:p>99,57%</text:p>
          </table:table-cell>
          <table:table-cell table:style-name="ce26" table:formula="of:=[.L241]/([.K241]+[.L241])" office:value-type="percentage" office:value="0.00428573632884829" calcext:value-type="percentage">
            <text:p>0,43%</text:p>
          </table:table-cell>
          <table:table-cell table:style-name="ce25" table:formula="of:=[.H241]+[.B241]" office:value-type="float" office:value="8774846" calcext:value-type="float">
            <text:p>8774846</text:p>
          </table:table-cell>
          <table:table-cell table:style-name="ce25" table:formula="of:=[.G241]+[.C241]" office:value-type="float" office:value="40289" calcext:value-type="float">
            <text:p>40289</text:p>
          </table:table-cell>
          <table:table-cell table:style-name="ce26" table:formula="of:=[.O241]/([.O241]+[.P241])" office:value-type="percentage" office:value="0.995429565173988" calcext:value-type="percentage">
            <text:p>99,54%</text:p>
          </table:table-cell>
          <table:table-cell table:style-name="ce26" table:formula="of:=[.P241]/([.O241]+[.P241])" office:value-type="percentage" office:value="0.00457043482601231" calcext:value-type="percentage">
            <text:p>0,46%</text:p>
          </table:table-cell>
          <table:table-cell table:style-name="ce31" table:formula="of:=[.H241]/[.E241]" office:value-type="float" office:value="0.999999544151544" calcext:value-type="float">
            <text:p>1,0000</text:p>
          </table:table-cell>
          <table:table-cell table:style-name="ce33" table:formula="of:=[.L241]/[.P241]" office:value-type="float" office:value="0.937576013303879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1006" calcext:value-type="float">
            <text:p>1006</text:p>
          </table:table-cell>
          <table:table-cell office:value-type="float" office:value="2138" calcext:value-type="float">
            <text:p>2138</text:p>
          </table:table-cell>
          <table:table-cell office:value-type="float" office:value="214511" calcext:value-type="float">
            <text:p>214511</text:p>
          </table:table-cell>
          <table:table-cell office:value-type="float" office:value="8598105" calcext:value-type="float">
            <text:p>8598105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216315" calcext:value-type="float">
            <text:p>216315</text:p>
          </table:table-cell>
          <table:table-cell office:value-type="float" office:value="8597548" calcext:value-type="float">
            <text:p>8597548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42]+[.C242]" office:value-type="float" office:value="8600243" calcext:value-type="float">
            <text:p>8600243</text:p>
          </table:table-cell>
          <table:table-cell table:style-name="ce25" table:formula="of:=[.D242]+[.B242]" office:value-type="float" office:value="215517" calcext:value-type="float">
            <text:p>215517</text:p>
          </table:table-cell>
          <table:table-cell table:style-name="ce26" table:formula="of:=[.K242]/([.K242]+[.L242])" office:value-type="percentage" office:value="0.975553213789849" calcext:value-type="percentage">
            <text:p>97,56%</text:p>
          </table:table-cell>
          <table:table-cell table:style-name="ce26" table:formula="of:=[.L242]/([.K242]+[.L242])" office:value-type="percentage" office:value="0.0244467862101509" calcext:value-type="percentage">
            <text:p>2,44%</text:p>
          </table:table-cell>
          <table:table-cell table:style-name="ce25" table:formula="of:=[.H242]+[.B242]" office:value-type="float" office:value="8598554" calcext:value-type="float">
            <text:p>8598554</text:p>
          </table:table-cell>
          <table:table-cell table:style-name="ce25" table:formula="of:=[.G242]+[.C242]" office:value-type="float" office:value="218453" calcext:value-type="float">
            <text:p>218453</text:p>
          </table:table-cell>
          <table:table-cell table:style-name="ce26" table:formula="of:=[.O242]/([.O242]+[.P242])" office:value-type="percentage" office:value="0.975223678511313" calcext:value-type="percentage">
            <text:p>97,52%</text:p>
          </table:table-cell>
          <table:table-cell table:style-name="ce26" table:formula="of:=[.P242]/([.O242]+[.P242])" office:value-type="percentage" office:value="0.0247763214886866" calcext:value-type="percentage">
            <text:p>2,48%</text:p>
          </table:table-cell>
          <table:table-cell table:style-name="ce31" table:formula="of:=[.H242]/[.E242]" office:value-type="float" office:value="0.999935218283564" calcext:value-type="float">
            <text:p>0,9999</text:p>
          </table:table-cell>
          <table:table-cell table:style-name="ce33" table:formula="of:=[.L242]/[.P242]" office:value-type="float" office:value="0.986560038085996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1275" calcext:value-type="float">
            <text:p>1275</text:p>
          </table:table-cell>
          <table:table-cell office:value-type="float" office:value="2231" calcext:value-type="float">
            <text:p>2231</text:p>
          </table:table-cell>
          <table:table-cell office:value-type="float" office:value="267587" calcext:value-type="float">
            <text:p>267587</text:p>
          </table:table-cell>
          <table:table-cell office:value-type="float" office:value="8545029" calcext:value-type="float">
            <text:p>8545029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269391" calcext:value-type="float">
            <text:p>269391</text:p>
          </table:table-cell>
          <table:table-cell office:value-type="float" office:value="8544472" calcext:value-type="float">
            <text:p>8544472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43]+[.C243]" office:value-type="float" office:value="8547260" calcext:value-type="float">
            <text:p>8547260</text:p>
          </table:table-cell>
          <table:table-cell table:style-name="ce25" table:formula="of:=[.D243]+[.B243]" office:value-type="float" office:value="268862" calcext:value-type="float">
            <text:p>268862</text:p>
          </table:table-cell>
          <table:table-cell table:style-name="ce26" table:formula="of:=[.K243]/([.K243]+[.L243])" office:value-type="percentage" office:value="0.969503371210153" calcext:value-type="percentage">
            <text:p>96,95%</text:p>
          </table:table-cell>
          <table:table-cell table:style-name="ce26" table:formula="of:=[.L243]/([.K243]+[.L243])" office:value-type="percentage" office:value="0.0304966287898466" calcext:value-type="percentage">
            <text:p>3,05%</text:p>
          </table:table-cell>
          <table:table-cell table:style-name="ce25" table:formula="of:=[.H243]+[.B243]" office:value-type="float" office:value="8545747" calcext:value-type="float">
            <text:p>8545747</text:p>
          </table:table-cell>
          <table:table-cell table:style-name="ce25" table:formula="of:=[.G243]+[.C243]" office:value-type="float" office:value="271622" calcext:value-type="float">
            <text:p>271622</text:p>
          </table:table-cell>
          <table:table-cell table:style-name="ce26" table:formula="of:=[.O243]/([.O243]+[.P243])" office:value-type="percentage" office:value="0.969194665665007" calcext:value-type="percentage">
            <text:p>96,92%</text:p>
          </table:table-cell>
          <table:table-cell table:style-name="ce26" table:formula="of:=[.P243]/([.O243]+[.P243])" office:value-type="percentage" office:value="0.0308053343349927" calcext:value-type="percentage">
            <text:p>3,08%</text:p>
          </table:table-cell>
          <table:table-cell table:style-name="ce31" table:formula="of:=[.H243]/[.E243]" office:value-type="float" office:value="0.999934815902907" calcext:value-type="float">
            <text:p>0,9999</text:p>
          </table:table-cell>
          <table:table-cell table:style-name="ce33" table:formula="of:=[.L243]/[.P243]" office:value-type="float" office:value="0.989838820125027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basicmath2020-01-191653</text:p>
          </table:table-cell>
          <table:table-cell office:value-type="float" office:value="777" calcext:value-type="float">
            <text:p>777</text:p>
          </table:table-cell>
          <table:table-cell office:value-type="float" office:value="1904" calcext:value-type="float">
            <text:p>1904</text:p>
          </table:table-cell>
          <table:table-cell office:value-type="float" office:value="2162576" calcext:value-type="float">
            <text:p>2162576</text:p>
          </table:table-cell>
          <table:table-cell office:value-type="float" office:value="6650040" calcext:value-type="float">
            <text:p>6650040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2164409" calcext:value-type="float">
            <text:p>2164409</text:p>
          </table:table-cell>
          <table:table-cell office:value-type="float" office:value="6649454" calcext:value-type="float">
            <text:p>6649454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44]+[.C244]" office:value-type="float" office:value="6651944" calcext:value-type="float">
            <text:p>6651944</text:p>
          </table:table-cell>
          <table:table-cell table:style-name="ce25" table:formula="of:=[.D244]+[.B244]" office:value-type="float" office:value="2163353" calcext:value-type="float">
            <text:p>2163353</text:p>
          </table:table-cell>
          <table:table-cell table:style-name="ce26" table:formula="of:=[.K244]/([.K244]+[.L244])" office:value-type="percentage" office:value="0.754591025123714" calcext:value-type="percentage">
            <text:p>75,46%</text:p>
          </table:table-cell>
          <table:table-cell table:style-name="ce26" table:formula="of:=[.L244]/([.K244]+[.L244])" office:value-type="percentage" office:value="0.245408974876286" calcext:value-type="percentage">
            <text:p>24,54%</text:p>
          </table:table-cell>
          <table:table-cell table:style-name="ce25" table:formula="of:=[.H244]+[.B244]" office:value-type="float" office:value="6650231" calcext:value-type="float">
            <text:p>6650231</text:p>
          </table:table-cell>
          <table:table-cell table:style-name="ce25" table:formula="of:=[.G244]+[.C244]" office:value-type="float" office:value="2166313" calcext:value-type="float">
            <text:p>2166313</text:p>
          </table:table-cell>
          <table:table-cell table:style-name="ce26" table:formula="of:=[.O244]/([.O244]+[.P244])" office:value-type="percentage" office:value="0.754290002976223" calcext:value-type="percentage">
            <text:p>75,43%</text:p>
          </table:table-cell>
          <table:table-cell table:style-name="ce26" table:formula="of:=[.P244]/([.O244]+[.P244])" office:value-type="percentage" office:value="0.245709997023777" calcext:value-type="percentage">
            <text:p>24,57%</text:p>
          </table:table-cell>
          <table:table-cell table:style-name="ce31" table:formula="of:=[.H244]/[.E244]" office:value-type="float" office:value="0.999911880229292" calcext:value-type="float">
            <text:p>0,9999</text:p>
          </table:table-cell>
          <table:table-cell table:style-name="ce33" table:formula="of:=[.L244]/[.P244]" office:value-type="float" office:value="0.998633623119097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basicmath2020-01-191653</text:p>
          </table:table-cell>
          <table:table-cell office:value-type="float" office:value="955" calcext:value-type="float">
            <text:p>955</text:p>
          </table:table-cell>
          <table:table-cell office:value-type="float" office:value="1889" calcext:value-type="float">
            <text:p>1889</text:p>
          </table:table-cell>
          <table:table-cell office:value-type="float" office:value="2393715" calcext:value-type="float">
            <text:p>2393715</text:p>
          </table:table-cell>
          <table:table-cell office:value-type="float" office:value="6418901" calcext:value-type="float">
            <text:p>6418901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2395534" calcext:value-type="float">
            <text:p>2395534</text:p>
          </table:table-cell>
          <table:table-cell office:value-type="float" office:value="6418329" calcext:value-type="float">
            <text:p>6418329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45]+[.C245]" office:value-type="float" office:value="6420790" calcext:value-type="float">
            <text:p>6420790</text:p>
          </table:table-cell>
          <table:table-cell table:style-name="ce25" table:formula="of:=[.D245]+[.B245]" office:value-type="float" office:value="2394670" calcext:value-type="float">
            <text:p>2394670</text:p>
          </table:table-cell>
          <table:table-cell table:style-name="ce26" table:formula="of:=[.K245]/([.K245]+[.L245])" office:value-type="percentage" office:value="0.728355638843577" calcext:value-type="percentage">
            <text:p>72,84%</text:p>
          </table:table-cell>
          <table:table-cell table:style-name="ce26" table:formula="of:=[.L245]/([.K245]+[.L245])" office:value-type="percentage" office:value="0.271644361156423" calcext:value-type="percentage">
            <text:p>27,16%</text:p>
          </table:table-cell>
          <table:table-cell table:style-name="ce25" table:formula="of:=[.H245]+[.B245]" office:value-type="float" office:value="6419284" calcext:value-type="float">
            <text:p>6419284</text:p>
          </table:table-cell>
          <table:table-cell table:style-name="ce25" table:formula="of:=[.G245]+[.C245]" office:value-type="float" office:value="2397423" calcext:value-type="float">
            <text:p>2397423</text:p>
          </table:table-cell>
          <table:table-cell table:style-name="ce26" table:formula="of:=[.O245]/([.O245]+[.P245])" office:value-type="percentage" office:value="0.728081811043511" calcext:value-type="percentage">
            <text:p>72,81%</text:p>
          </table:table-cell>
          <table:table-cell table:style-name="ce26" table:formula="of:=[.P245]/([.O245]+[.P245])" office:value-type="percentage" office:value="0.271918188956489" calcext:value-type="percentage">
            <text:p>27,19%</text:p>
          </table:table-cell>
          <table:table-cell table:style-name="ce31" table:formula="of:=[.H245]/[.E245]" office:value-type="float" office:value="0.99991088817229" calcext:value-type="float">
            <text:p>0,9999</text:p>
          </table:table-cell>
          <table:table-cell table:style-name="ce33" table:formula="of:=[.L245]/[.P245]" office:value-type="float" office:value="0.998851683661999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10667" calcext:value-type="float">
            <text:p>10667</text:p>
          </table:table-cell>
          <table:table-cell office:value-type="float" office:value="274305" calcext:value-type="float">
            <text:p>274305</text:p>
          </table:table-cell>
          <table:table-cell office:value-type="float" office:value="444078" calcext:value-type="float">
            <text:p>444078</text:p>
          </table:table-cell>
          <table:table-cell office:value-type="float" office:value="718383" calcext:value-type="float">
            <text:p>718383</text:p>
          </table:table-cell>
          <table:table-cell office:value-type="float" office:value="292352" calcext:value-type="float">
            <text:p>292352</text:p>
          </table:table-cell>
          <table:table-cell office:value-type="float" office:value="443955" calcext:value-type="float">
            <text:p>443955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46]+[.C246]" office:value-type="float" office:value="454745" calcext:value-type="float">
            <text:p>454745</text:p>
          </table:table-cell>
          <table:table-cell table:style-name="ce25" table:formula="of:=[.D246]+[.B246]" office:value-type="float" office:value="274305" calcext:value-type="float">
            <text:p>274305</text:p>
          </table:table-cell>
          <table:table-cell table:style-name="ce26" table:formula="of:=[.K246]/([.K246]+[.L246])" office:value-type="percentage" office:value="0.623750085728002" calcext:value-type="percentage">
            <text:p>62,38%</text:p>
          </table:table-cell>
          <table:table-cell table:style-name="ce26" table:formula="of:=[.L246]/([.K246]+[.L246])" office:value-type="percentage" office:value="0.376249914271998" calcext:value-type="percentage">
            <text:p>37,62%</text:p>
          </table:table-cell>
          <table:table-cell table:style-name="ce25" table:formula="of:=[.H246]+[.B246]" office:value-type="float" office:value="443955" calcext:value-type="float">
            <text:p>443955</text:p>
          </table:table-cell>
          <table:table-cell table:style-name="ce25" table:formula="of:=[.G246]+[.C246]" office:value-type="float" office:value="303019" calcext:value-type="float">
            <text:p>303019</text:p>
          </table:table-cell>
          <table:table-cell table:style-name="ce26" table:formula="of:=[.O246]/([.O246]+[.P246])" office:value-type="percentage" office:value="0.594337955537944" calcext:value-type="percentage">
            <text:p>59,43%</text:p>
          </table:table-cell>
          <table:table-cell table:style-name="ce26" table:formula="of:=[.P246]/([.O246]+[.P246])" office:value-type="percentage" office:value="0.405662044462056" calcext:value-type="percentage">
            <text:p>40,57%</text:p>
          </table:table-cell>
          <table:table-cell table:style-name="ce31" table:formula="of:=[.H246]/[.E246]" office:value-type="float" office:value="0.999723021631335" calcext:value-type="float">
            <text:p>0,9997</text:p>
          </table:table-cell>
          <table:table-cell table:style-name="ce33" table:formula="of:=[.L246]/[.P246]" office:value-type="float" office:value="0.905240265461902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10667" calcext:value-type="float">
            <text:p>10667</text:p>
          </table:table-cell>
          <table:table-cell office:value-type="float" office:value="274305" calcext:value-type="float">
            <text:p>274305</text:p>
          </table:table-cell>
          <table:table-cell office:value-type="float" office:value="444078" calcext:value-type="float">
            <text:p>444078</text:p>
          </table:table-cell>
          <table:table-cell office:value-type="float" office:value="718383" calcext:value-type="float">
            <text:p>718383</text:p>
          </table:table-cell>
          <table:table-cell office:value-type="float" office:value="292352" calcext:value-type="float">
            <text:p>292352</text:p>
          </table:table-cell>
          <table:table-cell office:value-type="float" office:value="443955" calcext:value-type="float">
            <text:p>443955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47]+[.C247]" office:value-type="float" office:value="454745" calcext:value-type="float">
            <text:p>454745</text:p>
          </table:table-cell>
          <table:table-cell table:style-name="ce25" table:formula="of:=[.D247]+[.B247]" office:value-type="float" office:value="274305" calcext:value-type="float">
            <text:p>274305</text:p>
          </table:table-cell>
          <table:table-cell table:style-name="ce26" table:formula="of:=[.K247]/([.K247]+[.L247])" office:value-type="percentage" office:value="0.623750085728002" calcext:value-type="percentage">
            <text:p>62,38%</text:p>
          </table:table-cell>
          <table:table-cell table:style-name="ce26" table:formula="of:=[.L247]/([.K247]+[.L247])" office:value-type="percentage" office:value="0.376249914271998" calcext:value-type="percentage">
            <text:p>37,62%</text:p>
          </table:table-cell>
          <table:table-cell table:style-name="ce25" table:formula="of:=[.H247]+[.B247]" office:value-type="float" office:value="443955" calcext:value-type="float">
            <text:p>443955</text:p>
          </table:table-cell>
          <table:table-cell table:style-name="ce25" table:formula="of:=[.G247]+[.C247]" office:value-type="float" office:value="303019" calcext:value-type="float">
            <text:p>303019</text:p>
          </table:table-cell>
          <table:table-cell table:style-name="ce26" table:formula="of:=[.O247]/([.O247]+[.P247])" office:value-type="percentage" office:value="0.594337955537944" calcext:value-type="percentage">
            <text:p>59,43%</text:p>
          </table:table-cell>
          <table:table-cell table:style-name="ce26" table:formula="of:=[.P247]/([.O247]+[.P247])" office:value-type="percentage" office:value="0.405662044462056" calcext:value-type="percentage">
            <text:p>40,57%</text:p>
          </table:table-cell>
          <table:table-cell table:style-name="ce31" table:formula="of:=[.H247]/[.E247]" office:value-type="float" office:value="0.999723021631335" calcext:value-type="float">
            <text:p>0,9997</text:p>
          </table:table-cell>
          <table:table-cell table:style-name="ce33" table:formula="of:=[.L247]/[.P247]" office:value-type="float" office:value="0.905240265461902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10667" calcext:value-type="float">
            <text:p>10667</text:p>
          </table:table-cell>
          <table:table-cell office:value-type="float" office:value="274305" calcext:value-type="float">
            <text:p>274305</text:p>
          </table:table-cell>
          <table:table-cell office:value-type="float" office:value="444078" calcext:value-type="float">
            <text:p>444078</text:p>
          </table:table-cell>
          <table:table-cell office:value-type="float" office:value="718383" calcext:value-type="float">
            <text:p>718383</text:p>
          </table:table-cell>
          <table:table-cell office:value-type="float" office:value="292352" calcext:value-type="float">
            <text:p>292352</text:p>
          </table:table-cell>
          <table:table-cell office:value-type="float" office:value="443955" calcext:value-type="float">
            <text:p>443955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48]+[.C248]" office:value-type="float" office:value="454745" calcext:value-type="float">
            <text:p>454745</text:p>
          </table:table-cell>
          <table:table-cell table:style-name="ce25" table:formula="of:=[.D248]+[.B248]" office:value-type="float" office:value="274305" calcext:value-type="float">
            <text:p>274305</text:p>
          </table:table-cell>
          <table:table-cell table:style-name="ce26" table:formula="of:=[.K248]/([.K248]+[.L248])" office:value-type="percentage" office:value="0.623750085728002" calcext:value-type="percentage">
            <text:p>62,38%</text:p>
          </table:table-cell>
          <table:table-cell table:style-name="ce26" table:formula="of:=[.L248]/([.K248]+[.L248])" office:value-type="percentage" office:value="0.376249914271998" calcext:value-type="percentage">
            <text:p>37,62%</text:p>
          </table:table-cell>
          <table:table-cell table:style-name="ce25" table:formula="of:=[.H248]+[.B248]" office:value-type="float" office:value="443955" calcext:value-type="float">
            <text:p>443955</text:p>
          </table:table-cell>
          <table:table-cell table:style-name="ce25" table:formula="of:=[.G248]+[.C248]" office:value-type="float" office:value="303019" calcext:value-type="float">
            <text:p>303019</text:p>
          </table:table-cell>
          <table:table-cell table:style-name="ce26" table:formula="of:=[.O248]/([.O248]+[.P248])" office:value-type="percentage" office:value="0.594337955537944" calcext:value-type="percentage">
            <text:p>59,43%</text:p>
          </table:table-cell>
          <table:table-cell table:style-name="ce26" table:formula="of:=[.P248]/([.O248]+[.P248])" office:value-type="percentage" office:value="0.405662044462056" calcext:value-type="percentage">
            <text:p>40,57%</text:p>
          </table:table-cell>
          <table:table-cell table:style-name="ce31" table:formula="of:=[.H248]/[.E248]" office:value-type="float" office:value="0.999723021631335" calcext:value-type="float">
            <text:p>0,9997</text:p>
          </table:table-cell>
          <table:table-cell table:style-name="ce33" table:formula="of:=[.L248]/[.P248]" office:value-type="float" office:value="0.905240265461902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 office:value-type="float" office:value="276472" calcext:value-type="float">
            <text:p>276472</text:p>
          </table:table-cell>
          <table:table-cell office:value-type="float" office:value="441911" calcext:value-type="float">
            <text:p>441911</text:p>
          </table:table-cell>
          <table:table-cell office:value-type="float" office:value="718383" calcext:value-type="float">
            <text:p>718383</text:p>
          </table:table-cell>
          <table:table-cell office:value-type="float" office:value="294521" calcext:value-type="float">
            <text:p>294521</text:p>
          </table:table-cell>
          <table:table-cell office:value-type="float" office:value="441786" calcext:value-type="float">
            <text:p>441786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49]+[.C249]" office:value-type="float" office:value="444095" calcext:value-type="float">
            <text:p>444095</text:p>
          </table:table-cell>
          <table:table-cell table:style-name="ce25" table:formula="of:=[.D249]+[.B249]" office:value-type="float" office:value="276472" calcext:value-type="float">
            <text:p>276472</text:p>
          </table:table-cell>
          <table:table-cell table:style-name="ce26" table:formula="of:=[.K249]/([.K249]+[.L249])" office:value-type="percentage" office:value="0.616313264415384" calcext:value-type="percentage">
            <text:p>61,63%</text:p>
          </table:table-cell>
          <table:table-cell table:style-name="ce26" table:formula="of:=[.L249]/([.K249]+[.L249])" office:value-type="percentage" office:value="0.383686735584616" calcext:value-type="percentage">
            <text:p>38,37%</text:p>
          </table:table-cell>
          <table:table-cell table:style-name="ce25" table:formula="of:=[.H249]+[.B249]" office:value-type="float" office:value="441786" calcext:value-type="float">
            <text:p>441786</text:p>
          </table:table-cell>
          <table:table-cell table:style-name="ce25" table:formula="of:=[.G249]+[.C249]" office:value-type="float" office:value="296705" calcext:value-type="float">
            <text:p>296705</text:p>
          </table:table-cell>
          <table:table-cell table:style-name="ce26" table:formula="of:=[.O249]/([.O249]+[.P249])" office:value-type="percentage" office:value="0.59822800819509" calcext:value-type="percentage">
            <text:p>59,82%</text:p>
          </table:table-cell>
          <table:table-cell table:style-name="ce26" table:formula="of:=[.P249]/([.O249]+[.P249])" office:value-type="percentage" office:value="0.40177199180491" calcext:value-type="percentage">
            <text:p>40,18%</text:p>
          </table:table-cell>
          <table:table-cell table:style-name="ce31" table:formula="of:=[.H249]/[.E249]" office:value-type="float" office:value="0.999717137613682" calcext:value-type="float">
            <text:p>0,9997</text:p>
          </table:table-cell>
          <table:table-cell table:style-name="ce33" table:formula="of:=[.L249]/[.P249]" office:value-type="float" office:value="0.931807687770681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 office:value-type="float" office:value="276472" calcext:value-type="float">
            <text:p>276472</text:p>
          </table:table-cell>
          <table:table-cell office:value-type="float" office:value="441911" calcext:value-type="float">
            <text:p>441911</text:p>
          </table:table-cell>
          <table:table-cell office:value-type="float" office:value="718383" calcext:value-type="float">
            <text:p>718383</text:p>
          </table:table-cell>
          <table:table-cell office:value-type="float" office:value="294521" calcext:value-type="float">
            <text:p>294521</text:p>
          </table:table-cell>
          <table:table-cell office:value-type="float" office:value="441786" calcext:value-type="float">
            <text:p>441786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50]+[.C250]" office:value-type="float" office:value="444095" calcext:value-type="float">
            <text:p>444095</text:p>
          </table:table-cell>
          <table:table-cell table:style-name="ce25" table:formula="of:=[.D250]+[.B250]" office:value-type="float" office:value="276472" calcext:value-type="float">
            <text:p>276472</text:p>
          </table:table-cell>
          <table:table-cell table:style-name="ce26" table:formula="of:=[.K250]/([.K250]+[.L250])" office:value-type="percentage" office:value="0.616313264415384" calcext:value-type="percentage">
            <text:p>61,63%</text:p>
          </table:table-cell>
          <table:table-cell table:style-name="ce26" table:formula="of:=[.L250]/([.K250]+[.L250])" office:value-type="percentage" office:value="0.383686735584616" calcext:value-type="percentage">
            <text:p>38,37%</text:p>
          </table:table-cell>
          <table:table-cell table:style-name="ce25" table:formula="of:=[.H250]+[.B250]" office:value-type="float" office:value="441786" calcext:value-type="float">
            <text:p>441786</text:p>
          </table:table-cell>
          <table:table-cell table:style-name="ce25" table:formula="of:=[.G250]+[.C250]" office:value-type="float" office:value="296705" calcext:value-type="float">
            <text:p>296705</text:p>
          </table:table-cell>
          <table:table-cell table:style-name="ce26" table:formula="of:=[.O250]/([.O250]+[.P250])" office:value-type="percentage" office:value="0.59822800819509" calcext:value-type="percentage">
            <text:p>59,82%</text:p>
          </table:table-cell>
          <table:table-cell table:style-name="ce26" table:formula="of:=[.P250]/([.O250]+[.P250])" office:value-type="percentage" office:value="0.40177199180491" calcext:value-type="percentage">
            <text:p>40,18%</text:p>
          </table:table-cell>
          <table:table-cell table:style-name="ce31" table:formula="of:=[.H250]/[.E250]" office:value-type="float" office:value="0.999717137613682" calcext:value-type="float">
            <text:p>0,9997</text:p>
          </table:table-cell>
          <table:table-cell table:style-name="ce33" table:formula="of:=[.L250]/[.P250]" office:value-type="float" office:value="0.931807687770681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 office:value-type="float" office:value="276472" calcext:value-type="float">
            <text:p>276472</text:p>
          </table:table-cell>
          <table:table-cell office:value-type="float" office:value="441911" calcext:value-type="float">
            <text:p>441911</text:p>
          </table:table-cell>
          <table:table-cell office:value-type="float" office:value="718383" calcext:value-type="float">
            <text:p>718383</text:p>
          </table:table-cell>
          <table:table-cell office:value-type="float" office:value="294521" calcext:value-type="float">
            <text:p>294521</text:p>
          </table:table-cell>
          <table:table-cell office:value-type="float" office:value="441786" calcext:value-type="float">
            <text:p>441786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51]+[.C251]" office:value-type="float" office:value="444095" calcext:value-type="float">
            <text:p>444095</text:p>
          </table:table-cell>
          <table:table-cell table:style-name="ce25" table:formula="of:=[.D251]+[.B251]" office:value-type="float" office:value="276472" calcext:value-type="float">
            <text:p>276472</text:p>
          </table:table-cell>
          <table:table-cell table:style-name="ce26" table:formula="of:=[.K251]/([.K251]+[.L251])" office:value-type="percentage" office:value="0.616313264415384" calcext:value-type="percentage">
            <text:p>61,63%</text:p>
          </table:table-cell>
          <table:table-cell table:style-name="ce26" table:formula="of:=[.L251]/([.K251]+[.L251])" office:value-type="percentage" office:value="0.383686735584616" calcext:value-type="percentage">
            <text:p>38,37%</text:p>
          </table:table-cell>
          <table:table-cell table:style-name="ce25" table:formula="of:=[.H251]+[.B251]" office:value-type="float" office:value="441786" calcext:value-type="float">
            <text:p>441786</text:p>
          </table:table-cell>
          <table:table-cell table:style-name="ce25" table:formula="of:=[.G251]+[.C251]" office:value-type="float" office:value="296705" calcext:value-type="float">
            <text:p>296705</text:p>
          </table:table-cell>
          <table:table-cell table:style-name="ce26" table:formula="of:=[.O251]/([.O251]+[.P251])" office:value-type="percentage" office:value="0.59822800819509" calcext:value-type="percentage">
            <text:p>59,82%</text:p>
          </table:table-cell>
          <table:table-cell table:style-name="ce26" table:formula="of:=[.P251]/([.O251]+[.P251])" office:value-type="percentage" office:value="0.40177199180491" calcext:value-type="percentage">
            <text:p>40,18%</text:p>
          </table:table-cell>
          <table:table-cell table:style-name="ce31" table:formula="of:=[.H251]/[.E251]" office:value-type="float" office:value="0.999717137613682" calcext:value-type="float">
            <text:p>0,9997</text:p>
          </table:table-cell>
          <table:table-cell table:style-name="ce33" table:formula="of:=[.L251]/[.P251]" office:value-type="float" office:value="0.931807687770681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6" calcext:value-type="float">
            <text:p>6</text:p>
          </table:table-cell>
          <table:table-cell office:value-type="float" office:value="10673" calcext:value-type="float">
            <text:p>10673</text:p>
          </table:table-cell>
          <table:table-cell office:value-type="float" office:value="281306" calcext:value-type="float">
            <text:p>281306</text:p>
          </table:table-cell>
          <table:table-cell office:value-type="float" office:value="437077" calcext:value-type="float">
            <text:p>437077</text:p>
          </table:table-cell>
          <table:table-cell office:value-type="float" office:value="718383" calcext:value-type="float">
            <text:p>718383</text:p>
          </table:table-cell>
          <table:table-cell office:value-type="float" office:value="299356" calcext:value-type="float">
            <text:p>299356</text:p>
          </table:table-cell>
          <table:table-cell office:value-type="float" office:value="436951" calcext:value-type="float">
            <text:p>436951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52]+[.C252]" office:value-type="float" office:value="447750" calcext:value-type="float">
            <text:p>447750</text:p>
          </table:table-cell>
          <table:table-cell table:style-name="ce25" table:formula="of:=[.D252]+[.B252]" office:value-type="float" office:value="281312" calcext:value-type="float">
            <text:p>281312</text:p>
          </table:table-cell>
          <table:table-cell table:style-name="ce26" table:formula="of:=[.K252]/([.K252]+[.L252])" office:value-type="percentage" office:value="0.614145299028066" calcext:value-type="percentage">
            <text:p>61,41%</text:p>
          </table:table-cell>
          <table:table-cell table:style-name="ce26" table:formula="of:=[.L252]/([.K252]+[.L252])" office:value-type="percentage" office:value="0.385854700971934" calcext:value-type="percentage">
            <text:p>38,59%</text:p>
          </table:table-cell>
          <table:table-cell table:style-name="ce25" table:formula="of:=[.H252]+[.B252]" office:value-type="float" office:value="436957" calcext:value-type="float">
            <text:p>436957</text:p>
          </table:table-cell>
          <table:table-cell table:style-name="ce25" table:formula="of:=[.G252]+[.C252]" office:value-type="float" office:value="310029" calcext:value-type="float">
            <text:p>310029</text:p>
          </table:table-cell>
          <table:table-cell table:style-name="ce26" table:formula="of:=[.O252]/([.O252]+[.P252])" office:value-type="percentage" office:value="0.584960092960243" calcext:value-type="percentage">
            <text:p>58,50%</text:p>
          </table:table-cell>
          <table:table-cell table:style-name="ce26" table:formula="of:=[.P252]/([.O252]+[.P252])" office:value-type="percentage" office:value="0.415039907039757" calcext:value-type="percentage">
            <text:p>41,50%</text:p>
          </table:table-cell>
          <table:table-cell table:style-name="ce31" table:formula="of:=[.H252]/[.E252]" office:value-type="float" office:value="0.999711721275656" calcext:value-type="float">
            <text:p>0,9997</text:p>
          </table:table-cell>
          <table:table-cell table:style-name="ce33" table:formula="of:=[.L252]/[.P252]" office:value-type="float" office:value="0.907373181218531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10667" calcext:value-type="float">
            <text:p>10667</text:p>
          </table:table-cell>
          <table:table-cell office:value-type="float" office:value="298706" calcext:value-type="float">
            <text:p>298706</text:p>
          </table:table-cell>
          <table:table-cell office:value-type="float" office:value="419677" calcext:value-type="float">
            <text:p>419677</text:p>
          </table:table-cell>
          <table:table-cell office:value-type="float" office:value="718383" calcext:value-type="float">
            <text:p>718383</text:p>
          </table:table-cell>
          <table:table-cell office:value-type="float" office:value="316753" calcext:value-type="float">
            <text:p>316753</text:p>
          </table:table-cell>
          <table:table-cell office:value-type="float" office:value="419554" calcext:value-type="float">
            <text:p>419554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53]+[.C253]" office:value-type="float" office:value="430344" calcext:value-type="float">
            <text:p>430344</text:p>
          </table:table-cell>
          <table:table-cell table:style-name="ce25" table:formula="of:=[.D253]+[.B253]" office:value-type="float" office:value="298706" calcext:value-type="float">
            <text:p>298706</text:p>
          </table:table-cell>
          <table:table-cell table:style-name="ce26" table:formula="of:=[.K253]/([.K253]+[.L253])" office:value-type="percentage" office:value="0.590280502023181" calcext:value-type="percentage">
            <text:p>59,03%</text:p>
          </table:table-cell>
          <table:table-cell table:style-name="ce26" table:formula="of:=[.L253]/([.K253]+[.L253])" office:value-type="percentage" office:value="0.409719497976819" calcext:value-type="percentage">
            <text:p>40,97%</text:p>
          </table:table-cell>
          <table:table-cell table:style-name="ce25" table:formula="of:=[.H253]+[.B253]" office:value-type="float" office:value="419554" calcext:value-type="float">
            <text:p>419554</text:p>
          </table:table-cell>
          <table:table-cell table:style-name="ce25" table:formula="of:=[.G253]+[.C253]" office:value-type="float" office:value="327420" calcext:value-type="float">
            <text:p>327420</text:p>
          </table:table-cell>
          <table:table-cell table:style-name="ce26" table:formula="of:=[.O253]/([.O253]+[.P253])" office:value-type="percentage" office:value="0.561671490573969" calcext:value-type="percentage">
            <text:p>56,17%</text:p>
          </table:table-cell>
          <table:table-cell table:style-name="ce26" table:formula="of:=[.P253]/([.O253]+[.P253])" office:value-type="percentage" office:value="0.438328509426031" calcext:value-type="percentage">
            <text:p>43,83%</text:p>
          </table:table-cell>
          <table:table-cell table:style-name="ce31" table:formula="of:=[.H253]/[.E253]" office:value-type="float" office:value="0.999706917462715" calcext:value-type="float">
            <text:p>0,9997</text:p>
          </table:table-cell>
          <table:table-cell table:style-name="ce33" table:formula="of:=[.L253]/[.P253]" office:value-type="float" office:value="0.912302241768982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5" calcext:value-type="float">
            <text:p>5</text:p>
          </table:table-cell>
          <table:table-cell office:value-type="float" office:value="2189" calcext:value-type="float">
            <text:p>2189</text:p>
          </table:table-cell>
          <table:table-cell office:value-type="float" office:value="282314" calcext:value-type="float">
            <text:p>282314</text:p>
          </table:table-cell>
          <table:table-cell office:value-type="float" office:value="436069" calcext:value-type="float">
            <text:p>436069</text:p>
          </table:table-cell>
          <table:table-cell office:value-type="float" office:value="718383" calcext:value-type="float">
            <text:p>718383</text:p>
          </table:table-cell>
          <table:table-cell office:value-type="float" office:value="300366" calcext:value-type="float">
            <text:p>300366</text:p>
          </table:table-cell>
          <table:table-cell office:value-type="float" office:value="435941" calcext:value-type="float">
            <text:p>435941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54]+[.C254]" office:value-type="float" office:value="438258" calcext:value-type="float">
            <text:p>438258</text:p>
          </table:table-cell>
          <table:table-cell table:style-name="ce25" table:formula="of:=[.D254]+[.B254]" office:value-type="float" office:value="282319" calcext:value-type="float">
            <text:p>282319</text:p>
          </table:table-cell>
          <table:table-cell table:style-name="ce26" table:formula="of:=[.K254]/([.K254]+[.L254])" office:value-type="percentage" office:value="0.608204258531704" calcext:value-type="percentage">
            <text:p>60,82%</text:p>
          </table:table-cell>
          <table:table-cell table:style-name="ce26" table:formula="of:=[.L254]/([.K254]+[.L254])" office:value-type="percentage" office:value="0.391795741468296" calcext:value-type="percentage">
            <text:p>39,18%</text:p>
          </table:table-cell>
          <table:table-cell table:style-name="ce25" table:formula="of:=[.H254]+[.B254]" office:value-type="float" office:value="435946" calcext:value-type="float">
            <text:p>435946</text:p>
          </table:table-cell>
          <table:table-cell table:style-name="ce25" table:formula="of:=[.G254]+[.C254]" office:value-type="float" office:value="302555" calcext:value-type="float">
            <text:p>302555</text:p>
          </table:table-cell>
          <table:table-cell table:style-name="ce26" table:formula="of:=[.O254]/([.O254]+[.P254])" office:value-type="percentage" office:value="0.590311996869334" calcext:value-type="percentage">
            <text:p>59,03%</text:p>
          </table:table-cell>
          <table:table-cell table:style-name="ce26" table:formula="of:=[.P254]/([.O254]+[.P254])" office:value-type="percentage" office:value="0.409688003130666" calcext:value-type="percentage">
            <text:p>40,97%</text:p>
          </table:table-cell>
          <table:table-cell table:style-name="ce31" table:formula="of:=[.H254]/[.E254]" office:value-type="float" office:value="0.999706468471733" calcext:value-type="float">
            <text:p>0,9997</text:p>
          </table:table-cell>
          <table:table-cell table:style-name="ce33" table:formula="of:=[.L254]/[.P254]" office:value-type="float" office:value="0.933116292905422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5014" calcext:value-type="float">
            <text:p>5014</text:p>
          </table:table-cell>
          <table:table-cell office:value-type="float" office:value="275239" calcext:value-type="float">
            <text:p>275239</text:p>
          </table:table-cell>
          <table:table-cell office:value-type="float" office:value="443144" calcext:value-type="float">
            <text:p>443144</text:p>
          </table:table-cell>
          <table:table-cell office:value-type="float" office:value="718383" calcext:value-type="float">
            <text:p>718383</text:p>
          </table:table-cell>
          <table:table-cell office:value-type="float" office:value="293296" calcext:value-type="float">
            <text:p>293296</text:p>
          </table:table-cell>
          <table:table-cell office:value-type="float" office:value="443011" calcext:value-type="float">
            <text:p>443011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55]+[.C255]" office:value-type="float" office:value="448158" calcext:value-type="float">
            <text:p>448158</text:p>
          </table:table-cell>
          <table:table-cell table:style-name="ce25" table:formula="of:=[.D255]+[.B255]" office:value-type="float" office:value="275239" calcext:value-type="float">
            <text:p>275239</text:p>
          </table:table-cell>
          <table:table-cell table:style-name="ce26" table:formula="of:=[.K255]/([.K255]+[.L255])" office:value-type="percentage" office:value="0.619518742820332" calcext:value-type="percentage">
            <text:p>61,95%</text:p>
          </table:table-cell>
          <table:table-cell table:style-name="ce26" table:formula="of:=[.L255]/([.K255]+[.L255])" office:value-type="percentage" office:value="0.380481257179668" calcext:value-type="percentage">
            <text:p>38,05%</text:p>
          </table:table-cell>
          <table:table-cell table:style-name="ce25" table:formula="of:=[.H255]+[.B255]" office:value-type="float" office:value="443011" calcext:value-type="float">
            <text:p>443011</text:p>
          </table:table-cell>
          <table:table-cell table:style-name="ce25" table:formula="of:=[.G255]+[.C255]" office:value-type="float" office:value="298310" calcext:value-type="float">
            <text:p>298310</text:p>
          </table:table-cell>
          <table:table-cell table:style-name="ce26" table:formula="of:=[.O255]/([.O255]+[.P255])" office:value-type="percentage" office:value="0.597596722607346" calcext:value-type="percentage">
            <text:p>59,76%</text:p>
          </table:table-cell>
          <table:table-cell table:style-name="ce26" table:formula="of:=[.P255]/([.O255]+[.P255])" office:value-type="percentage" office:value="0.402403277392654" calcext:value-type="percentage">
            <text:p>40,24%</text:p>
          </table:table-cell>
          <table:table-cell table:style-name="ce31" table:formula="of:=[.H255]/[.E255]" office:value-type="float" office:value="0.99969987182496" calcext:value-type="float">
            <text:p>0,9997</text:p>
          </table:table-cell>
          <table:table-cell table:style-name="ce33" table:formula="of:=[.L255]/[.P255]" office:value-type="float" office:value="0.922660990245047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5014" calcext:value-type="float">
            <text:p>5014</text:p>
          </table:table-cell>
          <table:table-cell office:value-type="float" office:value="275239" calcext:value-type="float">
            <text:p>275239</text:p>
          </table:table-cell>
          <table:table-cell office:value-type="float" office:value="443144" calcext:value-type="float">
            <text:p>443144</text:p>
          </table:table-cell>
          <table:table-cell office:value-type="float" office:value="718383" calcext:value-type="float">
            <text:p>718383</text:p>
          </table:table-cell>
          <table:table-cell office:value-type="float" office:value="293296" calcext:value-type="float">
            <text:p>293296</text:p>
          </table:table-cell>
          <table:table-cell office:value-type="float" office:value="443011" calcext:value-type="float">
            <text:p>443011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56]+[.C256]" office:value-type="float" office:value="448158" calcext:value-type="float">
            <text:p>448158</text:p>
          </table:table-cell>
          <table:table-cell table:style-name="ce25" table:formula="of:=[.D256]+[.B256]" office:value-type="float" office:value="275239" calcext:value-type="float">
            <text:p>275239</text:p>
          </table:table-cell>
          <table:table-cell table:style-name="ce26" table:formula="of:=[.K256]/([.K256]+[.L256])" office:value-type="percentage" office:value="0.619518742820332" calcext:value-type="percentage">
            <text:p>61,95%</text:p>
          </table:table-cell>
          <table:table-cell table:style-name="ce26" table:formula="of:=[.L256]/([.K256]+[.L256])" office:value-type="percentage" office:value="0.380481257179668" calcext:value-type="percentage">
            <text:p>38,05%</text:p>
          </table:table-cell>
          <table:table-cell table:style-name="ce25" table:formula="of:=[.H256]+[.B256]" office:value-type="float" office:value="443011" calcext:value-type="float">
            <text:p>443011</text:p>
          </table:table-cell>
          <table:table-cell table:style-name="ce25" table:formula="of:=[.G256]+[.C256]" office:value-type="float" office:value="298310" calcext:value-type="float">
            <text:p>298310</text:p>
          </table:table-cell>
          <table:table-cell table:style-name="ce26" table:formula="of:=[.O256]/([.O256]+[.P256])" office:value-type="percentage" office:value="0.597596722607346" calcext:value-type="percentage">
            <text:p>59,76%</text:p>
          </table:table-cell>
          <table:table-cell table:style-name="ce26" table:formula="of:=[.P256]/([.O256]+[.P256])" office:value-type="percentage" office:value="0.402403277392654" calcext:value-type="percentage">
            <text:p>40,24%</text:p>
          </table:table-cell>
          <table:table-cell table:style-name="ce31" table:formula="of:=[.H256]/[.E256]" office:value-type="float" office:value="0.99969987182496" calcext:value-type="float">
            <text:p>0,9997</text:p>
          </table:table-cell>
          <table:table-cell table:style-name="ce33" table:formula="of:=[.L256]/[.P256]" office:value-type="float" office:value="0.922660990245047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5014" calcext:value-type="float">
            <text:p>5014</text:p>
          </table:table-cell>
          <table:table-cell office:value-type="float" office:value="275239" calcext:value-type="float">
            <text:p>275239</text:p>
          </table:table-cell>
          <table:table-cell office:value-type="float" office:value="443144" calcext:value-type="float">
            <text:p>443144</text:p>
          </table:table-cell>
          <table:table-cell office:value-type="float" office:value="718383" calcext:value-type="float">
            <text:p>718383</text:p>
          </table:table-cell>
          <table:table-cell office:value-type="float" office:value="293296" calcext:value-type="float">
            <text:p>293296</text:p>
          </table:table-cell>
          <table:table-cell office:value-type="float" office:value="443011" calcext:value-type="float">
            <text:p>443011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57]+[.C257]" office:value-type="float" office:value="448158" calcext:value-type="float">
            <text:p>448158</text:p>
          </table:table-cell>
          <table:table-cell table:style-name="ce25" table:formula="of:=[.D257]+[.B257]" office:value-type="float" office:value="275239" calcext:value-type="float">
            <text:p>275239</text:p>
          </table:table-cell>
          <table:table-cell table:style-name="ce26" table:formula="of:=[.K257]/([.K257]+[.L257])" office:value-type="percentage" office:value="0.619518742820332" calcext:value-type="percentage">
            <text:p>61,95%</text:p>
          </table:table-cell>
          <table:table-cell table:style-name="ce26" table:formula="of:=[.L257]/([.K257]+[.L257])" office:value-type="percentage" office:value="0.380481257179668" calcext:value-type="percentage">
            <text:p>38,05%</text:p>
          </table:table-cell>
          <table:table-cell table:style-name="ce25" table:formula="of:=[.H257]+[.B257]" office:value-type="float" office:value="443011" calcext:value-type="float">
            <text:p>443011</text:p>
          </table:table-cell>
          <table:table-cell table:style-name="ce25" table:formula="of:=[.G257]+[.C257]" office:value-type="float" office:value="298310" calcext:value-type="float">
            <text:p>298310</text:p>
          </table:table-cell>
          <table:table-cell table:style-name="ce26" table:formula="of:=[.O257]/([.O257]+[.P257])" office:value-type="percentage" office:value="0.597596722607346" calcext:value-type="percentage">
            <text:p>59,76%</text:p>
          </table:table-cell>
          <table:table-cell table:style-name="ce26" table:formula="of:=[.P257]/([.O257]+[.P257])" office:value-type="percentage" office:value="0.402403277392654" calcext:value-type="percentage">
            <text:p>40,24%</text:p>
          </table:table-cell>
          <table:table-cell table:style-name="ce31" table:formula="of:=[.H257]/[.E257]" office:value-type="float" office:value="0.99969987182496" calcext:value-type="float">
            <text:p>0,9997</text:p>
          </table:table-cell>
          <table:table-cell table:style-name="ce33" table:formula="of:=[.L257]/[.P257]" office:value-type="float" office:value="0.922660990245047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 office:value-type="float" office:value="319505" calcext:value-type="float">
            <text:p>319505</text:p>
          </table:table-cell>
          <table:table-cell office:value-type="float" office:value="398878" calcext:value-type="float">
            <text:p>398878</text:p>
          </table:table-cell>
          <table:table-cell office:value-type="float" office:value="718383" calcext:value-type="float">
            <text:p>718383</text:p>
          </table:table-cell>
          <table:table-cell office:value-type="float" office:value="337553" calcext:value-type="float">
            <text:p>337553</text:p>
          </table:table-cell>
          <table:table-cell office:value-type="float" office:value="398754" calcext:value-type="float">
            <text:p>398754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58]+[.C258]" office:value-type="float" office:value="401062" calcext:value-type="float">
            <text:p>401062</text:p>
          </table:table-cell>
          <table:table-cell table:style-name="ce25" table:formula="of:=[.D258]+[.B258]" office:value-type="float" office:value="319505" calcext:value-type="float">
            <text:p>319505</text:p>
          </table:table-cell>
          <table:table-cell table:style-name="ce26" table:formula="of:=[.K258]/([.K258]+[.L258])" office:value-type="percentage" office:value="0.556592239167211" calcext:value-type="percentage">
            <text:p>55,66%</text:p>
          </table:table-cell>
          <table:table-cell table:style-name="ce26" table:formula="of:=[.L258]/([.K258]+[.L258])" office:value-type="percentage" office:value="0.443407760832789" calcext:value-type="percentage">
            <text:p>44,34%</text:p>
          </table:table-cell>
          <table:table-cell table:style-name="ce25" table:formula="of:=[.H258]+[.B258]" office:value-type="float" office:value="398754" calcext:value-type="float">
            <text:p>398754</text:p>
          </table:table-cell>
          <table:table-cell table:style-name="ce25" table:formula="of:=[.G258]+[.C258]" office:value-type="float" office:value="339737" calcext:value-type="float">
            <text:p>339737</text:p>
          </table:table-cell>
          <table:table-cell table:style-name="ce26" table:formula="of:=[.O258]/([.O258]+[.P258])" office:value-type="percentage" office:value="0.53995783293229" calcext:value-type="percentage">
            <text:p>54,00%</text:p>
          </table:table-cell>
          <table:table-cell table:style-name="ce26" table:formula="of:=[.P258]/([.O258]+[.P258])" office:value-type="percentage" office:value="0.46004216706771" calcext:value-type="percentage">
            <text:p>46,00%</text:p>
          </table:table-cell>
          <table:table-cell table:style-name="ce31" table:formula="of:=[.H258]/[.E258]" office:value-type="float" office:value="0.999689128004051" calcext:value-type="float">
            <text:p>0,9997</text:p>
          </table:table-cell>
          <table:table-cell table:style-name="ce33" table:formula="of:=[.L258]/[.P258]" office:value-type="float" office:value="0.940448052464112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8" calcext:value-type="float">
            <text:p>8</text:p>
          </table:table-cell>
          <table:table-cell office:value-type="float" office:value="5022" calcext:value-type="float">
            <text:p>5022</text:p>
          </table:table-cell>
          <table:table-cell office:value-type="float" office:value="284641" calcext:value-type="float">
            <text:p>284641</text:p>
          </table:table-cell>
          <table:table-cell office:value-type="float" office:value="433742" calcext:value-type="float">
            <text:p>433742</text:p>
          </table:table-cell>
          <table:table-cell office:value-type="float" office:value="718383" calcext:value-type="float">
            <text:p>718383</text:p>
          </table:table-cell>
          <table:table-cell office:value-type="float" office:value="302702" calcext:value-type="float">
            <text:p>302702</text:p>
          </table:table-cell>
          <table:table-cell office:value-type="float" office:value="433605" calcext:value-type="float">
            <text:p>433605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59]+[.C259]" office:value-type="float" office:value="438764" calcext:value-type="float">
            <text:p>438764</text:p>
          </table:table-cell>
          <table:table-cell table:style-name="ce25" table:formula="of:=[.D259]+[.B259]" office:value-type="float" office:value="284649" calcext:value-type="float">
            <text:p>284649</text:p>
          </table:table-cell>
          <table:table-cell table:style-name="ce26" table:formula="of:=[.K259]/([.K259]+[.L259])" office:value-type="percentage" office:value="0.606519374133448" calcext:value-type="percentage">
            <text:p>60,65%</text:p>
          </table:table-cell>
          <table:table-cell table:style-name="ce26" table:formula="of:=[.L259]/([.K259]+[.L259])" office:value-type="percentage" office:value="0.393480625866552" calcext:value-type="percentage">
            <text:p>39,35%</text:p>
          </table:table-cell>
          <table:table-cell table:style-name="ce25" table:formula="of:=[.H259]+[.B259]" office:value-type="float" office:value="433613" calcext:value-type="float">
            <text:p>433613</text:p>
          </table:table-cell>
          <table:table-cell table:style-name="ce25" table:formula="of:=[.G259]+[.C259]" office:value-type="float" office:value="307724" calcext:value-type="float">
            <text:p>307724</text:p>
          </table:table-cell>
          <table:table-cell table:style-name="ce26" table:formula="of:=[.O259]/([.O259]+[.P259])" office:value-type="percentage" office:value="0.584906729328227" calcext:value-type="percentage">
            <text:p>58,49%</text:p>
          </table:table-cell>
          <table:table-cell table:style-name="ce26" table:formula="of:=[.P259]/([.O259]+[.P259])" office:value-type="percentage" office:value="0.415093270671773" calcext:value-type="percentage">
            <text:p>41,51%</text:p>
          </table:table-cell>
          <table:table-cell table:style-name="ce31" table:formula="of:=[.H259]/[.E259]" office:value-type="float" office:value="0.999684144030322" calcext:value-type="float">
            <text:p>0,9997</text:p>
          </table:table-cell>
          <table:table-cell table:style-name="ce33" table:formula="of:=[.L259]/[.P259]" office:value-type="float" office:value="0.925013973560723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5014" calcext:value-type="float">
            <text:p>5014</text:p>
          </table:table-cell>
          <table:table-cell office:value-type="float" office:value="313691" calcext:value-type="float">
            <text:p>313691</text:p>
          </table:table-cell>
          <table:table-cell office:value-type="float" office:value="404692" calcext:value-type="float">
            <text:p>404692</text:p>
          </table:table-cell>
          <table:table-cell office:value-type="float" office:value="718383" calcext:value-type="float">
            <text:p>718383</text:p>
          </table:table-cell>
          <table:table-cell office:value-type="float" office:value="331747" calcext:value-type="float">
            <text:p>331747</text:p>
          </table:table-cell>
          <table:table-cell office:value-type="float" office:value="404560" calcext:value-type="float">
            <text:p>404560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60]+[.C260]" office:value-type="float" office:value="409706" calcext:value-type="float">
            <text:p>409706</text:p>
          </table:table-cell>
          <table:table-cell table:style-name="ce25" table:formula="of:=[.D260]+[.B260]" office:value-type="float" office:value="313691" calcext:value-type="float">
            <text:p>313691</text:p>
          </table:table-cell>
          <table:table-cell table:style-name="ce26" table:formula="of:=[.K260]/([.K260]+[.L260])" office:value-type="percentage" office:value="0.566363974415155" calcext:value-type="percentage">
            <text:p>56,64%</text:p>
          </table:table-cell>
          <table:table-cell table:style-name="ce26" table:formula="of:=[.L260]/([.K260]+[.L260])" office:value-type="percentage" office:value="0.433636025584845" calcext:value-type="percentage">
            <text:p>43,36%</text:p>
          </table:table-cell>
          <table:table-cell table:style-name="ce25" table:formula="of:=[.H260]+[.B260]" office:value-type="float" office:value="404560" calcext:value-type="float">
            <text:p>404560</text:p>
          </table:table-cell>
          <table:table-cell table:style-name="ce25" table:formula="of:=[.G260]+[.C260]" office:value-type="float" office:value="336761" calcext:value-type="float">
            <text:p>336761</text:p>
          </table:table-cell>
          <table:table-cell table:style-name="ce26" table:formula="of:=[.O260]/([.O260]+[.P260])" office:value-type="percentage" office:value="0.545728503576723" calcext:value-type="percentage">
            <text:p>54,57%</text:p>
          </table:table-cell>
          <table:table-cell table:style-name="ce26" table:formula="of:=[.P260]/([.O260]+[.P260])" office:value-type="percentage" office:value="0.454271496423277" calcext:value-type="percentage">
            <text:p>45,43%</text:p>
          </table:table-cell>
          <table:table-cell table:style-name="ce31" table:formula="of:=[.H260]/[.E260]" office:value-type="float" office:value="0.999673826020776" calcext:value-type="float">
            <text:p>0,9997</text:p>
          </table:table-cell>
          <table:table-cell table:style-name="ce33" table:formula="of:=[.L260]/[.P260]" office:value-type="float" office:value="0.931494442646268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10667" calcext:value-type="float">
            <text:p>10667</text:p>
          </table:table-cell>
          <table:table-cell office:value-type="float" office:value="341924" calcext:value-type="float">
            <text:p>341924</text:p>
          </table:table-cell>
          <table:table-cell office:value-type="float" office:value="376459" calcext:value-type="float">
            <text:p>376459</text:p>
          </table:table-cell>
          <table:table-cell office:value-type="float" office:value="718383" calcext:value-type="float">
            <text:p>718383</text:p>
          </table:table-cell>
          <table:table-cell office:value-type="float" office:value="359972" calcext:value-type="float">
            <text:p>359972</text:p>
          </table:table-cell>
          <table:table-cell office:value-type="float" office:value="376335" calcext:value-type="float">
            <text:p>376335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61]+[.C261]" office:value-type="float" office:value="387126" calcext:value-type="float">
            <text:p>387126</text:p>
          </table:table-cell>
          <table:table-cell table:style-name="ce25" table:formula="of:=[.D261]+[.B261]" office:value-type="float" office:value="341924" calcext:value-type="float">
            <text:p>341924</text:p>
          </table:table-cell>
          <table:table-cell table:style-name="ce26" table:formula="of:=[.K261]/([.K261]+[.L261])" office:value-type="percentage" office:value="0.531000617241616" calcext:value-type="percentage">
            <text:p>53,10%</text:p>
          </table:table-cell>
          <table:table-cell table:style-name="ce26" table:formula="of:=[.L261]/([.K261]+[.L261])" office:value-type="percentage" office:value="0.468999382758384" calcext:value-type="percentage">
            <text:p>46,90%</text:p>
          </table:table-cell>
          <table:table-cell table:style-name="ce25" table:formula="of:=[.H261]+[.B261]" office:value-type="float" office:value="376335" calcext:value-type="float">
            <text:p>376335</text:p>
          </table:table-cell>
          <table:table-cell table:style-name="ce25" table:formula="of:=[.G261]+[.C261]" office:value-type="float" office:value="370639" calcext:value-type="float">
            <text:p>370639</text:p>
          </table:table-cell>
          <table:table-cell table:style-name="ce26" table:formula="of:=[.O261]/([.O261]+[.P261])" office:value-type="percentage" office:value="0.503812716372993" calcext:value-type="percentage">
            <text:p>50,38%</text:p>
          </table:table-cell>
          <table:table-cell table:style-name="ce26" table:formula="of:=[.P261]/([.O261]+[.P261])" office:value-type="percentage" office:value="0.496187283627007" calcext:value-type="percentage">
            <text:p>49,62%</text:p>
          </table:table-cell>
          <table:table-cell table:style-name="ce31" table:formula="of:=[.H261]/[.E261]" office:value-type="float" office:value="0.999670614861114" calcext:value-type="float">
            <text:p>0,9997</text:p>
          </table:table-cell>
          <table:table-cell table:style-name="ce33" table:formula="of:=[.L261]/[.P261]" office:value-type="float" office:value="0.922525692115509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10667" calcext:value-type="float">
            <text:p>10667</text:p>
          </table:table-cell>
          <table:table-cell office:value-type="float" office:value="341924" calcext:value-type="float">
            <text:p>341924</text:p>
          </table:table-cell>
          <table:table-cell office:value-type="float" office:value="376459" calcext:value-type="float">
            <text:p>376459</text:p>
          </table:table-cell>
          <table:table-cell office:value-type="float" office:value="718383" calcext:value-type="float">
            <text:p>718383</text:p>
          </table:table-cell>
          <table:table-cell office:value-type="float" office:value="359972" calcext:value-type="float">
            <text:p>359972</text:p>
          </table:table-cell>
          <table:table-cell office:value-type="float" office:value="376335" calcext:value-type="float">
            <text:p>376335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62]+[.C262]" office:value-type="float" office:value="387126" calcext:value-type="float">
            <text:p>387126</text:p>
          </table:table-cell>
          <table:table-cell table:style-name="ce25" table:formula="of:=[.D262]+[.B262]" office:value-type="float" office:value="341924" calcext:value-type="float">
            <text:p>341924</text:p>
          </table:table-cell>
          <table:table-cell table:style-name="ce26" table:formula="of:=[.K262]/([.K262]+[.L262])" office:value-type="percentage" office:value="0.531000617241616" calcext:value-type="percentage">
            <text:p>53,10%</text:p>
          </table:table-cell>
          <table:table-cell table:style-name="ce26" table:formula="of:=[.L262]/([.K262]+[.L262])" office:value-type="percentage" office:value="0.468999382758384" calcext:value-type="percentage">
            <text:p>46,90%</text:p>
          </table:table-cell>
          <table:table-cell table:style-name="ce25" table:formula="of:=[.H262]+[.B262]" office:value-type="float" office:value="376335" calcext:value-type="float">
            <text:p>376335</text:p>
          </table:table-cell>
          <table:table-cell table:style-name="ce25" table:formula="of:=[.G262]+[.C262]" office:value-type="float" office:value="370639" calcext:value-type="float">
            <text:p>370639</text:p>
          </table:table-cell>
          <table:table-cell table:style-name="ce26" table:formula="of:=[.O262]/([.O262]+[.P262])" office:value-type="percentage" office:value="0.503812716372993" calcext:value-type="percentage">
            <text:p>50,38%</text:p>
          </table:table-cell>
          <table:table-cell table:style-name="ce26" table:formula="of:=[.P262]/([.O262]+[.P262])" office:value-type="percentage" office:value="0.496187283627007" calcext:value-type="percentage">
            <text:p>49,62%</text:p>
          </table:table-cell>
          <table:table-cell table:style-name="ce31" table:formula="of:=[.H262]/[.E262]" office:value-type="float" office:value="0.999670614861114" calcext:value-type="float">
            <text:p>0,9997</text:p>
          </table:table-cell>
          <table:table-cell table:style-name="ce33" table:formula="of:=[.L262]/[.P262]" office:value-type="float" office:value="0.922525692115509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 office:value-type="float" office:value="354622" calcext:value-type="float">
            <text:p>354622</text:p>
          </table:table-cell>
          <table:table-cell office:value-type="float" office:value="363761" calcext:value-type="float">
            <text:p>363761</text:p>
          </table:table-cell>
          <table:table-cell office:value-type="float" office:value="718383" calcext:value-type="float">
            <text:p>718383</text:p>
          </table:table-cell>
          <table:table-cell office:value-type="float" office:value="372671" calcext:value-type="float">
            <text:p>372671</text:p>
          </table:table-cell>
          <table:table-cell office:value-type="float" office:value="363636" calcext:value-type="float">
            <text:p>363636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63]+[.C263]" office:value-type="float" office:value="365945" calcext:value-type="float">
            <text:p>365945</text:p>
          </table:table-cell>
          <table:table-cell table:style-name="ce25" table:formula="of:=[.D263]+[.B263]" office:value-type="float" office:value="354622" calcext:value-type="float">
            <text:p>354622</text:p>
          </table:table-cell>
          <table:table-cell table:style-name="ce26" table:formula="of:=[.K263]/([.K263]+[.L263])" office:value-type="percentage" office:value="0.507857007051392" calcext:value-type="percentage">
            <text:p>50,79%</text:p>
          </table:table-cell>
          <table:table-cell table:style-name="ce26" table:formula="of:=[.L263]/([.K263]+[.L263])" office:value-type="percentage" office:value="0.492142992948609" calcext:value-type="percentage">
            <text:p>49,21%</text:p>
          </table:table-cell>
          <table:table-cell table:style-name="ce25" table:formula="of:=[.H263]+[.B263]" office:value-type="float" office:value="363636" calcext:value-type="float">
            <text:p>363636</text:p>
          </table:table-cell>
          <table:table-cell table:style-name="ce25" table:formula="of:=[.G263]+[.C263]" office:value-type="float" office:value="374855" calcext:value-type="float">
            <text:p>374855</text:p>
          </table:table-cell>
          <table:table-cell table:style-name="ce26" table:formula="of:=[.O263]/([.O263]+[.P263])" office:value-type="percentage" office:value="0.492404105127889" calcext:value-type="percentage">
            <text:p>49,24%</text:p>
          </table:table-cell>
          <table:table-cell table:style-name="ce26" table:formula="of:=[.P263]/([.O263]+[.P263])" office:value-type="percentage" office:value="0.507595894872111" calcext:value-type="percentage">
            <text:p>50,76%</text:p>
          </table:table-cell>
          <table:table-cell table:style-name="ce31" table:formula="of:=[.H263]/[.E263]" office:value-type="float" office:value="0.999656367779943" calcext:value-type="float">
            <text:p>0,9997</text:p>
          </table:table-cell>
          <table:table-cell table:style-name="ce33" table:formula="of:=[.L263]/[.P263]" office:value-type="float" office:value="0.94602446279228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 office:value-type="float" office:value="354622" calcext:value-type="float">
            <text:p>354622</text:p>
          </table:table-cell>
          <table:table-cell office:value-type="float" office:value="363761" calcext:value-type="float">
            <text:p>363761</text:p>
          </table:table-cell>
          <table:table-cell office:value-type="float" office:value="718383" calcext:value-type="float">
            <text:p>718383</text:p>
          </table:table-cell>
          <table:table-cell office:value-type="float" office:value="372671" calcext:value-type="float">
            <text:p>372671</text:p>
          </table:table-cell>
          <table:table-cell office:value-type="float" office:value="363636" calcext:value-type="float">
            <text:p>363636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64]+[.C264]" office:value-type="float" office:value="365945" calcext:value-type="float">
            <text:p>365945</text:p>
          </table:table-cell>
          <table:table-cell table:style-name="ce25" table:formula="of:=[.D264]+[.B264]" office:value-type="float" office:value="354622" calcext:value-type="float">
            <text:p>354622</text:p>
          </table:table-cell>
          <table:table-cell table:style-name="ce26" table:formula="of:=[.K264]/([.K264]+[.L264])" office:value-type="percentage" office:value="0.507857007051392" calcext:value-type="percentage">
            <text:p>50,79%</text:p>
          </table:table-cell>
          <table:table-cell table:style-name="ce26" table:formula="of:=[.L264]/([.K264]+[.L264])" office:value-type="percentage" office:value="0.492142992948609" calcext:value-type="percentage">
            <text:p>49,21%</text:p>
          </table:table-cell>
          <table:table-cell table:style-name="ce25" table:formula="of:=[.H264]+[.B264]" office:value-type="float" office:value="363636" calcext:value-type="float">
            <text:p>363636</text:p>
          </table:table-cell>
          <table:table-cell table:style-name="ce25" table:formula="of:=[.G264]+[.C264]" office:value-type="float" office:value="374855" calcext:value-type="float">
            <text:p>374855</text:p>
          </table:table-cell>
          <table:table-cell table:style-name="ce26" table:formula="of:=[.O264]/([.O264]+[.P264])" office:value-type="percentage" office:value="0.492404105127889" calcext:value-type="percentage">
            <text:p>49,24%</text:p>
          </table:table-cell>
          <table:table-cell table:style-name="ce26" table:formula="of:=[.P264]/([.O264]+[.P264])" office:value-type="percentage" office:value="0.507595894872111" calcext:value-type="percentage">
            <text:p>50,76%</text:p>
          </table:table-cell>
          <table:table-cell table:style-name="ce31" table:formula="of:=[.H264]/[.E264]" office:value-type="float" office:value="0.999656367779943" calcext:value-type="float">
            <text:p>0,9997</text:p>
          </table:table-cell>
          <table:table-cell table:style-name="ce33" table:formula="of:=[.L264]/[.P264]" office:value-type="float" office:value="0.94602446279228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fft2020-01-191758</text:p>
          </table:table-cell>
          <table:table-cell office:value-type="float" office:value="4" calcext:value-type="float">
            <text:p>4</text:p>
          </table:table-cell>
          <table:table-cell office:value-type="float" office:value="2187" calcext:value-type="float">
            <text:p>2187</text:p>
          </table:table-cell>
          <table:table-cell office:value-type="float" office:value="352944" calcext:value-type="float">
            <text:p>352944</text:p>
          </table:table-cell>
          <table:table-cell office:value-type="float" office:value="365439" calcext:value-type="float">
            <text:p>365439</text:p>
          </table:table-cell>
          <table:table-cell office:value-type="float" office:value="718383" calcext:value-type="float">
            <text:p>718383</text:p>
          </table:table-cell>
          <table:table-cell office:value-type="float" office:value="370996" calcext:value-type="float">
            <text:p>370996</text:p>
          </table:table-cell>
          <table:table-cell office:value-type="float" office:value="365311" calcext:value-type="float">
            <text:p>365311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65]+[.C265]" office:value-type="float" office:value="367626" calcext:value-type="float">
            <text:p>367626</text:p>
          </table:table-cell>
          <table:table-cell table:style-name="ce25" table:formula="of:=[.D265]+[.B265]" office:value-type="float" office:value="352948" calcext:value-type="float">
            <text:p>352948</text:p>
          </table:table-cell>
          <table:table-cell table:style-name="ce26" table:formula="of:=[.K265]/([.K265]+[.L265])" office:value-type="percentage" office:value="0.510184935898325" calcext:value-type="percentage">
            <text:p>51,02%</text:p>
          </table:table-cell>
          <table:table-cell table:style-name="ce26" table:formula="of:=[.L265]/([.K265]+[.L265])" office:value-type="percentage" office:value="0.489815064101675" calcext:value-type="percentage">
            <text:p>48,98%</text:p>
          </table:table-cell>
          <table:table-cell table:style-name="ce25" table:formula="of:=[.H265]+[.B265]" office:value-type="float" office:value="365315" calcext:value-type="float">
            <text:p>365315</text:p>
          </table:table-cell>
          <table:table-cell table:style-name="ce25" table:formula="of:=[.G265]+[.C265]" office:value-type="float" office:value="373183" calcext:value-type="float">
            <text:p>373183</text:p>
          </table:table-cell>
          <table:table-cell table:style-name="ce26" table:formula="of:=[.O265]/([.O265]+[.P265])" office:value-type="percentage" office:value="0.494672971355373" calcext:value-type="percentage">
            <text:p>49,47%</text:p>
          </table:table-cell>
          <table:table-cell table:style-name="ce26" table:formula="of:=[.P265]/([.O265]+[.P265])" office:value-type="percentage" office:value="0.505327028644627" calcext:value-type="percentage">
            <text:p>50,53%</text:p>
          </table:table-cell>
          <table:table-cell table:style-name="ce31" table:formula="of:=[.H265]/[.E265]" office:value-type="float" office:value="0.999649736344506" calcext:value-type="float">
            <text:p>0,9996</text:p>
          </table:table-cell>
          <table:table-cell table:style-name="ce33" table:formula="of:=[.L265]/[.P265]" office:value-type="float" office:value="0.945777272812534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fft2020-01-191758</text:p>
          </table:table-cell>
          <table:table-cell office:value-type="float" office:value="5" calcext:value-type="float">
            <text:p>5</text:p>
          </table:table-cell>
          <table:table-cell office:value-type="float" office:value="10671" calcext:value-type="float">
            <text:p>10671</text:p>
          </table:table-cell>
          <table:table-cell office:value-type="float" office:value="360351" calcext:value-type="float">
            <text:p>360351</text:p>
          </table:table-cell>
          <table:table-cell office:value-type="float" office:value="358032" calcext:value-type="float">
            <text:p>358032</text:p>
          </table:table-cell>
          <table:table-cell office:value-type="float" office:value="718383" calcext:value-type="float">
            <text:p>718383</text:p>
          </table:table-cell>
          <table:table-cell office:value-type="float" office:value="378402" calcext:value-type="float">
            <text:p>378402</text:p>
          </table:table-cell>
          <table:table-cell office:value-type="float" office:value="357905" calcext:value-type="float">
            <text:p>357905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66]+[.C266]" office:value-type="float" office:value="368703" calcext:value-type="float">
            <text:p>368703</text:p>
          </table:table-cell>
          <table:table-cell table:style-name="ce25" table:formula="of:=[.D266]+[.B266]" office:value-type="float" office:value="360356" calcext:value-type="float">
            <text:p>360356</text:p>
          </table:table-cell>
          <table:table-cell table:style-name="ce26" table:formula="of:=[.K266]/([.K266]+[.L266])" office:value-type="percentage" office:value="0.505724502406527" calcext:value-type="percentage">
            <text:p>50,57%</text:p>
          </table:table-cell>
          <table:table-cell table:style-name="ce26" table:formula="of:=[.L266]/([.K266]+[.L266])" office:value-type="percentage" office:value="0.494275497593473" calcext:value-type="percentage">
            <text:p>49,43%</text:p>
          </table:table-cell>
          <table:table-cell table:style-name="ce25" table:formula="of:=[.H266]+[.B266]" office:value-type="float" office:value="357910" calcext:value-type="float">
            <text:p>357910</text:p>
          </table:table-cell>
          <table:table-cell table:style-name="ce25" table:formula="of:=[.G266]+[.C266]" office:value-type="float" office:value="389073" calcext:value-type="float">
            <text:p>389073</text:p>
          </table:table-cell>
          <table:table-cell table:style-name="ce26" table:formula="of:=[.O266]/([.O266]+[.P266])" office:value-type="percentage" office:value="0.479140756884695" calcext:value-type="percentage">
            <text:p>47,91%</text:p>
          </table:table-cell>
          <table:table-cell table:style-name="ce26" table:formula="of:=[.P266]/([.O266]+[.P266])" office:value-type="percentage" office:value="0.520859243115305" calcext:value-type="percentage">
            <text:p>52,09%</text:p>
          </table:table-cell>
          <table:table-cell table:style-name="ce31" table:formula="of:=[.H266]/[.E266]" office:value-type="float" office:value="0.999645283103186" calcext:value-type="float">
            <text:p>0,9996</text:p>
          </table:table-cell>
          <table:table-cell table:style-name="ce33" table:formula="of:=[.L266]/[.P266]" office:value-type="float" office:value="0.926191228895349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5014" calcext:value-type="float">
            <text:p>5014</text:p>
          </table:table-cell>
          <table:table-cell office:value-type="float" office:value="386322" calcext:value-type="float">
            <text:p>386322</text:p>
          </table:table-cell>
          <table:table-cell office:value-type="float" office:value="332061" calcext:value-type="float">
            <text:p>332061</text:p>
          </table:table-cell>
          <table:table-cell office:value-type="float" office:value="718383" calcext:value-type="float">
            <text:p>718383</text:p>
          </table:table-cell>
          <table:table-cell office:value-type="float" office:value="404380" calcext:value-type="float">
            <text:p>404380</text:p>
          </table:table-cell>
          <table:table-cell office:value-type="float" office:value="331927" calcext:value-type="float">
            <text:p>331927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67]+[.C267]" office:value-type="float" office:value="337075" calcext:value-type="float">
            <text:p>337075</text:p>
          </table:table-cell>
          <table:table-cell table:style-name="ce25" table:formula="of:=[.D267]+[.B267]" office:value-type="float" office:value="386322" calcext:value-type="float">
            <text:p>386322</text:p>
          </table:table-cell>
          <table:table-cell table:style-name="ce26" table:formula="of:=[.K267]/([.K267]+[.L267])" office:value-type="percentage" office:value="0.465961290964712" calcext:value-type="percentage">
            <text:p>46,60%</text:p>
          </table:table-cell>
          <table:table-cell table:style-name="ce26" table:formula="of:=[.L267]/([.K267]+[.L267])" office:value-type="percentage" office:value="0.534038709035288" calcext:value-type="percentage">
            <text:p>53,40%</text:p>
          </table:table-cell>
          <table:table-cell table:style-name="ce25" table:formula="of:=[.H267]+[.B267]" office:value-type="float" office:value="331927" calcext:value-type="float">
            <text:p>331927</text:p>
          </table:table-cell>
          <table:table-cell table:style-name="ce25" table:formula="of:=[.G267]+[.C267]" office:value-type="float" office:value="409394" calcext:value-type="float">
            <text:p>409394</text:p>
          </table:table-cell>
          <table:table-cell table:style-name="ce26" table:formula="of:=[.O267]/([.O267]+[.P267])" office:value-type="percentage" office:value="0.447750704485641" calcext:value-type="percentage">
            <text:p>44,78%</text:p>
          </table:table-cell>
          <table:table-cell table:style-name="ce26" table:formula="of:=[.P267]/([.O267]+[.P267])" office:value-type="percentage" office:value="0.552249295514359" calcext:value-type="percentage">
            <text:p>55,22%</text:p>
          </table:table-cell>
          <table:table-cell table:style-name="ce31" table:formula="of:=[.H267]/[.E267]" office:value-type="float" office:value="0.999596459686624" calcext:value-type="float">
            <text:p>0,9996</text:p>
          </table:table-cell>
          <table:table-cell table:style-name="ce33" table:formula="of:=[.L267]/[.P267]" office:value-type="float" office:value="0.943643531658989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5014" calcext:value-type="float">
            <text:p>5014</text:p>
          </table:table-cell>
          <table:table-cell office:value-type="float" office:value="386322" calcext:value-type="float">
            <text:p>386322</text:p>
          </table:table-cell>
          <table:table-cell office:value-type="float" office:value="332061" calcext:value-type="float">
            <text:p>332061</text:p>
          </table:table-cell>
          <table:table-cell office:value-type="float" office:value="718383" calcext:value-type="float">
            <text:p>718383</text:p>
          </table:table-cell>
          <table:table-cell office:value-type="float" office:value="404380" calcext:value-type="float">
            <text:p>404380</text:p>
          </table:table-cell>
          <table:table-cell office:value-type="float" office:value="331927" calcext:value-type="float">
            <text:p>331927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68]+[.C268]" office:value-type="float" office:value="337075" calcext:value-type="float">
            <text:p>337075</text:p>
          </table:table-cell>
          <table:table-cell table:style-name="ce25" table:formula="of:=[.D268]+[.B268]" office:value-type="float" office:value="386322" calcext:value-type="float">
            <text:p>386322</text:p>
          </table:table-cell>
          <table:table-cell table:style-name="ce26" table:formula="of:=[.K268]/([.K268]+[.L268])" office:value-type="percentage" office:value="0.465961290964712" calcext:value-type="percentage">
            <text:p>46,60%</text:p>
          </table:table-cell>
          <table:table-cell table:style-name="ce26" table:formula="of:=[.L268]/([.K268]+[.L268])" office:value-type="percentage" office:value="0.534038709035288" calcext:value-type="percentage">
            <text:p>53,40%</text:p>
          </table:table-cell>
          <table:table-cell table:style-name="ce25" table:formula="of:=[.H268]+[.B268]" office:value-type="float" office:value="331927" calcext:value-type="float">
            <text:p>331927</text:p>
          </table:table-cell>
          <table:table-cell table:style-name="ce25" table:formula="of:=[.G268]+[.C268]" office:value-type="float" office:value="409394" calcext:value-type="float">
            <text:p>409394</text:p>
          </table:table-cell>
          <table:table-cell table:style-name="ce26" table:formula="of:=[.O268]/([.O268]+[.P268])" office:value-type="percentage" office:value="0.447750704485641" calcext:value-type="percentage">
            <text:p>44,78%</text:p>
          </table:table-cell>
          <table:table-cell table:style-name="ce26" table:formula="of:=[.P268]/([.O268]+[.P268])" office:value-type="percentage" office:value="0.552249295514359" calcext:value-type="percentage">
            <text:p>55,22%</text:p>
          </table:table-cell>
          <table:table-cell table:style-name="ce31" table:formula="of:=[.H268]/[.E268]" office:value-type="float" office:value="0.999596459686624" calcext:value-type="float">
            <text:p>0,9996</text:p>
          </table:table-cell>
          <table:table-cell table:style-name="ce33" table:formula="of:=[.L268]/[.P268]" office:value-type="float" office:value="0.943643531658989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fft2020-01-191758</text:p>
          </table:table-cell>
          <table:table-cell office:value-type="float" office:value="7" calcext:value-type="float">
            <text:p>7</text:p>
          </table:table-cell>
          <table:table-cell office:value-type="float" office:value="5020" calcext:value-type="float">
            <text:p>5020</text:p>
          </table:table-cell>
          <table:table-cell office:value-type="float" office:value="376575" calcext:value-type="float">
            <text:p>376575</text:p>
          </table:table-cell>
          <table:table-cell office:value-type="float" office:value="341808" calcext:value-type="float">
            <text:p>341808</text:p>
          </table:table-cell>
          <table:table-cell office:value-type="float" office:value="718383" calcext:value-type="float">
            <text:p>718383</text:p>
          </table:table-cell>
          <table:table-cell office:value-type="float" office:value="394638" calcext:value-type="float">
            <text:p>394638</text:p>
          </table:table-cell>
          <table:table-cell office:value-type="float" office:value="341669" calcext:value-type="float">
            <text:p>341669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69]+[.C269]" office:value-type="float" office:value="346828" calcext:value-type="float">
            <text:p>346828</text:p>
          </table:table-cell>
          <table:table-cell table:style-name="ce25" table:formula="of:=[.D269]+[.B269]" office:value-type="float" office:value="376582" calcext:value-type="float">
            <text:p>376582</text:p>
          </table:table-cell>
          <table:table-cell table:style-name="ce26" table:formula="of:=[.K269]/([.K269]+[.L269])" office:value-type="percentage" office:value="0.479434898605217" calcext:value-type="percentage">
            <text:p>47,94%</text:p>
          </table:table-cell>
          <table:table-cell table:style-name="ce26" table:formula="of:=[.L269]/([.K269]+[.L269])" office:value-type="percentage" office:value="0.520565101394783" calcext:value-type="percentage">
            <text:p>52,06%</text:p>
          </table:table-cell>
          <table:table-cell table:style-name="ce25" table:formula="of:=[.H269]+[.B269]" office:value-type="float" office:value="341676" calcext:value-type="float">
            <text:p>341676</text:p>
          </table:table-cell>
          <table:table-cell table:style-name="ce25" table:formula="of:=[.G269]+[.C269]" office:value-type="float" office:value="399658" calcext:value-type="float">
            <text:p>399658</text:p>
          </table:table-cell>
          <table:table-cell table:style-name="ce26" table:formula="of:=[.O269]/([.O269]+[.P269])" office:value-type="percentage" office:value="0.460893470419541" calcext:value-type="percentage">
            <text:p>46,09%</text:p>
          </table:table-cell>
          <table:table-cell table:style-name="ce26" table:formula="of:=[.P269]/([.O269]+[.P269])" office:value-type="percentage" office:value="0.539106529580459" calcext:value-type="percentage">
            <text:p>53,91%</text:p>
          </table:table-cell>
          <table:table-cell table:style-name="ce31" table:formula="of:=[.H269]/[.E269]" office:value-type="float" office:value="0.999593338950522" calcext:value-type="float">
            <text:p>0,9996</text:p>
          </table:table-cell>
          <table:table-cell table:style-name="ce33" table:formula="of:=[.L269]/[.P269]" office:value-type="float" office:value="0.942260632841079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17548" calcext:value-type="float">
            <text:p>17548</text:p>
          </table:table-cell>
          <table:table-cell office:value-type="float" office:value="274112" calcext:value-type="float">
            <text:p>274112</text:p>
          </table:table-cell>
          <table:table-cell office:value-type="float" office:value="444271" calcext:value-type="float">
            <text:p>444271</text:p>
          </table:table-cell>
          <table:table-cell office:value-type="float" office:value="718383" calcext:value-type="float">
            <text:p>718383</text:p>
          </table:table-cell>
          <table:table-cell office:value-type="float" office:value="292252" calcext:value-type="float">
            <text:p>292252</text:p>
          </table:table-cell>
          <table:table-cell office:value-type="float" office:value="444055" calcext:value-type="float">
            <text:p>444055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70]+[.C270]" office:value-type="float" office:value="461819" calcext:value-type="float">
            <text:p>461819</text:p>
          </table:table-cell>
          <table:table-cell table:style-name="ce25" table:formula="of:=[.D270]+[.B270]" office:value-type="float" office:value="274112" calcext:value-type="float">
            <text:p>274112</text:p>
          </table:table-cell>
          <table:table-cell table:style-name="ce26" table:formula="of:=[.K270]/([.K270]+[.L270])" office:value-type="percentage" office:value="0.627530298356775" calcext:value-type="percentage">
            <text:p>62,75%</text:p>
          </table:table-cell>
          <table:table-cell table:style-name="ce26" table:formula="of:=[.L270]/([.K270]+[.L270])" office:value-type="percentage" office:value="0.372469701643225" calcext:value-type="percentage">
            <text:p>37,25%</text:p>
          </table:table-cell>
          <table:table-cell table:style-name="ce25" table:formula="of:=[.H270]+[.B270]" office:value-type="float" office:value="444055" calcext:value-type="float">
            <text:p>444055</text:p>
          </table:table-cell>
          <table:table-cell table:style-name="ce25" table:formula="of:=[.G270]+[.C270]" office:value-type="float" office:value="309800" calcext:value-type="float">
            <text:p>309800</text:p>
          </table:table-cell>
          <table:table-cell table:style-name="ce26" table:formula="of:=[.O270]/([.O270]+[.P270])" office:value-type="percentage" office:value="0.589045638750157" calcext:value-type="percentage">
            <text:p>58,90%</text:p>
          </table:table-cell>
          <table:table-cell table:style-name="ce26" table:formula="of:=[.P270]/([.O270]+[.P270])" office:value-type="percentage" office:value="0.410954361249843" calcext:value-type="percentage">
            <text:p>41,10%</text:p>
          </table:table-cell>
          <table:table-cell table:style-name="ce31" table:formula="of:=[.H270]/[.E270]" office:value-type="float" office:value="0.999513810264456" calcext:value-type="float">
            <text:p>0,9995</text:p>
          </table:table-cell>
          <table:table-cell table:style-name="ce33" table:formula="of:=[.L270]/[.P270]" office:value-type="float" office:value="0.884803098773402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17548" calcext:value-type="float">
            <text:p>17548</text:p>
          </table:table-cell>
          <table:table-cell office:value-type="float" office:value="274112" calcext:value-type="float">
            <text:p>274112</text:p>
          </table:table-cell>
          <table:table-cell office:value-type="float" office:value="444271" calcext:value-type="float">
            <text:p>444271</text:p>
          </table:table-cell>
          <table:table-cell office:value-type="float" office:value="718383" calcext:value-type="float">
            <text:p>718383</text:p>
          </table:table-cell>
          <table:table-cell office:value-type="float" office:value="292252" calcext:value-type="float">
            <text:p>292252</text:p>
          </table:table-cell>
          <table:table-cell office:value-type="float" office:value="444055" calcext:value-type="float">
            <text:p>444055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71]+[.C271]" office:value-type="float" office:value="461819" calcext:value-type="float">
            <text:p>461819</text:p>
          </table:table-cell>
          <table:table-cell table:style-name="ce25" table:formula="of:=[.D271]+[.B271]" office:value-type="float" office:value="274112" calcext:value-type="float">
            <text:p>274112</text:p>
          </table:table-cell>
          <table:table-cell table:style-name="ce26" table:formula="of:=[.K271]/([.K271]+[.L271])" office:value-type="percentage" office:value="0.627530298356775" calcext:value-type="percentage">
            <text:p>62,75%</text:p>
          </table:table-cell>
          <table:table-cell table:style-name="ce26" table:formula="of:=[.L271]/([.K271]+[.L271])" office:value-type="percentage" office:value="0.372469701643225" calcext:value-type="percentage">
            <text:p>37,25%</text:p>
          </table:table-cell>
          <table:table-cell table:style-name="ce25" table:formula="of:=[.H271]+[.B271]" office:value-type="float" office:value="444055" calcext:value-type="float">
            <text:p>444055</text:p>
          </table:table-cell>
          <table:table-cell table:style-name="ce25" table:formula="of:=[.G271]+[.C271]" office:value-type="float" office:value="309800" calcext:value-type="float">
            <text:p>309800</text:p>
          </table:table-cell>
          <table:table-cell table:style-name="ce26" table:formula="of:=[.O271]/([.O271]+[.P271])" office:value-type="percentage" office:value="0.589045638750157" calcext:value-type="percentage">
            <text:p>58,90%</text:p>
          </table:table-cell>
          <table:table-cell table:style-name="ce26" table:formula="of:=[.P271]/([.O271]+[.P271])" office:value-type="percentage" office:value="0.410954361249843" calcext:value-type="percentage">
            <text:p>41,10%</text:p>
          </table:table-cell>
          <table:table-cell table:style-name="ce31" table:formula="of:=[.H271]/[.E271]" office:value-type="float" office:value="0.999513810264456" calcext:value-type="float">
            <text:p>0,9995</text:p>
          </table:table-cell>
          <table:table-cell table:style-name="ce33" table:formula="of:=[.L271]/[.P271]" office:value-type="float" office:value="0.884803098773402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17548" calcext:value-type="float">
            <text:p>17548</text:p>
          </table:table-cell>
          <table:table-cell office:value-type="float" office:value="274112" calcext:value-type="float">
            <text:p>274112</text:p>
          </table:table-cell>
          <table:table-cell office:value-type="float" office:value="444271" calcext:value-type="float">
            <text:p>444271</text:p>
          </table:table-cell>
          <table:table-cell office:value-type="float" office:value="718383" calcext:value-type="float">
            <text:p>718383</text:p>
          </table:table-cell>
          <table:table-cell office:value-type="float" office:value="292252" calcext:value-type="float">
            <text:p>292252</text:p>
          </table:table-cell>
          <table:table-cell office:value-type="float" office:value="444055" calcext:value-type="float">
            <text:p>444055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72]+[.C272]" office:value-type="float" office:value="461819" calcext:value-type="float">
            <text:p>461819</text:p>
          </table:table-cell>
          <table:table-cell table:style-name="ce25" table:formula="of:=[.D272]+[.B272]" office:value-type="float" office:value="274112" calcext:value-type="float">
            <text:p>274112</text:p>
          </table:table-cell>
          <table:table-cell table:style-name="ce26" table:formula="of:=[.K272]/([.K272]+[.L272])" office:value-type="percentage" office:value="0.627530298356775" calcext:value-type="percentage">
            <text:p>62,75%</text:p>
          </table:table-cell>
          <table:table-cell table:style-name="ce26" table:formula="of:=[.L272]/([.K272]+[.L272])" office:value-type="percentage" office:value="0.372469701643225" calcext:value-type="percentage">
            <text:p>37,25%</text:p>
          </table:table-cell>
          <table:table-cell table:style-name="ce25" table:formula="of:=[.H272]+[.B272]" office:value-type="float" office:value="444055" calcext:value-type="float">
            <text:p>444055</text:p>
          </table:table-cell>
          <table:table-cell table:style-name="ce25" table:formula="of:=[.G272]+[.C272]" office:value-type="float" office:value="309800" calcext:value-type="float">
            <text:p>309800</text:p>
          </table:table-cell>
          <table:table-cell table:style-name="ce26" table:formula="of:=[.O272]/([.O272]+[.P272])" office:value-type="percentage" office:value="0.589045638750157" calcext:value-type="percentage">
            <text:p>58,90%</text:p>
          </table:table-cell>
          <table:table-cell table:style-name="ce26" table:formula="of:=[.P272]/([.O272]+[.P272])" office:value-type="percentage" office:value="0.410954361249843" calcext:value-type="percentage">
            <text:p>41,10%</text:p>
          </table:table-cell>
          <table:table-cell table:style-name="ce31" table:formula="of:=[.H272]/[.E272]" office:value-type="float" office:value="0.999513810264456" calcext:value-type="float">
            <text:p>0,9995</text:p>
          </table:table-cell>
          <table:table-cell table:style-name="ce33" table:formula="of:=[.L272]/[.P272]" office:value-type="float" office:value="0.884803098773402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5" calcext:value-type="float">
            <text:p>5</text:p>
          </table:table-cell>
          <table:table-cell office:value-type="float" office:value="17553" calcext:value-type="float">
            <text:p>17553</text:p>
          </table:table-cell>
          <table:table-cell office:value-type="float" office:value="279934" calcext:value-type="float">
            <text:p>279934</text:p>
          </table:table-cell>
          <table:table-cell office:value-type="float" office:value="438449" calcext:value-type="float">
            <text:p>438449</text:p>
          </table:table-cell>
          <table:table-cell office:value-type="float" office:value="718383" calcext:value-type="float">
            <text:p>718383</text:p>
          </table:table-cell>
          <table:table-cell office:value-type="float" office:value="298076" calcext:value-type="float">
            <text:p>298076</text:p>
          </table:table-cell>
          <table:table-cell office:value-type="float" office:value="438231" calcext:value-type="float">
            <text:p>438231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73]+[.C273]" office:value-type="float" office:value="456002" calcext:value-type="float">
            <text:p>456002</text:p>
          </table:table-cell>
          <table:table-cell table:style-name="ce25" table:formula="of:=[.D273]+[.B273]" office:value-type="float" office:value="279939" calcext:value-type="float">
            <text:p>279939</text:p>
          </table:table-cell>
          <table:table-cell table:style-name="ce26" table:formula="of:=[.K273]/([.K273]+[.L273])" office:value-type="percentage" office:value="0.619617605215635" calcext:value-type="percentage">
            <text:p>61,96%</text:p>
          </table:table-cell>
          <table:table-cell table:style-name="ce26" table:formula="of:=[.L273]/([.K273]+[.L273])" office:value-type="percentage" office:value="0.380382394784365" calcext:value-type="percentage">
            <text:p>38,04%</text:p>
          </table:table-cell>
          <table:table-cell table:style-name="ce25" table:formula="of:=[.H273]+[.B273]" office:value-type="float" office:value="438236" calcext:value-type="float">
            <text:p>438236</text:p>
          </table:table-cell>
          <table:table-cell table:style-name="ce25" table:formula="of:=[.G273]+[.C273]" office:value-type="float" office:value="315629" calcext:value-type="float">
            <text:p>315629</text:p>
          </table:table-cell>
          <table:table-cell table:style-name="ce26" table:formula="of:=[.O273]/([.O273]+[.P273])" office:value-type="percentage" office:value="0.581318936414345" calcext:value-type="percentage">
            <text:p>58,13%</text:p>
          </table:table-cell>
          <table:table-cell table:style-name="ce26" table:formula="of:=[.P273]/([.O273]+[.P273])" office:value-type="percentage" office:value="0.418681063585655" calcext:value-type="percentage">
            <text:p>41,87%</text:p>
          </table:table-cell>
          <table:table-cell table:style-name="ce31" table:formula="of:=[.H273]/[.E273]" office:value-type="float" office:value="0.999502792799163" calcext:value-type="float">
            <text:p>0,9995</text:p>
          </table:table-cell>
          <table:table-cell table:style-name="ce33" table:formula="of:=[.L273]/[.P273]" office:value-type="float" office:value="0.886924205317002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17548" calcext:value-type="float">
            <text:p>17548</text:p>
          </table:table-cell>
          <table:table-cell office:value-type="float" office:value="298513" calcext:value-type="float">
            <text:p>298513</text:p>
          </table:table-cell>
          <table:table-cell office:value-type="float" office:value="419870" calcext:value-type="float">
            <text:p>419870</text:p>
          </table:table-cell>
          <table:table-cell office:value-type="float" office:value="718383" calcext:value-type="float">
            <text:p>718383</text:p>
          </table:table-cell>
          <table:table-cell office:value-type="float" office:value="316653" calcext:value-type="float">
            <text:p>316653</text:p>
          </table:table-cell>
          <table:table-cell office:value-type="float" office:value="419654" calcext:value-type="float">
            <text:p>419654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74]+[.C274]" office:value-type="float" office:value="437418" calcext:value-type="float">
            <text:p>437418</text:p>
          </table:table-cell>
          <table:table-cell table:style-name="ce25" table:formula="of:=[.D274]+[.B274]" office:value-type="float" office:value="298513" calcext:value-type="float">
            <text:p>298513</text:p>
          </table:table-cell>
          <table:table-cell table:style-name="ce26" table:formula="of:=[.K274]/([.K274]+[.L274])" office:value-type="percentage" office:value="0.594373657312982" calcext:value-type="percentage">
            <text:p>59,44%</text:p>
          </table:table-cell>
          <table:table-cell table:style-name="ce26" table:formula="of:=[.L274]/([.K274]+[.L274])" office:value-type="percentage" office:value="0.405626342687018" calcext:value-type="percentage">
            <text:p>40,56%</text:p>
          </table:table-cell>
          <table:table-cell table:style-name="ce25" table:formula="of:=[.H274]+[.B274]" office:value-type="float" office:value="419654" calcext:value-type="float">
            <text:p>419654</text:p>
          </table:table-cell>
          <table:table-cell table:style-name="ce25" table:formula="of:=[.G274]+[.C274]" office:value-type="float" office:value="334201" calcext:value-type="float">
            <text:p>334201</text:p>
          </table:table-cell>
          <table:table-cell table:style-name="ce26" table:formula="of:=[.O274]/([.O274]+[.P274])" office:value-type="percentage" office:value="0.556677345112787" calcext:value-type="percentage">
            <text:p>55,67%</text:p>
          </table:table-cell>
          <table:table-cell table:style-name="ce26" table:formula="of:=[.P274]/([.O274]+[.P274])" office:value-type="percentage" office:value="0.443322654887213" calcext:value-type="percentage">
            <text:p>44,33%</text:p>
          </table:table-cell>
          <table:table-cell table:style-name="ce31" table:formula="of:=[.H274]/[.E274]" office:value-type="float" office:value="0.999485555052754" calcext:value-type="float">
            <text:p>0,9995</text:p>
          </table:table-cell>
          <table:table-cell table:style-name="ce33" table:formula="of:=[.L274]/[.P274]" office:value-type="float" office:value="0.893213964051574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fft2020-01-191758</text:p>
          </table:table-cell>
          <table:table-cell office:value-type="float" office:value="4" calcext:value-type="float">
            <text:p>4</text:p>
          </table:table-cell>
          <table:table-cell office:value-type="float" office:value="17551" calcext:value-type="float">
            <text:p>17551</text:p>
          </table:table-cell>
          <table:table-cell office:value-type="float" office:value="330771" calcext:value-type="float">
            <text:p>330771</text:p>
          </table:table-cell>
          <table:table-cell office:value-type="float" office:value="387612" calcext:value-type="float">
            <text:p>387612</text:p>
          </table:table-cell>
          <table:table-cell office:value-type="float" office:value="718383" calcext:value-type="float">
            <text:p>718383</text:p>
          </table:table-cell>
          <table:table-cell office:value-type="float" office:value="348914" calcext:value-type="float">
            <text:p>348914</text:p>
          </table:table-cell>
          <table:table-cell office:value-type="float" office:value="387393" calcext:value-type="float">
            <text:p>387393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75]+[.C275]" office:value-type="float" office:value="405163" calcext:value-type="float">
            <text:p>405163</text:p>
          </table:table-cell>
          <table:table-cell table:style-name="ce25" table:formula="of:=[.D275]+[.B275]" office:value-type="float" office:value="330775" calcext:value-type="float">
            <text:p>330775</text:p>
          </table:table-cell>
          <table:table-cell table:style-name="ce26" table:formula="of:=[.K275]/([.K275]+[.L275])" office:value-type="percentage" office:value="0.550539583497523" calcext:value-type="percentage">
            <text:p>55,05%</text:p>
          </table:table-cell>
          <table:table-cell table:style-name="ce26" table:formula="of:=[.L275]/([.K275]+[.L275])" office:value-type="percentage" office:value="0.449460416502477" calcext:value-type="percentage">
            <text:p>44,95%</text:p>
          </table:table-cell>
          <table:table-cell table:style-name="ce25" table:formula="of:=[.H275]+[.B275]" office:value-type="float" office:value="387397" calcext:value-type="float">
            <text:p>387397</text:p>
          </table:table-cell>
          <table:table-cell table:style-name="ce25" table:formula="of:=[.G275]+[.C275]" office:value-type="float" office:value="366465" calcext:value-type="float">
            <text:p>366465</text:p>
          </table:table-cell>
          <table:table-cell table:style-name="ce26" table:formula="of:=[.O275]/([.O275]+[.P275])" office:value-type="percentage" office:value="0.513883177557696" calcext:value-type="percentage">
            <text:p>51,39%</text:p>
          </table:table-cell>
          <table:table-cell table:style-name="ce26" table:formula="of:=[.P275]/([.O275]+[.P275])" office:value-type="percentage" office:value="0.486116822442304" calcext:value-type="percentage">
            <text:p>48,61%</text:p>
          </table:table-cell>
          <table:table-cell table:style-name="ce31" table:formula="of:=[.H275]/[.E275]" office:value-type="float" office:value="0.999435002012322" calcext:value-type="float">
            <text:p>0,9994</text:p>
          </table:table-cell>
          <table:table-cell table:style-name="ce33" table:formula="of:=[.L275]/[.P275]" office:value-type="float" office:value="0.902610071903183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17548" calcext:value-type="float">
            <text:p>17548</text:p>
          </table:table-cell>
          <table:table-cell office:value-type="float" office:value="341731" calcext:value-type="float">
            <text:p>341731</text:p>
          </table:table-cell>
          <table:table-cell office:value-type="float" office:value="376652" calcext:value-type="float">
            <text:p>376652</text:p>
          </table:table-cell>
          <table:table-cell office:value-type="float" office:value="718383" calcext:value-type="float">
            <text:p>718383</text:p>
          </table:table-cell>
          <table:table-cell office:value-type="float" office:value="359872" calcext:value-type="float">
            <text:p>359872</text:p>
          </table:table-cell>
          <table:table-cell office:value-type="float" office:value="376435" calcext:value-type="float">
            <text:p>376435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76]+[.C276]" office:value-type="float" office:value="394200" calcext:value-type="float">
            <text:p>394200</text:p>
          </table:table-cell>
          <table:table-cell table:style-name="ce25" table:formula="of:=[.D276]+[.B276]" office:value-type="float" office:value="341731" calcext:value-type="float">
            <text:p>341731</text:p>
          </table:table-cell>
          <table:table-cell table:style-name="ce26" table:formula="of:=[.K276]/([.K276]+[.L276])" office:value-type="percentage" office:value="0.535648043090996" calcext:value-type="percentage">
            <text:p>53,56%</text:p>
          </table:table-cell>
          <table:table-cell table:style-name="ce26" table:formula="of:=[.L276]/([.K276]+[.L276])" office:value-type="percentage" office:value="0.464351956909004" calcext:value-type="percentage">
            <text:p>46,44%</text:p>
          </table:table-cell>
          <table:table-cell table:style-name="ce25" table:formula="of:=[.H276]+[.B276]" office:value-type="float" office:value="376435" calcext:value-type="float">
            <text:p>376435</text:p>
          </table:table-cell>
          <table:table-cell table:style-name="ce25" table:formula="of:=[.G276]+[.C276]" office:value-type="float" office:value="377420" calcext:value-type="float">
            <text:p>377420</text:p>
          </table:table-cell>
          <table:table-cell table:style-name="ce26" table:formula="of:=[.O276]/([.O276]+[.P276])" office:value-type="percentage" office:value="0.499346691339847" calcext:value-type="percentage">
            <text:p>49,93%</text:p>
          </table:table-cell>
          <table:table-cell table:style-name="ce26" table:formula="of:=[.P276]/([.O276]+[.P276])" office:value-type="percentage" office:value="0.500653308660153" calcext:value-type="percentage">
            <text:p>50,07%</text:p>
          </table:table-cell>
          <table:table-cell table:style-name="ce31" table:formula="of:=[.H276]/[.E276]" office:value-type="float" office:value="0.999423871371983" calcext:value-type="float">
            <text:p>0,9994</text:p>
          </table:table-cell>
          <table:table-cell table:style-name="ce33" table:formula="of:=[.L276]/[.P276]" office:value-type="float" office:value="0.905439563351174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17548" calcext:value-type="float">
            <text:p>17548</text:p>
          </table:table-cell>
          <table:table-cell office:value-type="float" office:value="341731" calcext:value-type="float">
            <text:p>341731</text:p>
          </table:table-cell>
          <table:table-cell office:value-type="float" office:value="376652" calcext:value-type="float">
            <text:p>376652</text:p>
          </table:table-cell>
          <table:table-cell office:value-type="float" office:value="718383" calcext:value-type="float">
            <text:p>718383</text:p>
          </table:table-cell>
          <table:table-cell office:value-type="float" office:value="359872" calcext:value-type="float">
            <text:p>359872</text:p>
          </table:table-cell>
          <table:table-cell office:value-type="float" office:value="376435" calcext:value-type="float">
            <text:p>376435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77]+[.C277]" office:value-type="float" office:value="394200" calcext:value-type="float">
            <text:p>394200</text:p>
          </table:table-cell>
          <table:table-cell table:style-name="ce25" table:formula="of:=[.D277]+[.B277]" office:value-type="float" office:value="341731" calcext:value-type="float">
            <text:p>341731</text:p>
          </table:table-cell>
          <table:table-cell table:style-name="ce26" table:formula="of:=[.K277]/([.K277]+[.L277])" office:value-type="percentage" office:value="0.535648043090996" calcext:value-type="percentage">
            <text:p>53,56%</text:p>
          </table:table-cell>
          <table:table-cell table:style-name="ce26" table:formula="of:=[.L277]/([.K277]+[.L277])" office:value-type="percentage" office:value="0.464351956909004" calcext:value-type="percentage">
            <text:p>46,44%</text:p>
          </table:table-cell>
          <table:table-cell table:style-name="ce25" table:formula="of:=[.H277]+[.B277]" office:value-type="float" office:value="376435" calcext:value-type="float">
            <text:p>376435</text:p>
          </table:table-cell>
          <table:table-cell table:style-name="ce25" table:formula="of:=[.G277]+[.C277]" office:value-type="float" office:value="377420" calcext:value-type="float">
            <text:p>377420</text:p>
          </table:table-cell>
          <table:table-cell table:style-name="ce26" table:formula="of:=[.O277]/([.O277]+[.P277])" office:value-type="percentage" office:value="0.499346691339847" calcext:value-type="percentage">
            <text:p>49,93%</text:p>
          </table:table-cell>
          <table:table-cell table:style-name="ce26" table:formula="of:=[.P277]/([.O277]+[.P277])" office:value-type="percentage" office:value="0.500653308660153" calcext:value-type="percentage">
            <text:p>50,07%</text:p>
          </table:table-cell>
          <table:table-cell table:style-name="ce31" table:formula="of:=[.H277]/[.E277]" office:value-type="float" office:value="0.999423871371983" calcext:value-type="float">
            <text:p>0,9994</text:p>
          </table:table-cell>
          <table:table-cell table:style-name="ce33" table:formula="of:=[.L277]/[.P277]" office:value-type="float" office:value="0.905439563351174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9867" calcext:value-type="float">
            <text:p>9867</text:p>
          </table:table-cell>
          <table:table-cell office:value-type="float" office:value="11122" calcext:value-type="float">
            <text:p>11122</text:p>
          </table:table-cell>
          <table:table-cell office:value-type="float" office:value="245241" calcext:value-type="float">
            <text:p>245241</text:p>
          </table:table-cell>
          <table:table-cell office:value-type="float" office:value="8567375" calcext:value-type="float">
            <text:p>8567375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251515" calcext:value-type="float">
            <text:p>251515</text:p>
          </table:table-cell>
          <table:table-cell office:value-type="float" office:value="8562348" calcext:value-type="float">
            <text:p>8562348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78]+[.C278]" office:value-type="float" office:value="8578497" calcext:value-type="float">
            <text:p>8578497</text:p>
          </table:table-cell>
          <table:table-cell table:style-name="ce25" table:formula="of:=[.D278]+[.B278]" office:value-type="float" office:value="255108" calcext:value-type="float">
            <text:p>255108</text:p>
          </table:table-cell>
          <table:table-cell table:style-name="ce26" table:formula="of:=[.K278]/([.K278]+[.L278])" office:value-type="percentage" office:value="0.971120737230157" calcext:value-type="percentage">
            <text:p>97,11%</text:p>
          </table:table-cell>
          <table:table-cell table:style-name="ce26" table:formula="of:=[.L278]/([.K278]+[.L278])" office:value-type="percentage" office:value="0.0288792627698431" calcext:value-type="percentage">
            <text:p>2,89%</text:p>
          </table:table-cell>
          <table:table-cell table:style-name="ce25" table:formula="of:=[.H278]+[.B278]" office:value-type="float" office:value="8572215" calcext:value-type="float">
            <text:p>8572215</text:p>
          </table:table-cell>
          <table:table-cell table:style-name="ce25" table:formula="of:=[.G278]+[.C278]" office:value-type="float" office:value="262637" calcext:value-type="float">
            <text:p>262637</text:p>
          </table:table-cell>
          <table:table-cell table:style-name="ce26" table:formula="of:=[.O278]/([.O278]+[.P278])" office:value-type="percentage" office:value="0.970272620299695" calcext:value-type="percentage">
            <text:p>97,03%</text:p>
          </table:table-cell>
          <table:table-cell table:style-name="ce26" table:formula="of:=[.P278]/([.O278]+[.P278])" office:value-type="percentage" office:value="0.0297273797003051" calcext:value-type="percentage">
            <text:p>2,97%</text:p>
          </table:table-cell>
          <table:table-cell table:style-name="ce31" table:formula="of:=[.H278]/[.E278]" office:value-type="float" office:value="0.999413239177694" calcext:value-type="float">
            <text:p>0,9994</text:p>
          </table:table-cell>
          <table:table-cell table:style-name="ce33" table:formula="of:=[.L278]/[.P278]" office:value-type="float" office:value="0.971333056652338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basicmath2020-01-191653</text:p>
          </table:table-cell>
          <table:table-cell office:value-type="float" office:value="7880" calcext:value-type="float">
            <text:p>7880</text:p>
          </table:table-cell>
          <table:table-cell office:value-type="float" office:value="9185" calcext:value-type="float">
            <text:p>9185</text:p>
          </table:table-cell>
          <table:table-cell office:value-type="float" office:value="200292" calcext:value-type="float">
            <text:p>200292</text:p>
          </table:table-cell>
          <table:table-cell office:value-type="float" office:value="8612324" calcext:value-type="float">
            <text:p>8612324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206619" calcext:value-type="float">
            <text:p>206619</text:p>
          </table:table-cell>
          <table:table-cell office:value-type="float" office:value="8607244" calcext:value-type="float">
            <text:p>8607244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79]+[.C279]" office:value-type="float" office:value="8621509" calcext:value-type="float">
            <text:p>8621509</text:p>
          </table:table-cell>
          <table:table-cell table:style-name="ce25" table:formula="of:=[.D279]+[.B279]" office:value-type="float" office:value="208172" calcext:value-type="float">
            <text:p>208172</text:p>
          </table:table-cell>
          <table:table-cell table:style-name="ce26" table:formula="of:=[.K279]/([.K279]+[.L279])" office:value-type="percentage" office:value="0.97642361032069" calcext:value-type="percentage">
            <text:p>97,64%</text:p>
          </table:table-cell>
          <table:table-cell table:style-name="ce26" table:formula="of:=[.L279]/([.K279]+[.L279])" office:value-type="percentage" office:value="0.02357638967931" calcext:value-type="percentage">
            <text:p>2,36%</text:p>
          </table:table-cell>
          <table:table-cell table:style-name="ce25" table:formula="of:=[.H279]+[.B279]" office:value-type="float" office:value="8615124" calcext:value-type="float">
            <text:p>8615124</text:p>
          </table:table-cell>
          <table:table-cell table:style-name="ce25" table:formula="of:=[.G279]+[.C279]" office:value-type="float" office:value="215804" calcext:value-type="float">
            <text:p>215804</text:p>
          </table:table-cell>
          <table:table-cell table:style-name="ce26" table:formula="of:=[.O279]/([.O279]+[.P279])" office:value-type="percentage" office:value="0.975562704168803" calcext:value-type="percentage">
            <text:p>97,56%</text:p>
          </table:table-cell>
          <table:table-cell table:style-name="ce26" table:formula="of:=[.P279]/([.O279]+[.P279])" office:value-type="percentage" office:value="0.0244372958311969" calcext:value-type="percentage">
            <text:p>2,44%</text:p>
          </table:table-cell>
          <table:table-cell table:style-name="ce31" table:formula="of:=[.H279]/[.E279]" office:value-type="float" office:value="0.999410147597791" calcext:value-type="float">
            <text:p>0,9994</text:p>
          </table:table-cell>
          <table:table-cell table:style-name="ce33" table:formula="of:=[.L279]/[.P279]" office:value-type="float" office:value="0.964634575818799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basicmath2020-01-191653</text:p>
          </table:table-cell>
          <table:table-cell office:value-type="float" office:value="7012" calcext:value-type="float">
            <text:p>7012</text:p>
          </table:table-cell>
          <table:table-cell office:value-type="float" office:value="8305" calcext:value-type="float">
            <text:p>8305</text:p>
          </table:table-cell>
          <table:table-cell office:value-type="float" office:value="1691860" calcext:value-type="float">
            <text:p>1691860</text:p>
          </table:table-cell>
          <table:table-cell office:value-type="float" office:value="7120756" calcext:value-type="float">
            <text:p>7120756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1698751" calcext:value-type="float">
            <text:p>1698751</text:p>
          </table:table-cell>
          <table:table-cell office:value-type="float" office:value="7115112" calcext:value-type="float">
            <text:p>7115112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80]+[.C280]" office:value-type="float" office:value="7129061" calcext:value-type="float">
            <text:p>7129061</text:p>
          </table:table-cell>
          <table:table-cell table:style-name="ce25" table:formula="of:=[.D280]+[.B280]" office:value-type="float" office:value="1698872" calcext:value-type="float">
            <text:p>1698872</text:p>
          </table:table-cell>
          <table:table-cell table:style-name="ce26" table:formula="of:=[.K280]/([.K280]+[.L280])" office:value-type="percentage" office:value="0.807557216394823" calcext:value-type="percentage">
            <text:p>80,76%</text:p>
          </table:table-cell>
          <table:table-cell table:style-name="ce26" table:formula="of:=[.L280]/([.K280]+[.L280])" office:value-type="percentage" office:value="0.192442783605177" calcext:value-type="percentage">
            <text:p>19,24%</text:p>
          </table:table-cell>
          <table:table-cell table:style-name="ce25" table:formula="of:=[.H280]+[.B280]" office:value-type="float" office:value="7122124" calcext:value-type="float">
            <text:p>7122124</text:p>
          </table:table-cell>
          <table:table-cell table:style-name="ce25" table:formula="of:=[.G280]+[.C280]" office:value-type="float" office:value="1707056" calcext:value-type="float">
            <text:p>1707056</text:p>
          </table:table-cell>
          <table:table-cell table:style-name="ce26" table:formula="of:=[.O280]/([.O280]+[.P280])" office:value-type="percentage" office:value="0.806657469889616" calcext:value-type="percentage">
            <text:p>80,67%</text:p>
          </table:table-cell>
          <table:table-cell table:style-name="ce26" table:formula="of:=[.P280]/([.O280]+[.P280])" office:value-type="percentage" office:value="0.193342530110384" calcext:value-type="percentage">
            <text:p>19,33%</text:p>
          </table:table-cell>
          <table:table-cell table:style-name="ce31" table:formula="of:=[.H280]/[.E280]" office:value-type="float" office:value="0.9992073875302" calcext:value-type="float">
            <text:p>0,9992</text:p>
          </table:table-cell>
          <table:table-cell table:style-name="ce33" table:formula="of:=[.L280]/[.P280]" office:value-type="float" office:value="0.995205781181168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basicmath2020-01-191653</text:p>
          </table:table-cell>
          <table:table-cell office:value-type="float" office:value="7668" calcext:value-type="float">
            <text:p>7668</text:p>
          </table:table-cell>
          <table:table-cell office:value-type="float" office:value="8895" calcext:value-type="float">
            <text:p>8895</text:p>
          </table:table-cell>
          <table:table-cell office:value-type="float" office:value="1939015" calcext:value-type="float">
            <text:p>1939015</text:p>
          </table:table-cell>
          <table:table-cell office:value-type="float" office:value="6873601" calcext:value-type="float">
            <text:p>6873601</text:p>
          </table:table-cell>
          <table:table-cell office:value-type="float" office:value="8812616" calcext:value-type="float">
            <text:p>8812616</text:p>
          </table:table-cell>
          <table:table-cell office:value-type="float" office:value="1945791" calcext:value-type="float">
            <text:p>1945791</text:p>
          </table:table-cell>
          <table:table-cell office:value-type="float" office:value="6868072" calcext:value-type="float">
            <text:p>6868072</text:p>
          </table:table-cell>
          <table:table-cell office:value-type="float" office:value="8813863" calcext:value-type="float">
            <text:p>8813863</text:p>
          </table:table-cell>
          <table:table-cell office:value-type="float" office:value="1606" calcext:value-type="float">
            <text:p>1606</text:p>
          </table:table-cell>
          <table:table-cell table:style-name="ce25" table:formula="of:=[.E281]+[.C281]" office:value-type="float" office:value="6882496" calcext:value-type="float">
            <text:p>6882496</text:p>
          </table:table-cell>
          <table:table-cell table:style-name="ce25" table:formula="of:=[.D281]+[.B281]" office:value-type="float" office:value="1946683" calcext:value-type="float">
            <text:p>1946683</text:p>
          </table:table-cell>
          <table:table-cell table:style-name="ce26" table:formula="of:=[.K281]/([.K281]+[.L281])" office:value-type="percentage" office:value="0.779517098928451" calcext:value-type="percentage">
            <text:p>77,95%</text:p>
          </table:table-cell>
          <table:table-cell table:style-name="ce26" table:formula="of:=[.L281]/([.K281]+[.L281])" office:value-type="percentage" office:value="0.220482901071549" calcext:value-type="percentage">
            <text:p>22,05%</text:p>
          </table:table-cell>
          <table:table-cell table:style-name="ce25" table:formula="of:=[.H281]+[.B281]" office:value-type="float" office:value="6875740" calcext:value-type="float">
            <text:p>6875740</text:p>
          </table:table-cell>
          <table:table-cell table:style-name="ce25" table:formula="of:=[.G281]+[.C281]" office:value-type="float" office:value="1954686" calcext:value-type="float">
            <text:p>1954686</text:p>
          </table:table-cell>
          <table:table-cell table:style-name="ce26" table:formula="of:=[.O281]/([.O281]+[.P281])" office:value-type="percentage" office:value="0.77864193641394" calcext:value-type="percentage">
            <text:p>77,86%</text:p>
          </table:table-cell>
          <table:table-cell table:style-name="ce26" table:formula="of:=[.P281]/([.O281]+[.P281])" office:value-type="percentage" office:value="0.22135806358606" calcext:value-type="percentage">
            <text:p>22,14%</text:p>
          </table:table-cell>
          <table:table-cell table:style-name="ce31" table:formula="of:=[.H281]/[.E281]" office:value-type="float" office:value="0.999195618133785" calcext:value-type="float">
            <text:p>0,9992</text:p>
          </table:table-cell>
          <table:table-cell table:style-name="ce33" table:formula="of:=[.L281]/[.P281]" office:value-type="float" office:value="0.995905736266592" calcext:value-type="float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2" calcext:value-type="float">
            <text:p>2</text:p>
          </table:table-cell>
          <table:table-cell office:value-type="float" office:value="16989" calcext:value-type="float">
            <text:p>16989</text:p>
          </table:table-cell>
          <table:table-cell office:value-type="float" office:value="270594" calcext:value-type="float">
            <text:p>270594</text:p>
          </table:table-cell>
          <table:table-cell office:value-type="float" office:value="447789" calcext:value-type="float">
            <text:p>447789</text:p>
          </table:table-cell>
          <table:table-cell office:value-type="float" office:value="718383" calcext:value-type="float">
            <text:p>718383</text:p>
          </table:table-cell>
          <table:table-cell office:value-type="float" office:value="289443" calcext:value-type="float">
            <text:p>289443</text:p>
          </table:table-cell>
          <table:table-cell office:value-type="float" office:value="446864" calcext:value-type="float">
            <text:p>446864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82]+[.C282]" office:value-type="float" office:value="464778" calcext:value-type="float">
            <text:p>464778</text:p>
          </table:table-cell>
          <table:table-cell table:style-name="ce25" table:formula="of:=[.D282]+[.B282]" office:value-type="float" office:value="270596" calcext:value-type="float">
            <text:p>270596</text:p>
          </table:table-cell>
          <table:table-cell table:style-name="ce26" table:formula="of:=[.K282]/([.K282]+[.L282])" office:value-type="percentage" office:value="0.632029416324211" calcext:value-type="percentage">
            <text:p>63,20%</text:p>
          </table:table-cell>
          <table:table-cell table:style-name="ce26" table:formula="of:=[.L282]/([.K282]+[.L282])" office:value-type="percentage" office:value="0.367970583675789" calcext:value-type="percentage">
            <text:p>36,80%</text:p>
          </table:table-cell>
          <table:table-cell table:style-name="ce25" table:formula="of:=[.H282]+[.B282]" office:value-type="float" office:value="446866" calcext:value-type="float">
            <text:p>446866</text:p>
          </table:table-cell>
          <table:table-cell table:style-name="ce25" table:formula="of:=[.G282]+[.C282]" office:value-type="float" office:value="306432" calcext:value-type="float">
            <text:p>306432</text:p>
          </table:table-cell>
          <table:table-cell table:style-name="ce26" table:formula="of:=[.O282]/([.O282]+[.P282])" office:value-type="percentage" office:value="0.593212779006449" calcext:value-type="percentage">
            <text:p>59,32%</text:p>
          </table:table-cell>
          <table:table-cell table:style-name="ce26" table:formula="of:=[.P282]/([.O282]+[.P282])" office:value-type="percentage" office:value="0.406787220993551" calcext:value-type="percentage">
            <text:p>40,68%</text:p>
          </table:table-cell>
          <table:table-cell table:style-name="ce31" table:formula="of:=[.H282]/[.E282]" office:value-type="float" office:value="0.99793429494695" calcext:value-type="float">
            <text:p>0,9979</text:p>
          </table:table-cell>
          <table:table-cell table:style-name="ce33" table:formula="of:=[.L282]/[.P282]" office:value-type="float" office:value="0.883053989139516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16987" calcext:value-type="float">
            <text:p>16987</text:p>
          </table:table-cell>
          <table:table-cell office:value-type="float" office:value="270303" calcext:value-type="float">
            <text:p>270303</text:p>
          </table:table-cell>
          <table:table-cell office:value-type="float" office:value="448080" calcext:value-type="float">
            <text:p>448080</text:p>
          </table:table-cell>
          <table:table-cell office:value-type="float" office:value="718383" calcext:value-type="float">
            <text:p>718383</text:p>
          </table:table-cell>
          <table:table-cell office:value-type="float" office:value="289153" calcext:value-type="float">
            <text:p>289153</text:p>
          </table:table-cell>
          <table:table-cell office:value-type="float" office:value="447154" calcext:value-type="float">
            <text:p>447154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83]+[.C283]" office:value-type="float" office:value="465067" calcext:value-type="float">
            <text:p>465067</text:p>
          </table:table-cell>
          <table:table-cell table:style-name="ce25" table:formula="of:=[.D283]+[.B283]" office:value-type="float" office:value="270303" calcext:value-type="float">
            <text:p>270303</text:p>
          </table:table-cell>
          <table:table-cell table:style-name="ce26" table:formula="of:=[.K283]/([.K283]+[.L283])" office:value-type="percentage" office:value="0.632425853651903" calcext:value-type="percentage">
            <text:p>63,24%</text:p>
          </table:table-cell>
          <table:table-cell table:style-name="ce26" table:formula="of:=[.L283]/([.K283]+[.L283])" office:value-type="percentage" office:value="0.367574146348097" calcext:value-type="percentage">
            <text:p>36,76%</text:p>
          </table:table-cell>
          <table:table-cell table:style-name="ce25" table:formula="of:=[.H283]+[.B283]" office:value-type="float" office:value="447154" calcext:value-type="float">
            <text:p>447154</text:p>
          </table:table-cell>
          <table:table-cell table:style-name="ce25" table:formula="of:=[.G283]+[.C283]" office:value-type="float" office:value="306140" calcext:value-type="float">
            <text:p>306140</text:p>
          </table:table-cell>
          <table:table-cell table:style-name="ce26" table:formula="of:=[.O283]/([.O283]+[.P283])" office:value-type="percentage" office:value="0.593598249820123" calcext:value-type="percentage">
            <text:p>59,36%</text:p>
          </table:table-cell>
          <table:table-cell table:style-name="ce26" table:formula="of:=[.P283]/([.O283]+[.P283])" office:value-type="percentage" office:value="0.406401750179877" calcext:value-type="percentage">
            <text:p>40,64%</text:p>
          </table:table-cell>
          <table:table-cell table:style-name="ce31" table:formula="of:=[.H283]/[.E283]" office:value-type="float" office:value="0.997933404749152" calcext:value-type="float">
            <text:p>0,9979</text:p>
          </table:table-cell>
          <table:table-cell table:style-name="ce33" table:formula="of:=[.L283]/[.P283]" office:value-type="float" office:value="0.882939178153786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16987" calcext:value-type="float">
            <text:p>16987</text:p>
          </table:table-cell>
          <table:table-cell office:value-type="float" office:value="270303" calcext:value-type="float">
            <text:p>270303</text:p>
          </table:table-cell>
          <table:table-cell office:value-type="float" office:value="448080" calcext:value-type="float">
            <text:p>448080</text:p>
          </table:table-cell>
          <table:table-cell office:value-type="float" office:value="718383" calcext:value-type="float">
            <text:p>718383</text:p>
          </table:table-cell>
          <table:table-cell office:value-type="float" office:value="289153" calcext:value-type="float">
            <text:p>289153</text:p>
          </table:table-cell>
          <table:table-cell office:value-type="float" office:value="447154" calcext:value-type="float">
            <text:p>447154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84]+[.C284]" office:value-type="float" office:value="465067" calcext:value-type="float">
            <text:p>465067</text:p>
          </table:table-cell>
          <table:table-cell table:style-name="ce25" table:formula="of:=[.D284]+[.B284]" office:value-type="float" office:value="270303" calcext:value-type="float">
            <text:p>270303</text:p>
          </table:table-cell>
          <table:table-cell table:style-name="ce26" table:formula="of:=[.K284]/([.K284]+[.L284])" office:value-type="percentage" office:value="0.632425853651903" calcext:value-type="percentage">
            <text:p>63,24%</text:p>
          </table:table-cell>
          <table:table-cell table:style-name="ce26" table:formula="of:=[.L284]/([.K284]+[.L284])" office:value-type="percentage" office:value="0.367574146348097" calcext:value-type="percentage">
            <text:p>36,76%</text:p>
          </table:table-cell>
          <table:table-cell table:style-name="ce25" table:formula="of:=[.H284]+[.B284]" office:value-type="float" office:value="447154" calcext:value-type="float">
            <text:p>447154</text:p>
          </table:table-cell>
          <table:table-cell table:style-name="ce25" table:formula="of:=[.G284]+[.C284]" office:value-type="float" office:value="306140" calcext:value-type="float">
            <text:p>306140</text:p>
          </table:table-cell>
          <table:table-cell table:style-name="ce26" table:formula="of:=[.O284]/([.O284]+[.P284])" office:value-type="percentage" office:value="0.593598249820123" calcext:value-type="percentage">
            <text:p>59,36%</text:p>
          </table:table-cell>
          <table:table-cell table:style-name="ce26" table:formula="of:=[.P284]/([.O284]+[.P284])" office:value-type="percentage" office:value="0.406401750179877" calcext:value-type="percentage">
            <text:p>40,64%</text:p>
          </table:table-cell>
          <table:table-cell table:style-name="ce31" table:formula="of:=[.H284]/[.E284]" office:value-type="float" office:value="0.997933404749152" calcext:value-type="float">
            <text:p>0,9979</text:p>
          </table:table-cell>
          <table:table-cell table:style-name="ce33" table:formula="of:=[.L284]/[.P284]" office:value-type="float" office:value="0.882939178153786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33" calcext:value-type="float">
            <text:p>33</text:p>
          </table:table-cell>
          <table:table-cell office:value-type="float" office:value="17020" calcext:value-type="float">
            <text:p>17020</text:p>
          </table:table-cell>
          <table:table-cell office:value-type="float" office:value="275536" calcext:value-type="float">
            <text:p>275536</text:p>
          </table:table-cell>
          <table:table-cell office:value-type="float" office:value="442847" calcext:value-type="float">
            <text:p>442847</text:p>
          </table:table-cell>
          <table:table-cell office:value-type="float" office:value="718383" calcext:value-type="float">
            <text:p>718383</text:p>
          </table:table-cell>
          <table:table-cell office:value-type="float" office:value="294409" calcext:value-type="float">
            <text:p>294409</text:p>
          </table:table-cell>
          <table:table-cell office:value-type="float" office:value="441898" calcext:value-type="float">
            <text:p>441898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85]+[.C285]" office:value-type="float" office:value="459867" calcext:value-type="float">
            <text:p>459867</text:p>
          </table:table-cell>
          <table:table-cell table:style-name="ce25" table:formula="of:=[.D285]+[.B285]" office:value-type="float" office:value="275569" calcext:value-type="float">
            <text:p>275569</text:p>
          </table:table-cell>
          <table:table-cell table:style-name="ce26" table:formula="of:=[.K285]/([.K285]+[.L285])" office:value-type="percentage" office:value="0.625298462408694" calcext:value-type="percentage">
            <text:p>62,53%</text:p>
          </table:table-cell>
          <table:table-cell table:style-name="ce26" table:formula="of:=[.L285]/([.K285]+[.L285])" office:value-type="percentage" office:value="0.374701537591306" calcext:value-type="percentage">
            <text:p>37,47%</text:p>
          </table:table-cell>
          <table:table-cell table:style-name="ce25" table:formula="of:=[.H285]+[.B285]" office:value-type="float" office:value="441931" calcext:value-type="float">
            <text:p>441931</text:p>
          </table:table-cell>
          <table:table-cell table:style-name="ce25" table:formula="of:=[.G285]+[.C285]" office:value-type="float" office:value="311429" calcext:value-type="float">
            <text:p>311429</text:p>
          </table:table-cell>
          <table:table-cell table:style-name="ce26" table:formula="of:=[.O285]/([.O285]+[.P285])" office:value-type="percentage" office:value="0.586613305723691" calcext:value-type="percentage">
            <text:p>58,66%</text:p>
          </table:table-cell>
          <table:table-cell table:style-name="ce26" table:formula="of:=[.P285]/([.O285]+[.P285])" office:value-type="percentage" office:value="0.413386694276309" calcext:value-type="percentage">
            <text:p>41,34%</text:p>
          </table:table-cell>
          <table:table-cell table:style-name="ce31" table:formula="of:=[.H285]/[.E285]" office:value-type="float" office:value="0.997857047693673" calcext:value-type="float">
            <text:p>0,9979</text:p>
          </table:table-cell>
          <table:table-cell table:style-name="ce33" table:formula="of:=[.L285]/[.P285]" office:value-type="float" office:value="0.88485336946784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16985" calcext:value-type="float">
            <text:p>16985</text:p>
          </table:table-cell>
          <table:table-cell office:value-type="float" office:value="291379" calcext:value-type="float">
            <text:p>291379</text:p>
          </table:table-cell>
          <table:table-cell office:value-type="float" office:value="427004" calcext:value-type="float">
            <text:p>427004</text:p>
          </table:table-cell>
          <table:table-cell office:value-type="float" office:value="718383" calcext:value-type="float">
            <text:p>718383</text:p>
          </table:table-cell>
          <table:table-cell office:value-type="float" office:value="310229" calcext:value-type="float">
            <text:p>310229</text:p>
          </table:table-cell>
          <table:table-cell office:value-type="float" office:value="426078" calcext:value-type="float">
            <text:p>426078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86]+[.C286]" office:value-type="float" office:value="443989" calcext:value-type="float">
            <text:p>443989</text:p>
          </table:table-cell>
          <table:table-cell table:style-name="ce25" table:formula="of:=[.D286]+[.B286]" office:value-type="float" office:value="291379" calcext:value-type="float">
            <text:p>291379</text:p>
          </table:table-cell>
          <table:table-cell table:style-name="ce26" table:formula="of:=[.K286]/([.K286]+[.L286])" office:value-type="percentage" office:value="0.603764373755725" calcext:value-type="percentage">
            <text:p>60,38%</text:p>
          </table:table-cell>
          <table:table-cell table:style-name="ce26" table:formula="of:=[.L286]/([.K286]+[.L286])" office:value-type="percentage" office:value="0.396235626244275" calcext:value-type="percentage">
            <text:p>39,62%</text:p>
          </table:table-cell>
          <table:table-cell table:style-name="ce25" table:formula="of:=[.H286]+[.B286]" office:value-type="float" office:value="426078" calcext:value-type="float">
            <text:p>426078</text:p>
          </table:table-cell>
          <table:table-cell table:style-name="ce25" table:formula="of:=[.G286]+[.C286]" office:value-type="float" office:value="327214" calcext:value-type="float">
            <text:p>327214</text:p>
          </table:table-cell>
          <table:table-cell table:style-name="ce26" table:formula="of:=[.O286]/([.O286]+[.P286])" office:value-type="percentage" office:value="0.565621299575729" calcext:value-type="percentage">
            <text:p>56,56%</text:p>
          </table:table-cell>
          <table:table-cell table:style-name="ce26" table:formula="of:=[.P286]/([.O286]+[.P286])" office:value-type="percentage" office:value="0.434378700424271" calcext:value-type="percentage">
            <text:p>43,44%</text:p>
          </table:table-cell>
          <table:table-cell table:style-name="ce31" table:formula="of:=[.H286]/[.E286]" office:value-type="float" office:value="0.997831402047756" calcext:value-type="float">
            <text:p>0,9978</text:p>
          </table:table-cell>
          <table:table-cell table:style-name="ce33" table:formula="of:=[.L286]/[.P286]" office:value-type="float" office:value="0.890484514721253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26478" calcext:value-type="float">
            <text:p>26478</text:p>
          </table:table-cell>
          <table:table-cell office:value-type="float" office:value="270015" calcext:value-type="float">
            <text:p>270015</text:p>
          </table:table-cell>
          <table:table-cell office:value-type="float" office:value="448368" calcext:value-type="float">
            <text:p>448368</text:p>
          </table:table-cell>
          <table:table-cell office:value-type="float" office:value="718383" calcext:value-type="float">
            <text:p>718383</text:p>
          </table:table-cell>
          <table:table-cell office:value-type="float" office:value="288968" calcext:value-type="float">
            <text:p>288968</text:p>
          </table:table-cell>
          <table:table-cell office:value-type="float" office:value="447339" calcext:value-type="float">
            <text:p>447339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87]+[.C287]" office:value-type="float" office:value="474846" calcext:value-type="float">
            <text:p>474846</text:p>
          </table:table-cell>
          <table:table-cell table:style-name="ce25" table:formula="of:=[.D287]+[.B287]" office:value-type="float" office:value="270015" calcext:value-type="float">
            <text:p>270015</text:p>
          </table:table-cell>
          <table:table-cell table:style-name="ce26" table:formula="of:=[.K287]/([.K287]+[.L287])" office:value-type="percentage" office:value="0.637496123437796" calcext:value-type="percentage">
            <text:p>63,75%</text:p>
          </table:table-cell>
          <table:table-cell table:style-name="ce26" table:formula="of:=[.L287]/([.K287]+[.L287])" office:value-type="percentage" office:value="0.362503876562204" calcext:value-type="percentage">
            <text:p>36,25%</text:p>
          </table:table-cell>
          <table:table-cell table:style-name="ce25" table:formula="of:=[.H287]+[.B287]" office:value-type="float" office:value="447339" calcext:value-type="float">
            <text:p>447339</text:p>
          </table:table-cell>
          <table:table-cell table:style-name="ce25" table:formula="of:=[.G287]+[.C287]" office:value-type="float" office:value="315446" calcext:value-type="float">
            <text:p>315446</text:p>
          </table:table-cell>
          <table:table-cell table:style-name="ce26" table:formula="of:=[.O287]/([.O287]+[.P287])" office:value-type="percentage" office:value="0.586454898824702" calcext:value-type="percentage">
            <text:p>58,65%</text:p>
          </table:table-cell>
          <table:table-cell table:style-name="ce26" table:formula="of:=[.P287]/([.O287]+[.P287])" office:value-type="percentage" office:value="0.413545101175298" calcext:value-type="percentage">
            <text:p>41,35%</text:p>
          </table:table-cell>
          <table:table-cell table:style-name="ce31" table:formula="of:=[.H287]/[.E287]" office:value-type="float" office:value="0.997705010170217" calcext:value-type="float">
            <text:p>0,9977</text:p>
          </table:table-cell>
          <table:table-cell table:style-name="ce33" table:formula="of:=[.L287]/[.P287]" office:value-type="float" office:value="0.855978519302828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26478" calcext:value-type="float">
            <text:p>26478</text:p>
          </table:table-cell>
          <table:table-cell office:value-type="float" office:value="270015" calcext:value-type="float">
            <text:p>270015</text:p>
          </table:table-cell>
          <table:table-cell office:value-type="float" office:value="448368" calcext:value-type="float">
            <text:p>448368</text:p>
          </table:table-cell>
          <table:table-cell office:value-type="float" office:value="718383" calcext:value-type="float">
            <text:p>718383</text:p>
          </table:table-cell>
          <table:table-cell office:value-type="float" office:value="288968" calcext:value-type="float">
            <text:p>288968</text:p>
          </table:table-cell>
          <table:table-cell office:value-type="float" office:value="447339" calcext:value-type="float">
            <text:p>447339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88]+[.C288]" office:value-type="float" office:value="474846" calcext:value-type="float">
            <text:p>474846</text:p>
          </table:table-cell>
          <table:table-cell table:style-name="ce25" table:formula="of:=[.D288]+[.B288]" office:value-type="float" office:value="270015" calcext:value-type="float">
            <text:p>270015</text:p>
          </table:table-cell>
          <table:table-cell table:style-name="ce26" table:formula="of:=[.K288]/([.K288]+[.L288])" office:value-type="percentage" office:value="0.637496123437796" calcext:value-type="percentage">
            <text:p>63,75%</text:p>
          </table:table-cell>
          <table:table-cell table:style-name="ce26" table:formula="of:=[.L288]/([.K288]+[.L288])" office:value-type="percentage" office:value="0.362503876562204" calcext:value-type="percentage">
            <text:p>36,25%</text:p>
          </table:table-cell>
          <table:table-cell table:style-name="ce25" table:formula="of:=[.H288]+[.B288]" office:value-type="float" office:value="447339" calcext:value-type="float">
            <text:p>447339</text:p>
          </table:table-cell>
          <table:table-cell table:style-name="ce25" table:formula="of:=[.G288]+[.C288]" office:value-type="float" office:value="315446" calcext:value-type="float">
            <text:p>315446</text:p>
          </table:table-cell>
          <table:table-cell table:style-name="ce26" table:formula="of:=[.O288]/([.O288]+[.P288])" office:value-type="percentage" office:value="0.586454898824702" calcext:value-type="percentage">
            <text:p>58,65%</text:p>
          </table:table-cell>
          <table:table-cell table:style-name="ce26" table:formula="of:=[.P288]/([.O288]+[.P288])" office:value-type="percentage" office:value="0.413545101175298" calcext:value-type="percentage">
            <text:p>41,35%</text:p>
          </table:table-cell>
          <table:table-cell table:style-name="ce31" table:formula="of:=[.H288]/[.E288]" office:value-type="float" office:value="0.997705010170217" calcext:value-type="float">
            <text:p>0,9977</text:p>
          </table:table-cell>
          <table:table-cell table:style-name="ce33" table:formula="of:=[.L288]/[.P288]" office:value-type="float" office:value="0.855978519302828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26478" calcext:value-type="float">
            <text:p>26478</text:p>
          </table:table-cell>
          <table:table-cell office:value-type="float" office:value="270015" calcext:value-type="float">
            <text:p>270015</text:p>
          </table:table-cell>
          <table:table-cell office:value-type="float" office:value="448368" calcext:value-type="float">
            <text:p>448368</text:p>
          </table:table-cell>
          <table:table-cell office:value-type="float" office:value="718383" calcext:value-type="float">
            <text:p>718383</text:p>
          </table:table-cell>
          <table:table-cell office:value-type="float" office:value="288968" calcext:value-type="float">
            <text:p>288968</text:p>
          </table:table-cell>
          <table:table-cell office:value-type="float" office:value="447339" calcext:value-type="float">
            <text:p>447339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89]+[.C289]" office:value-type="float" office:value="474846" calcext:value-type="float">
            <text:p>474846</text:p>
          </table:table-cell>
          <table:table-cell table:style-name="ce25" table:formula="of:=[.D289]+[.B289]" office:value-type="float" office:value="270015" calcext:value-type="float">
            <text:p>270015</text:p>
          </table:table-cell>
          <table:table-cell table:style-name="ce26" table:formula="of:=[.K289]/([.K289]+[.L289])" office:value-type="percentage" office:value="0.637496123437796" calcext:value-type="percentage">
            <text:p>63,75%</text:p>
          </table:table-cell>
          <table:table-cell table:style-name="ce26" table:formula="of:=[.L289]/([.K289]+[.L289])" office:value-type="percentage" office:value="0.362503876562204" calcext:value-type="percentage">
            <text:p>36,25%</text:p>
          </table:table-cell>
          <table:table-cell table:style-name="ce25" table:formula="of:=[.H289]+[.B289]" office:value-type="float" office:value="447339" calcext:value-type="float">
            <text:p>447339</text:p>
          </table:table-cell>
          <table:table-cell table:style-name="ce25" table:formula="of:=[.G289]+[.C289]" office:value-type="float" office:value="315446" calcext:value-type="float">
            <text:p>315446</text:p>
          </table:table-cell>
          <table:table-cell table:style-name="ce26" table:formula="of:=[.O289]/([.O289]+[.P289])" office:value-type="percentage" office:value="0.586454898824702" calcext:value-type="percentage">
            <text:p>58,65%</text:p>
          </table:table-cell>
          <table:table-cell table:style-name="ce26" table:formula="of:=[.P289]/([.O289]+[.P289])" office:value-type="percentage" office:value="0.413545101175298" calcext:value-type="percentage">
            <text:p>41,35%</text:p>
          </table:table-cell>
          <table:table-cell table:style-name="ce31" table:formula="of:=[.H289]/[.E289]" office:value-type="float" office:value="0.997705010170217" calcext:value-type="float">
            <text:p>0,9977</text:p>
          </table:table-cell>
          <table:table-cell table:style-name="ce33" table:formula="of:=[.L289]/[.P289]" office:value-type="float" office:value="0.855978519302828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43758" calcext:value-type="float">
            <text:p>43758</text:p>
          </table:table-cell>
          <table:table-cell office:value-type="float" office:value="269715" calcext:value-type="float">
            <text:p>269715</text:p>
          </table:table-cell>
          <table:table-cell office:value-type="float" office:value="448668" calcext:value-type="float">
            <text:p>448668</text:p>
          </table:table-cell>
          <table:table-cell office:value-type="float" office:value="718383" calcext:value-type="float">
            <text:p>718383</text:p>
          </table:table-cell>
          <table:table-cell office:value-type="float" office:value="288692" calcext:value-type="float">
            <text:p>288692</text:p>
          </table:table-cell>
          <table:table-cell office:value-type="float" office:value="447615" calcext:value-type="float">
            <text:p>447615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90]+[.C290]" office:value-type="float" office:value="492426" calcext:value-type="float">
            <text:p>492426</text:p>
          </table:table-cell>
          <table:table-cell table:style-name="ce25" table:formula="of:=[.D290]+[.B290]" office:value-type="float" office:value="269715" calcext:value-type="float">
            <text:p>269715</text:p>
          </table:table-cell>
          <table:table-cell table:style-name="ce26" table:formula="of:=[.K290]/([.K290]+[.L290])" office:value-type="percentage" office:value="0.646108790893024" calcext:value-type="percentage">
            <text:p>64,61%</text:p>
          </table:table-cell>
          <table:table-cell table:style-name="ce26" table:formula="of:=[.L290]/([.K290]+[.L290])" office:value-type="percentage" office:value="0.353891209106976" calcext:value-type="percentage">
            <text:p>35,39%</text:p>
          </table:table-cell>
          <table:table-cell table:style-name="ce25" table:formula="of:=[.H290]+[.B290]" office:value-type="float" office:value="447615" calcext:value-type="float">
            <text:p>447615</text:p>
          </table:table-cell>
          <table:table-cell table:style-name="ce25" table:formula="of:=[.G290]+[.C290]" office:value-type="float" office:value="332450" calcext:value-type="float">
            <text:p>332450</text:p>
          </table:table-cell>
          <table:table-cell table:style-name="ce26" table:formula="of:=[.O290]/([.O290]+[.P290])" office:value-type="percentage" office:value="0.573817566484844" calcext:value-type="percentage">
            <text:p>57,38%</text:p>
          </table:table-cell>
          <table:table-cell table:style-name="ce26" table:formula="of:=[.P290]/([.O290]+[.P290])" office:value-type="percentage" office:value="0.426182433515156" calcext:value-type="percentage">
            <text:p>42,62%</text:p>
          </table:table-cell>
          <table:table-cell table:style-name="ce31" table:formula="of:=[.H290]/[.E290]" office:value-type="float" office:value="0.997653053036989" calcext:value-type="float">
            <text:p>0,9977</text:p>
          </table:table-cell>
          <table:table-cell table:style-name="ce33" table:formula="of:=[.L290]/[.P290]" office:value-type="float" office:value="0.811294931568657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43758" calcext:value-type="float">
            <text:p>43758</text:p>
          </table:table-cell>
          <table:table-cell office:value-type="float" office:value="269715" calcext:value-type="float">
            <text:p>269715</text:p>
          </table:table-cell>
          <table:table-cell office:value-type="float" office:value="448668" calcext:value-type="float">
            <text:p>448668</text:p>
          </table:table-cell>
          <table:table-cell office:value-type="float" office:value="718383" calcext:value-type="float">
            <text:p>718383</text:p>
          </table:table-cell>
          <table:table-cell office:value-type="float" office:value="288692" calcext:value-type="float">
            <text:p>288692</text:p>
          </table:table-cell>
          <table:table-cell office:value-type="float" office:value="447615" calcext:value-type="float">
            <text:p>447615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91]+[.C291]" office:value-type="float" office:value="492426" calcext:value-type="float">
            <text:p>492426</text:p>
          </table:table-cell>
          <table:table-cell table:style-name="ce25" table:formula="of:=[.D291]+[.B291]" office:value-type="float" office:value="269715" calcext:value-type="float">
            <text:p>269715</text:p>
          </table:table-cell>
          <table:table-cell table:style-name="ce26" table:formula="of:=[.K291]/([.K291]+[.L291])" office:value-type="percentage" office:value="0.646108790893024" calcext:value-type="percentage">
            <text:p>64,61%</text:p>
          </table:table-cell>
          <table:table-cell table:style-name="ce26" table:formula="of:=[.L291]/([.K291]+[.L291])" office:value-type="percentage" office:value="0.353891209106976" calcext:value-type="percentage">
            <text:p>35,39%</text:p>
          </table:table-cell>
          <table:table-cell table:style-name="ce25" table:formula="of:=[.H291]+[.B291]" office:value-type="float" office:value="447615" calcext:value-type="float">
            <text:p>447615</text:p>
          </table:table-cell>
          <table:table-cell table:style-name="ce25" table:formula="of:=[.G291]+[.C291]" office:value-type="float" office:value="332450" calcext:value-type="float">
            <text:p>332450</text:p>
          </table:table-cell>
          <table:table-cell table:style-name="ce26" table:formula="of:=[.O291]/([.O291]+[.P291])" office:value-type="percentage" office:value="0.573817566484844" calcext:value-type="percentage">
            <text:p>57,38%</text:p>
          </table:table-cell>
          <table:table-cell table:style-name="ce26" table:formula="of:=[.P291]/([.O291]+[.P291])" office:value-type="percentage" office:value="0.426182433515156" calcext:value-type="percentage">
            <text:p>42,62%</text:p>
          </table:table-cell>
          <table:table-cell table:style-name="ce31" table:formula="of:=[.H291]/[.E291]" office:value-type="float" office:value="0.997653053036989" calcext:value-type="float">
            <text:p>0,9977</text:p>
          </table:table-cell>
          <table:table-cell table:style-name="ce33" table:formula="of:=[.L291]/[.P291]" office:value-type="float" office:value="0.811294931568657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43758" calcext:value-type="float">
            <text:p>43758</text:p>
          </table:table-cell>
          <table:table-cell office:value-type="float" office:value="269715" calcext:value-type="float">
            <text:p>269715</text:p>
          </table:table-cell>
          <table:table-cell office:value-type="float" office:value="448668" calcext:value-type="float">
            <text:p>448668</text:p>
          </table:table-cell>
          <table:table-cell office:value-type="float" office:value="718383" calcext:value-type="float">
            <text:p>718383</text:p>
          </table:table-cell>
          <table:table-cell office:value-type="float" office:value="288692" calcext:value-type="float">
            <text:p>288692</text:p>
          </table:table-cell>
          <table:table-cell office:value-type="float" office:value="447615" calcext:value-type="float">
            <text:p>447615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92]+[.C292]" office:value-type="float" office:value="492426" calcext:value-type="float">
            <text:p>492426</text:p>
          </table:table-cell>
          <table:table-cell table:style-name="ce25" table:formula="of:=[.D292]+[.B292]" office:value-type="float" office:value="269715" calcext:value-type="float">
            <text:p>269715</text:p>
          </table:table-cell>
          <table:table-cell table:style-name="ce26" table:formula="of:=[.K292]/([.K292]+[.L292])" office:value-type="percentage" office:value="0.646108790893024" calcext:value-type="percentage">
            <text:p>64,61%</text:p>
          </table:table-cell>
          <table:table-cell table:style-name="ce26" table:formula="of:=[.L292]/([.K292]+[.L292])" office:value-type="percentage" office:value="0.353891209106976" calcext:value-type="percentage">
            <text:p>35,39%</text:p>
          </table:table-cell>
          <table:table-cell table:style-name="ce25" table:formula="of:=[.H292]+[.B292]" office:value-type="float" office:value="447615" calcext:value-type="float">
            <text:p>447615</text:p>
          </table:table-cell>
          <table:table-cell table:style-name="ce25" table:formula="of:=[.G292]+[.C292]" office:value-type="float" office:value="332450" calcext:value-type="float">
            <text:p>332450</text:p>
          </table:table-cell>
          <table:table-cell table:style-name="ce26" table:formula="of:=[.O292]/([.O292]+[.P292])" office:value-type="percentage" office:value="0.573817566484844" calcext:value-type="percentage">
            <text:p>57,38%</text:p>
          </table:table-cell>
          <table:table-cell table:style-name="ce26" table:formula="of:=[.P292]/([.O292]+[.P292])" office:value-type="percentage" office:value="0.426182433515156" calcext:value-type="percentage">
            <text:p>42,62%</text:p>
          </table:table-cell>
          <table:table-cell table:style-name="ce31" table:formula="of:=[.H292]/[.E292]" office:value-type="float" office:value="0.997653053036989" calcext:value-type="float">
            <text:p>0,9977</text:p>
          </table:table-cell>
          <table:table-cell table:style-name="ce33" table:formula="of:=[.L292]/[.P292]" office:value-type="float" office:value="0.811294931568657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26478" calcext:value-type="float">
            <text:p>26478</text:p>
          </table:table-cell>
          <table:table-cell office:value-type="float" office:value="283095" calcext:value-type="float">
            <text:p>283095</text:p>
          </table:table-cell>
          <table:table-cell office:value-type="float" office:value="435288" calcext:value-type="float">
            <text:p>435288</text:p>
          </table:table-cell>
          <table:table-cell office:value-type="float" office:value="718383" calcext:value-type="float">
            <text:p>718383</text:p>
          </table:table-cell>
          <table:table-cell office:value-type="float" office:value="302048" calcext:value-type="float">
            <text:p>302048</text:p>
          </table:table-cell>
          <table:table-cell office:value-type="float" office:value="434259" calcext:value-type="float">
            <text:p>434259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93]+[.C293]" office:value-type="float" office:value="461766" calcext:value-type="float">
            <text:p>461766</text:p>
          </table:table-cell>
          <table:table-cell table:style-name="ce25" table:formula="of:=[.D293]+[.B293]" office:value-type="float" office:value="283095" calcext:value-type="float">
            <text:p>283095</text:p>
          </table:table-cell>
          <table:table-cell table:style-name="ce26" table:formula="of:=[.K293]/([.K293]+[.L293])" office:value-type="percentage" office:value="0.619935800102301" calcext:value-type="percentage">
            <text:p>61,99%</text:p>
          </table:table-cell>
          <table:table-cell table:style-name="ce26" table:formula="of:=[.L293]/([.K293]+[.L293])" office:value-type="percentage" office:value="0.380064199897699" calcext:value-type="percentage">
            <text:p>38,01%</text:p>
          </table:table-cell>
          <table:table-cell table:style-name="ce25" table:formula="of:=[.H293]+[.B293]" office:value-type="float" office:value="434259" calcext:value-type="float">
            <text:p>434259</text:p>
          </table:table-cell>
          <table:table-cell table:style-name="ce25" table:formula="of:=[.G293]+[.C293]" office:value-type="float" office:value="328526" calcext:value-type="float">
            <text:p>328526</text:p>
          </table:table-cell>
          <table:table-cell table:style-name="ce26" table:formula="of:=[.O293]/([.O293]+[.P293])" office:value-type="percentage" office:value="0.569307209764219" calcext:value-type="percentage">
            <text:p>56,93%</text:p>
          </table:table-cell>
          <table:table-cell table:style-name="ce26" table:formula="of:=[.P293]/([.O293]+[.P293])" office:value-type="percentage" office:value="0.430692790235781" calcext:value-type="percentage">
            <text:p>43,07%</text:p>
          </table:table-cell>
          <table:table-cell table:style-name="ce31" table:formula="of:=[.H293]/[.E293]" office:value-type="float" office:value="0.99763604785797" calcext:value-type="float">
            <text:p>0,9976</text:p>
          </table:table-cell>
          <table:table-cell table:style-name="ce33" table:formula="of:=[.L293]/[.P293]" office:value-type="float" office:value="0.861712619396943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16987" calcext:value-type="float">
            <text:p>16987</text:p>
          </table:table-cell>
          <table:table-cell office:value-type="float" office:value="329770" calcext:value-type="float">
            <text:p>329770</text:p>
          </table:table-cell>
          <table:table-cell office:value-type="float" office:value="388613" calcext:value-type="float">
            <text:p>388613</text:p>
          </table:table-cell>
          <table:table-cell office:value-type="float" office:value="718383" calcext:value-type="float">
            <text:p>718383</text:p>
          </table:table-cell>
          <table:table-cell office:value-type="float" office:value="348621" calcext:value-type="float">
            <text:p>348621</text:p>
          </table:table-cell>
          <table:table-cell office:value-type="float" office:value="387686" calcext:value-type="float">
            <text:p>387686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94]+[.C294]" office:value-type="float" office:value="405600" calcext:value-type="float">
            <text:p>405600</text:p>
          </table:table-cell>
          <table:table-cell table:style-name="ce25" table:formula="of:=[.D294]+[.B294]" office:value-type="float" office:value="329770" calcext:value-type="float">
            <text:p>329770</text:p>
          </table:table-cell>
          <table:table-cell table:style-name="ce26" table:formula="of:=[.K294]/([.K294]+[.L294])" office:value-type="percentage" office:value="0.551559079103037" calcext:value-type="percentage">
            <text:p>55,16%</text:p>
          </table:table-cell>
          <table:table-cell table:style-name="ce26" table:formula="of:=[.L294]/([.K294]+[.L294])" office:value-type="percentage" office:value="0.448440920896963" calcext:value-type="percentage">
            <text:p>44,84%</text:p>
          </table:table-cell>
          <table:table-cell table:style-name="ce25" table:formula="of:=[.H294]+[.B294]" office:value-type="float" office:value="387686" calcext:value-type="float">
            <text:p>387686</text:p>
          </table:table-cell>
          <table:table-cell table:style-name="ce25" table:formula="of:=[.G294]+[.C294]" office:value-type="float" office:value="365608" calcext:value-type="float">
            <text:p>365608</text:p>
          </table:table-cell>
          <table:table-cell table:style-name="ce26" table:formula="of:=[.O294]/([.O294]+[.P294])" office:value-type="percentage" office:value="0.514654304959285" calcext:value-type="percentage">
            <text:p>51,47%</text:p>
          </table:table-cell>
          <table:table-cell table:style-name="ce26" table:formula="of:=[.P294]/([.O294]+[.P294])" office:value-type="percentage" office:value="0.485345695040714" calcext:value-type="percentage">
            <text:p>48,53%</text:p>
          </table:table-cell>
          <table:table-cell table:style-name="ce31" table:formula="of:=[.H294]/[.E294]" office:value-type="float" office:value="0.997614593438717" calcext:value-type="float">
            <text:p>0,9976</text:p>
          </table:table-cell>
          <table:table-cell table:style-name="ce33" table:formula="of:=[.L294]/[.P294]" office:value-type="float" office:value="0.901976980810048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35" calcext:value-type="float">
            <text:p>35</text:p>
          </table:table-cell>
          <table:table-cell office:value-type="float" office:value="26513" calcext:value-type="float">
            <text:p>26513</text:p>
          </table:table-cell>
          <table:table-cell office:value-type="float" office:value="275547" calcext:value-type="float">
            <text:p>275547</text:p>
          </table:table-cell>
          <table:table-cell office:value-type="float" office:value="442836" calcext:value-type="float">
            <text:p>442836</text:p>
          </table:table-cell>
          <table:table-cell office:value-type="float" office:value="718383" calcext:value-type="float">
            <text:p>718383</text:p>
          </table:table-cell>
          <table:table-cell office:value-type="float" office:value="294528" calcext:value-type="float">
            <text:p>294528</text:p>
          </table:table-cell>
          <table:table-cell office:value-type="float" office:value="441779" calcext:value-type="float">
            <text:p>441779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95]+[.C295]" office:value-type="float" office:value="469349" calcext:value-type="float">
            <text:p>469349</text:p>
          </table:table-cell>
          <table:table-cell table:style-name="ce25" table:formula="of:=[.D295]+[.B295]" office:value-type="float" office:value="275582" calcext:value-type="float">
            <text:p>275582</text:p>
          </table:table-cell>
          <table:table-cell table:style-name="ce26" table:formula="of:=[.K295]/([.K295]+[.L295])" office:value-type="percentage" office:value="0.630057011991715" calcext:value-type="percentage">
            <text:p>63,01%</text:p>
          </table:table-cell>
          <table:table-cell table:style-name="ce26" table:formula="of:=[.L295]/([.K295]+[.L295])" office:value-type="percentage" office:value="0.369942988008285" calcext:value-type="percentage">
            <text:p>36,99%</text:p>
          </table:table-cell>
          <table:table-cell table:style-name="ce25" table:formula="of:=[.H295]+[.B295]" office:value-type="float" office:value="441814" calcext:value-type="float">
            <text:p>441814</text:p>
          </table:table-cell>
          <table:table-cell table:style-name="ce25" table:formula="of:=[.G295]+[.C295]" office:value-type="float" office:value="321041" calcext:value-type="float">
            <text:p>321041</text:p>
          </table:table-cell>
          <table:table-cell table:style-name="ce26" table:formula="of:=[.O295]/([.O295]+[.P295])" office:value-type="percentage" office:value="0.579158555688827" calcext:value-type="percentage">
            <text:p>57,92%</text:p>
          </table:table-cell>
          <table:table-cell table:style-name="ce26" table:formula="of:=[.P295]/([.O295]+[.P295])" office:value-type="percentage" office:value="0.420841444311173" calcext:value-type="percentage">
            <text:p>42,08%</text:p>
          </table:table-cell>
          <table:table-cell table:style-name="ce31" table:formula="of:=[.H295]/[.E295]" office:value-type="float" office:value="0.997613111851792" calcext:value-type="float">
            <text:p>0,9976</text:p>
          </table:table-cell>
          <table:table-cell table:style-name="ce33" table:formula="of:=[.L295]/[.P295]" office:value-type="float" office:value="0.858401263390034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fft2020-01-191758</text:p>
          </table:table-cell>
          <table:table-cell office:value-type="float" office:value="1" calcext:value-type="float">
            <text:p>1</text:p>
          </table:table-cell>
          <table:table-cell office:value-type="float" office:value="16988" calcext:value-type="float">
            <text:p>16988</text:p>
          </table:table-cell>
          <table:table-cell office:value-type="float" office:value="331831" calcext:value-type="float">
            <text:p>331831</text:p>
          </table:table-cell>
          <table:table-cell office:value-type="float" office:value="386552" calcext:value-type="float">
            <text:p>386552</text:p>
          </table:table-cell>
          <table:table-cell office:value-type="float" office:value="718383" calcext:value-type="float">
            <text:p>718383</text:p>
          </table:table-cell>
          <table:table-cell office:value-type="float" office:value="350681" calcext:value-type="float">
            <text:p>350681</text:p>
          </table:table-cell>
          <table:table-cell office:value-type="float" office:value="385626" calcext:value-type="float">
            <text:p>385626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96]+[.C296]" office:value-type="float" office:value="403540" calcext:value-type="float">
            <text:p>403540</text:p>
          </table:table-cell>
          <table:table-cell table:style-name="ce25" table:formula="of:=[.D296]+[.B296]" office:value-type="float" office:value="331832" calcext:value-type="float">
            <text:p>331832</text:p>
          </table:table-cell>
          <table:table-cell table:style-name="ce26" table:formula="of:=[.K296]/([.K296]+[.L296])" office:value-type="percentage" office:value="0.548756275735274" calcext:value-type="percentage">
            <text:p>54,88%</text:p>
          </table:table-cell>
          <table:table-cell table:style-name="ce26" table:formula="of:=[.L296]/([.K296]+[.L296])" office:value-type="percentage" office:value="0.451243724264726" calcext:value-type="percentage">
            <text:p>45,12%</text:p>
          </table:table-cell>
          <table:table-cell table:style-name="ce25" table:formula="of:=[.H296]+[.B296]" office:value-type="float" office:value="385627" calcext:value-type="float">
            <text:p>385627</text:p>
          </table:table-cell>
          <table:table-cell table:style-name="ce25" table:formula="of:=[.G296]+[.C296]" office:value-type="float" office:value="367669" calcext:value-type="float">
            <text:p>367669</text:p>
          </table:table-cell>
          <table:table-cell table:style-name="ce26" table:formula="of:=[.O296]/([.O296]+[.P296])" office:value-type="percentage" office:value="0.511919617255368" calcext:value-type="percentage">
            <text:p>51,19%</text:p>
          </table:table-cell>
          <table:table-cell table:style-name="ce26" table:formula="of:=[.P296]/([.O296]+[.P296])" office:value-type="percentage" office:value="0.488080382744632" calcext:value-type="percentage">
            <text:p>48,81%</text:p>
          </table:table-cell>
          <table:table-cell table:style-name="ce31" table:formula="of:=[.H296]/[.E296]" office:value-type="float" office:value="0.997604462012873" calcext:value-type="float">
            <text:p>0,9976</text:p>
          </table:table-cell>
          <table:table-cell table:style-name="ce33" table:formula="of:=[.L296]/[.P296]" office:value-type="float" office:value="0.902529177058713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43758" calcext:value-type="float">
            <text:p>43758</text:p>
          </table:table-cell>
          <table:table-cell office:value-type="float" office:value="280750" calcext:value-type="float">
            <text:p>280750</text:p>
          </table:table-cell>
          <table:table-cell office:value-type="float" office:value="437633" calcext:value-type="float">
            <text:p>437633</text:p>
          </table:table-cell>
          <table:table-cell office:value-type="float" office:value="718383" calcext:value-type="float">
            <text:p>718383</text:p>
          </table:table-cell>
          <table:table-cell office:value-type="float" office:value="299727" calcext:value-type="float">
            <text:p>299727</text:p>
          </table:table-cell>
          <table:table-cell office:value-type="float" office:value="436580" calcext:value-type="float">
            <text:p>436580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97]+[.C297]" office:value-type="float" office:value="481391" calcext:value-type="float">
            <text:p>481391</text:p>
          </table:table-cell>
          <table:table-cell table:style-name="ce25" table:formula="of:=[.D297]+[.B297]" office:value-type="float" office:value="280750" calcext:value-type="float">
            <text:p>280750</text:p>
          </table:table-cell>
          <table:table-cell table:style-name="ce26" table:formula="of:=[.K297]/([.K297]+[.L297])" office:value-type="percentage" office:value="0.631629842771875" calcext:value-type="percentage">
            <text:p>63,16%</text:p>
          </table:table-cell>
          <table:table-cell table:style-name="ce26" table:formula="of:=[.L297]/([.K297]+[.L297])" office:value-type="percentage" office:value="0.368370157228124" calcext:value-type="percentage">
            <text:p>36,84%</text:p>
          </table:table-cell>
          <table:table-cell table:style-name="ce25" table:formula="of:=[.H297]+[.B297]" office:value-type="float" office:value="436580" calcext:value-type="float">
            <text:p>436580</text:p>
          </table:table-cell>
          <table:table-cell table:style-name="ce25" table:formula="of:=[.G297]+[.C297]" office:value-type="float" office:value="343485" calcext:value-type="float">
            <text:p>343485</text:p>
          </table:table-cell>
          <table:table-cell table:style-name="ce26" table:formula="of:=[.O297]/([.O297]+[.P297])" office:value-type="percentage" office:value="0.559671309442162" calcext:value-type="percentage">
            <text:p>55,97%</text:p>
          </table:table-cell>
          <table:table-cell table:style-name="ce26" table:formula="of:=[.P297]/([.O297]+[.P297])" office:value-type="percentage" office:value="0.440328690557838" calcext:value-type="percentage">
            <text:p>44,03%</text:p>
          </table:table-cell>
          <table:table-cell table:style-name="ce31" table:formula="of:=[.H297]/[.E297]" office:value-type="float" office:value="0.99759387431935" calcext:value-type="float">
            <text:p>0,9976</text:p>
          </table:table-cell>
          <table:table-cell table:style-name="ce33" table:formula="of:=[.L297]/[.P297]" office:value-type="float" office:value="0.817357380962778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41" calcext:value-type="float">
            <text:p>41</text:p>
          </table:table-cell>
          <table:table-cell office:value-type="float" office:value="43799" calcext:value-type="float">
            <text:p>43799</text:p>
          </table:table-cell>
          <table:table-cell office:value-type="float" office:value="276278" calcext:value-type="float">
            <text:p>276278</text:p>
          </table:table-cell>
          <table:table-cell office:value-type="float" office:value="442105" calcext:value-type="float">
            <text:p>442105</text:p>
          </table:table-cell>
          <table:table-cell office:value-type="float" office:value="718383" calcext:value-type="float">
            <text:p>718383</text:p>
          </table:table-cell>
          <table:table-cell office:value-type="float" office:value="295286" calcext:value-type="float">
            <text:p>295286</text:p>
          </table:table-cell>
          <table:table-cell office:value-type="float" office:value="441021" calcext:value-type="float">
            <text:p>441021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98]+[.C298]" office:value-type="float" office:value="485904" calcext:value-type="float">
            <text:p>485904</text:p>
          </table:table-cell>
          <table:table-cell table:style-name="ce25" table:formula="of:=[.D298]+[.B298]" office:value-type="float" office:value="276319" calcext:value-type="float">
            <text:p>276319</text:p>
          </table:table-cell>
          <table:table-cell table:style-name="ce26" table:formula="of:=[.K298]/([.K298]+[.L298])" office:value-type="percentage" office:value="0.637482731431615" calcext:value-type="percentage">
            <text:p>63,75%</text:p>
          </table:table-cell>
          <table:table-cell table:style-name="ce26" table:formula="of:=[.L298]/([.K298]+[.L298])" office:value-type="percentage" office:value="0.362517268568385" calcext:value-type="percentage">
            <text:p>36,25%</text:p>
          </table:table-cell>
          <table:table-cell table:style-name="ce25" table:formula="of:=[.H298]+[.B298]" office:value-type="float" office:value="441062" calcext:value-type="float">
            <text:p>441062</text:p>
          </table:table-cell>
          <table:table-cell table:style-name="ce25" table:formula="of:=[.G298]+[.C298]" office:value-type="float" office:value="339085" calcext:value-type="float">
            <text:p>339085</text:p>
          </table:table-cell>
          <table:table-cell table:style-name="ce26" table:formula="of:=[.O298]/([.O298]+[.P298])" office:value-type="percentage" office:value="0.565357554409618" calcext:value-type="percentage">
            <text:p>56,54%</text:p>
          </table:table-cell>
          <table:table-cell table:style-name="ce26" table:formula="of:=[.P298]/([.O298]+[.P298])" office:value-type="percentage" office:value="0.434642445590382" calcext:value-type="percentage">
            <text:p>43,46%</text:p>
          </table:table-cell>
          <table:table-cell table:style-name="ce31" table:formula="of:=[.H298]/[.E298]" office:value-type="float" office:value="0.997548093778627" calcext:value-type="float">
            <text:p>0,9975</text:p>
          </table:table-cell>
          <table:table-cell table:style-name="ce33" table:formula="of:=[.L298]/[.P298]" office:value-type="float" office:value="0.814895970037011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fft2020-01-191758</text:p>
          </table:table-cell>
          <table:table-cell office:value-type="float" office:value="23" calcext:value-type="float">
            <text:p>23</text:p>
          </table:table-cell>
          <table:table-cell office:value-type="float" office:value="17008" calcext:value-type="float">
            <text:p>17008</text:p>
          </table:table-cell>
          <table:table-cell office:value-type="float" office:value="346787" calcext:value-type="float">
            <text:p>346787</text:p>
          </table:table-cell>
          <table:table-cell office:value-type="float" office:value="371596" calcext:value-type="float">
            <text:p>371596</text:p>
          </table:table-cell>
          <table:table-cell office:value-type="float" office:value="718383" calcext:value-type="float">
            <text:p>718383</text:p>
          </table:table-cell>
          <table:table-cell office:value-type="float" office:value="365658" calcext:value-type="float">
            <text:p>365658</text:p>
          </table:table-cell>
          <table:table-cell office:value-type="float" office:value="370649" calcext:value-type="float">
            <text:p>370649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299]+[.C299]" office:value-type="float" office:value="388604" calcext:value-type="float">
            <text:p>388604</text:p>
          </table:table-cell>
          <table:table-cell table:style-name="ce25" table:formula="of:=[.D299]+[.B299]" office:value-type="float" office:value="346810" calcext:value-type="float">
            <text:p>346810</text:p>
          </table:table-cell>
          <table:table-cell table:style-name="ce26" table:formula="of:=[.K299]/([.K299]+[.L299])" office:value-type="percentage" office:value="0.52841528717158" calcext:value-type="percentage">
            <text:p>52,84%</text:p>
          </table:table-cell>
          <table:table-cell table:style-name="ce26" table:formula="of:=[.L299]/([.K299]+[.L299])" office:value-type="percentage" office:value="0.471584712828421" calcext:value-type="percentage">
            <text:p>47,16%</text:p>
          </table:table-cell>
          <table:table-cell table:style-name="ce25" table:formula="of:=[.H299]+[.B299]" office:value-type="float" office:value="370672" calcext:value-type="float">
            <text:p>370672</text:p>
          </table:table-cell>
          <table:table-cell table:style-name="ce25" table:formula="of:=[.G299]+[.C299]" office:value-type="float" office:value="382666" calcext:value-type="float">
            <text:p>382666</text:p>
          </table:table-cell>
          <table:table-cell table:style-name="ce26" table:formula="of:=[.O299]/([.O299]+[.P299])" office:value-type="percentage" office:value="0.49203942984424" calcext:value-type="percentage">
            <text:p>49,20%</text:p>
          </table:table-cell>
          <table:table-cell table:style-name="ce26" table:formula="of:=[.P299]/([.O299]+[.P299])" office:value-type="percentage" office:value="0.50796057015576" calcext:value-type="percentage">
            <text:p>50,80%</text:p>
          </table:table-cell>
          <table:table-cell table:style-name="ce31" table:formula="of:=[.H299]/[.E299]" office:value-type="float" office:value="0.99745153338572" calcext:value-type="float">
            <text:p>0,9975</text:p>
          </table:table-cell>
          <table:table-cell table:style-name="ce33" table:formula="of:=[.L299]/[.P299]" office:value-type="float" office:value="0.906299488326635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26478" calcext:value-type="float">
            <text:p>26478</text:p>
          </table:table-cell>
          <table:table-cell office:value-type="float" office:value="320574" calcext:value-type="float">
            <text:p>320574</text:p>
          </table:table-cell>
          <table:table-cell office:value-type="float" office:value="397809" calcext:value-type="float">
            <text:p>397809</text:p>
          </table:table-cell>
          <table:table-cell office:value-type="float" office:value="718383" calcext:value-type="float">
            <text:p>718383</text:p>
          </table:table-cell>
          <table:table-cell office:value-type="float" office:value="339527" calcext:value-type="float">
            <text:p>339527</text:p>
          </table:table-cell>
          <table:table-cell office:value-type="float" office:value="396780" calcext:value-type="float">
            <text:p>396780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300]+[.C300]" office:value-type="float" office:value="424287" calcext:value-type="float">
            <text:p>424287</text:p>
          </table:table-cell>
          <table:table-cell table:style-name="ce25" table:formula="of:=[.D300]+[.B300]" office:value-type="float" office:value="320574" calcext:value-type="float">
            <text:p>320574</text:p>
          </table:table-cell>
          <table:table-cell table:style-name="ce26" table:formula="of:=[.K300]/([.K300]+[.L300])" office:value-type="percentage" office:value="0.569619029590756" calcext:value-type="percentage">
            <text:p>56,96%</text:p>
          </table:table-cell>
          <table:table-cell table:style-name="ce26" table:formula="of:=[.L300]/([.K300]+[.L300])" office:value-type="percentage" office:value="0.430380970409244" calcext:value-type="percentage">
            <text:p>43,04%</text:p>
          </table:table-cell>
          <table:table-cell table:style-name="ce25" table:formula="of:=[.H300]+[.B300]" office:value-type="float" office:value="396780" calcext:value-type="float">
            <text:p>396780</text:p>
          </table:table-cell>
          <table:table-cell table:style-name="ce25" table:formula="of:=[.G300]+[.C300]" office:value-type="float" office:value="366005" calcext:value-type="float">
            <text:p>366005</text:p>
          </table:table-cell>
          <table:table-cell table:style-name="ce26" table:formula="of:=[.O300]/([.O300]+[.P300])" office:value-type="percentage" office:value="0.520172787876007" calcext:value-type="percentage">
            <text:p>52,02%</text:p>
          </table:table-cell>
          <table:table-cell table:style-name="ce26" table:formula="of:=[.P300]/([.O300]+[.P300])" office:value-type="percentage" office:value="0.479827212123993" calcext:value-type="percentage">
            <text:p>47,98%</text:p>
          </table:table-cell>
          <table:table-cell table:style-name="ce31" table:formula="of:=[.H300]/[.E300]" office:value-type="float" office:value="0.997413331523419" calcext:value-type="float">
            <text:p>0,9974</text:p>
          </table:table-cell>
          <table:table-cell table:style-name="ce33" table:formula="of:=[.L300]/[.P300]" office:value-type="float" office:value="0.875873280419666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26478" calcext:value-type="float">
            <text:p>26478</text:p>
          </table:table-cell>
          <table:table-cell office:value-type="float" office:value="320574" calcext:value-type="float">
            <text:p>320574</text:p>
          </table:table-cell>
          <table:table-cell office:value-type="float" office:value="397809" calcext:value-type="float">
            <text:p>397809</text:p>
          </table:table-cell>
          <table:table-cell office:value-type="float" office:value="718383" calcext:value-type="float">
            <text:p>718383</text:p>
          </table:table-cell>
          <table:table-cell office:value-type="float" office:value="339527" calcext:value-type="float">
            <text:p>339527</text:p>
          </table:table-cell>
          <table:table-cell office:value-type="float" office:value="396780" calcext:value-type="float">
            <text:p>396780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301]+[.C301]" office:value-type="float" office:value="424287" calcext:value-type="float">
            <text:p>424287</text:p>
          </table:table-cell>
          <table:table-cell table:style-name="ce25" table:formula="of:=[.D301]+[.B301]" office:value-type="float" office:value="320574" calcext:value-type="float">
            <text:p>320574</text:p>
          </table:table-cell>
          <table:table-cell table:style-name="ce26" table:formula="of:=[.K301]/([.K301]+[.L301])" office:value-type="percentage" office:value="0.569619029590756" calcext:value-type="percentage">
            <text:p>56,96%</text:p>
          </table:table-cell>
          <table:table-cell table:style-name="ce26" table:formula="of:=[.L301]/([.K301]+[.L301])" office:value-type="percentage" office:value="0.430380970409244" calcext:value-type="percentage">
            <text:p>43,04%</text:p>
          </table:table-cell>
          <table:table-cell table:style-name="ce25" table:formula="of:=[.H301]+[.B301]" office:value-type="float" office:value="396780" calcext:value-type="float">
            <text:p>396780</text:p>
          </table:table-cell>
          <table:table-cell table:style-name="ce25" table:formula="of:=[.G301]+[.C301]" office:value-type="float" office:value="366005" calcext:value-type="float">
            <text:p>366005</text:p>
          </table:table-cell>
          <table:table-cell table:style-name="ce26" table:formula="of:=[.O301]/([.O301]+[.P301])" office:value-type="percentage" office:value="0.520172787876007" calcext:value-type="percentage">
            <text:p>52,02%</text:p>
          </table:table-cell>
          <table:table-cell table:style-name="ce26" table:formula="of:=[.P301]/([.O301]+[.P301])" office:value-type="percentage" office:value="0.479827212123993" calcext:value-type="percentage">
            <text:p>47,98%</text:p>
          </table:table-cell>
          <table:table-cell table:style-name="ce31" table:formula="of:=[.H301]/[.E301]" office:value-type="float" office:value="0.997413331523419" calcext:value-type="float">
            <text:p>0,9974</text:p>
          </table:table-cell>
          <table:table-cell table:style-name="ce33" table:formula="of:=[.L301]/[.P301]" office:value-type="float" office:value="0.875873280419666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43758" calcext:value-type="float">
            <text:p>43758</text:p>
          </table:table-cell>
          <table:table-cell office:value-type="float" office:value="319401" calcext:value-type="float">
            <text:p>319401</text:p>
          </table:table-cell>
          <table:table-cell office:value-type="float" office:value="398982" calcext:value-type="float">
            <text:p>398982</text:p>
          </table:table-cell>
          <table:table-cell office:value-type="float" office:value="718383" calcext:value-type="float">
            <text:p>718383</text:p>
          </table:table-cell>
          <table:table-cell office:value-type="float" office:value="338378" calcext:value-type="float">
            <text:p>338378</text:p>
          </table:table-cell>
          <table:table-cell office:value-type="float" office:value="397929" calcext:value-type="float">
            <text:p>397929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302]+[.C302]" office:value-type="float" office:value="442740" calcext:value-type="float">
            <text:p>442740</text:p>
          </table:table-cell>
          <table:table-cell table:style-name="ce25" table:formula="of:=[.D302]+[.B302]" office:value-type="float" office:value="319401" calcext:value-type="float">
            <text:p>319401</text:p>
          </table:table-cell>
          <table:table-cell table:style-name="ce26" table:formula="of:=[.K302]/([.K302]+[.L302])" office:value-type="percentage" office:value="0.580916129692537" calcext:value-type="percentage">
            <text:p>58,09%</text:p>
          </table:table-cell>
          <table:table-cell table:style-name="ce26" table:formula="of:=[.L302]/([.K302]+[.L302])" office:value-type="percentage" office:value="0.419083870307463" calcext:value-type="percentage">
            <text:p>41,91%</text:p>
          </table:table-cell>
          <table:table-cell table:style-name="ce25" table:formula="of:=[.H302]+[.B302]" office:value-type="float" office:value="397929" calcext:value-type="float">
            <text:p>397929</text:p>
          </table:table-cell>
          <table:table-cell table:style-name="ce25" table:formula="of:=[.G302]+[.C302]" office:value-type="float" office:value="382136" calcext:value-type="float">
            <text:p>382136</text:p>
          </table:table-cell>
          <table:table-cell table:style-name="ce26" table:formula="of:=[.O302]/([.O302]+[.P302])" office:value-type="percentage" office:value="0.510122874375853" calcext:value-type="percentage">
            <text:p>51,01%</text:p>
          </table:table-cell>
          <table:table-cell table:style-name="ce26" table:formula="of:=[.P302]/([.O302]+[.P302])" office:value-type="percentage" office:value="0.489877125624147" calcext:value-type="percentage">
            <text:p>48,99%</text:p>
          </table:table-cell>
          <table:table-cell table:style-name="ce31" table:formula="of:=[.H302]/[.E302]" office:value-type="float" office:value="0.997360783193227" calcext:value-type="float">
            <text:p>0,9974</text:p>
          </table:table-cell>
          <table:table-cell table:style-name="ce33" table:formula="of:=[.L302]/[.P302]" office:value-type="float" office:value="0.835830699018151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43758" calcext:value-type="float">
            <text:p>43758</text:p>
          </table:table-cell>
          <table:table-cell office:value-type="float" office:value="319401" calcext:value-type="float">
            <text:p>319401</text:p>
          </table:table-cell>
          <table:table-cell office:value-type="float" office:value="398982" calcext:value-type="float">
            <text:p>398982</text:p>
          </table:table-cell>
          <table:table-cell office:value-type="float" office:value="718383" calcext:value-type="float">
            <text:p>718383</text:p>
          </table:table-cell>
          <table:table-cell office:value-type="float" office:value="338378" calcext:value-type="float">
            <text:p>338378</text:p>
          </table:table-cell>
          <table:table-cell office:value-type="float" office:value="397929" calcext:value-type="float">
            <text:p>397929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303]+[.C303]" office:value-type="float" office:value="442740" calcext:value-type="float">
            <text:p>442740</text:p>
          </table:table-cell>
          <table:table-cell table:style-name="ce25" table:formula="of:=[.D303]+[.B303]" office:value-type="float" office:value="319401" calcext:value-type="float">
            <text:p>319401</text:p>
          </table:table-cell>
          <table:table-cell table:style-name="ce26" table:formula="of:=[.K303]/([.K303]+[.L303])" office:value-type="percentage" office:value="0.580916129692537" calcext:value-type="percentage">
            <text:p>58,09%</text:p>
          </table:table-cell>
          <table:table-cell table:style-name="ce26" table:formula="of:=[.L303]/([.K303]+[.L303])" office:value-type="percentage" office:value="0.419083870307463" calcext:value-type="percentage">
            <text:p>41,91%</text:p>
          </table:table-cell>
          <table:table-cell table:style-name="ce25" table:formula="of:=[.H303]+[.B303]" office:value-type="float" office:value="397929" calcext:value-type="float">
            <text:p>397929</text:p>
          </table:table-cell>
          <table:table-cell table:style-name="ce25" table:formula="of:=[.G303]+[.C303]" office:value-type="float" office:value="382136" calcext:value-type="float">
            <text:p>382136</text:p>
          </table:table-cell>
          <table:table-cell table:style-name="ce26" table:formula="of:=[.O303]/([.O303]+[.P303])" office:value-type="percentage" office:value="0.510122874375853" calcext:value-type="percentage">
            <text:p>51,01%</text:p>
          </table:table-cell>
          <table:table-cell table:style-name="ce26" table:formula="of:=[.P303]/([.O303]+[.P303])" office:value-type="percentage" office:value="0.489877125624147" calcext:value-type="percentage">
            <text:p>48,99%</text:p>
          </table:table-cell>
          <table:table-cell table:style-name="ce31" table:formula="of:=[.H303]/[.E303]" office:value-type="float" office:value="0.997360783193227" calcext:value-type="float">
            <text:p>0,9974</text:p>
          </table:table-cell>
          <table:table-cell table:style-name="ce33" table:formula="of:=[.L303]/[.P303]" office:value-type="float" office:value="0.835830699018151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fft2020-01-191758</text:p>
          </table:table-cell>
          <table:table-cell office:value-type="float" office:value="24" calcext:value-type="float">
            <text:p>24</text:p>
          </table:table-cell>
          <table:table-cell office:value-type="float" office:value="26502" calcext:value-type="float">
            <text:p>26502</text:p>
          </table:table-cell>
          <table:table-cell office:value-type="float" office:value="354967" calcext:value-type="float">
            <text:p>354967</text:p>
          </table:table-cell>
          <table:table-cell office:value-type="float" office:value="363416" calcext:value-type="float">
            <text:p>363416</text:p>
          </table:table-cell>
          <table:table-cell office:value-type="float" office:value="718383" calcext:value-type="float">
            <text:p>718383</text:p>
          </table:table-cell>
          <table:table-cell office:value-type="float" office:value="373941" calcext:value-type="float">
            <text:p>373941</text:p>
          </table:table-cell>
          <table:table-cell office:value-type="float" office:value="362366" calcext:value-type="float">
            <text:p>362366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304]+[.C304]" office:value-type="float" office:value="389918" calcext:value-type="float">
            <text:p>389918</text:p>
          </table:table-cell>
          <table:table-cell table:style-name="ce25" table:formula="of:=[.D304]+[.B304]" office:value-type="float" office:value="354991" calcext:value-type="float">
            <text:p>354991</text:p>
          </table:table-cell>
          <table:table-cell table:style-name="ce26" table:formula="of:=[.K304]/([.K304]+[.L304])" office:value-type="percentage" office:value="0.523443803202807" calcext:value-type="percentage">
            <text:p>52,34%</text:p>
          </table:table-cell>
          <table:table-cell table:style-name="ce26" table:formula="of:=[.L304]/([.K304]+[.L304])" office:value-type="percentage" office:value="0.476556196797193" calcext:value-type="percentage">
            <text:p>47,66%</text:p>
          </table:table-cell>
          <table:table-cell table:style-name="ce25" table:formula="of:=[.H304]+[.B304]" office:value-type="float" office:value="362390" calcext:value-type="float">
            <text:p>362390</text:p>
          </table:table-cell>
          <table:table-cell table:style-name="ce25" table:formula="of:=[.G304]+[.C304]" office:value-type="float" office:value="400443" calcext:value-type="float">
            <text:p>400443</text:p>
          </table:table-cell>
          <table:table-cell table:style-name="ce26" table:formula="of:=[.O304]/([.O304]+[.P304])" office:value-type="percentage" office:value="0.475058105771512" calcext:value-type="percentage">
            <text:p>47,51%</text:p>
          </table:table-cell>
          <table:table-cell table:style-name="ce26" table:formula="of:=[.P304]/([.O304]+[.P304])" office:value-type="percentage" office:value="0.524941894228488" calcext:value-type="percentage">
            <text:p>52,49%</text:p>
          </table:table-cell>
          <table:table-cell table:style-name="ce31" table:formula="of:=[.H304]/[.E304]" office:value-type="float" office:value="0.997110749113963" calcext:value-type="float">
            <text:p>0,9971</text:p>
          </table:table-cell>
          <table:table-cell table:style-name="ce33" table:formula="of:=[.L304]/[.P304]" office:value-type="float" office:value="0.886495706005599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fft2020-01-191758</text:p>
          </table:table-cell>
          <table:table-cell office:value-type="float" office:value="28" calcext:value-type="float">
            <text:p>28</text:p>
          </table:table-cell>
          <table:table-cell office:value-type="float" office:value="43786" calcext:value-type="float">
            <text:p>43786</text:p>
          </table:table-cell>
          <table:table-cell office:value-type="float" office:value="355677" calcext:value-type="float">
            <text:p>355677</text:p>
          </table:table-cell>
          <table:table-cell office:value-type="float" office:value="362706" calcext:value-type="float">
            <text:p>362706</text:p>
          </table:table-cell>
          <table:table-cell office:value-type="float" office:value="718383" calcext:value-type="float">
            <text:p>718383</text:p>
          </table:table-cell>
          <table:table-cell office:value-type="float" office:value="374680" calcext:value-type="float">
            <text:p>374680</text:p>
          </table:table-cell>
          <table:table-cell office:value-type="float" office:value="361627" calcext:value-type="float">
            <text:p>361627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305]+[.C305]" office:value-type="float" office:value="406492" calcext:value-type="float">
            <text:p>406492</text:p>
          </table:table-cell>
          <table:table-cell table:style-name="ce25" table:formula="of:=[.D305]+[.B305]" office:value-type="float" office:value="355705" calcext:value-type="float">
            <text:p>355705</text:p>
          </table:table-cell>
          <table:table-cell table:style-name="ce26" table:formula="of:=[.K305]/([.K305]+[.L305])" office:value-type="percentage" office:value="0.533316189908908" calcext:value-type="percentage">
            <text:p>53,33%</text:p>
          </table:table-cell>
          <table:table-cell table:style-name="ce26" table:formula="of:=[.L305]/([.K305]+[.L305])" office:value-type="percentage" office:value="0.466683810091092" calcext:value-type="percentage">
            <text:p>46,67%</text:p>
          </table:table-cell>
          <table:table-cell table:style-name="ce25" table:formula="of:=[.H305]+[.B305]" office:value-type="float" office:value="361655" calcext:value-type="float">
            <text:p>361655</text:p>
          </table:table-cell>
          <table:table-cell table:style-name="ce25" table:formula="of:=[.G305]+[.C305]" office:value-type="float" office:value="418466" calcext:value-type="float">
            <text:p>418466</text:p>
          </table:table-cell>
          <table:table-cell table:style-name="ce26" table:formula="of:=[.O305]/([.O305]+[.P305])" office:value-type="percentage" office:value="0.463588340783032" calcext:value-type="percentage">
            <text:p>46,36%</text:p>
          </table:table-cell>
          <table:table-cell table:style-name="ce26" table:formula="of:=[.P305]/([.O305]+[.P305])" office:value-type="percentage" office:value="0.536411659216968" calcext:value-type="percentage">
            <text:p>53,64%</text:p>
          </table:table-cell>
          <table:table-cell table:style-name="ce31" table:formula="of:=[.H305]/[.E305]" office:value-type="float" office:value="0.997025138817665" calcext:value-type="float">
            <text:p>0,9970</text:p>
          </table:table-cell>
          <table:table-cell table:style-name="ce33" table:formula="of:=[.L305]/[.P305]" office:value-type="float" office:value="0.850021268155597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78222" calcext:value-type="float">
            <text:p>78222</text:p>
          </table:table-cell>
          <table:table-cell office:value-type="float" office:value="268280" calcext:value-type="float">
            <text:p>268280</text:p>
          </table:table-cell>
          <table:table-cell office:value-type="float" office:value="450103" calcext:value-type="float">
            <text:p>450103</text:p>
          </table:table-cell>
          <table:table-cell office:value-type="float" office:value="718383" calcext:value-type="float">
            <text:p>718383</text:p>
          </table:table-cell>
          <table:table-cell office:value-type="float" office:value="287882" calcext:value-type="float">
            <text:p>287882</text:p>
          </table:table-cell>
          <table:table-cell office:value-type="float" office:value="448425" calcext:value-type="float">
            <text:p>448425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306]+[.C306]" office:value-type="float" office:value="528325" calcext:value-type="float">
            <text:p>528325</text:p>
          </table:table-cell>
          <table:table-cell table:style-name="ce25" table:formula="of:=[.D306]+[.B306]" office:value-type="float" office:value="268280" calcext:value-type="float">
            <text:p>268280</text:p>
          </table:table-cell>
          <table:table-cell table:style-name="ce26" table:formula="of:=[.K306]/([.K306]+[.L306])" office:value-type="percentage" office:value="0.663220793241318" calcext:value-type="percentage">
            <text:p>66,32%</text:p>
          </table:table-cell>
          <table:table-cell table:style-name="ce26" table:formula="of:=[.L306]/([.K306]+[.L306])" office:value-type="percentage" office:value="0.336779206758682" calcext:value-type="percentage">
            <text:p>33,68%</text:p>
          </table:table-cell>
          <table:table-cell table:style-name="ce25" table:formula="of:=[.H306]+[.B306]" office:value-type="float" office:value="448425" calcext:value-type="float">
            <text:p>448425</text:p>
          </table:table-cell>
          <table:table-cell table:style-name="ce25" table:formula="of:=[.G306]+[.C306]" office:value-type="float" office:value="366104" calcext:value-type="float">
            <text:p>366104</text:p>
          </table:table-cell>
          <table:table-cell table:style-name="ce26" table:formula="of:=[.O306]/([.O306]+[.P306])" office:value-type="percentage" office:value="0.550532884648674" calcext:value-type="percentage">
            <text:p>55,05%</text:p>
          </table:table-cell>
          <table:table-cell table:style-name="ce26" table:formula="of:=[.P306]/([.O306]+[.P306])" office:value-type="percentage" office:value="0.449467115351326" calcext:value-type="percentage">
            <text:p>44,95%</text:p>
          </table:table-cell>
          <table:table-cell table:style-name="ce31" table:formula="of:=[.H306]/[.E306]" office:value-type="float" office:value="0.996271964417034" calcext:value-type="float">
            <text:p>0,9963</text:p>
          </table:table-cell>
          <table:table-cell table:style-name="ce33" table:formula="of:=[.L306]/[.P306]" office:value-type="float" office:value="0.73279723794331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78222" calcext:value-type="float">
            <text:p>78222</text:p>
          </table:table-cell>
          <table:table-cell office:value-type="float" office:value="268280" calcext:value-type="float">
            <text:p>268280</text:p>
          </table:table-cell>
          <table:table-cell office:value-type="float" office:value="450103" calcext:value-type="float">
            <text:p>450103</text:p>
          </table:table-cell>
          <table:table-cell office:value-type="float" office:value="718383" calcext:value-type="float">
            <text:p>718383</text:p>
          </table:table-cell>
          <table:table-cell office:value-type="float" office:value="287882" calcext:value-type="float">
            <text:p>287882</text:p>
          </table:table-cell>
          <table:table-cell office:value-type="float" office:value="448425" calcext:value-type="float">
            <text:p>448425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307]+[.C307]" office:value-type="float" office:value="528325" calcext:value-type="float">
            <text:p>528325</text:p>
          </table:table-cell>
          <table:table-cell table:style-name="ce25" table:formula="of:=[.D307]+[.B307]" office:value-type="float" office:value="268280" calcext:value-type="float">
            <text:p>268280</text:p>
          </table:table-cell>
          <table:table-cell table:style-name="ce26" table:formula="of:=[.K307]/([.K307]+[.L307])" office:value-type="percentage" office:value="0.663220793241318" calcext:value-type="percentage">
            <text:p>66,32%</text:p>
          </table:table-cell>
          <table:table-cell table:style-name="ce26" table:formula="of:=[.L307]/([.K307]+[.L307])" office:value-type="percentage" office:value="0.336779206758682" calcext:value-type="percentage">
            <text:p>33,68%</text:p>
          </table:table-cell>
          <table:table-cell table:style-name="ce25" table:formula="of:=[.H307]+[.B307]" office:value-type="float" office:value="448425" calcext:value-type="float">
            <text:p>448425</text:p>
          </table:table-cell>
          <table:table-cell table:style-name="ce25" table:formula="of:=[.G307]+[.C307]" office:value-type="float" office:value="366104" calcext:value-type="float">
            <text:p>366104</text:p>
          </table:table-cell>
          <table:table-cell table:style-name="ce26" table:formula="of:=[.O307]/([.O307]+[.P307])" office:value-type="percentage" office:value="0.550532884648674" calcext:value-type="percentage">
            <text:p>55,05%</text:p>
          </table:table-cell>
          <table:table-cell table:style-name="ce26" table:formula="of:=[.P307]/([.O307]+[.P307])" office:value-type="percentage" office:value="0.449467115351326" calcext:value-type="percentage">
            <text:p>44,95%</text:p>
          </table:table-cell>
          <table:table-cell table:style-name="ce31" table:formula="of:=[.H307]/[.E307]" office:value-type="float" office:value="0.996271964417034" calcext:value-type="float">
            <text:p>0,9963</text:p>
          </table:table-cell>
          <table:table-cell table:style-name="ce33" table:formula="of:=[.L307]/[.P307]" office:value-type="float" office:value="0.73279723794331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78222" calcext:value-type="float">
            <text:p>78222</text:p>
          </table:table-cell>
          <table:table-cell office:value-type="float" office:value="268280" calcext:value-type="float">
            <text:p>268280</text:p>
          </table:table-cell>
          <table:table-cell office:value-type="float" office:value="450103" calcext:value-type="float">
            <text:p>450103</text:p>
          </table:table-cell>
          <table:table-cell office:value-type="float" office:value="718383" calcext:value-type="float">
            <text:p>718383</text:p>
          </table:table-cell>
          <table:table-cell office:value-type="float" office:value="287882" calcext:value-type="float">
            <text:p>287882</text:p>
          </table:table-cell>
          <table:table-cell office:value-type="float" office:value="448425" calcext:value-type="float">
            <text:p>448425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308]+[.C308]" office:value-type="float" office:value="528325" calcext:value-type="float">
            <text:p>528325</text:p>
          </table:table-cell>
          <table:table-cell table:style-name="ce25" table:formula="of:=[.D308]+[.B308]" office:value-type="float" office:value="268280" calcext:value-type="float">
            <text:p>268280</text:p>
          </table:table-cell>
          <table:table-cell table:style-name="ce26" table:formula="of:=[.K308]/([.K308]+[.L308])" office:value-type="percentage" office:value="0.663220793241318" calcext:value-type="percentage">
            <text:p>66,32%</text:p>
          </table:table-cell>
          <table:table-cell table:style-name="ce26" table:formula="of:=[.L308]/([.K308]+[.L308])" office:value-type="percentage" office:value="0.336779206758682" calcext:value-type="percentage">
            <text:p>33,68%</text:p>
          </table:table-cell>
          <table:table-cell table:style-name="ce25" table:formula="of:=[.H308]+[.B308]" office:value-type="float" office:value="448425" calcext:value-type="float">
            <text:p>448425</text:p>
          </table:table-cell>
          <table:table-cell table:style-name="ce25" table:formula="of:=[.G308]+[.C308]" office:value-type="float" office:value="366104" calcext:value-type="float">
            <text:p>366104</text:p>
          </table:table-cell>
          <table:table-cell table:style-name="ce26" table:formula="of:=[.O308]/([.O308]+[.P308])" office:value-type="percentage" office:value="0.550532884648674" calcext:value-type="percentage">
            <text:p>55,05%</text:p>
          </table:table-cell>
          <table:table-cell table:style-name="ce26" table:formula="of:=[.P308]/([.O308]+[.P308])" office:value-type="percentage" office:value="0.449467115351326" calcext:value-type="percentage">
            <text:p>44,95%</text:p>
          </table:table-cell>
          <table:table-cell table:style-name="ce31" table:formula="of:=[.H308]/[.E308]" office:value-type="float" office:value="0.996271964417034" calcext:value-type="float">
            <text:p>0,9963</text:p>
          </table:table-cell>
          <table:table-cell table:style-name="ce33" table:formula="of:=[.L308]/[.P308]" office:value-type="float" office:value="0.732797237943317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24" calcext:value-type="float">
            <text:p>24</text:p>
          </table:table-cell>
          <table:table-cell office:value-type="float" office:value="78246" calcext:value-type="float">
            <text:p>78246</text:p>
          </table:table-cell>
          <table:table-cell office:value-type="float" office:value="272064" calcext:value-type="float">
            <text:p>272064</text:p>
          </table:table-cell>
          <table:table-cell office:value-type="float" office:value="446319" calcext:value-type="float">
            <text:p>446319</text:p>
          </table:table-cell>
          <table:table-cell office:value-type="float" office:value="718383" calcext:value-type="float">
            <text:p>718383</text:p>
          </table:table-cell>
          <table:table-cell office:value-type="float" office:value="291684" calcext:value-type="float">
            <text:p>291684</text:p>
          </table:table-cell>
          <table:table-cell office:value-type="float" office:value="444623" calcext:value-type="float">
            <text:p>444623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309]+[.C309]" office:value-type="float" office:value="524565" calcext:value-type="float">
            <text:p>524565</text:p>
          </table:table-cell>
          <table:table-cell table:style-name="ce25" table:formula="of:=[.D309]+[.B309]" office:value-type="float" office:value="272088" calcext:value-type="float">
            <text:p>272088</text:p>
          </table:table-cell>
          <table:table-cell table:style-name="ce26" table:formula="of:=[.K309]/([.K309]+[.L309])" office:value-type="percentage" office:value="0.658461086570941" calcext:value-type="percentage">
            <text:p>65,85%</text:p>
          </table:table-cell>
          <table:table-cell table:style-name="ce26" table:formula="of:=[.L309]/([.K309]+[.L309])" office:value-type="percentage" office:value="0.341538913429059" calcext:value-type="percentage">
            <text:p>34,15%</text:p>
          </table:table-cell>
          <table:table-cell table:style-name="ce25" table:formula="of:=[.H309]+[.B309]" office:value-type="float" office:value="444647" calcext:value-type="float">
            <text:p>444647</text:p>
          </table:table-cell>
          <table:table-cell table:style-name="ce25" table:formula="of:=[.G309]+[.C309]" office:value-type="float" office:value="369930" calcext:value-type="float">
            <text:p>369930</text:p>
          </table:table-cell>
          <table:table-cell table:style-name="ce26" table:formula="of:=[.O309]/([.O309]+[.P309])" office:value-type="percentage" office:value="0.545862453764346" calcext:value-type="percentage">
            <text:p>54,59%</text:p>
          </table:table-cell>
          <table:table-cell table:style-name="ce26" table:formula="of:=[.P309]/([.O309]+[.P309])" office:value-type="percentage" office:value="0.454137546235654" calcext:value-type="percentage">
            <text:p>45,41%</text:p>
          </table:table-cell>
          <table:table-cell table:style-name="ce31" table:formula="of:=[.H309]/[.E309]" office:value-type="float" office:value="0.996200027334709" calcext:value-type="float">
            <text:p>0,9962</text:p>
          </table:table-cell>
          <table:table-cell table:style-name="ce33" table:formula="of:=[.L309]/[.P309]" office:value-type="float" office:value="0.735512123915335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78222" calcext:value-type="float">
            <text:p>78222</text:p>
          </table:table-cell>
          <table:table-cell office:value-type="float" office:value="279315" calcext:value-type="float">
            <text:p>279315</text:p>
          </table:table-cell>
          <table:table-cell office:value-type="float" office:value="439068" calcext:value-type="float">
            <text:p>439068</text:p>
          </table:table-cell>
          <table:table-cell office:value-type="float" office:value="718383" calcext:value-type="float">
            <text:p>718383</text:p>
          </table:table-cell>
          <table:table-cell office:value-type="float" office:value="298917" calcext:value-type="float">
            <text:p>298917</text:p>
          </table:table-cell>
          <table:table-cell office:value-type="float" office:value="437390" calcext:value-type="float">
            <text:p>437390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310]+[.C310]" office:value-type="float" office:value="517290" calcext:value-type="float">
            <text:p>517290</text:p>
          </table:table-cell>
          <table:table-cell table:style-name="ce25" table:formula="of:=[.D310]+[.B310]" office:value-type="float" office:value="279315" calcext:value-type="float">
            <text:p>279315</text:p>
          </table:table-cell>
          <table:table-cell table:style-name="ce26" table:formula="of:=[.K310]/([.K310]+[.L310])" office:value-type="percentage" office:value="0.649368256538686" calcext:value-type="percentage">
            <text:p>64,94%</text:p>
          </table:table-cell>
          <table:table-cell table:style-name="ce26" table:formula="of:=[.L310]/([.K310]+[.L310])" office:value-type="percentage" office:value="0.350631743461314" calcext:value-type="percentage">
            <text:p>35,06%</text:p>
          </table:table-cell>
          <table:table-cell table:style-name="ce25" table:formula="of:=[.H310]+[.B310]" office:value-type="float" office:value="437390" calcext:value-type="float">
            <text:p>437390</text:p>
          </table:table-cell>
          <table:table-cell table:style-name="ce25" table:formula="of:=[.G310]+[.C310]" office:value-type="float" office:value="377139" calcext:value-type="float">
            <text:p>377139</text:p>
          </table:table-cell>
          <table:table-cell table:style-name="ce26" table:formula="of:=[.O310]/([.O310]+[.P310])" office:value-type="percentage" office:value="0.536985177937188" calcext:value-type="percentage">
            <text:p>53,70%</text:p>
          </table:table-cell>
          <table:table-cell table:style-name="ce26" table:formula="of:=[.P310]/([.O310]+[.P310])" office:value-type="percentage" office:value="0.463014822062812" calcext:value-type="percentage">
            <text:p>46,30%</text:p>
          </table:table-cell>
          <table:table-cell table:style-name="ce31" table:formula="of:=[.H310]/[.E310]" office:value-type="float" office:value="0.996178268514216" calcext:value-type="float">
            <text:p>0,9962</text:p>
          </table:table-cell>
          <table:table-cell table:style-name="ce33" table:formula="of:=[.L310]/[.P310]" office:value-type="float" office:value="0.740615529022456" calcext:value-type="float">
            <text:p>0,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78222" calcext:value-type="float">
            <text:p>78222</text:p>
          </table:table-cell>
          <table:table-cell office:value-type="float" office:value="317966" calcext:value-type="float">
            <text:p>317966</text:p>
          </table:table-cell>
          <table:table-cell office:value-type="float" office:value="400417" calcext:value-type="float">
            <text:p>400417</text:p>
          </table:table-cell>
          <table:table-cell office:value-type="float" office:value="718383" calcext:value-type="float">
            <text:p>718383</text:p>
          </table:table-cell>
          <table:table-cell office:value-type="float" office:value="337568" calcext:value-type="float">
            <text:p>337568</text:p>
          </table:table-cell>
          <table:table-cell office:value-type="float" office:value="398739" calcext:value-type="float">
            <text:p>398739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311]+[.C311]" office:value-type="float" office:value="478639" calcext:value-type="float">
            <text:p>478639</text:p>
          </table:table-cell>
          <table:table-cell table:style-name="ce25" table:formula="of:=[.D311]+[.B311]" office:value-type="float" office:value="317966" calcext:value-type="float">
            <text:p>317966</text:p>
          </table:table-cell>
          <table:table-cell table:style-name="ce26" table:formula="of:=[.K311]/([.K311]+[.L311])" office:value-type="percentage" office:value="0.600848601251561" calcext:value-type="percentage">
            <text:p>60,08%</text:p>
          </table:table-cell>
          <table:table-cell table:style-name="ce26" table:formula="of:=[.L311]/([.K311]+[.L311])" office:value-type="percentage" office:value="0.399151398748439" calcext:value-type="percentage">
            <text:p>39,92%</text:p>
          </table:table-cell>
          <table:table-cell table:style-name="ce25" table:formula="of:=[.H311]+[.B311]" office:value-type="float" office:value="398739" calcext:value-type="float">
            <text:p>398739</text:p>
          </table:table-cell>
          <table:table-cell table:style-name="ce25" table:formula="of:=[.G311]+[.C311]" office:value-type="float" office:value="415790" calcext:value-type="float">
            <text:p>415790</text:p>
          </table:table-cell>
          <table:table-cell table:style-name="ce26" table:formula="of:=[.O311]/([.O311]+[.P311])" office:value-type="percentage" office:value="0.489533214900881" calcext:value-type="percentage">
            <text:p>48,95%</text:p>
          </table:table-cell>
          <table:table-cell table:style-name="ce26" table:formula="of:=[.P311]/([.O311]+[.P311])" office:value-type="percentage" office:value="0.510466785099119" calcext:value-type="percentage">
            <text:p>51,05%</text:p>
          </table:table-cell>
          <table:table-cell table:style-name="ce31" table:formula="of:=[.H311]/[.E311]" office:value-type="float" office:value="0.995809368733096" calcext:value-type="float">
            <text:p>0,9958</text:p>
          </table:table-cell>
          <table:table-cell table:style-name="ce33" table:formula="of:=[.L311]/[.P311]" office:value-type="float" office:value="0.76472738642103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fft2020-01-191758</text:p>
          </table:table-cell>
          <table:table-cell office:value-type="float" office:value="0" calcext:value-type="float">
            <text:p>0</text:p>
          </table:table-cell>
          <table:table-cell office:value-type="float" office:value="78222" calcext:value-type="float">
            <text:p>78222</text:p>
          </table:table-cell>
          <table:table-cell office:value-type="float" office:value="317966" calcext:value-type="float">
            <text:p>317966</text:p>
          </table:table-cell>
          <table:table-cell office:value-type="float" office:value="400417" calcext:value-type="float">
            <text:p>400417</text:p>
          </table:table-cell>
          <table:table-cell office:value-type="float" office:value="718383" calcext:value-type="float">
            <text:p>718383</text:p>
          </table:table-cell>
          <table:table-cell office:value-type="float" office:value="337568" calcext:value-type="float">
            <text:p>337568</text:p>
          </table:table-cell>
          <table:table-cell office:value-type="float" office:value="398739" calcext:value-type="float">
            <text:p>398739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312]+[.C312]" office:value-type="float" office:value="478639" calcext:value-type="float">
            <text:p>478639</text:p>
          </table:table-cell>
          <table:table-cell table:style-name="ce25" table:formula="of:=[.D312]+[.B312]" office:value-type="float" office:value="317966" calcext:value-type="float">
            <text:p>317966</text:p>
          </table:table-cell>
          <table:table-cell table:style-name="ce26" table:formula="of:=[.K312]/([.K312]+[.L312])" office:value-type="percentage" office:value="0.600848601251561" calcext:value-type="percentage">
            <text:p>60,08%</text:p>
          </table:table-cell>
          <table:table-cell table:style-name="ce26" table:formula="of:=[.L312]/([.K312]+[.L312])" office:value-type="percentage" office:value="0.399151398748439" calcext:value-type="percentage">
            <text:p>39,92%</text:p>
          </table:table-cell>
          <table:table-cell table:style-name="ce25" table:formula="of:=[.H312]+[.B312]" office:value-type="float" office:value="398739" calcext:value-type="float">
            <text:p>398739</text:p>
          </table:table-cell>
          <table:table-cell table:style-name="ce25" table:formula="of:=[.G312]+[.C312]" office:value-type="float" office:value="415790" calcext:value-type="float">
            <text:p>415790</text:p>
          </table:table-cell>
          <table:table-cell table:style-name="ce26" table:formula="of:=[.O312]/([.O312]+[.P312])" office:value-type="percentage" office:value="0.489533214900881" calcext:value-type="percentage">
            <text:p>48,95%</text:p>
          </table:table-cell>
          <table:table-cell table:style-name="ce26" table:formula="of:=[.P312]/([.O312]+[.P312])" office:value-type="percentage" office:value="0.510466785099119" calcext:value-type="percentage">
            <text:p>51,05%</text:p>
          </table:table-cell>
          <table:table-cell table:style-name="ce31" table:formula="of:=[.H312]/[.E312]" office:value-type="float" office:value="0.995809368733096" calcext:value-type="float">
            <text:p>0,9958</text:p>
          </table:table-cell>
          <table:table-cell table:style-name="ce33" table:formula="of:=[.L312]/[.P312]" office:value-type="float" office:value="0.76472738642103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fft2020-01-191758</text:p>
          </table:table-cell>
          <table:table-cell office:value-type="float" office:value="19" calcext:value-type="float">
            <text:p>19</text:p>
          </table:table-cell>
          <table:table-cell office:value-type="float" office:value="78241" calcext:value-type="float">
            <text:p>78241</text:p>
          </table:table-cell>
          <table:table-cell office:value-type="float" office:value="334528" calcext:value-type="float">
            <text:p>334528</text:p>
          </table:table-cell>
          <table:table-cell office:value-type="float" office:value="383855" calcext:value-type="float">
            <text:p>383855</text:p>
          </table:table-cell>
          <table:table-cell office:value-type="float" office:value="718383" calcext:value-type="float">
            <text:p>718383</text:p>
          </table:table-cell>
          <table:table-cell office:value-type="float" office:value="354148" calcext:value-type="float">
            <text:p>354148</text:p>
          </table:table-cell>
          <table:table-cell office:value-type="float" office:value="382159" calcext:value-type="float">
            <text:p>382159</text:p>
          </table:table-cell>
          <table:table-cell office:value-type="float" office:value="736307" calcext:value-type="float">
            <text:p>736307</text:p>
          </table:table-cell>
          <table:table-cell office:value-type="float" office:value="17549" calcext:value-type="float">
            <text:p>17549</text:p>
          </table:table-cell>
          <table:table-cell table:style-name="ce25" table:formula="of:=[.E313]+[.C313]" office:value-type="float" office:value="462096" calcext:value-type="float">
            <text:p>462096</text:p>
          </table:table-cell>
          <table:table-cell table:style-name="ce25" table:formula="of:=[.D313]+[.B313]" office:value-type="float" office:value="334547" calcext:value-type="float">
            <text:p>334547</text:p>
          </table:table-cell>
          <table:table-cell table:style-name="ce26" table:formula="of:=[.K313]/([.K313]+[.L313])" office:value-type="percentage" office:value="0.580054051814928" calcext:value-type="percentage">
            <text:p>58,01%</text:p>
          </table:table-cell>
          <table:table-cell table:style-name="ce26" table:formula="of:=[.L313]/([.K313]+[.L313])" office:value-type="percentage" office:value="0.419945948185072" calcext:value-type="percentage">
            <text:p>41,99%</text:p>
          </table:table-cell>
          <table:table-cell table:style-name="ce25" table:formula="of:=[.H313]+[.B313]" office:value-type="float" office:value="382178" calcext:value-type="float">
            <text:p>382178</text:p>
          </table:table-cell>
          <table:table-cell table:style-name="ce25" table:formula="of:=[.G313]+[.C313]" office:value-type="float" office:value="432389" calcext:value-type="float">
            <text:p>432389</text:p>
          </table:table-cell>
          <table:table-cell table:style-name="ce26" table:formula="of:=[.O313]/([.O313]+[.P313])" office:value-type="percentage" office:value="0.469179330859217" calcext:value-type="percentage">
            <text:p>46,92%</text:p>
          </table:table-cell>
          <table:table-cell table:style-name="ce26" table:formula="of:=[.P313]/([.O313]+[.P313])" office:value-type="percentage" office:value="0.530820669140783" calcext:value-type="percentage">
            <text:p>53,08%</text:p>
          </table:table-cell>
          <table:table-cell table:style-name="ce31" table:formula="of:=[.H313]/[.E313]" office:value-type="float" office:value="0.995581664951609" calcext:value-type="float">
            <text:p>0,9956</text:p>
          </table:table-cell>
          <table:table-cell table:style-name="ce33" table:formula="of:=[.L313]/[.P313]" office:value-type="float" office:value="0.773717647766248" calcext:value-type="float">
            <text:p>0,8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40832" calcext:value-type="float">
            <text:p>40832</text:p>
          </table:table-cell>
          <table:table-cell office:value-type="float" office:value="242175" calcext:value-type="float">
            <text:p>242175</text:p>
          </table:table-cell>
          <table:table-cell office:value-type="float" office:value="39" calcext:value-type="float">
            <text:p>39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18" calcext:value-type="float">
            <text:p>411618</text:p>
          </table:table-cell>
          <table:table-cell office:value-type="float" office:value="24" calcext:value-type="float">
            <text:p>24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314]+[.C314]" office:value-type="float" office:value="40871" calcext:value-type="float">
            <text:p>40871</text:p>
          </table:table-cell>
          <table:table-cell table:style-name="ce25" table:formula="of:=[.D314]+[.B314]" office:value-type="float" office:value="242175" calcext:value-type="float">
            <text:p>242175</text:p>
          </table:table-cell>
          <table:table-cell table:style-name="ce26" table:formula="of:=[.K314]/([.K314]+[.L314])" office:value-type="percentage" office:value="0.144397023805318" calcext:value-type="percentage">
            <text:p>14,44%</text:p>
          </table:table-cell>
          <table:table-cell table:style-name="ce26" table:formula="of:=[.L314]/([.K314]+[.L314])" office:value-type="percentage" office:value="0.855602976194682" calcext:value-type="percentage">
            <text:p>85,56%</text:p>
          </table:table-cell>
          <table:table-cell table:style-name="ce25" table:formula="of:=[.H314]+[.B314]" office:value-type="float" office:value="24" calcext:value-type="float">
            <text:p>24</text:p>
          </table:table-cell>
          <table:table-cell table:style-name="ce25" table:formula="of:=[.G314]+[.C314]" office:value-type="float" office:value="452450" calcext:value-type="float">
            <text:p>452450</text:p>
          </table:table-cell>
          <table:table-cell table:style-name="ce26" table:formula="of:=[.O314]/([.O314]+[.P314])" office:value-type="percentage" office:value="0.0000530417217342875" calcext:value-type="percentage">
            <text:p>0,01%</text:p>
          </table:table-cell>
          <table:table-cell table:style-name="ce26" table:formula="of:=[.P314]/([.O314]+[.P314])" office:value-type="percentage" office:value="0.999946958278266" calcext:value-type="percentage">
            <text:p>99,99%</text:p>
          </table:table-cell>
          <table:table-cell table:style-name="ce31" table:formula="of:=[.H314]/[.E314]" office:value-type="float" office:value="0.615384615384615" calcext:value-type="float">
            <text:p>0,6154</text:p>
          </table:table-cell>
          <table:table-cell table:style-name="ce33" table:formula="of:=[.L314]/[.P314]" office:value-type="float" office:value="0.53525251408995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40832" calcext:value-type="float">
            <text:p>40832</text:p>
          </table:table-cell>
          <table:table-cell office:value-type="float" office:value="242175" calcext:value-type="float">
            <text:p>242175</text:p>
          </table:table-cell>
          <table:table-cell office:value-type="float" office:value="39" calcext:value-type="float">
            <text:p>39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18" calcext:value-type="float">
            <text:p>411618</text:p>
          </table:table-cell>
          <table:table-cell office:value-type="float" office:value="24" calcext:value-type="float">
            <text:p>24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315]+[.C315]" office:value-type="float" office:value="40871" calcext:value-type="float">
            <text:p>40871</text:p>
          </table:table-cell>
          <table:table-cell table:style-name="ce25" table:formula="of:=[.D315]+[.B315]" office:value-type="float" office:value="242175" calcext:value-type="float">
            <text:p>242175</text:p>
          </table:table-cell>
          <table:table-cell table:style-name="ce26" table:formula="of:=[.K315]/([.K315]+[.L315])" office:value-type="percentage" office:value="0.144397023805318" calcext:value-type="percentage">
            <text:p>14,44%</text:p>
          </table:table-cell>
          <table:table-cell table:style-name="ce26" table:formula="of:=[.L315]/([.K315]+[.L315])" office:value-type="percentage" office:value="0.855602976194682" calcext:value-type="percentage">
            <text:p>85,56%</text:p>
          </table:table-cell>
          <table:table-cell table:style-name="ce25" table:formula="of:=[.H315]+[.B315]" office:value-type="float" office:value="24" calcext:value-type="float">
            <text:p>24</text:p>
          </table:table-cell>
          <table:table-cell table:style-name="ce25" table:formula="of:=[.G315]+[.C315]" office:value-type="float" office:value="452450" calcext:value-type="float">
            <text:p>452450</text:p>
          </table:table-cell>
          <table:table-cell table:style-name="ce26" table:formula="of:=[.O315]/([.O315]+[.P315])" office:value-type="percentage" office:value="0.0000530417217342875" calcext:value-type="percentage">
            <text:p>0,01%</text:p>
          </table:table-cell>
          <table:table-cell table:style-name="ce26" table:formula="of:=[.P315]/([.O315]+[.P315])" office:value-type="percentage" office:value="0.999946958278266" calcext:value-type="percentage">
            <text:p>99,99%</text:p>
          </table:table-cell>
          <table:table-cell table:style-name="ce31" table:formula="of:=[.H315]/[.E315]" office:value-type="float" office:value="0.615384615384615" calcext:value-type="float">
            <text:p>0,6154</text:p>
          </table:table-cell>
          <table:table-cell table:style-name="ce33" table:formula="of:=[.L315]/[.P315]" office:value-type="float" office:value="0.53525251408995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40832" calcext:value-type="float">
            <text:p>40832</text:p>
          </table:table-cell>
          <table:table-cell office:value-type="float" office:value="242175" calcext:value-type="float">
            <text:p>242175</text:p>
          </table:table-cell>
          <table:table-cell office:value-type="float" office:value="39" calcext:value-type="float">
            <text:p>39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18" calcext:value-type="float">
            <text:p>411618</text:p>
          </table:table-cell>
          <table:table-cell office:value-type="float" office:value="24" calcext:value-type="float">
            <text:p>24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316]+[.C316]" office:value-type="float" office:value="40871" calcext:value-type="float">
            <text:p>40871</text:p>
          </table:table-cell>
          <table:table-cell table:style-name="ce25" table:formula="of:=[.D316]+[.B316]" office:value-type="float" office:value="242175" calcext:value-type="float">
            <text:p>242175</text:p>
          </table:table-cell>
          <table:table-cell table:style-name="ce26" table:formula="of:=[.K316]/([.K316]+[.L316])" office:value-type="percentage" office:value="0.144397023805318" calcext:value-type="percentage">
            <text:p>14,44%</text:p>
          </table:table-cell>
          <table:table-cell table:style-name="ce26" table:formula="of:=[.L316]/([.K316]+[.L316])" office:value-type="percentage" office:value="0.855602976194682" calcext:value-type="percentage">
            <text:p>85,56%</text:p>
          </table:table-cell>
          <table:table-cell table:style-name="ce25" table:formula="of:=[.H316]+[.B316]" office:value-type="float" office:value="24" calcext:value-type="float">
            <text:p>24</text:p>
          </table:table-cell>
          <table:table-cell table:style-name="ce25" table:formula="of:=[.G316]+[.C316]" office:value-type="float" office:value="452450" calcext:value-type="float">
            <text:p>452450</text:p>
          </table:table-cell>
          <table:table-cell table:style-name="ce26" table:formula="of:=[.O316]/([.O316]+[.P316])" office:value-type="percentage" office:value="0.0000530417217342875" calcext:value-type="percentage">
            <text:p>0,01%</text:p>
          </table:table-cell>
          <table:table-cell table:style-name="ce26" table:formula="of:=[.P316]/([.O316]+[.P316])" office:value-type="percentage" office:value="0.999946958278266" calcext:value-type="percentage">
            <text:p>99,99%</text:p>
          </table:table-cell>
          <table:table-cell table:style-name="ce31" table:formula="of:=[.H316]/[.E316]" office:value-type="float" office:value="0.615384615384615" calcext:value-type="float">
            <text:p>0,6154</text:p>
          </table:table-cell>
          <table:table-cell table:style-name="ce33" table:formula="of:=[.L316]/[.P316]" office:value-type="float" office:value="0.53525251408995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40832" calcext:value-type="float">
            <text:p>40832</text:p>
          </table:table-cell>
          <table:table-cell office:value-type="float" office:value="242175" calcext:value-type="float">
            <text:p>242175</text:p>
          </table:table-cell>
          <table:table-cell office:value-type="float" office:value="39" calcext:value-type="float">
            <text:p>39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18" calcext:value-type="float">
            <text:p>411618</text:p>
          </table:table-cell>
          <table:table-cell office:value-type="float" office:value="24" calcext:value-type="float">
            <text:p>24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317]+[.C317]" office:value-type="float" office:value="40871" calcext:value-type="float">
            <text:p>40871</text:p>
          </table:table-cell>
          <table:table-cell table:style-name="ce25" table:formula="of:=[.D317]+[.B317]" office:value-type="float" office:value="242175" calcext:value-type="float">
            <text:p>242175</text:p>
          </table:table-cell>
          <table:table-cell table:style-name="ce26" table:formula="of:=[.K317]/([.K317]+[.L317])" office:value-type="percentage" office:value="0.144397023805318" calcext:value-type="percentage">
            <text:p>14,44%</text:p>
          </table:table-cell>
          <table:table-cell table:style-name="ce26" table:formula="of:=[.L317]/([.K317]+[.L317])" office:value-type="percentage" office:value="0.855602976194682" calcext:value-type="percentage">
            <text:p>85,56%</text:p>
          </table:table-cell>
          <table:table-cell table:style-name="ce25" table:formula="of:=[.H317]+[.B317]" office:value-type="float" office:value="24" calcext:value-type="float">
            <text:p>24</text:p>
          </table:table-cell>
          <table:table-cell table:style-name="ce25" table:formula="of:=[.G317]+[.C317]" office:value-type="float" office:value="452450" calcext:value-type="float">
            <text:p>452450</text:p>
          </table:table-cell>
          <table:table-cell table:style-name="ce26" table:formula="of:=[.O317]/([.O317]+[.P317])" office:value-type="percentage" office:value="0.0000530417217342875" calcext:value-type="percentage">
            <text:p>0,01%</text:p>
          </table:table-cell>
          <table:table-cell table:style-name="ce26" table:formula="of:=[.P317]/([.O317]+[.P317])" office:value-type="percentage" office:value="0.999946958278266" calcext:value-type="percentage">
            <text:p>99,99%</text:p>
          </table:table-cell>
          <table:table-cell table:style-name="ce31" table:formula="of:=[.H317]/[.E317]" office:value-type="float" office:value="0.615384615384615" calcext:value-type="float">
            <text:p>0,6154</text:p>
          </table:table-cell>
          <table:table-cell table:style-name="ce33" table:formula="of:=[.L317]/[.P317]" office:value-type="float" office:value="0.53525251408995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5.000000</text:p>
          </table:table-cell>
        </table:table-row>
        <table:table-row table:style-name="ro1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40832" calcext:value-type="float">
            <text:p>40832</text:p>
          </table:table-cell>
          <table:table-cell office:value-type="float" office:value="242175" calcext:value-type="float">
            <text:p>242175</text:p>
          </table:table-cell>
          <table:table-cell office:value-type="float" office:value="39" calcext:value-type="float">
            <text:p>39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18" calcext:value-type="float">
            <text:p>411618</text:p>
          </table:table-cell>
          <table:table-cell office:value-type="float" office:value="24" calcext:value-type="float">
            <text:p>24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318]+[.C318]" office:value-type="float" office:value="40871" calcext:value-type="float">
            <text:p>40871</text:p>
          </table:table-cell>
          <table:table-cell table:style-name="ce25" table:formula="of:=[.D318]+[.B318]" office:value-type="float" office:value="242175" calcext:value-type="float">
            <text:p>242175</text:p>
          </table:table-cell>
          <table:table-cell table:style-name="ce26" table:formula="of:=[.K318]/([.K318]+[.L318])" office:value-type="percentage" office:value="0.144397023805318" calcext:value-type="percentage">
            <text:p>14,44%</text:p>
          </table:table-cell>
          <table:table-cell table:style-name="ce26" table:formula="of:=[.L318]/([.K318]+[.L318])" office:value-type="percentage" office:value="0.855602976194682" calcext:value-type="percentage">
            <text:p>85,56%</text:p>
          </table:table-cell>
          <table:table-cell table:style-name="ce25" table:formula="of:=[.H318]+[.B318]" office:value-type="float" office:value="24" calcext:value-type="float">
            <text:p>24</text:p>
          </table:table-cell>
          <table:table-cell table:style-name="ce25" table:formula="of:=[.G318]+[.C318]" office:value-type="float" office:value="452450" calcext:value-type="float">
            <text:p>452450</text:p>
          </table:table-cell>
          <table:table-cell table:style-name="ce26" table:formula="of:=[.O318]/([.O318]+[.P318])" office:value-type="percentage" office:value="0.0000530417217342875" calcext:value-type="percentage">
            <text:p>0,01%</text:p>
          </table:table-cell>
          <table:table-cell table:style-name="ce26" table:formula="of:=[.P318]/([.O318]+[.P318])" office:value-type="percentage" office:value="0.999946958278266" calcext:value-type="percentage">
            <text:p>99,99%</text:p>
          </table:table-cell>
          <table:table-cell table:style-name="ce31" table:formula="of:=[.H318]/[.E318]" office:value-type="float" office:value="0.615384615384615" calcext:value-type="float">
            <text:p>0,6154</text:p>
          </table:table-cell>
          <table:table-cell table:style-name="ce33" table:formula="of:=[.L318]/[.P318]" office:value-type="float" office:value="0.53525251408995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40832" calcext:value-type="float">
            <text:p>40832</text:p>
          </table:table-cell>
          <table:table-cell office:value-type="float" office:value="242175" calcext:value-type="float">
            <text:p>242175</text:p>
          </table:table-cell>
          <table:table-cell office:value-type="float" office:value="39" calcext:value-type="float">
            <text:p>39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18" calcext:value-type="float">
            <text:p>411618</text:p>
          </table:table-cell>
          <table:table-cell office:value-type="float" office:value="24" calcext:value-type="float">
            <text:p>24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319]+[.C319]" office:value-type="float" office:value="40871" calcext:value-type="float">
            <text:p>40871</text:p>
          </table:table-cell>
          <table:table-cell table:style-name="ce25" table:formula="of:=[.D319]+[.B319]" office:value-type="float" office:value="242175" calcext:value-type="float">
            <text:p>242175</text:p>
          </table:table-cell>
          <table:table-cell table:style-name="ce26" table:formula="of:=[.K319]/([.K319]+[.L319])" office:value-type="percentage" office:value="0.144397023805318" calcext:value-type="percentage">
            <text:p>14,44%</text:p>
          </table:table-cell>
          <table:table-cell table:style-name="ce26" table:formula="of:=[.L319]/([.K319]+[.L319])" office:value-type="percentage" office:value="0.855602976194682" calcext:value-type="percentage">
            <text:p>85,56%</text:p>
          </table:table-cell>
          <table:table-cell table:style-name="ce25" table:formula="of:=[.H319]+[.B319]" office:value-type="float" office:value="24" calcext:value-type="float">
            <text:p>24</text:p>
          </table:table-cell>
          <table:table-cell table:style-name="ce25" table:formula="of:=[.G319]+[.C319]" office:value-type="float" office:value="452450" calcext:value-type="float">
            <text:p>452450</text:p>
          </table:table-cell>
          <table:table-cell table:style-name="ce26" table:formula="of:=[.O319]/([.O319]+[.P319])" office:value-type="percentage" office:value="0.0000530417217342875" calcext:value-type="percentage">
            <text:p>0,01%</text:p>
          </table:table-cell>
          <table:table-cell table:style-name="ce26" table:formula="of:=[.P319]/([.O319]+[.P319])" office:value-type="percentage" office:value="0.999946958278266" calcext:value-type="percentage">
            <text:p>99,99%</text:p>
          </table:table-cell>
          <table:table-cell table:style-name="ce31" table:formula="of:=[.H319]/[.E319]" office:value-type="float" office:value="0.615384615384615" calcext:value-type="float">
            <text:p>0,6154</text:p>
          </table:table-cell>
          <table:table-cell table:style-name="ce33" table:formula="of:=[.L319]/[.P319]" office:value-type="float" office:value="0.53525251408995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40832" calcext:value-type="float">
            <text:p>40832</text:p>
          </table:table-cell>
          <table:table-cell office:value-type="float" office:value="242175" calcext:value-type="float">
            <text:p>242175</text:p>
          </table:table-cell>
          <table:table-cell office:value-type="float" office:value="39" calcext:value-type="float">
            <text:p>39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18" calcext:value-type="float">
            <text:p>411618</text:p>
          </table:table-cell>
          <table:table-cell office:value-type="float" office:value="24" calcext:value-type="float">
            <text:p>24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320]+[.C320]" office:value-type="float" office:value="40871" calcext:value-type="float">
            <text:p>40871</text:p>
          </table:table-cell>
          <table:table-cell table:style-name="ce25" table:formula="of:=[.D320]+[.B320]" office:value-type="float" office:value="242175" calcext:value-type="float">
            <text:p>242175</text:p>
          </table:table-cell>
          <table:table-cell table:style-name="ce26" table:formula="of:=[.K320]/([.K320]+[.L320])" office:value-type="percentage" office:value="0.144397023805318" calcext:value-type="percentage">
            <text:p>14,44%</text:p>
          </table:table-cell>
          <table:table-cell table:style-name="ce26" table:formula="of:=[.L320]/([.K320]+[.L320])" office:value-type="percentage" office:value="0.855602976194682" calcext:value-type="percentage">
            <text:p>85,56%</text:p>
          </table:table-cell>
          <table:table-cell table:style-name="ce25" table:formula="of:=[.H320]+[.B320]" office:value-type="float" office:value="24" calcext:value-type="float">
            <text:p>24</text:p>
          </table:table-cell>
          <table:table-cell table:style-name="ce25" table:formula="of:=[.G320]+[.C320]" office:value-type="float" office:value="452450" calcext:value-type="float">
            <text:p>452450</text:p>
          </table:table-cell>
          <table:table-cell table:style-name="ce26" table:formula="of:=[.O320]/([.O320]+[.P320])" office:value-type="percentage" office:value="0.0000530417217342875" calcext:value-type="percentage">
            <text:p>0,01%</text:p>
          </table:table-cell>
          <table:table-cell table:style-name="ce26" table:formula="of:=[.P320]/([.O320]+[.P320])" office:value-type="percentage" office:value="0.999946958278266" calcext:value-type="percentage">
            <text:p>99,99%</text:p>
          </table:table-cell>
          <table:table-cell table:style-name="ce31" table:formula="of:=[.H320]/[.E320]" office:value-type="float" office:value="0.615384615384615" calcext:value-type="float">
            <text:p>0,6154</text:p>
          </table:table-cell>
          <table:table-cell table:style-name="ce33" table:formula="of:=[.L320]/[.P320]" office:value-type="float" office:value="0.53525251408995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visibility="filter">
          <table:table-cell office:value-type="string" calcext:value-type="string">
            <text:p>qsort2020-01-191912</text:p>
          </table:table-cell>
          <table:table-cell office:value-type="float" office:value="0" calcext:value-type="float">
            <text:p>0</text:p>
          </table:table-cell>
          <table:table-cell office:value-type="float" office:value="40832" calcext:value-type="float">
            <text:p>40832</text:p>
          </table:table-cell>
          <table:table-cell office:value-type="float" office:value="242175" calcext:value-type="float">
            <text:p>242175</text:p>
          </table:table-cell>
          <table:table-cell office:value-type="float" office:value="39" calcext:value-type="float">
            <text:p>39</text:p>
          </table:table-cell>
          <table:table-cell office:value-type="float" office:value="242214" calcext:value-type="float">
            <text:p>242214</text:p>
          </table:table-cell>
          <table:table-cell office:value-type="float" office:value="411618" calcext:value-type="float">
            <text:p>411618</text:p>
          </table:table-cell>
          <table:table-cell office:value-type="float" office:value="24" calcext:value-type="float">
            <text:p>24</text:p>
          </table:table-cell>
          <table:table-cell office:value-type="float" office:value="411642" calcext:value-type="float">
            <text:p>411642</text:p>
          </table:table-cell>
          <table:table-cell office:value-type="float" office:value="38609" calcext:value-type="float">
            <text:p>38609</text:p>
          </table:table-cell>
          <table:table-cell table:style-name="ce25" table:formula="of:=[.E321]+[.C321]" office:value-type="float" office:value="40871" calcext:value-type="float">
            <text:p>40871</text:p>
          </table:table-cell>
          <table:table-cell table:style-name="ce25" table:formula="of:=[.D321]+[.B321]" office:value-type="float" office:value="242175" calcext:value-type="float">
            <text:p>242175</text:p>
          </table:table-cell>
          <table:table-cell table:style-name="ce26" table:formula="of:=[.K321]/([.K321]+[.L321])" office:value-type="percentage" office:value="0.144397023805318" calcext:value-type="percentage">
            <text:p>14,44%</text:p>
          </table:table-cell>
          <table:table-cell table:style-name="ce26" table:formula="of:=[.L321]/([.K321]+[.L321])" office:value-type="percentage" office:value="0.855602976194682" calcext:value-type="percentage">
            <text:p>85,56%</text:p>
          </table:table-cell>
          <table:table-cell table:style-name="ce25" table:formula="of:=[.H321]+[.B321]" office:value-type="float" office:value="24" calcext:value-type="float">
            <text:p>24</text:p>
          </table:table-cell>
          <table:table-cell table:style-name="ce25" table:formula="of:=[.G321]+[.C321]" office:value-type="float" office:value="452450" calcext:value-type="float">
            <text:p>452450</text:p>
          </table:table-cell>
          <table:table-cell table:style-name="ce26" table:formula="of:=[.O321]/([.O321]+[.P321])" office:value-type="percentage" office:value="0.0000530417217342875" calcext:value-type="percentage">
            <text:p>0,01%</text:p>
          </table:table-cell>
          <table:table-cell table:style-name="ce26" table:formula="of:=[.P321]/([.O321]+[.P321])" office:value-type="percentage" office:value="0.999946958278266" calcext:value-type="percentage">
            <text:p>99,99%</text:p>
          </table:table-cell>
          <table:table-cell table:style-name="ce31" table:formula="of:=[.H321]/[.E321]" office:value-type="float" office:value="0.615384615384615" calcext:value-type="float">
            <text:p>0,6154</text:p>
          </table:table-cell>
          <table:table-cell table:style-name="ce33" table:formula="of:=[.L321]/[.P321]" office:value-type="float" office:value="0.53525251408995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00000</text:p>
          </table:table-cell>
          <table:table-cell office:value-type="string" calcext:value-type="string">
            <text:p>2.500000</text:p>
          </table:table-cell>
        </table:table-row>
        <table:table-row table:style-name="ro1" table:number-rows-repeated="1048254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  <table:database-ranges>
        <table:database-range table:name="__Anonymous_Sheet_DB__0" table:target-range-address="Sheet1.A1:Sheet1.Z321" table:display-filter-buttons="true">
          <table:filter>
            <table:filter-and>
              <table:filter-condition table:field-number="25" table:value="2.500000" table:operator="="/>
              <table:filter-condition table:field-number="24" table:value="5.000000" table:operator="="/>
            </table:filter-and>
          </table:filter>
          <table:sort>
            <table:sort-by table:field-number="1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15:11:44.546387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9T22:08:55.975712896</meta:creation-date>
    <dc:date>2020-01-22T15:13:02.495887383</dc:date>
    <meta:editing-duration>PT26M24S</meta:editing-duration>
    <meta:editing-cycles>5</meta:editing-cycles>
    <meta:generator>LibreOffice/6.3.4.2$Linux_X86_64 LibreOffice_project/30$Build-2</meta:generator>
    <meta:document-statistic meta:table-count="1" meta:cell-count="8346" meta:object-count="0"/>
  </office:meta>
</office:document-meta>
</file>